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U Bakhmut Directio Rusian Army Shelled Kramatorsk, Vasukivka, Orikhovo-Vasylivka, Novomark ...</text:span>
</text:h>
      <text:p text:style-name="P4">
Authors: liveuamap (Language: en)</text:p>
      <text:p text:style-name="P4">
Time: 2023-06-02T-35:29:00</text:p>
      <text:p text:style-name="P4">
Location: Bakhmut (Latitude:48.59807 Longtitude:37.9454)</text:p>
      <text:p text:style-name="P4">
Videos: []</text:p>
      <text:p text:style-name="P4">
Images: []</text:p>
      <text:p text:style-name="P4">
Tags: ["Russia"]</text:p>
      <text:p text:style-name="P4">
Id: 22567172</text:p>
      <!--METADATA-->
      <text:p text:style-name="P4">
AT BAKHMUT DIRECTION RUSSIAN ARMY SHELLED KRAMATORSK, VASUKIVKA, Orikhovo-Vasylivka, Novomarkove, Hryhorivka, Chasiv Yar, Ivaniv, Predeche, Predeteche and New York of Donetsk Region. Russian AviationConducrated Aircrakes at Khromove, Bila Hora, Oleksandro -Shultyne of Donetskregion, - General Staff of Armed Forces of Ukraine Says in the Morning Report</text:p>
      <text:p text:style-name="P4">
News Collection Link:(https://liveuamap.com/en/2023/2-june-at-bakhmut-direction-russian-army-shelled-kramatorsk)</text:p>
      <text:p text:style-name="P4">
News Source: <text:a xlink:type="simple" xlink:href="https://t.me/lumsrc/4968" text:style-name="Internet_20_link" text:visited-style-name="Visited_20_Internet_20_Link">
https://t.me/lumsrc/4968</text:a>
</text:p>
      <!--NEWS-->
      <text:h text:style-name="P10" text:outline-level="1">
<text:span text:style-name="T4">
JSC Avdiivka Directio Rusian Army Shelled Avdiivka, Vodyane, Pervomaisko, Karlovka of Don ...</text:span>
</text:h>
      <text:p text:style-name="P4">
Authors: liveuamap (Language: en)</text:p>
      <text:p text:style-name="P4">
Time: 2023-06-02T-37:29:00</text:p>
      <text:p text:style-name="P4">
Location: Donetsk Oblast (Latitude:48.10823 Longtitude:37.49617)</text:p>
      <text:p text:style-name="P4">
Videos: []</text:p>
      <text:p text:style-name="P4">
Images: []</text:p>
      <text:p text:style-name="P4">
Tags: ["Russia"]</text:p>
      <text:p text:style-name="P4">
Id: 22567171</text:p>
      <!--METADATA-->
      <text:p text:style-name="P4">
At Avdiyivka direction Russian army shelled Avdiyivka, Vodyane, Pervomayske,Karlivka of Donetsk region. Russian aviation conducted airstrikes at Avdiyivkaand Vodyane of Donetsk region, - General Staff of Armed Forces of Ukraine saysin the morning report</text:p>
      <text:p text:style-name="P4">
News Collection Link: <text:a xlink:type="simple" xlink:href="https://liveuamap.com/en/2023/2-june-at-avdiyivka-direction-russian-army-shelled-avdiyivka" text:style-name="Internet_20_link" text:visited-style-name="Visited_20_Internet_20_Link">
https://liveuamap.com/en/2023/2-june-at-avdiyivka-direction-russian-army-shelled-avdiyivka</text:a>
</text:p>
      <text:p text:style-name="P4">
News Source: <text:a xlink:type="simple" xlink:href="https://t.me/lumsrc/4969" text:style-name="Internet_20_link" text:visited-style-name="Visited_20_Internet_20_Link">
https://t.me/lumsrc/4969</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2T-40:30:00</text:p>
      <text:p text:style-name="P4">
Location: Velyka Novosilka (Latitude:47.83574 Longtitude:36.83424)</text:p>
      <text:p text:style-name="P4">
Videos: []</text:p>
      <text:p text:style-name="P4">
Images: []</text:p>
      <text:p text:style-name="P4">
Tags: ["Russia"]</text:p>
      <text:p text:style-name="P4">
Id: 22567169</text:p>
      <!--METADATA-->
      <text:p text:style-name="P4">
At Shakhtarske direction Russian army shelled Vuhledar, Prechystivka andNovoukrayinka. Russian aviation conducted airstrikes at Vuhledar, Prechystivkaand Velyka Novosilka of Donetsk region, - General Staff of Armed Forces ofUkraine says in the morning report</text:p>
      <text:p text:style-name="P4">
News Collection Link: <text:a xlink:type="simple" xlink:href="https://liveuamap.com/en/2023/2-june-at-shakhtarske-direction-russian-army-shelled-vuhledar" text:style-name="Internet_20_link" text:visited-style-name="Visited_20_Internet_20_Link">
https://liveuamap.com/en/2023/2-june-at-shakhtarske-direction-russian-army-shelled-vuhledar</text:a>
</text:p>
      <text:p text:style-name="P4">
News Source: <text:a xlink:type="simple" xlink:href="https://t.me/lumsrc/4971" text:style-name="Internet_20_link" text:visited-style-name="Visited_20_Internet_20_Link">
https://t.me/lumsrc/4971</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2T-42:30:00</text:p>
      <text:p text:style-name="P4">
Location: Marinka, Donetsk Oblast (Latitude:47.94107 Longtitude:37.50037)</text:p>
      <text:p text:style-name="P4">
Videos: []</text:p>
      <text:p text:style-name="P4">
Images: []</text:p>
      <text:p text:style-name="P4">
Tags: ["Russia"]</text:p>
      <text:p text:style-name="P4">
Id: 22567167</text:p>
      <!--METADATA-->
      <text:p text:style-name="P4">
Russian forces conducting offensive actions in Donetsk and Luhansk regions.Ukrainian military had 25 combat engagements with Russian forces west toMasutivka of Kharkiv region and near Kuzemivka of Luhansk region, Bilohorivkaof Luhansk region and Spirne of Donetsk region, Maryinka, - General Staff ofArmed Forces of Ukraine says in the morning report</text:p>
      <text:p text:style-name="P4">
News Collection Link: <text:a xlink:type="simple" xlink:href="https://liveuamap.com/en/2023/2-june-russian-forces-conducting-offensive-actions-in-donetsk" text:style-name="Internet_20_link" text:visited-style-name="Visited_20_Internet_20_Link">
https://liveuamap.com/en/2023/2-june-russian-forces-conducting-offensive-actions-in-donetsk</text:a>
</text:p>
      <text:p text:style-name="P4">
News Source: <text:a xlink:type="simple" xlink:href="https://t.me/lumsrc/4973" text:style-name="Internet_20_link" text:visited-style-name="Visited_20_Internet_20_Link">
https://t.me/lumsrc/4973</text:a>
</text:p>
      <!--NEWS-->
      <text:h text:style-name="P10" text:outline-level="1">
<text:span text:style-name="T4">
US Secretary of State: We worked to help Finland develop its military industry</text:span>
</text:h>
      <text:p text:style-name="P4">
Authors: liveuamap (Language: en)</text:p>
      <text:p text:style-name="P4">
Time: 2023-06-02T05:13:58</text:p>
      <text:p text:style-name="P4">
Location: Oslo, Oslo (Latitude:59.91089 Longtitude:10.74188)</text:p>
      <text:p text:style-name="P4">
Videos: []</text:p>
      <text:p text:style-name="P4">
Images: []</text:p>
      <text:p text:style-name="P4">
Tags: ["Europe"]</text:p>
      <text:p text:style-name="P4">
Id: 22567179</text:p>
      <!--METADATA-->
      <text:p text:style-name="P4">
US Secretary of State: We worked to help Finland develop its military industry</text:p>
      <text:p text:style-name="P4">
News Collection Link: <text:a xlink:type="simple" xlink:href="https://liveuamap.com/en/2023/2-june-us-secretary-of-state-we-worked-to-help-finland-develop" text:style-name="Internet_20_link" text:visited-style-name="Visited_20_Internet_20_Link">
https://liveuamap.com/en/2023/2-june-us-secretary-of-state-we-worked-to-help-finland-develop</text:a>
</text:p>
      <text:p text:style-name="P4">
News Source: <text:a xlink:type="simple" xlink:href="https://twitter.com/AlainBRK/status/1664560493904777216" text:style-name="Internet_20_link" text:visited-style-name="Visited_20_Internet_20_Link">
https://twitter.com/AlainBRK/status/1664560493904777216</text:a>
</text:p>
      <!--NEWS-->
      <text:h text:style-name="P10" text:outline-level="1">
<text:span text:style-name="T4">
Super Cup FPV: Defense Forces Selected 3 The most powerful Ukrainian UAVs</text:span>
</text:h>
      <text:p text:style-name="P4">
Author: ['АРМІЯINFORM']</text:p>
      <text:p text:style-name="P4">
Time: 2023-06-02T60:00:00-04:00</text:p>
      <text:p text:style-name="P4">
Description: In Ukrainian, the FPV Super Cup of the Army Droniv, the 14th Vobinivians took fate ... The war with Ukraine 2022, the war with Ukraine is th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80e93ee0-cfb0-4117-8765-eeba51aeb8f6.jpg" text:style-name="Internet_20_link" text:visited-style-name="Visited_20_Internet_20_Link">
80e93ee0-cfb0-4117-8765-eeba51aeb8f6.jpg</text:a>
', '<text:a xlink:type="simple" xlink:href="https://armyinform.com.ua/wp-content/uploads/2023/06/821be3d8-52a3-4f0e-9adf-840ab7375bd7-150x150.jpg" text:style-name="Internet_20_link" text:visited-style-name="Visited_20_Internet_20_Link">
821be3d8-52a3-4f0e-9adf-840ab7375bd7-150x150.jpg</text:a>
', '<text:a xlink:type="simple" xlink:href="https://armyinform.com.ua/wp-content/uploads/2023/06/a9153b8d-bccf-4fa5-b422-8aa81fe6b20c-150x150.jpg" text:style-name="Internet_20_link" text:visited-style-name="Visited_20_Internet_20_Link">
a9153b8d-bccf-4fa5-b422-8aa81fe6b20c-150x150.jpg</text:a>
', '<text:a xlink:type="simple" xlink:href="https://armyinform.com.ua/wp-content/uploads/2023/06/bced7663-c6f8-4a7b-bbab-fac37eeb3976-150x150.jpg" text:style-name="Internet_20_link" text:visited-style-name="Visited_20_Internet_20_Link">
bced7663-c6f8-4a7b-bbab-fac37eeb3976-150x150.jpg</text:a>
', '<text:a xlink:type="simple" xlink:href="https://armyinform.com.ua/wp-content/uploads/2023/06/c56f7f7b-2a74-472e-8914-39b126efca38-150x150.jpg" text:style-name="Internet_20_link" text:visited-style-name="Visited_20_Internet_20_Link">
c56f7f7b-2a74-472e-8914-39b126efca38-150x150.jpg</text:a>
']</text:p>
      <text:p text:style-name="P4">
Tags: ['FPV-ДРОНИ', 'АРМІЯ ДРОНІВ', 'БПЛА', 'МИХАЙЛО ФЕДОРОВ', 'СУПЕРКУБОК FPV']</text:p>
      <text:p text:style-name="P4">
Category: News</text:p>
      <!--METADATA-->
      <text:p text:style-name="P4">
<draw:frame draw:style-name="fr1" draw:name="Image2" text:anchor-type="as-char" svg:width="6.9236in" svg:height="4.61393in" draw:z-index="0">
<draw:image xlink:href="../Images/AРМІЯINFORM/2023-06-02T60-00-00-04-00/80e93ee0-cfb0-4117-8765-eeba51aeb8f6.jpg" xlink:type="simple" xlink:show="embed" xlink:actuate="onLoad" draw:mime-type="image/jpeg"/>
</draw:frame>
The FPV Super Bowl was held in Ukraine from the drone army, which was attended by 14 UAV producers. 18 FPV-punks showed their capabilities to representatives of Ukraine's siloborov. Fighting pilots and school instructors have selected 3 most powerful Ukrainian production.</text:p>
      <text:p text:style-name="P4">
About it <text:a xlink:type="simple" xlink:href="https://t.me/zedigital/3206" text:style-name="Internet_20_link" text:visited-style-name="Visited_20_Internet_20_Link">
reports</text:a>
Viceremier-Minister of Zinnovations, Development of Education, Science and Technology-Minister of Digital Transformation Mikhail Fedorov in a telegram-channel.</text:p>
      <text:p text:style-name="P4">
Selected UAVs best coped with the tasks - from the speed of expanding the destruction of goals and work in the conditions of HR. This will help the developers to contract the birds to the army.</text:p>
      <text:p text:style-name="P4">
<text:a xlink:type="simple" xlink:href="https://armyinform.com.ua/wp-content/uploads/2023/06/821be3d8-52a3-4f0e-9adf-840ab7375bd7.jpg" text:style-name="Internet_20_link" text:visited-style-name="Visited_20_Internet_20_Link">
!(Images/AРМІЯINFORM/2023-06-02T60-00-00-04-00/821be3d8-52a3-4f0e-9adf-840ab7375bd7-150x150.jpg)</text:a>
</text:p>
      <text:p text:style-name="P4">
<text:a xlink:type="simple" xlink:href="https://armyinform.com.ua/wp-content/uploads/2023/06/a9153b8d-bccf-4fa5-b422-8aa81fe6b20c.jpg" text:style-name="Internet_20_link" text:visited-style-name="Visited_20_Internet_20_Link">
<draw:frame draw:style-name="fr1" draw:name="Image3" text:anchor-type="as-char" svg:width="6.9236in" svg:height="6.9236in" draw:z-index="0">
<draw:image xlink:href="../Images/AРМІЯINFORM/2023-06-02T60-00-00-04-00/a9153b8d-bccf-4fa5-b422-8aa81fe6b20c-150x150.jpg" xlink:type="simple" xlink:show="embed" xlink:actuate="onLoad" draw:mime-type="image/jpeg"/>
</draw:frame>
</text:a>
</text:p>
      <text:p text:style-name="P4">
<text:a xlink:type="simple" xlink:href="https://armyinform.com.ua/wp-content/uploads/2023/06/bced7663-c6f8-4a7b-bbab-fac37eeb3976.jpg" text:style-name="Internet_20_link" text:visited-style-name="Visited_20_Internet_20_Link">
<draw:frame draw:style-name="fr1" draw:name="Image4" text:anchor-type="as-char" svg:width="6.9236in" svg:height="6.9236in" draw:z-index="0">
<draw:image xlink:href="../Images/AРМІЯINFORM/2023-06-02T60-00-00-04-00/bced7663-c6f8-4a7b-bbab-fac37eeb3976-150x150.jpg" xlink:type="simple" xlink:show="embed" xlink:actuate="onLoad" draw:mime-type="image/jpeg"/>
</draw:frame>
</text:a>
</text:p>
      <text:p text:style-name="P4">
<text:a xlink:type="simple" xlink:href="https://armyinform.com.ua/wp-content/uploads/2023/06/c56f7f7b-2a74-472e-8914-39b126efca38.jpg" text:style-name="Internet_20_link" text:visited-style-name="Visited_20_Internet_20_Link">
<draw:frame draw:style-name="fr1" draw:name="Image5" text:anchor-type="as-char" svg:width="6.9236in" svg:height="6.9236in" draw:z-index="0">
<draw:image xlink:href="../Images/AРМІЯINFORM/2023-06-02T60-00-00-04-00/c56f7f7b-2a74-472e-8914-39b126efca38-150x150.jpg" xlink:type="simple" xlink:show="embed" xlink:actuate="onLoad" draw:mime-type="image/jpeg"/>
</draw:frame>
</text:a>
It is <text:span text:style-name="T4">
 FPV drones </text:span>
 is a competitive advantage over the enemy. Fast and maneuver, capable of hitting sniper accuracy. There are already many cases when Vasdron destroys Russian equipment for a few hundred dollars.</text:p>
      <text:p text:style-name="P4">
Read also:</text:p>
      <text:p text:style-name="P4">
<text:a xlink:type="simple" xlink:href="https://armyinform.com.ua/2023/05/31/na-shho-zdatni-500-ukrayinskyh-fpv-droniv-pegas/" text:style-name="Internet_20_link" text:visited-style-name="Visited_20_Internet_20_Link">
What is capable of 500 Ukrainian FPV-Drones of Pegasus</text:a>
“From the very start of the drone army, we work with UAV developers 24/7. We do our best for Ukrainian drones to contract as soon as possible, receive admission of pre -examination and strengthen our warriors now, ”the organizers said.</text:p>
      <text:p text:style-name="P4">
News Source: <text:a xlink:type="simple" xlink:href="https://armyinform.com.ua/2023/06/02/superkubok-fpv-predstavnyky-syl-oborony-vybraly-3-najpotuzhnishi-ukrayinski-bpla/" text:style-name="Internet_20_link" text:visited-style-name="Visited_20_Internet_20_Link">
https://armyinform.com.ua/2023/06/02/superkubok-fpv-predstavnyky-syl-oborony-vybraly-3-najpotuzhnishi-ukrayinski-bpla/</text:a>
</text:p>
      <!--NEWS-->
      <text:h text:style-name="P10" text:outline-level="1">
<text:span text:style-name="T4">
More than 2 million citizens of the world have signed a petition on the creation</text:span>
</text:h>
      <text:p text:style-name="P4">
Author: ['Володимир Поліщук']</text:p>
      <text:p text:style-name="P4">
Time: 2023-06-02T81:00:00-04:00</text:p>
      <text:p text:style-name="P4">
Description: The Hagitian Court of the Haazi Criminal Court of the Haazi is a warrant on the Arest of Volodymyr Puti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8.jpg" text:style-name="Internet_20_link" text:visited-style-name="Visited_20_Internet_20_Link">
golovna-8.jpg</text:a>
', '<text:a xlink:type="simple" xlink:href="https://armyinform.com.ua/wp-content/uploads/2023/06/photo_5461020848254209757_w.jpg" text:style-name="Internet_20_link" text:visited-style-name="Visited_20_Internet_20_Link">
photo_5461020848254209757_w.jpg</text:a>
']</text:p>
      <text:p text:style-name="P4">
Tags: ['ДОПОМОГА ПАРТНЕРІВ', 'ДУТА ВЕЛИЧ РОСАРМІЇ', 'ТРИБУНАЛ НАД РФ']</text:p>
      <text:p text:style-name="P4">
Category: News</text:p>
      <!--METADATA-->
      <text:p text:style-name="P4">
<draw:frame draw:style-name="fr1" draw:name="Image6" text:anchor-type="as-char" svg:width="6.9236in" svg:height="3.894525in" draw:z-index="0">
<draw:image xlink:href="../Images/AРМІЯINFORM/2023-06-02T81-00-00-04-00/golovna-8.jpg" xlink:type="simple" xlink:show="embed" xlink:actuate="onLoad" draw:mime-type="image/jpeg"/>
</draw:frame>
The International Criminal Court in the Hague issued a warrant for the arrest of Vladimir Putin Taunist for the Rights of the Child under the President of the Russian Federation Maria Lviv-Bielova, which is interpreted for the forced deportation of Ukrainian children to Russia.</text:p>
      <text:p text:style-name="P4">
About the algorithm for creating a special tribunal over Putin, Lukashenko Takhnikhsnikhnika for solving the invading war Armyinform at one time <text:a xlink:type="simple" xlink:href="https://armyinform.com.ua/2023/01/27/speczialnyj-trybunal-nad-putinym-i-lukashenkom-algorytm-stvorennya-mozhlyve-pokarannya/#:~:text=%D0%94%D0%BE%D0%BF%D0%BE%D0%BC%D1%96%D0%B6%D0%BD%D0%B8%D0%B9%20%D0%BE%D1%80%D0%B3%D0%B0%D0%BD%20%D0%9E%D1%80%D0%B3%D0%B0%D0%BD%D1%96%D0%B7%D0%B0%D1%86%D1%96%D1%97%20%D0%9E%D0%B1'%D1%94%D0%B4%D0%BD%D0%B0%D0%BD%D0%B8%D1%85,%D0%BF%D0%BE%2031%20%D0%B3" text:style-name="Internet_20_link" text:visited-style-name="Visited_20_Internet_20_Link">
wrote</text:a>
.</text:p>
      <text:p text:style-name="P4">
Цікаво, що не лише політики багатьох країн, юристи від міжнародного права, а йзвичайні громадяни вимагають покарати винних за злочини агресії проти України.</text:p>
      <text:p text:style-name="P4">
На сайті міжнародної громадської організації AVAAZ, що просуває дії активістівз таких питань, як права людини, кліматичні зміни і релігійні конфлікти,триває збір підписів з вимогою створити Спеціальний трибунал для покараннязлочинів агресії й притягнення путіна та його поплічників до особистоївідповідальності.</text:p>
      <text:p text:style-name="P4">
«Поки матері та діти тікають від бомб і куль, путін прямо на наших очахздійснює „найвищий міжнародний злочин“ — військову агресію. Існує потужнийспосіб притягнути його до відповідальності: новий трибунал у стилі Нюрнберга,щоб переслідувати його особисто за цей жахливий вчинок», — йдеться у петиції.</text:p>
      <text:p text:style-name="P4">
«Як громадяни з усього світу ми настійно закликаємо вас притягнути путіна тайого спільників до особистої відповідальності за незаконне вторгнення вУкраїну шляхом створення нового Спеціального трибуналу для покарання злочинуагресії. Ми також закликаємо вас повністю підтримати окреме розслідуванняМіжнародного кримінального суду ймовірних воєнних злочинів і злочинів протилюдства в Україні. Без такої відповідальності ніколи не буде миру — мирозраховуємо на вас», — пишуть автори звернення.</text:p>
      <text:p text:style-name="P4">
Від 14 березня 2022 року, коли було розміщено петицію, її підписали 2 110 366людей з усього світу. Число тих, хто бажає бачити злочинців на лаві підсудних,щодня зростає.</text:p>
      <text:p text:style-name="P4">
Долучитися до цієї<text:a xlink:type="simple" xlink:href="https://secure.avaaz.org/campaign/en/prosecute_putin_loc/" text:style-name="Internet_20_link" text:visited-style-name="Visited_20_Internet_20_Link">
петиції</text:a>
All willing readers of our information agency can also.</text:p>
      <text:p text:style-name="P4">
<draw:frame draw:style-name="fr1" draw:name="Image7" text:anchor-type="as-char" svg:width="6.9236in" svg:height="3.756053in" draw:z-index="0">
<draw:image xlink:href="../Images/AРМІЯINFORM/2023-06-02T81-00-00-04-00/photo_5461020848254209757_w.jpg" xlink:type="simple" xlink:show="embed" xlink:actuate="onLoad" draw:mime-type="image/jpeg"/>
</draw:frame>
  **</text:p>
      <text:p text:style-name="P4">
<text:span text:style-name="T4">
 Nuremberg Tribunal </text:span>
</text:p>
      <text:p text:style-name="P4">
On November 1, 1943, the secret protocol of the Moscow Conference of Foreign Affairs of the USSR, the United States and the United Kingdom was signed, the 18th paragraph of which was the Declaration of Liability of the Nazis for the atrocities.</text:p>
      <text:p text:style-name="P4">
The international trial over the former leaders of Hitler's Germany gave away from November 20, 1945 to October 1, 1946 in the International Military Tribunal in Nuremberg(Germany). Усього було проведено 403 судовихслухання.</text:p>
      <text:p text:style-name="P4">
Міжнародний військовий трибунал засудив до смертної кари через повішення:Германа Герінга, Йоахіма фон Ріббентропа, Вільгельма Кейтеля, ЕрнстаКальтенбруннера, Альфреда Розенберга, Ганса Франка, Вільгельма Фріка, ЮліусШтрайхер, Фріца Заукель, Артура Зейсс-Інкварт, Мартіна Бормана (in absentia)Yalfred iodine. Before life imprisonment: Rudolf Hess, Walter Funke Ierich Reder.</text:p>
      <text:p text:style-name="P4">
<text:span text:style-name="T4">
 Tokyo Tribunal </text:span>
</text:p>
      <text:p text:style-name="P4">
The International Military Tribunal for the Far East was formed on January 19, 1946 in Tokyo(Japan)As a result of negotiations between allied governments.</text:p>
      <text:p text:style-name="P4">
The trial of Japanese military criminals took place in Tokyo since May 3, 1946 on November 12, 1948. The indictment in the case of 28 major Japanese -war criminals was drawn up on behalf of the United States, China, the United Kingdom, the USSR, the USSR, Australia, Canada, France, New Zealand, Nierdland, Nierdland. and Philippine.</text:p>
      <text:p text:style-name="P4">
<text:span text:style-name="T4">
 International Tribunal on Rwanda </text:span>
</text:p>
      <text:p text:style-name="P4">
Auxiliary body of the United Nations, founded for the judicial mining of the persons responsible for the genocide committed in the Rwanda, or crimes committed by Rwanda citizens, but in the territory of neighboring countries, resilient countries from January 1, 1994 to December 31, 1994.</text:p>
      <text:p text:style-name="P4">
Since its opening in 1995, the Tribunal made indictments against 93 persons, whom he considered responsible for serious violations of international humanitarian law. The accused included high -ranking military officials, politicians, businessmen, as well as members of religious groups, police and media leaders.</text:p>
      <text:p text:style-name="P4">
<text:span text:style-name="T4">
 International Tribunal for Military Crimes in Former Yugoslavia </text:span>
</text:p>
      <text:p text:style-name="P4">
On February 12, 2002, the former President of Yugoslavia and Serbia Slobodan Miloshevich Poststa before the Hague International Tribunal for Military Crimes in former Jugoslavia on accusations of crimes against humanity, genocides and military races performed during the Bosnian and Kosovo wars. The court lasted for the years and did not end with the sentence due to the unexpected death of myocardial infarction. **</text:p>
      <text:p text:style-name="P4">
**</text:p>
      <text:p text:style-name="P4">
News Source: <text:a xlink:type="simple" xlink:href="https://armyinform.com.ua/2023/06/02/ponad-2-mln-gromadyan-krayin-svitu-pidpysaly-petycziyu-pro-stvorennya-specztrybunalu-nad-putinym/" text:style-name="Internet_20_link" text:visited-style-name="Visited_20_Internet_20_Link">
https://armyinform.com.ua/2023/06/02/ponad-2-mln-gromadyan-krayin-svitu-pidpysaly-petycziyu-pro-stvorennya-specztrybunalu-nad-putinym/</text:a>
</text:p>
      <!--NEWS-->
      <text:h text:style-name="P10" text:outline-level="1">
<text:span text:style-name="T4">
Ruslan Stefanchuk thanked Lithuanian President for the support of Ukraine's Euro -Atlantic future</text:span>
</text:h>
      <text:p text:style-name="P4">
Author: ['АРМІЯINFORM']</text:p>
      <text:p text:style-name="P4">
Time: 2023-06-02T94:00:00-04:00</text:p>
      <text:p text:style-name="P4">
Description: The head of the Supreme for the sake of Ukrainian Ruslan Stefanchuk PID Hour Zustychi Iz President Lithuania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1124618_644824190996524_7388104692482518494_n.jpg" text:style-name="Internet_20_link" text:visited-style-name="Visited_20_Internet_20_Link">
351124618_644824190996524_7388104692482518494_n.jpg</text:a>
']</text:p>
      <text:p text:style-name="P4">
Tags: ['ГІТАНАС НАУСЄДА', 'ЛИТВА', 'РУСЛАН СТЕФАНЧУК']</text:p>
      <text:p text:style-name="P4">
Category: News</text:p>
      <!--METADATA-->
      <text:p text:style-name="P4">
<draw:frame draw:style-name="fr1" draw:name="Image8" text:anchor-type="as-char" svg:width="6.9236in" svg:height="4.823441in" draw:z-index="0">
<draw:image xlink:href="../Images/AРМІЯINFORM/2023-06-02T94-00-00-04-00/351124618_644824190996524_7388104692482518494_n.jpg" xlink:type="simple" xlink:show="embed" xlink:actuate="onLoad" draw:mime-type="image/jpeg"/>
</draw:frame>
The Chairman of the Verkhovna Rada of Ukraine Ruslan Stefanchuk, during a meeting with the Presidential Republic of Gitanas Nauseda, thanked for the support of Ukraine.</text:p>
      <text:p text:style-name="P4">
He [wrote] about it(https://www.facebook.com/stefanchuk.official/posts/pfbid02XDKxqZ6R4EYaBTNT8CdpsyhWrQrPn9qqATQtHPPNQZxnvQM3tEv9a66fzWobx77gl)In his Facebook.</text:p>
      <text:p text:style-name="P4">
“He thanked Lithuania and the whole Lithuanian people for the invaluable and comprehensive support that Ukraine feels. Some words of gratitude for the support of the Lithuanian European and Euro -Atlantic future of Ukraine, ”the statements read.</text:p>
      <text:p text:style-name="P4">
During the conversation, the parties also paid attention to the issue of bringing the Russian Federation of reference.</text:p>
      <text:p text:style-name="P4">
Ruslan Stefanchuk also thanked Gitanas Nausedi for the support of the special formation of a special tribunal on the crime of Russia's aggression against Ukraine.</text:p>
      <text:p text:style-name="P4">
“Also attention is to realize the formula of the President of Ukraine Peace Volodymyrazellensky. Lithuania supports such a plan of Ukraine, in particular, in the direction of "restoration of justice", - he wrote.</text:p>
      <text:p text:style-name="P4">
The VRU Chairman noted that the inseparable components of just peace are:</text:p>
      <ul>
        <li>
prosecution of the Russian Federation; * return of all Ukrainian children illegally exported to the Russian Federation home, to Ukraine; * return of all captives to Ukraine; * Compensation for Russia by all the damage caused to Ukraine.</li>
      </ul>
      <text:p text:style-name="P4">
News Source: <text:a xlink:type="simple" xlink:href="https://armyinform.com.ua/2023/06/02/ruslan-stefanchuk-podyakuvav-prezydentu-lytvy-za-pidtrymku-yevroatlantychnogo-majbutnogo-ukrayiny/" text:style-name="Internet_20_link" text:visited-style-name="Visited_20_Internet_20_Link">
https://armyinform.com.ua/2023/06/02/ruslan-stefanchuk-podyakuvav-prezydentu-lytvy-za-pidtrymku-yevroatlantychnogo-majbutnogo-ukrayiny/</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3T-10:18:00</text:p>
      <text:p text:style-name="P4">
Location: Zaporizhzhia (Latitude:47.77839 Longtitude:37.07482)</text:p>
      <text:p text:style-name="P4">
Videos: []</text:p>
      <text:p text:style-name="P4">
Images: []</text:p>
      <text:p text:style-name="P4">
Tags: ["Russia"]</text:p>
      <text:p text:style-name="P4">
Id: 22567344</text:p>
      <!--METADATA-->
      <text:p text:style-name="P4">
At Shakhtarske direction Russian army shelled Vuhledar, Prechystivka andNovoukrayinka. Russian aviation conducted airstrike at Prechystivka, - GeneralStaff of Armed Forces of Ukraine says in the morning report</text:p>
      <text:p text:style-name="P4">
News Collection Link: <text:a xlink:type="simple" xlink:href="https://liveuamap.com/en/2023/3-june-at-shakhtarske-direction-russian-army-shelled-vuhledar" text:style-name="Internet_20_link" text:visited-style-name="Visited_20_Internet_20_Link">
https://liveuamap.com/en/2023/3-june-at-shakhtarske-direction-russian-army-shelled-vuhledar</text:a>
</text:p>
      <text:p text:style-name="P4">
News Source: <text:a xlink:type="simple" xlink:href="https://t.me/lumsrc/4980" text:style-name="Internet_20_link" text:visited-style-name="Visited_20_Internet_20_Link">
https://t.me/lumsrc/4980</text:a>
</text:p>
      <!--NEWS-->
      <text:h text:style-name="P10" text:outline-level="1">
<text:span text:style-name="T4">
At Zaporizhzhia and Kherson directions Russian army shelled Vremivka of Donetsk region; Malyn...</text:span>
</text:h>
      <text:p text:style-name="P4">
Authors: liveuamap (Language: en)</text:p>
      <text:p text:style-name="P4">
Time: 2023-06-03T-12:18:00</text:p>
      <text:p text:style-name="P4">
Location: Kozatske (Latitude:46.78337 Longtitude:33.30437)</text:p>
      <text:p text:style-name="P4">
Videos: []</text:p>
      <text:p text:style-name="P4">
Images: []</text:p>
      <text:p text:style-name="P4">
Tags: ["Russia"]</text:p>
      <text:p text:style-name="P4">
Id: 22567343</text:p>
      <!--METADATA-->
      <text:p text:style-name="P4">
At zaporizhzhzhia and kherson directions Russian Army Shelled Vremivka ofdonetsk Region; Malynivka, Huliapole, Zaliznychne, Huliaipilske, Bilohirya, Mala tokmachka, Orikhiv, Komyshuvakha and Novoandriyivka of Zaporizhzhzhzhzhzhzhzhzhzhzhzhzhzhzhzhzhzhzhzhzhzhzhzhzhzhzhzhzhzhzhzhzhzhzh. Beryslav, Antonivka of Kherson Region, Kherson City, Also Ochakiv ofMykolaiv Region. Russia Airstrikes at Olhivske andnovodanylivka of Zaporizhia Region, ALSO VESELE, KOZATSKE and ODRADOKAMYANKAOF Khers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 RegionaFed in themorning report</text:p>
      <text:p text:style-name="P4">
News Collection Link:(https://liveuamap.com/en/2023/3-june-at-zaporizhzhia-and-kherson-directions-russian-army)</text:p>
      <text:p text:style-name="P4">
News Source: <text:a xlink:type="simple" xlink:href="https://t.me/lumsrc/4981" text:style-name="Internet_20_link" text:visited-style-name="Visited_20_Internet_20_Link">
https://t.me/lumsrc/4981</text:a>
</text:p>
      <!--NEWS-->
      <text:h text:style-name="P10" text:outline-level="1">
<text:span text:style-name="T4">
The SBU exposed the seven Russian Internet agents</text:span>
</text:h>
      <text:p text:style-name="P4">
Authors: Ukrinform (Person)</text:p>
      <text:p text:style-name="P4">
Publisher: Укринформ (Organization)</text:p>
      <text:p text:style-name="P4">
Published Time: 2023-06-03T-137:36:00+03:00</text:p>
      <text:p text:style-name="P4">
Modified Time: 2023-06-03T12:36:00+03:00</text:p>
      <text:p text:style-name="P4">
Description: The Security Service of Ukraine has neutralized the information and subversive activities of seven enemy agitators who spread pro-Kremlovsky content on social networks. - Ukrinform.</text:p>
      <text:p text:style-name="P4">
Images: ['<text:a xlink:type="simple" xlink:href="https://static.ukrinform.com/photos/2023_06/thumb_files/630_360_1685784845-739.jpg" text:style-name="Internet_20_link" text:visited-style-name="Visited_20_Internet_20_Link">
630_360_16857...</text:a>
']</text:p>
      <text:p text:style-name="P4">
Tags: ['СБУ', 'Соцмережі', 'Війна з Росією', 'агентура рф']</text:p>
      <text:p text:style-name="P4">
Type: Article</text:p>
      <!--METADATA-->
      <text:p text:style-name="P4">
<draw:frame draw:style-name="fr1" draw:name="Image9" text:anchor-type="as-char" svg:width="6.9236in" svg:height="3.956343in" draw:z-index="0">
<draw:image xlink:href="../Images/yкринформ/2023-06-03T-137-36-00-03-00/630_360_1685784845-739.jpg" xlink:type="simple" xlink:show="embed" xlink:actuate="onLoad" draw:mime-type="image/jpeg"/>
</draw:frame>
The service of Ukraine neutralized the information and subversive activities of seven-toothed agitators, who spread pro-Kremlovsky content on social networks.</text:p>
      <text:p text:style-name="P4">
According to Ukrinform, the SBU reports in <text:a xlink:type="simple" xlink:href="https://t.me/SBUkr/8544" text:style-name="Internet_20_link" text:visited-style-name="Visited_20_Internet_20_Link">
telegram</text:a>
.</text:p>
      <text:p text:style-name="P4">
"They took the main part of the destructive materials from Russian Internet resources and used them to loosen the socio-political environments of different regions of Ukraine," the message reads.</text:p>
      <text:p text:style-name="P4">
Thus, a resident of Kiev on her own page in the forbidden social network "Classmates" regularly justified the armed <text:a xlink:type="simple" xlink:href="https://www.ukrinform.ua/tag-russian-aggression" text:style-name="Internet_20_link" text:visited-style-name="Visited_20_Internet_20_Link">
aggression of the Russian Federation</text:a>
against Ukraine.</text:p>
      <text:p text:style-name="P4">
She also published calls for the seizure of the authorities of the state and the change of the border.</text:p>
      <text:p text:style-name="P4">
She was informed of suspicion immediately under three articles of the Criminal Code.</text:p>
      <text:p text:style-name="P4">
The SBU blocked the propaganda activity of a resident of Sumy. On Facebook, he wrote the Kremlin narratives about the allegedly "civil war" in Ukraine Tageroerot Alexander Zakharchenko's terrorist.</text:p>
      <text:p text:style-name="P4">
In the Dnipropetrovsk region, three enemy associates were detained, which supported the aggressive war against Ukraine and called for cooperation with the invaders.</text:p>
      <text:p text:style-name="P4">
"In addition, one of the malefactors published posts that spread the fakes of the military -political leadership of our country and praised the heads of Khreml," - the message reads.</text:p>
      <text:p text:style-name="P4">
In Ternopil, an online agitator was exposed, who discredited Ukrainian defenserants who defended Mariupol. At the same time, the person involved in a number of public associations and initiatives related to the collaborator Kirillostmous and the leader of the fake "Narodovstya" Balakhnin.</text:p>
      <text:p text:style-name="P4">
<text:span text:style-name="T4">
 Read also: </text:span>
 <text:a xlink:type="simple" xlink:href="https://www.ukrinform.ua/rubric-regions/3716406-sbu-zatrimala-rosijsku-agentku-aka-zdavala-pozicii-zsu-u-krivomu-rozi.html" text:style-name="Internet_20_link" text:visited-style-name="Visited_20_Internet_20_Link">
<text:span text:style-name="T4">
 SBU </text:span>
 <text:span text:style-name="T4">
 </text:span>
 detained ** Russian agent, which was given the Armed Forces in Kryvyi Rih</text:a>
In the Nikolaev area they exposed the director of a local enterprise, which in "Classmates" actively called for the capture of the territory of Ukraine.</text:p>
      <text:p text:style-name="P4">
According to the investigation, the person involved is a native of Makeevka of Donetsk region. He maintained a ligament of the city.</text:p>
      <text:p text:style-name="P4">
Investigative actions are underway to establish all circumstances and bring the perpetrators responsible for all exposed facts.<text:span text:style-name="T5">
Foto: SBU</text:span>
</text:p>
      <text:p text:style-name="P4">
News Source: <text:a xlink:type="simple" xlink:href="https://www.ukrinform.ua/rubric-society/3717788-sbu-vikrila-se-simoh-rosijskih-internetagentiv.html" text:style-name="Internet_20_link" text:visited-style-name="Visited_20_Internet_20_Link">
https://www.ukrinform.ua/rubric-society/3717788-sbu-vikrila-se-simoh-rosijskih-internetagentiv.html</text:a>
</text:p>
      <!--NEWS-->
      <text:h text:style-name="P10" text:outline-level="1">
<text:span text:style-name="T4">
The Ministry of Foreign Affairs of Ukraine stated that the proposed Indonesia "Mirny Plan" will not work</text:span>
</text:h>
      <text:p text:style-name="P4">
Authors: Ukrinform (Person)</text:p>
      <text:p text:style-name="P4">
Publisher: Укринформ (Organization)</text:p>
      <text:p text:style-name="P4">
Published Time: 2023-06-03T-139:20:00+03:00</text:p>
      <text:p text:style-name="P4">
Modified Time: 2023-06-03T12:20:00+03:00</text:p>
      <text:p text:style-name="P4">
Description: The Ministry of Foreign Affairs of Ukraine explained why the proposed Indonesia "Mirny Plan" would not work, and called on the country to join the implementation of the Ukrainian formula of peace. - Ukrinform.</text:p>
      <text:p text:style-name="P4">
Images: ['<text:a xlink:type="simple" xlink:href="https://static.ukrinform.com/photos/2023_04/thumb_files/630_360_1682852513-851.jpg" text:style-name="Internet_20_link" text:visited-style-name="Visited_20_Internet_20_Link">
630_360_16828...</text:a>
']</text:p>
      <text:p text:style-name="P4">
Tags: ['Індонезія', 'МЗС', 'Україна', 'Формула миру']</text:p>
      <text:p text:style-name="P4">
Type: Article</text:p>
      <!--METADATA-->
      <text:p text:style-name="P4">
<draw:frame draw:style-name="fr1" draw:name="Image10" text:anchor-type="as-char" svg:width="6.9236in" svg:height="3.956343in" draw:z-index="0">
<draw:image xlink:href="../Images/yкринформ/2023-06-03T-139-20-00-03-00/630_360_1682852513-851.jpg" xlink:type="simple" xlink:show="embed" xlink:actuate="onLoad" draw:mime-type="image/jpeg"/>
</draw:frame>
The Ministry of Foreign Affairs of Ukraine explained why the proposed Indonesia "Mirny Plan" would not work, and called on the country to join the entrance of the Ukrainian formula of peace.</text:p>
      <text:p text:style-name="P4">
Oleg Nikolenko, a spokesman for the Ministry of Foreign Affairs, wrote about it on <text:a xlink:type="simple" xlink:href="https://www.facebook.com/oleg.nikolenko.50/posts/pfbid034AdgCSpcN6QiD9GKNViDKtsFAtZjHfQpFmVSaykqYwbt3GnG47ReYUuWMiCCTWzyl" text:style-name="Internet_20_link" text:visited-style-name="Visited_20_Internet_20_Link">
Facebook</text:a>
, reports Ukrinform.</text:p>
      <text:p text:style-name="P4">
As the Ministry of Foreign Affairs noted, <text:a xlink:type="simple" xlink:href="https://www.ukrinform.ua/tag-indonezia" text:style-name="Internet_20_link" text:visited-style-name="Visited_20_Internet_20_Link">
Indonesia</text:a>
It is an important country in the Southeast Asia region, which is currently heading in ASEAN. Last year, her President Joko was the first to visit Kiev to see the consequences of Russian aggression with his own eyes.</text:p>
      <text:p text:style-name="P4">
"We appreciate the attention that, apparently, drawing conclusions from our own history, Indonesia pays the issue of restoring peace in Ukraine," - emphasized.</text:p>
      <text:p text:style-name="P4">
At the same time, he recalled that there are no controversial terminals between Ukraine and the Russian Federation to hold referendums there. Having carried out the act of aggression, Rusagarbalas Crimea, parts of Donetsk, Lugansk, Zaporizhzhya and Kherson region, which is recorded in official documents of the UN.</text:p>
      <text:p text:style-name="P4">
In the conquered territories, the Russian army carries out military crimes, crimes against humanity and genocide.</text:p>
      <text:p text:style-name="P4">
“Russia should get from the Ukrainian territories, and Ukraine should restore its territorial integrity in internationally recognized borders. There can be no alternative scenarios, ”the Foreign Ministry spokesman emphasized.</text:p>
      <text:p text:style-name="P4">
Nikolenko emphasized that ceasefire, breeding for strength for 15-kilometrists and the creation of a demilitarized zone will not work.</text:p>
      <text:p text:style-name="P4">
<text:span text:style-name="T4">
 Read also: </text:span>
 <text:a xlink:type="simple" xlink:href="https://www.ukrinform.ua/rubric-polytics/3717398-prezident-italii-zaklikav-do-posuku-spravedlivogo-miru-dla-ukraini.html" text:style-name="Internet_20_link" text:visited-style-name="Visited_20_Internet_20_Link">
President of Italy called for the search for just Ludlya Ukraine</text:a>
Thus, now Russia is trying to disrupt the Ukrainian counter -offensive. The removal of fire without the withdrawal of Russian troops from the territory of Ukraine will allow it to play time, to regroup, to fix itself in the conquered territories to dissolve the forces for a new wave of aggression.</text:p>
      <text:p text:style-name="P4">
“Long -term peace in Ukraine means the liberation of the Ukrainian territories of the Ed Russian occupation. This is the focus of peace of the President of Ukraine of Zelensky. We invite Indonesia to join it in its active way, ”Nikolenko added.</text:p>
      <text:p text:style-name="P4">
News Source: <text:a xlink:type="simple" xlink:href="https://www.ukrinform.ua/rubric-polytics/3717784-u-mzs-ukraini-zaavili-so-zaproponovanij-indonezieu-mirnij-plan-ne-spracue.html" text:style-name="Internet_20_link" text:visited-style-name="Visited_20_Internet_20_Link">
https://www.ukrinform.ua/rubric-polytics/3717784-u-mzs-ukraini-zaavili-so-zaproponovanij-indonezieu-mirnij-plan-ne-spracue.html</text:a>
</text:p>
      <!--NEWS-->
      <text:h text:style-name="P10" text:outline-level="1">
<text:span text:style-name="T4">
The number of victims as a result of a blow to Podgorodi increased to 13</text:span>
</text:h>
      <text:p text:style-name="P4">
Authors: Ukrinform (Person)</text:p>
      <text:p text:style-name="P4">
Publisher: Укринформ (Organization)</text:p>
      <text:p text:style-name="P4">
Published Time: 2023-06-03T-14:54:00+03:00</text:p>
      <text:p text:style-name="P4">
Modified Time: 2023-06-03T23:54:00+03:00</text:p>
      <text:p text:style-name="P4">
Description: At least 13 increased the number of victims as a result of the impact on the suburbs of the Dnieper, the village of Pidhorodne. - Ukrinform.</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Війна з Росією']</text:p>
      <text:p text:style-name="P4">
Type: Article</text:p>
      <!--METADATA-->
      <text:p text:style-name="P4">
<draw:frame draw:style-name="fr1" draw:name="Image11" text:anchor-type="as-char" svg:width="6.9236in" svg:height="3.956343in" draw:z-index="0">
<draw:image xlink:href="../Images/yкринформ/2023-06-03T-14-54-00-03-00/630_360_1685818901-500.jpg" xlink:type="simple" xlink:show="embed" xlink:actuate="onLoad" draw:mime-type="image/jpeg"/>
</draw:frame>
The number of victims as a result of the impact on the suburbs of the Dnieper, the village of Pidhorodne, increased.</text:p>
      <text:p text:style-name="P4">
About it <text:a xlink:type="simple" xlink:href="https://t.me/dnipropetrovskaODA/5042" text:style-name="Internet_20_link" text:visited-style-name="Visited_20_Internet_20_Link">
reported</text:a>
Chief Propopetrovsk Ova Sergei Lisak, reports Ukrinform.</text:p>
      <text:p text:style-name="P4">
“A man was obtained from under the rubble of the house in Pidhorodnensky community. There people disappear. The search and rescue operation is ongoing. In general, we have13 victims now. There are three children among them. These are boys 6, 11 and 15 years old, ”the official said.</text:p>
      <text:p text:style-name="P4">
<text:span text:style-name="T4">
 Read also: </text:span>
 <text:span text:style-name="T4">
 [Zelensky - about the shelling(https://www.ukrinform.ua/rubric-regions/3717946-zelenskij-pro-obstril-dnipra-pid-zavalami-perebuvaut-ludi.html)</text:span>
</text:p>
      <text:p text:style-name="P4">
Almost all wounded have a state of moderate.</text:p>
      <text:p text:style-name="P4">
«In the victims of traumatic brain injuries, fragile wounds, slaughter. They give all the necessary help, ”Lisak added.</text:p>
      <text:p text:style-name="P4">
<text:span text:style-name="T4">
 Read also: </text:span>
 <text:span text:style-name="T4">
 <text:a xlink:type="simple" xlink:href="https://www.ukrinform.ua/rubric-ato/3717947-na-dnipropetrovsini-zpid-zavaliv-budinku-distali-colovika.html" text:style-name="Internet_20_link" text:visited-style-name="Visited_20_Internet_20_Link">
in Dnipropetrovsk region from under the rubble of the house of the house</text:a>
</text:span>
</text:p>
      <text:p text:style-name="P4">
Earlier it was reported that in the evening the Russians fired at Dnipropetrovsk, which was damaged by a two -storey residential building.</text:p>
      <text:p text:style-name="P4">
News Source: <text:a xlink:type="simple" xlink:href="https://www.ukrinform.ua/rubric-ato/3717956-kilkist-postrazdalih-vnaslidok-udaru-po-pidgorodnomu-zrosla-do-13.html" text:style-name="Internet_20_link" text:visited-style-name="Visited_20_Internet_20_Link">
https://www.ukrinform.ua/rubric-ato/3717956-kilkist-postrazdalih-vnaslidok-udaru-po-pidgorodnomu-zrosla-do-13.html</text:a>
</text:p>
      <!--NEWS-->
      <text:h text:style-name="P10" text:outline-level="1">
<text:span text:style-name="T4">
Sholtz responded sharply to pro -Russian protesters who tried to get up to him</text:span>
</text:h>
      <text:p text:style-name="P4">
Authors: Ukrinform (Person)</text:p>
      <text:p text:style-name="P4">
Publisher: Укринформ (Organization)</text:p>
      <text:p text:style-name="P4">
Published Time: 2023-06-03T-16:47:00+03:00</text:p>
      <text:p text:style-name="P4">
Modified Time: 2023-06-03T23:47:00+03:00</text:p>
      <text:p text:style-name="P4">
Description: German Chancellor Olaf Soltz sharply responded to pro -Russian protesters who tried to accuse him of "warming war" through military assistance to Ukraine by Berlin. - Ukrinform.</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Україна', 'Шольц', 'Війна з Росією']</text:p>
      <text:p text:style-name="P4">
Type: Article</text:p>
      <!--METADATA-->
      <text:p text:style-name="P4">
<draw:frame draw:style-name="fr1" draw:name="Image12" text:anchor-type="as-char" svg:width="6.9236in" svg:height="3.956343in" draw:z-index="0">
<draw:image xlink:href="../Images/yкринформ/2023-06-03T-16-47-00-03-00/630_360_1520865366-1846.jpg" xlink:type="simple" xlink:show="embed" xlink:actuate="onLoad" draw:mime-type="image/jpeg"/>
</draw:frame>
The Chancellor, Olaf Soltz, sharply answered the pro -Russian protesters, was able to accuse him of "warming war" through military assistance from Berlin.</text:p>
      <text:p text:style-name="P4">
About it reports <text:a xlink:type="simple" xlink:href="https://www.bild.de/politik/inland/politik-inland/bundeskanzler-olaf-scholz-klare-kante-gegen-pro-putin-stoerer-bei-spd-fest-84164094.bild.html" text:style-name="Internet_20_link" text:visited-style-name="Visited_20_Internet_20_Link">
bild</text:a>
, reports Ukrinform.</text:p>
      <text:p text:style-name="P4">
“Scholz in response reminded that <text:a xlink:type="simple" xlink:href="https://www.ukrinform.ua/tag-vijna" text:style-name="Internet_20_link" text:visited-style-name="Visited_20_Internet_20_Link">
war</text:a>
The Russian dictator Vladimir Putin, sent hundreds of thousands of his military to try to occupy Ukraine, ”the message reads.</text:p>
      <text:p text:style-name="P4">
In the German city, Falkenz hosted the European Festival of the Social Democratic Party of Germany, and when Scholtz performed from the stage, about a hundred tried to take place, shouting "warfare", "liar" and "bandit". They stated that they wanted "peace without weapons" and shouted to the chancellor: "Sour!"</text:p>
      <text:p text:style-name="P4">
Some of those present on the clothes had "anti -vaccination" and Russianwathers.</text:p>
      <text:p text:style-name="P4">
When Scholtz went on stage, he said: "Dear screams, welcome the National Festival of Democracy and this festival of Europe &lt;...&gt;
 War ignor - Cemputin, he invaded Ukraine from 200,000 soldiers &lt;...&gt;
 Putin wants to destroy Ukraine ".</text:p>
      <text:p text:style-name="P4">
<text:span text:style-name="T4">
 Read also: </text:span>
 <text:a xlink:type="simple" xlink:href="https://www.ukrinform.ua/rubric-polytics/3714759-zahidna-zbroa-mae-vikoristovuvatisa-tilki-na-teritorii-ukraini-solc.html" text:style-name="Internet_20_link" text:visited-style-name="Visited_20_Internet_20_Link">
Western weapons should only be used in the territory of Ukraine - <text:span text:style-name="T4">
 Scholt </text:span>
</text:a>
The Chancellor believes that the "screams" would be recognized by Putin with war and voiced Bice, "if there was at least some mind in his head."</text:p>
      <text:p text:style-name="P4">
Scholtz said he sees no alternative to Ukraine's support with weapons: "Yes, shee, if they attacked the country, it should be able to protect itself, everywhere? [Putin] killed many peaceful, including children and old people. The war is threatening peace and freedom. "</text:p>
      <text:p text:style-name="P4">
Brandmar's Prime Minister Ditmar Woidke, who was also on stage, said that this rally would actually be on the Red Square in the Kremlin.</text:p>
      <text:p text:style-name="P4">
As reported <text:a xlink:type="simple" xlink:href="https://www.ukrinform.ua/rubric-polytics/3717104-nimeccina-zrobit-vnesok-u-garantii-bezpeki-dla-ukraini-solc.html" text:style-name="Internet_20_link" text:visited-style-name="Visited_20_Internet_20_Link">
Ukrinform</text:a>
, Germany Federal Chancellor Olaf Scholz, before the beginning of a European political community in Chisinau, stated that Germany, which would challenge Ukraine's significant support, would contribute to ensuring peaceful order after the war.</text:p>
      <text:p text:style-name="P4">
News Source: <text:a xlink:type="simple" xlink:href="https://www.ukrinform.ua/rubric-world/3717958-solc-rizko-vidpoviv-prorosijskim-mitinguvalnikam-aki-namagalisa-jogo-osvistati.html" text:style-name="Internet_20_link" text:visited-style-name="Visited_20_Internet_20_Link">
https://www.ukrinform.ua/rubric-world/3717958-solc-rizko-vidpoviv-prorosijskim-mitinguvalnikam-aki-namagalisa-jogo-osvistati.html</text:a>
</text:p>
      <!--NEWS-->
      <text:h text:style-name="P10" text:outline-level="1">
<text:span text:style-name="T4">
Erdogan has declared a new government in Turkey</text:span>
</text:h>
      <text:p text:style-name="P4">
Authors: Ukrinform (Person)</text:p>
      <text:p text:style-name="P4">
Publisher: Укринформ (Organization)</text:p>
      <text:p text:style-name="P4">
Published Time: 2023-06-03T-18:34:00+03:00</text:p>
      <text:p text:style-name="P4">
Modified Time: 2023-06-03T23:34:00+03:00</text:p>
      <text:p text:style-name="P4">
Description: Turkish President Recep Tayyip Erdogan, who has officially launched a new term as head of state today, has announced a new government. - Ukrinform.</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Уряд', 'Туреччина']</text:p>
      <text:p text:style-name="P4">
Type: Article</text:p>
      <!--METADATA-->
      <text:p text:style-name="P4">
<draw:frame draw:style-name="fr1" draw:name="Image13" text:anchor-type="as-char" svg:width="6.9236in" svg:height="3.956343in" draw:z-index="0">
<draw:image xlink:href="../Images/yкринформ/2023-06-03T-18-34-00-03-00/630_360_1685339211-646.jpg" xlink:type="simple" xlink:show="embed" xlink:actuate="onLoad" draw:mime-type="image/jpeg"/>
</draw:frame>
Presidential region Recep Tayyip Erdogan, who has officially started a new term of the head of state today, has announced the composition of a new government.</text:p>
      <text:p text:style-name="P4">
About it reports the owner of Ukrinform.</text:p>
      <text:p text:style-name="P4">
"I would like to thank my 54 million citizens who reflected the pine -democratic choice in the election urn in the elections on May 14 and May 28. I have to thank my 27 million 835 thousand citizens who are recognized as worthy of the presidency," - quotes Erdogan.(https://www.hurriyet.com.tr/gundem/son-dakika-turkiyenin-yeni-bakanlari-belli-oluyor-cumhurbaskani-erdogan-yeni-kabineyi-acikliyor-42278147).</text:p>
      <text:p text:style-name="P4">
<text:span text:style-name="T4">
 Read also: </text:span>
 <text:span text:style-name="T4">
 <text:a xlink:type="simple" xlink:href="https://www.ukrinform.ua/rubric-world/3717861-erdogan-sklav-prisagu-prezidenta-tureccini.html" text:style-name="Internet_20_link" text:visited-style-name="Visited_20_Internet_20_Link">
Erdogan took the oath of Turkish President</text:a>
</text:span>
</text:p>
      <text:p text:style-name="P4">
Erdogan also announced the creation of a new Cabinet of Ministers. Of the 17th ministerial government, two ministers - health and culture and tourism have moved from the Past Warehouse.</text:p>
      <text:p text:style-name="P4">
The composition of the new Turkish government is as follows:</text:p>
      <ul>
        <li>
Vice president Jevdet Yilmaz; * Justice Minister Yilmaz Tunch; * Minister of Family and Social Services Mahinur Ozdemir Gyoktash; * Minister of Labor and Social Security Vedat Ishikhan; * Minister of Environment, Urbanization and Climate Changes Mehmet Ozhaseki; * Foreign Minister Hakan Fidan; * Minister of Energy and Natural Resources Alparslan Baracar; * Minister of Youth and Sports Osman Ashkin Bak; * Treasury and Finance Minister Mehmet Shimshek; * Minister of Internal Affairs Ali Yerlikai; * Minister of Culture and Tourism Mehmet Nuri Ersy; * Minister of National Education Yusuf Tekin; * National Defense Minister Yashar Guler; * Minister of Health Fakhrettin Koja; * Minister of Industry and Technology Mehmet Fatih Kadzhir; * Minister of Agriculture and Forestry Ibrahim Yumakla; * Minister of Trade Balat; * Minister of Transport and Infrastructure Abdulkadir Uralloglu.</li>
      </ul>
      <text:p text:style-name="P4">
<text:span text:style-name="T4">
 Read also: </text:span>
 <text:span text:style-name="T4">
 <text:a xlink:type="simple" xlink:href="https://www.ukrinform.ua/rubric-world/3716926-stoltenberg-prodovzit-dialog-iz-tureccinou-dla-svidkogo-vstupu-svecii-u-nato.html" text:style-name="Internet_20_link" text:visited-style-name="Visited_20_Internet_20_Link">
Stoltenberg will continue the dialogue with Turkey for the rapid Sweden introduction in NATO</text:a>
</text:span>
</text:p>
      <text:p text:style-name="P4">
As reported by Ukrinform, in the second round of the presidential election in <text:span text:style-name="T4">
 <text:a xlink:type="simple" xlink:href="https://www.ukrinform.ua/tag-tureccina" text:style-name="Internet_20_link" text:visited-style-name="Visited_20_Internet_20_Link">
Turkey</text:a>
</text:span>
 Winned Recep Tayip Erdogan, gaining 52.18% of voter votes.</text:p>
      <text:p text:style-name="P4">
News Source: <text:a xlink:type="simple" xlink:href="https://www.ukrinform.ua/rubric-world/3717954-erdogan-ogolosiv-novij-urad-tureccini.html" text:style-name="Internet_20_link" text:visited-style-name="Visited_20_Internet_20_Link">
https://www.ukrinform.ua/rubric-world/3717954-erdogan-ogolosiv-novij-urad-tureccini.html</text:a>
</text:p>
      <!--NEWS-->
      <text:h text:style-name="P10" text:outline-level="1">
<text:span text:style-name="T4">
AT Kupyansk Directive Russian Army Sheled Topoli, Dvorichansk, Kamyanka, Fonolivka, Dvorych ...</text:span>
</text:h>
      <text:p text:style-name="P4">
Authors: liveuamap (Language: en)</text:p>
      <text:p text:style-name="P4">
Time: 2023-06-03T-1:17:00</text:p>
      <text:p text:style-name="P4">
Location: Kharkiv (Latitude:49.52008 Longtitude:37.94867)</text:p>
      <text:p text:style-name="P4">
Videos: []</text:p>
      <text:p text:style-name="P4">
Images: []</text:p>
      <text:p text:style-name="P4">
Tags: ["Russia"]</text:p>
      <text:p text:style-name="P4">
Id: 22567353</text:p>
      <!--METADATA-->
      <text:p text:style-name="P4">
At Kupiansk direction Russian army shelled Topoli, Dvorichanske, Kamyanka,Fyholivka, Dvorichna, Kutkivka, Kyslivka, Tabayivka, Kotlyarivka, Berestove ofKharkiv region and Novoselivske of Luhansk region, - General Staff of ArmedForces of Ukraine says in the morning report</text:p>
      <text:p text:style-name="P4">
News Collection Link: <text:a xlink:type="simple" xlink:href="https://liveuamap.com/en/2023/3-june-at-kupiansk-direction-russian-army-shelled-topoli" text:style-name="Internet_20_link" text:visited-style-name="Visited_20_Internet_20_Link">
https://liveuamap.com/en/2023/3-june-at-kupiansk-direction-russian-army-shelled-topoli</text:a>
</text:p>
      <text:p text:style-name="P4">
News Source: <text:a xlink:type="simple" xlink:href="https://t.me/lumsrc/4975" text:style-name="Internet_20_link" text:visited-style-name="Visited_20_Internet_20_Link">
https://t.me/lumsrc/4975</text:a>
</text:p>
      <!--NEWS-->
      <text:h text:style-name="P10" text:outline-level="1">
<text:span text:style-name="T4">
Zelensky - military: your strength is an example for everyone</text:span>
</text:h>
      <text:p text:style-name="P4">
Authors: Ukrinform (Person)</text:p>
      <text:p text:style-name="P4">
Publisher: Укринформ (Organization)</text:p>
      <text:p text:style-name="P4">
Published Time: 2023-06-03T-20:20:00+03:00</text:p>
      <text:p text:style-name="P4">
Modified Time: 2023-06-03T23:20:00+03:00</text:p>
      <text:p text:style-name="P4">
Description: President of Ukraine Volodymyr Zelensky thanked the military for the defense of the state and the results they show on the battlefield. - Ukrinform.</text:p>
      <text:p text:style-name="P4">
Images: ['<text:a xlink:type="simple" xlink:href="https://static.ukrinform.com/photos/2022_10/thumb_files/630_360_1664857484-560.png" text:style-name="Internet_20_link" text:visited-style-name="Visited_20_Internet_20_Link">
630_360_16648...</text:a>
']</text:p>
      <text:p text:style-name="P4">
Tags: ['ЗСУ', 'Військові', 'Зеленський', 'Війна з Росією']</text:p>
      <text:p text:style-name="P4">
Type: Article</text:p>
      <!--METADATA-->
      <text:p text:style-name="P4">
<draw:frame draw:style-name="fr1" draw:name="Image14" text:anchor-type="as-char" svg:width="6.9236in" svg:height="3.956343in" draw:z-index="0">
<draw:image xlink:href="../Images/yкринформ/2023-06-03T-20-20-00-03-00/630_360_1664857484-560.png" xlink:type="simple" xlink:show="embed" xlink:actuate="onLoad" draw:mime-type="image/png"/>
</draw:frame>
President of Ukraine Volodymyr Zelensky thanked the military for the defense of the state the taresta, which they show on the battlefield.</text:p>
      <text:p text:style-name="P4">
According to Ukrinform, Zelensky said in the evening <text:a xlink:type="simple" xlink:href="https://www.president.gov.ua/news/bud-laska-ne-zabuvajte-dyakuvati-nashim-voyinam-personalno-z-83389" text:style-name="Internet_20_link" text:visited-style-name="Visited_20_Internet_20_Link">
address</text:a>
.</text:p>
      <text:p text:style-name="P4">
“We must remember everyone that our defense, our active actions and independence <text:a xlink:type="simple" xlink:href="https://www.ukrinform.ua/tag-ukraina" text:style-name="Internet_20_link" text:visited-style-name="Visited_20_Internet_20_Link">
Ukraine</text:a>
- It's not something abstract. Specific people, specific actions of specific heroes, through which Ukraine will be. Thousands and thousands of the most durable, the most brave, best of our people, ”Zelensky said.</text:p>
      <text:p text:style-name="P4">
<text:span text:style-name="T5">
Viso: <text:a xlink:type="simple" xlink:href="https://www.youtube.com/watch" text:style-name="Internet_20_link" text:visited-style-name="Visited_20_Internet_20_Link">
op</text:a>
</text:span>
</text:p>
      <text:p text:style-name="P4">
He thanked the soldier of Yaroslav Kanu, a warrior-warrior who fought the most front points of the front: Bigorivka, Lisichanskaya defense, defensive, defense for Svatovo, Kremlin, Bakhmut. The paratrooper has received four injuries and now undergoes treatment, is restored, and is prepared for return to Nafront.</text:p>
      <text:p text:style-name="P4">
In addition, the President noted the senior sergeant Yevgeny Kepsha, the commissioning of platoon anti -tank missile systems.</text:p>
      <text:p text:style-name="P4">
“Bakhmut fighting. PTRK "Stugna". Very well, very bold. Together with the boys, along with their brothers from their calculation - very good results in the destruction of buyers. Thank you for that, Eugene!” Zelensky emphasized.</text:p>
      <text:p text:style-name="P4">
The President also thanked the senior sergeant Maxim Kuzmenko and the junior holder Anton Andrushchenko-warriors of the 110th separate mechanized brigade, who participated in the battles in the Avdeevsky direction. At the same time, Zelensky celebrated from the 55th Artillery Brigade "Zaporizhzhya Sich".</text:p>
      <text:p text:style-name="P4">
“Guys are all good. They fight very powerfully, very effective. And today I will note the artillery battery under the command of Captain Mykolynosach. Avdeevsky direction. Russian assaults are very skillfully cut off. Sam that is needed, ”the President emphasized.</text:p>
      <text:p text:style-name="P4">
The soldiers of the 128th Separate Mountain Assault Transcarpathian Brigade were also given gratitude. Division Commander Lieutenant Colonel Alexander Gladysh, battery commander Rostislav Khita, Senior Lieutenant Lieutenant Commander Oleksandr Schitikov, gun commander Junior Sergeant Oleksandr Krystapuk, senior gunner Soldier Yaroslav Nul.He also mentioned the defenders of the sky. Anatoliy Pavlenko, National Guardian. The Storm Divisional Division. The guy "which is unusual to knock down Russian missiles - and with the help of simply MSrk" Igla ".</text:p>
      <text:p text:style-name="P4">
<text:span text:style-name="T4">
 Read also: </text:span>
 [<text:span text:style-name="T4">
 Zelensky </text:span>
 <text:span text:style-name="T4">
 </text:span>
 thanked ** National Guards who were knocked down by two-Russian Su-25(https://www.ukrinform.ua/rubric-ato/3714243-zelenskij-podakuvav-nacgvardijcam-aki-zbili-dva-rosijski-su25-pid-melitopolem.html)The President emphasized that it is worth giving thanks to soldiers of firing maneuverable groups, which intercede various civilian and military objects. As for example, senior state Viktor Sidnev is a senior one of these maneuverable groups working for the protection of Kiev. Excellent coordination of actions, excellent combat skills. And Jewsult is minus the occupiers' missiles.</text:p>
      <text:p text:style-name="P4">
“Thank you all who are in battle for Ukraine!Thank you all who are at combat posts and assignments!Thank you all who constantly train our warriors, and everyone who trees our heroes after injuries!” Zelensky added.</text:p>
      <text:p text:style-name="P4">
As <text:a xlink:type="simple" xlink:href="https://www.ukrinform.ua/rubric-ato/3717842-zelenskij-mi-gotovi-do-kontrnastupu.html" text:style-name="Internet_20_link" text:visited-style-name="Visited_20_Internet_20_Link">
reported</text:a>
, President of Ukraine Volodymyr Zelensky declared his willingness to start a counter -offensive, emphasizing that this process will need some time and have a high price.</text:p>
      <text:p text:style-name="P4">
News Source: <text:a xlink:type="simple" xlink:href="https://www.ukrinform.ua/rubric-ato/3717953-zelenskij-vijskovim-vasa-micnist-ce-priklad-dla-vsih.html" text:style-name="Internet_20_link" text:visited-style-name="Visited_20_Internet_20_Link">
https://www.ukrinform.ua/rubric-ato/3717953-zelenskij-vijskovim-vasa-micnist-ce-priklad-dla-vsih.html</text:a>
</text:p>
      <!--NEWS-->
      <text:h text:style-name="P10" text:outline-level="1">
<text:span text:style-name="T4">
"Leipzig" won "Eintracht" in the German Cup finals</text:span>
</text:h>
      <text:p text:style-name="P4">
Authors: Ukrinform (Person)</text:p>
      <text:p text:style-name="P4">
Publisher: Укринформ (Organization)</text:p>
      <text:p text:style-name="P4">
Published Time: 2023-06-03T-22:14:48+03:00</text:p>
      <text:p text:style-name="P4">
Modified Time: 2023-06-03T23:14:48+03:00</text:p>
      <text:p text:style-name="P4">
Description: The Leipzig won the German Cup for the second time in a row. - Ukrinform.</text:p>
      <text:p text:style-name="P4">
Images: ['<text:a xlink:type="simple" xlink:href="https://static.ukrinform.com/photos/2023_06/thumb_files/630_360_1685823230-134.jpg" text:style-name="Internet_20_link" text:visited-style-name="Visited_20_Internet_20_Link">
630_360_16858...</text:a>
']</text:p>
      <text:p text:style-name="P4">
Tags: ['Футбол']</text:p>
      <text:p text:style-name="P4">
Type: Article</text:p>
      <!--METADATA-->
      <text:p text:style-name="P4">
<draw:frame draw:style-name="fr1" draw:name="Image15" text:anchor-type="as-char" svg:width="6.9236in" svg:height="3.956343in" draw:z-index="0">
<draw:image xlink:href="../Images/yкринформ/2023-06-03T-22-14-48-03-00/630_360_1685823230-134.jpg" xlink:type="simple" xlink:show="embed" xlink:actuate="onLoad" draw:mime-type="image/jpeg"/>
</draw:frame>
The Leipzig won the German Cup for the second time in a row.</text:p>
      <text:p text:style-name="P4">
"RB Leipzig" in the German Cup finals won "Eintracht"(2:0)But won the blood, Ukrinform reports.</text:p>
      <text:p text:style-name="P4">
In the first half of the meeting, the heads of the heads were not scored. "Bulls" came forward inside the second half by the efforts of the Christopher Knokun. At the end of the meeting, Nokkkknka was a dominic Stososososhlai, who set the final score of the duel.</text:p>
      <text:p text:style-name="P4">
RB Leipzig won the German Cup for the second time in a row. Last year, the bulls of Ufinals beat Freiburg(1: 1, 4: 2.). В активі «Айнтрахта» п’ять перемогу Кубку Німеччини.</text:p>
      <text:p text:style-name="P4">
<text:span text:style-name="T4">
Читайте також:</text:span>
 <text:a xlink:type="simple" xlink:href="https://www.ukrinform.ua/rubric-sports/3715048-bavaria-32razovij-cempion-nimeccini.html" text:style-name="Internet_20_link" text:visited-style-name="Visited_20_Internet_20_Link">
 « <text:span text:style-name="T4">
Баварія</text:span>
 » — 32-разовий чемпіон Німеччини</text:a>
As reported by Ukrinform, the season in the Lipzig Bundesization completed on the third place, Eintracht took the seventh position.</text:p>
      <text:p text:style-name="P4">
Photo: Getty Images</text:p>
      <text:p text:style-name="P4">
News Source: <text:a xlink:type="simple" xlink:href="https://www.ukrinform.ua/rubric-sports/3717952-lejpcig-peremig-ajntraht-u-finali-kubka-nimeccini.html" text:style-name="Internet_20_link" text:visited-style-name="Visited_20_Internet_20_Link">
https://www.ukrinform.ua/rubric-sports/3717952-lejpcig-peremig-ajntraht-u-finali-kubka-nimeccini.html</text:a>
</text:p>
      <!--NEWS-->
      <text:h text:style-name="P10" text:outline-level="1">
<text:span text:style-name="T4">
President: Independence of Ukraine is not something abstract. Don't forget to thank the soldiers</text:span>
</text:h>
      <text:p text:style-name="P4">
Authors: Ukrinform (Person)</text:p>
      <text:p text:style-name="P4">
Publisher: Укринформ (Organization)</text:p>
      <text:p text:style-name="P4">
Published Time: 2023-06-03T-25:50:00+03:00</text:p>
      <text:p text:style-name="P4">
Modified Time: 2023-06-03T22:50:00+03:00</text:p>
      <text:p text:style-name="P4">
Description: Our defense, our active actions and independence is not something abstract, but the actions of specific heroes, through which Ukraine is and will be.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None</text:p>
      <text:p text:style-name="P4">
Type: Article</text:p>
      <!--METADATA-->
      <text:p text:style-name="P4">
<draw:frame draw:style-name="fr1" draw:name="Image16" text:anchor-type="as-char" svg:width="6.9236in" svg:height="3.956343in" draw:z-index="0">
<draw:image xlink:href="../Images/yкринформ/2023-06-03T-25-50-00-03-00/630_360_1685119271-129.jpeg" xlink:type="simple" xlink:show="embed" xlink:actuate="onLoad" draw:mime-type="image/jpeg"/>
</draw:frame>
Our defense, our active actions and independence is not something abstract, but the actions of specific heroes, through which Ukraine is and will be.</text:p>
      <text:p text:style-name="P4">
About it in your <text:a xlink:type="simple" xlink:href="https://www.youtube.com/watch" text:style-name="Internet_20_link" text:visited-style-name="Visited_20_Internet_20_Link">
appeal</text:a>
At the end of the 465th day of the war said President Volodymyr Zelenskyy, reports Ukrinform.</text:p>
      <text:p text:style-name="P4">
<text:span text:style-name="T5">
Viso: <text:a xlink:type="simple" xlink:href="https://www.youtube.com/watch" text:style-name="Internet_20_link" text:visited-style-name="Visited_20_Internet_20_Link">
op</text:a>
</text:span>
</text:p>
      <text:p text:style-name="P4">
<text:span text:style-name="T4">
 _ I wish health, dear Ukrainians!_ </text:span>
</text:p>
      <text:p text:style-name="P4">
Almost every night, in such appeals, I thank our soldiers - specific units, specific brigades that have distinguished themselves most on the forefront or the image of our sky a day or a week.</text:p>
      <text:p text:style-name="P4">
And today - more personal thanks, specific soldiers.</text:p>
      <text:p text:style-name="P4">
We must remember everyone that our defense, our active actions and independence of Ukraine is not something abstract. These are very specific people, specific actions of specific heroes, through which Ukraine will be Ukraine. Thousands and thousands of the most sound, brave, our most accurate people ...</text:p>
      <text:p text:style-name="P4">
Such as Soldier Yaroslav Kan, our warrior warrior. He fought in the hottest points. Bigorivka, Lisichansk Defense, Soledar Defense. Fighting for Svatovo, Kreminna, Bakhmut ... Four wounds!Now treatment is undergoing treatment, restores. And ready to return to the front again. This is the extraordinary power of man!Thank you, Yaroslav!</text:p>
      <text:p text:style-name="P4">
Senior Sergeant Yevgeny Kepsha, commander of the platoon department of anti -tank missile complexes. Bakhmut fighting. PTRK "Stugna". Very well, very bold. Together with the Skhlopians, along with their brothers from their calculation - very good results of reducing the invaders. Thank you for that, Eugene!</text:p>
      <text:p text:style-name="P4">
Senior Sergeant Maxim Kuzmenko and junior sergeant Anton Andrushchenko-soldiers of the110th separate mechanized brigade. Fighting in the Avdeevsky direction. Very fierce battles. Constant hostile assault. And this is the result of Ukraine needed by Ukraine. Thank you guys!</text:p>
      <text:p text:style-name="P4">
Many times I thanked our soldiers from the 55th Artillery Brigade "Zaporizhzhya Sich". The boys are all the good. They fight very powerfully, foolish. And today I will note the artillery battery with the collection of Captain Mykola Nosach. Avdeevsky direction. Russian assaults are very well. Exactly what is needed. Thank you, Nicholas!Very pleasantly to report on your accuracy.Our glorious 35th Separate Marine Infantry Brigade named Michaelostrogradsky ... In almost every day of the fighting, boys deserve a drink. And today I would like to celebrate the whole 1st battalion of the Marines Brigade separately. Thank each of you guys!Your strength is an example for everyone.</text:p>
      <text:p text:style-name="P4">
And the defenders of our sky. Such as soldier Anatoliy Pavlenko, the National Guard. The Storm Division of the storm. A guy who is able to get Russian rockets extremely aptly - and with the help of just Igla MSr. Thank you for the swing!</text:p>
      <text:p text:style-name="P4">
Usually we thank the warriors who defend our cities from Russian terror because of powerful air defense systems: "Petriots", "nonsense", "Iris" and others. And it is absolutely fair - they saved a lot of lives of our people, a lot .</text:p>
      <text:p text:style-name="P4">
However, important - and effective!- Warriors of our firing maneuverable groups that intercede various civilian and military objects. As for example, senior state Viktor Sidnev is a senior one of these maneuverable groups working for the protection of Kiev. Excellent coordination of actions, excellent combat skills. And Jewsult is minus the occupiers' missiles. Thank you!</text:p>
      <text:p text:style-name="P4">
Thank you all who are in battle for Ukraine!Thank you all who are at combat posts and assignments!Thank you all who constantly train our warriors, and everyone who trees our heroes after injuries!</text:p>
      <text:p text:style-name="P4">
And I ask you all: please do not forget to thank you personally to our warriors. You know who you know personally. Those you may just have been signed by the Wester networks. To those you just heard and can tell other Ukrainians, our people. Gratitude is always important, and it is important to hear that you are grateful when you are fighting for your people.</text:p>
      <text:p text:style-name="P4">
_ <text:span text:style-name="T4">
 Glory to all our heroes!</text:span>
 _</text:p>
      <text:p text:style-name="P4">
_<text:span text:style-name="T4">
Glory to Ukraine!</text:span>
 _</text:p>
      <text:p text:style-name="P4">
News Source: <text:a xlink:type="simple" xlink:href="https://www.ukrinform.ua/rubric-ato/3717950-prezident-nezaleznist-ukraini-ce-ne-sos-abstraktne-ne-zabuvajte-dakuvati-voinam.html" text:style-name="Internet_20_link" text:visited-style-name="Visited_20_Internet_20_Link">
https://www.ukrinform.ua/rubric-ato/3717950-prezident-nezaleznist-ukraini-ce-ne-sos-abstraktne-ne-zabuvajte-dakuvati-voinam.html</text:a>
</text:p>
      <!--NEWS-->
      <text:h text:style-name="P10" text:outline-level="1">
<text:span text:style-name="T4">
In the Dnipropetrovsk region from under the rubble of the house got a man</text:span>
</text:h>
      <text:p text:style-name="P4">
Authors: Ukrinform (Person)</text:p>
      <text:p text:style-name="P4">
Publisher: Укринформ (Organization)</text:p>
      <text:p text:style-name="P4">
Published Time: 2023-06-03T-27:44:00+03:00</text:p>
      <text:p text:style-name="P4">
Modified Time: 2023-06-03T22:44:00+03:00</text:p>
      <text:p text:style-name="P4">
Description: In the Dnipropetrovsk region, the Podgorodn community from the rubble of the house in which the rocket hit the man. - Ukrinform.</text:p>
      <text:p text:style-name="P4">
Images: ['<text:a xlink:type="simple" xlink:href="https://static.ukrinform.com/photos/2023_06/thumb_files/630_360_1685821756-182.jpg" text:style-name="Internet_20_link" text:visited-style-name="Visited_20_Internet_20_Link">
630_360_16858...</text:a>
']</text:p>
      <text:p text:style-name="P4">
Tags: ['Дніпропетровщина', 'Обстріл', 'Агресія РФ', 'Війна з Росією']</text:p>
      <text:p text:style-name="P4">
Type: Article</text:p>
      <!--METADATA-->
      <text:p text:style-name="P4">
<draw:frame draw:style-name="fr1" draw:name="Image17" text:anchor-type="as-char" svg:width="6.9236in" svg:height="3.956343in" draw:z-index="0">
<draw:image xlink:href="../Images/yкринформ/2023-06-03T-27-44-00-03-00/630_360_1685821756-182.jpg" xlink:type="simple" xlink:show="embed" xlink:actuate="onLoad" draw:mime-type="image/jpeg"/>
</draw:frame>
In the Dnieper region, Podgorodnensky community from under the rubble of the house, a rocket hit, got a man.</text:p>
      <text:p text:style-name="P4">
About it in the telegram <text:a xlink:type="simple" xlink:href="https://t.me/dnipropetrovskaODA/5042" text:style-name="Internet_20_link" text:visited-style-name="Visited_20_Internet_20_Link">
reports</text:a>
Chief Propopetrovsk Ova Sergei Lisak, reports Ukrinform.</text:p>
      <text:p text:style-name="P4">
"From the rubble of the house in the Pidhorodne community, a man was reached. There people disappear. The search and rescue operation is ongoing," the post reads.</text:p>
      <text:p text:style-name="P4">
<text:span text:style-name="T4">
 Read also: </text:span>
 <text:span text:style-name="T4">
 <text:a xlink:type="simple" xlink:href="https://www.ukrinform.ua/rubric-ato/3717943-vorog-vluciv-u-budinok-na-dnipropetrovsini-sered-postrazdalih-ditina.html" text:style-name="Internet_20_link" text:visited-style-name="Visited_20_Internet_20_Link">
the enemy hit the house in Dnipropetrovsk, mid -person - baby</text:a>
</text:span>
</text:p>
      <text:p text:style-name="P4">
In total, we have 13 victims now. There are three children among them. These are boys 6.11 and 15 years old.</text:p>
      <text:p text:style-name="P4">
Ova added that almost all wounded were seized. Condition - moderate. One person will be treated on an outpatient basis. In the victims of traumatic brain injuries, fragile wounds, slaughter. They are given all the necessary help.</text:p>
      <text:p text:style-name="P4">
<text:span text:style-name="T4">
 Read also: </text:span>
 <text:span text:style-name="T4">
 [Zelensky - about the shelling(https://www.ukrinform.ua/rubric-regions/3717946-zelenskij-pro-obstril-dnipra-pid-zavalami-perebuvaut-ludi.html)</text:span>
</text:p>
      <text:p text:style-name="P4">
Earlier it was reported that in the evening the Russians fired at Dnipropetrovsk, which was damaged by a two -storey residential building.</text:p>
      <text:p text:style-name="P4">
News Source: <text:a xlink:type="simple" xlink:href="https://www.ukrinform.ua/rubric-ato/3717947-na-dnipropetrovsini-zpid-zavaliv-budinku-distali-colovika.html" text:style-name="Internet_20_link" text:visited-style-name="Visited_20_Internet_20_Link">
https://www.ukrinform.ua/rubric-ato/3717947-na-dnipropetrovsini-zpid-zavaliv-budinku-distali-colovika.html</text:a>
</text:p>
      <!--NEWS-->
      <text:h text:style-name="P10" text:outline-level="1">
<text:span text:style-name="T4">
Zelensky - about the shelling of the Dnieper: under the rubble are people</text:span>
</text:h>
      <text:p text:style-name="P4">
Authors: Ukrinform (Person)</text:p>
      <text:p text:style-name="P4">
Publisher: Укринформ (Organization)</text:p>
      <text:p text:style-name="P4">
Published Time: 2023-06-03T-29:39:00+03:00</text:p>
      <text:p text:style-name="P4">
Modified Time: 2023-06-03T22:39:00+03:00</text:p>
      <text:p text:style-name="P4">
Description: The invaders hit the two two -storey dwellings in the Dnieper, under the rubble are people. - Ukrinform.</text:p>
      <text:p text:style-name="P4">
Images: ['<text:a xlink:type="simple" xlink:href="https://static.ukrinform.com/photos/2022_07/thumb_files/630_360_1657855821-201.png" text:style-name="Internet_20_link" text:visited-style-name="Visited_20_Internet_20_Link">
630_360_16578...</text:a>
']</text:p>
      <text:p text:style-name="P4">
Tags: ['Будинок', 'Обстріл', 'Зеленський', 'Війна з Росією']</text:p>
      <text:p text:style-name="P4">
Type: Article</text:p>
      <!--METADATA-->
      <text:p text:style-name="P4">
<draw:frame draw:style-name="fr1" draw:name="Image18" text:anchor-type="as-char" svg:width="6.9236in" svg:height="3.956343in" draw:z-index="0">
<draw:image xlink:href="../Images/yкринформ/2023-06-03T-29-39-00-03-00/630_360_1657855821-201.png" xlink:type="simple" xlink:show="embed" xlink:actuate="onLoad" draw:mime-type="image/png"/>
</draw:frame>
Occupied between two two -storey dwellings in the Dnieper, people know people.</text:p>
      <text:p text:style-name="P4">
According to Ukrinform, President Volodymyr Zelenskyy reported about it in <text:a xlink:type="simple" xlink:href="https://t.me/V_Zelenskiy_official/6461" text:style-name="Internet_20_link" text:visited-style-name="Visited_20_Internet_20_Link">
telegram</text:a>
.</text:p>
      <text:p text:style-name="P4">
“<text:a xlink:type="simple" xlink:href="https://www.ukrinform.ua/tag-dnipro" text:style-name="Internet_20_link" text:visited-style-name="Visited_20_Internet_20_Link">
Dnipro</text:a>
. The Russians attacked the city. Between two two -storey dwellings. Unfortunately, people are overwhelmed by people. All services work, ”Zelensky said.</text:p>
      <text:p text:style-name="P4">
<text:span text:style-name="T5">
Viso: <text:a xlink:type="simple" xlink:href="https://t.me/V_Zelenskiy_official/6461" text:style-name="Internet_20_link" text:visited-style-name="Visited_20_Internet_20_Link">
Presidential Channel of Ukraine Volodymyr Zelensky</text:a>
</text:span>
</text:p>
      <text:p text:style-name="P4">
He stressed that Russia proves that it is a country - a sponsor of terrorism.</text:p>
      <text:p text:style-name="P4">
"For everything against our country and people, the Russians will be responsible," the President added.</text:p>
      <text:p text:style-name="P4">
<text:span text:style-name="T4">
 Read also: </text:span>
 <text:a xlink:type="simple" xlink:href="https://www.ukrinform.ua/rubric-regions/3717941-u-mikolaevi-vnaslidok-rosijskih-obstriliv-poskodzeni-37-ditsadkiv.html" text:style-name="Internet_20_link" text:visited-style-name="Visited_20_Internet_20_Link">
in Nikolaev invaders <text:span text:style-name="T4">
 fire </text:span>
 Wea damaged 40 kindergartens</text:a>
As <text:a xlink:type="simple" xlink:href="https://www.ukrinform.ua/rubric-ato/3717943-vorog-vluciv-u-budinok-na-dnipropetrovsini-sered-postrazdalih-ditina.html" text:style-name="Internet_20_link" text:visited-style-name="Visited_20_Internet_20_Link">
reported</text:a>
, the enemy is attacked by the Dnieper. The rocket hit a two -storey building. There are at least six victims.</text:p>
      <text:p text:style-name="P4">
News Source: <text:a xlink:type="simple" xlink:href="https://www.ukrinform.ua/rubric-regions/3717946-zelenskij-pro-obstril-dnipra-pid-zavalami-perebuvaut-ludi.html" text:style-name="Internet_20_link" text:visited-style-name="Visited_20_Internet_20_Link">
https://www.ukrinform.ua/rubric-regions/3717946-zelenskij-pro-obstril-dnipra-pid-zavalami-perebuvaut-ludi.html</text:a>
</text:p>
      <!--NEWS-->
      <text:h text:style-name="P10" text:outline-level="1">
<text:span text:style-name="T4">
Ukraine's male national team won Belgium in the Golden Euroleiga Volleyball match</text:span>
</text:h>
      <text:p text:style-name="P4">
Authors: Ukrinform (Person)</text:p>
      <text:p text:style-name="P4">
Publisher: Укринформ (Organization)</text:p>
      <text:p text:style-name="P4">
Published Time: 2023-06-03T-31:36:28+03:00</text:p>
      <text:p text:style-name="P4">
Modified Time: 2023-06-03T22:36:28+03:00</text:p>
      <text:p text:style-name="P4">
Description: The third consecutive victory of our volleyball players. - Ukrinform.</text:p>
      <text:p text:style-name="P4">
Images: ['<text:a xlink:type="simple" xlink:href="https://static.ukrinform.com/photos/2023_06/thumb_files/630_360_1685820931-242.jpg" text:style-name="Internet_20_link" text:visited-style-name="Visited_20_Internet_20_Link">
630_360_16858...</text:a>
']</text:p>
      <text:p text:style-name="P4">
Tags: ['Волейбол']</text:p>
      <text:p text:style-name="P4">
Type: Article</text:p>
      <!--METADATA-->
      <text:p text:style-name="P4">
<draw:frame draw:style-name="fr1" draw:name="Image19" text:anchor-type="as-char" svg:width="6.9236in" svg:height="3.956343in" draw:z-index="0">
<draw:image xlink:href="../Images/yкринформ/2023-06-03T-31-36-28-03-00/630_360_1685820931-242.jpg" xlink:type="simple" xlink:show="embed" xlink:actuate="onLoad" draw:mime-type="image/jpeg"/>
</draw:frame>
The third was the victory of our volleyball players.</text:p>
      <text:p text:style-name="P4">
Ukraine has won its third victory in the new season of Golden Euroleig Genibol among men, Ukrinform reports.</text:p>
      <text:p text:style-name="P4">
In three sets, Blue and Yellow won Belgium-25:21, 25:21, 25:23.</text:p>
      <text:p text:style-name="P4">
The most successful volumetric at the site was the captain of Ukrainian Poplotnitsky. There are 15 points in the work -gulling room, including 3 Aese.</text:p>
      <text:p text:style-name="P4">
In the first two matches, Ukraine won northern Macedonia in three sets.</text:p>
      <text:p text:style-name="P4">
The national team of Ukraine heads the standings of Group V.</text:p>
      <text:p text:style-name="P4">
*!(https://www.ukrinform.ua/rubric-sports/3715345-zinoca-zbirna-ukraini-z-volejbolu-peremogla-ugorsinu-v-drugomu-matci-zolotoi-evroligi.html)As reported by Ukrinform, the next match will hold the National Team on June 11 on Croatia.</text:p>
      <text:p text:style-name="P4">
Photo: CEV</text:p>
      <text:p text:style-name="P4">
News Source: <text:a xlink:type="simple" xlink:href="https://www.ukrinform.ua/rubric-sports/3717945-colovica-zbirna-ukraini-peremogla-belgiu-u-matci-zolotoi-evroligi-z-volejbolu.html" text:style-name="Internet_20_link" text:visited-style-name="Visited_20_Internet_20_Link">
https://www.ukrinform.ua/rubric-sports/3717945-colovica-zbirna-ukraini-peremogla-belgiu-u-matci-zolotoi-evroligi-z-volejbolu.html</text:a>
</text:p>
      <!--NEWS-->
      <text:h text:style-name="P10" text:outline-level="1">
<text:span text:style-name="T4">
Biden signed a law on raising US government debt limit</text:span>
</text:h>
      <text:p text:style-name="P4">
Authors: Ukrinform (Person)</text:p>
      <text:p text:style-name="P4">
Publisher: Укринформ (Organization)</text:p>
      <text:p text:style-name="P4">
Published Time: 2023-06-03T-33:25:00+03:00</text:p>
      <text:p text:style-name="P4">
Modified Time: 2023-06-03T22:25:00+03:00</text:p>
      <text:p text:style-name="P4">
Description: The White House Head was approved by the law adopted this week by the US Congress, which increases the limits of public debt and allows the country to avoid default. - Ukrinform.</text:p>
      <text:p text:style-name="P4">
Images: ['<text:a xlink:type="simple" xlink:href="https://static.ukrinform.com/photos/2021_02/thumb_files/630_360_1613549614-876.jpg" text:style-name="Internet_20_link" text:visited-style-name="Visited_20_Internet_20_Link">
630_360_16135...</text:a>
']</text:p>
      <text:p text:style-name="P4">
Tags: ['Байден', 'США', 'Закон', 'Держборг']</text:p>
      <text:p text:style-name="P4">
Type: Article</text:p>
      <!--METADATA-->
      <text:p text:style-name="P4">
<draw:frame draw:style-name="fr1" draw:name="Image20" text:anchor-type="as-char" svg:width="6.9236in" svg:height="3.956343in" draw:z-index="0">
<draw:image xlink:href="../Images/yкринформ/2023-06-03T-33-25-00-03-00/630_360_1613549614-876.jpg" xlink:type="simple" xlink:show="embed" xlink:actuate="onLoad" draw:mime-type="image/jpeg"/>
</draw:frame>
The Glavabilian House approved the law adopted this week by the US Congress, which increases the limits of public debt and allows the country to avoid default.</text:p>
      <text:p text:style-name="P4">
Appropriate <text:a xlink:type="simple" xlink:href="https://www.whitehouse.gov/briefing-room/legislation/2023/06/03/press-release-bills-signed-h-r-346-h-r-3746/" text:style-name="Internet_20_link" text:visited-style-name="Visited_20_Internet_20_Link">
message</text:a>
Publicated on the official White House website, Ukrinform reports.</text:p>
      <text:p text:style-name="P4">
"On Saturday, June 3, 2023, the President signed the Law H.R.3746," Profiscal Liability - 2023 ", - the document states.</text:p>
      <text:p text:style-name="P4">
<text:span text:style-name="T4">
 Read also: </text:span>
 <text:span text:style-name="T4">
 <text:a xlink:type="simple" xlink:href="https://www.ukrinform.ua/rubric-world/3717268-obidvi-palati-kongresu-ssa-shvalili-pidvisenna-limitu-derzborgu.html" text:style-name="Internet_20_link" text:visited-style-name="Visited_20_Internet_20_Link">
Both Houses of the US Congress have approved raising the limit of state -owner</text:a>
</text:span>
</text:p>
      <text:p text:style-name="P4">
At the same time it is specified that the action of the limit of public debt is postponed until January 1, 20125.</text:p>
      <text:p text:style-name="P4">
The White House thanked the leadership of both parties in the US Congress for interaction, which allowed to reach a compromise decision and to make the relevant law.</text:p>
      <text:p text:style-name="P4">
<text:span text:style-name="T4">
 Read also: </text:span>
 <text:span text:style-name="T4">
 <text:a xlink:type="simple" xlink:href="https://www.ukrinform.ua/rubric-polytics/3716311-dvopartijna-ugoda-sodo-skorocenna-vitrat-u-ssa-ne-vpline-na-pidtrimku-ukraini-bilij-dim.html" text:style-name="Internet_20_link" text:visited-style-name="Visited_20_Internet_20_Link">
two -party agreement on reducing the US expenses in the US is not in favor of Ukraine's support - White House</text:a>
</text:span>
</text:p>
      <text:p text:style-name="P4">
As reported by Ukrinform, on Wednesday the House of Representatives, and on Thursday of the Senatean Congress, a bill was approved on raising the limit of state debt for four months of debate. A new step will allow you to avoid defaultus <text:span text:style-name="T4">
 <text:a xlink:type="simple" xlink:href="https://www.ukrinform.ua/tag-ssa" text:style-name="Internet_20_link" text:visited-style-name="Visited_20_Internet_20_Link">
USA</text:a>
</text:span>
.</text:p>
      <text:p text:style-name="P4">
<text:span text:style-name="T5">
Foto: White House</text:span>
</text:p>
      <text:p text:style-name="P4">
News Source: <text:a xlink:type="simple" xlink:href="https://www.ukrinform.ua/rubric-world/3717944-bajden-pidpisav-zakon-pro-pidvisenna-limitu-derzavnogo-borgu-ssa.html" text:style-name="Internet_20_link" text:visited-style-name="Visited_20_Internet_20_Link">
https://www.ukrinform.ua/rubric-world/3717944-bajden-pidpisav-zakon-pro-pidvisenna-limitu-derzavnogo-borgu-ssa.html</text:a>
</text:p>
      <!--NEWS-->
      <text:h text:style-name="P10" text:outline-level="1">
<text:span text:style-name="T4">
In Nikolaev invaders of shelling damaged almost 40 kindergartens already</text:span>
</text:h>
      <text:p text:style-name="P4">
Authors: Ukrinform (Person)</text:p>
      <text:p text:style-name="P4">
Publisher: Укринформ (Organization)</text:p>
      <text:p text:style-name="P4">
Published Time: 2023-06-03T-35:17:00+03:00</text:p>
      <text:p text:style-name="P4">
Modified Time: 2023-06-03T22:17:00+03:00</text:p>
      <text:p text:style-name="P4">
Description: In Nikolaev, as a result of shelling by Russian troops, 37 kindergartens were damaged by Russian troops. - Ukrinform.</text:p>
      <text:p text:style-name="P4">
Images: ['<text:a xlink:type="simple" xlink:href="https://static.ukrinform.com/photos/2022_11/thumb_files/630_360_1667567522-844.jpg" text:style-name="Internet_20_link" text:visited-style-name="Visited_20_Internet_20_Link">
630_360_16675...</text:a>
']</text:p>
      <text:p text:style-name="P4">
Tags: ['Миколаїв', 'Обстріл', 'Агресія РФ', 'Війна з Росією']</text:p>
      <text:p text:style-name="P4">
Type: Article</text:p>
      <!--METADATA-->
      <text:p text:style-name="P4">
<draw:frame draw:style-name="fr1" draw:name="Image21" text:anchor-type="as-char" svg:width="6.9236in" svg:height="3.956343in" draw:z-index="0">
<draw:image xlink:href="../Images/yкринформ/2023-06-03T-35-17-00-03-00/630_360_1667567522-844.jpg" xlink:type="simple" xlink:show="embed" xlink:actuate="onLoad" draw:mime-type="image/jpeg"/>
</draw:frame>
Mimikov, as a result of shelling by Russian troops, damaged 37 child gardens.</text:p>
      <text:p text:style-name="P4">
About it reports the Nikolaev city council in <text:a xlink:type="simple" xlink:href="https://t.me/mykolaivrada/8670" text:style-name="Internet_20_link" text:visited-style-name="Visited_20_Internet_20_Link">
telegram</text:a>
, reports Ukrinform.</text:p>
      <text:p text:style-name="P4">
"Windows and doors, roofs, fences, playgrounds are knocked out in the gardens. Despite the fact that hostilities are ongoing, the city began to renovate damaged buildings in the city," the statement said.</text:p>
      <text:p text:style-name="P4">
<text:span text:style-name="T4">
 Read also: </text:span>
 <text:span text:style-name="T4">
 <text:a xlink:type="simple" xlink:href="https://www.ukrinform.ua/rubric-ato/3717722-rosiani-poranili-v-ukraini-vze-998-ditej.html" text:style-name="Internet_20_link" text:visited-style-name="Visited_20_Internet_20_Link">
Russians injured 998 children in Ukraine</text:a>
</text:span>
</text:p>
      <text:p text:style-name="P4">
In particular, at the end of May, work began in one of the kindergartens of the ship. Builders will replace broken window blocks with modern energy -safety ones with children's safety locks. They will also install new doors.</text:p>
      <text:p text:style-name="P4">
In general, as a result of shelling in Nikolaev of varying degrees of damage, there are about 100 educational institutions.</text:p>
      <text:p text:style-name="P4">
<text:span text:style-name="T4">
 Read also: </text:span>
 <text:span text:style-name="T4">
 [PPO forces have shot down five Russian non -Russian(https://www.ukrinform.ua/rubric-ato/3716752-sili-ppo-zbili-na-mikolaivsini-pat-rosijskih-bezpilotnikiv.html)</text:span>
</text:p>
      <text:p text:style-name="P4">
As a result of Russian aggression, about 400 establishments have been completely destroyed in Ukraine, almost 3,000 were damaged.</text:p>
      <text:p text:style-name="P4">
News Source: <text:a xlink:type="simple" xlink:href="https://www.ukrinform.ua/rubric-regions/3717941-u-mikolaevi-vnaslidok-rosijskih-obstriliv-poskodzeni-37-ditsadkiv.html" text:style-name="Internet_20_link" text:visited-style-name="Visited_20_Internet_20_Link">
https://www.ukrinform.ua/rubric-regions/3717941-u-mikolaevi-vnaslidok-rosijskih-obstriliv-poskodzeni-37-ditsadkiv.html</text:a>
</text:p>
      <!--NEWS-->
      <text:h text:style-name="P10" text:outline-level="1">
<text:span text:style-name="T4">
The enemy hit the house in Dnipropetrovsk region, among the victims - a child</text:span>
</text:h>
      <text:p text:style-name="P4">
Authors: Ukrinform (Person)</text:p>
      <text:p text:style-name="P4">
Publisher: Укринформ (Organization)</text:p>
      <text:p text:style-name="P4">
Published Time: 2023-06-03T-37:05:00+03:00</text:p>
      <text:p text:style-name="P4">
Modified Time: 2023-06-03T22:05:00+03:00</text:p>
      <text:p text:style-name="P4">
Description: The enemy attacked Dnipropetrovsk. The rocket hit a two -storey building. At least six victims are known. - Ukrinform.</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Поранені', 'Війна з Росією']</text:p>
      <text:p text:style-name="P4">
Type: Article</text:p>
      <!--METADATA-->
      <text:p text:style-name="P4">
<draw:frame draw:style-name="fr1" draw:name="Image22" text:anchor-type="as-char" svg:width="6.9236in" svg:height="3.956343in" draw:z-index="0">
<draw:image xlink:href="../Images/yкринформ/2023-06-03T-37-05-00-03-00/630_360_1685818901-500.jpg" xlink:type="simple" xlink:show="embed" xlink:actuate="onLoad" draw:mime-type="image/jpeg"/>
</draw:frame>
He was traveled to Dnipropetrovsk. The rocket hit a two -storey building. There are at least six victims.</text:p>
      <text:p text:style-name="P4">
About it in <text:a xlink:type="simple" xlink:href="https://t.me/dnipropetrovskaODA/5039" text:style-name="Internet_20_link" text:visited-style-name="Visited_20_Internet_20_Link">
telegram</text:a>
Informs the Chief -Propetrovsk Ova Sergei Lisak, Ukrinform reports.</text:p>
      <text:p text:style-name="P4">
"<text:a xlink:type="simple" xlink:href="https://www.ukrinform.ua/tag-vibuh" text:style-name="Internet_20_link" text:visited-style-name="Visited_20_Internet_20_Link">
Explosion</text:a>
He was heard in the Podgorod community of Dniprovsky district. Damaged two -storey residential building. Puts people, "he wrote.</text:p>
      <text:p text:style-name="P4">
<text:span text:style-name="T5">
Viso: <text:a xlink:type="simple" xlink:href="https://t.me/V_Zelenskiy_official/6461" text:style-name="Internet_20_link" text:visited-style-name="Visited_20_Internet_20_Link">
Presidential Channel of Ukraine Volodymyr Zelensky</text:a>
</text:span>
</text:p>
      <text:p text:style-name="P4">
</text:p>
      <text:p text:style-name="P4">
Попередньо, є шестеро постраждалих, серед них - шестирічний хлопчик. Всігоспіталізовані в стані середньої тяжкості.</text:p>
      <text:p text:style-name="P4">
It is noted that two fires broke out. Firefighters are currently curren flames.</text:p>
      <text:p text:style-name="P4">
<text:span text:style-name="T4">
 Read also: </text:span>
 <text:a xlink:type="simple" xlink:href="https://www.ukrinform.ua/rubric-regions/3717941-u-mikolaevi-vnaslidok-rosijskih-obstriliv-poskodzeni-37-ditsadkiv.html" text:style-name="Internet_20_link" text:visited-style-name="Visited_20_Internet_20_Link">
in Nikolaev invaders <text:span text:style-name="T4">
 fire </text:span>
 Wea damaged 40 kindergartens</text:a>
The rescue unit was also mutilated.</text:p>
      <text:p text:style-name="P4">
All services work in place. The information is specified.</text:p>
      <text:p text:style-name="P4">
<text:span text:style-name="T5">
Foto: Sergey Lisak / Telegram</text:span>
</text:p>
      <text:p text:style-name="P4">
News Source: <text:a xlink:type="simple" xlink:href="https://www.ukrinform.ua/rubric-ato/3717943-vorog-vluciv-u-budinok-na-dnipropetrovsini-sered-postrazdalih-ditina.html" text:style-name="Internet_20_link" text:visited-style-name="Visited_20_Internet_20_Link">
https://www.ukrinform.ua/rubric-ato/3717943-vorog-vluciv-u-budinok-na-dnipropetrovsini-sered-postrazdalih-ditina.html</text:a>
</text:p>
      <!--NEWS-->
      <text:h text:style-name="P10" text:outline-level="1">
<text:span text:style-name="T4">
Lyudmila Kichenok was defeated in the second circle</text:span>
</text:h>
      <text:p text:style-name="P4">
Authors: Ukrinform (Person)</text:p>
      <text:p text:style-name="P4">
Publisher: Укринформ (Organization)</text:p>
      <text:p text:style-name="P4">
Published Time: 2023-06-03T-39:01:24+03:00</text:p>
      <text:p text:style-name="P4">
Modified Time: 2023-06-03T22:01:24+03:00</text:p>
      <text:p text:style-name="P4">
Description: The Ukrainian played in a duet with Australian Matthew Ebden. - Ukrinform.</text:p>
      <text:p text:style-name="P4">
Images: ['<text:a xlink:type="simple" xlink:href="https://static.ukrinform.com/photos/2023_06/thumb_files/630_360_1685818837-206.jpeg" text:style-name="Internet_20_link" text:visited-style-name="Visited_20_Internet_20_Link">
630_360_16858...</text:a>
']</text:p>
      <text:p text:style-name="P4">
Tags: ['Теніс']</text:p>
      <text:p text:style-name="P4">
Type: Article</text:p>
      <!--METADATA-->
      <text:p text:style-name="P4">
<draw:frame draw:style-name="fr1" draw:name="Image25" text:anchor-type="as-char" svg:width="6.9236in" svg:height="3.956343in" draw:z-index="0">
<draw:image xlink:href="../Images/yкринформ/2023-06-03T-39-01-24-03-00/630_360_1685818837-206.jpeg" xlink:type="simple" xlink:show="embed" xlink:actuate="onLoad" draw:mime-type="image/jpeg"/>
</draw:frame>
Ukrainian in a duet with Australian Matthew Ebden.</text:p>
      <text:p text:style-name="P4">
Ukrainian tennis player Lyudmila Kichenok paired with Australian Matthew Ebdenomza was defeated in the second round of Rolan Harros Mikta, Ukrinform reports.</text:p>
      <text:p text:style-name="P4">
Kichenok and Ebden lost Americans Aizhi Muhammad and British Lloyd Glaspul- 5: 7, 3: 6.</text:p>
      <text:p text:style-name="P4">
The match lasted 1 hour 17 minutes. Ukrainian and Australian 3 times submitted by the way made 3 double mistakes.</text:p>
      <text:p text:style-name="P4">
Kichenok and Ebden first play together. For the Ukrainian woman, this is the third performance in Mikstin Rolan Harros: in 2019 she won one victory with Santiago Gonzalez(Mexico), and last season - with Raphael Mustos(Brazil).</text:p>
      <text:p text:style-name="P4">
<text:span text:style-name="T4">
Читайте також:</text:span>
 <text:a xlink:type="simple" xlink:href="https://www.ukrinform.ua/rubric-sports/3717868-ukrainka-ludmila-kicenok-ta-ostapenko-postupilis-u-drugomu-koli-parnogo-rolan-garros.html" text:style-name="Internet_20_link" text:visited-style-name="Visited_20_Internet_20_Link">
 Українка Людмила <text:span text:style-name="T4">
Кіченок</text:span>
 та Остапенко поступились удругому колі парного «Ролан Гаррос» </text:a>
As reported by Ukrinform, today, on June 3, Lyudmila Kichenok also flew a panel discharge.</text:p>
      <text:p text:style-name="P4">
Photo: Getty Images</text:p>
      <text:p text:style-name="P4">
News Source: <text:a xlink:type="simple" xlink:href="https://www.ukrinform.ua/rubric-sports/3717940-ludmila-kicenok-zaznala-porazki-u-drugomu-koli-zmisanogo-rozradu-rolan-garros.html" text:style-name="Internet_20_link" text:visited-style-name="Visited_20_Internet_20_Link">
https://www.ukrinform.ua/rubric-sports/3717940-ludmila-kicenok-zaznala-porazki-u-drugomu-koli-zmisanogo-rozradu-rolan-garros.html</text:a>
</text:p>
      <!--NEWS-->
      <text:h text:style-name="P10" text:outline-level="1">
<text:span text:style-name="T4">
Battery Status Analysis: Android 14 appeared one of the iPhone features</text:span>
</text:h>
      <text:p text:style-name="P4">
Authors: Ukrinform (Person)</text:p>
      <text:p text:style-name="P4">
Publisher: Укринформ (Organization)</text:p>
      <text:p text:style-name="P4">
Published Time: 2023-06-03T-3:13:00+03:00</text:p>
      <text:p text:style-name="P4">
Modified Time: 2023-06-03T21:13:00+03:00</text:p>
      <text:p text:style-name="P4">
Description: Android 14 appeared one of the iPhone features - Analysis of the Battery Status. It is yet available in the beta of the new operating system, however, after release, the stable version will be available for all users in the fall. - Ukrinform.</text:p>
      <text:p text:style-name="P4">
Images: ['<text:a xlink:type="simple" xlink:href="https://static.ukrinform.com/photos/2023_06/thumb_files/630_360_1685816057-526.jpg" text:style-name="Internet_20_link" text:visited-style-name="Visited_20_Internet_20_Link">
630_360_16858...</text:a>
']</text:p>
      <text:p text:style-name="P4">
Tags: ['Смартфон', 'Android', 'iPhone', 'Акумулятор']</text:p>
      <text:p text:style-name="P4">
Type: Article</text:p>
      <!--METADATA-->
      <text:p text:style-name="P4">
<draw:frame draw:style-name="fr1" draw:name="Image26" text:anchor-type="as-char" svg:width="6.9236in" svg:height="3.956343in" draw:z-index="0">
<draw:image xlink:href="../Images/yкринформ/2023-06-03T-3-13-00-03-00/630_360_1685816057-526.jpg" xlink:type="simple" xlink:show="embed" xlink:actuate="onLoad" draw:mime-type="image/jpeg"/>
</draw:frame>
Android14 appeared one of the iPhone features - the analysis of the battery. So far, the better in the beta of the new operating system, however, after the release of stable version in the fall will become available for all users.</text:p>
      <text:p text:style-name="P4">
As Ukrinform reports, it reports <text:a xlink:type="simple" xlink:href="https://www.fonearena.com/blog/395005/android-14-battery-health.html" text:style-name="Internet_20_link" text:visited-style-name="Visited_20_Internet_20_Link">
fonearena</text:a>
.</text:p>
      <text:p text:style-name="P4">
Google has created a new feature for Android -based smartphones, which allows you to analyze the battery status. Thanks to it, users will be able to find out the battery wear safety capacity on their device, as well as receive recommendations for use and replacement.</text:p>
      <text:p text:style-name="P4">
The new Batterymanager feature is already available in settings <text:a xlink:type="simple" xlink:href="https://www.ukrinform.ua/tag-smartfon" text:style-name="Internet_20_link" text:visited-style-name="Visited_20_Internet_20_Link">
smartphones</text:a>
Google Pixel, working on Android14 Beta 2. Also Google plans to provide this feature for developers to allow them to form programs to analyze battery on other smartphones.</text:p>
      <text:p text:style-name="P4">
BatteryManager will be able to check the various battery settings, such as charging cycles, battery production, the date of the first charging of the velektrometic, charging status and other data.</text:p>
      <text:p text:style-name="P4">
<text:span text:style-name="T4">
 Read also: </text:span>
 <text:a xlink:type="simple" xlink:href="https://www.ukrinform.ua/rubric-technology/3717424-nokia-predstavila-dva-budzetni-smartfoni.html" text:style-name="Internet_20_link" text:visited-style-name="Visited_20_Internet_20_Link">
Nokia introduced two budget smartphones</text:a>
A similar feature that shows battery wear is already available at the iPhone. It is unknown when Batterymanager will become accessible to Android users.</text:p>
      <text:p text:style-name="P4">
The release of the stable version of Android 14 is expected in the fall of 2023.</text:p>
      <text:p text:style-name="P4">
As reported <text:a xlink:type="simple" xlink:href="https://www.ukrinform.ua/rubric-technology/3709572-google-zapuskae-funkcii-dla-posuku-fejkovih-ta-stucno-zgenerovanih-zobrazen.html" text:style-name="Internet_20_link" text:visited-style-name="Visited_20_Internet_20_Link">
Ukrinform</text:a>
, Google adds two new features to finding fake -artificially generated images to reduce misinformation against the background of artificial intelligence development.</text:p>
      <text:p text:style-name="P4">
News Source: <text:a xlink:type="simple" xlink:href="https://www.ukrinform.ua/rubric-technology/3717926-analiz-stanu-akumulatora-v-android-14-zavilasa-odna-z-funkcij-iphone.html" text:style-name="Internet_20_link" text:visited-style-name="Visited_20_Internet_20_Link">
https://www.ukrinform.ua/rubric-technology/3717926-analiz-stanu-akumulatora-v-android-14-zavilasa-odna-z-funkcij-iphone.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6-03T-3:17:00</text:p>
      <text:p text:style-name="P4">
Location: Kramatorsk (Latitude:49.10838 Longtitude:37.94695)</text:p>
      <text:p text:style-name="P4">
Videos: []</text:p>
      <text:p text:style-name="P4">
Images: []</text:p>
      <text:p text:style-name="P4">
Tags: ["Russia"]</text:p>
      <text:p text:style-name="P4">
Id: 22567352</text:p>
      <!--METADATA-->
      <text:p text:style-name="P4">
At Lyman direction Russian army shelled Nevske, Bilohorivka of Luhansk regionand Verkhnokamyanske, Torske, Spirne, Rozdolivka of Donetsk region. Russianaviation conducted airstrikes at Bilohorivka of Luhansk region and Ivanivkaand Spirne of Donetsk region, - General Staff of Armed Forces of Ukraine saysin the morning report</text:p>
      <text:p text:style-name="P4">
News Collection Link: <text:a xlink:type="simple" xlink:href="https://liveuamap.com/en/2023/3-june-at-lyman-direction-russian-army-shelled-nevske-bilohorivka" text:style-name="Internet_20_link" text:visited-style-name="Visited_20_Internet_20_Link">
https://liveuamap.com/en/2023/3-june-at-lyman-direction-russian-army-shelled-nevske-bilohorivka</text:a>
</text:p>
      <text:p text:style-name="P4">
News Source: <text:a xlink:type="simple" xlink:href="https://t.me/lumsrc/4976" text:style-name="Internet_20_link" text:visited-style-name="Visited_20_Internet_20_Link">
https://t.me/lumsrc/4976</text:a>
</text:p>
      <!--NEWS-->
      <text:h text:style-name="P10" text:outline-level="1">
<text:span text:style-name="T4">
Usik signed a contract with Saudi Promotor</text:span>
</text:h>
      <text:p text:style-name="P4">
Authors: Ukrinform (Person)</text:p>
      <text:p text:style-name="P4">
Publisher: Укринформ (Organization)</text:p>
      <text:p text:style-name="P4">
Published Time: 2023-06-03T-42:55:31+03:00</text:p>
      <text:p text:style-name="P4">
Modified Time: 2023-06-03T21:55:31+03:00</text:p>
      <text:p text:style-name="P4">
Description: K2 remains the main promoter of Usik. - Ukrinform.</text:p>
      <text:p text:style-name="P4">
Images: ['<text:a xlink:type="simple" xlink:href="https://static.ukrinform.com/photos/2023_06/thumb_files/630_360_1685818482-201.jpg" text:style-name="Internet_20_link" text:visited-style-name="Visited_20_Internet_20_Link">
630_360_16858...</text:a>
']</text:p>
      <text:p text:style-name="P4">
Tags: ['Бокс', 'Усик']</text:p>
      <text:p text:style-name="P4">
Type: Article</text:p>
      <!--METADATA-->
      <text:p text:style-name="P4">
<draw:frame draw:style-name="fr1" draw:name="Image28" text:anchor-type="as-char" svg:width="6.9236in" svg:height="3.956343in" draw:z-index="0">
<draw:image xlink:href="../Images/yкринформ/2023-06-03T-42-55-31-03-00/630_360_1685818482-201.jpg" xlink:type="simple" xlink:show="embed" xlink:actuate="onLoad" draw:mime-type="image/jpeg"/>
</draw:frame>
Company2 remains the main promoter of Usik.</text:p>
      <text:p text:style-name="P4">
Skill Challenge Promotions <text:a xlink:type="simple" xlink:href="https://www.instagram.com/reel/CtCZGXIphAw/" text:style-name="Internet_20_link" text:visited-style-name="Visited_20_Internet_20_Link">
announced</text:a>
On the signing of the contract with the Ukrainian hardcore Alexander Usik, reports Ukrinform.</text:p>
      <text:p text:style-name="P4">
Earlier it was reported that this company from Saudi Arabia plans to organize Usik against Tyson Fury.</text:p>
      <text:p text:style-name="P4">
At the same time, Usik is now preparing for battle in August against the compulsory contestation of Duba.</text:p>
      <text:p text:style-name="P4">
*!(https://www.ukrinform.ua/rubric-sports/3717383-promouter-usika-nazvav-novu-datu-cempionskogo-poedinku-proti-dubua.html)Skill Challenge Promotions planned to hold two superboas in one day of the bread: Usik - Fury and Joshua - Wilder.</text:p>
      <text:p text:style-name="P4">
Photo: Instagram.com/usykaa</text:p>
      <text:p text:style-name="P4">
News Source: <text:a xlink:type="simple" xlink:href="https://www.ukrinform.ua/rubric-sports/3717938-usik-pidpisav-kontrakt-z-saudivskim-promouterom.html" text:style-name="Internet_20_link" text:visited-style-name="Visited_20_Internet_20_Link">
https://www.ukrinform.ua/rubric-sports/3717938-usik-pidpisav-kontrakt-z-saudivskim-promouterom.html</text:a>
</text:p>
      <!--NEWS-->
      <text:h text:style-name="P10" text:outline-level="1">
<text:span text:style-name="T4">
Russians in a day 10 times fired at Sumy region border</text:span>
</text:h>
      <text:p text:style-name="P4">
Authors: Ukrinform (Person)</text:p>
      <text:p text:style-name="P4">
Publisher: Укринформ (Organization)</text:p>
      <text:p text:style-name="P4">
Published Time: 2023-06-03T-44:46:00+03:00</text:p>
      <text:p text:style-name="P4">
Modified Time: 2023-06-03T21:46:00+03:00</text:p>
      <text:p text:style-name="P4">
Description: The Russian army attacked the artillery and mortars a day 10 times the border areas of Sumy region, resulting in 87 explosions, and infrastructure was being destroyed.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9" text:anchor-type="as-char" svg:width="6.9236in" svg:height="3.956343in" draw:z-index="0">
<draw:image xlink:href="../Images/yкринформ/2023-06-03T-44-46-00-03-00/630_360_1640330796-210.jpeg" xlink:type="simple" xlink:show="embed" xlink:actuate="onLoad" draw:mime-type="image/jpeg"/>
</draw:frame>
The Russian army attacked the artillery and mortars of the borderline of Sumy region 10 times, resulting in 87 explosions, there is a wound to the destruction of infrastructure.</text:p>
      <text:p text:style-name="P4">
According to Ukrinform, the Sumy Regional Military Administration reported in <text:a xlink:type="simple" xlink:href="https://t.me/Sumy_news_ODA/16668" text:style-name="Internet_20_link" text:visited-style-name="Visited_20_Internet_20_Link">
telegram</text:a>
.</text:p>
      <text:p text:style-name="P4">
"During the day, the Russians made 10 shelling. 87 explosions were recorded. <text:a xlink:type="simple" xlink:href="https://www.ukrinform.ua/tag-obstril" text:style-name="Internet_20_link" text:visited-style-name="Visited_20_Internet_20_Link">
Shelling</text:a>
Bilopolskaya, Velikopysarivska, Krasnopil, and Yunakiv communities. Unfortunately, there is a wounded infrastructure target, "the message reads.</text:p>
      <text:p text:style-name="P4">
In the Yunak community, the enemy carried out a mortar shelling - five explosions. As a result of one of the shelling, a civilian was injured in hospital.</text:p>
      <text:p text:style-name="P4">
In the Velikopysariv community, the invaders made artillery fire(Healthy)- 12 explosions. As a result of one of the shelling, the farm building and a trailer were damaged to the car. Also, the Russians were beaten from mortars - 10 explosions.</text:p>
      <text:p text:style-name="P4">
<text:span text:style-name="T4">
 Read also: </text:span>
 <text:a xlink:type="simple" xlink:href="https://www.ukrinform.ua/rubric-ato/3717860-rosiani-trici-obstrilali-prikordonna-cernigivsini.html" text:style-name="Internet_20_link" text:visited-style-name="Visited_20_Internet_20_Link">
Russians three times <text:span text:style-name="T4">
 shelling </text:span>
 fierce border of Chernihiv region</text:a>
There was a mortar shelling in the Krasnopil community - eight explosions.</text:p>
      <text:p text:style-name="P4">
In the Belopil community, the Russians were beaten from mortars - two explosions, and AGS - 50 explosions.</text:p>
      <text:p text:style-name="P4">
As reported <text:a xlink:type="simple" xlink:href="https://www.ukrinform.ua/rubric-ato/3717674-vorog-za-dobu-obstrilav-visim-gromad-sumsini-zaginula-ludina-e-rujnuvanna.html" text:style-name="Internet_20_link" text:visited-style-name="Visited_20_Internet_20_Link">
Ukrinform</text:a>
, last day, on June 2, as a result of shelling of border settlements, one person was killed and two were injured.</text:p>
      <text:p text:style-name="P4">
News Source: <text:a xlink:type="simple" xlink:href="https://www.ukrinform.ua/rubric-ato/3717935-rosiani-za-den-10-raziv-obstrilali-prikordonna-sumsini.html" text:style-name="Internet_20_link" text:visited-style-name="Visited_20_Internet_20_Link">
https://www.ukrinform.ua/rubric-ato/3717935-rosiani-za-den-10-raziv-obstrilali-prikordonna-sumsini.html</text:a>
</text:p>
      <!--NEWS-->
      <text:h text:style-name="P10" text:outline-level="1">
<text:span text:style-name="T4">
A girl who lost her leg through a rocket strike took part in gymnastics competitions</text:span>
</text:h>
      <text:p text:style-name="P4">
Authors: Ukrinform (Person)</text:p>
      <text:p text:style-name="P4">
Publisher: Укринформ (Organization)</text:p>
      <text:p text:style-name="P4">
Published Time: 2023-06-03T-46:34:00+03:00</text:p>
      <text:p text:style-name="P4">
Modified Time: 2023-06-03T21:34:00+03:00</text:p>
      <text:p text:style-name="P4">
Description: Seven -year -old Oleksandra Pascal, who lost her foot last year during the Russian missile shelling of Odesa region, took part in her first competitions today. - Ukrinform.</text:p>
      <text:p text:style-name="P4">
Images: ['<text:a xlink:type="simple" xlink:href="https://static.ukrinform.com/photos/2023_06/thumb_files/630_360_1685817175-331.jpg" text:style-name="Internet_20_link" text:visited-style-name="Visited_20_Internet_20_Link">
630_360_16858...</text:a>
']</text:p>
      <text:p text:style-name="P4">
Tags: ['Діти', 'Гімнастика', 'Спорт', 'Змагання', 'Війна з Росією']</text:p>
      <text:p text:style-name="P4">
Type: Article</text:p>
      <!--METADATA-->
      <text:p text:style-name="P4">
<draw:frame draw:style-name="fr1" draw:name="Image30" text:anchor-type="as-char" svg:width="6.9236in" svg:height="3.956343in" draw:z-index="0">
<draw:image xlink:href="../Images/yкринформ/2023-06-03T-46-34-00-03-00/630_360_1685817175-331.jpg" xlink:type="simple" xlink:show="embed" xlink:actuate="onLoad" draw:mime-type="image/jpeg"/>
</draw:frame>
Seven -year -old Pascal, who lost her foot last year during the Russian rocket launcher of Odessa region, took part in her first competitions today.</text:p>
      <text:p text:style-name="P4">
According to Ukrinform, the adviser - the Presidential Ukrainian Commissioner for Children and Children's Rehabilitation Darya Gerasimchuk reported on [Facebook].(https://www.facebook.com/100006712215740/posts/pfbid0359Xne33C3Xq68z7VF4dU1jEJuXMH5eafNHDwMnvjMMYx9tVb2UDqG4JUs3vxL9LVl/).</text:p>
      <text:p text:style-name="P4">
«Щойно отримала повідомлення від Маши, мами Сашеньки Паскаль: «Сьогодні булинаші перші змагання!». Я дивилась і не могла повірити, як швидко вонареабілітувалась!А найголовніше, яка ж мотивація потужна повинна бути у7-річної дівчинки, щоб так реактивно повернутись в художню гімнастику зпротезом ноги», - сказала Герасимчук.</text:p>
      <text:p text:style-name="P4">
She stressed that "no racists with their rockets, injuries and amputation will break Ukrainians."</text:p>
      <text:p text:style-name="P4">
As it was reported, Oleksandra Pascal lost her leg as a result of a Russian robbery strike on May 16, 2022, which occurred in the village of Gulf. Previously, she was engaged in dance and gymnastics, performed and received awards.</text:p>
      <text:p text:style-name="P4">
In May after the Russian is hit <text:span text:style-name="T4">
 <text:a xlink:type="simple" xlink:href="https://www.ukrinform.ua/tag-raketnij-udar" text:style-name="Internet_20_link" text:visited-style-name="Visited_20_Internet_20_Link">
rockets</text:a>
</text:span>
 The child was rubbed. For more than two weeks, the girl has been in intensive care. She had a fracture of her hands, four ribs, head injury and numerous shrapnel wounds. Doctors were forced to amputated.</text:p>
      <text:p text:style-name="P4">
News Source: <text:a xlink:type="simple" xlink:href="https://www.ukrinform.ua/rubric-sports/3717933-divcinka-aka-vtratila-nogu-cerez-raketnij-udar-vzala-ucast-u-zmagannah-z-gimnastiki.html" text:style-name="Internet_20_link" text:visited-style-name="Visited_20_Internet_20_Link">
https://www.ukrinform.ua/rubric-sports/3717933-divcinka-aka-vtratila-nogu-cerez-raketnij-udar-vzala-ucast-u-zmagannah-z-gimnastiki.html</text:a>
</text:p>
      <!--NEWS-->
      <text:h text:style-name="P10" text:outline-level="1">
<text:span text:style-name="T4">
Azar will leave Real at the end of the season</text:span>
</text:h>
      <text:p text:style-name="P4">
Authors: Ukrinform (Person)</text:p>
      <text:p text:style-name="P4">
Publisher: Укринформ (Organization)</text:p>
      <text:p text:style-name="P4">
Published Time: 2023-06-03T-48:29:57+03:00</text:p>
      <text:p text:style-name="P4">
Modified Time: 2023-06-03T21:29:57+03:00</text:p>
      <text:p text:style-name="P4">
Description: The Belgian spent 4 seasons in the Madrid team. - Ukrinform.</text:p>
      <text:p text:style-name="P4">
Images: ['<text:a xlink:type="simple" xlink:href="https://static.ukrinform.com/photos/2023_06/thumb_files/630_360_1685816903-223.jpg" text:style-name="Internet_20_link" text:visited-style-name="Visited_20_Internet_20_Link">
630_360_16858...</text:a>
']</text:p>
      <text:p text:style-name="P4">
Tags: ['Футбол', 'Реал Мадрид']</text:p>
      <text:p text:style-name="P4">
Type: Article</text:p>
      <!--METADATA-->
      <text:p text:style-name="P4">
<draw:frame draw:style-name="fr1" draw:name="Image33" text:anchor-type="as-char" svg:width="6.9236in" svg:height="3.956343in" draw:z-index="0">
<draw:image xlink:href="../Images/yкринформ/2023-06-03T-48-29-57-03-00/630_360_1685816903-223.jpg" xlink:type="simple" xlink:show="embed" xlink:actuate="onLoad" draw:mime-type="image/jpeg"/>
</draw:frame>
The Belgian spent 4 seasons in the Madrid team.  Real Madrid officially <text:a xlink:type="simple" xlink:href="https://theathletic.com/4577672/2023/06/03/eden-hazard-real-madrid-future/" text:style-name="Internet_20_link" text:visited-style-name="Visited_20_Internet_20_Link">
reported</text:a>
On the early termination of cooperation with midfielder Eden Azar, reports Ukrinform.</text:p>
      <text:p text:style-name="P4">
The 32-year-old Belgian will leave the team at the end of the season, although the contract with it is calculated until the next one.</text:p>
      <text:p text:style-name="P4">
Azar moved to Real Madrid from Chelsea in 2019 approximately 100 million -mm, but injuries prevented the hawbek.</text:p>
      <text:p text:style-name="P4">
For 4 seasons, the football player scored 7 goals and made 12 assets in 76 days.</text:p>
      <text:p text:style-name="P4">
<text:span text:style-name="T4">
 Read also: </text:span>
 <text:a xlink:type="simple" xlink:href="https://www.ukrinform.ua/rubric-sports/3710685-man-siti-rozgromiv-real-i-vijsov-do-finalu-ligi-cempioniv.html" text:style-name="Internet_20_link" text:visited-style-name="Visited_20_Internet_20_Link">
"Man City" defeated Real and went to the finals of the Ligichampions</text:a>
As reported by Ukrinform, Eden earlier completed his career in the Belgium national team.</text:p>
      <text:p text:style-name="P4">
Photo: Getty Images</text:p>
      <text:p text:style-name="P4">
News Source: <text:a xlink:type="simple" xlink:href="https://www.ukrinform.ua/rubric-sports/3717931-azar-naprikinci-sezonu-zalisit-real.html" text:style-name="Internet_20_link" text:visited-style-name="Visited_20_Internet_20_Link">
https://www.ukrinform.ua/rubric-sports/3717931-azar-naprikinci-sezonu-zalisit-real.html</text:a>
</text:p>
      <!--NEWS-->
      <text:h text:style-name="P10" text:outline-level="1">
<text:span text:style-name="T4">
Nadal: My recovery will last 5 months if everything goes well</text:span>
</text:h>
      <text:p text:style-name="P4">
Authors: Ukrinform (Person)</text:p>
      <text:p text:style-name="P4">
Publisher: Укринформ (Organization)</text:p>
      <text:p text:style-name="P4">
Published Time: 2023-06-03T-50:23:43+03:00</text:p>
      <text:p text:style-name="P4">
Modified Time: 2023-06-03T21:23:43+03:00</text:p>
      <text:p text:style-name="P4">
Description: The 22-time champion of the series tournaments Grand Slem Rafael Nadal underwent surgery on the left thigh. - Ukrinform.</text:p>
      <text:p text:style-name="P4">
Images: ['<text:a xlink:type="simple" xlink:href="https://static.ukrinform.com/photos/2023_06/thumb_files/630_360_1685816508-988.jpg" text:style-name="Internet_20_link" text:visited-style-name="Visited_20_Internet_20_Link">
630_360_16858...</text:a>
']</text:p>
      <text:p text:style-name="P4">
Tags: ['Теніс', 'Надаль']</text:p>
      <text:p text:style-name="P4">
Type: Article</text:p>
      <!--METADATA-->
      <text:p text:style-name="P4">
<draw:frame draw:style-name="fr1" draw:name="Image34" text:anchor-type="as-char" svg:width="6.9236in" svg:height="3.956343in" draw:z-index="0">
<draw:image xlink:href="../Images/yкринформ/2023-06-03T-50-23-43-03-00/630_360_1685816508-988.jpg" xlink:type="simple" xlink:show="embed" xlink:actuate="onLoad" draw:mime-type="image/jpeg"/>
</draw:frame>
The 22-time champion of the series tournament Grand Slem Rafael Nadal moved the operating room on the left thigh.</text:p>
      <text:p text:style-name="P4">
He <text:a xlink:type="simple" xlink:href="https://twitter.com/rafaelnadal/status/1664980509301125121" text:style-name="Internet_20_link" text:visited-style-name="Visited_20_Internet_20_Link">
reported</text:a>
In itself, the turning, reports Ukrinform.</text:p>
      <text:p text:style-name="P4">
"Hi to all. As you know, last night I had surgery. Everything was passionate, arthroscopy was on the left lumbar tendon, which is why I did not play the bunny. The old lip injury of my left thigh was also settled that it would certainly help to restore the tendon. I want to thank the doctors for their work.</text:p>
      <text:p text:style-name="P4">
Immediately begin progressive functional rehabilitation. The normal renewal process, as they say, is 5 months, if everything goes well. I once to see all the support you showed me and which you give me every day. Now I also have a birthday. Not in the desired or dreamy place, though he is grateful, ”Nadal wrote.</text:p>
      <text:p text:style-name="P4">
Nadal was injured in Australian Open, from that moment on it did not go to the court.</text:p>
      <text:p text:style-name="P4">
<text:span text:style-name="T4">
 Read also: </text:span>
 <text:a xlink:type="simple" xlink:href="https://www.ukrinform.ua/rubric-sports/3713626-nadal-ne-zigrae-na-vimbldoni2023.html" text:style-name="Internet_20_link" text:visited-style-name="Visited_20_Internet_20_Link">
<text:span text:style-name="T4">
 Nadal </text:span>
 will not play on "Wimbledon-2023"</text:a>
As reported by Ukrinform, for the first time since 2004 he missed Rolan Harros, and ascension from Wimbledon.</text:p>
      <text:p text:style-name="P4">
Photo: twitter.com/rafaelnadal, Getty Images</text:p>
      <text:p text:style-name="P4">
News Source: <text:a xlink:type="simple" xlink:href="https://www.ukrinform.ua/rubric-sports/3717929-nadal-moe-vidnovlenna-trivatime-5-misaciv-akso-vse-pide-dobre.html" text:style-name="Internet_20_link" text:visited-style-name="Visited_20_Internet_20_Link">
https://www.ukrinform.ua/rubric-sports/3717929-nadal-moe-vidnovlenna-trivatime-5-misaciv-akso-vse-pide-dobre.html</text:a>
</text:p>
      <!--NEWS-->
      <text:h text:style-name="P10" text:outline-level="1">
<text:span text:style-name="T4">
In Kiev, police after an enemy attack took out an ammunition from a burning building</text:span>
</text:h>
      <text:p text:style-name="P4">
Authors: Ukrinform (Person)</text:p>
      <text:p text:style-name="P4">
Publisher: Укринформ (Organization)</text:p>
      <text:p text:style-name="P4">
Published Time: 2023-06-03T-52:13:00+03:00</text:p>
      <text:p text:style-name="P4">
Modified Time: 2023-06-03T21:13:00+03:00</text:p>
      <text:p text:style-name="P4">
Description: In Kyiv, two police officers - Taras Dmitruk and Roman Khomenko, after one of the recent attacks with drones, removed ammunition from a burning building. - Ukrinform.</text:p>
      <text:p text:style-name="P4">
Images: ['<text:a xlink:type="simple" xlink:href="https://static.ukrinform.com/photos/2023_06/thumb_files/630_360_1685817368-394.jpg" text:style-name="Internet_20_link" text:visited-style-name="Visited_20_Internet_20_Link">
630_360_16858...</text:a>
']</text:p>
      <text:p text:style-name="P4">
Tags: ['Обстріл', 'Поліція', 'Пожежа', 'Вибух', 'Київ']</text:p>
      <text:p text:style-name="P4">
Type: Article</text:p>
      <!--METADATA-->
      <text:p text:style-name="P4">
<draw:frame draw:style-name="fr1" draw:name="Image36" text:anchor-type="as-char" svg:width="6.9236in" svg:height="3.956343in" draw:z-index="0">
<draw:image xlink:href="../Images/yкринформ/2023-06-03T-52-13-00-03-00/630_360_1685817368-394.jpg" xlink:type="simple" xlink:show="embed" xlink:actuate="onLoad" draw:mime-type="image/jpeg"/>
</draw:frame>
In Kiev, police and schoorous - Taras Dmitruk and Roman Khomenko, after one recent attacks with drones, removed ammunition from a burning building.</text:p>
      <text:p text:style-name="P4">
According to Ukrinform, the Ministry of Internal Affairs reports in <text:a xlink:type="simple" xlink:href="https://t.me/mvs_ukraine/25911" text:style-name="Internet_20_link" text:visited-style-name="Visited_20_Internet_20_Link">
telegram</text:a>
.</text:p>
      <text:p text:style-name="P4">
"Police -explosive equipment, Taras Dmitruk and Roman Khomenko, made a heroic jar by bringing an ammunition from a burning building in Kiev. They were a warning explosion," the message reads.</text:p>
      <text:p text:style-name="P4">
<text:span text:style-name="T4">
 Read also: </text:span>
 <text:span text:style-name="T4">
 <text:a xlink:type="simple" xlink:href="https://www.ukrinform.ua/rubric-regions/3717762-u-zaporizzi-na-plazi-diti-znajsli-minu.html" text:style-name="Internet_20_link" text:visited-style-name="Visited_20_Internet_20_Link">
in Zaporozhye on the beach children found mine</text:a>
</text:span>
</text:p>
      <text:p text:style-name="P4">
It is noted that the event happened in the Holosiivskyi district of Kiev. During the time of the capital of the capital, a fragment of drone fell into the building of one of the factories, resulting in a fire. The unmanaged combat unit remained in the fire. At high temperatures, the ammunition could detract at any time and lead to a powerful explosion with serious consequences.</text:p>
      <text:p text:style-name="P4">
<text:span text:style-name="T4">
 Read also: </text:span>
 <text:span text:style-name="T4">
 [in Kherson as a result of shelling two people are injured]](https://www.ukrinform.ua/rubric-ato/3716910-u-hersoni-vnaslidok-obstrilu-poraneni-dvoe-ludej.html)</text:span>
</text:p>
      <text:p text:style-name="P4">
All emergency services, including police equipment, arrived at the scene.</text:p>
      <text:p text:style-name="P4">
"They risked their lives to avoid a large -scale explosion and save people. We thank them for their important work and courage," the Ministry of Internal Affairs emphasized.</text:p>
      <text:p text:style-name="P4">
<text:span text:style-name="T4">
 Read also: </text:span>
 <text:span text:style-name="T4">
 <text:a xlink:type="simple" xlink:href="https://www.ukrinform.ua/rubric-regions/3717768-armia-rf-za-dobu-obstrilala-devat-regioniv-ukraini-zvedenna-ova.html" text:style-name="Internet_20_link" text:visited-style-name="Visited_20_Internet_20_Link">
Army of the Russian Federation for a day fired nine regions of Ukraine -OVA Condition</text:a>
</text:span>
</text:p>
      <text:p text:style-name="P4">
As reported by Ukrinform, on June 2, all 15 Russian winged missiles and 21 shock drones were made on June 2 on June 2.</text:p>
      <text:p text:style-name="P4">
News Source: <text:a xlink:type="simple" xlink:href="https://www.ukrinform.ua/rubric-kyiv/3717924-u-kievi-policejski-pisla-vorozoi-ataki-vinesli-boepripas-iz-palaucoi-budivli.html" text:style-name="Internet_20_link" text:visited-style-name="Visited_20_Internet_20_Link">
https://www.ukrinform.ua/rubric-kyiv/3717924-u-kievi-policejski-pisla-vorozoi-ataki-vinesli-boepripas-iz-palaucoi-budivli.html</text:a>
</text:p>
      <!--NEWS-->
      <text:h text:style-name="P10" text:outline-level="1">
<text:span text:style-name="T4">
Battery Status Analysis: Android 14 appeared one of the iPhone features</text:span>
</text:h>
      <text:p text:style-name="P4">
Authors: Ukrinform (Person)</text:p>
      <text:p text:style-name="P4">
Publisher: Укринформ (Organization)</text:p>
      <text:p text:style-name="P4">
Published Time: 2023-06-03T-54:13:00+03:00</text:p>
      <text:p text:style-name="P4">
Modified Time: 2023-06-03T21:13:00+03:00</text:p>
      <text:p text:style-name="P4">
Description: Android 14 appeared one of the iPhone features - Analysis of the Battery Status. It is yet available in the beta of the new operating system, however, after release, the stable version will be available for all users in the fall. - Ukrinform.</text:p>
      <text:p text:style-name="P4">
Images: ['<text:a xlink:type="simple" xlink:href="https://static.ukrinform.com/photos/2023_06/thumb_files/630_360_1685816057-526.jpg" text:style-name="Internet_20_link" text:visited-style-name="Visited_20_Internet_20_Link">
630_360_16858...</text:a>
']</text:p>
      <text:p text:style-name="P4">
Tags: ['Смартфон', 'Android', 'iPhone', 'Акумулятор']</text:p>
      <text:p text:style-name="P4">
Type: Article</text:p>
      <!--METADATA-->
      <text:p text:style-name="P4">
<draw:frame draw:style-name="fr1" draw:name="Image37" text:anchor-type="as-char" svg:width="6.9236in" svg:height="3.956343in" draw:z-index="0">
<draw:image xlink:href="../Images/yкринформ/2023-06-03T-54-13-00-03-00/630_360_1685816057-526.jpg" xlink:type="simple" xlink:show="embed" xlink:actuate="onLoad" draw:mime-type="image/jpeg"/>
</draw:frame>
Android14 appeared one of the iPhone features - the analysis of the battery. So far, the better in the beta of the new operating system, however, after the release of stable version in the fall will become available for all users.</text:p>
      <text:p text:style-name="P4">
As Ukrinform reports, it reports <text:a xlink:type="simple" xlink:href="https://www.fonearena.com/blog/395005/android-14-battery-health.html" text:style-name="Internet_20_link" text:visited-style-name="Visited_20_Internet_20_Link">
fonearena</text:a>
.</text:p>
      <text:p text:style-name="P4">
Google has created a new feature for Android -based smartphones, which allows you to analyze the battery status. Thanks to it, users will be able to find out the battery wear safety capacity on their device, as well as receive recommendations for use and replacement.</text:p>
      <text:p text:style-name="P4">
The new Batterymanager feature is already available in settings <text:a xlink:type="simple" xlink:href="https://www.ukrinform.ua/tag-smartfon" text:style-name="Internet_20_link" text:visited-style-name="Visited_20_Internet_20_Link">
smartphones</text:a>
Google Pixel, working on Android14 Beta 2. Also Google plans to provide this feature for developers to allow them to form programs to analyze battery on other smartphones.</text:p>
      <text:p text:style-name="P4">
BatteryManager will be able to check the various battery settings, such as charging cycles, battery production, the date of the first charging of the velektrometic, charging status and other data.</text:p>
      <text:p text:style-name="P4">
<text:span text:style-name="T4">
 Read also: </text:span>
 <text:a xlink:type="simple" xlink:href="https://www.ukrinform.ua/rubric-technology/3717424-nokia-predstavila-dva-budzetni-smartfoni.html" text:style-name="Internet_20_link" text:visited-style-name="Visited_20_Internet_20_Link">
Nokia introduced two budget smartphones</text:a>
A similar feature that shows battery wear is already available at the iPhone. It is unknown when Batterymanager will become accessible to Android users.</text:p>
      <text:p text:style-name="P4">
The release of the stable version of Android 14 is expected in the fall of 2023.</text:p>
      <text:p text:style-name="P4">
As reported <text:a xlink:type="simple" xlink:href="https://www.ukrinform.ua/rubric-technology/3709572-google-zapuskae-funkcii-dla-posuku-fejkovih-ta-stucno-zgenerovanih-zobrazen.html" text:style-name="Internet_20_link" text:visited-style-name="Visited_20_Internet_20_Link">
Ukrinform</text:a>
, Google adds two new features to finding fake -artificially generated images to reduce misinformation against the background of artificial intelligence development.</text:p>
      <text:p text:style-name="P4">
News Source: <text:a xlink:type="simple" xlink:href="https://www.ukrinform.ua/rubric-technology/3717926-analiz-stanu-akumulatora-v-android-14-zavilasa-odna-z-funkcij-iphone.html" text:style-name="Internet_20_link" text:visited-style-name="Visited_20_Internet_20_Link">
https://www.ukrinform.ua/rubric-technology/3717926-analiz-stanu-akumulatora-v-android-14-zavilasa-odna-z-funkcij-iphone.html</text:a>
</text:p>
      <!--NEWS-->
      <text:h text:style-name="P10" text:outline-level="1">
<text:span text:style-name="T4">
Baltops training with the participation of 50 NATO ships began in Estonia</text:span>
</text:h>
      <text:p text:style-name="P4">
Authors: Ukrinform (Person)</text:p>
      <text:p text:style-name="P4">
Publisher: Укринформ (Organization)</text:p>
      <text:p text:style-name="P4">
Published Time: 2023-06-03T-57:55:00+03:00</text:p>
      <text:p text:style-name="P4">
Modified Time: 2023-06-03T20:55:00+03:00</text:p>
      <text:p text:style-name="P4">
Description: On Saturday, Tallinn began the largest studies in the Baltops 23 this year, which is attended by 50 NATO warships. They work on the interaction of the land, air and naval forces of 20 countries. - Ukrinform.</text:p>
      <text:p text:style-name="P4">
Images: ['<text:a xlink:type="simple" xlink:href="https://static.ukrinform.com/photos/2023_06/thumb_files/630_360_1685814762-240.jpg" text:style-name="Internet_20_link" text:visited-style-name="Visited_20_Internet_20_Link">
630_360_16858...</text:a>
']</text:p>
      <text:p text:style-name="P4">
Tags: ['Естонія', 'НАТО', 'Військові навчання', 'Флот']</text:p>
      <text:p text:style-name="P4">
Type: Article</text:p>
      <!--METADATA-->
      <text:p text:style-name="P4">
<draw:frame draw:style-name="fr1" draw:name="Image39" text:anchor-type="as-char" svg:width="6.9236in" svg:height="3.956343in" draw:z-index="0">
<draw:image xlink:href="../Images/yкринформ/2023-06-03T-57-55-00-03-00/630_360_1685814762-240.jpg" xlink:type="simple" xlink:show="embed" xlink:actuate="onLoad" draw:mime-type="image/jpeg"/>
</draw:frame>
On Saturday, Tallinn began the largest study this year at the Baltic Moribaltops 23, which participates 50 NATO warships. They work on the interaction of the land, air and naval forces of 20 countries.</text:p>
      <text:p text:style-name="P4">
About it reports Ukrinform with reference to Estonian <text:a xlink:type="simple" xlink:href="https://rus.err.ee/1608997558/v-uchenijah-baltops-v-tallinne-uchastvujut-50-korablej-nato" text:style-name="Internet_20_link" text:visited-style-name="Visited_20_Internet_20_Link">
ERR broadcaster</text:a>
.</text:p>
      <text:p text:style-name="P4">
In total, about 6,000 military personnel of naval, land and air forces are involved in the Baltops training, the Union and Air Forces will work out for two weeks, they will work out protical and anti-air defense, ammunition and health and rescue operations.</text:p>
      <text:p text:style-name="P4">
<text:a xlink:type="simple" xlink:href="https://www.ukrinform.ua/tag-estonia" text:style-name="Internet_20_link" text:visited-style-name="Visited_20_Internet_20_Link">
Estonia</text:a>
She was preparing for the training for three years. The Navy Commander Commander Yuri Saska said that such a number of ships in Tallinn has never been before. “In 2016, the participants were slightly smaller, that is, only marines and their ships. But there was no prayer that all ships began training with Tallinn, ”Sasca said.</text:p>
      <text:p text:style-name="P4">
The largest ship arrived in Tallinn is Mount Whitney, which belongs to the 6th US Fleet. It controls the entire operation. "We conduct training to strengthen the trust between NATO forces to ensure good work and operational opportunities so that when we find ourselves in a combat situation, we can combine our strengths and act as a whole," Viceadmiral Tomasisha, Commander of the 6th, explained, US Fleet.</text:p>
      <text:p text:style-name="P4">
The Swedes also arrived on a submarine that works on electricity and can be underwater without floating for more than a month. For many members, the Baltops crew has become the first international experience. “We have to learn how to act in a great way. We can practice here with everything: large -grade, more powerful hydrologers, helicopters and patrols. All this is a rare opportunity to train for us, ”said Swedish officer, Lieutenant Moberg Captain.</text:p>
      <text:p text:style-name="P4">
According to the Deputy Commander of the Joint Command of NATO in Brunsum(Netherlands)Lieutenant General Luis Lanchares, Sweden's Introduction to NATO is just a time. For the first time, the Finns are involved as a NATO member. "My message to anyone who doubts NATO is that NATO is a Grand Duke, and we are more than ready to protect all our members," Lanchares said.The exercises also participate in two ships of the Navy of Estonia, and the Air Force Estonia is bidding with their allies.</text:p>
      <text:p text:style-name="P4">
The training will end on June 16 in Germany.</text:p>
      <text:p text:style-name="P4">
As reported <text:a xlink:type="simple" xlink:href="https://www.ukrinform.ua/rubric-world/3709145-v-estonii-rozpocinautsa-navcanna-nato-za-ucasti-14-tisac-vijskovih.html" text:style-name="Internet_20_link" text:visited-style-name="Visited_20_Internet_20_Link">
Ukrinform</text:a>
, in the second half of May in Estonia, a two -week -old NATO Spring Storm military exercise passed(“Spring Storm”)With the participation of 14,000 servicemen.</text:p>
      <text:p text:style-name="P4">
<text:span text:style-name="T5">
Foto: Aleksander Espenberg/Kaitsevägi</text:span>
</text:p>
      <text:p text:style-name="P4">
News Source: <text:a xlink:type="simple" xlink:href="https://www.ukrinform.ua/rubric-world/3717923-v-estonii-pocalisa-navcanna-baltops-za-ucastu-50-korabliv-nato.html" text:style-name="Internet_20_link" text:visited-style-name="Visited_20_Internet_20_Link">
https://www.ukrinform.ua/rubric-world/3717923-v-estonii-pocalisa-navcanna-baltops-za-ucastu-50-korabliv-nato.html</text:a>
</text:p>
      <!--NEWS-->
      <text:h text:style-name="P10" text:outline-level="1">
<text:span text:style-name="T4">
Чілдрен Кінофест оголосив міжнародну програму і Посла фестивалю</text:span>
</text:h>
      <text:p text:style-name="P4">
Authors: Ukrinform (Person)</text:p>
      <text:p text:style-name="P4">
Publisher: Укринформ (Organization)</text:p>
      <text:p text:style-name="P4">
Published Time: 2023-06-03T-59:54:00+03:00</text:p>
      <text:p text:style-name="P4">
Modified Time: 2023-06-03T20:54:00+03:00</text:p>
      <text:p text:style-name="P4">
Description: The anniversary 10th International Festival "Children Cinema Fest", which is supported by the Ukrainian Cultural Fund, has announced the international program and ambassador of the festival. - Ukrinform.</text:p>
      <text:p text:style-name="P4">
Images: ['<text:a xlink:type="simple" xlink:href="https://static.ukrinform.com/photos/2023_06/thumb_files/630_360_1685814145-143.jpg" text:style-name="Internet_20_link" text:visited-style-name="Visited_20_Internet_20_Link">
630_360_16858...</text:a>
', '<text:a xlink:type="simple" xlink:href="https://static.ukrinform.com/photos/2023_06/1685815023-676.jpg" text:style-name="Internet_20_link" text:visited-style-name="Visited_20_Internet_20_Link">
1685815023-67...</text:a>
']</text:p>
      <text:p text:style-name="P4">
Tags: ['Чілдрен Кінофест']</text:p>
      <text:p text:style-name="P4">
Type: Article</text:p>
      <!--METADATA-->
      <text:p text:style-name="P4">
<draw:frame draw:style-name="fr1" draw:name="Image40" text:anchor-type="as-char" svg:width="6.9236in" svg:height="3.956343in" draw:z-index="0">
<draw:image xlink:href="../Images/yкринформ/2023-06-03T-59-54-00-03-00/630_360_1685814145-143.jpg" xlink:type="simple" xlink:show="embed" xlink:actuate="onLoad" draw:mime-type="image/jpeg"/>
</draw:frame>
The Jubilee 10th International Festival "Children Cinema Fest", which is supported by the Ukrainian Cultural Foundation, has announced the international program and the Police Festival.</text:p>
      <text:p text:style-name="P4">
The organizers of the event - the Arthouse Company "Arthower" - told about it Ukrinform.</text:p>
      <text:p text:style-name="P4">
“In the international competition program of the largest children's film festival of Ukraine, Ukrainian fantasy and six films from other European countries, and the musician Filatov was(The Maneken)He became an honorary ambassador of an event that presents a public view in the public environment, helping to spread key ideas, ”the film company said.</text:p>
      <text:p text:style-name="P4">
“In recent years, the development of cinema in Ukraine has gained rapid growth and, as the remained, we are now living a special time for the formation of authentic Ukrainian cinema. We have something to tell you what to show the world, and more today in the films for years. And children are our future, which today have a chance to prove themselves in this very complicated but incredibly fantastic form of art, ” - said the musician, composer, arranger, producer, member of the European Film Academy, composer and presenter of the YouTube -Project" How Ukraine Sounds ", Frontman The Maneken, the composer of the Onuka Eugene Filatov.</text:p>
      <text:p text:style-name="P4">
<draw:frame draw:style-name="fr1" draw:name="Image41" text:anchor-type="as-char" svg:width="6.9236in" svg:height="8.660911in" draw:z-index="0">
<draw:image xlink:href="../Images/yкринформ/2023-06-03T-59-54-00-03-00/1685815023-676.jpg" xlink:type="simple" xlink:show="embed" xlink:actuate="onLoad" draw:mime-type="image/jpeg"/>
</draw:frame>
Also, Children Cinema Fest presented <text:a xlink:type="simple" xlink:href="https://www.ukrinform.ua/tag-kino" text:style-name="Internet_20_link" text:visited-style-name="Visited_20_Internet_20_Link">
movies</text:a>
which entered the International Contest, the winner of which is determined by the festival visitor through the audience. The program includes seven -genre European tapes for different age categories. It will be possible to see pictures in the cinemas of 10 Ukrainian cities(Kyiv, Lviv, Vinnitsa, Zhytomyr, Chernivtsi, Dnipro, Lutsk, Odesa, Poltava, Khmelnitsky, Chernihiv).</text:p>
      <text:p text:style-name="P4">
Україну в міжнародному конкурсі Чілдрен Кінофесту представляє пригодницькефентезі «Джура-королевич». Картина розповідає про боротьбу добра проти зла,котру має очолити юнак, який випадково дізнається, що є нащадком славетногокороля. У стрічці зіграли українські зірки Максим Самчик, Таїсія-Оксана Щурук,Аліна Коваленко, В'ячеслав Довженко, Олексій Вертинський та інші.</text:p>
      <text:p text:style-name="P4">
They will show at the festival and the adventure movie "Adventures for Gellovin"(Denmark)The Proklopchik who is trying to find his suddenly missing sister in the year. At home, the work was a nominee of the national film award.</text:p>
      <text:p text:style-name="P4">
The program also presents two family comedies. The prize-winner of the Sarajevo Cinema Festival "Planet Gai" tells of a 14-year-old girl who should give radus to jealous classmates, breaking her profile on social networks, and also help the local owner of the establishment repels the blackmails. “The soul of the team”(Spain)—Film about a nun that founded a boarding school at the boarding school to get with the fools.</text:p>
      <text:p text:style-name="P4">
The smallest spectators at Children Film Festival will be waiting for the winner of the International Children's Cinema Festival in Chicago, a fairy -tale German ribbon "Star Laura". Cequrenization of a series of books of the famous children's writer Claus Baumgart. The main agent is a girl who becomes the best girlfriend of a star that has fallen from heaven.</text:p>
      <text:p text:style-name="P4">
Also within the festival there will be out -of -competition shows in cinemas. Participants will get acquainted with the world classics-the movie Agneshka Holland "Secret Sad", which celebrates the 30th anniversary this year from the date of release. In addition, traditionally, the screens will show the last year's winner - the adventure fantasy "Hell Korugva, or Christmas Cossack" of Ukrainian production.</text:p>
      <text:p text:style-name="P4">
For online viewing, the organizers have prepared a special anniversary program-the selection of the winning films of the Children Film Festival of previous years.</text:p>
      <text:p text:style-name="P4">
The cinemas and online format will show the finalists of the children's kin-competition, which takes place within the festival. The finalists will be painted soon, and the winners will be determined by the professional jury, which included the director of the animated movie "Mavka. Forest Song ”and Author's Patri Pestermus Alexander Ruban, director and screenwriter("Gorlytsy's Nest", "Lucy Interns").</text:p>
      <text:p text:style-name="P4">
<text:span text:style-name="T4">
Читайте також:</text:span>
 <text:a xlink:type="simple" xlink:href="https://www.ukrinform.ua/rubric-culture/3717638-u-kievi-startuvav-20j-miznarodnij-kinofestival-docudays-ua.html" text:style-name="Internet_20_link" text:visited-style-name="Visited_20_Internet_20_Link">
 У Києві стартував 20-й Міжнародний <text:span text:style-name="T4">
кінофестиваль</text:span>
Docudays UA </text:a>
</text:p>
      <text:p text:style-name="P4">
The 10th Children Film Fest will take place from June 30 to July 9. The shows of international program and film-retrospectives will be held in cinemas in Ukrainian cities. Special anniversary program(Seleges of winning films last years)will take place online. Finalists of the children's film competition will be shown in cinemas and online. All events are free of charge. Registration for cinematic shows of organized groups of more(http://childrenkinofest.com/ua/schedule/). Individual enhancement of visitors for cinematic shows will begin in the week of the festival.</text:p>
      <text:p text:style-name="P4">
<text:span text:style-name="T5">
Foto: Children film fest</text:span>
</text:p>
      <text:p text:style-name="P4">
News Source: <text:a xlink:type="simple" xlink:href="https://www.ukrinform.ua/rubric-culture/3717922-cildren-kinofest-ogolosiv-miznarodnu-programu-i-posla-festivalu.html" text:style-name="Internet_20_link" text:visited-style-name="Visited_20_Internet_20_Link">
https://www.ukrinform.ua/rubric-culture/3717922-cildren-kinofest-ogolosiv-miznarodnu-programu-i-posla-festivalu.html</text:a>
</text:p>
      <!--NEWS-->
      <text:h text:style-name="P10" text:outline-level="1">
<text:span text:style-name="T4">
Messi will leave PSG at the end of the season</text:span>
</text:h>
      <text:p text:style-name="P4">
Authors: Ukrinform (Person)</text:p>
      <text:p text:style-name="P4">
Publisher: Укринформ (Organization)</text:p>
      <text:p text:style-name="P4">
Published Time: 2023-06-03T-61:45:00+03:00</text:p>
      <text:p text:style-name="P4">
Modified Time: 2023-06-03T20:45:00+03:00</text:p>
      <text:p text:style-name="P4">
Description: The Argentine has been in the Paris Club since the summer of 2021. - Ukrinform.</text:p>
      <text:p text:style-name="P4">
Images: ['<text:a xlink:type="simple" xlink:href="https://static.ukrinform.com/photos/2023_06/thumb_files/630_360_1685814428-303.jpg" text:style-name="Internet_20_link" text:visited-style-name="Visited_20_Internet_20_Link">
630_360_16858...</text:a>
']</text:p>
      <text:p text:style-name="P4">
Tags: ['Футбол', 'Мессі', 'Парі Сен-Жермен']</text:p>
      <text:p text:style-name="P4">
Type: Article</text:p>
      <!--METADATA-->
      <text:p text:style-name="P4">
<draw:frame draw:style-name="fr1" draw:name="Image42" text:anchor-type="as-char" svg:width="6.9236in" svg:height="3.956343in" draw:z-index="0">
<draw:image xlink:href="../Images/yкринформ/2023-06-03T-61-45-00-03-00/630_360_1685814428-303.jpg" xlink:type="simple" xlink:show="embed" xlink:actuate="onLoad" draw:mime-type="image/jpeg"/>
</draw:frame>
The Argentine has been in the Paris Club since the summer of 2021.</text:p>
      <text:p text:style-name="P4">
"PSG" officially <text:a xlink:type="simple" xlink:href="https://www.psg.fr/equipes/equipe-premiere/content/leo-messi-merci-paris-saint-germain-2022-2023" text:style-name="Internet_20_link" text:visited-style-name="Visited_20_Internet_20_Link">
reported</text:a>
that Lionelmessy leaves the team at the end of the 2022/23 season, Ukrinform reports.</text:p>
      <text:p text:style-name="P4">
“I thank the club, Paris and its inhabitants for these two years. I wish them all the best in the future, ”Messi said.</text:p>
      <text:p text:style-name="P4">
The 35-year-old Argentine has been performing for the Paris Club since the summer of 2021. Its accounts for 32 goals and 35 assistants in 74 matches.</text:p>
      <text:p text:style-name="P4">
Together with the team, the football player won two France's championships and the country's superbowner.</text:p>
      <text:p text:style-name="P4">
Also, after the end of the season, PSG will leave a 37-year-old defender Sergio Ramos.</text:p>
      <text:p text:style-name="P4">
<text:span text:style-name="T4">
 Read also: </text:span>
 <text:a xlink:type="simple" xlink:href="https://www.ukrinform.ua/rubric-sports/3716673-zmi-nejmar-vidhiliv-propoziciu-iz-saudivskoi-aravii.html" text:style-name="Internet_20_link" text:visited-style-name="Visited_20_Internet_20_Link">
media: Neymar rejected the proposal from Saudi Arabia</text:a>
As reported by Ukrinform, PSG became the champion of France-2022/23 ahead of schedule, the team of Christophe Galtew will complete the season on June 3 with Clermone.</text:p>
      <text:p text:style-name="P4">
Photo: psg.fr</text:p>
      <text:p text:style-name="P4">
News Source: <text:a xlink:type="simple" xlink:href="https://www.ukrinform.ua/rubric-sports/3717921-messi-pokine-psz-naprikinci-sezonu.html" text:style-name="Internet_20_link" text:visited-style-name="Visited_20_Internet_20_Link">
https://www.ukrinform.ua/rubric-sports/3717921-messi-pokine-psz-naprikinci-sezonu.html</text:a>
</text:p>
      <!--NEWS-->
      <text:h text:style-name="P10" text:outline-level="1">
<text:span text:style-name="T4">
Tsurenko won the third round of Rolan Harros</text:span>
</text:h>
      <text:p text:style-name="P4">
Authors: Ukrinform (Person)</text:p>
      <text:p text:style-name="P4">
Publisher: Укринформ (Organization)</text:p>
      <text:p text:style-name="P4">
Published Time: 2023-06-03T-63:30:00+03:00</text:p>
      <text:p text:style-name="P4">
Modified Time: 2023-06-03T20:30:00+03:00</text:p>
      <text:p text:style-name="P4">
Description: The Ukrainian won Bianca Andreesk from Canada. - Ukrinform.</text:p>
      <text:p text:style-name="P4">
Images: ['<text:a xlink:type="simple" xlink:href="https://static.ukrinform.com/photos/2023_06/thumb_files/630_360_1685813365-472.jpg" text:style-name="Internet_20_link" text:visited-style-name="Visited_20_Internet_20_Link">
630_360_16858...</text:a>
']</text:p>
      <text:p text:style-name="P4">
Tags: ['Цуренко', 'Теніс']</text:p>
      <text:p text:style-name="P4">
Type: Article</text:p>
      <!--METADATA-->
      <text:p text:style-name="P4">
<draw:frame draw:style-name="fr1" draw:name="Image44" text:anchor-type="as-char" svg:width="6.9236in" svg:height="3.956343in" draw:z-index="0">
<draw:image xlink:href="../Images/yкринформ/2023-06-03T-63-30-00-03-00/630_360_1685813365-472.jpg" xlink:type="simple" xlink:show="embed" xlink:actuate="onLoad" draw:mime-type="image/jpeg"/>
</draw:frame>
The Ukrainian won the Andreesk Bianca from Canada.</text:p>
      <text:p text:style-name="P4">
The Ukrainian tennis player Lesya Turenko made his way to the 1/8 finals of the French Open Cupation, Ukrinform reports.</text:p>
      <text:p text:style-name="P4">
In the third circle, the Ukrainian defeated the Canadian of Andreesk - 6: 1, 6: 1. Turenkovid the Canadians only two games. The match lasted 1 hour 3 minutes.</text:p>
      <text:p text:style-name="P4">
In the next round, Rolan Harros will play with the first racket of the world -the manufacturing champion of the tournament IGA Schwontek from Poland.</text:p>
      <text:p text:style-name="P4">
The Ukrainian woman in her career will play at this stage of the tournament, Grand Slem, in particular in Paris: five years ago she did not win the match against Garbineburus.</text:p>
      <text:p text:style-name="P4">
<text:span text:style-name="T4">
 Read also: </text:span>
 <text:a xlink:type="simple" xlink:href="https://www.ukrinform.ua/rubric-sports/3717591-svitolina-obigrala-rosianku-blinkovu-u-tretomu-koli-rolan-garros.html" text:style-name="Internet_20_link" text:visited-style-name="Visited_20_Internet_20_Link">
<text:span text:style-name="T4">
 Svitolina </text:span>
 Beaten Russian Blinka in the third circle "Rolan Harros"</text:a>
As reported by Ukrinform, Elina Svitolina made his way to the 1/8 finals of the France's Open.</text:p>
      <text:p text:style-name="P4">
Photo: Getty Images</text:p>
      <text:p text:style-name="P4">
News Source: <text:a xlink:type="simple" xlink:href="https://www.ukrinform.ua/rubric-sports/3717920-curenko-zdobula-peremogu-v-tretomu-raundi-rolan-garros.html" text:style-name="Internet_20_link" text:visited-style-name="Visited_20_Internet_20_Link">
https://www.ukrinform.ua/rubric-sports/3717920-curenko-zdobula-peremogu-v-tretomu-raundi-rolan-garros.html</text:a>
</text:p>
      <!--NEWS-->
      <text:h text:style-name="P10" text:outline-level="1">
<text:span text:style-name="T4">
The Swiss Cinema Week will be held in Kiev</text:span>
</text:h>
      <text:p text:style-name="P4">
Authors: Ukrinform (Person)</text:p>
      <text:p text:style-name="P4">
Publisher: Укринформ (Organization)</text:p>
      <text:p text:style-name="P4">
Published Time: 2023-06-03T-65:14:12+03:00</text:p>
      <text:p text:style-name="P4">
Modified Time: 2023-06-03T20:14:12+03:00</text:p>
      <text:p text:style-name="P4">
Description: The Swiss Cinema Festival will be in the classic format for the sixth time from June 9 to June 14 at the October cinema. - Ukrinform.</text:p>
      <text:p text:style-name="P4">
Images: ['<text:a xlink:type="simple" xlink:href="https://static.ukrinform.com/photos/2018_09/thumb_files/630_360_1538176474-3876.jpg" text:style-name="Internet_20_link" text:visited-style-name="Visited_20_Internet_20_Link">
630_360_15381...</text:a>
']</text:p>
      <text:p text:style-name="P4">
Tags: ['Кіно', 'Швейцарія', 'Київ']</text:p>
      <text:p text:style-name="P4">
Type: Article</text:p>
      <!--METADATA-->
      <text:p text:style-name="P4">
<draw:frame draw:style-name="fr1" draw:name="Image45" text:anchor-type="as-char" svg:width="6.9236in" svg:height="3.956343in" draw:z-index="0">
<draw:image xlink:href="../Images/yкринформ/2023-06-03T-65-14-12-03-00/630_360_1538176474-3876.jpg" xlink:type="simple" xlink:show="embed" xlink:actuate="onLoad" draw:mime-type="image/jpeg"/>
</draw:frame>
The Swiss Cinema Week Festival will be held in the classic format on June 9 to June 14 at the Kiev Cinema "October".</text:p>
      <text:p text:style-name="P4">
Ukrinform was reported in the Arthouse Traffic Film Company, which is conducted in conjunction with the Embassy of Switzerland in Ukraine.</text:p>
      <text:p text:style-name="P4">
“Switzerland's 2021-2023 ribbons were included in the movie review program. Among them are the participants of the Cannes and Berlin film festivals: the historic about the Austrian Empress Sisi and the well -known European writer's steamer Bakhman and Max Frysh, the drama from the most famous Swiss director, as well as the Schweya Riban.</text:p>
      <text:p text:style-name="P4">
The festival will open the historical biographical drama "In love in the desert" directed by Margarete von Trotta from the official competition of this year's Berlin. : D'Artagnan ”and“ Corset ”by Wiki Cryps(The best European actress of 2022 according to the European Film Academy), as well as Ronald Cerfeld, known for the Babylon-Berlin series.</text:p>
      <text:p text:style-name="P4">
Another historical biopik in the program is the SISI and I tape directed by Fraukefinterwalder. It is also this year's premiere of the Berlin Festival - the film was shown in the Panorama section, to which tapes with a pronounced political, gender or social context are selected. At the center of the plot is the Countess, who becomes the companion of the most popular woman of her day - the Austrian Impeat of Sisi. The role of monarchy is played by Sandra Guller(“Non -ideal man”, “Tony Erdmann”).</text:p>
      <text:p text:style-name="P4">
Третя картина фестивалю, знята жінкою — «Лінія» з офіційного конкурсуторішнього Берлінале. Режисерка Урсула Маєр ("Diary of my mind", "Mostisarayev", "House")- The most famous woman who represents Switzerland's cinema. The film's dramatic events unfold in the family of the main character who is a prohibition to approach the family house after hitting her mother.</text:p>
      <text:p text:style-name="P4">
<text:span text:style-name="T4">
 Read also: </text:span>
 [film June: Royal remains, flying plates and new Indiana Jones(https://www.ukrinform.ua/rubric-culture/3717391-kinocerven-korolivski-ostanki-litauci-tarilki-i-novi-pohodenki-indiani-dzonsa.html)</text:p>
      <text:p text:style-name="P4">
News Source: <text:a xlink:type="simple" xlink:href="https://www.ukrinform.ua/rubric-culture/3717915-tizden-svejcarskogo-kino-projde-u-kievi.html" text:style-name="Internet_20_link" text:visited-style-name="Visited_20_Internet_20_Link">
https://www.ukrinform.ua/rubric-culture/3717915-tizden-svejcarskogo-kino-projde-u-kievi.html</text:a>
</text:p>
      <!--NEWS-->
      <text:h text:style-name="P10" text:outline-level="1">
<text:span text:style-name="T4">
JSC Avdiivka Directio Rusian Army Shelled Avdiivka, Pervomaisk And Karlovka of Donetsk Reo ...</text:span>
</text:h>
      <text:p text:style-name="P4">
Authors: liveuamap (Language: en)</text:p>
      <text:p text:style-name="P4">
Time: 2023-06-03T-6:18:00</text:p>
      <text:p text:style-name="P4">
Location: Donetsk (Latitude:48.09666 Longtitude:37.5844)</text:p>
      <text:p text:style-name="P4">
Videos: []</text:p>
      <text:p text:style-name="P4">
Images: []</text:p>
      <text:p text:style-name="P4">
Tags: ["Russia"]</text:p>
      <text:p text:style-name="P4">
Id: 22567346</text:p>
      <!--METADATA-->
      <text:p text:style-name="P4">
At Avdiyivka direction Russian army shelled Avdiyivka, Pervomayske andKarlivka of Donetsk region. Russian aviation conducted airstrike at Avdiyivka,- General Staff of Armed Forces of Ukraine says in the morning report</text:p>
      <text:p text:style-name="P4">
News Collection Link: <text:a xlink:type="simple" xlink:href="https://liveuamap.com/en/2023/3-june-at-avdiyivka-direction-russian-army-shelled-avdiyivka" text:style-name="Internet_20_link" text:visited-style-name="Visited_20_Internet_20_Link">
https://liveuamap.com/en/2023/3-june-at-avdiyivka-direction-russian-army-shelled-avdiyivka</text:a>
</text:p>
      <text:p text:style-name="P4">
News Source: <text:a xlink:type="simple" xlink:href="https://t.me/lumsrc/4978" text:style-name="Internet_20_link" text:visited-style-name="Visited_20_Internet_20_Link">
https://t.me/lumsrc/4978</text:a>
</text:p>
      <!--NEWS-->
      <text:h text:style-name="P10" text:outline-level="1">
<text:span text:style-name="T4">
JSC Marinka Directio Rusian of the Army Shelled Krasnogorivka, St. George, Victory Anda Novomikhai ...</text:span>
</text:h>
      <text:p text:style-name="P4">
Authors: liveuamap (Language: en)</text:p>
      <text:p text:style-name="P4">
Time: 2023-06-03T-8:18:00</text:p>
      <text:p text:style-name="P4">
Location: Donetsk (Latitude:47.87307 Longtitude:37.34631)</text:p>
      <text:p text:style-name="P4">
Videos: []</text:p>
      <text:p text:style-name="P4">
Images: []</text:p>
      <text:p text:style-name="P4">
Tags: ["Russia"]</text:p>
      <text:p text:style-name="P4">
Id: 22567345</text:p>
      <!--METADATA-->
      <text:p text:style-name="P4">
At Maryinka direction Russian army shelled Krasnohorivka, Heorhiyivka, Pobyedaand Novomykhaylivka of Donetsk region. Russian aviation conducted airstrikesat Maryinka and Katerynivka, - General Staff of Armed Forces of Ukraine saysin the morning report</text:p>
      <text:p text:style-name="P4">
News Collection Link: <text:a xlink:type="simple" xlink:href="https://liveuamap.com/en/2023/3-june-at-maryinka-direction-russian-army-shelled-krasnohorivka" text:style-name="Internet_20_link" text:visited-style-name="Visited_20_Internet_20_Link">
https://liveuamap.com/en/2023/3-june-at-maryinka-direction-russian-army-shelled-krasnohorivka</text:a>
</text:p>
      <text:p text:style-name="P4">
News Source: <text:a xlink:type="simple" xlink:href="https://t.me/lumsrc/4979" text:style-name="Internet_20_link" text:visited-style-name="Visited_20_Internet_20_Link">
https://t.me/lumsrc/4979</text:a>
</text:p>
      <!--NEWS-->
      <text:h text:style-name="P10" text:outline-level="1">
<text:span text:style-name="T4">
At Sivershchyna and Slobozhanschyna directions Russian army shelled Yanzhulivka, Leonivka and...</text:span>
</text:h>
      <text:p text:style-name="P4">
Authors: liveuamap (Language: en)</text:p>
      <text:p text:style-name="P4">
Time: 2023-06-03T04:17:00</text:p>
      <text:p text:style-name="P4">
Location: Kharkiv (Latitude:50.38037 Longtitude:37.23494)</text:p>
      <text:p text:style-name="P4">
Videos: []</text:p>
      <text:p text:style-name="P4">
Images: []</text:p>
      <text:p text:style-name="P4">
Tags: ["Russia"]</text:p>
      <text:p text:style-name="P4">
Id: 22567354</text:p>
      <!--METADATA-->
      <text:p text:style-name="P4">
At sivershchyna and slBozhanschyna directions Russian army Shelledyanzhulivka, Leonivka and Hremyach of Chernihiv Region; Novovasylivka, Seredyna Buda, Romashkove, Atynske, Bezsalivka, Bilovody, Basivka, Yunakivka, Pokrovka, Novodmytrivka, Velyka, Velyka Pya, Veliyka, Velyka. HALOPAN, Veterynarne, Kozacha Lopan, Hoptivka, Pylna, Zelene, Verkhnyapysarivka, Starytsya, OhirtsEve, Hatysche , Pletenivka, Vovchansk, Zybyne, Rybalkyne, Budarky, Zemlyanky, Chuhunivka, Odradne of Kharkiv Region. Russianivation Conducted Aircrake at Ohirtseve of Kharkiv Region, - General StaffofofofofofofofofFofFofFFOFFFOFFOFFOFFOFFOFFOFFOFFOFFOFFOFFOFFOFFOF</text:p>
      <text:p text:style-name="P4">
News Collection Link:(https://liveuamap.com/en/2023/3-june-at-sivershchyna-and-slobozhanschyna-directions-russian)</text:p>
      <text:p text:style-name="P4">
News Source: <text:a xlink:type="simple" xlink:href="https://t.me/lumsrc/4974" text:style-name="Internet_20_link" text:visited-style-name="Visited_20_Internet_20_Link">
https://t.me/lumsrc/4974</text:a>
</text:p>
      <!--NEWS-->
      <text:h text:style-name="P10" text:outline-level="1">
<text:span text:style-name="T4">
Bakhmut Directio Rusian Army Shelled Vasukivka, Orikhovo-Vasylivka, Novomarka, times ...</text:span>
</text:h>
      <text:p text:style-name="P4">
Authors: liveuamap (Language: en)</text:p>
      <text:p text:style-name="P4">
Time: 2023-06-03T04:18:00</text:p>
      <text:p text:style-name="P4">
Location: Druzhkivka (Latitude:48.61566 Longtitude:37.53136)</text:p>
      <text:p text:style-name="P4">
Videos: []</text:p>
      <text:p text:style-name="P4">
Images: []</text:p>
      <text:p text:style-name="P4">
Tags: ["Russia"]</text:p>
      <text:p text:style-name="P4">
Id: 22567349</text:p>
      <!--METADATA-->
      <text:p text:style-name="P4">
At Bakhmut direction Russian army shelled Vasukivka, Orikhovo-Vasylivka,Novomarkove, Chasiv Yar, Ivanivske, Predtechyne, Bila Hora and New York ofDonetsk region. Russian aviation conducted airstrikes at Bila Hora and ChasivYar of Donetsk region and missile strike at Druzhkivka, - General Staff ofArmed Forces of Ukraine says in the morning report</text:p>
      <text:p text:style-name="P4">
News Collection Link: <text:a xlink:type="simple" xlink:href="https://liveuamap.com/en/2023/3-june-at-bakhmut-direction-russian-army-shelled-vasukivka" text:style-name="Internet_20_link" text:visited-style-name="Visited_20_Internet_20_Link">
https://liveuamap.com/en/2023/3-june-at-bakhmut-direction-russian-army-shelled-vasukivka</text:a>
</text:p>
      <text:p text:style-name="P4">
News Source: <text:a xlink:type="simple" xlink:href="https://t.me/lumsrc/4977" text:style-name="Internet_20_link" text:visited-style-name="Visited_20_Internet_20_Link">
https://t.me/lumsrc/497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3T04:38:00</text:p>
      <text:p text:style-name="P4">
Location: Kharkiv (Latitude:47.93958 Longtitude:37.50526)</text:p>
      <text:p text:style-name="P4">
Videos: []</text:p>
      <text:p text:style-name="P4">
Images: []</text:p>
      <text:p text:style-name="P4">
Tags: ["Russia"]</text:p>
      <text:p text:style-name="P4">
Id: 22567341</text:p>
      <!--METADATA-->
      <text:p text:style-name="P4">
Russian forces conducting offensive actions in Donetsk and Luhansk regions.Ukrainian military had 29 combat engagements with Russian forces nearNovoselivske of Luhansk region, Makiyivka of Luhansk region and Spirne ofDonetsk region, Ivanivske, Maryinka, - General Staff of Armed Forces ofUkraine says in the morning report</text:p>
      <text:p text:style-name="P4">
News Collection Link: <text:a xlink:type="simple" xlink:href="https://liveuamap.com/en/2023/3-june-russian-forces-conducting-offensive-actions-in-donetsk" text:style-name="Internet_20_link" text:visited-style-name="Visited_20_Internet_20_Link">
https://liveuamap.com/en/2023/3-june-russian-forces-conducting-offensive-actions-in-donetsk</text:a>
</text:p>
      <text:p text:style-name="P4">
News Source: <text:a xlink:type="simple" xlink:href="https://t.me/lumsrc/4982" text:style-name="Internet_20_link" text:visited-style-name="Visited_20_Internet_20_Link">
https://t.me/lumsrc/4982</text:a>
</text:p>
      <!--NEWS-->
      <text:h text:style-name="P10" text:outline-level="1">
<text:span text:style-name="T4">
Head of the Office of the President of Ukraine Andriy Yermak had phone call with United State...</text:span>
</text:h>
      <text:p text:style-name="P4">
Authors: liveuamap (Language: en)</text:p>
      <text:p text:style-name="P4">
Time: 2023-06-03T04:49:54</text:p>
      <text:p text:style-name="P4">
Location: Kyiv, Kyiv city (Latitude:50.44426 Longtitude:30.52914)</text:p>
      <text:p text:style-name="P4">
Videos: []</text:p>
      <text:p text:style-name="P4">
Images: []</text:p>
      <text:p text:style-name="P4">
Tags: ["Europe"]</text:p>
      <text:p text:style-name="P4">
Id: 22567361</text:p>
      <!--METADATA-->
      <text:p text:style-name="P4">
Head of the Office of the President of Ukraine Andriy Yermak had phone callwith United States national security advisor Jake Sullivan</text:p>
      <text:p text:style-name="P4">
News Collection Link: <text:a xlink:type="simple" xlink:href="https://liveuamap.com/en/2023/3-june-head-of-the-office-of-the-president-of-ukraine-andriy" text:style-name="Internet_20_link" text:visited-style-name="Visited_20_Internet_20_Link">
https://liveuamap.com/en/2023/3-june-head-of-the-office-of-the-president-of-ukraine-andriy</text:a>
</text:p>
      <text:p text:style-name="P4">
News Source: <text:a xlink:type="simple" xlink:href="https://t.me/ermaka2022/2852" text:style-name="Internet_20_link" text:visited-style-name="Visited_20_Internet_20_Link">
https://t.me/ermaka2022/2852</text:a>
</text:p>
      <!--NEWS-->
      <text:h text:style-name="P10" text:outline-level="1">
<text:span text:style-name="T4">
The matches of the final round of the Football Premier League of Ukraine will take place on June 4</text:span>
</text:h>
      <text:p text:style-name="P4">
Authors: Ukrinform (Person)</text:p>
      <text:p text:style-name="P4">
Publisher: Укринформ (Organization)</text:p>
      <text:p text:style-name="P4">
Published Time: 2023-06-03T09:40:00+03:00</text:p>
      <text:p text:style-name="P4">
Modified Time: 2023-06-03T09:40:00+03:00</text:p>
      <text:p text:style-name="P4">
Description: The match of the 30th round on Sunday, June 4, will end the Ukrainian Football Championship among the Premier League teams (UPL). - Ukrinform.</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46" text:anchor-type="as-char" svg:width="6.9236in" svg:height="3.956343in" draw:z-index="0">
<draw:image xlink:href="../Images/yкринформ/2023-06-03T09-40-00-03-00/630_360_1513842861-1324.jpg" xlink:type="simple" xlink:show="embed" xlink:actuate="onLoad" draw:mime-type="image/jpeg"/>
</draw:frame>
The fights of the 30th round on Sunday, June 4, will end the Ukrainian Futball Championship among the Premier League teams(UPL).</text:p>
      <text:p text:style-name="P4">
Усі матчі розпочнуться о 15.00, передає Укрінформ.</text:p>
      <text:p text:style-name="P4">
В останній ігровий день сезону-2022/23 зіграють:</text:p>
      <text:p text:style-name="P4">
«Ворскла» (Poltava)- Shakhtar(Donetsk)Matalist 1925(Kharkiv)- «Dynamo»(Kyiv)“Minaj” is “Dawn”(Lugansk)Dnipro -1 - "Kryvbas"(Kryvyi Rih)Metalist(Kharkiv) - «Чорноморець» (Odesa)"Movement"(Lviv)- Alexandria</text:p>
      <text:p text:style-name="P4">
"Heather"(Rivne)- Ingulets(Petrova)"Ear"(Kovalivka)- Lviv.</text:p>
      <text:p text:style-name="P4">
<text:span text:style-name="T4">
 Read also: </text:span>
 <text:a xlink:type="simple" xlink:href="https://www.ukrinform.ua/rubric-sports/3715677-ruh-vigrav-unackij-cempionat-ukraini-z-futbolu.html" text:style-name="Internet_20_link" text:visited-style-name="Visited_20_Internet_20_Link">
"Movement" won the Youth Championship of Ukraine with <text:span text:style-name="T4">
 Football </text:span>
 U</text:a>
Tournament: Shakhtar - 72 points, Dnipro -1 - 64, Zorya - 64, Dynamo - 59, Alexandria - 43, Vorskla - 42, Kryvbas - 41, Minai » - 33," Kolos " - 33," Chernomorets " - 32," Metalist 1925 " - 31," Movement " - 31," Ingulets " - 31," Heather " - 28," Metalist " - 22," Lviv " - 13.</text:p>
      <text:p text:style-name="P4">
<text:span text:style-name="T4">
 Read also: </text:span>
 <text:a xlink:type="simple" xlink:href="https://www.ukrinform.ua/rubric-sports/3715267-sahtar-rozgromiv-dnipro1-i-dostrokovo-stav-cempionom-upl.html" text:style-name="Internet_20_link" text:visited-style-name="Visited_20_Internet_20_Link">
Shakhtar defeated Dnipro-1 and became ahead of schedule</text:a>
Shakhtar became the champion of Ukraine ahead of schedule.</text:p>
      <text:p text:style-name="P4">
The places of Metalist and Lviv will win the winners of the First League of Zhytomyr Polissya and Kiev Obolon next season.</text:p>
      <text:p text:style-name="P4">
News Source: <text:a xlink:type="simple" xlink:href="https://www.ukrinform.ua/rubric-sports/3715751-matci-zaklucnogo-turu-futbolnoi-premerligi-ukraini-vidbudutsa-4-cervna.html" text:style-name="Internet_20_link" text:visited-style-name="Visited_20_Internet_20_Link">
https://www.ukrinform.ua/rubric-sports/3715751-matci-zaklucnogo-turu-futbolnoi-premerligi-ukraini-vidbudutsa-4-cervna.html</text:a>
</text:p>
      <!--NEWS-->
      <text:h text:style-name="P10" text:outline-level="1">
<text:span text:style-name="T4">
In Kharkiv, a man exploded on a mini and died</text:span>
</text:h>
      <text:p text:style-name="P4">
Authors: Ukrinform (Person)</text:p>
      <text:p text:style-name="P4">
Publisher: Укринформ (Organization)</text:p>
      <text:p text:style-name="P4">
Published Time: 2023-06-03T09:46:40+03:00</text:p>
      <text:p text:style-name="P4">
Modified Time: 2023-06-03T09:46:40+03:00</text:p>
      <text:p text:style-name="P4">
Description: The police establish the death of a resident of Kharkiv region, who exploded on a mini between the villages of Suligovka and the Dovgnyko Izyum district. - Ukrinform.</text:p>
      <text:p text:style-name="P4">
Images: ['<text:a xlink:type="simple" xlink:href="https://static.ukrinform.com/photos/2023_06/thumb_files/630_360_1685774672-466.jpg" text:style-name="Internet_20_link" text:visited-style-name="Visited_20_Internet_20_Link">
630_360_16857...</text:a>
']</text:p>
      <text:p text:style-name="P4">
Tags: ['Міна', 'Загибель', 'Харківщина', 'Війна з Росією']</text:p>
      <text:p text:style-name="P4">
Type: Article</text:p>
      <!--METADATA-->
      <text:p text:style-name="P4">
<draw:frame draw:style-name="fr1" draw:name="Image47" text:anchor-type="as-char" svg:width="6.9236in" svg:height="3.956343in" draw:z-index="0">
<draw:image xlink:href="../Images/yкринформ/2023-06-03T09-46-40-03-00/630_360_1685774672-466.jpg" xlink:type="simple" xlink:show="embed" xlink:actuate="onLoad" draw:mime-type="image/jpeg"/>
</draw:frame>
The police have established the death of a resident of Kharkiv region, who exploded on mini offscales Suligovka and a long Izyum district.</text:p>
      <text:p text:style-name="P4">
About it in <text:a xlink:type="simple" xlink:href="http://t.me/police_kh_region/18013" text:style-name="Internet_20_link" text:visited-style-name="Visited_20_Internet_20_Link">
telegram</text:a>
The regional police reports, Ukrinform reports.</text:p>
      <text:p text:style-name="P4">
“It was previously established that the victim with his acquaintances went on a tidorial. Between the villages of Suligovka and the Long Izyum District, they had groaned <text:a xlink:type="simple" xlink:href="https://www.ukrinform.ua/tag-avtomobil" text:style-name="Internet_20_link" text:visited-style-name="Visited_20_Internet_20_Link">
a car</text:a>
But the 40-year-old man went to the forest plant to look for a stick. There he stepped on an unknown explosive device. As a result, the man died, ”the presentation said.</text:p>
      <text:p text:style-name="P4">
On this fact, criminal proceedings under Part 2 of Art. 438(violation of the laws and customs of war) Кримінального кодексу України.</text:p>
      <text:p text:style-name="P4">
<text:span text:style-name="T4">
Читайте також:</text:span>
 <text:a xlink:type="simple" xlink:href="https://www.ukrinform.ua/rubric-regions/3716075-na-hersonsini-ribalka-vtrativ-nogu-nastupivsi-na-rosijsku-minu.html" text:style-name="Internet_20_link" text:visited-style-name="Visited_20_Internet_20_Link">
 На Херсонщині рибалка втратив ногу, наступивши наросійську міну </text:a>
As it was reported, on June 2 near the villages of Morozova Valley and Lemishchyn Bogodukhiv district of Kharkiv region, a car with a family with three children was traveling on an unknown explosive device. The 37-year-old woman was killed. The 36-year-old driver, two girls 12 and 15 years old and 12-year-old boy were injured. The boy's condition is severe.</text:p>
      <text:p text:style-name="P4">
News Source: <text:a xlink:type="simple" xlink:href="https://www.ukrinform.ua/rubric-regions/3717721-na-harkivsini-colovik-pidirvavsa-na-mini-ta-zaginuv.html" text:style-name="Internet_20_link" text:visited-style-name="Visited_20_Internet_20_Link">
https://www.ukrinform.ua/rubric-regions/3717721-na-harkivsini-colovik-pidirvavsa-na-mini-ta-zaginuv.html</text:a>
</text:p>
      <!--NEWS-->
      <text:h text:style-name="P10" text:outline-level="1">
<text:span text:style-name="T4">
The Russians were injured in Ukraine already 998 children</text:span>
</text:h>
      <text:p text:style-name="P4">
Authors: Ukrinform (Person)</text:p>
      <text:p text:style-name="P4">
Publisher: Укринформ (Organization)</text:p>
      <text:p text:style-name="P4">
Published Time: 2023-06-03T09:52:45+03:00</text:p>
      <text:p text:style-name="P4">
Modified Time: 2023-06-03T09:52:45+03:00</text:p>
      <text:p text:style-name="P4">
Description: The Russian army was injured in Ukraine as early as 998 children. - Ukrinform.</text:p>
      <text:p text:style-name="P4">
Images: ['<text:a xlink:type="simple" xlink:href="https://static.ukrinform.com/photos/2022_03/thumb_files/630_360_1647158912-483.jpg" text:style-name="Internet_20_link" text:visited-style-name="Visited_20_Internet_20_Link">
630_360_16471...</text:a>
']</text:p>
      <text:p text:style-name="P4">
Tags: ['Діти', 'Поранені', 'Війна з Росією']</text:p>
      <text:p text:style-name="P4">
Type: Article</text:p>
      <!--METADATA-->
      <text:p text:style-name="P4">
<draw:frame draw:style-name="fr1" draw:name="Image49" text:anchor-type="as-char" svg:width="6.9236in" svg:height="3.956343in" draw:z-index="0">
<draw:image xlink:href="../Images/yкринформ/2023-06-03T09-52-45-03-00/630_360_1647158912-483.jpg" xlink:type="simple" xlink:show="embed" xlink:actuate="onLoad" draw:mime-type="image/jpeg"/>
</draw:frame>
The Russian army has been injured in Ukraine as early as 998 children.</text:p>
      <text:p text:style-name="P4">
As Ukrinform reports, it reports in <text:a xlink:type="simple" xlink:href="http://t.me/pgo_gov_ua/12843" text:style-name="Internet_20_link" text:visited-style-name="Visited_20_Internet_20_Link">
telegram</text:a>
Office of the Prosecutor General.</text:p>
      <text:p text:style-name="P4">
“As of the morning of June 3, 2023, more than 1482 children were injured in Ukraine as a result of full -scale armed aggression of the Russian Federation. According to the official information of juvenile prosecutors, 484 children were killed and more than 998 received varying severity, ”the message reads.</text:p>
      <text:p text:style-name="P4">
The data is not final. Work continues to be installed in places of conducting actions, in temporarily captured and liberated territories.</text:p>
      <text:p text:style-name="P4">
Most affected <text:a xlink:type="simple" xlink:href="https://www.ukrinform.ua/tag-diti" text:style-name="Internet_20_link" text:visited-style-name="Visited_20_Internet_20_Link">
children</text:a>
In the Donetsk region - 462, Kharkiv - 283, Kiev - 128, Kherson - 105, Zaporizhia - 91, Mykolaiv - 89, Dnipropetrovsk - 74, Chernihiv -71, Lugansk - 67.</text:p>
      <text:p text:style-name="P4">
On June 2, as a result of the shelling of the Russian army of Kivsharivka, Kharkiv region, a 3-year-old boy was sold.</text:p>
      <text:p text:style-name="P4">
Also, on June 2, a car ran into an explosive device between Lutivka and Lutivka villages and Kharkiv region. Two girls 12 and 15 years, as well as a 12-year-old boy in the car, were injured.</text:p>
      <text:p text:style-name="P4">
On June 2, in the village of Zagoryanivka, Kherson region, an explosive item left by Russian invaders was detonated at the playground. Two boys were injured 3 and 10 years.</text:p>
      <text:p text:style-name="P4">
<text:span text:style-name="T4">
 Read also: </text:span>
 <text:a xlink:type="simple" xlink:href="https://www.ukrinform.ua/rubric-society/3717205-ukraini-vdalosa-povernuti-371-deportovanu-rosieu-ditinu-veresuk.html" text:style-name="Internet_20_link" text:visited-style-name="Visited_20_Internet_20_Link">
Russia uses the deportation of Ukrainian children of Belarus - Vereshchuk</text:a>
As reported by Ukrinform, the Russian soldiers on June 2 <text:a xlink:type="simple" xlink:href="https://www.ukrinform.ua/rubric-ato/3717624-rosiani-obstrilali-harkivsinu-e-zagibli-ta-poraneni.html" text:style-name="Internet_20_link" text:visited-style-name="Visited_20_Internet_20_Link">
fired by Smkkivarivka</text:a>
Kupyansky district of Kharkiv region. A man and a woman were killed, three women and a 3-year-old boy were injured.</text:p>
      <text:p text:style-name="P4">
<text:span text:style-name="T5">
Foto: AA</text:span>
</text:p>
      <text:p text:style-name="P4">
News Source: <text:a xlink:type="simple" xlink:href="https://www.ukrinform.ua/rubric-ato/3717722-rosiani-poranili-v-ukraini-vze-998-ditej.html" text:style-name="Internet_20_link" text:visited-style-name="Visited_20_Internet_20_Link">
https://www.ukrinform.ua/rubric-ato/3717722-rosiani-poranili-v-ukraini-vze-998-ditej.html</text:a>
</text:p>
      <!--NEWS-->
      <text:h text:style-name="P10" text:outline-level="1">
<text:span text:style-name="T4">
FC "Polesie" paid for a new VAR system for the Ukrainian Championship</text:span>
</text:h>
      <text:p text:style-name="P4">
Authors: Ukrinform (Person)</text:p>
      <text:p text:style-name="P4">
Publisher: Укринформ (Organization)</text:p>
      <text:p text:style-name="P4">
Published Time: 2023-06-03T09:53:00+03:00</text:p>
      <text:p text:style-name="P4">
Modified Time: 2023-06-03T09:53:00+03:00</text:p>
      <text:p text:style-name="P4">
Description: Житомирський футбольний клуб «Полісся» профінансував нову систему VAR (відеоасистент рефері) для української Прем'єр-ліги. — Укрінформ.</text:p>
      <text:p text:style-name="P4">
Images: ['<text:a xlink:type="simple" xlink:href="https://static.ukrinform.com/photos/2023_06/thumb_files/630_360_1685774580-248.jpg" text:style-name="Internet_20_link" text:visited-style-name="Visited_20_Internet_20_Link">
630_360_16857...</text:a>
']</text:p>
      <text:p text:style-name="P4">
Tags: ['Футбол', "Прем'єр-ліга", 'Україна', 'Житомир', 'УАФ', 'Полісся']</text:p>
      <text:p text:style-name="P4">
Type: Article</text:p>
      <!--METADATA-->
      <text:p text:style-name="P4">
<draw:frame draw:style-name="fr1" draw:name="Image50" text:anchor-type="as-char" svg:width="6.9236in" svg:height="3.956343in" draw:z-index="0">
<draw:image xlink:href="../Images/yкринформ/2023-06-03T09-53-00-03-00/630_360_1685774580-248.jpg" xlink:type="simple" xlink:show="embed" xlink:actuate="onLoad" draw:mime-type="image/jpeg"/>
</draw:frame>
Zhytomyr Football Club "Polesie" financed the new VAR system(Referee video assistant)For the Ukrainian Premier League.</text:p>
      <text:p text:style-name="P4">
In the capital's football house, Polissya and UAF [met] heads(https://polissyafc.com/news/fk-polissa-oplativ-novu-sistemu-var) з нагодипідписання договору і сплати в повному обсязі клубом суми для закупівлі VAR,передає Укрінформ.</text:p>
      <text:p text:style-name="P4">
Президент ФК «Полісся» Геннадій Буткевич у квітні оголосив про готовністьінвестувати у підвищення рівня справедливості українського футболу.</text:p>
      <text:p text:style-name="P4">
<text:span text:style-name="T4">
Читайте також:</text:span>
 <text:a xlink:type="simple" xlink:href="https://www.ukrinform.ua/rubric-sports/3714965-futbolisti-polissa-vigrali-persu-ligu.html" text:style-name="Internet_20_link" text:visited-style-name="Visited_20_Internet_20_Link">
 Футболісти « <text:span text:style-name="T4">
Полісся</text:span>
 » виграли Першу лігу</text:a>
As it was reported, the Zhytomyr Komnada won the Ukrainian Championship in the first leise of the next season will play in UPL.</text:p>
      <text:p text:style-name="P4">
Photo: polissyafc.com.</text:p>
      <text:p text:style-name="P4">
News Source: <text:a xlink:type="simple" xlink:href="https://www.ukrinform.ua/rubric-sports/3717724-fk-polissa-oplativ-novu-sistemu-var-dla-cempionatu-ukraini.html" text:style-name="Internet_20_link" text:visited-style-name="Visited_20_Internet_20_Link">
https://www.ukrinform.ua/rubric-sports/3717724-fk-polissa-oplativ-novu-sistemu-var-dla-cempionatu-ukraini.html</text:a>
</text:p>
      <!--NEWS-->
      <text:h text:style-name="P10" text:outline-level="1">
<text:span text:style-name="T4">
In Melitopol, the ambulance doctor refused to hospitalize the child with statelessness of the Russian Federation - the media</text:span>
</text:h>
      <text:p text:style-name="P4">
Authors: Ukrinform (Person)</text:p>
      <text:p text:style-name="P4">
Publisher: Укринформ (Organization)</text:p>
      <text:p text:style-name="P4">
Published Time: 2023-06-03T09:54:08+03:00</text:p>
      <text:p text:style-name="P4">
Modified Time: 2023-06-03T09:54:08+03:00</text:p>
      <text:p text:style-name="P4">
Description: The temporarily captured Melitopol had a flashy case - an ambulance refused to hospitalize the child, because she did not have Russian citizenship. - Ukrinform.</text:p>
      <text:p text:style-name="P4">
Images: ['<text:a xlink:type="simple" xlink:href="https://static.ukrinform.com/photos/2022_03/thumb_files/630_360_1646303371-245.jpg" text:style-name="Internet_20_link" text:visited-style-name="Visited_20_Internet_20_Link">
630_360_16463...</text:a>
']</text:p>
      <text:p text:style-name="P4">
Tags: ['Діти', 'Медицина', 'Мелітополь', 'Громадянство', 'Війна з Росією']</text:p>
      <text:p text:style-name="P4">
Type: Article</text:p>
      <!--METADATA-->
      <text:p text:style-name="P4">
<draw:frame draw:style-name="fr1" draw:name="Image51" text:anchor-type="as-char" svg:width="6.9236in" svg:height="3.956343in" draw:z-index="0">
<draw:image xlink:href="../Images/yкринформ/2023-06-03T09-54-08-03-00/630_360_1646303371-245.jpg" xlink:type="simple" xlink:show="embed" xlink:actuate="onLoad" draw:mime-type="image/jpeg"/>
</draw:frame>
Simostly captured Melitopol had a flashy case - the ambulance doctor refused to hospitalize the child, because she did not have a Russian citizenship.</text:p>
      <text:p text:style-name="P4">
According to Ukrinform, it reports <text:a xlink:type="simple" xlink:href="http://t.me/riamelitopol/92418" text:style-name="Internet_20_link" text:visited-style-name="Visited_20_Internet_20_Link">
Ria-Melitopol.</text:a>
"A screaming case occurred days when calling an ambulance to a child.</text:p>
      <text:p text:style-name="P4">
There was a suspicion of fracture of the lower leg, a concussion. Called an ambulance. The first -time doctor is: "Child of which country is a citizen?"</text:p>
      <text:p text:style-name="P4">
*!(https://www.ukrinform.ua/rubric-regions/3714389-u-melitopoli-zagarbniki-santazem-i-pogrozami-zmusuut-otrimuvati-pasporti-rf.html)Moreover, the doctor before starting the examination began to question <text:a xlink:type="simple" xlink:href="https://www.ukrinform.ua/tag-diti" text:style-name="Internet_20_link" text:visited-style-name="Visited_20_Internet_20_Link">
baby</text:a>
. Initially, he asked where her parents work that the family was talking about the offensive of the Armed Forces ... The child was not taken to the hospital - parents are being taken, " - the message reads.</text:p>
      <text:p text:style-name="P4">
It is also noted that the refusal to hospitalize due to the lack of Russian citizenship in Melitopol is already ceasing to be an exception, and goes into the system.</text:p>
      <text:p text:style-name="P4">
<text:span text:style-name="T4">
 Read also: </text:span>
 <text:a xlink:type="simple" xlink:href="https://www.ukrinform.ua/rubric-crimea/3695669-u-vladikavkazi-4-misaci-utrimuut-krimsku-tatarku-za-vidmovu-vid-gromadanstva-rosii-lubinec.html" text:style-name="Internet_20_link" text:visited-style-name="Visited_20_Internet_20_Link">
in Vladikavkazi 4 months keep the Crimean Tatar from <text:span text:style-name="T4">
 citizenship </text:span>
 <text:span text:style-name="T4">
 </text:span>
 Russia ** - Lubin</text:a>
As <text:a xlink:type="simple" xlink:href="https://www.ukrinform.ua/rubric-regions/3716041-u-melitopoli-ukrainci-ne-zmozut-zvernutisa-do-likara-bez-pasporta-rf-fedorov.html" text:style-name="Internet_20_link" text:visited-style-name="Visited_20_Internet_20_Link">
reported</text:a>
Ukrinform, in the temporarily occupied reclaimed landmarks began another wave of certification and stated that only those who have Rospasport will receive from June 1.</text:p>
      <text:p text:style-name="P4">
News Source: <text:a xlink:type="simple" xlink:href="https://www.ukrinform.ua/rubric-regions/3717725-u-melitopoli-likar-svidkoi-vidmoviv-u-gospitalizacii-ditini-bez-gromadanstva-rf-zmi.html" text:style-name="Internet_20_link" text:visited-style-name="Visited_20_Internet_20_Link">
https://www.ukrinform.ua/rubric-regions/3717725-u-melitopoli-likar-svidkoi-vidmoviv-u-gospitalizacii-ditini-bez-gromadanstva-rf-zmi.html</text:a>
</text:p>
      <!--NEWS-->
      <text:h text:style-name="P10" text:outline-level="1">
<text:span text:style-name="T4">
In Kharkiv region, the enemy fired at frontline settlements and border</text:span>
</text:h>
      <text:p text:style-name="P4">
Authors: Ukrinform (Person)</text:p>
      <text:p text:style-name="P4">
Publisher: Укринформ (Organization)</text:p>
      <text:p text:style-name="P4">
Published Time: 2023-06-03T10:02:38+03:00</text:p>
      <text:p text:style-name="P4">
Modified Time: 2023-06-03T10:02:38+03:00</text:p>
      <text:p text:style-name="P4">
Description: In Kharkiv region, during the last day, the enemy was massaged by border and frontier settlements of Kharkiv, Kupyansk, Chuguev and Bohodukhiv districts of the region, were dead and wounded. - Ukrinform.</text:p>
      <text:p text:style-name="P4">
Images: ['<text:a xlink:type="simple" xlink:href="https://static.ukrinform.com/photos/2023_06/thumb_files/630_360_1685775644-745.jpg" text:style-name="Internet_20_link" text:visited-style-name="Visited_20_Internet_20_Link">
630_360_16857...</text:a>
']</text:p>
      <text:p text:style-name="P4">
Tags: ['Обстріл', 'Харківщина', 'Війна з Росією']</text:p>
      <text:p text:style-name="P4">
Type: Article</text:p>
      <!--METADATA-->
      <text:p text:style-name="P4">
<draw:frame draw:style-name="fr1" draw:name="Image52" text:anchor-type="as-char" svg:width="6.9236in" svg:height="3.956343in" draw:z-index="0">
<draw:image xlink:href="../Images/yкринформ/2023-06-03T10-02-38-03-00/630_360_1685775644-745.jpg" xlink:type="simple" xlink:show="embed" xlink:actuate="onLoad" draw:mime-type="image/jpeg"/>
</draw:frame>
The enemy was massaged by the border and parish settlements of Kharkiv, Kupyansk, Chuguevsky Tabogugodukhiv districts of the region during the last day, during the last day.</text:p>
      <text:p text:style-name="P4">
About it in <text:a xlink:type="simple" xlink:href="http://t.me/synegubov/6326" text:style-name="Internet_20_link" text:visited-style-name="Visited_20_Internet_20_Link">
telegram</text:a>
Oleg Synigubov, Oleg Synigubov, reported, Ukrinform reports.</text:p>
      <text:p text:style-name="P4">
“The enemy fired at the border and frontier settlements of Pethartharkiv, Kupyansk, Chuguev and Bohodukhiv districts of the region. At 4:30 in the morning, the enemy from mortars fired at the village. Ivashki Bohodukhiv district. A man died 67 years old. The village damaged two -storey -storey and private homes. The object of civil industry was also damaged, ”Synugubov said.</text:p>
      <text:p text:style-name="P4">
According to him, as a result of hostile <text:a xlink:type="simple" xlink:href="https://www.ukrinform.ua/tag-obstril" text:style-name="Internet_20_link" text:visited-style-name="Visited_20_Internet_20_Link">
shelling</text:a>
During the last day in the village. The estuary of the Chuguev district damaged two private houses, there was a fire. In the village. Oleksandrivka of the Bohodukhiv District has arranged one house.</text:p>
      <text:p text:style-name="P4">
And as a result of the next blow to the controlled airplanes in the village of Kivsharivkakkukupiansky district, a dwelling house was damaged. Two people were killed, a 61-year-old man and a woman 45 years old. In addition, three summer and three -year -old boy were injured.</text:p>
      <text:p text:style-name="P4">
As a result of the tank shelling of the village of two -year -old Kupyansk district, a man and a woman 70 and 73 were wounded.</text:p>
      <text:p text:style-name="P4">
Near the villages of Morozov Valley and Lemyshchyna of the Bohodukhiv district on an unknown -mibus device, a car was blown out, where a family with three -row. According to the information, a 37-year-old woman was killed. The driver of the car, a man of 36 years old, was injured. Two girls 12 and 15 years old and a 12 -year -old boy were injured. The boy's condition is heavy.</text:p>
      <text:p text:style-name="P4">
Around 18:10 near the village. Suligovka of the Izyum district in the forest, a man of 40 years was blown up on an unknown -mibular device. From the injuries he got in place.</text:p>
      <text:p text:style-name="P4">
<text:span text:style-name="T4">
 Read also: </text:span>
 <text:a xlink:type="simple" xlink:href="https://www.ukrinform.ua/rubric-ato/3717674-vorog-za-dobu-obstrilav-visim-gromad-sumsini-zaginula-ludina-e-rujnuvanna.html" text:style-name="Internet_20_link" text:visited-style-name="Visited_20_Internet_20_Link">
enemy per day <text:span text:style-name="T4">
 shelling </text:span>
 eight communities of Sumy region: a person is killed, there is a destruction</text:a>
As it was reported, on June 1, the enemy struck a rocket strike in the city of Kharkiv Tapparty to fire border and frontier settlements of Pethaktykivsky, Kupyansk and Chuguev districts of the region.</text:p>
      <text:p text:style-name="P4">
News Source: <text:a xlink:type="simple" xlink:href="https://www.ukrinform.ua/rubric-regions/3717729-na-harkivsini-vorog-masovano-obstriluvav-prifrontovi-naseleni-punkti-ta-prikordonna.html" text:style-name="Internet_20_link" text:visited-style-name="Visited_20_Internet_20_Link">
https://www.ukrinform.ua/rubric-regions/3717729-na-harkivsini-vorog-masovano-obstriluvav-prifrontovi-naseleni-punkti-ta-prikordonna.html</text:a>
</text:p>
      <!--NEWS-->
      <text:h text:style-name="P10" text:outline-level="1">
<text:span text:style-name="T4">
Shelter in Kiev will check for ten days</text:span>
</text:h>
      <text:p text:style-name="P4">
Authors: Ukrinform (Person)</text:p>
      <text:p text:style-name="P4">
Publisher: Укринформ (Organization)</text:p>
      <text:p text:style-name="P4">
Published Time: 2023-06-03T10:04:00+03:00</text:p>
      <text:p text:style-name="P4">
Modified Time: 2023-06-03T10:04:00+03:00</text:p>
      <text:p text:style-name="P4">
Description: The shelter in Kiev will be checked within 10 days, the first checks will be held on Saturday, June 3. - Ukrinform.</text:p>
      <text:p text:style-name="P4">
Images: ['<text:a xlink:type="simple" xlink:href="https://static.ukrinform.com/photos/2023_05/thumb_files/630_360_1684524477-301.jpeg" text:style-name="Internet_20_link" text:visited-style-name="Visited_20_Internet_20_Link">
630_360_16845...</text:a>
']</text:p>
      <text:p text:style-name="P4">
Tags: ['Київ', 'перевірки', 'Укриття', 'Єдині новини']</text:p>
      <text:p text:style-name="P4">
Type: Article</text:p>
      <!--METADATA-->
      <text:p text:style-name="P4">
<draw:frame draw:style-name="fr1" draw:name="Image53" text:anchor-type="as-char" svg:width="6.9236in" svg:height="3.956343in" draw:z-index="0">
<draw:image xlink:href="../Images/yкринформ/2023-06-03T10-04-00-03-00/630_360_1684524477-301.jpeg" xlink:type="simple" xlink:show="embed" xlink:actuate="onLoad" draw:mime-type="image/jpeg"/>
</draw:frame>
The shelter will be checked for 10 days, the first checks will be held on Saturday, June 3.</text:p>
      <text:p text:style-name="P4">
The Minister of Strategic Industry Alexander Kamyshin, Ukrainian, reports on the national telephone of the Unified News.</text:p>
      <text:p text:style-name="P4">
“We agreed with the mayor of Kiev Klitschko, that we will receive a commission of another daily, and every night we will check: one day - one district of the city of Kyiv. We have just 10 districts, 10 days we will pass with it, look at the shelter to understand the state in different parts of the city. The task of the president sounds that way - in 10 days to provide a report. We will give it ... We start with today by the fact that the Celebration begins on certain criteria, and the first shelters will be tested today, ”Kamyshin said.</text:p>
      <text:p text:style-name="P4">
<text:span text:style-name="T4">
 Read also: </text:span>
 <text:a xlink:type="simple" xlink:href="https://www.ukrinform.ua/rubric-kyiv/3717495-v-onovlenij-versii-zastosunku-kiiv-cifrovij-mozna-povidomiti-pro-nedostupne-ukritta.html" text:style-name="Internet_20_link" text:visited-style-name="Visited_20_Internet_20_Link">
in the updated version of the Kyiv Digital application, you can report not available <text:span text:style-name="T4">
 shelter </text:span>
</text:a>
According to him, on the morning of Saturday, June 3, a joint confession of the mayor of Kiev, the chairman of the KMVA Sergey Popk, the National Police, the SES, representatives of the National Security and Defense Council on the organization of the work of the commission on the audit of protective controls of the capital.</text:p>
      <text:p text:style-name="P4">
According to Kamyshin, there are more than 4 thousand in Kiev, their point is determined.</text:p>
      <text:p text:style-name="P4">
The minister added that the KMVAGEGENALAL MIR Deputy Chairman Vladimir Kidon will head the KMVAGEGENALAL MIR. <text:a xlink:type="simple" xlink:href="https://www.ukrinform.ua/tag-dsns" text:style-name="Internet_20_link" text:visited-style-name="Visited_20_Internet_20_Link">
SESS</text:a>
It will help identify the criteria by which these shelters will be evaluated, in particular, accessibility. Also, a chat bot will be developed with the SES for the possibility of online shelters.</text:p>
      <text:p text:style-name="P4">
“The task of the audit is to show the real state of affairs and to give recommendations that you have the recommendations to make the mayor. I think he will handle to draw conclusions and draw up a plan of action to work with them, ” - said Kakkin.</text:p>
      <text:p text:style-name="P4">
He added that the report in Kiev will be given to the High Commander -in -Chief.</text:p>
      <text:p text:style-name="P4">
<text:span text:style-name="T4">
 Read also: </text:span>
 <text:a xlink:type="simple" xlink:href="https://www.ukrinform.ua/rubric-kyiv/3717633-sprava-pro-zacinene-ukritta-trom-posadovcam-ta-ohoroncu-likarni-ogolosili-pidozru.html" text:style-name="Internet_20_link" text:visited-style-name="Visited_20_Internet_20_Link">
Claiming <text:span text:style-name="T4">
 Case Case </text:span>
: Three Hospital Officials declared suspicion</text:a>
</text:p>
      <text:p text:style-name="P4">
News Source: <text:a xlink:type="simple" xlink:href="https://www.ukrinform.ua/rubric-kyiv/3717731-ukritta-v-kievi-perevirat-protagom-desati-dniv.html" text:style-name="Internet_20_link" text:visited-style-name="Visited_20_Internet_20_Link">
https://www.ukrinform.ua/rubric-kyiv/3717731-ukritta-v-kievi-perevirat-protagom-desati-dniv.html</text:a>
</text:p>
      <!--NEWS-->
      <text:h text:style-name="P10" text:outline-level="1">
<text:span text:style-name="T4">
In Indonesia, they offered their "peace plan" for Ukraine: demilitarized zone and referendum</text:span>
</text:h>
      <text:p text:style-name="P4">
Authors: Ukrinform (Person)</text:p>
      <text:p text:style-name="P4">
Publisher: Укринформ (Organization)</text:p>
      <text:p text:style-name="P4">
Published Time: 2023-06-03T10:11:00+03:00</text:p>
      <text:p text:style-name="P4">
Modified Time: 2023-06-03T10:11:00+03:00</text:p>
      <text:p text:style-name="P4">
Description: Indonesia's Defense Minister Prabovo Subianto proposed his own "peace plan" for Ukraine, which provides for an immediate cease to cease fire and the creation of a demilitarized zone along the current line of fighting. - Ukrinform.</text:p>
      <text:p text:style-name="P4">
Images: ['<text:a xlink:type="simple" xlink:href="https://static.ukrinform.com/photos/2023_06/thumb_files/630_360_1685776093-473.jpg" text:style-name="Internet_20_link" text:visited-style-name="Visited_20_Internet_20_Link">
630_360_16857...</text:a>
']</text:p>
      <text:p text:style-name="P4">
Tags: ['Індонезія', 'Референдум', 'Україна', 'Розведення військ', 'Війна з Росією']</text:p>
      <text:p text:style-name="P4">
Type: Article</text:p>
      <!--METADATA-->
      <text:p text:style-name="P4">
<draw:frame draw:style-name="fr1" draw:name="Image54" text:anchor-type="as-char" svg:width="6.9236in" svg:height="3.956343in" draw:z-index="0">
<draw:image xlink:href="../Images/yкринформ/2023-06-03T10-11-00-03-00/630_360_1685776093-473.jpg" xlink:type="simple" xlink:show="embed" xlink:actuate="onLoad" draw:mime-type="image/jpeg"/>
</draw:frame>
Indonesia Ministry of Prabovo Subianto proposed his own "peace plan" for Ukraine, which provides for an immediate cease ceasefire and the creation of a demylilized zone along the current line of fighting.</text:p>
      <text:p text:style-name="P4">
He said this during a speech at the Shanngry-La Dialogue forum, Verzhapuri, Ukrinform correspondent reports.</text:p>
      <text:p text:style-name="P4">
In his speech, the Minister, in particular, noted that in this year's forum, the numerous delegation of high-ranking heads of defense of European states was involved in this year's forum, and this, in his opinion, is evidence of the importance of peace and security in the Asia-Pacific.</text:p>
      <text:p text:style-name="P4">
He then went to the Ukrainian theme, noting that "events in Ukraine" affect a large number of people around the world, as prices have increased dramatically food and energy, and formulated his own "peace plan": "First, immediately stop fire and fighting. . Secondly, to breed troops of the side side 15 kilometers from the current line of the front and to create a demytilized zone, and the third, to create under the auspices <text:a xlink:type="simple" xlink:href="https://www.ukrinform.ua/tag-oon" text:style-name="Internet_20_link" text:visited-style-name="Visited_20_Internet_20_Link">
UN</text:a>
A peacekeeping mission that will monitor the ceasefire regime. "</text:p>
      <text:p text:style-name="P4">
After that, Subianto proposes to organize and hold referendums with "controversial territories" in order to "objectively establish the will of the majority of disputed territories" regarding the vision of their future.</text:p>
      <text:p text:style-name="P4">
He assured that Indonesia was ready to send its representatives to such a non -human mission of the UN.</text:p>
      <text:p text:style-name="P4">
"I do not know if my proposal is acceptable, but these are specific recommendations for the forum for the fastest de -escalation and termination of bloodshed in this armed conflict," Subianto said.</text:p>
      <text:p text:style-name="P4">
<text:span text:style-name="T4">
 Read also: </text:span>
 <text:a xlink:type="simple" xlink:href="https://www.ukrinform.ua/rubric-polytics/3716126-kitaj-vede-svou-gru-sodo-rosijskoi-agresii-v-ukraini-kasparov.html" text:style-name="Internet_20_link" text:visited-style-name="Visited_20_Internet_20_Link">
China leads its game on Russian aggression in Ukraine - Casparov</text:a>
As reported by Ukrinform, President Volodymyr Zelenskyy during a working visit in Japan for participation in the Samy Group Summit <text:a xlink:type="simple" xlink:href="https://www.ukrinform.ua/rubric-polytics/3712048-prezidenti-ukraini-j-indonezii-obgovorili-zernovu-iniciativu-ta-formulu-miru.html" text:style-name="Internet_20_link" text:visited-style-name="Visited_20_Internet_20_Link">
negotiated</text:a>
From the President of Indonesia, Joko was drafted and informed him about the course of the fighting Ukraine, shelling by Russian military civilian infrastructure and called the President of Indonesia to promote the efforts of Ukraine in the return of illegal deported children.</text:p>
      <text:p text:style-name="P4">
News Source: <text:a xlink:type="simple" xlink:href="https://www.ukrinform.ua/rubric-world/3717733-v-indonezii-zaproponuvali-svij-mirnij-plan-dla-ukraini-demilitarizovana-zona-i-referendum.html" text:style-name="Internet_20_link" text:visited-style-name="Visited_20_Internet_20_Link">
https://www.ukrinform.ua/rubric-world/3717733-v-indonezii-zaproponuvali-svij-mirnij-plan-dla-ukraini-demilitarizovana-zona-i-referendum.html</text:a>
</text:p>
      <!--NEWS-->
      <text:h text:style-name="P10" text:outline-level="1">
<text:span text:style-name="T4">
Zelensky expressed condolences in connection with the death of people in a railway disaster in India</text:span>
</text:h>
      <text:p text:style-name="P4">
Authors: Ukrinform (Person)</text:p>
      <text:p text:style-name="P4">
Publisher: Укринформ (Organization)</text:p>
      <text:p text:style-name="P4">
Published Time: 2023-06-03T10:16:12+03:00</text:p>
      <text:p text:style-name="P4">
Modified Time: 2023-06-03T10:16:12+03:00</text:p>
      <text:p text:style-name="P4">
Description: President of Ukraine Volodymyr Zelensky expressed their condolences in connection with the railway disaster in India, which led to numerous victims. - Ukrinform.</text:p>
      <text:p text:style-name="P4">
Images: ['<text:a xlink:type="simple" xlink:href="https://static.ukrinform.com/photos/2023_06/thumb_files/630_360_1685771582-329.jpeg" text:style-name="Internet_20_link" text:visited-style-name="Visited_20_Internet_20_Link">
630_360_16857...</text:a>
']</text:p>
      <text:p text:style-name="P4">
Tags: ['Аварія', 'Індія', 'Залізниця', 'Зеленський']</text:p>
      <text:p text:style-name="P4">
Type: Article</text:p>
      <!--METADATA-->
      <text:p text:style-name="P4">
<draw:frame draw:style-name="fr1" draw:name="Image55" text:anchor-type="as-char" svg:width="6.9236in" svg:height="3.956343in" draw:z-index="0">
<draw:image xlink:href="../Images/yкринформ/2023-06-03T10-16-12-03-00/630_360_1685771582-329.jpeg" xlink:type="simple" xlink:show="embed" xlink:actuate="onLoad" draw:mime-type="image/jpeg"/>
</draw:frame>
Volodymyr Zelensky's Presidential Ukraine expressed condolences in connection with the railway crash in India, which led to numerous casualties.</text:p>
      <text:p text:style-name="P4">
The President posted in <text:a xlink:type="simple" xlink:href="http://twitter.com/ZelenskyyUa/status/1664887719342776320" text:style-name="Internet_20_link" text:visited-style-name="Visited_20_Internet_20_Link">
Twitter</text:a>
, reports Ukrinform.</text:p>
      <text:p text:style-name="P4">
"From myself personally and from the people of Ukraine I express deep condolences <text:a xlink:type="simple" xlink:href="https://www.ukrinform.ua/tag-premer" text:style-name="Internet_20_link" text:visited-style-name="Visited_20_Internet_20_Link">
Prime Minister</text:a>
-Minister Nari Modi and all -generate and loved ones killed in a railway catastrophe in Odish. Share your loss. We wish a speedy recovery to the victims, " - wrotezelensky.</text:p>
      <text:p text:style-name="P4">
*!(https://www.ukrinform.ua/rubric-world/3710242-v-indii-stavsa-vibuh-na-fabrici-petard-e-zagibli.html)As it was reported, in the Eastern Indian state of Odish there was a clash of two -passenger and commodity trains. The catastrophe died at least 288 people and about 850 injured.</text:p>
      <text:p text:style-name="P4">
News Source: <text:a xlink:type="simple" xlink:href="https://www.ukrinform.ua/rubric-world/3717734-zelenskij-visloviv-spivcutta-u-zvazku-iz-zagibellu-ludej-u-zaliznicnij-katastrofi-v-indii.html" text:style-name="Internet_20_link" text:visited-style-name="Visited_20_Internet_20_Link">
https://www.ukrinform.ua/rubric-world/3717734-zelenskij-visloviv-spivcutta-u-zvazku-iz-zagibellu-ludej-u-zaliznicnij-katastrofi-v-indii.html</text:a>
</text:p>
      <!--NEWS-->
      <text:h text:style-name="P10" text:outline-level="1">
<text:span text:style-name="T4">
The invaders fired three border communities in Sumy region</text:span>
</text:h>
      <text:p text:style-name="P4">
Authors: Ukrinform (Person)</text:p>
      <text:p text:style-name="P4">
Publisher: Укринформ (Organization)</text:p>
      <text:p text:style-name="P4">
Published Time: 2023-06-03T10:17:20+03:00</text:p>
      <text:p text:style-name="P4">
Modified Time: 2023-06-03T10:17:20+03:00</text:p>
      <text:p text:style-name="P4">
Description: The Russian army fired three border communities in the Sumy region on the morning of Saturday morning. - Ukrinform.</text:p>
      <text:p text:style-name="P4">
Images: ['<text:a xlink:type="simple" xlink:href="https://static.ukrinform.com/photos/2023_06/thumb_files/630_360_1685776504-551.jpg" text:style-name="Internet_20_link" text:visited-style-name="Visited_20_Internet_20_Link">
630_360_16857...</text:a>
']</text:p>
      <text:p text:style-name="P4">
Tags: ['Обстріл', 'Сумщина', 'Війна з Росією']</text:p>
      <text:p text:style-name="P4">
Type: Article</text:p>
      <!--METADATA-->
      <text:p text:style-name="P4">
<draw:frame draw:style-name="fr1" draw:name="Image56" text:anchor-type="as-char" svg:width="6.9236in" svg:height="3.956343in" draw:z-index="0">
<draw:image xlink:href="../Images/yкринформ/2023-06-03T10-17-20-03-00/630_360_1685776504-551.jpg" xlink:type="simple" xlink:show="embed" xlink:actuate="onLoad" draw:mime-type="image/jpeg"/>
</draw:frame>
The Russian army fired at three border communities in the Sumy region on the morning of Saturday morning.</text:p>
      <text:p text:style-name="P4">
About it reports Sumy Ova in <text:a xlink:type="simple" xlink:href="http://www.facebook.com/sumska.oda/posts/pfbid02LQgRjt4hujbYuNp9nao3M9FqdeyCwrQ8CLYa7swjRjmbY5gayrwVfAtcMKHCPHvXl" text:style-name="Internet_20_link" text:visited-style-name="Visited_20_Internet_20_Link">
Facebook</text:a>
, reports Ukrinform.</text:p>
      <text:p text:style-name="P4">
"At night and in the morning, the Russians fired at the middle -and -Budskaya, the Belopolskaya young communities," the message reads.</text:p>
      <text:p text:style-name="P4">
According to OVA, in the middle of the Budsk community as a result of mortar shelling(2 explosions)Private home is damaged.</text:p>
      <text:p text:style-name="P4">
Also mortar <text:a xlink:type="simple" xlink:href="https://www.ukrinform.ua/tag-obstril" text:style-name="Internet_20_link" text:visited-style-name="Visited_20_Internet_20_Link">
shelling</text:a>
Valvepolskaya(6 explosions)and Yunakovskaya(1 explosion)communities.</text:p>
      <text:p text:style-name="P4">
<text:span text:style-name="T4">
 Read also: </text:span>
 <text:a xlink:type="simple" xlink:href="https://www.ukrinform.ua/rubric-regions/3717729-na-harkivsini-vorog-masovano-obstriluvav-prifrontovi-naseleni-punkti-ta-prikordonna.html" text:style-name="Internet_20_link" text:visited-style-name="Visited_20_Internet_20_Link">
in Kharkiv region the enemy is massive <text:span text:style-name="T4">
 shelling </text:span>
 yarned front and borderlines</text:a>
As <text:a xlink:type="simple" xlink:href="https://www.ukrinform.ua/rubric-ato/3717674-vorog-za-dobu-obstrilav-visim-gromad-sumsini-zaginula-ludina-e-rujnuvanna.html" text:style-name="Internet_20_link" text:visited-style-name="Visited_20_Internet_20_Link">
reported</text:a>
, during the last day, Russian troops fired at eight communities of the Sumy region, and a total of 181 explosions were recorded.</text:p>
      <text:p text:style-name="P4">
News Source: <text:a xlink:type="simple" xlink:href="https://www.ukrinform.ua/rubric-regions/3717735-zagarbniki-obstrilali-tri-prikordonni-gromadi-na-sumsini.html" text:style-name="Internet_20_link" text:visited-style-name="Visited_20_Internet_20_Link">
https://www.ukrinform.ua/rubric-regions/3717735-zagarbniki-obstrilali-tri-prikordonni-gromadi-na-sumsini.html</text:a>
</text:p>
      <!--NEWS-->
      <text:h text:style-name="P10" text:outline-level="1">
<text:span text:style-name="T4">
Under Nayev's leadership, the Mi-24 and Mi-8 crews were trained with combat firing</text:span>
</text:h>
      <text:p text:style-name="P4">
Authors: Ukrinform (Person)</text:p>
      <text:p text:style-name="P4">
Publisher: Укринформ (Organization)</text:p>
      <text:p text:style-name="P4">
Published Time: 2023-06-03T10:24:45+03:00</text:p>
      <text:p text:style-name="P4">
Modified Time: 2023-06-03T10:24:45+03:00</text:p>
      <text:p text:style-name="P4">
Description: Under the leadership of the Commander of the Joint Forces of the Armed Forces of Ukraine Lieutenant General Sergei Nayev, the crews of Mi-24 and military transport helicopters with Mi-8 with combat shooting were trained. - Ukrinform.</text:p>
      <text:p text:style-name="P4">
Images: ['<text:a xlink:type="simple" xlink:href="https://static.ukrinform.com/photos/2023_06/thumb_files/630_360_1685776883-5692.jpeg" text:style-name="Internet_20_link" text:visited-style-name="Visited_20_Internet_20_Link">
630_360_16857...</text:a>
']</text:p>
      <text:p text:style-name="P4">
Tags: ['ЗСУ', 'Вертоліт', 'Сергій Наєв', 'Тренування']</text:p>
      <text:p text:style-name="P4">
Type: Article</text:p>
      <!--METADATA-->
      <text:p text:style-name="P4">
<draw:frame draw:style-name="fr1" draw:name="Image57" text:anchor-type="as-char" svg:width="6.9236in" svg:height="3.956343in" draw:z-index="0">
<draw:image xlink:href="../Images/yкринформ/2023-06-03T10-24-45-03-00/630_360_1685776883-5692.jpeg" xlink:type="simple" xlink:show="embed" xlink:actuate="onLoad" draw:mime-type="image/jpeg"/>
</draw:frame>
Lieutenant General Sergei Nayev, the Lieutenant General of Ukraine, the Lieutenant General of Ukraine, the Lieutenant General Sergey Nayev was trained by the Mi-24 Tavi-Transport Mi-8 helicopters with combat firing.</text:p>
      <text:p text:style-name="P4">
According to Ukrinform, the OS command reports in <text:a xlink:type="simple" xlink:href="http://www.facebook.com/JointForcesCommandAFU/posts/pfbid032JBq5CNQVanyUfGtTWaz53RJjXsCKxxtVpjXmhFwpXqkWgxuLVuPJGU1g6aVMHaPl" text:style-name="Internet_20_link" text:visited-style-name="Visited_20_Internet_20_Link">
Facebook</text:a>
.</text:p>
      <text:p text:style-name="P4">
</text:p>
      <text:p text:style-name="P4">
<text:a xlink:type="simple" xlink:href="https://static.ukrinform.com/photos/2023_06/1685776882-4823.jpeg" text:style-name="Internet_20_link" text:visited-style-name="Visited_20_Internet_20_Link">
 </text:a>
 <text:a xlink:type="simple" xlink:href="https://static.ukrinform.com/photos/2023_06/1685776882-4296.jpeg" text:style-name="Internet_20_link" text:visited-style-name="Visited_20_Internet_20_Link">
</text:a>
 <text:a xlink:type="simple" xlink:href="https://static.ukrinform.com/photos/2023_06/1685776883-1933.jpeg" text:style-name="Internet_20_link" text:visited-style-name="Visited_20_Internet_20_Link">
</text:a>
 <text:a xlink:type="simple" xlink:href="https://static.ukrinform.com/photos/2023_06/1685776883-5549.jpeg" text:style-name="Internet_20_link" text:visited-style-name="Visited_20_Internet_20_Link">
</text:a>
 <text:a xlink:type="simple" xlink:href="https://static.ukrinform.com/photos/2023_06/1685776883-8091.jpeg" text:style-name="Internet_20_link" text:visited-style-name="Visited_20_Internet_20_Link">
</text:a>
 <text:a xlink:type="simple" xlink:href="https://static.ukrinform.com/photos/2023_06/1685776883-5692.jpeg" text:style-name="Internet_20_link" text:visited-style-name="Visited_20_Internet_20_Link">
<draw:frame draw:style-name="fr1" draw:name="Image64" text:anchor-type="as-char" svg:width="6.9236in" svg:height="3.956343in" draw:z-index="0">
<draw:image xlink:href="../Images/yкринформ/2023-06-03T10-24-45-03-00/630_360_1685776883-5692.jpeg" xlink:type="simple" xlink:show="embed" xlink:actuate="onLoad" draw:mime-type="image/jpeg"/>
</draw:frame>
</text:a>
 <text:a xlink:type="simple" xlink:href="https://static.ukrinform.com/photos/2023_06/1685776883-8909.jpeg" text:style-name="Internet_20_link" text:visited-style-name="Visited_20_Internet_20_Link">
</text:a>
 <text:a xlink:type="simple" xlink:href="https://static.ukrinform.com/photos/2023_06/1685776883-5479.jpeg" text:style-name="Internet_20_link" text:visited-style-name="Visited_20_Internet_20_Link">
</text:a>
 <text:a xlink:type="simple" xlink:href="https://static.ukrinform.com/photos/2023_06/1685776884-6106.jpeg" text:style-name="Internet_20_link" text:visited-style-name="Visited_20_Internet_20_Link">
</text:a>
 <text:a xlink:type="simple" xlink:href="https://static.ukrinform.com/photos/2023_06/1685776884-2510.jpeg" text:style-name="Internet_20_link" text:visited-style-name="Visited_20_Internet_20_Link">
</text:a>
In order to maintain combat training, a series of Mi-24 and military transport [helicopters] have been submitted to the most mobile and efficient component of Ukraine in the Northern Operations Area under the direction(https://www.ukrinform.ua/tag-vertolit)Mi-8 with combat shooting."The lion's share of the helicopters who are now involved in training have recently turned from combat missions in the east of our country. Their and invaluable combat experience they gained there, today they pass to young pilots today," said Lieutenant General.</text:p>
      <text:p text:style-name="P4">
According to Nayev, a group of combat management, pilots, and engineering and technical warehouse, because the only work team is a key to successful combat missions.</text:p>
      <text:p text:style-name="P4">
"In particular, experts of the engineering and aviation service carry out many different types of preparations in accordance with the regulations of technical operation of aviation equipment. Due to the number of flights and the complexity of the tasks, large loads and responsibility rests with the technicians,"-said the team.</text:p>
      <text:p text:style-name="P4">
<text:span text:style-name="T4">
 Read also: </text:span>
 <text:a xlink:type="simple" xlink:href="https://www.ukrinform.ua/rubric-ato/3700493-zahidna-zbroa-dla-ukraini-naev-rozpoviv-pro-integraciu-ppo-v-zagalnu-sistemu-nato.html" text:style-name="Internet_20_link" text:visited-style-name="Visited_20_Internet_20_Link">
Western weapons for Ukraine: Naev told about integration of NATO's overall system</text:a>
According to him, the personnel of the helicopter unit is very motivated, ready for tasks and continues its preparation for the sake of a beat from the air.</text:p>
      <text:p text:style-name="P4">
"I talked with the commander, with the flight warehouse, with engineering and technical facilities. All of them are masters of military affairs. I saw with my own eyes how they continue to increase their skills and I am sure-when they will see, these pilots will perform their task perfectly,"-emphasized, " .</text:p>
      <text:p text:style-name="P4">
<text:span text:style-name="T4">
 Read also: </text:span>
 <text:a xlink:type="simple" xlink:href="https://www.ukrinform.ua/rubric-ato/3702029-reznikov-i-naev-obgovorili-plani-narosuvanna-oboroni-na-kordoni.html" text:style-name="Internet_20_link" text:visited-style-name="Visited_20_Internet_20_Link">
Reznikov and Naev discussed plans to increase defense on the border</text:a>
As reported by Ukrinform, <text:a xlink:type="simple" xlink:href="https://www.ukrinform.ua/rubric-ato/3714526-situacia-u-pivnicnij-operacijnij-zoni-povnistu-kontrolovana-naev.html" text:style-name="Internet_20_link" text:visited-style-name="Visited_20_Internet_20_Link">
the situation in the northern operating area</text:a>
Completely controlled by the military units of the Armed Forces, units of the State Border Service, other military formations and law enforcement agencies, said NEEV, the commander of the united forces on May 26.</text:p>
      <text:p text:style-name="P4">
News Source: <text:a xlink:type="simple" xlink:href="https://www.ukrinform.ua/rubric-ato/3717738-pid-kerivnictvom-naeva-projsli-navcanna-ekipaziv-mi24-ta-mi8-iz-bojovou-strilbou.html" text:style-name="Internet_20_link" text:visited-style-name="Visited_20_Internet_20_Link">
https://www.ukrinform.ua/rubric-ato/3717738-pid-kerivnictvom-naeva-projsli-navcanna-ekipaziv-mi24-ta-mi8-iz-bojovou-strilbou.html</text:a>
</text:p>
      <!--NEWS-->
      <text:h text:style-name="P10" text:outline-level="1">
<text:span text:style-name="T4">
Ukrainian boxers won 11 medals at the Netherlands tournament</text:span>
</text:h>
      <text:p text:style-name="P4">
Authors: Ukrinform (Person)</text:p>
      <text:p text:style-name="P4">
Publisher: Укринформ (Organization)</text:p>
      <text:p text:style-name="P4">
Published Time: 2023-06-03T10:36:37+03:00</text:p>
      <text:p text:style-name="P4">
Modified Time: 2023-06-03T10:36:37+03:00</text:p>
      <text:p text:style-name="P4">
Description: 11 awards at the Eindhoven International Tournament in the Netherlands representatives of Ukrainian boxing. - Ukrinform.</text:p>
      <text:p text:style-name="P4">
Images: ['<text:a xlink:type="simple" xlink:href="https://static.ukrinform.com/photos/2023_06/thumb_files/630_360_1685775502-290.jpg" text:style-name="Internet_20_link" text:visited-style-name="Visited_20_Internet_20_Link">
630_360_16857...</text:a>
']</text:p>
      <text:p text:style-name="P4">
Tags: ['Бокс', 'Нідерланди', 'Збірна України']</text:p>
      <text:p text:style-name="P4">
Type: Article</text:p>
      <!--METADATA-->
      <text:p text:style-name="P4">
<draw:frame draw:style-name="fr1" draw:name="Image69" text:anchor-type="as-char" svg:width="6.9236in" svg:height="3.956343in" draw:z-index="0">
<draw:image xlink:href="../Images/yкринформ/2023-06-03T10-36-37-03-00/630_360_1685775502-290.jpg" xlink:type="simple" xlink:show="embed" xlink:actuate="onLoad" draw:mime-type="image/jpeg"/>
</draw:frame>
11 Rewards at the Eindhoven International Tournament in the Netherlands representatives of Ukrainian boxing.</text:p>
      <text:p text:style-name="P4">
In the asset <text:a xlink:type="simple" xlink:href="http://https://www.facebook.com/minmolodsport/" text:style-name="Internet_20_link" text:visited-style-name="Visited_20_Internet_20_Link">
our national team</text:a>
5 gold, 4 silver and 2 bronze medals and second -commanding place, reports Ukrinform.</text:p>
      <text:p text:style-name="P4">
"Gold" was obtained by Yaroslav Mikhalushko, Bogdan Tolmachev, Pavel Illyush, Dmitrycolisichenko and Ratmir Turchaninov.</text:p>
      <text:p text:style-name="P4">
"Silver" in Danylo Lozan, Ruslana Tsikal, Gennady Maslenikov and Ashotakhar, "Bronze" - from Andrey Khaletsky and Vasyl Tkachuk.</text:p>
      <text:p text:style-name="P4">
Pavel Ilyush received the Best Boxer award.</text:p>
      <text:p text:style-name="P4">
<text:span text:style-name="T4">
 Read also: </text:span>
 <text:a xlink:type="simple" xlink:href="https://www.ukrinform.ua/rubric-sports/3717084-oleksandr-gvozdik-povernuvsa-u-rejting-wba.html" text:style-name="Internet_20_link" text:visited-style-name="Visited_20_Internet_20_Link">
Alexander Gvozdik returned to WBA rating</text:a>
Boxers from 25 countries took part in the competitions for the Eindhoven Cup.</text:p>
      <text:p text:style-name="P4">
Photo: facebook.com/minmolodsport.</text:p>
      <text:p text:style-name="P4">
News Source: <text:a xlink:type="simple" xlink:href="https://www.ukrinform.ua/rubric-sports/3717741-ukrainski-bokseri-zdobuli-11-medalej-na-turniri-v-niderlandah.html" text:style-name="Internet_20_link" text:visited-style-name="Visited_20_Internet_20_Link">
https://www.ukrinform.ua/rubric-sports/3717741-ukrainski-bokseri-zdobuli-11-medalej-na-turniri-v-niderlandah.html</text:a>
</text:p>
      <!--NEWS-->
      <text:h text:style-name="P10" text:outline-level="1">
<text:span text:style-name="T4">
The SBU detained the Kherson Ova official who worked on the Russians</text:span>
</text:h>
      <text:p text:style-name="P4">
Authors: Ukrinform (Person)</text:p>
      <text:p text:style-name="P4">
Publisher: Укринформ (Organization)</text:p>
      <text:p text:style-name="P4">
Published Time: 2023-06-03T10:41:37+03:00</text:p>
      <text:p text:style-name="P4">
Modified Time: 2023-06-03T10:41:37+03:00</text:p>
      <text:p text:style-name="P4">
Description: The Security Service of Ukraine detained the current official of the Kherson Regional Military Administration, who voluntarily worked for Russian invaders during the temporary seizure of their territories of the region. - Ukrinform.</text:p>
      <text:p text:style-name="P4">
Images: ['<text:a xlink:type="simple" xlink:href="https://static.ukrinform.com/photos/2020_10/thumb_files/630_360_1602851531-1154.jpeg" text:style-name="Internet_20_link" text:visited-style-name="Visited_20_Internet_20_Link">
630_360_16028...</text:a>
']</text:p>
      <text:p text:style-name="P4">
Tags: ['Херсон', 'СБУ', 'Колаборант', 'Війна з Росією']</text:p>
      <text:p text:style-name="P4">
Type: Article</text:p>
      <!--METADATA-->
      <text:p text:style-name="P4">
<draw:frame draw:style-name="fr1" draw:name="Image70" text:anchor-type="as-char" svg:width="6.9236in" svg:height="3.956343in" draw:z-index="0">
<draw:image xlink:href="../Images/yкринформ/2023-06-03T10-41-37-03-00/630_360_1602851531-1154.jpeg" xlink:type="simple" xlink:show="embed" xlink:actuate="onLoad" draw:mime-type="image/jpeg"/>
</draw:frame>
The service of Ukraine detained the current official of the Kherson Regional Military Administration, who voluntarily worked for Russian invaders under the frequent seizure of their territories of the region.</text:p>
      <text:p text:style-name="P4">
As Ukrinform reports, this has reported <text:a xlink:type="simple" xlink:href="http://ssu.gov.ua/novyny/sbu-zatrymala-chynnoho-posadovtsia-khersonskoi-ova-yakyi-u-period-okupatsii-mista-pratsiuvav-na-rashystiv" text:style-name="Internet_20_link" text:visited-style-name="Visited_20_Internet_20_Link">
SBU</text:a>
.</text:p>
      <text:p text:style-name="P4">
Law enforcement officers detained the person involved in stabilization measures in the liberated Cherson.</text:p>
      <text:p text:style-name="P4">
</text:p>
      <text:p text:style-name="P4">
The investigation found that during the temporary capture of the city, the malefactor voluntarily agreed to enter the Russians created by the Russians "Main Directorate of the Internal Affairs of Kherson region", where he received the pseudo-department of the "senior expert of the department of accounting and financial-analytical expertise-expert-criminalistic center".</text:p>
      <text:p text:style-name="P4">
The "responsibilities" of the collaborator included the preparation of the so -called examination of financial activity of enterprises. The aforementioned pseudo -experts needed to fabricate cases against patriotic owners of Ukrainian companies in the captured territories of the Kherson region.</text:p>
      <text:p text:style-name="P4">
According to the SBU, while in the ranks of the invading body, he went to Moscow for "advanced training courses".</text:p>
      <text:p text:style-name="P4">
After the liberation of Kherson, the person initially "lay on the bottom", but later renewed to the local regional administration. In the future, he was exposed and detained by law enforcement officers.</text:p>
      <text:p text:style-name="P4">
During the searches at the attacker's residence, documents that confirm his "internship" in Moscow, printed laws, orders of the Ministry of Internal Affairs of the Russian Federation on the organization of preparation of forensic expertise of the exchange and criminalistic units of Russian law-enforcement bodies were found.</text:p>
      <text:p text:style-name="P4">
The detainee was declared suspicion under Part 7 of Art. 111-1(Collaborative activity, voluntary occupation by a citizen of Ukraine in illegal law enforcement bars created in the temporarily occupied territory)Criminal Code of Ukraine.</text:p>
      <text:p text:style-name="P4">
<text:span text:style-name="T4">
 Read also: </text:span>
 <text:a xlink:type="simple" xlink:href="https://www.ukrinform.ua/rubric-regions/3716406-sbu-zatrimala-rosijsku-agentku-aka-zdavala-pozicii-zsu-u-krivomu-rozi.html" text:style-name="Internet_20_link" text:visited-style-name="Visited_20_Internet_20_Link">
<text:span text:style-name="T4">
 SBU </text:span>
 I detained the Russian agent who gave the position in Kryvyi Rih</text:a>
</text:p>
      <text:p text:style-name="P4">
The investigation is ongoing. The attacker faces up to 15 years in prison.</text:p>
      <text:p text:style-name="P4">
<text:span text:style-name="T4">
 Read also: </text:span>
 <text:a xlink:type="simple" xlink:href="https://www.ukrinform.ua/rubric-regions/3717249-sbu-zaversila-rozsliduvanna-u-spravi-priznacenogo-rosianami-mera-severodonecka.html" text:style-name="Internet_20_link" text:visited-style-name="Visited_20_Internet_20_Link">
<text:span text:style-name="T4">
 SBU </text:span>
 completed the investigation in the case of the agencies of "mayor" of Severodonetsk</text:a>
As reported by Ukrinform, in the liberated territories of the Kherson region, the legal bodies are investigating about <text:a xlink:type="simple" xlink:href="https://www.ukrinform.ua/rubric-regions/3714769-na-hersonsini-rozsliduut-blizko-dvoh-tisac-sprav-proti-kolaborantiv.html" text:style-name="Internet_20_link" text:visited-style-name="Visited_20_Internet_20_Link">
two thousand criminal proceedings</text:a>
on the facts of collaborative activity.</text:p>
      <text:p text:style-name="P4">
News Source: <text:a xlink:type="simple" xlink:href="https://www.ukrinform.ua/rubric-regions/3717742-sbu-zatrimala-posadovca-hersonskoi-ova-akij-pracuvav-na-rosian.html" text:style-name="Internet_20_link" text:visited-style-name="Visited_20_Internet_20_Link">
https://www.ukrinform.ua/rubric-regions/3717742-sbu-zatrimala-posadovca-hersonskoi-ova-akij-pracuvav-na-rosian.html</text:a>
</text:p>
      <!--NEWS-->
      <text:h text:style-name="P10" text:outline-level="1">
<text:span text:style-name="T4">
Concurist Konstantin Solin became the third in Greece's competitions</text:span>
</text:h>
      <text:p text:style-name="P4">
Authors: Ukrinform (Person)</text:p>
      <text:p text:style-name="P4">
Publisher: Укринформ (Organization)</text:p>
      <text:p text:style-name="P4">
Published Time: 2023-06-03T10:42:37+03:00</text:p>
      <text:p text:style-name="P4">
Modified Time: 2023-06-03T10:42:37+03:00</text:p>
      <text:p text:style-name="P4">
Description: The Ukrainian rider Konstantin Solin won bronze in a festival at the Equestrian Sports Festival in Athens-2023-Ukrinform.</text:p>
      <text:p text:style-name="P4">
Images: ['<text:a xlink:type="simple" xlink:href="https://static.ukrinform.com/photos/2023_06/thumb_files/630_360_1685775889-435.jpg" text:style-name="Internet_20_link" text:visited-style-name="Visited_20_Internet_20_Link">
630_360_16857...</text:a>
']</text:p>
      <text:p text:style-name="P4">
Tags: ['Греція', 'Спорт', 'Україна']</text:p>
      <text:p text:style-name="P4">
Type: Article</text:p>
      <!--METADATA-->
      <text:p text:style-name="P4">
<draw:frame draw:style-name="fr1" draw:name="Image75" text:anchor-type="as-char" svg:width="6.9236in" svg:height="3.956343in" draw:z-index="0">
<draw:image xlink:href="../Images/yкринформ/2023-06-03T10-42-37-03-00/630_360_1685775889-435.jpg" xlink:type="simple" xlink:show="embed" xlink:actuate="onLoad" draw:mime-type="image/jpeg"/>
</draw:frame>
Konstantin Solin's Ukrainian rider won bronze in a festival sports in Athens-2023</text:p>
      <text:p text:style-name="P4">
These competitions are the Longines EEF series and pass <text:a xlink:type="simple" xlink:href="https://www.facebook.com/minmolodsport/" text:style-name="Internet_20_link" text:visited-style-name="Visited_20_Internet_20_Link">
June 1 to June 4</text:a>
At the Olympic Center for Cavalry to the cities of Marcopoulo, Ukrinform reports.</text:p>
      <text:p text:style-name="P4">
Constantine paired with Henging Van de Bresser with the third result of a leafle with an obstacle height of 155 cm.</text:p>
      <text:p text:style-name="P4">
The winner was the Italian Filippo Code.</text:p>
      <text:p text:style-name="P4">
*!(https://www.ukrinform.ua/rubric-sports/3712490-oleksandr-prodan-zdobuv-dla-ukraini-bronzu-granpri-z-konkuru.html)The festival is attended by more than 150 athletes from European countries.</text:p>
      <text:p text:style-name="P4">
Photo: facebook.com/eau.pel.</text:p>
      <text:p text:style-name="P4">
News Source: <text:a xlink:type="simple" xlink:href="https://www.ukrinform.ua/rubric-sports/3717744-konkurist-kostantin-zolin-stav-tretim-na-zmagannah-u-grecii.html" text:style-name="Internet_20_link" text:visited-style-name="Visited_20_Internet_20_Link">
https://www.ukrinform.ua/rubric-sports/3717744-konkurist-kostantin-zolin-stav-tretim-na-zmagannah-u-grecii.html</text:a>
</text:p>
      <!--NEWS-->
      <text:h text:style-name="P10" text:outline-level="1">
<text:span text:style-name="T4">
More than 60,000 women protect Ukraine - Ministry of Defense</text:span>
</text:h>
      <text:p text:style-name="P4">
Authors: Ukrinform (Person)</text:p>
      <text:p text:style-name="P4">
Publisher: Укринформ (Organization)</text:p>
      <text:p text:style-name="P4">
Published Time: 2023-06-03T10:50:50+03:00</text:p>
      <text:p text:style-name="P4">
Modified Time: 2023-06-03T10:50:50+03:00</text:p>
      <text:p text:style-name="P4">
Description: More than 60,000 women are in defense of Ukraine today, more than 42 thousand of them are servicemen of the Armed Forces of Ukraine. - Ukrinform.</text:p>
      <text:p text:style-name="P4">
Images: ['<text:a xlink:type="simple" xlink:href="https://static.ukrinform.com/photos/2023_06/thumb_files/630_360_1685778458-732.jpg" text:style-name="Internet_20_link" text:visited-style-name="Visited_20_Internet_20_Link">
630_360_16857...</text:a>
']</text:p>
      <text:p text:style-name="P4">
Tags: ['Міноборони', 'ЗСУ', 'Військові', 'Жінки']</text:p>
      <text:p text:style-name="P4">
Type: Article</text:p>
      <!--METADATA-->
      <text:p text:style-name="P4">
<draw:frame draw:style-name="fr1" draw:name="Image76" text:anchor-type="as-char" svg:width="6.9236in" svg:height="3.956343in" draw:z-index="0">
<draw:image xlink:href="../Images/yкринформ/2023-06-03T10-50-50-03-00/630_360_1685778458-732.jpg" xlink:type="simple" xlink:show="embed" xlink:actuate="onLoad" draw:mime-type="image/jpeg"/>
</draw:frame>
More than 60 thousand women are in defense of Ukraine today, more than 42 thousand of them Jewish servicemen of the Armed Forces of Ukraine.</text:p>
      <text:p text:style-name="P4">
As Ukrinform reports, about it in <text:a xlink:type="simple" xlink:href="https://t.me/ministry_of_defense_ua/7648" text:style-name="Internet_20_link" text:visited-style-name="Visited_20_Internet_20_Link">
telegram</text:a>
The Ministry of Defense reports.</text:p>
      <text:p text:style-name="P4">
“More than 60,000 women are in defense of Ukraine. More than 42 thousand of them are women -persons, ”the message reads.</text:p>
      <text:p text:style-name="P4">
This figure is constantly increasing, because in response to the Russian invasion, a significant number of Ukrainian women joined the ranks of the Armed Forces of Ukraine.</text:p>
      <text:p text:style-name="P4">
As noted in the ministry, this also contributes to the significant shifts in Ukrainian legislation, which allow women to fully implement in the army.</text:p>
      <text:p text:style-name="P4">
“They keep their defense with men, fight, risk and, unfortunately, give their lives. They are a model of courage and devotion to the whole world, ” -stated to MOU.</text:p>
      <text:p text:style-name="P4">
<text:span text:style-name="T4">
 Read also: </text:span>
 <text:a xlink:type="simple" xlink:href="https://www.ukrinform.ua/rubric-kyiv/3708829-u-kievi-vidbulasa-tvorca-zustric-iz-zahisniceu-mariupola-valerieu-subotinou.html" text:style-name="Internet_20_link" text:visited-style-name="Visited_20_Internet_20_Link">
in Kiev there was a creative meeting with the defender of Mariupolyavavara Subotina</text:a>
As recalled in <text:a xlink:type="simple" xlink:href="https://www.ukrinform.ua/tag-minoboroni" text:style-name="Internet_20_link" text:visited-style-name="Visited_20_Internet_20_Link">
Ministry of Defense</text:a>
, in 2021, before the start of a large -scale invasion of Russia into Ukraine, the number of women in the Armed Forces of the Armed Forces was about 30 thousand.</text:p>
      <text:p text:style-name="P4">
As reported by Ukrinform, at the Ivan Bohun Military Lyceum <text:a xlink:type="simple" xlink:href="https://www.ukrinform.ua/rubric-kyiv/3715073-kiivskij-vijskovij-licej-imeni-boguna-vipustiv-majze-300-kadetiv.html" text:style-name="Internet_20_link" text:visited-style-name="Visited_20_Internet_20_Link">
299 cadets took place</text:a>
including 25 girls.</text:p>
      <text:p text:style-name="P4">
News Source: <text:a xlink:type="simple" xlink:href="https://www.ukrinform.ua/rubric-society/3717748-ponad-60-tisac-zinok-zahisaut-ukrainu-minoboroni.html" text:style-name="Internet_20_link" text:visited-style-name="Visited_20_Internet_20_Link">
https://www.ukrinform.ua/rubric-society/3717748-ponad-60-tisac-zinok-zahisaut-ukrainu-minoboroni.html</text:a>
</text:p>
      <!--NEWS-->
      <text:h text:style-name="P10" text:outline-level="1">
<text:span text:style-name="T4">
In Donetsk, two civilians were killed in the day as a result of shelling, four were injured</text:span>
</text:h>
      <text:p text:style-name="P4">
Authors: Ukrinform (Person)</text:p>
      <text:p text:style-name="P4">
Publisher: Укринформ (Organization)</text:p>
      <text:p text:style-name="P4">
Published Time: 2023-06-03T10:52:31+03:00</text:p>
      <text:p text:style-name="P4">
Modified Time: 2023-06-03T10:52:31+03:00</text:p>
      <text:p text:style-name="P4">
Description: In the Donetsk region, houses, medical facilities and administrative buildings have been damaged due to enemy shelling. Two people were killed, four were injured. - Ukrinform.</text:p>
      <text:p text:style-name="P4">
Images: ['<text:a xlink:type="simple" xlink:href="https://static.ukrinform.com/photos/2023_06/thumb_files/630_360_1685778551-601.jpg" text:style-name="Internet_20_link" text:visited-style-name="Visited_20_Internet_20_Link">
630_360_16857...</text:a>
']</text:p>
      <text:p text:style-name="P4">
Tags: ['Донеччина', 'Обстріл', 'Війна з Росією']</text:p>
      <text:p text:style-name="P4">
Type: Article</text:p>
      <!--METADATA-->
      <text:p text:style-name="P4">
<draw:frame draw:style-name="fr1" draw:name="Image77" text:anchor-type="as-char" svg:width="6.9236in" svg:height="3.956343in" draw:z-index="0">
<draw:image xlink:href="../Images/yкринформ/2023-06-03T10-52-31-03-00/630_360_1685778551-601.jpg" xlink:type="simple" xlink:show="embed" xlink:actuate="onLoad" draw:mime-type="image/jpeg"/>
</draw:frame>
Outnechnia has damaged residential buildings, medical facilities and administrative buildings in the last day as a result of enemy shelling. Two people were killed, four were injured.</text:p>
      <text:p text:style-name="P4">
About it in <text:a xlink:type="simple" xlink:href="http://t.me/pavlokyrylenko_donoda/8271" text:style-name="Internet_20_link" text:visited-style-name="Visited_20_Internet_20_Link">
telegram</text:a>
The reporter of Donetsk Ova Pavel Kirilenko, reports Ukrinform.</text:p>
      <text:p text:style-name="P4">
“In the morning, the Russians struck Slavyansk - kissed the house of life and a mulberry park. Fortunately, without the victims. The Volnovaskivnapryamka damaged the cultural institution in the Greater Novosilka, killed lines in Shevchenko Komar TG, ”Kirilenko wrote.</text:p>
      <text:p text:style-name="P4">
According to him, in the Donetsk direction in the Kurakhiv community one man in the sharp, nine houses were damaged in Ostrovsky.</text:p>
      <text:p text:style-name="P4">
In the Gorlovsky direction in the temporary community, two non -residential buildings were destroyed, three high -rise buildings and three private homes were damaged.</text:p>
      <text:p text:style-name="P4">
Toretsk suffered the air strike. Private sector was injured in the city.</text:p>
      <text:p text:style-name="P4">
Meanwhile, five houses were damaged in the Lysychansk direction in Siversk. The Ulyman community damaged three houses in Tornsky, three TAADMIN building houses in Yampol. 11 houses and medical facilities were damaged in Zanivka, and three homes were damaged by the community.</text:p>
      <text:p text:style-name="P4">
During the day, the number of victims of Russians in Donetsk increased by 2 dead and 4 wounds.</text:p>
      <text:p text:style-name="P4">
*!(https://www.ukrinform.ua/rubric-regions/3717735-zagarbniki-obstrilali-tri-prikordonni-gromadi-na-sumsini.html)As it was reported, in June 1, the Russians killed two residents of Donetsk region - Vavdiivtsi and the Temporal Yar.</text:p>
      <text:p text:style-name="P4">
News Source: <text:a xlink:type="simple" xlink:href="https://www.ukrinform.ua/rubric-regions/3717749-na-doneccini-za-dobu-vnaslidok-obstriliv-zaginuli-dvoe-civilnih-cetvero-poraneni.html" text:style-name="Internet_20_link" text:visited-style-name="Visited_20_Internet_20_Link">
https://www.ukrinform.ua/rubric-regions/3717749-na-doneccini-za-dobu-vnaslidok-obstriliv-zaginuli-dvoe-civilnih-cetvero-poraneni.html</text:a>
</text:p>
      <!--NEWS-->
      <text:h text:style-name="P10" text:outline-level="1">
<text:span text:style-name="T4">
Ukrainian women rose to the "silver" step in the technical program of the COP on artistic swimming</text:span>
</text:h>
      <text:p text:style-name="P4">
Authors: Ukrinform (Person)</text:p>
      <text:p text:style-name="P4">
Publisher: Укринформ (Organization)</text:p>
      <text:p text:style-name="P4">
Published Time: 2023-06-03T11:00:36+03:00</text:p>
      <text:p text:style-name="P4">
Modified Time: 2023-06-03T11:00:36+03:00</text:p>
      <text:p text:style-name="P4">
Description: The Ukrainian artistic team in the final protocol of the technical group in the Superfinals of the World Cup in the Spanish city of Ovido rose to one place. - Ukrinform.</text:p>
      <text:p text:style-name="P4">
Images: ['<text:a xlink:type="simple" xlink:href="https://static.ukrinform.com/photos/2023_06/thumb_files/630_360_1685778616-525.jpg" text:style-name="Internet_20_link" text:visited-style-name="Visited_20_Internet_20_Link">
630_360_16857...</text:a>
']</text:p>
      <text:p text:style-name="P4">
Tags: ['Іспанія', 'Кубок світу', 'Спорт', 'Збірна України', 'синхронне плавання']</text:p>
      <text:p text:style-name="P4">
Type: Article</text:p>
      <!--METADATA-->
      <text:p text:style-name="P4">
<draw:frame draw:style-name="fr1" draw:name="Image78" text:anchor-type="as-char" svg:width="6.9236in" svg:height="3.956343in" draw:z-index="0">
<draw:image xlink:href="../Images/yкринформ/2023-06-03T11-00-36-03-00/630_360_1685778616-525.jpg" xlink:type="simple" xlink:show="embed" xlink:actuate="onLoad" draw:mime-type="image/jpeg"/>
</draw:frame>
The Ukrainian artist swimming team in the final protocol of the technical group in the Superfinals of the World Cup in the Spanish City Ovido rose to one event.</text:p>
      <text:p text:style-name="P4">
China, which was initially first in the first place, after reviewing the results <text:a xlink:type="simple" xlink:href="http://https://www.facebook.com/olympicua" text:style-name="Internet_20_link" text:visited-style-name="Visited_20_Internet_20_Link">
was expelled from the protocol</text:a>
because he performed outside the competition, because according to the rules of the World Cup, in order for the assessment to go to the official credit of the superfinals, it was necessary to participate more than in one stage, Ukrinform reports.</text:p>
      <text:p text:style-name="P4">
So, the "gold" went to the Spaniards, and our mermaids exchanged "bronze" for "silver".</text:p>
      <text:p text:style-name="P4">
The national team of Ukraine was represented by Vlad and Marina Alexia, Marta Fedin, Veronica, Darya Moshinsk, Angelina Ovchinnikov, Anastasia Shmonin and Valeriatychenko.</text:p>
      <text:p text:style-name="P4">
<text:span text:style-name="T4">
 Read also: </text:span>
 <text:a xlink:type="simple" xlink:href="https://www.ukrinform.ua/rubric-sports/3717619-zbirna-ukraini-zdobula-bronzu-u-superfinali-ks-z-artisticnogo-plavanna.html" text:style-name="Internet_20_link" text:visited-style-name="Visited_20_Internet_20_Link">
Ukrainian national team won bronze in the COP Super Finals with <text:span text:style-name="T4">
 Artistic </text:span>
 <text:span text:style-name="T4">
 Swimming </text:span>
</text:a>
The Ovido World Super Final Final on June 4.</text:p>
      <text:p text:style-name="P4">
Photo: facebook.com/olympicua.</text:p>
      <text:p text:style-name="P4">
News Source: <text:a xlink:type="simple" xlink:href="https://www.ukrinform.ua/rubric-sports/3717754-ukrainki-pidnalisa-na-sribnu-shodinku-u-tehnicnij-programi-ks-z-artisticnogo-plavanna.html" text:style-name="Internet_20_link" text:visited-style-name="Visited_20_Internet_20_Link">
https://www.ukrinform.ua/rubric-sports/3717754-ukrainki-pidnalisa-na-sribnu-shodinku-u-tehnicnij-programi-ks-z-artisticnogo-plavanna.html</text:a>
</text:p>
      <!--NEWS-->
      <text:h text:style-name="P10" text:outline-level="1">
<text:span text:style-name="T4">
Yermak discussed with Sullivan the realization of the Ukrainian formula of peace</text:span>
</text:h>
      <text:p text:style-name="P4">
Authors: Ukrinform (Person)</text:p>
      <text:p text:style-name="P4">
Publisher: Укринформ (Organization)</text:p>
      <text:p text:style-name="P4">
Published Time: 2023-06-03T11:05:00+03:00</text:p>
      <text:p text:style-name="P4">
Modified Time: 2023-06-03T11:05:00+03:00</text:p>
      <text:p text:style-name="P4">
Description: Within the framework of constant dialogue with allies, Presidential Office Andriy Yermak discussed with Presidential Advisor Jake Sullivan the desire of Ukraine to realize his formula for peace as a basis for achieving a sustainable peace in Europe. - Ukrinform.</text:p>
      <text:p text:style-name="P4">
Images: ['<text:a xlink:type="simple" xlink:href="https://static.ukrinform.com/photos/2023_06/thumb_files/630_360_1685779429-882.jpeg" text:style-name="Internet_20_link" text:visited-style-name="Visited_20_Internet_20_Link">
630_360_16857...</text:a>
']</text:p>
      <text:p text:style-name="P4">
Tags: ['США', 'Єрмак', 'Війна з Росією', 'Формула миру']</text:p>
      <text:p text:style-name="P4">
Type: Article</text:p>
      <!--METADATA-->
      <text:p text:style-name="P4">
<draw:frame draw:style-name="fr1" draw:name="Image79" text:anchor-type="as-char" svg:width="6.9236in" svg:height="3.956343in" draw:z-index="0">
<draw:image xlink:href="../Images/yкринформ/2023-06-03T11-05-00-03-00/630_360_1685779429-882.jpeg" xlink:type="simple" xlink:show="embed" xlink:actuate="onLoad" draw:mime-type="image/jpeg"/>
</draw:frame>
Within the framework of a dialogue with allies, Presidential Office Andriy Yermakobvogovipovo was with US Presidential Advisor Jake Sullivan as a desire of Ukraine to realize his formula for peace as a basis for achieving a sustainable peace in Europe.</text:p>
      <text:p text:style-name="P4">
According to Ukrinform, the press service [OP] reported this(http://president.gov.ua/news/u-mezhah-postijnogo-dialogu-kerivnik-ofisu-prezidenta-ukrayi-83385?fbclid=IwAR20eP6bKriyZRc5eNbSETCaGF5tloUJ3CINW148GQf8HDQrUq4O7DF7hls).</text:p>
      <text:p text:style-name="P4">
У ході розмови Єрмак наголосив на важливості залучення до підтримкиукраїнської формули миру якнайбільшої кількості країн світу.</text:p>
      <text:p text:style-name="P4">
Очільник ОП подякував Сполученим Штатам за лідерську роль у забезпеченніУкраїни озброєнням та засобами, необхідними для боротьби з російськоюагресією, а також за допомогу в задоволенні довгострокових потреб українськихПовітряних сил, включно з навчанням на F-16 пілотів і можливим постачаннямвинищувачів F-16 через коаліцію союзників і партнерів.</text:p>
      <text:p text:style-name="P4">
<text:span text:style-name="T4">
Читайте також:</text:span>
 <text:a xlink:type="simple" xlink:href="https://www.ukrinform.ua/rubric-ato/3717528-koalicia-vinisuvaciv-nalicue-uze-visim-krain-ermak.html" text:style-name="Internet_20_link" text:visited-style-name="Visited_20_Internet_20_Link">
 Коаліція винищувачів налічує уже вісім країн – <text:span text:style-name="T4">
Єрмак</text:span>
</text:a>
Yermak informed Sullivan about the current situation on the battlefield and the measures taken by the defense forces to liberate the Ukrainian territories.</text:p>
      <text:p text:style-name="P4">
OP Head thanked the President <text:a xlink:type="simple" xlink:href="https://www.ukrinform.ua/tag-ssa" text:style-name="Internet_20_link" text:visited-style-name="Visited_20_Internet_20_Link">
USA</text:a>
Joseph Biden, all his team and both wards of Congress for a permanent powerful assistance in Ukraine. He also made gratitude to the entire American people for "standing side by side with Ukrainians in the fight against tyranny and authoritarianism of Uevrop and the world."</text:p>
      <text:p text:style-name="P4">
<text:span text:style-name="T4">
 Read also: </text:span>
 <text:a xlink:type="simple" xlink:href="https://www.ukrinform.ua/rubric-ato/3717667-za-vijnu-proti-ukraini-vidpovidalni-100-naselenna-rosii-ermak.html" text:style-name="Internet_20_link" text:visited-style-name="Visited_20_Internet_20_Link">
for the war against Ukraine responsible 100% of the Russian population- <text:span text:style-name="T4">
 Yermak </text:span>
</text:a>
As reported by Ukrinform, earlier the White House declared readiness <text:a xlink:type="simple" xlink:href="https://www.ukrinform.ua/rubric-polytics/3717648-ssa-gotovi-pidtrimati-diplomaticni-zusilla-ukraini-dla-zaversenna-vijni-bilij-dim.html" text:style-name="Internet_20_link" text:visited-style-name="Visited_20_Internet_20_Link">
to maintain a diplomatic effort</text:a>
Ukraine for the final end of the war, which was solved by the Kremlin mode.</text:p>
      <text:p text:style-name="P4">
News Source: <text:a xlink:type="simple" xlink:href="https://www.ukrinform.ua/rubric-polytics/3717755-ermak-obgovoriv-iz-sallivanom-realizaciu-ukrainskoi-formuli-miru.html" text:style-name="Internet_20_link" text:visited-style-name="Visited_20_Internet_20_Link">
https://www.ukrinform.ua/rubric-polytics/3717755-ermak-obgovoriv-iz-sallivanom-realizaciu-ukrainskoi-formuli-miru.html</text:a>
</text:p>
      <!--NEWS-->
      <text:h text:style-name="P10" text:outline-level="1">
<text:span text:style-name="T4">
The final tour of the Ukrainian Basketball Cup 3x3 will be held in Kiev</text:span>
</text:h>
      <text:p text:style-name="P4">
Authors: Ukrinform (Person)</text:p>
      <text:p text:style-name="P4">
Publisher: Укринформ (Organization)</text:p>
      <text:p text:style-name="P4">
Published Time: 2023-06-03T11:09:37+03:00</text:p>
      <text:p text:style-name="P4">
Modified Time: 2023-06-03T11:09:37+03:00</text:p>
      <text:p text:style-name="P4">
Description: The final tour of the Cup of Ukraine and the Finals of the Ukrainian U18 and U23 Championships from Basketball 3x3 will host Kiev. - Ukrinform.</text:p>
      <text:p text:style-name="P4">
Images: ['<text:a xlink:type="simple" xlink:href="https://static.ukrinform.com/photos/2023_06/thumb_files/630_360_1685779408-896.jpg" text:style-name="Internet_20_link" text:visited-style-name="Visited_20_Internet_20_Link">
630_360_16857...</text:a>
']</text:p>
      <text:p text:style-name="P4">
Tags: ['Баскетбол', 'Україна', 'Кубок України', 'Київ']</text:p>
      <text:p text:style-name="P4">
Type: Article</text:p>
      <!--METADATA-->
      <text:p text:style-name="P4">
<draw:frame draw:style-name="fr1" draw:name="Image80" text:anchor-type="as-char" svg:width="6.9236in" svg:height="3.956343in" draw:z-index="0">
<draw:image xlink:href="../Images/yкринформ/2023-06-03T11-09-37-03-00/630_360_1685779408-896.jpg" xlink:type="simple" xlink:show="embed" xlink:actuate="onLoad" draw:mime-type="image/jpeg"/>
</draw:frame>
The final of the Cup of Ukraine and the Finals of the Ukrainian U18 and U23 Championships from Basketball 3x3 will receive Kiev.</text:p>
      <text:p text:style-name="P4">
Competition <text:a xlink:type="simple" xlink:href="https://fbu.ua/news/fnalniy-tur-kubku-ukrani-z-basketbolu-3h3-proyde-u-kiv" text:style-name="Internet_20_link" text:visited-style-name="Visited_20_Internet_20_Link">
will pass</text:a>
June 10-11, reports Ukrinform.</text:p>
      <text:p text:style-name="P4">
The competition of the Ukrainian Basketball Cup 3x3 of this season is devoted to the memory of the Ukrainian defenders of Ukraine. During each tour, the memory of Ukrainian heroes who put their lives for the freedom of Ukraine is commemorated, and the prize fund of each tour is passed to the families of fallen heroes.</text:p>
      <text:p text:style-name="P4">
<text:span text:style-name="T4">
 Read also: </text:span>
 <text:a xlink:type="simple" xlink:href="https://www.ukrinform.ua/rubric-sports/3716877-262-sportsmeni-predstavlatimut-ukrainu-na-iii-evropejskih-igrah.html" text:style-name="Internet_20_link" text:visited-style-name="Visited_20_Internet_20_Link">
262 athletes will represent Ukraine at the III -European Games</text:a>
These days, the Cherkasy Tour of Oleg Prudky's memory. Today, June 3, the stage of the Ukrainian Championship in the U23 category is taking place, and on Sunday the stage of Ukraine in basketball 3x3 will be held among adult teams.</text:p>
      <text:p text:style-name="P4">
News Source: <text:a xlink:type="simple" xlink:href="https://www.ukrinform.ua/rubric-sports/3717760-finalnij-tur-kubka-ukraini-z-basketbolu-3h3-projde-u-kievi.html" text:style-name="Internet_20_link" text:visited-style-name="Visited_20_Internet_20_Link">
https://www.ukrinform.ua/rubric-sports/3717760-finalnij-tur-kubka-ukraini-z-basketbolu-3h3-projde-u-kievi.html</text:a>
</text:p>
      <!--NEWS-->
      <text:h text:style-name="P10" text:outline-level="1">
<text:span text:style-name="T4">
The Legion "Freedom of Russia" suggested to the residents of the Belgorod region to evacuate to Ukraine</text:span>
</text:h>
      <text:p text:style-name="P4">
Authors: Ukrinform (Person)</text:p>
      <text:p text:style-name="P4">
Publisher: Укринформ (Organization)</text:p>
      <text:p text:style-name="P4">
Published Time: 2023-06-03T11:14:00+03:00</text:p>
      <text:p text:style-name="P4">
Modified Time: 2023-06-03T11:14:00+03:00</text:p>
      <text:p text:style-name="P4">
Description: The Legion "Freedom of Russia" offered the inhabitants of the Belgorod region of the Russian Federation, who suffer from shelling of the army of the Russian Federation, to evacuate in Ukraine. - Ukrinform.</text:p>
      <text:p text:style-name="P4">
Images: ['<text:a xlink:type="simple" xlink:href="https://static.ukrinform.com/photos/2023_05/thumb_files/630_360_1684939077-6829.jpeg" text:style-name="Internet_20_link" text:visited-style-name="Visited_20_Internet_20_Link">
630_360_16849...</text:a>
']</text:p>
      <text:p text:style-name="P4">
Tags: ['Евакуація', 'Обстріл', 'Війна з Росією', 'Легіон «Свобода Росії» ', 'Бєлгородська область']</text:p>
      <text:p text:style-name="P4">
Type: Article</text:p>
      <!--METADATA-->
      <text:p text:style-name="P4">
<draw:frame draw:style-name="fr1" draw:name="Image81" text:anchor-type="as-char" svg:width="6.9236in" svg:height="3.956343in" draw:z-index="0">
<draw:image xlink:href="../Images/yкринформ/2023-06-03T11-14-00-03-00/630_360_1684939077-6829.jpeg" xlink:type="simple" xlink:show="embed" xlink:actuate="onLoad" draw:mime-type="image/jpeg"/>
</draw:frame>
The Legion "Freedom of Russia" offered the inhabitants of the Belgorod region of the Russian Federation, who suffer from the shelling of the army of the Russian Federation, to evacuate in Ukraine.</text:p>
      <text:p text:style-name="P4">
This was reported on <text:a xlink:type="simple" xlink:href="http://t.me/legionoffreedom/843" text:style-name="Internet_20_link" text:visited-style-name="Visited_20_Internet_20_Link">
telegram channel</text:a>
Group, reports Ukrinform.</text:p>
      <text:p text:style-name="P4">
“Putin's military continue chaotic <text:a xlink:type="simple" xlink:href="https://www.ukrinform.ua/tag-obstril" text:style-name="Internet_20_link" text:visited-style-name="Visited_20_Internet_20_Link">
shelling</text:a>
Belgorod region. Trying at least somehow to strike our power, the enemy floods the settlements with fire, despite civilian losses ... Given the threat to the civilian population, they were mipored with the Ukrainian command to open the humanitarian corridors for Belgorod, who suffer from the army shellings, "</text:p>
      <text:p text:style-name="P4">
The Legion noted that everyone who needs help with voluntary consent “can be evacuated deep into Ukraine for asylum and(software)all the necessary basic needs. "</text:p>
      <text:p text:style-name="P4">
The Legion also spread the video of the village of Mur Belgorod region, which is fired by the Russian Russian Federation. According to him, Russian artillery struck on June 3, even in the settlements of Shebekino, Nova Tavolzhanka and others.</text:p>
      <text:p text:style-name="P4">
<text:span text:style-name="T4">
 Read also: </text:span>
 <text:a xlink:type="simple" xlink:href="https://www.ukrinform.ua/rubric-world/3717480-rosiani-perekinuli-specnaz-u-belgorodsku-oblast-dla-borotbi-z-partizanami-cns.html" text:style-name="Internet_20_link" text:visited-style-name="Visited_20_Internet_20_Link">
the Russians transferred special forces to the Belgorod region for a booth with guerrillas</text:a>
In addition, the Legion notes, in the area of hostilities Russia was transferred to the “Akhmat” special chief of the Akhmat.</text:p>
      <text:p text:style-name="P4">
“These are special forces used by Putin generals solely to create staging videos. Masking under the warriors of Ichkeria, these actor -masters are able to simulate combat operations and the capture of settlements, while remaining deep in the rear, ”the Legion said.</text:p>
      <text:p text:style-name="P4">
<text:span text:style-name="T4">
 Read also: </text:span>
 <text:a xlink:type="simple" xlink:href="https://www.ukrinform.ua/rubric-ato/3717327-u-rosii-zrostae-trivoznist-cerez-podii-u-belgorodskij-oblasti-isw.html" text:style-name="Internet_20_link" text:visited-style-name="Visited_20_Internet_20_Link">
in Russia increases anxiety due to events in the Belgorod region - ISW</text:a>
As <text:a xlink:type="simple" xlink:href="https://www.ukrinform.ua/rubric-ato/3716857-svoboda-rosii-ta-rdk-pocali-novij-rejd-u-belgorodsku-oblast-rf.html" text:style-name="Internet_20_link" text:visited-style-name="Visited_20_Internet_20_Link">
reported</text:a>
Ukrinform, on June 1, the offense "Freedom of Russia" and "Russian Volunteer Corps" declared the beginning of the raid in the Belgorod region of the Russian Federation.</text:p>
      <text:p text:style-name="P4">
The Russian authorities to combat the guerrillas transferred to the border settlements of the Belgorod region an elite detachment of special purpose.</text:p>
      <text:p text:style-name="P4">
News Source: <text:a xlink:type="simple" xlink:href="https://www.ukrinform.ua/rubric-ato/3717763-legion-svoboda-rosii-zaproponuvav-zitelam-belgorodsini-evakuuvatisa-v-ukrainu.html" text:style-name="Internet_20_link" text:visited-style-name="Visited_20_Internet_20_Link">
https://www.ukrinform.ua/rubric-ato/3717763-legion-svoboda-rosii-zaproponuvav-zitelam-belgorodsini-evakuuvatisa-v-ukrainu.html</text:a>
</text:p>
      <!--NEWS-->
      <text:h text:style-name="P10" text:outline-level="1">
<text:span text:style-name="T4">
In Zaporozhye on the beach children found mine</text:span>
</text:h>
      <text:p text:style-name="P4">
Authors: Ukrinform (Person)</text:p>
      <text:p text:style-name="P4">
Publisher: Укринформ (Organization)</text:p>
      <text:p text:style-name="P4">
Published Time: 2023-06-03T11:20:37+03:00</text:p>
      <text:p text:style-name="P4">
Modified Time: 2023-06-03T11:20:37+03:00</text:p>
      <text:p text:style-name="P4">
Description: У Запоріжжі піротехніки ДСНС знищили міну, яку знайшли поблизу пляжної зони. — Укрінформ.</text:p>
      <text:p text:style-name="P4">
Images: ['<text:a xlink:type="simple" xlink:href="https://static.ukrinform.com/photos/2023_06/thumb_files/630_360_1685779715-578.jpg" text:style-name="Internet_20_link" text:visited-style-name="Visited_20_Internet_20_Link">
630_360_16857...</text:a>
']</text:p>
      <text:p text:style-name="P4">
Tags: ['Міна', 'Пляж', 'Запоріжжя']</text:p>
      <text:p text:style-name="P4">
Type: Article</text:p>
      <!--METADATA-->
      <text:p text:style-name="P4">
<draw:frame draw:style-name="fr1" draw:name="Image82" text:anchor-type="as-char" svg:width="6.9236in" svg:height="3.956343in" draw:z-index="0">
<draw:image xlink:href="../Images/yкринформ/2023-06-03T11-20-37-03-00/630_360_1685779715-578.jpg" xlink:type="simple" xlink:show="embed" xlink:actuate="onLoad" draw:mime-type="image/jpeg"/>
</draw:frame>
The Uzari Pyrotechnics of the SES destroyed a mine found near the beach area.</text:p>
      <text:p text:style-name="P4">
About it in <text:a xlink:type="simple" xlink:href="https://m.facebook.com/story.php" text:style-name="Internet_20_link" text:visited-style-name="Visited_20_Internet_20_Link">
Facebook</text:a>
Informs the State Emergency Service of Ukraine in the Zaporozhye region, Ukrinform reports.</text:p>
      <text:p text:style-name="P4">
"During the day of the SES sappers seized 1 mortar mine of 82 mm on one beaches in Zaporozhye. During the examination, they found a safe residue mines," the post reads.</text:p>
      <text:p text:style-name="P4">
The specified explosive object was destroyed in accordance with the prepared-dummy-pirotechnics in compliance with safety rules.</text:p>
      <text:p text:style-name="P4">
As <text:a xlink:type="simple" xlink:href="https://t.me/patrolpolicezp/8105" text:style-name="Internet_20_link" text:visited-style-name="Visited_20_Internet_20_Link">
noted</text:a>
 у пресслужбі патрульноїполіції Запорізької області, міну поблизу пляжної зони відкопали діти.</text:p>
      <text:p text:style-name="P4">
<text:span text:style-name="T4">
 Read also: </text:span>
 <text:a xlink:type="simple" xlink:href="https://www.ukrinform.ua/rubric-regions/3713332-obstezuvati-na-naavnist-vibuhivki-treba-tretinu-teritorii-ukraini-minoboroni.html" text:style-name="Internet_20_link" text:visited-style-name="Visited_20_Internet_20_Link">
Inspection for explosives should be a three -threatetorium of Ukraine - the Ministry of Defense</text:a>
As reported by Ukrinform, the State Emergency Service <text:a xlink:type="simple" xlink:href="https://www.ukrinform.ua/rubric-society/3716097-ratuvalniki-znajsli-15-tisaci-vibuhonebezpecnih-predmetiv-v-akvatoriah-ukraini.html" text:style-name="Internet_20_link" text:visited-style-name="Visited_20_Internet_20_Link">
seized 1,5 thousand explosive items</text:a>
 в акваторіях озер, річок і водойм України.</text:p>
      <text:p text:style-name="P4">
News Source: <text:a xlink:type="simple" xlink:href="https://www.ukrinform.ua/rubric-regions/3717762-u-zaporizzi-na-plazi-diti-znajsli-minu.html" text:style-name="Internet_20_link" text:visited-style-name="Visited_20_Internet_20_Link">
https://www.ukrinform.ua/rubric-regions/3717762-u-zaporizzi-na-plazi-diti-znajsli-minu.html</text:a>
</text:p>
      <!--NEWS-->
      <text:h text:style-name="P10" text:outline-level="1">
<text:span text:style-name="T4">
Ukrainian boys became European champions in Lithuania</text:span>
</text:h>
      <text:p text:style-name="P4">
Authors: Ukrinform (Person)</text:p>
      <text:p text:style-name="P4">
Publisher: Укринформ (Organization)</text:p>
      <text:p text:style-name="P4">
Published Time: 2023-06-03T11:33:20+03:00</text:p>
      <text:p text:style-name="P4">
Modified Time: 2023-06-03T11:33:20+03:00</text:p>
      <text:p text:style-name="P4">
Description: It was successful for the Ukrainian youth team of U17 to start the competition of the European Pentathlon Championship in the Lithuanian city of Dracininkai. - Ukrinform.</text:p>
      <text:p text:style-name="P4">
Images: ['<text:a xlink:type="simple" xlink:href="https://static.ukrinform.com/photos/2023_06/thumb_files/630_360_1685780596-698.jpg" text:style-name="Internet_20_link" text:visited-style-name="Visited_20_Internet_20_Link">
630_360_16857...</text:a>
']</text:p>
      <text:p text:style-name="P4">
Tags: ['Литва', 'Спорт', "сучасне п'ятиборство", 'Збірна України', 'Молодь']</text:p>
      <text:p text:style-name="P4">
Type: Article</text:p>
      <!--METADATA-->
      <text:p text:style-name="P4">
<draw:frame draw:style-name="fr1" draw:name="Image84" text:anchor-type="as-char" svg:width="6.9236in" svg:height="3.956343in" draw:z-index="0">
<draw:image xlink:href="../Images/yкринформ/2023-06-03T11-33-20-03-00/630_360_1685780596-698.jpg" xlink:type="simple" xlink:show="embed" xlink:actuate="onLoad" draw:mime-type="image/jpeg"/>
</draw:frame>
It has been successful for the Ukrainian youth team U17 starting of the competition of the European Pentathlon Championship is ongoing in the Lithuanian city of Dracininkai.</text:p>
      <text:p text:style-name="P4">
Oleksandr Klimenko and Alexander Melnyk <text:a xlink:type="simple" xlink:href="https://www.facebook.com/pentathlonukraine" text:style-name="Internet_20_link" text:visited-style-name="Visited_20_Internet_20_Link">
got "gold"</text:a>
In the male relay ray, reports Ukrinform.</text:p>
      <text:p text:style-name="P4">
Young Ukrainian athletes, who are the pupils of the Brigantin State University, ahead of Poland and Lithuania, who took second and third places respectively.</text:p>
      <text:p text:style-name="P4">
According to Olga Shevtsova's champions coach, Klimenko and Melnyk were virtually successful in all types of the program and turned out to be true leaders of the prostitute competitions.</text:p>
      <text:p text:style-name="P4">
<text:span text:style-name="T4">
 Read also: </text:span>
 <text:a xlink:type="simple" xlink:href="https://www.ukrinform.ua/rubric-sports/3716877-262-sportsmeni-predstavlatimut-ukrainu-na-iii-evropejskih-igrah.html" text:style-name="Internet_20_link" text:visited-style-name="Visited_20_Internet_20_Link">
262 athletes will represent Ukraine at the III -European Games</text:a>
It should be noted that another Ukrainian duo Alexander Chernyshov and Maksimakovlchuk completed the competition in sixth place.</text:p>
      <text:p text:style-name="P4">
Photo: facebook.com/pentathlonUkraine.</text:p>
      <text:p text:style-name="P4">
News Source: <text:a xlink:type="simple" xlink:href="https://www.ukrinform.ua/rubric-sports/3717767-ukrainski-unaki-stali-cempionami-evropi-u-litvi.html" text:style-name="Internet_20_link" text:visited-style-name="Visited_20_Internet_20_Link">
https://www.ukrinform.ua/rubric-sports/3717767-ukrainski-unaki-stali-cempionami-evropi-u-litvi.html</text:a>
</text:p>
      <!--NEWS-->
      <text:h text:style-name="P10" text:outline-level="1">
<text:span text:style-name="T4">
The army of the Russian Federation fired at nine regions of Ukraine - erection of OVA</text:span>
</text:h>
      <text:p text:style-name="P4">
Authors: Ukrinform (Person)</text:p>
      <text:p text:style-name="P4">
Publisher: Укринформ (Organization)</text:p>
      <text:p text:style-name="P4">
Published Time: 2023-06-03T11:34:00+03:00</text:p>
      <text:p text:style-name="P4">
Modified Time: 2023-06-03T11:34:00+03:00</text:p>
      <text:p text:style-name="P4">
Description: Російська армія за добу здійснила обстріли дев'яти областей України. — Укрінформ.</text:p>
      <text:p text:style-name="P4">
Images: ['<text:a xlink:type="simple" xlink:href="https://static.ukrinform.com/photos/2023_06/thumb_files/630_360_1685630517-338.png" text:style-name="Internet_20_link" text:visited-style-name="Visited_20_Internet_20_Link">
630_360_16856...</text:a>
']</text:p>
      <text:p text:style-name="P4">
Tags: ['Обстріл', 'Війна з Росією', 'Регіони']</text:p>
      <text:p text:style-name="P4">
Type: Article</text:p>
      <!--METADATA-->
      <text:p text:style-name="P4">
<draw:frame draw:style-name="fr1" draw:name="Image85" text:anchor-type="as-char" svg:width="6.9236in" svg:height="3.956343in" draw:z-index="0">
<draw:image xlink:href="../Images/yкринформ/2023-06-03T11-34-00-03-00/630_360_1685630517-338.png" xlink:type="simple" xlink:show="embed" xlink:actuate="onLoad" draw:mime-type="image/png"/>
</draw:frame>
The Russian army for a day fired nine regions of Ukraine.</text:p>
      <text:p text:style-name="P4">
According to Ukrinform, this is reported in the consolidated information of the regional military administrations about the situation in the regions of Ukraine as of 9:00 Saturday, June 3.</text:p>
      <text:p text:style-name="P4">
In the Chernihiv region, the enemy beat mortars and artilleryipo Novgorod-Siversky district six times a day. A fire broke out in the forest of the All -Human community through the shelling.</text:p>
      <text:p text:style-name="P4">
In the Sumy region at night and in the morning there were enemy shelling.</text:p>
      <text:p text:style-name="P4">
In the mid-and-Buds community, the Russians were beaten from mortars, two explosions were heard, a private house was damaged.</text:p>
      <text:p text:style-name="P4">
Yesterday during the day the Russians carried out 30 shelling of the border of Sumy region. 181 explosions were recorded. The shelling was suffered by Yunakovskaya, Khotinskaya, Belopilsk, Krasnopil, Miropilsk, Velikopysarivska, Znob-Novgorod, and Seredi-Budsk communities.</text:p>
      <text:p text:style-name="P4">
In the Hotin community, one person was killed, private home -owned is damaged.</text:p>
      <text:p text:style-name="P4">
Three blows from mortars were recorded in the Velikopysarevsky community, 16 - from SAU. Three cars, a pharmacy, an administrative building, two private ownerships, a multi -storey residential building. One person is exposed. The Russians were also beaten from the RSSU, 14 explosions were heard.</text:p>
      <text:p text:style-name="P4">
For the day the army <text:a xlink:type="simple" xlink:href="https://www.ukrinform.ua/tag-rosia" text:style-name="Internet_20_link" text:visited-style-name="Visited_20_Internet_20_Link">
RF</text:a>
It struck 111 blows to 24 settlements of Zaporizhzhya region: air strikes in Novodanylivka Taolgivsky, three times used UAVs in Guliaypol and magical, 14 times a year beat from RSZV on Orykhov, Railway, Novoivanivka, Temivtsi, Yegorivka, 92 Artoblaz. these , Stepnogorsk, Kamiansky and surrounding villages.</text:p>
      <text:p text:style-name="P4">
Two people were killed in a day and five were injured.</text:p>
      <text:p text:style-name="P4">
As a result of the shelling of a multi-storey building in Komyshuwa, four people were killed by a mine-extinguvulmma, and two people were killed.</text:p>
      <text:p text:style-name="P4">
A 62-year-old man was injured during an evening attack in Orikhov.</text:p>
      <text:p text:style-name="P4">
Another 58 destruction of residential buildings and property of people was recorded.</text:p>
      <text:p text:style-name="P4">
<text:span text:style-name="T4">
 Read also: </text:span>
 <text:a xlink:type="simple" xlink:href="https://www.ukrinform.ua/rubric-regions/3717553-zagarbniki-cerez-mariupol-transportuut-zubi-drakona-u-pologivskomu-napramku.html" text:style-name="Internet_20_link" text:visited-style-name="Visited_20_Internet_20_Link">
Troubles through Mariupol carry "Dragon Teeth" on <text:span text:style-name="T4">
 Zaporizhzhia </text:span>
</text:a>
</text:p>
      <text:p text:style-name="P4">
Вчора агресори з артилерії обстріляли Нікополь Дніпропетровської області.Поранених та загиблих немає.</text:p>
      <text:p text:style-name="P4">
У Харківській області ворог масовано обстріляв щонайменше 30 населенихпунктів.</text:p>
      <text:p text:style-name="P4">
Yesterday, as a result of the shelling of the village of Lyman of the Chuguev district, two private houses were damaged, a fire occurred.</text:p>
      <text:p text:style-name="P4">
Yesterday, the Russians struck managed aircraft on the village of Kivsharivkakkupianskyi district. Damage is damaged. A 45-year-old woman was killed. Three women and a 3-year-old boy are injured.</text:p>
      <text:p text:style-name="P4">
In Vovchansk, the enterprise was damaged as a result of shelling.</text:p>
      <text:p text:style-name="P4">
As a result of the tank shelling of the village of the Two -year -old Kupyansky district, damaged areas, a man and a woman aged 70 and 73 years.</text:p>
      <text:p text:style-name="P4">
A man of 40 years of age was killed near the village of Suligovka, Izium district in the forest on an unknown explosive device.</text:p>
      <text:p text:style-name="P4">
Near the villages of Morozov Valley and Lemischyna of the Bohodukhiv district on an unknown -mibanic device, a car of VAZ 2121 was blown up, in which the family was traveling.</text:p>
      <text:p text:style-name="P4">
A 37-year-old woman was killed. The driver, the age of 36, was injured. The age of 12 and 15 and a 12-year-old boy were injured. The stanch is heavy.</text:p>
      <text:p text:style-name="P4">
In the Luhansk region, under artillery and mortar shelling of the past, Novoselovskoye, Nevskoye and Bigorivka were interviewed. On Bigorivka, the Air Force was also Russian.</text:p>
      <text:p text:style-name="P4">
During the day, the enemy made 96 shelling, released 413 shells.</text:p>
      <text:p text:style-name="P4">
In the Donetsk region, 23 shelling of 18 settlements are recorded per day: Kurakhov, Yar, Avdiivka, Village, Druzhkivka, Toretsk, Velikanovovosilka village, Ocheretyne village, acute village, Lastokne village, Tonenko, Katerynivka, Marka, Karlovka, Novoukravka , Konstantinovka.</text:p>
      <text:p text:style-name="P4">
Damaged 21 dwellings(5 of them are 5 apartment), two cars, transmission lines, two buildings of the Druzhkiv Porcelain Plant.</text:p>
      <text:p text:style-name="P4">
In Donetsk, two people were killed and four were injured.</text:p>
      <text:p text:style-name="P4">
<text:span text:style-name="T4">
 Read also: </text:span>
 <text:a xlink:type="simple" xlink:href="https://www.ukrinform.ua/rubric-ato/3717719-rosia-perekidae-u-bahmut-desantnikiv-zamist-pvk-vagner-britanska-rozvidka.html" text:style-name="Internet_20_link" text:visited-style-name="Visited_20_Internet_20_Link">
Russia started in <text:span text:style-name="T4">
 Bakhmut </text:span>
 The remains of the "elite" landing - British intelligence</text:a>
In the Nikolaev area yesterday the enemy carried out an artillery shelling of the aquatorium community. There are no injuries and destruction.</text:p>
      <text:p text:style-name="P4">
Also last night the army of the Russian Federation struck artillery strikes on Ochakov.</text:p>
      <text:p text:style-name="P4">
In the Kherson region, the invaders made 65 shellings(265 units were released), of them in Kherson - 5 shellings(29 shells). Російські військовіпоцілили у райони 28 населених пунктів.</text:p>
      <text:p text:style-name="P4">
Через російську агресію 5 людей (two children of them)They were injured.<text:span text:style-name="T4">
 Read also: </text:span>
 <text:a xlink:type="simple" xlink:href="https://www.ukrinform.ua/rubric-regions/3717699-na-timcasovo-okupovanih-teritoriah-doneccini-brakue-vodi-centr-nacsprotivu.html" text:style-name="Internet_20_link" text:visited-style-name="Visited_20_Internet_20_Link">
in the temporarily occupied territories of Donetsk region there is a lack of water- the center of the National Patriot</text:a>
The enemy aviation again attacked the Odradovian Tyagin Community. Due to the airbags, mail, club, outpatient club, administrative, monument are damaged.</text:p>
      <text:p text:style-name="P4">
In Zagoryanivka, the Muzykiv community is due to the explosion of an unknown object of the boys. A 13-year-old child has fragile limb lesions. The 10-year-old was injured in the abdomen.</text:p>
      <text:p text:style-name="P4">
News Source: <text:a xlink:type="simple" xlink:href="https://www.ukrinform.ua/rubric-regions/3717768-armia-rf-za-dobu-obstrilala-devat-regioniv-ukraini-zvedenna-ova.html" text:style-name="Internet_20_link" text:visited-style-name="Visited_20_Internet_20_Link">
https://www.ukrinform.ua/rubric-regions/3717768-armia-rf-za-dobu-obstrilala-devat-regioniv-ukraini-zvedenna-ova.html</text:a>
</text:p>
      <!--NEWS-->
      <text:h text:style-name="P10" text:outline-level="1">
<text:span text:style-name="T4">
In Ukraine, more than 4800 shelters have already been checked - the Ministry of Internal Affairs Head</text:span>
</text:h>
      <text:p text:style-name="P4">
Authors: Ukrinform (Person)</text:p>
      <text:p text:style-name="P4">
Publisher: Укринформ (Organization)</text:p>
      <text:p text:style-name="P4">
Published Time: 2023-06-03T11:36:00+03:00</text:p>
      <text:p text:style-name="P4">
Modified Time: 2023-06-03T11:36:00+03:00</text:p>
      <text:p text:style-name="P4">
Description: As of the morning of June 3, rescuers, police and representatives of local executive authorities checked more than 4,800 shelves in Ukraine. Among them were 252, and another 893 were unsuitable for use. - Ukrinform.</text:p>
      <text:p text:style-name="P4">
Images: ['<text:a xlink:type="simple" xlink:href="https://static.ukrinform.com/photos/2023_06/thumb_files/630_360_1685781343-741.jpg" text:style-name="Internet_20_link" text:visited-style-name="Visited_20_Internet_20_Link">
630_360_16857...</text:a>
']</text:p>
      <text:p text:style-name="P4">
Tags: ['Клименко', 'МВС', 'перевірки', 'Укриття']</text:p>
      <text:p text:style-name="P4">
Type: Article</text:p>
      <!--METADATA-->
      <text:p text:style-name="P4">
<draw:frame draw:style-name="fr1" draw:name="Image86" text:anchor-type="as-char" svg:width="6.9236in" svg:height="3.956343in" draw:z-index="0">
<draw:image xlink:href="../Images/yкринформ/2023-06-03T11-36-00-03-00/630_360_1685781343-741.jpg" xlink:type="simple" xlink:show="embed" xlink:actuate="onLoad" draw:mime-type="image/jpeg"/>
</draw:frame>
Rescuers, police and local executive authorities checked more than 4,800 shelves in Ukraine on June 3. Among them were 252, and another 893 were unsuitable for use.</text:p>
      <text:p text:style-name="P4">
As Ukrinform reports, it reports in <text:a xlink:type="simple" xlink:href="http://t.me/mvs_ukraine/25881" text:style-name="Internet_20_link" text:visited-style-name="Visited_20_Internet_20_Link">
telegram</text:a>
Ministry of Internal Affairs with reference to the head of the Ministry of Internal Affairs Igor Klimenko.</text:p>
      <text:p text:style-name="P4">
“252 civil protection objects were closed, 893 unusable. All violations were recorded. The acts have been submitted to the transmitted bodies to eliminate the shortcomings, ”the minister said.</text:p>
      <text:p text:style-name="P4">
Also the head <text:a xlink:type="simple" xlink:href="https://www.ukrinform.ua/tag-mvs" text:style-name="Internet_20_link" text:visited-style-name="Visited_20_Internet_20_Link">
Ministry of Internal Affairs</text:a>
He reported that more than 5,300 rescuers, police officers and representatives of local executive authorities carry out audits of bomb shelters in the territory of Ukraine.</text:p>
      <text:p text:style-name="P4">
According to him, such inspections will continue in the future.</text:p>
      <text:p text:style-name="P4">
<text:span text:style-name="T4">
 Read also: </text:span>
 <text:a xlink:type="simple" xlink:href="https://www.ukrinform.ua/rubric-kyiv/3717495-v-onovlenij-versii-zastosunku-kiiv-cifrovij-mozna-povidomiti-pro-nedostupne-ukritta.html" text:style-name="Internet_20_link" text:visited-style-name="Visited_20_Internet_20_Link">
in the updated version of the Kyiv Digital application, you can report not available <text:span text:style-name="T4">
 shelter </text:span>
</text:a>
As reported by Ukrinform, President of Ukraine Volodymyr Zelenskyy <text:a xlink:type="simple" xlink:href="https://www.ukrinform.ua/rubric-ato/3717468-zelenskij-doruciv-provesti-povnu-reviziu-usih-zahisnih-sporud-ukraini.html" text:style-name="Internet_20_link" text:visited-style-name="Visited_20_Internet_20_Link">
instructed</text:a>
Minister for strategic industries Alexander Kamyshin to carry out a complete revision of Kyiv's protective structures, and the Minister of Internal Affairs Igor Klimenko - all the construction of Ukraine.</text:p>
      <text:p text:style-name="P4">
News Source: <text:a xlink:type="simple" xlink:href="https://www.ukrinform.ua/rubric-society/3717770-v-ukraini-perevirili-vze-ponad-4800-ukrittiv-glava-mvs.html" text:style-name="Internet_20_link" text:visited-style-name="Visited_20_Internet_20_Link">
https://www.ukrinform.ua/rubric-society/3717770-v-ukraini-perevirili-vze-ponad-4800-ukrittiv-glava-mvs.html</text:a>
</text:p>
      <!--NEWS-->
      <text:h text:style-name="P10" text:outline-level="1">
<text:span text:style-name="T4">
Due to Russian shelling, six areas are partially deactivated - the Ministry of Energy</text:span>
</text:h>
      <text:p text:style-name="P4">
Authors: Ukrinform (Person)</text:p>
      <text:p text:style-name="P4">
Publisher: Укринформ (Organization)</text:p>
      <text:p text:style-name="P4">
Published Time: 2023-06-03T11:38:36+03:00</text:p>
      <text:p text:style-name="P4">
Modified Time: 2023-06-03T11:38:36+03:00</text:p>
      <text:p text:style-name="P4">
Description: In the Donetsk region, through the fighting, 34 settlements have been deactivated, as a result of previous enemy shelling without light, part of consumers remains in five regions. - Ukrinform.</text:p>
      <text:p text:style-name="P4">
Images: ['<text:a xlink:type="simple" xlink:href="https://static.ukrinform.com/photos/2023_04/thumb_files/630_360_1682749637-690.jpg" text:style-name="Internet_20_link" text:visited-style-name="Visited_20_Internet_20_Link">
630_360_16827...</text:a>
']</text:p>
      <text:p text:style-name="P4">
Tags: ['Електроенергія', 'Міненерго', 'Обстріл', 'Війна з Росією']</text:p>
      <text:p text:style-name="P4">
Type: Article</text:p>
      <!--METADATA-->
      <text:p text:style-name="P4">
<draw:frame draw:style-name="fr1" draw:name="Image87" text:anchor-type="as-char" svg:width="6.9236in" svg:height="3.956343in" draw:z-index="0">
<draw:image xlink:href="../Images/yкринформ/2023-06-03T11-38-36-03-00/630_360_1682749637-690.jpg" xlink:type="simple" xlink:show="embed" xlink:actuate="onLoad" draw:mime-type="image/jpeg"/>
</draw:frame>
In the Udantian region, through the fighting, 34 settlements have been de -adjacent, as a result of pre -enemy shellings without light, part of consumers remains more consumers in the regions.</text:p>
      <text:p text:style-name="P4">
According to Ukrinform, the Ministry of Energy reported on <text:a xlink:type="simple" xlink:href="http://www.facebook.com/minenergoUkraine/posts/pfbid0mReV9kNZfQK9V5G7m62PKAjvbRC7tJf5iXoSCXbNLF65sGWxYSe8FJPL9x7RHkSKl" text:style-name="Internet_20_link" text:visited-style-name="Visited_20_Internet_20_Link">
Facebook</text:a>
.</text:p>
      <text:p text:style-name="P4">
Так, частково знеструмленими через минулі обстріли є Запорізька, Сумська,Харківська, Херсонська та Чернігівська області.</text:p>
      <text:p text:style-name="P4">
На територіях, де дозволяє безпекова ситуація, працюють ремонтні бригади.</text:p>
      <text:p text:style-name="P4">
Через негоду у Київській області повністю знеструмленими залишилися 11населених пунктів, ще 35 – частково. У Чернігівській області безелектропостачання опинилися 45 населених пунктів. Відновлювальні роботитривають.</text:p>
      <text:p text:style-name="P4">
У Києві через технологічні порушення, зокрема викликані попереднім обстрілом,без світла залишилися 36 тисяч споживачів. Станом на цей час усі заживлені.</text:p>
      <text:p text:style-name="P4">
За добу електропостачання відновлене понад 64 тисячам споживачів. Більшість ізних – абоненти у Києві, Донецькій та Харківській областях.</text:p>
      <text:p text:style-name="P4">
<text:span text:style-name="T4">
Читайте також:</text:span>
 <text:a xlink:type="simple" xlink:href="https://www.ukrinform.ua/rubric-economy/3716737-nackomisia-skasovue-z-30-cervna-cinovi-obmezenna-na-rinku-elektroenergii.html" text:style-name="Internet_20_link" text:visited-style-name="Visited_20_Internet_20_Link">
 Нацкомісія скасовує з 30 червня цінові обмеження на ринку<text:span text:style-name="T4">
електроенергії</text:span>
 </text:a>
"The situation with generation and consumption of electricity is stable to be launched. The electricity produced is sufficient to cover the needs of consumers. There is no shortage in the system," the Ministry of Energy said.</text:p>
      <text:p text:style-name="P4">
According to the department, the volume of natural gas in storage in the day increased 27 million cubic meters. Stocks of blue fuel reached 9.6 billion meters cubic.</text:p>
      <text:p text:style-name="P4">
<text:span text:style-name="T4">
 Read also: </text:span>
 <text:a xlink:type="simple" xlink:href="https://www.ukrinform.ua/rubric-economy/3717526-v-ukrenergo-sprostuvali-informaciu-pro-obsuki.html" text:style-name="Internet_20_link" text:visited-style-name="Visited_20_Internet_20_Link">
in Ukrenergo denied searches</text:a>
</text:p>
      <text:p text:style-name="P4">
Як повідомляв Укрінформ, в Україні <text:a xlink:type="simple" xlink:href="https://www.ukrinform.ua/rubric-vidbudova/3715695-v-ukraini-vdalosa-vidnoviti-robotu-blizko-70-poskodzenih-energoobektiv-kudrickij.html" text:style-name="Internet_20_link" text:visited-style-name="Visited_20_Internet_20_Link">
 відновили роботу</text:a>
About 70% of energy -damaged energy objects.</text:p>
      <text:p text:style-name="P4">
News Source: <text:a xlink:type="simple" xlink:href="https://www.ukrinform.ua/rubric-economy/3717772-cerez-rosijski-obstrili-castkovo-znestrumleni-sist-oblastej-minenergo.html" text:style-name="Internet_20_link" text:visited-style-name="Visited_20_Internet_20_Link">
https://www.ukrinform.ua/rubric-economy/3717772-cerez-rosijski-obstrili-castkovo-znestrumleni-sist-oblastej-minenergo.html</text:a>
</text:p>
      <!--NEWS-->
      <text:h text:style-name="P10" text:outline-level="1">
<text:span text:style-name="T4">
"Musical Stories": How Musical European Integration breaks stereotypes about styles and performers</text:span>
</text:h>
      <text:p text:style-name="P4">
Authors: Ukrinform (Person)</text:p>
      <text:p text:style-name="P4">
Publisher: Укринформ (Organization)</text:p>
      <text:p text:style-name="P4">
Published Time: 2023-06-03T11:40:00+03:00</text:p>
      <text:p text:style-name="P4">
Modified Time: 2023-06-03T11:40:00+03:00</text:p>
      <text:p text:style-name="P4">
Description: Oleksandr Kharchenko and Volodymyr Radchenko are amazed at the next "musical history" by new findings and paradoxes - Ukrinform.</text:p>
      <text:p text:style-name="P4">
Images: ['<text:a xlink:type="simple" xlink:href="https://static.ukrinform.com/photos/2023_06/thumb_files/630_360_1685780948-366.jpg" text:style-name="Internet_20_link" text:visited-style-name="Visited_20_Internet_20_Link">
630_360_16857...</text:a>
', '<text:a xlink:type="simple" xlink:href="https://static.ukrinform.com/photos/2023_06/1685780942-207.png" text:style-name="Internet_20_link" text:visited-style-name="Visited_20_Internet_20_Link">
1685780942-20...</text:a>
', '<text:a xlink:type="simple" xlink:href="https://static.ukrinform.com/photos/2023_06/1685780946-594.png" text:style-name="Internet_20_link" text:visited-style-name="Visited_20_Internet_20_Link">
1685780946-59...</text:a>
', '<text:a xlink:type="simple" xlink:href="https://static.ukrinform.com/photos/2023_06/1685780944-569.png" text:style-name="Internet_20_link" text:visited-style-name="Visited_20_Internet_20_Link">
1685780944-56...</text:a>
']</text:p>
      <text:p text:style-name="P4">
Tags: None</text:p>
      <text:p text:style-name="P4">
Type: Article</text:p>
      <!--METADATA-->
      <text:p text:style-name="P4">
<draw:frame draw:style-name="fr1" draw:name="Image88" text:anchor-type="as-char" svg:width="6.9236in" svg:height="3.956343in" draw:z-index="0">
<draw:image xlink:href="../Images/yкринформ/2023-06-03T11-40-00-03-00/630_360_1685780948-366.jpg" xlink:type="simple" xlink:show="embed" xlink:actuate="onLoad" draw:mime-type="image/jpeg"/>
</draw:frame>
Oleksandrhachenko and Vladimir Radchenko in the next "musical history" are amazed by new foods and paradoxes</text:p>
      <text:p text:style-name="P4">
Europe, as we know, is one, and at the same time - varied. But how diverse, sometimes we even forget. We just don't imagine.</text:p>
      <text:p text:style-name="P4">
So here you can choose to listen to our story on Spotify or other subconscious platforms:</text:p>
      <text:p text:style-name="P4">
Or in the video format on the Ukrinform YouTube channel.</text:p>
      <text:p text:style-name="P4">
We will listen to musicians from different European countries. Known and not very. One thing is one thing - a complete indulgence in a stereotypical idea of a musical scene. For example, France is Chanson, Britain-Rock and Roll, Germany-Ramstein, and Italy is a solid San Remo ... We promise surprises for this drug menu.</text:p>
      <text:p text:style-name="P4">
<draw:frame draw:style-name="fr1" draw:name="Image89" text:anchor-type="as-char" svg:width="6.9236in" svg:height="4.750359in" draw:z-index="0">
<draw:image xlink:href="../Images/yкринформ/2023-06-03T11-40-00-03-00/1685780942-207.png" xlink:type="simple" xlink:show="embed" xlink:actuate="onLoad" draw:mime-type="image/png"/>
</draw:frame>
</text:p>
      <text:p text:style-name="P4">
Як вам, наприклад, таке: британська група, у складі якої немає жодногобританця, співає пісню американського крунера про бразильську каву у країні,де існує заледве не культ чаю…</text:p>
      <text:p text:style-name="P4">
Або ж слухаєте джазовий стандарт Sweet Georgia Brown, а чуєте симпатичну сумішсвінгу, рокабілі, джазу та панківської відв’язності? І ніякого шансону, хочазвучить все це, так, з Парижу...</text:p>
      <text:p text:style-name="P4">
<draw:frame draw:style-name="fr1" draw:name="Image90" text:anchor-type="as-char" svg:width="6.9236in" svg:height="4.340071in" draw:z-index="0">
<draw:image xlink:href="../Images/yкринформ/2023-06-03T11-40-00-03-00/1685780946-594.png" xlink:type="simple" xlink:show="embed" xlink:actuate="onLoad" draw:mime-type="image/png"/>
</draw:frame>
Is it a collage: an Austrian vocalist, Chilean accompanies and an outstanding flutist. And all this is recorded at the German studio with its company "Interests".</text:p>
      <text:p text:style-name="P4">
So adjust to paradoxes. About Germany in German, about Beni Andersen Slidegive Swedish band Abba, who was known at the Motherland by another style, about Roxette soloist Marie Fredrixon, who you do not know her, the pronewal adventures of Hit Hungary Omega, the same, not only, not only sperpions.</text:p>
      <text:p text:style-name="P4">
<draw:frame draw:style-name="fr1" draw:name="Image91" text:anchor-type="as-char" svg:width="6.9236in" svg:height="4.602912in" draw:z-index="0">
<draw:image xlink:href="../Images/yкринформ/2023-06-03T11-40-00-03-00/1685780944-569.png" xlink:type="simple" xlink:show="embed" xlink:actuate="onLoad" draw:mime-type="image/png"/>
</draw:frame>
One word, traditionally: listen to us - do not listen ...</text:p>
      <text:p text:style-name="P4">
Unless you will return to the podcasts already recorded, you will remember what you seemed to be the most interesting. And in the meantime we will write new "Musical Stories", watch ...</text:p>
      <text:p text:style-name="P4">
<text:span text:style-name="T4">
 Previous "Musical Stories" Listen here: </text:span>
</text:p>
      <text:p text:style-name="P4">
<text:a xlink:type="simple" xlink:href="https://www.ukrinform.ua/rubric-culture/3687573-muzicni-istorii-gilmor-akogo-lublat-vsi-krim-votersa.html" text:style-name="Internet_20_link" text:visited-style-name="Visited_20_Internet_20_Link">
Gilmore that everyone loves. In addition to Waters</text:a>
</text:p>
      <text:p text:style-name="P4">
<text:a xlink:type="simple" xlink:href="https://www.ukrinform.ua/rubric-culture/3640188-rizdvani-melodii-voennogo-casu.html" text:style-name="Internet_20_link" text:visited-style-name="Visited_20_Internet_20_Link">
Christmas tunes of military time</text:a>
<text:a xlink:type="simple" xlink:href="https://www.ukrinform.ua/rubric-culture/3569041-muzicni-istorii-stati-zirkou-i-nasvistiti-na-titikaku-abo-povernenna-na-blosinij-rinok.html" text:style-name="Internet_20_link" text:visited-style-name="Visited_20_Internet_20_Link">
To become a star and invent a k-pop or a return to a flea market</text:a>
<text:a xlink:type="simple" xlink:href="https://www.ukrinform.ua/rubric-culture/3549518-muzicni-istorii-me-kago-on-amor-abo-pisni-nadii-ta-lubovi.html" text:style-name="Internet_20_link" text:visited-style-name="Visited_20_Internet_20_Link">
"Musical Stories": He Kago Amore, or Songs of Hope and Love</text:a>
<text:a xlink:type="simple" xlink:href="https://anchor.fm/ukrinform-musical-stories/episodes/ep-e1lc9du" text:style-name="Internet_20_link" text:visited-style-name="Visited_20_Internet_20_Link">
"Musical Stories": Shersh La France, or how the French influenced modern muse</text:a>
.(https://anchor.fm/ukrinform-musical-stories/episodes/ep-e1k55p8)<text:a xlink:type="simple" xlink:href="https://anchor.fm/ukrinform-musical-stories/episodes/ep-e1k55p8" text:style-name="Internet_20_link" text:visited-style-name="Visited_20_Internet_20_Link">
What are soldiers dreaming of…</text:a>
.(https://anchor.fm/ukrinform-musical-stories/episodes/--e1i771k/a-a7srbr4)<text:a xlink:type="simple" xlink:href="https://anchor.fm/ukrinform-musical-stories/episodes/ep-e1dvb35/a-a7bqf4n" text:style-name="Internet_20_link" text:visited-style-name="Visited_20_Internet_20_Link">
Criminal Dancing - how, when and with whom</text:a>
<text:a xlink:type="simple" xlink:href="https://anchor.fm/ukrinform-musical-stories/episodes/Gasta-Claus--Perper--Slade-e1c3c8n/a-a752717" text:style-name="Internet_20_link" text:visited-style-name="Visited_20_Internet_20_Link">
"Musical Stories": Gasta Claus, Perper, Slade and others</text:a>
<text:a xlink:type="simple" xlink:href="https://anchor.fm/ukrinform-musical-stories/episodes/Led-Zeppelin-e1bhqde/a-a72prf5" text:style-name="Internet_20_link" text:visited-style-name="Visited_20_Internet_20_Link">
LED Zeppelin on the contrary, or why the star does not always become a comet</text:a>
<text:a xlink:type="simple" xlink:href="https://anchor.fm/ukrinform-musical-stories/episodes/ep-e18ns1s/a-a6motsi" text:style-name="Internet_20_link" text:visited-style-name="Visited_20_Internet_20_Link">
Everything will be kumpa or new adventures of exotic musical styles</text:a>
<text:a xlink:type="simple" xlink:href="https://anchor.fm/ukrinform-musical-stories/episodes/ep-e16sb6r/a-a6fbsj3" text:style-name="Internet_20_link" text:visited-style-name="Visited_20_Internet_20_Link">
Adventures of Kadhun accordion, or where exotic musical styles come from</text:a>
<text:a xlink:type="simple" xlink:href="https://anchor.fm/ukrinform-musical-stories/episodes/ep-e11trp3/a-a5o3jjj" text:style-name="Internet_20_link" text:visited-style-name="Visited_20_Internet_20_Link">
As Carlos Santana became the lamp of the Lord's eye</text:a>
<text:a xlink:type="simple" xlink:href="https://anchor.fm/ukrinform-musical-stories/episodes/ep-e101ft4/a-a5e5fbg" text:style-name="Internet_20_link" text:visited-style-name="Visited_20_Internet_20_Link">
How to fish on a square group or find flea markets</text:a>
<text:a xlink:type="simple" xlink:href="https://anchor.fm/ukrinform-musical-stories/episodes/ep-eu0jkg/a-a549a94" text:style-name="Internet_20_link" text:visited-style-name="Visited_20_Internet_20_Link">
Odesa on the musical map of the world</text:a>
<text:a xlink:type="simple" xlink:href="https://anchor.fm/ukrinform-musical-stories/episodes/ep-eoipgh/a-a49a1sr" text:style-name="Internet_20_link" text:visited-style-name="Visited_20_Internet_20_Link">
In search of a sugar man or Christmas stories from the life of antifoses</text:a>
<text:a xlink:type="simple" xlink:href="https://anchor.fm/ukrinform-musical-stories/episodes/ep-eoiplc/a-a49a2hh" text:style-name="Internet_20_link" text:visited-style-name="Visited_20_Internet_20_Link">
John Lennon, Elton John and other lonely hearts</text:a>
</text:p>
      <text:p text:style-name="P4">
<text:a xlink:type="simple" xlink:href="https://anchor.fm/ukrinform-musical-stories/episodes/ep-eoqudr/a-a4ar8h2" text:style-name="Internet_20_link" text:visited-style-name="Visited_20_Internet_20_Link">
About those who did not want to become a star. And could…</text:a>
<text:a xlink:type="simple" xlink:href="https://anchor.fm/ukrinform-musical-stories/episodes/ep-eoqum9/a-a4ara7i" text:style-name="Internet_20_link" text:visited-style-name="Visited_20_Internet_20_Link">
Covers that have become more popular than originals</text:a>
<text:a xlink:type="simple" xlink:href="https://anchor.fm/ukrinform-musical-stories/episodes/ep-e19f2k7/a-a6pp1dh" text:style-name="Internet_20_link" text:visited-style-name="Visited_20_Internet_20_Link">
How to dance "smart"</text:a>
<text:a xlink:type="simple" xlink:href="https://anchor.fm/ukrinform-musical-stories/episodes/ep-e19f21s/a-a6pov9a" text:style-name="Internet_20_link" text:visited-style-name="Visited_20_Internet_20_Link">
"Roars and moans ..." in the rhythm of waltz, or why Ukraine has fallen over decades</text:a>
</text:p>
      <text:p text:style-name="P4">
News Source: <text:a xlink:type="simple" xlink:href="https://www.ukrinform.ua/rubric-culture/3717775-muzicni-istorii-ak-muzicna-evrointegracia-rozbivae-stereotipi-pro-stili-ta-vikonavciv.html" text:style-name="Internet_20_link" text:visited-style-name="Visited_20_Internet_20_Link">
https://www.ukrinform.ua/rubric-culture/3717775-muzicni-istorii-ak-muzicna-evrointegracia-rozbivae-stereotipi-pro-stili-ta-vikonavciv.html</text:a>
</text:p>
      <!--NEWS-->
      <text:h text:style-name="P10" text:outline-level="1">
<text:span text:style-name="T4">
In Kyiv region, 46 settlements were left without light because of bad weather</text:span>
</text:h>
      <text:p text:style-name="P4">
Authors: Ukrinform (Person)</text:p>
      <text:p text:style-name="P4">
Publisher: Укринформ (Organization)</text:p>
      <text:p text:style-name="P4">
Published Time: 2023-06-03T11:50:47+03:00</text:p>
      <text:p text:style-name="P4">
Modified Time: 2023-06-03T11:50:47+03:00</text:p>
      <text:p text:style-name="P4">
Description: In the Kyiv region, 46 settlements that are deactivated as a result of bad weather remain without power supply. - Ukrinform.</text:p>
      <text:p text:style-name="P4">
Images: ['<text:a xlink:type="simple" xlink:href="https://static.ukrinform.com/photos/2023_06/thumb_files/630_360_1685782186-175.png" text:style-name="Internet_20_link" text:visited-style-name="Visited_20_Internet_20_Link">
630_360_16857...</text:a>
']</text:p>
      <text:p text:style-name="P4">
Tags: ['ДТЕК', 'Електропостачання', 'Київщина', 'Негода']</text:p>
      <text:p text:style-name="P4">
Type: Article</text:p>
      <!--METADATA-->
      <text:p text:style-name="P4">
<draw:frame draw:style-name="fr1" draw:name="Image92" text:anchor-type="as-char" svg:width="6.9236in" svg:height="3.956343in" draw:z-index="0">
<draw:image xlink:href="../Images/yкринформ/2023-06-03T11-50-47-03-00/630_360_1685782186-175.png" xlink:type="simple" xlink:show="embed" xlink:actuate="onLoad" draw:mime-type="image/png"/>
</draw:frame>
 НаКиївщині без електропостачання залишаються 46 населених пунктів, знеструмленихунаслідок негоди.</text:p>
      <text:p text:style-name="P4">
Про це повідомляє <text:a xlink:type="simple" xlink:href="http://www.dtek-krem.com.ua/ua/news/fahivci-dtek-povernuli-svitlo-u-ponad-90-tisyach-domivok-i-prodovzhuyut-likvidaciyu-naslidkiv-stihiji-na-kijivshchini" text:style-name="Internet_20_link" text:visited-style-name="Visited_20_Internet_20_Link">
 ДТЕК </text:a>
, reports Ukrinform.</text:p>
      <text:p text:style-name="P4">
"Due to yesterday's deterioration of weather conditions in the Kyiv region, there were variance shutdowns of light ... As of 9:30, about 16 thousand clients in 11 settlements, which are disconnected, and 35 - partially," as 9</text:p>
      <text:p text:style-name="P4">
According to DTEK, the company's experts have already returned light for more than 90 thousand days.</text:p>
      <text:p text:style-name="P4">
At this time, 22 lines of 6-10 kV and 673 transformer substations remain damaged. The most shutdowns were recorded in the Brovarsky, Boryspil and Buchan districts.</text:p>
      <text:p text:style-name="P4">
78 brigades were involved in DTEK.</text:p>
      <text:p text:style-name="P4">
<text:span text:style-name="T4">
 Read also: </text:span>
 <text:a xlink:type="simple" xlink:href="https://www.ukrinform.ua/rubric-kyiv/3717563-u-kievi-cerez-negodu-castkovi-vidklucenna-svitla.html" text:style-name="Internet_20_link" text:visited-style-name="Visited_20_Internet_20_Link">
in Kiev through <text:span text:style-name="T4">
 bad weather </text:span>
 - partial shutdown of light</text:a>
As reported by Ukrinform, in several districts of Kyiv there were <text:a xlink:type="simple" xlink:href="https://www.ukrinform.ua/rubric-kyiv/3717563-u-kievi-cerez-negodu-castkovi-vidklucenna-svitla.html" text:style-name="Internet_20_link" text:visited-style-name="Visited_20_Internet_20_Link">
partial illumination of light</text:a>
because of bad weather.</text:p>
      <text:p text:style-name="P4">
<text:span text:style-name="T5">
Foto: dtek-krem.com.ua</text:span>
</text:p>
      <text:p text:style-name="P4">
News Source: <text:a xlink:type="simple" xlink:href="https://www.ukrinform.ua/rubric-regions/3717777-na-kiivsini-46-naselenih-punktiv-zalisilisa-bez-svitla-cerez-negodu.html" text:style-name="Internet_20_link" text:visited-style-name="Visited_20_Internet_20_Link">
https://www.ukrinform.ua/rubric-regions/3717777-na-kiivsini-46-naselenih-punktiv-zalisilisa-bez-svitla-cerez-negodu.html</text:a>
</text:p>
      <!--NEWS-->
      <text:h text:style-name="P10" text:outline-level="1">
<text:span text:style-name="T4">
In Georgia, an anti -government rally has been detained</text:span>
</text:h>
      <text:p text:style-name="P4">
Authors: Ukrinform (Person)</text:p>
      <text:p text:style-name="P4">
Publisher: Укринформ (Organization)</text:p>
      <text:p text:style-name="P4">
Published Time: 2023-06-03T12:03:05+03:00</text:p>
      <text:p text:style-name="P4">
Modified Time: 2023-06-03T12:03:05+03:00</text:p>
      <text:p text:style-name="P4">
Description: In Tbilisi, on Friday evening, JIUTi participants held an anti -government action near the Georgia Parliament. - Ukrinform.</text:p>
      <text:p text:style-name="P4">
Images: ['<text:a xlink:type="simple" xlink:href="https://static.ukrinform.com/photos/2023_06/thumb_files/630_360_1685782925-780.png" text:style-name="Internet_20_link" text:visited-style-name="Visited_20_Internet_20_Link">
630_360_16857...</text:a>
']</text:p>
      <text:p text:style-name="P4">
Tags: ['Грузія', 'Мітинг', 'Уряд']</text:p>
      <text:p text:style-name="P4">
Type: Article</text:p>
      <!--METADATA-->
      <text:p text:style-name="P4">
<draw:frame draw:style-name="fr1" draw:name="Image94" text:anchor-type="as-char" svg:width="6.9236in" svg:height="3.956343in" draw:z-index="0">
<draw:image xlink:href="../Images/yкринформ/2023-06-03T12-03-05-03-00/630_360_1685782925-780.png" xlink:type="simple" xlink:show="embed" xlink:actuate="onLoad" draw:mime-type="image/png"/>
</draw:frame>
On Friday, Tbilisiuveve, on Friday, jiiti conducted an anti -government action by Georgia Broad.</text:p>
      <text:p text:style-name="P4">
According to Ukrinform, it reports <text:a xlink:type="simple" xlink:href="http://www.newsgeorgia.ge/policiejskie-v-tbilisi-ne-dali-stojat-na-akcii-u-parlamenta-dazhe-s-pustymi-plakatami/" text:style-name="Internet_20_link" text:visited-style-name="Visited_20_Internet_20_Link">
Novosti-Grusia</text:a>
.</text:p>
      <text:p text:style-name="P4">
<text:span text:style-name="T4">
 Read also: </text:span>
 [EU passed <text:span text:style-name="T4">
 Georgia </text:span>
 Official Demarsh because of recovery(https://www.ukrinform.ua/rubric-world/3715831-es-peredav-gruzii-oficijnij-demars-cerez-vidnovlenna-aviaspolucenna-z-rosieu.html)About a few dozen protesters have accused the current government of the Urbrostian course.</text:p>
      <text:p text:style-name="P4">
The confrontation between police and protesters lasted several hours.</text:p>
      <text:p text:style-name="P4">
“The protesters did not resort to active actions, and the police mainly dealt with posters who were considered offensive. Periodically, they approached the parliamentary and took people, ”the message reads.</text:p>
      <text:p text:style-name="P4">
The participants of the action were detained as soon as new posters appeared, including those that were written.</text:p>
      <text:p text:style-name="P4">
Some of the inscriptions on the posters of protesters were written using the Master Georgian Alphabet "Asomtavrulli" so that law enforcement agencies do not understand their content.</text:p>
      <text:p text:style-name="P4">
The Georgia Ministry of Internal Affairs confirmed the detention of three people in the evening.</text:p>
      <text:p text:style-name="P4">
On June 3, Saturday, the next protest action under the slogan "Protecting the Expression" was planned.</text:p>
      <text:p text:style-name="P4">
*!(https://www.ukrinform.ua/rubric-polytics/3716116-premer-gruzii-zaaviv-so-odnieu-z-pricin-vijni-bulo-bazanna-ukraini-stati-clenom-nato.html)According to Ukrinform, Georgia President Salome Zurabishvili under the time of the country's Independence Day, on May 26, after traditional greetings, she switched to a sharp criticism of the government.</text:p>
      <text:p text:style-name="P4">
News Source: <text:a xlink:type="simple" xlink:href="https://www.ukrinform.ua/rubric-world/3717778-u-gruzii-projsov-antiuradovij-miting-e-zatrimani.html" text:style-name="Internet_20_link" text:visited-style-name="Visited_20_Internet_20_Link">
https://www.ukrinform.ua/rubric-world/3717778-u-gruzii-projsov-antiuradovij-miting-e-zatrimani.html</text:a>
</text:p>
      <!--NEWS-->
      <text:h text:style-name="P10" text:outline-level="1">
<text:span text:style-name="T4">
The Ministry of Foreign Affairs of Ukraine stated that the proposed Indonesia "Mirny Plan" will not work</text:span>
</text:h>
      <text:p text:style-name="P4">
Authors: Ukrinform (Person)</text:p>
      <text:p text:style-name="P4">
Publisher: Укринформ (Organization)</text:p>
      <text:p text:style-name="P4">
Published Time: 2023-06-03T12:20:00+03:00</text:p>
      <text:p text:style-name="P4">
Modified Time: 2023-06-03T12:20:00+03:00</text:p>
      <text:p text:style-name="P4">
Description: The Ministry of Foreign Affairs of Ukraine explained why the proposed Indonesia "Mirny Plan" would not work, and called on the country to join the implementation of the Ukrainian formula of peace. - Ukrinform.</text:p>
      <text:p text:style-name="P4">
Images: ['<text:a xlink:type="simple" xlink:href="https://static.ukrinform.com/photos/2023_04/thumb_files/630_360_1682852513-851.jpg" text:style-name="Internet_20_link" text:visited-style-name="Visited_20_Internet_20_Link">
630_360_16828...</text:a>
']</text:p>
      <text:p text:style-name="P4">
Tags: ['Індонезія', 'МЗС', 'Україна', 'Формула миру']</text:p>
      <text:p text:style-name="P4">
Type: Article</text:p>
      <!--METADATA-->
      <text:p text:style-name="P4">
<draw:frame draw:style-name="fr1" draw:name="Image95" text:anchor-type="as-char" svg:width="6.9236in" svg:height="3.956343in" draw:z-index="0">
<draw:image xlink:href="../Images/yкринформ/2023-06-03T12-20-00-03-00/630_360_1682852513-851.jpg" xlink:type="simple" xlink:show="embed" xlink:actuate="onLoad" draw:mime-type="image/jpeg"/>
</draw:frame>
The Ministry of Foreign Affairs of Ukraine explained why the proposed Indonesia "Mirny Plan" would not work, and called on the country to join the entrance of the Ukrainian formula of peace.</text:p>
      <text:p text:style-name="P4">
Oleg Nikolenko, a spokesman for the Ministry of Foreign Affairs, wrote about it on <text:a xlink:type="simple" xlink:href="https://www.facebook.com/oleg.nikolenko.50/posts/pfbid034AdgCSpcN6QiD9GKNViDKtsFAtZjHfQpFmVSaykqYwbt3GnG47ReYUuWMiCCTWzyl" text:style-name="Internet_20_link" text:visited-style-name="Visited_20_Internet_20_Link">
Facebook</text:a>
, reports Ukrinform.</text:p>
      <text:p text:style-name="P4">
As the Ministry of Foreign Affairs noted, <text:a xlink:type="simple" xlink:href="https://www.ukrinform.ua/tag-indonezia" text:style-name="Internet_20_link" text:visited-style-name="Visited_20_Internet_20_Link">
Indonesia</text:a>
It is an important country in the Southeast Asia region, which is currently heading in ASEAN. Last year, her President Joko was the first to visit Kiev to see the consequences of Russian aggression with his own eyes.</text:p>
      <text:p text:style-name="P4">
"We appreciate the attention that, apparently, drawing conclusions from our own history, Indonesia pays the issue of restoring peace in Ukraine," - emphasized.</text:p>
      <text:p text:style-name="P4">
At the same time, he recalled that there are no controversial terminals between Ukraine and the Russian Federation to hold referendums there. Having carried out the act of aggression, Rusagarbalas Crimea, parts of Donetsk, Lugansk, Zaporizhzhya and Kherson region, which is recorded in official documents of the UN.</text:p>
      <text:p text:style-name="P4">
In the conquered territories, the Russian army carries out military crimes, crimes against humanity and genocide.</text:p>
      <text:p text:style-name="P4">
“Russia should get from the Ukrainian territories, and Ukraine should restore its territorial integrity in internationally recognized borders. There can be no alternative scenarios, ”the Foreign Ministry spokesman emphasized.</text:p>
      <text:p text:style-name="P4">
Nikolenko emphasized that ceasefire, breeding for strength for 15-kilometrists and the creation of a demilitarized zone will not work.</text:p>
      <text:p text:style-name="P4">
<text:span text:style-name="T4">
 Read also: </text:span>
 <text:a xlink:type="simple" xlink:href="https://www.ukrinform.ua/rubric-polytics/3717398-prezident-italii-zaklikav-do-posuku-spravedlivogo-miru-dla-ukraini.html" text:style-name="Internet_20_link" text:visited-style-name="Visited_20_Internet_20_Link">
President of Italy called for the search for just Ludlya Ukraine</text:a>
Thus, now Russia is trying to disrupt the Ukrainian counter -offensive. The removal of fire without the withdrawal of Russian troops from the territory of Ukraine will allow it to play time, to regroup, to fix itself in the conquered territories to dissolve the forces for a new wave of aggression.</text:p>
      <text:p text:style-name="P4">
“Long -term peace in Ukraine means the liberation of the Ukrainian territories of the Ed Russian occupation. This is the focus of peace of the President of Ukraine of Zelensky. We invite Indonesia to join it in its active way, ”Nikolenko added.</text:p>
      <text:p text:style-name="P4">
News Source: <text:a xlink:type="simple" xlink:href="https://www.ukrinform.ua/rubric-polytics/3717784-u-mzs-ukraini-zaavili-so-zaproponovanij-indonezieu-mirnij-plan-ne-spracue.html" text:style-name="Internet_20_link" text:visited-style-name="Visited_20_Internet_20_Link">
https://www.ukrinform.ua/rubric-polytics/3717784-u-mzs-ukraini-zaavili-so-zaproponovanij-indonezieu-mirnij-plan-ne-spracue.html</text:a>
</text:p>
      <!--NEWS-->
      <text:h text:style-name="P10" text:outline-level="1">
<text:span text:style-name="T4">
Explosions reported in Berdyansk</text:span>
</text:h>
      <text:p text:style-name="P4">
Authors: liveuamap (Language: en)</text:p>
      <text:p text:style-name="P4">
Time: 2023-06-03T12:30:06</text:p>
      <text:p text:style-name="P4">
Location: Berdians'k,Zaporiz'ka oblast (Latitude:46.73983 Longtitude:36.80489)</text:p>
      <text:p text:style-name="P4">
Videos: []</text:p>
      <text:p text:style-name="P4">
Images: ["<text:a xlink:type="simple" xlink:href="https://liveuamap.com/pics/2023/06/03/22567375_0.jpg" text:style-name="Internet_20_link" text:visited-style-name="Visited_20_Internet_20_Link">
22567375_0.jpg</text:a>
"]</text:p>
      <text:p text:style-name="P4">
Tags: []</text:p>
      <text:p text:style-name="P4">
Id: 22567375</text:p>
      <!--METADATA-->
      <text:p text:style-name="P4">
Explosions reported in Berdyansk</text:p>
      <text:p text:style-name="P4">
<draw:frame draw:style-name="fr1" draw:name="Image96" text:anchor-type="as-char" svg:width="6.9236in" svg:height="4.621503in" draw:z-index="0">
<draw:image xlink:href="../Images/liveuamap/2023-06-03T12-30-06/22567375_0.jpg" xlink:type="simple" xlink:show="embed" xlink:actuate="onLoad" draw:mime-type="image/jpeg"/>
</draw:frame>
News Collection Link: <text:a xlink:type="simple" xlink:href="https://liveuamap.com/en/2023/3-june-explosions-reported-in-berdyansk-" text:style-name="Internet_20_link" text:visited-style-name="Visited_20_Internet_20_Link">
https://liveuamap.com/en/2023/3-june-explosions-reported-in-berdyansk-</text:a>
</text:p>
      <text:p text:style-name="P4">
News Source: <text:a xlink:type="simple" xlink:href="https://t.me/dniprorudne_ukraine/2405" text:style-name="Internet_20_link" text:visited-style-name="Visited_20_Internet_20_Link">
https://t.me/dniprorudne_ukraine/2405</text:a>
</text:p>
      <!--NEWS-->
      <text:h text:style-name="P10" text:outline-level="1">
<text:span text:style-name="T4">
The SBU exposed the seven Russian Internet agents</text:span>
</text:h>
      <text:p text:style-name="P4">
Authors: Ukrinform (Person)</text:p>
      <text:p text:style-name="P4">
Publisher: Укринформ (Organization)</text:p>
      <text:p text:style-name="P4">
Published Time: 2023-06-03T12:36:00+03:00</text:p>
      <text:p text:style-name="P4">
Modified Time: 2023-06-03T12:36:00+03:00</text:p>
      <text:p text:style-name="P4">
Description: The Security Service of Ukraine has neutralized the information and subversive activities of seven enemy agitators who spread pro-Kremlovsky content on social networks. - Ukrinform.</text:p>
      <text:p text:style-name="P4">
Images: ['<text:a xlink:type="simple" xlink:href="https://static.ukrinform.com/photos/2023_06/thumb_files/630_360_1685784845-739.jpg" text:style-name="Internet_20_link" text:visited-style-name="Visited_20_Internet_20_Link">
630_360_16857...</text:a>
']</text:p>
      <text:p text:style-name="P4">
Tags: ['СБУ', 'Соцмережі', 'Війна з Росією', 'агентура рф']</text:p>
      <text:p text:style-name="P4">
Type: Article</text:p>
      <!--METADATA-->
      <text:p text:style-name="P4">
<draw:frame draw:style-name="fr1" draw:name="Image97" text:anchor-type="as-char" svg:width="6.9236in" svg:height="3.956343in" draw:z-index="0">
<draw:image xlink:href="../Images/yкринформ/2023-06-03T12-36-00-03-00/630_360_1685784845-739.jpg" xlink:type="simple" xlink:show="embed" xlink:actuate="onLoad" draw:mime-type="image/jpeg"/>
</draw:frame>
The service of Ukraine neutralized the information and subversive activities of seven-toothed agitators, who spread pro-Kremlovsky content on social networks.</text:p>
      <text:p text:style-name="P4">
According to Ukrinform, the SBU reports in <text:a xlink:type="simple" xlink:href="https://t.me/SBUkr/8544" text:style-name="Internet_20_link" text:visited-style-name="Visited_20_Internet_20_Link">
telegram</text:a>
.</text:p>
      <text:p text:style-name="P4">
"They took the main part of the destructive materials from Russian Internet resources and used them to loosen the socio-political environments of different regions of Ukraine," the message reads.</text:p>
      <text:p text:style-name="P4">
Thus, a resident of Kiev on her own page in the forbidden social network "Classmates" regularly justified the armed <text:a xlink:type="simple" xlink:href="https://www.ukrinform.ua/tag-russian-aggression" text:style-name="Internet_20_link" text:visited-style-name="Visited_20_Internet_20_Link">
aggression of the Russian Federation</text:a>
against Ukraine.</text:p>
      <text:p text:style-name="P4">
She also published calls for the seizure of the authorities of the state and the change of the border.</text:p>
      <text:p text:style-name="P4">
She was informed of suspicion immediately under three articles of the Criminal Code.</text:p>
      <text:p text:style-name="P4">
The SBU blocked the propaganda activity of a resident of Sumy. On Facebook, he wrote the Kremlin narratives about the allegedly "civil war" in Ukraine Tageroerot Alexander Zakharchenko's terrorist.</text:p>
      <text:p text:style-name="P4">
In the Dnipropetrovsk region, three enemy associates were detained, which supported the aggressive war against Ukraine and called for cooperation with the invaders.</text:p>
      <text:p text:style-name="P4">
"In addition, one of the malefactors published posts that spread the fakes of the military -political leadership of our country and praised the heads of Khreml," - the message reads.</text:p>
      <text:p text:style-name="P4">
In Ternopil, an online agitator was exposed, who discredited Ukrainian defenserants who defended Mariupol. At the same time, the person involved in a number of public associations and initiatives related to the collaborator Kirillostmous and the leader of the fake "Narodovstya" Balakhnin.</text:p>
      <text:p text:style-name="P4">
<text:span text:style-name="T4">
 Read also: </text:span>
 <text:a xlink:type="simple" xlink:href="https://www.ukrinform.ua/rubric-regions/3716406-sbu-zatrimala-rosijsku-agentku-aka-zdavala-pozicii-zsu-u-krivomu-rozi.html" text:style-name="Internet_20_link" text:visited-style-name="Visited_20_Internet_20_Link">
<text:span text:style-name="T4">
 SBU </text:span>
 <text:span text:style-name="T4">
 </text:span>
 detained ** Russian agent, which was given the Armed Forces in Kryvyi Rih</text:a>
In the Nikolaev area they exposed the director of a local enterprise, which in "Classmates" actively called for the capture of the territory of Ukraine.</text:p>
      <text:p text:style-name="P4">
According to the investigation, the person involved is a native of Makeevka of Donetsk region. He maintained a ligament of the city.</text:p>
      <text:p text:style-name="P4">
Investigative actions are underway to establish all circumstances and bring the perpetrators responsible for all exposed facts.<text:span text:style-name="T5">
Foto: SBU</text:span>
</text:p>
      <text:p text:style-name="P4">
News Source: <text:a xlink:type="simple" xlink:href="https://www.ukrinform.ua/rubric-society/3717788-sbu-vikrila-se-simoh-rosijskih-internetagentiv.html" text:style-name="Internet_20_link" text:visited-style-name="Visited_20_Internet_20_Link">
https://www.ukrinform.ua/rubric-society/3717788-sbu-vikrila-se-simoh-rosijskih-internetagentiv.html</text:a>
</text:p>
      <!--NEWS-->
      <text:h text:style-name="P10" text:outline-level="1">
<text:span text:style-name="T4">
In Poltava region 35 medical facilities will receive equipment from UNICEF</text:span>
</text:h>
      <text:p text:style-name="P4">
Authors: Ukrinform (Person)</text:p>
      <text:p text:style-name="P4">
Publisher: Укринформ (Organization)</text:p>
      <text:p text:style-name="P4">
Published Time: 2023-06-03T12:41:13+03:00</text:p>
      <text:p text:style-name="P4">
Modified Time: 2023-06-03T12:41:13+03:00</text:p>
      <text:p text:style-name="P4">
Description: The United Nations Children's Fund (UNICEF) has transferred equipment and medicines to the Poltava region for providing emergency aid to women in childbirth and newborns, they will receive 35 medical facilities of the region. - Ukrinform.</text:p>
      <text:p text:style-name="P4">
Images: ['<text:a xlink:type="simple" xlink:href="https://static.ukrinform.com/photos/2023_06/thumb_files/630_360_1685785124-620.jpg" text:style-name="Internet_20_link" text:visited-style-name="Visited_20_Internet_20_Link">
630_360_16857...</text:a>
']</text:p>
      <text:p text:style-name="P4">
Tags: ['Полтавщина', 'ЮНІСЕФ', 'Пологовий будинок']</text:p>
      <text:p text:style-name="P4">
Type: Article</text:p>
      <!--METADATA-->
      <text:p text:style-name="P4">
<draw:frame draw:style-name="fr1" draw:name="Image98" text:anchor-type="as-char" svg:width="6.9236in" svg:height="3.956343in" draw:z-index="0">
<draw:image xlink:href="../Images/yкринформ/2023-06-03T12-41-13-03-00/630_360_1685785124-620.jpg" xlink:type="simple" xlink:show="embed" xlink:actuate="onLoad" draw:mime-type="image/jpeg"/>
</draw:frame>
UN children's fund(UNICEF)He transferred equipment and medicines to the Poltava region for emergency aid and newborns, they will receive 35 Medicals of the region.</text:p>
      <text:p text:style-name="P4">
This was reported by the head of Poltava Ova Dmitry Lunin in <text:a xlink:type="simple" xlink:href="http://www.facebook.com/Dmytro.Lunin/posts/pfbid02MZxG7VLmwty4qL2LwKxaecNpYZHTtxpyAnydJBTnQWa5TUJoVFs2kANeFR58UrxTl" text:style-name="Internet_20_link" text:visited-style-name="Visited_20_Internet_20_Link">
Facebook</text:a>
, reports Ukrinform.</text:p>
      <text:p text:style-name="P4">
“The value and necessary equipment came from UNICEF. 40 patient monitors, 10 -onhnatal incubators, 15 resuscitation tables, heating lamps, obstetrics, sterilizers, syringe pumps, other equipment and medicines, ”Lunin said.</text:p>
      <text:p text:style-name="P4">
He thanked the international partners for their help for newborns and their homes.</text:p>
      <text:p text:style-name="P4">
<text:span text:style-name="T4">
 Read also: </text:span>
 <text:a xlink:type="simple" xlink:href="https://www.ukrinform.ua/rubric-regions/3684499-hersonski-likarni-otrimali-nove-obladnanna.html" text:style-name="Internet_20_link" text:visited-style-name="Visited_20_Internet_20_Link">
<text:span text:style-name="T4">
 Kherson </text:span>
 <text:span text:style-name="T4">
 Hospitals </text:span>
 <text:span text:style-name="T4">
 Got </text:span>
 <text:span text:style-name="T4">
 new </text:span>
<text:span text:style-name="T4">
 equipment </text:span>
</text:a>
Earlier, the Poltava Ova received from <text:a xlink:type="simple" xlink:href="https://www.ukrinform.ua/tag-unisef" text:style-name="Internet_20_link" text:visited-style-name="Visited_20_Internet_20_Link">
UNICEF</text:a>
330 tablets and 330 chrombuks for students.</text:p>
      <text:p text:style-name="P4">
News Source: <text:a xlink:type="simple" xlink:href="https://www.ukrinform.ua/rubric-regions/3717791-na-poltavsini-35-medzakladiv-otrimaut-obladnanna-vid-unisef.html" text:style-name="Internet_20_link" text:visited-style-name="Visited_20_Internet_20_Link">
https://www.ukrinform.ua/rubric-regions/3717791-na-poltavsini-35-medzakladiv-otrimaut-obladnanna-vid-unisef.html</text:a>
</text:p>
      <!--NEWS-->
      <text:h text:style-name="P10" text:outline-level="1">
<text:span text:style-name="T4">
Closed Cover: Head of the Capital Polyclinic sent under house arrest</text:span>
</text:h>
      <text:p text:style-name="P4">
Authors: Ukrinform (Person)</text:p>
      <text:p text:style-name="P4">
Publisher: Укринформ (Organization)</text:p>
      <text:p text:style-name="P4">
Published Time: 2023-06-03T12:46:00+03:00</text:p>
      <text:p text:style-name="P4">
Modified Time: 2023-06-03T12:46:00+03:00</text:p>
      <text:p text:style-name="P4">
Description: У Києві суд відправив під цілодобовий домашній арешт керівника поліклініки у Деснянському районі, біля якої через падіння уламків ракети загинули троє людей, що намагалися потрапити в зачинене укриття. — Укрінформ.</text:p>
      <text:p text:style-name="P4">
Images: ['<text:a xlink:type="simple" xlink:href="https://static.ukrinform.com/photos/2023_06/thumb_files/630_360_1685785426-621.jpg" text:style-name="Internet_20_link" text:visited-style-name="Visited_20_Internet_20_Link">
630_360_16857...</text:a>
']</text:p>
      <text:p text:style-name="P4">
Tags: ['Домашній арешт', 'Київ', 'Укриття']</text:p>
      <text:p text:style-name="P4">
Type: Article</text:p>
      <!--METADATA-->
      <text:p text:style-name="P4">
<draw:frame draw:style-name="fr1" draw:name="Image100" text:anchor-type="as-char" svg:width="6.9236in" svg:height="3.956343in" draw:z-index="0">
<draw:image xlink:href="../Images/yкринформ/2023-06-03T12-46-00-03-00/630_360_1685785426-621.jpg" xlink:type="simple" xlink:show="embed" xlink:actuate="onLoad" draw:mime-type="image/jpeg"/>
</draw:frame>
In Kiev, he sent under the 24 -hour house arrest of the head of the clinic to the Udesnyansky district, near which, due to the fall of the debris of the rocket, three -made people who tried to get into the closed shelter were killed.</text:p>
      <text:p text:style-name="P4">
As Ukrinform reports, it reports <text:a xlink:type="simple" xlink:href="http://suspilne.media/495748-465-den-povnomasstabnogo-vtorgnenna-rosii-v-ukrainu-tekstovij-onlajn/" text:style-name="Internet_20_link" text:visited-style-name="Visited_20_Internet_20_Link">
public</text:a>
.</text:p>
      <text:p text:style-name="P4">
The day before, he was declared suspected of negligence and leaving.</text:p>
      <text:p text:style-name="P4">
Saturday should also choose precautions with three other suspects.</text:p>
      <text:p text:style-name="P4">
<text:span text:style-name="T4">
 Read also: </text:span>
 <text:a xlink:type="simple" xlink:href="https://www.ukrinform.ua/rubric-kyiv/3717731-ukritta-v-kievi-perevirat-protagom-desati-dniv.html" text:style-name="Internet_20_link" text:visited-style-name="Visited_20_Internet_20_Link">
<text:span text:style-name="T4">
 shelter </text:span>
 in Kiev will check for ten days</text:a>
As reported by Ukrinform, on the night of June 1, Russian troops were once again attacking rockets. The enemy released in the direction of the capital 10 "Iskander. All destroyed a prototype defense.</text:p>
      <text:p text:style-name="P4">
As a result of rocket stroke <text:a xlink:type="simple" xlink:href="https://www.ukrinform.ua/rubric-kyiv/3716899-klicko-unaslidok-nicnoi-ataki-na-kiiv-16-ludej-poraneni-z-nih-semero-u-likarni.html" text:style-name="Internet_20_link" text:visited-style-name="Visited_20_Internet_20_Link">
affected</text:a>
19 people, three of them were killed, including the 9th year.</text:p>
      <text:p text:style-name="P4">
A resident of the Desnyanskiy district, whose wife died during the attack of the Russians, told the public that people had come to shelter at the clinic at night, but no one opened them.</text:p>
      <text:p text:style-name="P4">
On June 1, three officials of the district state administration were detained in Kyiv. <text:a xlink:type="simple" xlink:href="https://www.ukrinform.ua/rubric-kyiv/3717633-sprava-pro-zacinene-ukritta-trom-posadovcam-ta-ohoroncu-likarni-ogolosili-pidozru.html" text:style-name="Internet_20_link" text:visited-style-name="Visited_20_Internet_20_Link">
They were declared suspicion</text:a>
.</text:p>
      <text:p text:style-name="P4">
The first deputy Desnyansky District State Administration, the Director of the Education and his deputy were charged with Part 2 of Art. 367 Criminal Code of Ukraine(official negligence that has caused grave consequences), guard- under Part 3 of Art. 135 of the Criminal Code(leaving in danger that led to death).</text:p>
      <text:p text:style-name="P4">
News Source: <text:a xlink:type="simple" xlink:href="https://www.ukrinform.ua/rubric-kyiv/3717793-zacinene-ukritta-kerivnika-stolicnoi-polikliniki-vidpravili-pid-domasnij-arest.html" text:style-name="Internet_20_link" text:visited-style-name="Visited_20_Internet_20_Link">
https://www.ukrinform.ua/rubric-kyiv/3717793-zacinene-ukritta-kerivnika-stolicnoi-polikliniki-vidpravili-pid-domasnij-arest.html</text:a>
</text:p>
      <!--NEWS-->
      <text:h text:style-name="P10" text:outline-level="1">
<text:span text:style-name="T4">
The Ministry of Foreign Affairs of Estonia arrived in Kiev on a visit</text:span>
</text:h>
      <text:p text:style-name="P4">
Authors: Ukrinform (Person)</text:p>
      <text:p text:style-name="P4">
Publisher: Укринформ (Organization)</text:p>
      <text:p text:style-name="P4">
Published Time: 2023-06-03T12:52:00+03:00</text:p>
      <text:p text:style-name="P4">
Modified Time: 2023-06-03T12:52:00+03:00</text:p>
      <text:p text:style-name="P4">
Description: The Minister of Foreign Affairs of Estonia Margus Tsakhkna arrived in the Ukrainian capital. - Ukrinform.</text:p>
      <text:p text:style-name="P4">
Images: ['<text:a xlink:type="simple" xlink:href="https://static.ukrinform.com/photos/2023_06/thumb_files/630_360_1685785890-420.jpeg" text:style-name="Internet_20_link" text:visited-style-name="Visited_20_Internet_20_Link">
630_360_16857...</text:a>
']</text:p>
      <text:p text:style-name="P4">
Tags: ['Естонія', 'МЗС', 'Україна', 'Візит']</text:p>
      <text:p text:style-name="P4">
Type: Article</text:p>
      <!--METADATA-->
      <text:p text:style-name="P4">
<draw:frame draw:style-name="fr1" draw:name="Image101" text:anchor-type="as-char" svg:width="6.9236in" svg:height="3.956343in" draw:z-index="0">
<draw:image xlink:href="../Images/yкринформ/2023-06-03T12-52-00-03-00/630_360_1685785890-420.jpeg" xlink:type="simple" xlink:show="embed" xlink:actuate="onLoad" draw:mime-type="image/jpeg"/>
</draw:frame>
The D -Ukrainian capital arrived by Estonian Foreign Minister Margus Tsakhkna.</text:p>
      <text:p text:style-name="P4">
About it in <text:a xlink:type="simple" xlink:href="https://twitter.com/DmytroKuleba/status/1664911788624707585" text:style-name="Internet_20_link" text:visited-style-name="Visited_20_Internet_20_Link">
Twitter</text:a>
 повідомивміністр закордонних справ України Дмитро Кулеба.</text:p>
      <text:p text:style-name="P4">
«Добре бачити Маргуса Цахкна у Києві. <text:a xlink:type="simple" xlink:href="https://www.ukrinform.ua/tag-estonia" text:style-name="Internet_20_link" text:visited-style-name="Visited_20_Internet_20_Link">
 Естонія</text:a>
- Our great friend, " - writes Ukrainian minister.</text:p>
      <text:p text:style-name="Quotations">

<text:p text:style-name="P4">
Good to see <text:a xlink:type="simple" xlink:href="https://twitter.com/Tsahkna" text:style-name="Internet_20_link" text:visited-style-name="Visited_20_Internet_20_Link">
@tsahkna</text:a>
in&gt;
 Kyiv. Estonia is a great friend of ours.  &gt;
  &gt;
  Ukraine’s NATO accession and sanctions on Russia’s missile and drone&gt;
 industry were two main topics.  &gt;
  &gt;
  NATO: working on a step forward in Vilnius.  &gt;
  &gt;
  Sanctions: Russian industry of missile terror must be stopped. <text:a xlink:type="simple" xlink:href="https://t.co/6R6aZEQjX8" text:style-name="Internet_20_link" text:visited-style-name="Visited_20_Internet_20_Link">
&gt;
 pic.twitter.com/6R6aZEQjX8 </text:a>
&gt;
&gt;
 - Dmytro Kuleba(Dmitrykuleba)<text:a xlink:type="simple" xlink:href="https://twitter.com/DmytroKuleba/status/1664911788624707585" text:style-name="Internet_20_link" text:visited-style-name="Visited_20_Internet_20_Link">
 June 3, 2023&gt;
 </text:a>
Kuleba reported that the main themes during a meeting with Estonian colleague of Ukraine's accession to NATO and sanctions against the Russian rocket industry of drones.</text:p>

</text:p>
      <text:p text:style-name="P4">
<text:span text:style-name="T4">
 Read also: </text:span>
 <text:a xlink:type="simple" xlink:href="https://www.ukrinform.ua/rubric-vidbudova/3717529-estonia-persou-rozpocala-prakticni-proekti-vidnovlenna-v-ukraini-smigal.html" text:style-name="Internet_20_link" text:visited-style-name="Visited_20_Internet_20_Link">
<text:span text:style-name="T4">
 Estonia </text:span>
 The first began practical proctus in Ukraine - Shmigal</text:a>
As reported <text:a xlink:type="simple" xlink:href="https://www.ukrinform.ua/rubric-polytics/3706473-ukraina-mae-otrimati-konkretnij-plan-vstupu-do-nato-glava-mzs-estonii.html" text:style-name="Internet_20_link" text:visited-style-name="Visited_20_Internet_20_Link">
Ukrinform</text:a>
In May, Tsakhkna stated that NATO member states should specify specific steps in order for Ukraine to join the Alliance.</text:p>
      <text:p text:style-name="P4">
"It is not enough to simply repeat the position that Ukraine is welcome in NATO.We have to move forward to give a strong signal about further steps of Ukraine when the leaders will gather in Vilnius this year(to NATO Summit.)”, - said Tsakhkna.</text:p>
      <text:p text:style-name="P4">
<text:span text:style-name="T5">
Foto: Dmytro Kuleba / Twitter</text:span>
</text:p>
      <text:p text:style-name="P4">
News Source: <text:a xlink:type="simple" xlink:href="https://www.ukrinform.ua/rubric-regions/3717796-do-kieva-z-vizitom-pribuv-glava-mzs-estonii.html" text:style-name="Internet_20_link" text:visited-style-name="Visited_20_Internet_20_Link">
https://www.ukrinform.ua/rubric-regions/3717796-do-kieva-z-vizitom-pribuv-glava-mzs-estonii.html</text:a>
</text:p>
      <!--NEWS-->
      <text:h text:style-name="P10" text:outline-level="1">
<text:span text:style-name="T4">
Zelensky wants to meet with President of Brazil: I think we need to talk</text:span>
</text:h>
      <text:p text:style-name="P4">
Authors: Ukrinform (Person)</text:p>
      <text:p text:style-name="P4">
Publisher: Укринформ (Organization)</text:p>
      <text:p text:style-name="P4">
Published Time: 2023-06-03T12:56:00+03:00</text:p>
      <text:p text:style-name="P4">
Modified Time: 2023-06-03T12:56:00+03:00</text:p>
      <text:p text:style-name="P4">
Description: President of Ukraine Volodymyr Zelensky emphasized that he is interested in meeting with Brazil President Luis Inasiu Lula da Silva.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Бразилія', 'Президент', 'Зеленський']</text:p>
      <text:p text:style-name="P4">
Type: Article</text:p>
      <!--METADATA-->
      <text:p text:style-name="P4">
<draw:frame draw:style-name="fr1" draw:name="Image102" text:anchor-type="as-char" svg:width="6.9236in" svg:height="3.956343in" draw:z-index="0">
<draw:image xlink:href="../Images/yкринформ/2023-06-03T12-56-00-03-00/630_360_1668631319-314.jpg" xlink:type="simple" xlink:show="embed" xlink:actuate="onLoad" draw:mime-type="image/jpeg"/>
</draw:frame>
President of Ukraine Volodymyr Zelensky stressed that he is interested in a meeting with Brazil Luis Inasio Lula da Silva.</text:p>
      <text:p text:style-name="P4">
He said this in <text:a xlink:type="simple" xlink:href="http://www.youtube.com/watch" text:style-name="Internet_20_link" text:visited-style-name="Visited_20_Internet_20_Link">
interview</text:a>
For Latin American media, Ukrinform correspondent reports.</text:p>
      <text:p text:style-name="P4">
“I am not for the first time in public and not public, through someone, through the media and the President Luli, and I can again confirm once again - I am interested in the Utilities with President Lula. I am interested in having a meeting. He was in any format. I invited the President repeatedly, invited a visit to Ukraine. We connected with the President Lula's team when he met in Spain, Portugal, he was in Europe, I think about this time because the distance is smaller and I want him to find. Then I had different meetings at the G7, and even someone said we were unfamiliar ... It's a beacon. It is even uninterest to listening to it when someone speaks about it- frivolous and unremitting people. I am interested in meeting with the President. And I think we need to talk, ”Zelensky said.</text:p>
      <text:p text:style-name="P4">
According to the head of the Ukrainian state, he needs "to support Ukraine or not support Russia in this situation as possible, if they are ready to support Ukraine, unfortunately."</text:p>
      <text:p text:style-name="P4">
“It is very important for me that people understand all the details of what is happening. For me, it is very important for people to be involved, big powers. It is a large state - in fact, in power, a representative of Latin America - Brazil. And that Brazil is also at the level of other states in the formula of peace, the world of peace is presented. There may be views on one or another block security, on one or another direction of the formula of peace. We are in dialogue, we are civilized, and we have to talk about it, and in order to speak, we need a desire. Jab has suggested a meeting with the President. I think he is finding inconvenience. Something there on G7 did not happen ...(https://www.ukrinform.ua/tag-zelenskij).</text:p>
      <text:p text:style-name="P4">
<text:span text:style-name="T4">
 Read also: </text:span>
 <text:a xlink:type="simple" xlink:href="https://www.ukrinform.ua/rubric-technology/3717621-ukraina-pracue-nad-eksportom-cifrovih-risen-do-krain-latinskoi-ameriki-ta-afriki-zelenskij.html" text:style-name="Internet_20_link" text:visited-style-name="Visited_20_Internet_20_Link">
Ukraine is working on digital decision exports to Latin America and Africa - <text:span text:style-name="T4">
 Zelensky </text:span>
</text:a>
</text:p>
      <text:p text:style-name="P4">
<text:span text:style-name="T5">
Foto: op</text:span>
</text:p>
      <text:p text:style-name="P4">
News Source: <text:a xlink:type="simple" xlink:href="https://www.ukrinform.ua/rubric-polytics/3717797-zelenskij-hoce-zustritisa-z-prezidentom-brazilii-vvazau-nam-treba-pogovoriti.html" text:style-name="Internet_20_link" text:visited-style-name="Visited_20_Internet_20_Link">
https://www.ukrinform.ua/rubric-polytics/3717797-zelenskij-hoce-zustritisa-z-prezidentom-brazilii-vvazau-nam-treba-pogovoriti.html</text:a>
</text:p>
      <!--NEWS-->
      <text:h text:style-name="P10" text:outline-level="1">
<text:span text:style-name="T4">
Кличко перевірив низку укриттів, на які скаржилися кияни</text:span>
</text:h>
      <text:p text:style-name="P4">
Authors: Ukrinform (Person)</text:p>
      <text:p text:style-name="P4">
Publisher: Укринформ (Organization)</text:p>
      <text:p text:style-name="P4">
Published Time: 2023-06-03T13:08:22+03:00</text:p>
      <text:p text:style-name="P4">
Modified Time: 2023-06-03T13:08:22+03:00</text:p>
      <text:p text:style-name="P4">
Description: The mayor of Kiev Vitaliy Klitschko checked some of the shelters without warning that the residents of the capital complained. - Ukrinform.</text:p>
      <text:p text:style-name="P4">
Images: ['<text:a xlink:type="simple" xlink:href="https://static.ukrinform.com/photos/2023_06/thumb_files/630_360_1685786796-265.jpeg" text:style-name="Internet_20_link" text:visited-style-name="Visited_20_Internet_20_Link">
630_360_16857...</text:a>
']</text:p>
      <text:p text:style-name="P4">
Tags: ['Віталій Кличко', 'Київ', 'Укриття', 'Війна з Росією']</text:p>
      <text:p text:style-name="P4">
Type: Article</text:p>
      <!--METADATA-->
      <text:p text:style-name="P4">
<draw:frame draw:style-name="fr1" draw:name="Image103" text:anchor-type="as-char" svg:width="6.9236in" svg:height="3.956343in" draw:z-index="0">
<draw:image xlink:href="../Images/yкринформ/2023-06-03T13-08-22-03-00/630_360_1685786796-265.jpeg" xlink:type="simple" xlink:show="embed" xlink:actuate="onLoad" draw:mime-type="image/jpeg"/>
</draw:frame>
The mayor Klitschko, without warning, checked some of the shelters that the residents of the capital complained without warning.</text:p>
      <text:p text:style-name="P4">
According to Ukrinform, Klitschko reported in <text:a xlink:type="simple" xlink:href="http://t.me/vitaliy_klitschko/2067" text:style-name="Internet_20_link" text:visited-style-name="Visited_20_Internet_20_Link">
telegram</text:a>
.</text:p>
      <text:p text:style-name="P4">
"I have come today without warning to look at some shelters, which were received from the people of Kyivans. The picture was recorded, we will work," he said.</text:p>
      <text:p text:style-name="P4">
The mayor urged citizens to join the inspections, reminding that in the application "Kiev digital" there is a feedback mechanism.</text:p>
      <text:p text:style-name="P4">
"Go check, take pictures of the shelter and whether they are available in your micro -region, home or fast accessibility. And send information," the mayor called.</text:p>
      <text:p text:style-name="P4">
<text:span text:style-name="T4">
 Read also: </text:span>
 <text:a xlink:type="simple" xlink:href="https://www.ukrinform.ua/rubric-kyiv/3717731-ukritta-v-kievi-perevirat-protagom-desati-dniv.html" text:style-name="Internet_20_link" text:visited-style-name="Visited_20_Internet_20_Link">
shelter in Kiev will check for ten days</text:a>
He assured that the control groups will respond promptly, after which measures will be taken to remedy the situation.</text:p>
      <text:p text:style-name="P4">
"If the heads of districts that are responsible for this, they cannot organize the right work, which received the money, the mayor will travel and will be distracted by other city services, which and so much work in wartime, in the conditions of shelling of and their consequences," Klitschko added, "Klitschko added," Klitschko added. .</text:p>
      <text:p text:style-name="P4">
<text:span text:style-name="T4">
 Read also: </text:span>
 [1,2 billion -<text:span text:style-name="T4">
 Klitschko </text:span>
] for the arrangement of shelters Kiev.(https://www.ukrinform.ua/rubric-kyiv/3717419-na-oblastuvanna-ukrittiv-kiiv-vidiliv-12-milarda-klicko.html)As reported by Ukrinform, in the updated version of the city application "Kyiv -Cifrovy" <text:a xlink:type="simple" xlink:href="https://www.ukrinform.ua/rubric-kyiv/3717495-v-onovlenij-versii-zastosunku-kiiv-cifrovij-mozna-povidomiti-pro-nedostupne-ukritta.html" text:style-name="Internet_20_link" text:visited-style-name="Visited_20_Internet_20_Link">
can be reported</text:a>
about closed or inaccessible shelter.</text:p>
      <text:p text:style-name="P4">
As of the morning of June 3 in Ukraine <text:a xlink:type="simple" xlink:href="https://www.ukrinform.ua/rubric-society/3717770-v-ukraini-perevirili-vze-ponad-4800-ukrittiv-glava-mvs.html" text:style-name="Internet_20_link" text:visited-style-name="Visited_20_Internet_20_Link">
checked</text:a>
Already more than 4,800 shelters, of which 252 were closed, and 893 another unusable.</text:p>
      <text:p text:style-name="P4">
News Source: <text:a xlink:type="simple" xlink:href="https://www.ukrinform.ua/rubric-kyiv/3717802-klicko-pereviriv-nizku-ukrittiv-na-aki-skarzilisa-kiani.html" text:style-name="Internet_20_link" text:visited-style-name="Visited_20_Internet_20_Link">
https://www.ukrinform.ua/rubric-kyiv/3717802-klicko-pereviriv-nizku-ukrittiv-na-aki-skarzilisa-kiani.html</text:a>
</text:p>
      <!--NEWS-->
      <text:h text:style-name="P10" text:outline-level="1">
<text:span text:style-name="T4">
Ukraine won the second medal on the Grand Prix of Luke Shooting in Croatia</text:span>
</text:h>
      <text:p text:style-name="P4">
Authors: Ukrinform (Person)</text:p>
      <text:p text:style-name="P4">
Publisher: Укринформ (Organization)</text:p>
      <text:p text:style-name="P4">
Published Time: 2023-06-03T13:08:38+03:00</text:p>
      <text:p text:style-name="P4">
Modified Time: 2023-06-03T13:08:38+03:00</text:p>
      <text:p text:style-name="P4">
Description: The national team of Ukraine has won its second award at the stage of the Grand Prix of Europe from Luka, which lasts in the city of UMA (Croatia). - Ukrinform.</text:p>
      <text:p text:style-name="P4">
Images: ['<text:a xlink:type="simple" xlink:href="https://static.ukrinform.com/photos/2023_06/thumb_files/630_360_1685786558-383.jpg" text:style-name="Internet_20_link" text:visited-style-name="Visited_20_Internet_20_Link">
630_360_16857...</text:a>
']</text:p>
      <text:p text:style-name="P4">
Tags: ['Хорватія', 'Спорт', 'Збірна України', 'Жінки', 'стрільба з лука']</text:p>
      <text:p text:style-name="P4">
Type: Article</text:p>
      <!--METADATA-->
      <text:p text:style-name="P4">
<draw:frame draw:style-name="fr1" draw:name="Image104" text:anchor-type="as-char" svg:width="6.9236in" svg:height="3.956343in" draw:z-index="0">
<draw:image xlink:href="../Images/yкринформ/2023-06-03T13-08-38-03-00/630_360_1685786558-383.jpg" xlink:type="simple" xlink:show="embed" xlink:actuate="onLoad" draw:mime-type="image/jpeg"/>
</draw:frame>
The national team has won its second award at the Grand Prix of Europe on Zluk's shooting, which lasts in the city of UMA(Croatia).</text:p>
      <text:p text:style-name="P4">
Бронзовою призеркою в особистій першості стала 25-річна <text:a xlink:type="simple" xlink:href="http://https://www.facebook.com/olympicua" text:style-name="Internet_20_link" text:visited-style-name="Visited_20_Internet_20_Link">
 львів’янка</text:a>
Solomiya Gnip, reports Ukrinform.</text:p>
      <text:p text:style-name="P4">
It should be noted that in the meeting for the third place, she won the compatrioticanastasia Pavlov, with which to this as part of the team came to the second -scene of the pedestal in Croatia.</text:p>
      <text:p text:style-name="P4">
*!(https://www.ukrinform.ua/rubric-sports/3717639-zinoca-zbirna-ukraini-druga-na-etapi-granpri-evropi-zi-strilbi-z-luka.html)Today Ukrainian Derby ended with a score of 7: 1(28:26, 24:22, 25:25,27:25)in favor of Hnip.</text:p>
      <text:p text:style-name="P4">
Photo: facebook.com/olympicua.</text:p>
      <text:p text:style-name="P4">
News Source: <text:a xlink:type="simple" xlink:href="https://www.ukrinform.ua/rubric-sports/3717803-ukraina-vigrala-drugu-medal-na-granpri-zi-strilbi-z-luka-u-horvatii.html" text:style-name="Internet_20_link" text:visited-style-name="Visited_20_Internet_20_Link">
https://www.ukrinform.ua/rubric-sports/3717803-ukraina-vigrala-drugu-medal-na-granpri-zi-strilbi-z-luka-u-horvatii.html</text:a>
</text:p>
      <!--NEWS-->
      <text:h text:style-name="P10" text:outline-level="1">
<text:span text:style-name="T4">
In Ukraine, a new season of the movie "Cinema for Victory!" Start started in Ukraine!</text:span>
</text:h>
      <text:p text:style-name="P4">
Authors: Ukrinform (Person)</text:p>
      <text:p text:style-name="P4">
Publisher: Укринформ (Organization)</text:p>
      <text:p text:style-name="P4">
Published Time: 2023-06-03T13:25:27+03:00</text:p>
      <text:p text:style-name="P4">
Modified Time: 2023-06-03T13:25:27+03:00</text:p>
      <text:p text:style-name="P4">
Description: У суботу, 3 червня, в Україні розпочався новий сезон масштабного проєкту «Кіно заради Перемоги!», під час якого українські фільми покажуть у містах, селах, а також військових частинах. — Укрінформ.</text:p>
      <text:p text:style-name="P4">
Images: ['<text:a xlink:type="simple" xlink:href="https://static.ukrinform.com/photos/2023_06/thumb_files/630_360_1685787587-894.jpg" text:style-name="Internet_20_link" text:visited-style-name="Visited_20_Internet_20_Link">
630_360_16857...</text:a>
']</text:p>
      <text:p text:style-name="P4">
Tags: ['Кіно', 'Держкіно', 'фільм']</text:p>
      <text:p text:style-name="P4">
Type: Article</text:p>
      <!--METADATA-->
      <text:p text:style-name="P4">
<draw:frame draw:style-name="fr1" draw:name="Image105" text:anchor-type="as-char" svg:width="6.9236in" svg:height="3.956343in" draw:z-index="0">
<draw:image xlink:href="../Images/yкринформ/2023-06-03T13-25-27-03-00/630_360_1685787587-894.jpg" xlink:type="simple" xlink:show="embed" xlink:actuate="onLoad" draw:mime-type="image/jpeg"/>
</draw:frame>
On Saturday, June 3, a new season of the large -scale project "Cinema for the Victory!" Began in Ukraine, during which Ukrainian films will be shown in cities, villages, as well as Vivka units.</text:p>
      <text:p text:style-name="P4">
As Ukrinform reports, it reports on <text:a xlink:type="simple" xlink:href="http://www.facebook.com/ukrainefilmagency/posts/pfbid029SK88wDxJZuhesUtUWZRxnMsYFvjjwhtaHtk72kifZXxkHXWqJFhPYed9oiWR1mgl" text:style-name="Internet_20_link" text:visited-style-name="Visited_20_Internet_20_Link">
Facebook</text:a>
State Agency of Cinema of Ukraine.</text:p>
      <text:p text:style-name="P4">
"Already this Saturday, June 3, a new season" Cinema for Victory!"Will begin!" It will take an October. The shows will be due to cinema in each corner of Ukraine: from Dniprovshchyna to Volhynia, ”the message reads.</text:p>
      <text:p text:style-name="P4">
According to Derzhkino, Ukrainian films will be shown in cities and villages, dedication units in order to support servicemen who, at such a difficult country, time with their dedication closer to victory.</text:p>
      <text:p text:style-name="P4">
<text:span text:style-name="T4">
 Read also: </text:span>
 <text:a xlink:type="simple" xlink:href="https://www.ukrinform.ua/rubric-culture/3717188-luksemburg-luksemburg-pokazut-u-aponii-v-mezah-tizna-evropejskogo-kino.html" text:style-name="Internet_20_link" text:visited-style-name="Visited_20_Internet_20_Link">
"Luxembourg, Luxembourg" will be shown in Japan within the weekly European cinema</text:a>
The ambassadors of the project are Ada Rogovtseva, Irma Vitovskaya, Bogdan Beniuk, Akhtemsitablaev and Alexei Trittenko, as well as representatives of Ukrainian national films.</text:p>
      <text:p text:style-name="P4">
During the movie the audience will be waiting for interesting presentations and communication.</text:p>
      <text:p text:style-name="P4">
Currently, the project conducted more than a thousand shows, traveled 22 regions of Ukraine, received honors at the national and international level and thousands of smiling, added to <text:a xlink:type="simple" xlink:href="https://www.ukrinform.ua/tag-derzkino" text:style-name="Internet_20_link" text:visited-style-name="Visited_20_Internet_20_Link">
Derzhkino</text:a>
.</text:p>
      <text:p text:style-name="P4">
Film screenings of the national round "Cinema for the sake of victory!" Organized by the Association "Look Ukrainian!" and command of logistics forces.</text:p>
      <text:p text:style-name="P4">
<text:span text:style-name="T4">
 Read also: </text:span>
 <text:a xlink:type="simple" xlink:href="https://www.ukrinform.ua/rubric-culture/3715975-multfilm-mavka-lisova-pisna-zibrav-u-prokati-vze-ponad-148-miljoniv.html" text:style-name="Internet_20_link" text:visited-style-name="Visited_20_Internet_20_Link">
Mavka cartoon. Forest Song »gathered at the box office already over 148 million</text:a>
As reported by Ukrinform, within the April National Tour "Cinema for Vicing!" <text:a xlink:type="simple" xlink:href="https://www.ukrinform.ua/rubric-culture/3704821-kino-zaradi-peremogi-u-kvitni-vidbulisa-ponad-50-pokaziv.html" text:style-name="Internet_20_link" text:visited-style-name="Visited_20_Internet_20_Link">
52 screenings took place</text:a>
.</text:p>
      <text:p text:style-name="P4">
News Source: <text:a xlink:type="simple" xlink:href="https://www.ukrinform.ua/rubric-culture/3717806-v-ukraini-startuvav-novij-sezon-proektu-kino-zaradi-peremogi.html" text:style-name="Internet_20_link" text:visited-style-name="Visited_20_Internet_20_Link">
https://www.ukrinform.ua/rubric-culture/3717806-v-ukraini-startuvav-novij-sezon-proektu-kino-zaradi-peremogi.html</text:a>
</text:p>
      <!--NEWS-->
      <text:h text:style-name="P10" text:outline-level="1">
<text:span text:style-name="T4">
Rivne police received bicycles from German colleagues</text:span>
</text:h>
      <text:p text:style-name="P4">
Authors: Ukrinform (Person)</text:p>
      <text:p text:style-name="P4">
Publisher: Укринформ (Organization)</text:p>
      <text:p text:style-name="P4">
Published Time: 2023-06-03T13:31:00+03:00</text:p>
      <text:p text:style-name="P4">
Modified Time: 2023-06-03T13:31:00+03:00</text:p>
      <text:p text:style-name="P4">
Description: The German partners gave the Rivne police officers 18 bicycles, which would allow law enforcement officers to get into any corners of the city without interruption. - Ukrinform.</text:p>
      <text:p text:style-name="P4">
Images: ['<text:a xlink:type="simple" xlink:href="https://static.ukrinform.com/photos/2023_06/thumb_files/630_360_1685787814-703.jpg" text:style-name="Internet_20_link" text:visited-style-name="Visited_20_Internet_20_Link">
630_360_16857...</text:a>
']</text:p>
      <text:p text:style-name="P4">
Tags: ['Німеччина', 'Поліція', 'Рівне', 'Велосипед']</text:p>
      <text:p text:style-name="P4">
Type: Article</text:p>
      <!--METADATA-->
      <text:p text:style-name="P4">
<draw:frame draw:style-name="fr1" draw:name="Image106" text:anchor-type="as-char" svg:width="6.9236in" svg:height="3.956343in" draw:z-index="0">
<draw:image xlink:href="../Images/yкринформ/2023-06-03T13-31-00-03-00/630_360_1685787814-703.jpg" xlink:type="simple" xlink:show="embed" xlink:actuate="onLoad" draw:mime-type="image/jpeg"/>
</draw:frame>
The German partners handed over 18 bicycles to the Rivne police officers, which would allow the law enforcement officers to get into any corners of the city without interruption.</text:p>
      <text:p text:style-name="P4">
About it in <text:a xlink:type="simple" xlink:href="https://t.me/tretyakoleksandr/5334" text:style-name="Internet_20_link" text:visited-style-name="Visited_20_Internet_20_Link">
telegram</text:a>
Alexander Tretyak, the city chairman of Rivne, reported, Ukrinform reports.</text:p>
      <text:p text:style-name="P4">
"18 convenient and maneuverable bicycles we have passed today <text:a xlink:type="simple" xlink:href="https://www.ukrinform.ua/tag-policia" text:style-name="Internet_20_link" text:visited-style-name="Visited_20_Internet_20_Link">
police</text:a>
From the police department of the city Sesen!" - Tretyak wrote.</text:p>
      <text:p text:style-name="P4">
According to him, the inspectors of the bicycle patrol will provide order in places of the most accumulation of people, recreation areas, in particular in parks, squares, the hunting part of Rivne, as well as in the places where the car is rapidly on the car.</text:p>
      <text:p text:style-name="P4">
<text:span text:style-name="T4">
 Read also: </text:span>
 <text:a xlink:type="simple" xlink:href="https://www.ukrinform.ua/rubric-kyiv/3715217-na-vulici-kieva-povertaetsa-motopatrul.html" text:style-name="Internet_20_link" text:visited-style-name="Visited_20_Internet_20_Link">
on Kyiv Street is returned <text:span text:style-name="T4">
 MOPATRUL </text:span>
 b</text:a>
Cycle patrols will carry out preventive work with citizens, identify the violations of traffic and public safety rules, the mayor added.</text:p>
      <text:p text:style-name="P4">
He thanked the international partners for their help.</text:p>
      <text:p text:style-name="P4">
News Source: <text:a xlink:type="simple" xlink:href="https://www.ukrinform.ua/rubric-regions/3717810-rivnenski-policejski-otrimali-vid-nimeckih-koleg-velosipedi.html" text:style-name="Internet_20_link" text:visited-style-name="Visited_20_Internet_20_Link">
https://www.ukrinform.ua/rubric-regions/3717810-rivnenski-policejski-otrimali-vid-nimeckih-koleg-velosipedi.html</text:a>
</text:p>
      <!--NEWS-->
      <text:h text:style-name="P10" text:outline-level="1">
<text:span text:style-name="T4">
Speeches in parliaments give the opportunity to tell the truth about events in Ukraine - Zelensky</text:span>
</text:h>
      <text:p text:style-name="P4">
Authors: Ukrinform (Person)</text:p>
      <text:p text:style-name="P4">
Publisher: Укринформ (Organization)</text:p>
      <text:p text:style-name="P4">
Published Time: 2023-06-03T13:31:37+03:00</text:p>
      <text:p text:style-name="P4">
Modified Time: 2023-06-03T13:31:37+03:00</text:p>
      <text:p text:style-name="P4">
Description: Ukraine has appealed to most Latin America regarding the possibility of speaking the head of the Ukrainian state to the parliaments of these states to tell the truth about what is happening in Ukraine. - Ukrinform.</text:p>
      <text:p text:style-name="P4">
Images: ['<text:a xlink:type="simple" xlink:href="https://static.ukrinform.com/photos/2022_10/thumb_files/630_360_1665639091-410.jpeg" text:style-name="Internet_20_link" text:visited-style-name="Visited_20_Internet_20_Link">
630_360_16656...</text:a>
']</text:p>
      <text:p text:style-name="P4">
Tags: ['Парламент', 'Латинська Америка', 'Зеленський']</text:p>
      <text:p text:style-name="P4">
Type: Article</text:p>
      <!--METADATA-->
      <text:p text:style-name="P4">
<draw:frame draw:style-name="fr1" draw:name="Image107" text:anchor-type="as-char" svg:width="6.9236in" svg:height="3.956343in" draw:z-index="0">
<draw:image xlink:href="../Images/yкринформ/2023-06-03T13-31-37-03-00/630_360_1665639091-410.jpeg" xlink:type="simple" xlink:show="embed" xlink:actuate="onLoad" draw:mime-type="image/jpeg"/>
</draw:frame>
Ukrainian has been Ukrainian about the possibility of speaking the head of the Ukrainian state to the parliament of these states to tell the truth however what is happening in Ukraine.</text:p>
      <text:p text:style-name="P4">
President Volodymyr Zelenskyy said this in <text:a xlink:type="simple" xlink:href="http://www.youtube.com/watch" text:style-name="Internet_20_link" text:visited-style-name="Visited_20_Internet_20_Link">
interview</text:a>
 для латиноамериканських ЗМІ,повідомляє кореспондент Укрінформу.</text:p>
      <text:p text:style-name="P4">
“По-перше, я хочу вам сказати, що ми знайомі з вашим лідером. І в нас, меніздається, дуже непогані побудувалися стосунки. І дійсно він молода людина і внього прогресивні погляди, він підтримує Україну. І в мене була можливістьвиступити тільки в двох парламентах країн Латинської Америки. Запити ми робиливсім, безумовно. Якщо не всім, то більшості. І запити на дзвінки, на розмови,на діалог - тому що все це дає можливість знати правду. Ось і все, для чогомені потрібні ці контакти - саме для цього. Тому що про бізнес ми будемо точноговорити між державами, але після війни. А в час війни - знати правду іпідтримати нас політично, і щодо підтримки, щодо справедливості. Так ось зЧилі у нас все гаразд. Я дуже вдячний”, - сказав <text:a xlink:type="simple" xlink:href="https://www.ukrinform.ua/tag-zelenskij" text:style-name="Internet_20_link" text:visited-style-name="Visited_20_Internet_20_Link">
 Зеленський</text:a>
 , спілкуючись із журналісткою зЧилі.</text:p>
      <text:p text:style-name="P4">
Він додав, що також мав можливість виступити перед парламентом Мексики, “і вцьому нас підтримувала завжди Гватемала”.</text:p>
      <text:p text:style-name="P4">
“Скажу вам відверто, ні в якому разі не хочу когось із ваших країн в чомусьзвинуватити. Ми так відносимося в Україні обережно до свободи, яку мизахищаємо, тому я абсолютно так обережно відношуся щодо вибору людей”, -сказав глава Української держави.</text:p>
      <text:p text:style-name="P4">
<text:span text:style-name="T4">
Читайте також:</text:span>
 <text:a xlink:type="simple" xlink:href="https://www.ukrinform.ua/rubric-polytics/3717797-zelenskij-hoce-zustritisa-z-prezidentom-brazilii-vvazau-nam-treba-pogovoriti.html" text:style-name="Internet_20_link" text:visited-style-name="Visited_20_Internet_20_Link">
 <text:span text:style-name="T4">
Зеленський</text:span>
 хоче зустрітися з президентом Бразилії:Вважаю, нам треба поговорити </text:a>
As it was reported, in April 2023, President Volodymyr Zelenskyy spoke a video of a joint meeting of the Senate and the House of Deputies of the National Congress of Chile.</text:p>
      <text:p text:style-name="P4">
<text:span text:style-name="T5">
Foto: op</text:span>
</text:p>
      <text:p text:style-name="P4">
News Source: <text:a xlink:type="simple" xlink:href="https://www.ukrinform.ua/rubric-polytics/3717808-vistupi-v-parlamentah-daut-mozlivist-skazati-pravdu-pro-podii-v-ukraini-zelenskij.html" text:style-name="Internet_20_link" text:visited-style-name="Visited_20_Internet_20_Link">
https://www.ukrinform.ua/rubric-polytics/3717808-vistupi-v-parlamentah-daut-mozlivist-skazati-pravdu-pro-podii-v-ukraini-zelenskij.html</text:a>
</text:p>
      <!--NEWS-->
      <text:h text:style-name="P10" text:outline-level="1">
<text:span text:style-name="T4">
Death of people near the shelter in Kiev: the court chose precautions to four suspects</text:span>
</text:h>
      <text:p text:style-name="P4">
Authors: Ukrinform (Person)</text:p>
      <text:p text:style-name="P4">
Publisher: Укринформ (Organization)</text:p>
      <text:p text:style-name="P4">
Published Time: 2023-06-03T13:34:00+03:00</text:p>
      <text:p text:style-name="P4">
Modified Time: 2023-06-03T13:34:00+03:00</text:p>
      <text:p text:style-name="P4">
Description: The court on Saturday, June 3, chose precautionary measures to four persons detained in connection with the death of people near the shelter in the Desnyanskiy district of Kiev. - Ukrinform.</text:p>
      <text:p text:style-name="P4">
Images: ['<text:a xlink:type="simple" xlink:href="https://static.ukrinform.com/photos/2023_06/thumb_files/630_360_1685601274-120.png" text:style-name="Internet_20_link" text:visited-style-name="Visited_20_Internet_20_Link">
630_360_16856...</text:a>
']</text:p>
      <text:p text:style-name="P4">
Tags: ['Арешт', 'Домашній арешт', 'Суд', 'Київ', 'Укриття']</text:p>
      <text:p text:style-name="P4">
Type: Article</text:p>
      <!--METADATA-->
      <text:p text:style-name="P4">
<draw:frame draw:style-name="fr1" draw:name="Image108" text:anchor-type="as-char" svg:width="6.9236in" svg:height="3.956343in" draw:z-index="0">
<draw:image xlink:href="../Images/yкринформ/2023-06-03T13-34-00-03-00/630_360_1685601274-120.png" xlink:type="simple" xlink:show="embed" xlink:actuate="onLoad" draw:mime-type="image/png"/>
</draw:frame>
On June 3, the Sub -Suburban Court chose precautionary measures to four persons detained in connection with the death of people near the shelter in the Desnyanskiy district of Kyiv.</text:p>
      <text:p text:style-name="P4">
According to Ukrinform, the Kyiv City Prosecutor's Office reports in <text:a xlink:type="simple" xlink:href="https://t.me/kyiv_pro_office/2017" text:style-name="Internet_20_link" text:visited-style-name="Visited_20_Internet_20_Link">
telegram</text:a>
 .</text:p>
      <text:p text:style-name="P4">
"Three officials - the first deputy Desnyansk Regional State Administration, the Director of the Oblast and his deputy were selected precautions in the form of round -the -clock arrest. They are charged with Part 2 of Article 367 of the Criminal Code of Ukraine - official negligence," - the message reads.</text:p>
      <text:p text:style-name="P4">
<text:span text:style-name="T4">
 Read also: </text:span>
 <text:a xlink:type="simple" xlink:href="https://www.ukrinform.ua/rubric-kyiv/3717006-za-tragediu-iz-zagiblimi-cerez-zacinene-ukritta-vidpovidalna-vlada-na-vsih-rivnah-nacalnik-kmva.html" text:style-name="Internet_20_link" text:visited-style-name="Visited_20_Internet_20_Link">
for the tragedy with the dead through the closed shelter at all levels - the Chief of the KMVA</text:a>
The guard of the medical facility was chosen <text:span text:style-name="T4">
 a precautionary measure in the form of holding without determining the alternative </text:span>
. His actions are qualified under Part 3 of Art. 135 Criminal Code of Ukraine.</text:p>
      <text:p text:style-name="P4">
For official negligence, it threatens the punishment of 2 to 5 years in prison, for leaving in danger, which led to death - from 3 to 8 years in prison.</text:p>
      <text:p text:style-name="P4">
Investigative actions are ongoing. According to their results, legal assessment and actions of the Kyiv City State Administration will be given.</text:p>
      <text:p text:style-name="P4">
<text:span text:style-name="T4">
 Read also: </text:span>
 <text:a xlink:type="simple" xlink:href="https://www.ukrinform.ua/rubric-kyiv/3717403-komisia-kiivradi-uhvalila-risenna-pro-cilodobovij-dostup-do-ukrittiv.html" text:style-name="Internet_20_link" text:visited-style-name="Visited_20_Internet_20_Link">
Kyiv City Council Commission has made a decision on 24 -hour sheltering</text:a>
As reported by Ukrinform, on the night of June 1 Russian troops were attacked again <text:a xlink:type="simple" xlink:href="https://www.ukrinform.ua/tag-kiiv" text:style-name="Internet_20_link" text:visited-style-name="Visited_20_Internet_20_Link">
Kiev</text:a>
rockets. The enemy was released in the direction of 10 "Iskander. All destroyed the air defense.</text:p>
      <text:p text:style-name="P4">
As a result of rocket stroke <text:a xlink:type="simple" xlink:href="https://www.ukrinform.ua/rubric-kyiv/3716899-klicko-unaslidok-nicnoi-ataki-na-kiiv-16-ludej-poraneni-z-nih-semero-u-likarni.html" text:style-name="Internet_20_link" text:visited-style-name="Visited_20_Internet_20_Link">
affected</text:a>
19 people, three of them were killed, including the 9th year.</text:p>
      <text:p text:style-name="P4">
A resident of the Desnyanskiy district, whose wife died during the attack of the Russians, told the public that people had come to shelter at the clinic at night, but no one opened them.</text:p>
      <text:p text:style-name="P4">
On June 1, three officials of the district state administration were detained in Kyiv. They were suspected.</text:p>
      <text:p text:style-name="P4">
News Source: <text:a xlink:type="simple" xlink:href="https://www.ukrinform.ua/rubric-kyiv/3717814-zagibel-ludej-bila-ukritta-ohoronca-polikliniki-u-kievi-vidpravili-pid-vartu.html" text:style-name="Internet_20_link" text:visited-style-name="Visited_20_Internet_20_Link">
https://www.ukrinform.ua/rubric-kyiv/3717814-zagibel-ludej-bila-ukritta-ohoronca-polikliniki-u-kievi-vidpravili-pid-vartu.html</text:a>
</text:p>
      <!--NEWS-->
      <text:h text:style-name="P10" text:outline-level="1">
<text:span text:style-name="T4">
Romania's youth football team announced a warehouse for Euro 2023</text:span>
</text:h>
      <text:p text:style-name="P4">
Authors: Ukrinform (Person)</text:p>
      <text:p text:style-name="P4">
Publisher: Укринформ (Organization)</text:p>
      <text:p text:style-name="P4">
Published Time: 2023-06-03T13:35:18+03:00</text:p>
      <text:p text:style-name="P4">
Modified Time: 2023-06-03T13:35:18+03:00</text:p>
      <text:p text:style-name="P4">
Description: The rival of players of the U21 youth team of Ukraine - the Romania team announced a composition for the final tournament of the European Championship in 2023. - Ukrinform.</text:p>
      <text:p text:style-name="P4">
Images: ['<text:a xlink:type="simple" xlink:href="https://static.ukrinform.com/photos/2023_06/thumb_files/630_360_1685788290-402.jpg" text:style-name="Internet_20_link" text:visited-style-name="Visited_20_Internet_20_Link">
630_360_16857...</text:a>
']</text:p>
      <text:p text:style-name="P4">
Tags: ['Європа', 'Футбол', 'Румунія', 'Збірна України', 'Молодь']</text:p>
      <text:p text:style-name="P4">
Type: Article</text:p>
      <!--METADATA-->
      <text:p text:style-name="P4">
<draw:frame draw:style-name="fr1" draw:name="Image110" text:anchor-type="as-char" svg:width="6.9236in" svg:height="3.956343in" draw:z-index="0">
<draw:image xlink:href="../Images/yкринформ/2023-06-03T13-35-18-03-00/630_360_1685788290-402.jpg" xlink:type="simple" xlink:show="embed" xlink:actuate="onLoad" draw:mime-type="image/jpeg"/>
</draw:frame>
The rival of the U21 youth team of Ukraine - Romania's team announced the difficult final tournament of the European Championship in 2023.</text:p>
      <text:p text:style-name="P4">
The Romanian mentor <text:a xlink:type="simple" xlink:href="https://uaf.ua/article/48379" text:style-name="Internet_20_link" text:visited-style-name="Visited_20_Internet_20_Link">
Emil Senoi</text:a>
Called 27-bands, Ukrinform reports.</text:p>
      <text:p text:style-name="P4">
Romania's youth team on Euro 2023(U21):</text:p>
      <text:p text:style-name="P4">
goalkeepers - Otto Gindrich(Kishvard, Hungary), Mihai Pop(«VOLLARTARY '), Štefan Tirnovana(Feases);</text:p>
      <text:p text:style-name="P4">
Defenders - Marco Eimmann(“Paralyme”, Cyprus), Bogdan Rakovitsan(“Rakov”, Poland), I council Dregushin("Genoa", Italy), Alexander Pantya, Mihai Likandra(Both - FCSB), Victor Dican("Botoshan"), Andrey Borza(«Farul»), Valentine("Petlolul"), Andres Dumitreska("Seps");</text:p>
      <text:p text:style-name="P4">
midfielders - Alexei Pitt(“Burgundy”, France). Valentin Michael(Parma, Italy), Vladimir Skret, Alexander Kimpan, Alexander Ishfan(All is the “university”), Dragoš Alba, Vlad Pop(обидва - «Університатя 1948»), Davidmiculescu, Octavіan Popescu(Both - FCSB), Constantine Gramten, Adrian Masil(Both are “Farul”), Клаудіу Петріла («ČFR»);</text:p>
      <text:p text:style-name="P4">
The attackers are Jovan Markovich(“University”), Daniel Berlidge(«ČFR»), Luismunt(«Farul»).</text:p>
      <text:p text:style-name="P4">
Молодіжна збірна України за підсумками жеребкування потрапили до групи В, де,окрім матчу з Румунією, зустрінуться з Іспанією та Хорватією.</text:p>
      <text:p text:style-name="P4">
<text:span text:style-name="T4">
Читайте також:</text:span>
 <text:a xlink:type="simple" xlink:href="https://www.ukrinform.ua/rubric-sports/3714476-ukrainska-futbolna-molodizka-zigrae-kontrolnij-matc-z-irlandieu.html" text:style-name="Internet_20_link" text:visited-style-name="Visited_20_Internet_20_Link">
 Українська футбольна « <text:span text:style-name="T4">
молодіжка</text:span>
 » зіграє контрольнийматч з Ірландією </text:a>
The championship will be held from June 21 to July 8 in Georgia and Romania.</text:p>
      <text:p text:style-name="P4">
The game between the national teams of Romania and Ukraine will take place on June 24 in Bucharest(Beginning- at 19.00 by Kyiv time).</text:p>
      <text:p text:style-name="P4">
Фото: uaf.ua.</text:p>
      <text:p text:style-name="P4">
News Source: <text:a xlink:type="simple" xlink:href="https://www.ukrinform.ua/rubric-sports/3717812-molodizna-zbirna-rumunii-z-futbolu-ogolosila-sklad-na-evro2023.html" text:style-name="Internet_20_link" text:visited-style-name="Visited_20_Internet_20_Link">
https://www.ukrinform.ua/rubric-sports/3717812-molodizna-zbirna-rumunii-z-futbolu-ogolosila-sklad-na-evro2023.html</text:a>
</text:p>
      <!--NEWS-->
      <text:h text:style-name="P10" text:outline-level="1">
<text:span text:style-name="T4">
In Latin America, sanctions against the Russian Federation will be supported when they know the whole truth about the war - Zelensky</text:span>
</text:h>
      <text:p text:style-name="P4">
Authors: Ukrinform (Person)</text:p>
      <text:p text:style-name="P4">
Publisher: Укринформ (Organization)</text:p>
      <text:p text:style-name="P4">
Published Time: 2023-06-03T13:51:00+03:00</text:p>
      <text:p text:style-name="P4">
Modified Time: 2023-06-03T13:51:00+03:00</text:p>
      <text:p text:style-name="P4">
Description: Sanctions against Russia are part of the pressure that the world has to do to the aggressor state, and people in Latin America will support them when they understand what is really happening in Ukraine.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Антиросійські санкції', 'Латинська Америка', 'Зеленський', 'Війна з Росією']</text:p>
      <text:p text:style-name="P4">
Type: Article</text:p>
      <!--METADATA-->
      <text:p text:style-name="P4">
<draw:frame draw:style-name="fr1" draw:name="Image111" text:anchor-type="as-char" svg:width="6.9236in" svg:height="3.956343in" draw:z-index="0">
<draw:image xlink:href="../Images/yкринформ/2023-06-03T13-51-00-03-00/630_360_1661783861-434.jpeg" xlink:type="simple" xlink:show="embed" xlink:actuate="onLoad" draw:mime-type="image/jpeg"/>
</draw:frame>
Sanctions in Russia are part of the pressure that the world has to do on the aggressor state, and people of Latin America will support them when they will understand what is being made in Ukraine.</text:p>
      <text:p text:style-name="P4">
This belief was expressed by President Volodymyr Zelenskyy in <text:a xlink:type="simple" xlink:href="https://www.youtube.com/watch" text:style-name="Internet_20_link" text:visited-style-name="Visited_20_Internet_20_Link">
interview</text:a>
Representatives of the Amlatin American media are transmitted by Ukrinform correspondent.</text:p>
      <text:p text:style-name="P4">
"First of all(necessary)It is real to evaluate what is happening in Ukraine, to evaluate what a war is, to assess whether it is fair that Russia has attacked us and every day all living things. ... <text:a xlink:type="simple" xlink:href="https://www.ukrinform.ua/tag-antirosijski-sankcii" text:style-name="Internet_20_link" text:visited-style-name="Visited_20_Internet_20_Link">
sanctions</text:a>
... Important to isolate the Kremlin's authoritarian rule and his desperation to capture Ukraine and return everything to the Soviet Union. Sanctions are tools from tools. So I say that first we need to understand what is here, and then, when people learn the whole truth, people will propose themselves: let's somehow influence, let's stop the Kremlin, stop this, suffering people, ”the president said.</text:p>
      <text:p text:style-name="P4">
He noted that in Latin America, which had a close connection of the Soviet Union, there was no understanding that the countries that were in the cephaeting at one time have chosen independence.</text:p>
      <text:p text:style-name="P4">
At the same time, Zelensky noted "some progress", because people abroad began to understand that the war in Ukraine is not civil - it is a war of Russia against Ukraine, which is forced to conduct defense actions.</text:p>
      <text:p text:style-name="P4">
<text:span text:style-name="T4">
 Read also: </text:span>
 <text:a xlink:type="simple" xlink:href="https://www.ukrinform.ua/rubric-polytics/3717797-zelenskij-hoce-zustritisa-z-prezidentom-brazilii-vvazau-nam-treba-pogovoriti.html" text:style-name="Internet_20_link" text:visited-style-name="Visited_20_Internet_20_Link">
Zelensky wants to meet President <text:span text:style-name="T4">
 Brazil </text:span>
: I think we need to talk</text:a>
The President emphasized that Ukrainians protect not only their territory, but some values, and, according to him, this is also understood in Latin American countries. In this connection, Zelensky recalled that most of these countries support the UN General Assembly with a call to the cessation of hostilities and to Russia to immediately remove troops from the territory of Ukraine.</text:p>
      <text:p text:style-name="P4">
As reported <text:a xlink:type="simple" xlink:href="https://www.ukrinform.ua/rubric-polytics/3691653-prezident-maemo-pozbaviti-rasizm-navit-nadii-na-pidtrimku-u-latinskij-americi.html" text:style-name="Internet_20_link" text:visited-style-name="Visited_20_Internet_20_Link">
Ukrinform</text:a>
, Zelensky earlier stated that it was necessary to deprive them of the hope of support in Latin America.</text:p>
      <text:p text:style-name="P4">
<text:span text:style-name="T5">
Foto: op</text:span>
</text:p>
      <text:p text:style-name="P4">
News Source: <text:a xlink:type="simple" xlink:href="https://www.ukrinform.ua/rubric-polytics/3717819-u-latinskij-americi-pidtrimaut-sankcii-proti-rf-koli-znatimut-usu-pravdu-pro-vijnu-zelenskij.html" text:style-name="Internet_20_link" text:visited-style-name="Visited_20_Internet_20_Link">
https://www.ukrinform.ua/rubric-polytics/3717819-u-latinskij-americi-pidtrimaut-sankcii-proti-rf-koli-znatimut-usu-pravdu-pro-vijnu-zelenskij.html</text:a>
</text:p>
      <!--NEWS-->
      <text:h text:style-name="P10" text:outline-level="1">
<text:span text:style-name="T4">
In Transcarpathia, four communities received buses from Hungarian partners</text:span>
</text:h>
      <text:p text:style-name="P4">
Authors: Ukrinform (Person)</text:p>
      <text:p text:style-name="P4">
Publisher: Укринформ (Organization)</text:p>
      <text:p text:style-name="P4">
Published Time: 2023-06-03T13:53:00+03:00</text:p>
      <text:p text:style-name="P4">
Modified Time: 2023-06-03T13:53:00+03:00</text:p>
      <text:p text:style-name="P4">
Description: Transcarpathia received the final batch of passenger buses from the Hungarian Wesprem community. - Ukrinform.</text:p>
      <text:p text:style-name="P4">
Images: ['<text:a xlink:type="simple" xlink:href="https://static.ukrinform.com/photos/2023_06/thumb_files/630_360_1685789308-982.jpg" text:style-name="Internet_20_link" text:visited-style-name="Visited_20_Internet_20_Link">
630_360_16857...</text:a>
']</text:p>
      <text:p text:style-name="P4">
Tags: ['Угорщина', 'Закарпаття', 'Автобус']</text:p>
      <text:p text:style-name="P4">
Type: Article</text:p>
      <!--METADATA-->
      <text:p text:style-name="P4">
<draw:frame draw:style-name="fr1" draw:name="Image112" text:anchor-type="as-char" svg:width="6.9236in" svg:height="3.956343in" draw:z-index="0">
<draw:image xlink:href="../Images/yкринформ/2023-06-03T13-53-00-03-00/630_360_1685789308-982.jpg" xlink:type="simple" xlink:show="embed" xlink:actuate="onLoad" draw:mime-type="image/jpeg"/>
</draw:frame>
Transcarpathia has received the final batch of passenger buses from the Hungarian Wesprem community.</text:p>
      <text:p text:style-name="P4">
About it in <text:a xlink:type="simple" xlink:href="http://www.facebook.com/odazakarpattya/posts/pfbid02pv1eaqMgfCxjwMYvs376wrG9rnyP8WxkPG4LmmAur6kpKhB4A8Fe4GeiitxD1sTrl" text:style-name="Internet_20_link" text:visited-style-name="Visited_20_Internet_20_Link">
Facebook</text:a>
The Transcarpathian Ova reports, Ukrinform reports.</text:p>
      <text:p text:style-name="P4">
"Today, these are four units of transport for Yasinyanskaya, Vyshkiv, Uzhgorod and Berehiv TG," - the message reads.</text:p>
      <text:p text:style-name="P4">
It is noted that in early May, buses from Hungarian partners were received in the resolution of Irshava, Svalyava, Velikoluchkiv and Upper Koropetsk territorial communities of Transcarpathia.</text:p>
      <text:p text:style-name="P4">
Six more buses from the Wesprema community have been servicing the communities of Chernihiv, Kharkiv and Sumy region for almost a month.</text:p>
      <text:p text:style-name="P4">
<text:span text:style-name="T4">
 Read also: </text:span>
 [Zhytomyr region received three <text:span text:style-name="T4">
 buses </text:span>
 for children to transport children] from Finland](https://www.ukrinform.ua/rubric-regions/3716948-zitomirsina-otrimala-vid-finlandii-tri-avtobusi-dla-perevezenna-ditej.html)As it was reported, agreements on providing Ukrainian communities <text:a xlink:type="simple" xlink:href="https://www.ukrinform.ua/tag-avtobus" text:style-name="Internet_20_link" text:visited-style-name="Visited_20_Internet_20_Link">
buses</text:a>
The deputy Minister of the Ministry of Foreign Affairs of Hungary Levente and the State Secretaria Hungary, Pachai-Tomash Orshoy, reached during the April visit of Nazakarpattya.</text:p>
      <text:p text:style-name="P4">
News Source: <text:a xlink:type="simple" xlink:href="https://www.ukrinform.ua/rubric-regions/3717820-na-zakarpatti-cotiri-gromadi-otrimali-avtobusi-vid-ugorskih-partneriv.html" text:style-name="Internet_20_link" text:visited-style-name="Visited_20_Internet_20_Link">
https://www.ukrinform.ua/rubric-regions/3717820-na-zakarpatti-cotiri-gromadi-otrimali-avtobusi-vid-ugorskih-partneriv.html</text:a>
</text:p>
      <!--NEWS-->
      <text:h text:style-name="P10" text:outline-level="1">
<text:span text:style-name="T4">
In the Black Sea, Russia holds two rocket launchers with 16 "caliber"</text:span>
</text:h>
      <text:p text:style-name="P4">
Authors: Ukrinform (Person)</text:p>
      <text:p text:style-name="P4">
Publisher: Укринформ (Organization)</text:p>
      <text:p text:style-name="P4">
Published Time: 2023-06-03T13:53:19+03:00</text:p>
      <text:p text:style-name="P4">
Modified Time: 2023-06-03T13:53:19+03:00</text:p>
      <text:p text:style-name="P4">
Description: On combat duty in the Black Sea, the Russian Federation holds two rocket launchers equipped with 16 winged "Caliber" missiles. - Ukrinform.</text:p>
      <text:p text:style-name="P4">
Images: ['<text:a xlink:type="simple" xlink:href="https://static.ukrinform.com/photos/2022_11/thumb_files/630_360_1668767285-756.jpg" text:style-name="Internet_20_link" text:visited-style-name="Visited_20_Internet_20_Link">
630_360_16687...</text:a>
']</text:p>
      <text:p text:style-name="P4">
Tags: [' Чорне море', 'Корабель', 'Війна з Росією']</text:p>
      <text:p text:style-name="P4">
Type: Article</text:p>
      <!--METADATA-->
      <text:p text:style-name="P4">
<draw:frame draw:style-name="fr1" draw:name="Image113" text:anchor-type="as-char" svg:width="6.9236in" svg:height="3.956343in" draw:z-index="0">
<draw:image xlink:href="../Images/yкринформ/2023-06-03T13-53-19-03-00/630_360_1668767285-756.jpg" xlink:type="simple" xlink:show="embed" xlink:actuate="onLoad" draw:mime-type="image/jpeg"/>
</draw:frame>
The Russian Federation holds two rocket launchers equipped with 16 winged "Caliber" missiles in the Black Sea.</text:p>
      <text:p text:style-name="P4">
According to Ukrinform, the Navy of the Armed Forces of Ukraine reported on <text:a xlink:type="simple" xlink:href="http://www.facebook.com/navy.mil.gov.ua/posts/pfbid0XgXG4UZZVaa36QjqpsmDhgnmZ7ua5eukqRpizJmgFXBWb7BPwPkh3EqzEqeoDok6l" text:style-name="Internet_20_link" text:visited-style-name="Visited_20_Internet_20_Link">
Facebook</text:a>
.</text:p>
      <text:p text:style-name="P4">
Загалом у Чорному морі <text:a xlink:type="simple" xlink:href="https://www.ukrinform.ua/tag-rosia" text:style-name="Internet_20_link" text:visited-style-name="Visited_20_Internet_20_Link">
 Росія </text:a>
 тримаєдев'ять своїх кораблів, натомість в Азовському морі зафіксована присутністьодного ворожого судна.</text:p>
      <text:p text:style-name="P4">
У Середземному морі на бойовому чергуванні перебувають до семи російськихкораблів, зокрема один ракетоносій, загальний залп якого становить до чотирьох"Калібрів".</text:p>
      <text:p text:style-name="P4">
<text:span text:style-name="T4">
Читайте також:</text:span>
 <text:a xlink:type="simple" xlink:href="https://www.ukrinform.ua/rubric-kyiv/3716847-vijska-rf-namagalis-uraziti-kiiv-znenacka-z-maloi-vidstani-nadsvidkimi-iskanderami-ignat.html" text:style-name="Internet_20_link" text:visited-style-name="Visited_20_Internet_20_Link">
 Війська РФ намагались уразити Київ зненацька з малоївідстані надшвидкими «Іскандерами» - <text:span text:style-name="T4">
Ігнат</text:span>
</text:a>
As reported by Ukrinform, in the operational command "South" expressed that after a long pause in the use of marine base missiles again <text:a xlink:type="simple" xlink:href="https://www.ukrinform.ua/rubric-ato/3716255-gumenuk-ne-viklucae-so-rosia-znovu-vestime-obstrili-z-mora.html" text:style-name="Internet_20_link" text:visited-style-name="Visited_20_Internet_20_Link">
may return</text:a>
to their use for blows in Ukraine</text:p>
      <text:p text:style-name="P4">
News Source: <text:a xlink:type="simple" xlink:href="https://www.ukrinform.ua/rubric-ato/3717821-u-cornomu-mori-rosia-trimae-dva-raketonosii-iz-16-kalibrami.html" text:style-name="Internet_20_link" text:visited-style-name="Visited_20_Internet_20_Link">
https://www.ukrinform.ua/rubric-ato/3717821-u-cornomu-mori-rosia-trimae-dva-raketonosii-iz-16-kalibrami.html</text:a>
</text:p>
      <!--NEWS-->
      <text:h text:style-name="P10" text:outline-level="1">
<text:span text:style-name="T4">
We have shown in our example that there are no great powers, there are great people - Zelensky</text:span>
</text:h>
      <text:p text:style-name="P4">
Authors: Ukrinform (Person)</text:p>
      <text:p text:style-name="P4">
Publisher: Укринформ (Organization)</text:p>
      <text:p text:style-name="P4">
Published Time: 2023-06-03T14:12:00+03:00</text:p>
      <text:p text:style-name="P4">
Modified Time: 2023-06-03T14:12:00+03:00</text:p>
      <text:p text:style-name="P4">
Description: Ukrainians are tired physically, but morally sublime, even more tired of the Russians - they will remain forever demotivated state and demotivated society. - Ukrinform.</text:p>
      <text:p text:style-name="P4">
Images: ['<text:a xlink:type="simple" xlink:href="https://static.ukrinform.com/photos/2022_09/thumb_files/630_360_1662320715-951.png" text:style-name="Internet_20_link" text:visited-style-name="Visited_20_Internet_20_Link">
630_360_16623...</text:a>
']</text:p>
      <text:p text:style-name="P4">
Tags: ['Україна', 'Зеленський', 'Війна з Росією']</text:p>
      <text:p text:style-name="P4">
Type: Article</text:p>
      <!--METADATA-->
      <text:p text:style-name="P4">
<draw:frame draw:style-name="fr1" draw:name="Image114" text:anchor-type="as-char" svg:width="6.9236in" svg:height="3.956343in" draw:z-index="0">
<draw:image xlink:href="../Images/yкринформ/2023-06-03T14-12-00-03-00/630_360_1662320715-951.png" xlink:type="simple" xlink:show="embed" xlink:actuate="onLoad" draw:mime-type="image/png"/>
</draw:frame>
The Ukrainian is physically, but morally elevated, even more tired of the Russians - they will resolve forever demotivated state and demotivated society.</text:p>
      <text:p text:style-name="P4">
About it in <text:a xlink:type="simple" xlink:href="http://www.youtube.com/watch" text:style-name="Internet_20_link" text:visited-style-name="Visited_20_Internet_20_Link">
interview</text:a>
President of Ukraine Vladimirzelensky said representatives of Latin American media, Ukrinform reports.</text:p>
      <text:p text:style-name="P4">
“It is very difficult for people, you can also get used to fatigue, I think many people are very difficult, but compared to what? I think people would not be able to relax, and so people are ready to fight and simply in order to preserve Ukraine. Is it possible to get tired morally? Probably so.</text:p>
      <text:p text:style-name="P4">
It is, according to him, and fatigue from the fact that Ukrainians are forced all the time to survive Russian attacks, and from uncertainty of the educational process in children, when it passes in an online format, then in offline format, fatigue from being lost because of it socialization, etc.</text:p>
      <text:p text:style-name="P4">
“And before that, to be honest. But it seems to me as tired of the Russians, no one is tired. It seems to me that they are tired morally. It seems to me that they are tired morally scary, they are shocked that they are not able to still seize Ukraine, they could not capture the mind of people. I am not about the territory, they could not break people, "Zelensky said.</text:p>
      <text:p text:style-name="P4">
He noted that this fatigue is historical for Russia, since this country is living in its imaginary grandeur, for which it is ready to endure poverty.</text:p>
      <text:p text:style-name="P4">
"We have broken them morally. We have shown in our example that there are no largest states, there are great people,"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polytics/3717808-vistupi-v-parlamentah-daut-mozlivist-skazati-pravdu-pro-podii-v-ukraini-zelenskij.html" text:style-name="Internet_20_link" text:visited-style-name="Visited_20_Internet_20_Link">
Parliament speeches give the truth of the proceedings in Ukraine - <text:span text:style-name="T4">
 Zelensky </text:span>
</text:a>
It was reported that in an interview with the Latin American Snake it was reported that sanctions against Russia are only a part of the pressure that the world has the rest of the aggressor state. People in the world will support sanctions if they understand what is really happening in Ukraine.</text:p>
      <text:p text:style-name="P4">
<text:span text:style-name="T5">
Foto: op</text:span>
</text:p>
      <text:p text:style-name="P4">
News Source: <text:a xlink:type="simple" xlink:href="https://www.ukrinform.ua/rubric-polytics/3717824-mi-pokazali-na-svoemu-prikladi-so-ne-buvae-velikih-derzav-e-veliki-ludi-zelenskij.html" text:style-name="Internet_20_link" text:visited-style-name="Visited_20_Internet_20_Link">
https://www.ukrinform.ua/rubric-polytics/3717824-mi-pokazali-na-svoemu-prikladi-so-ne-buvae-velikih-derzav-e-veliki-ludi-zelenskij.html</text:a>
</text:p>
      <!--NEWS-->
      <text:h text:style-name="P10" text:outline-level="1">
<text:span text:style-name="T4">
Martha Kostyuk came out to the 1/8 finals of the Rolan Harros Grid Grid</text:span>
</text:h>
      <text:p text:style-name="P4">
Authors: Ukrinform (Person)</text:p>
      <text:p text:style-name="P4">
Publisher: Укринформ (Organization)</text:p>
      <text:p text:style-name="P4">
Published Time: 2023-06-03T14:16:00+03:00</text:p>
      <text:p text:style-name="P4">
Modified Time: 2023-06-03T14:16:00+03:00</text:p>
      <text:p text:style-name="P4">
Description: Ukrainian tennis player Marta Kostyuk reached the third circle (1/8 finals) of paired competitions of the Open France Championship, which lasts in Paris. - Ukrinform.</text:p>
      <text:p text:style-name="P4">
Images: ['<text:a xlink:type="simple" xlink:href="https://static.ukrinform.com/photos/2023_06/thumb_files/630_360_1685785724-450.jpg" text:style-name="Internet_20_link" text:visited-style-name="Visited_20_Internet_20_Link">
630_360_16857...</text:a>
']</text:p>
      <text:p text:style-name="P4">
Tags: ['Франція', 'Теніс', 'Збірна України', 'Жінки', 'Марта Костюк']</text:p>
      <text:p text:style-name="P4">
Type: Article</text:p>
      <!--METADATA-->
      <text:p text:style-name="P4">
<draw:frame draw:style-name="fr1" draw:name="Image115" text:anchor-type="as-char" svg:width="6.9236in" svg:height="3.956343in" draw:z-index="0">
<draw:image xlink:href="../Images/yкринформ/2023-06-03T14-16-00-03-00/630_360_1685785724-450.jpg" xlink:type="simple" xlink:show="embed" xlink:actuate="onLoad" draw:mime-type="image/jpeg"/>
</draw:frame>
Ukrainian -sized Marta Kostyuk reached the third circle(1/8 finals)Fun competitions of France's championship, which lasts in Paris.</text:p>
      <text:p text:style-name="P4">
In the match of the second round Martha together with Elena-Gabriela Ruse won Duetkirsten Flipkens(Belgium)/Шелбі Роджерс (USA)- 3: 6, 6: 4, 6: 3, transmits Ukrinform.</text:p>
      <text:p text:style-name="P4">
The rivals were spent for 2 hours for 5 minutes.</text:p>
      <text:p text:style-name="P4">
*!(https://www.ukrinform.ua/rubric-sports/3717065-marta-kostuk-vijsla-do-drugogo-kola-rolan-garros-u-parnomu-rozradi.html)In his third match on Rolan Harros, the Ukrainian-Romanian couple plays opposite the winners of the match Victoria Azarenko(neutral status)/БеатрісХаддад Мая (Brazil)- Cory Goff/Jessica Pegula(обидві - США).</text:p>
      <text:p text:style-name="P4">
Фото: Getty Images.</text:p>
      <text:p text:style-name="P4">
News Source: <text:a xlink:type="simple" xlink:href="https://www.ukrinform.ua/rubric-sports/3717825-marta-kostuk-vijsla-do-18-finalu-parnoi-sitki-rolan-garros.html" text:style-name="Internet_20_link" text:visited-style-name="Visited_20_Internet_20_Link">
https://www.ukrinform.ua/rubric-sports/3717825-marta-kostuk-vijsla-do-18-finalu-parnoi-sitki-rolan-garros.html</text:a>
</text:p>
      <!--NEWS-->
      <text:h text:style-name="P10" text:outline-level="1">
<text:span text:style-name="T4">
In Melitopol, up to 10 people - Fedorov are taken away every day</text:span>
</text:h>
      <text:p text:style-name="P4">
Authors: Ukrinform (Person)</text:p>
      <text:p text:style-name="P4">
Publisher: Укринформ (Organization)</text:p>
      <text:p text:style-name="P4">
Published Time: 2023-06-03T14:20:00+03:00</text:p>
      <text:p text:style-name="P4">
Modified Time: 2023-06-03T14:20:00+03:00</text:p>
      <text:p text:style-name="P4">
Description: In the temporarily occupied Melitopol, cases of abduction of people have increased. Up to 10 people are captured daily. - Ukrinform.</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Полонені', 'Федоров', 'Війна з Росією']</text:p>
      <text:p text:style-name="P4">
Type: Article</text:p>
      <!--METADATA-->
      <text:p text:style-name="P4">
<draw:frame draw:style-name="fr1" draw:name="Image116" text:anchor-type="as-char" svg:width="6.9236in" svg:height="3.956343in" draw:z-index="0">
<draw:image xlink:href="../Images/yкринформ/2023-06-03T14-20-00-03-00/630_360_1685444472-679.jpg" xlink:type="simple" xlink:show="embed" xlink:actuate="onLoad" draw:mime-type="image/jpeg"/>
</draw:frame>
The cases of occupied Melitopol have increased cases of abduction of people. Up to 10 people are taken away daily.</text:p>
      <text:p text:style-name="P4">
Ivan Fedorov, Ukrinform, said this on the national telecommunication "One News.</text:p>
      <text:p text:style-name="P4">
"The last two weeks are exacerbated <text:a xlink:type="simple" xlink:href="https://www.ukrinform.ua/tag-vikradenna-ludej" text:style-name="Internet_20_link" text:visited-style-name="Visited_20_Internet_20_Link">
the abduction of people</text:a>
. We see that every day 10 people are captured. And different categories: from pensioners, journalists, continuing students, "he said.</text:p>
      <text:p text:style-name="P4">
Phones and tattoos are also checked for people. That is why the mayor advised to clean the telephones and leave.</text:p>
      <text:p text:style-name="P4">
"I am grateful to the international partners who organize the evacuation of residents. In particular, they pay for the departure. The road takes 4-6 days. Then our residents are safe. In order to return to our Mimelitopol together," he said.</text:p>
      <text:p text:style-name="P4">
*!(https://www.ukrinform.ua/rubric-regions/3714389-u-melitopoli-zagarbniki-santazem-i-pogrozami-zmusuut-otrimuvati-pasporti-rf.html)You can apply through the open space "right here".</text:p>
      <text:p text:style-name="P4">
As reported by Ukrinform, in the temporarily captured Melitopol there was a screaming - an ambulance refused to hospitalize the child, because she had no citizenship of Russia.</text:p>
      <text:p text:style-name="P4">
News Source: <text:a xlink:type="simple" xlink:href="https://www.ukrinform.ua/rubric-regions/3717828-u-melitopoli-sodna-v-polon-zabiraut-do-10-ludej-fedorov.html" text:style-name="Internet_20_link" text:visited-style-name="Visited_20_Internet_20_Link">
https://www.ukrinform.ua/rubric-regions/3717828-u-melitopoli-sodna-v-polon-zabiraut-do-10-ludej-fedorov.html</text:a>
</text:p>
      <!--NEWS-->
      <text:h text:style-name="P10" text:outline-level="1">
<text:span text:style-name="T4">
Situation on the ZPP remains unstable and potentially dangerous - Grossi</text:span>
</text:h>
      <text:p text:style-name="P4">
Authors: Ukrinform (Person)</text:p>
      <text:p text:style-name="P4">
Publisher: Укринформ (Organization)</text:p>
      <text:p text:style-name="P4">
Published Time: 2023-06-03T14:22:08+03:00</text:p>
      <text:p text:style-name="P4">
Modified Time: 2023-06-03T14:22:08+03:00</text:p>
      <text:p text:style-name="P4">
Description: Міжнародне агентство з атомної енергії (МАГАТЕ) оприлюднило у п’ятницю новий звіт щодо ситуації на Запорізькій АЕС, в якому очільник організації Рафаель Гроссі оцінив ситуацію на станції та наголосив на важливості дотримання п’яти принципів щодо запобігання ядерній аварії. — Укрінформ.</text:p>
      <text:p text:style-name="P4">
Images: ['<text:a xlink:type="simple" xlink:href="https://static.ukrinform.com/photos/2022_08/thumb_files/630_360_1661922577-597.jpeg" text:style-name="Internet_20_link" text:visited-style-name="Visited_20_Internet_20_Link">
630_360_16619...</text:a>
']</text:p>
      <text:p text:style-name="P4">
Tags: ['МАГАТЕ', 'Запорізька АЕС', 'Війна з Росією']</text:p>
      <text:p text:style-name="P4">
Type: Article</text:p>
      <!--METADATA-->
      <text:p text:style-name="P4">
<draw:frame draw:style-name="fr1" draw:name="Image117" text:anchor-type="as-char" svg:width="6.9236in" svg:height="3.956343in" draw:z-index="0">
<draw:image xlink:href="../Images/yкринформ/2023-06-03T14-22-08-03-00/630_360_1661922577-597.jpeg" xlink:type="simple" xlink:show="embed" xlink:actuate="onLoad" draw:mime-type="image/jpeg"/>
</draw:frame>
Atomic Energy International(IDA)On Friday, a new report on the situation at the Zaporizhzhya NPP, in which the head of the organization Rafaelgrossi assessed the situation at the station and emphasized the importance of compliance with the five -threads to prevent nuclear accident.</text:p>
      <text:p text:style-name="P4">
As Ukrinform reports, <text:a xlink:type="simple" xlink:href="http://www.iaea.org/newscenter/pressreleases/update-160-iaea-director-general-statement-on-situation-in-ukraine" text:style-name="Internet_20_link" text:visited-style-name="Visited_20_Internet_20_Link">
report</text:a>
was published on the IAEA website.</text:p>
      <text:p text:style-name="P4">
“Although the principles have received wide support in the Security Council <text:a xlink:type="simple" xlink:href="http://Гроссі" text:style-name="Internet_20_link" text:visited-style-name="Visited_20_Internet_20_Link">
UN</text:a>
which is a very encouraging and important step forward to guarantee nuclear security at the Zaporozhye NPP, the overall situation at the facility remains extremely extremely and potentially dangerous, ”Grossi said.</text:p>
      <text:p text:style-name="P4">
For three months, it has been deprived of an external backup power source, which will make it extremely vulnerable if the only existing main line of electric programs will fail again, the report is said.</text:p>
      <text:p text:style-name="P4">
On May 30, the IAEA Director presented the UN Security Council for five principles aimed at preventing a nuclear accident.</text:p>
      <text:p text:style-name="P4">
According to one of the principles, the external power supply should not be at risk, and all efforts should be aimed at maintaining the power supply outside the object accessible and safe at any time.</text:p>
      <text:p text:style-name="P4">
<text:span text:style-name="T4">
 Read also: </text:span>
 <text:a xlink:type="simple" xlink:href="https://www.ukrinform.ua/rubric-polytics/3716304-kislica-v-oon-bezpeka-zaes-mae-peredbacati-ii-povnu-demilitarizaciu-ta-deokupaciu.html" text:style-name="Internet_20_link" text:visited-style-name="Visited_20_Internet_20_Link">
Kyslitsa in the UN: Safety <text:span text:style-name="T4">
 ZPP </text:span>
 should provide for its full sememilitarization and de -occupation</text:a>
In other principles, it was obliged not to carry out military shelling of the station or in its direction, not to use an object as a composition of abbase for heavy weapons, as well as to protect the structures, systems and components necessary for safe and reliable operation of the station, from attacks and sabotage.</text:p>
      <text:p text:style-name="P4">
Grossi added that there is currently need to intensify efforts to guarantee the more steady and intended external power supply to the ZPP.</text:p>
      <text:p text:style-name="P4">
The IAEA head plans to visit the Zaporozhye NPP soon, which will be a third visit to the object.</text:p>
      <text:p text:style-name="P4">
<text:span text:style-name="T4">
 Read also: </text:span>
 <text:a xlink:type="simple" xlink:href="https://www.ukrinform.ua/rubric-polytics/3711024-galusenko-poinformuvav-uradovu-delegaciu-kitau-pro-situaciu-na-zaes.html" text:style-name="Internet_20_link" text:visited-style-name="Visited_20_Internet_20_Link">
Galushchenko informed the government delegation of China to seek <text:span text:style-name="T4">
 ZPE </text:span>
</text:a>
According to Ukrinform, the Russians almost completely destroyed the emergency and response system to the NPP.</text:p>
      <text:p text:style-name="P4">
News Source: <text:a xlink:type="simple" xlink:href="https://www.ukrinform.ua/rubric-ato/3717829-situacia-na-zaes-zalisaetsa-nestabilnou-ta-potencijno-nebezpecnou-grossi.html" text:style-name="Internet_20_link" text:visited-style-name="Visited_20_Internet_20_Link">
https://www.ukrinform.ua/rubric-ato/3717829-situacia-na-zaes-zalisaetsa-nestabilnou-ta-potencijno-nebezpecnou-grossi.html</text:a>
</text:p>
      <!--NEWS-->
      <text:h text:style-name="P10" text:outline-level="1">
<text:span text:style-name="T4">
The community in Dnipropetrovsk received a tent from the German organization with generators</text:span>
</text:h>
      <text:p text:style-name="P4">
Authors: Ukrinform (Person)</text:p>
      <text:p text:style-name="P4">
Publisher: Укринформ (Organization)</text:p>
      <text:p text:style-name="P4">
Published Time: 2023-06-03T14:39:00+03:00</text:p>
      <text:p text:style-name="P4">
Modified Time: 2023-06-03T14:39:00+03:00</text:p>
      <text:p text:style-name="P4">
Description: The Magdalin community, which in the Dnipropetrovsk region, received a special tent, generators and heating products from Cologne. It can be used as a point of indomitability. - Ukrinform.</text:p>
      <text:p text:style-name="P4">
Images: ['<text:a xlink:type="simple" xlink:href="https://static.ukrinform.com/photos/2023_06/thumb_files/630_360_1685791839-435.jpg" text:style-name="Internet_20_link" text:visited-style-name="Visited_20_Internet_20_Link">
630_360_16857...</text:a>
']</text:p>
      <text:p text:style-name="P4">
Tags: ['Дніпропетровщина', 'Німеччина', 'Намет', 'генератор']</text:p>
      <text:p text:style-name="P4">
Type: Article</text:p>
      <!--METADATA-->
      <text:p text:style-name="P4">
<draw:frame draw:style-name="fr1" draw:name="Image118" text:anchor-type="as-char" svg:width="6.9236in" svg:height="3.956343in" draw:z-index="0">
<draw:image xlink:href="../Images/yкринформ/2023-06-03T14-39-00-03-00/630_360_1685791839-435.jpg" xlink:type="simple" xlink:show="embed" xlink:actuate="onLoad" draw:mime-type="image/jpeg"/>
</draw:frame>
The Magdalin community, which in the Dnipropetrovsk region, received from a colnaspecial tent, generators and heating means. It can be used as a point of indomitability.</text:p>
      <text:p text:style-name="P4">
About it in <text:a xlink:type="simple" xlink:href="https://t.me/dnipropetrovskaODA/5037" text:style-name="Internet_20_link" text:visited-style-name="Visited_20_Internet_20_Link">
telegram</text:a>
The head of the Dnipropetrovsk Ova Sergey Lisak reports, Ukrinform reports.</text:p>
      <text:p text:style-name="P4">
"Working Saturday. Started in the Magdalin community. The partners' help was handed here. This is a tent from <text:a xlink:type="simple" xlink:href="https://www.ukrinform.ua/tag-nimeccina" text:style-name="Internet_20_link" text:visited-style-name="Visited_20_Internet_20_Link">
Cologne</text:a>
", - the post says.</text:p>
      <text:p text:style-name="P4">
It is designed for 125 people. From durable material and with plastic windows. It was transferred to the German-Ukrainian Society "Blue and Yellow Cross". It has 16 generators and 2 heating products.</text:p>
      <text:p text:style-name="P4">
The tent can serve as a point of indomitable. If necessary - temporarily accepted from "hot" regions.</text:p>
      <text:p text:style-name="P4">
The tent has now been launched and planned as they are equipped from the inside.</text:p>
      <text:p text:style-name="P4">
<text:span text:style-name="T4">
 Read also: </text:span>
 <text:a xlink:type="simple" xlink:href="https://www.ukrinform.ua/rubric-society/3713490-dania-peredala-ukraini-15-inkluzivnih-avtomobiliv.html" text:style-name="Internet_20_link" text:visited-style-name="Visited_20_Internet_20_Link">
Denmark <text:span text:style-name="T4">
 Transported </text:span>
 to Ukraine 15 inclusive cars</text:a>
In addition, Lisak recalled the order of creating working groups of landlords that should check the shelter and access to them.</text:p>
      <text:p text:style-name="P4">
As reported by Ukrinform, as of the morning of June 3, rescuers, police officers of local executive authorities checked more than 4,800 strickets in Ukraine. Among them, 252 were closed, and another 893 were unusable.</text:p>
      <text:p text:style-name="P4">
<text:span text:style-name="T5">
Foto: Sergey Lisak / Telegram</text:span>
</text:p>
      <text:p text:style-name="P4">
News Source: <text:a xlink:type="simple" xlink:href="https://www.ukrinform.ua/rubric-regions/3717833-gromada-na-dnipropetrovsini-otrimala-vid-nimeckoi-organizacii-namet-iz-generatorami.html" text:style-name="Internet_20_link" text:visited-style-name="Visited_20_Internet_20_Link">
https://www.ukrinform.ua/rubric-regions/3717833-gromada-na-dnipropetrovsini-otrimala-vid-nimeckoi-organizacii-namet-iz-generatorami.html</text:a>
</text:p>
      <!--NEWS-->
      <text:h text:style-name="P10" text:outline-level="1">
<text:span text:style-name="T4">
DPSU enhances checking the grounds for crossing the border under the "Path" system</text:span>
</text:h>
      <text:p text:style-name="P4">
Authors: Ukrinform (Person)</text:p>
      <text:p text:style-name="P4">
Publisher: Укринформ (Organization)</text:p>
      <text:p text:style-name="P4">
Published Time: 2023-06-03T14:44:00+03:00</text:p>
      <text:p text:style-name="P4">
Modified Time: 2023-06-03T14:44:00+03:00</text:p>
      <text:p text:style-name="P4">
Description: The State Border Service of Ukraine strengthens measures to establish legitimate grounds for crossing the state border by persons introduced to the "Path" system. - Ukrinform.</text:p>
      <text:p text:style-name="P4">
Images: ['<text:a xlink:type="simple" xlink:href="https://static.ukrinform.com/photos/2021_12/thumb_files/630_360_1640278464-589.jpg" text:style-name="Internet_20_link" text:visited-style-name="Visited_20_Internet_20_Link">
630_360_16402...</text:a>
']</text:p>
      <text:p text:style-name="P4">
Tags: ['Прикордонники', 'Система «Шлях»']</text:p>
      <text:p text:style-name="P4">
Type: Article</text:p>
      <!--METADATA-->
      <text:p text:style-name="P4">
<draw:frame draw:style-name="fr1" draw:name="Image119" text:anchor-type="as-char" svg:width="6.9236in" svg:height="3.956343in" draw:z-index="0">
<draw:image xlink:href="../Images/yкринформ/2023-06-03T14-44-00-03-00/630_360_1640278464-589.jpg" xlink:type="simple" xlink:show="embed" xlink:actuate="onLoad" draw:mime-type="image/jpeg"/>
</draw:frame>
The State Border Guard Service of Ukraine strengthens measures to establish a legitimate substitute for crossing the state border by persons introduced to the "Path" system.</text:p>
      <text:p text:style-name="P4">
As Ukrinform reports, the SPSU reports in <text:a xlink:type="simple" xlink:href="http://t.me/DPSUkr/11577" text:style-name="Internet_20_link" text:visited-style-name="Visited_20_Internet_20_Link">
telegram</text:a>
.</text:p>
      <text:p text:style-name="P4">
"The abuse of the" path "is an offense. The SPSU enhances measures for legal grounds for crossing the state border by persons introduced to the" Path "system, - the message reads.</text:p>
      <text:p text:style-name="P4">
Currently, 38 licensees have temporarily discontinued access to the system, 126 persons were reported suspicion, four people have been sentenced.</text:p>
      <text:p text:style-name="P4">
The State Border Service noted that the relevant decisions were made as a result of the use of the system for further non -return to the territory of Ukraine.</text:p>
      <text:p text:style-name="P4">
<text:span text:style-name="T4">
 Read also: </text:span>
 <text:a xlink:type="simple" xlink:href="https://www.ukrinform.ua/rubric-economy/3698889-do-sistemi-slah-vnesli-vze-ponad-236-tisac-vodiiv.html" text:style-name="Internet_20_link" text:visited-style-name="Visited_20_Internet_20_Link">
to <text:span text:style-name="T4">
 system </text:span>
 "<text:span text:style-name="T4">
 path </text:span>
" <text:span text:style-name="T4">
 made </text:span>
 <text:span text:style-name="T4">
 </text:span>
 already <text:span text:style-name="T4">
 </text:span>
 <text:span text:style-name="T4">
 over </text:span>
<text:span text:style-name="T4">
 236 </text:span>
 <text:span text:style-name="T4">
 </text:span>
 thousand <text:span text:style-name="T4">
 </text:span>
 Drivers* *</text:a>
As reported by Ukrinform, the SPSU <text:a xlink:type="simple" xlink:href="https://www.ukrinform.ua/rubric-society/3715637-prikordonniki-sprostuvali-fejk-pro-zaboronu-viizdu-z-ukraini-dla-17ricnih-unakiv.html" text:style-name="Internet_20_link" text:visited-style-name="Visited_20_Internet_20_Link">
does not limit the traveling abroad of young men under 18 years. </text:a>
</text:p>
      <text:p text:style-name="P4">
News Source: <text:a xlink:type="simple" xlink:href="https://www.ukrinform.ua/rubric-society/3717834-dpsu-posilue-perevirku-pidstav-dla-peretinu-kordonu-za-sistemou-slah.html" text:style-name="Internet_20_link" text:visited-style-name="Visited_20_Internet_20_Link">
https://www.ukrinform.ua/rubric-society/3717834-dpsu-posilue-perevirku-pidstav-dla-peretinu-kordonu-za-sistemou-slah.html</text:a>
</text:p>
      <!--NEWS-->
      <text:h text:style-name="P10" text:outline-level="1">
<text:span text:style-name="T4">
Зеленський - про «втому від війни» в інших країнах: Ми не втомилися захищати світ</text:span>
</text:h>
      <text:p text:style-name="P4">
Authors: Ukrinform (Person)</text:p>
      <text:p text:style-name="P4">
Publisher: Укринформ (Organization)</text:p>
      <text:p text:style-name="P4">
Published Time: 2023-06-03T14:44:20+03:00</text:p>
      <text:p text:style-name="P4">
Modified Time: 2023-06-03T14:44:20+03:00</text:p>
      <text:p text:style-name="P4">
Description: President Volodymyr Zelenskyy considers the dishonest position of the leaders of some states about "fatigue from war."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Інтерв'ю", 'Війна з Росією']</text:p>
      <text:p text:style-name="P4">
Type: Article</text:p>
      <!--METADATA-->
      <text:p text:style-name="P4">
<draw:frame draw:style-name="fr1" draw:name="Image120" text:anchor-type="as-char" svg:width="6.9236in" svg:height="3.956343in" draw:z-index="0">
<draw:image xlink:href="../Images/yкринформ/2023-06-03T14-44-20-03-00/630_360_1668631319-314.jpg" xlink:type="simple" xlink:show="embed" xlink:actuate="onLoad" draw:mime-type="image/jpeg"/>
</draw:frame>
The Presidential Lordimir Zelensky considers the dishonest position of the leaders of some states about the "tired war".</text:p>
      <text:p text:style-name="P4">
He said this in <text:a xlink:type="simple" xlink:href="http://www.youtube.com/watch" text:style-name="Internet_20_link" text:visited-style-name="Visited_20_Internet_20_Link">
interview</text:a>
representatives of Latin American media, Ukrinform correspondent reports.</text:p>
      <text:p text:style-name="P4">
"If(speak)About the world, or a tired world, I do not think it is an honest position. You can not watch someone very struggling, and get tired of it, ”Zelensky said.</text:p>
      <text:p text:style-name="P4">
He recalled that many journalists come to Ukraine and work here for months, go to the forefront. They are tired but sublime, so they will participate in a historical event and do many to inform the Pronea world, the President said.</text:p>
      <text:p text:style-name="P4">
According to Zelensky, he also understands the fatigue of volunteers, citizens who come from different countries of the world and bring assistance.</text:p>
      <text:p text:style-name="P4">
<text:span text:style-name="T4">
 Read also: </text:span>
 <text:a xlink:type="simple" xlink:href="https://www.ukrinform.ua/rubric-polytics/3717797-zelenskij-hoce-zustritisa-z-prezidentom-brazilii-vvazau-nam-treba-pogovoriti.html" text:style-name="Internet_20_link" text:visited-style-name="Visited_20_Internet_20_Link">
<text:span text:style-name="T4">
 Zelensky </text:span>
 Wants to meet with President of Brazil: I think we need to talk</text:a>
"These people can be rightly tired, but - physically, not morally. But a political figure says that his country is" tired of this " - regardless of the continent, there are also in Europe ... We in Ukraine have tidy to defend the world. Everything should be fair. If someone is tired of assisting Ukraine, then we can be tired of protecting from similar substantial processes, ”Zelensky said.</text:p>
      <text:p text:style-name="P4">
In this regard, he stressed that if <text:a xlink:type="simple" xlink:href="https://www.ukrinform.ua/tag-rosia" text:style-name="Internet_20_link" text:visited-style-name="Visited_20_Internet_20_Link">
Russia</text:a>
 вдалося Україну захопити, то це "буде приклад, і це буде найскладнішийвиклик і найближчий крок до світової війни", адже в такому разі ймовірнаподібна агресія і в інших частинах світу, на інших континентах.</text:p>
      <text:p text:style-name="P4">
<text:span text:style-name="T4">
Читайте також:</text:span>
 <text:a xlink:type="simple" xlink:href="https://www.ukrinform.ua/rubric-polytics/3717808-vistupi-v-parlamentah-daut-mozlivist-skazati-pravdu-pro-podii-v-ukraini-zelenskij.html" text:style-name="Internet_20_link" text:visited-style-name="Visited_20_Internet_20_Link">
 Виступи в парламентах дають можливість сказати правду проподії в Україні – <text:span text:style-name="T4">
Зеленський</text:span>
 </text:a>
</text:p>
      <text:p text:style-name="P4">
News Source: <text:a xlink:type="simple" xlink:href="https://www.ukrinform.ua/rubric-polytics/3717835-zelenskij-pro-vtomu-vid-vijni-v-insih-krainah-mi-ne-vtomilisa-zahisati-svit.html" text:style-name="Internet_20_link" text:visited-style-name="Visited_20_Internet_20_Link">
https://www.ukrinform.ua/rubric-polytics/3717835-zelenskij-pro-vtomu-vid-vijni-v-insih-krainah-mi-ne-vtomilisa-zahisati-svit.html</text:a>
</text:p>
      <!--NEWS-->
      <text:h text:style-name="P10" text:outline-level="1">
<text:span text:style-name="T4">
More than a thousand complaints of shelter have been received in Kyiv Digital</text:span>
</text:h>
      <text:p text:style-name="P4">
Authors: Ukrinform (Person)</text:p>
      <text:p text:style-name="P4">
Publisher: Укринформ (Organization)</text:p>
      <text:p text:style-name="P4">
Published Time: 2023-06-03T14:50:58+03:00</text:p>
      <text:p text:style-name="P4">
Modified Time: 2023-06-03T14:50:58+03:00</text:p>
      <text:p text:style-name="P4">
Description: Residents of the capital with the help of a new service in the application "Kiev Digital" have already filed more than a thousand complaints about shelter. - Ukrinform.</text:p>
      <text:p text:style-name="P4">
Images: ['<text:a xlink:type="simple" xlink:href="https://static.ukrinform.com/photos/2023_06/thumb_files/630_360_1685707386-485.jpg" text:style-name="Internet_20_link" text:visited-style-name="Visited_20_Internet_20_Link">
630_360_16857...</text:a>
']</text:p>
      <text:p text:style-name="P4">
Tags: ['КМДА', 'Київ Цифровий', 'Укриття']</text:p>
      <text:p text:style-name="P4">
Type: Article</text:p>
      <!--METADATA-->
      <text:p text:style-name="P4">
<draw:frame draw:style-name="fr1" draw:name="Image121" text:anchor-type="as-char" svg:width="6.9236in" svg:height="3.956343in" draw:z-index="0">
<draw:image xlink:href="../Images/yкринформ/2023-06-03T14-50-58-03-00/630_360_1685707386-485.jpg" xlink:type="simple" xlink:show="embed" xlink:actuate="onLoad" draw:mime-type="image/jpeg"/>
</draw:frame>
The residents with the help of a new service in the Kyiv Digital application have already filed a thousand complaints about shelter.</text:p>
      <text:p text:style-name="P4">
According to Ukrinform, the mayor of Kiev Vitaliy Klitschko reported in <text:a xlink:type="simple" xlink:href="https://t.me/vitaliy_klitschko/2068" text:style-name="Internet_20_link" text:visited-style-name="Visited_20_Internet_20_Link">
telegram</text:a>
.</text:p>
      <text:p text:style-name="P4">
"More than a thousand complaints were received from the people of Kyivans a day after launching a digital feedback service in Kiev," he said.</text:p>
      <text:p text:style-name="P4">
<text:span text:style-name="T4">
 Read also: </text:span>
 [1,2 billion -<text:span text:style-name="T4">
 Klitschko </text:span>
] for the arrangement of shelters Kiev.(https://www.ukrinform.ua/rubric-kyiv/3717419-na-oblastuvanna-ukrittiv-kiiv-vidiliv-12-milarda-klicko.html)According to Klitschko, almost half of the complaints received - that shelters are closed, a quarter - to their inadequate condition, another quarter - for the absence of shelters nearby.</text:p>
      <text:p text:style-name="P4">
The mayor assured that "Kiev digital" will systematize the information and already refer to the current day to the Municipal Security Department, the city's district administrations and other services that will be involved in the audit response inspections.</text:p>
      <text:p text:style-name="P4">
*!(https://www.ukrinform.ua/rubric-kyiv/3717802-klicko-pereviriv-nizku-ukrittiv-na-aki-skarzilisa-kiani.html)As reported by Ukrinform, on June 2 in <text:a xlink:type="simple" xlink:href="https://www.ukrinform.ua/tag-kmda" text:style-name="Internet_20_link" text:visited-style-name="Visited_20_Internet_20_Link">
KSCA</text:a>
declared the emergence in the updated version of the Kyiv Digital application <text:a xlink:type="simple" xlink:href="https://www.ukrinform.ua/rubric-kyiv/3717495-v-onovlenij-versii-zastosunku-kiiv-cifrovij-mozna-povidomiti-pro-nedostupne-ukritta.html" text:style-name="Internet_20_link" text:visited-style-name="Visited_20_Internet_20_Link">
the ability to inform</text:a>
about closed or inaccessible shelter.</text:p>
      <text:p text:style-name="P4">
News Source: <text:a xlink:type="simple" xlink:href="https://www.ukrinform.ua/rubric-kyiv/3717837-u-kiiv-cifrovij-nadijsla-vze-ponad-tisaca-skarg-na-ukritta.html" text:style-name="Internet_20_link" text:visited-style-name="Visited_20_Internet_20_Link">
https://www.ukrinform.ua/rubric-kyiv/3717837-u-kiiv-cifrovij-nadijsla-vze-ponad-tisaca-skarg-na-ukritta.html</text:a>
</text:p>
      <!--NEWS-->
      <text:h text:style-name="P10" text:outline-level="1">
<text:span text:style-name="T4">
YouTube will no longer delete a video with fake statements about the US Presidential Election 2020</text:span>
</text:h>
      <text:p text:style-name="P4">
Authors: Ukrinform (Person)</text:p>
      <text:p text:style-name="P4">
Publisher: Укринформ (Organization)</text:p>
      <text:p text:style-name="P4">
Published Time: 2023-06-03T15:00:00+03:00</text:p>
      <text:p text:style-name="P4">
Modified Time: 2023-06-03T15:00:00+03:00</text:p>
      <text:p text:style-name="P4">
Description: YouTube ceases to delete videos with false falsification statements in the US presidential election in 2020. - Ukrinform.</text:p>
      <text:p text:style-name="P4">
Images: ['<text:a xlink:type="simple" xlink:href="https://static.ukrinform.com/photos/2019_06/thumb_files/630_360_1559542057-408.jpg" text:style-name="Internet_20_link" text:visited-style-name="Visited_20_Internet_20_Link">
630_360_15595...</text:a>
']</text:p>
      <text:p text:style-name="P4">
Tags: ['Фейк', 'США', 'YouTube', 'Вибори Президента']</text:p>
      <text:p text:style-name="P4">
Type: Article</text:p>
      <!--METADATA-->
      <text:p text:style-name="P4">
<draw:frame draw:style-name="fr1" draw:name="Image122" text:anchor-type="as-char" svg:width="6.9236in" svg:height="3.956343in" draw:z-index="0">
<draw:image xlink:href="../Images/yкринформ/2023-06-03T15-00-00-03-00/630_360_1559542057-408.jpg" xlink:type="simple" xlink:show="embed" xlink:actuate="onLoad" draw:mime-type="image/jpeg"/>
</draw:frame>
YouTube is prompted to delete a video with false statements on falsification of the US 2020 election elections.</text:p>
      <text:p text:style-name="P4">
The company announced this on Friday, Ukrinform reports with a link to <text:a xlink:type="simple" xlink:href="https://www.bbc.com/news/world-us-canada-65772505" text:style-name="Internet_20_link" text:visited-style-name="Visited_20_Internet_20_Link">
BBC</text:a>
.</text:p>
      <text:p text:style-name="P4">
YouTube stated tens of thousands of videos that have been doubted in the past presidential <text:a xlink:type="simple" xlink:href="https://www.ukrinform.ua/tag-vibori" text:style-name="Internet_20_link" text:visited-style-name="Visited_20_Internet_20_Link">
elections</text:a>
, but now it's time to re -evaluate.</text:p>
      <text:p text:style-name="P4">
"... We have found that the removal of this content is indeed restraining, it can also inadvertently lead to a reduction in political privacy without a significant reduction in the risk of violence or other real harm," the company's statement.</text:p>
      <text:p text:style-name="P4">
The new platform policy came into force on June 2.</text:p>
      <text:p text:style-name="P4">
YouTube stated that they would continue to adjust their policies on the eve of the 20124 election. At the same time, the company will continue to apply other measures of anti -election misinformation measures, in particular, it will prohibit videos with deceptives on where and how to vote.</text:p>
      <text:p text:style-name="P4">
In December 2020, YouTube began to remove a video with unjustified falsification during the presidential election.</text:p>
      <text:p text:style-name="P4">
<text:span text:style-name="T4">
 Read also: </text:span>
 <text:a xlink:type="simple" xlink:href="https://www.ukrinform.ua/rubric-world/3717009-trampa-pidozruut-u-nezakonnomu-zberiganni-sekretnogo-dokumenta.html" text:style-name="Internet_20_link" text:visited-style-name="Visited_20_Internet_20_Link">
<text:span text:style-name="T4">
 Trump </text:span>
 And suspected in the illegal storage document</text:a>
As reported by Ukrinform, in the election of the US President in 2020, Donald Trumpgrad Joe Biden, but refused to admit defeat and insisted that he had "evidence of mass falsification of elections."</text:p>
      <text:p text:style-name="P4">
The competent authorities responsible for the organization and safety of the US election have denied Trump's statements and his supporters about allegedly mass falsification during the vote.</text:p>
      <text:p text:style-name="P4">
News Source: <text:a xlink:type="simple" xlink:href="https://www.ukrinform.ua/rubric-world/3717839-youtube-bilse-ne-vidalatime-video-z-fejkovimi-zaavami-pro-prezidentski-vibori-u-ssa-2020-roku.html" text:style-name="Internet_20_link" text:visited-style-name="Visited_20_Internet_20_Link">
https://www.ukrinform.ua/rubric-world/3717839-youtube-bilse-ne-vidalatime-video-z-fejkovimi-zaavami-pro-prezidentski-vibori-u-ssa-2020-roku.html</text:a>
</text:p>
      <!--NEWS-->
      <text:h text:style-name="P10" text:outline-level="1">
<text:span text:style-name="T4">
At least 6 wounded as result of Russian missile strike in Pidhirodnie of Dnipro district</text:span>
</text:h>
      <text:p text:style-name="P4">
Authors: liveuamap (Language: en)</text:p>
      <text:p text:style-name="P4">
Time: 2023-06-03T15:04:26</text:p>
      <text:p text:style-name="P4">
Location: Dnipro (Latitude:48.56125 Longtitude:35.09016)</text:p>
      <text:p text:style-name="P4">
Videos: []</text:p>
      <text:p text:style-name="P4">
Images: ["<text:a xlink:type="simple" xlink:href="https://liveuamap.com/pics/2023/06/03/22567377_0.jpg" text:style-name="Internet_20_link" text:visited-style-name="Visited_20_Internet_20_Link">
22567377_0.jpg</text:a>
", "<text:a xlink:type="simple" xlink:href="https://liveuamap.com/pics/2023/06/03/22567377_1.jpg" text:style-name="Internet_20_link" text:visited-style-name="Visited_20_Internet_20_Link">
22567377_1.jpg</text:a>
", "<text:a xlink:type="simple" xlink:href="https://liveuamap.com/pics/2023/06/03/22567377_2.jpg" text:style-name="Internet_20_link" text:visited-style-name="Visited_20_Internet_20_Link">
22567377_2.jpg</text:a>
"]</text:p>
      <text:p text:style-name="P4">
Tags: ["Europe", "Central and Eastern Europe"]</text:p>
      <text:p text:style-name="P4">
Id: 22567377</text:p>
      <!--METADATA-->
      <text:p text:style-name="P4">
At least 6 wounded as result of Russian missile strike in Pidhirodnie ofDnipro district</text:p>
      <text:p text:style-name="P4">
<draw:frame draw:style-name="fr1" draw:name="Image123" text:anchor-type="as-char" svg:width="6.9236in" svg:height="4.457068in" draw:z-index="0">
<draw:image xlink:href="../Images/liveuamap/2023-06-03T15-04-26/22567377_0.jpg" xlink:type="simple" xlink:show="embed" xlink:actuate="onLoad" draw:mime-type="image/jpeg"/>
</draw:frame>
<draw:frame draw:style-name="fr1" draw:name="Image124" text:anchor-type="as-char" svg:width="5.7625in" svg:height="10.0in" draw:z-index="0">
<draw:image xlink:href="../Images/liveuamap/2023-06-03T15-04-26/22567377_1.jpg" xlink:type="simple" xlink:show="embed" xlink:actuate="onLoad" draw:mime-type="image/jpeg"/>
</draw:frame>
<draw:frame draw:style-name="fr1" draw:name="Image125" text:anchor-type="as-char" svg:width="5.625in" svg:height="10.0in" draw:z-index="0">
<draw:image xlink:href="../Images/liveuamap/2023-06-03T15-04-26/22567377_2.jpg" xlink:type="simple" xlink:show="embed" xlink:actuate="onLoad" draw:mime-type="image/jpeg"/>
</draw:frame>
News Collection Link: <text:a xlink:type="simple" xlink:href="https://liveuamap.com/en/2023/3-june-at-least-6-wounded-as-result-of-russian-missile-strike" text:style-name="Internet_20_link" text:visited-style-name="Visited_20_Internet_20_Link">
https://liveuamap.com/en/2023/3-june-at-least-6-wounded-as-result-of-russian-missile-strike</text:a>
</text:p>
      <text:p text:style-name="P4">
News Source: <text:a xlink:type="simple" xlink:href="https://t.me/dneproperatyv/64524" text:style-name="Internet_20_link" text:visited-style-name="Visited_20_Internet_20_Link">
https://t.me/dneproperatyv/64524</text:a>
</text:p>
      <!--NEWS-->
      <text:h text:style-name="P10" text:outline-level="1">
<text:span text:style-name="T4">
Zelensky: Internal explosion in Russia is a matter of time</text:span>
</text:h>
      <text:p text:style-name="P4">
Authors: Ukrinform (Person)</text:p>
      <text:p text:style-name="P4">
Publisher: Укринформ (Organization)</text:p>
      <text:p text:style-name="P4">
Published Time: 2023-06-03T15:07:13+03:00</text:p>
      <text:p text:style-name="P4">
Modified Time: 2023-06-03T15:07:13+03:00</text:p>
      <text:p text:style-name="P4">
Description: Russian society already understands that the issue of internal explosion within Russia is a matter of time.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Переговори', 'Зеленський', 'Війна з Росією']</text:p>
      <text:p text:style-name="P4">
Type: Article</text:p>
      <!--METADATA-->
      <text:p text:style-name="P4">
<draw:frame draw:style-name="fr1" draw:name="Image126" text:anchor-type="as-char" svg:width="6.9236in" svg:height="3.956343in" draw:z-index="0">
<draw:image xlink:href="../Images/yкринформ/2023-06-03T15-07-13-03-00/630_360_1652263772-452.jpeg" xlink:type="simple" xlink:show="embed" xlink:actuate="onLoad" draw:mime-type="image/jpeg"/>
</draw:frame>
The Russian community already understands that the issue of internal explosion within Russia is a time of time.</text:p>
      <text:p text:style-name="P4">
This opinion was expressed by President Volodymyr Zelenskyy in <text:a xlink:type="simple" xlink:href="http://www.youtube.com/watch" text:style-name="Internet_20_link" text:visited-style-name="Visited_20_Internet_20_Link">
interview</text:a>
Latin American media, Ukrinform correspondent reports.</text:p>
      <text:p text:style-name="P4">
“Depends on <text:a xlink:type="simple" xlink:href="https://www.ukrinform.ua/tag-rosia" text:style-name="Internet_20_link" text:visited-style-name="Visited_20_Internet_20_Link">
Russia</text:a>
- military(by - ed.)We de -navigate the territory or not, and only from Russia. And today our partners see, and already those countries that were skeptical. For example, Germany. Chancellor Scholtz openly says: “I believe that Russia is… there is no to talk about it until it leaves the territories(Ukraine - ed.)”. Draw the attention - not until Ukraine is dealing with their military, and until Russia works. Therefore, there is a logic for me. If you want to talk to me and talk to a curved world, you should not wait for you to be over. They will be they, ”Zelensky said.</text:p>
      <text:p text:style-name="P4">
At the same time, he noted that by dealing of the Russian -owned territory of the Russian Federation in the Ukrainian way, we lose our people.</text:p>
      <text:p text:style-name="P4">
“The question is not in time. We do not get tired for the sake of victory. The question is not in time, the question in people. And if we knock out the force(Russians from Ukraine - ed.), then, believe me, when we will squeeze them out of our territory, what do we talk about with them? What is the point to speak? I think that then Russia will look for themselves other leaders who will be able to find an approach to the whole civilized world, to find the opportunity for people to sit with them at least something to say something, because after they did, no one is ready for dialogue with them. . This is if we knock out the force, so such a big difference, ”said <text:a xlink:type="simple" xlink:href="https://www.ukrinform.ua/tag-zelenskij" text:style-name="Internet_20_link" text:visited-style-name="Visited_20_Internet_20_Link">
Zelensky</text:a>
.</text:p>
      <text:p text:style-name="P4">
As he noted, “if Russia wants a diplomatic direction, then they must(From the territory of Ukraine - ed.)Without waiting for us to perish many people and we will push them out. "</text:p>
      <text:p text:style-name="P4">
Zelensky expressed his belief that Ukraine has been depriving its territories to Tann on the importance of what way it would be.</text:p>
      <text:p text:style-name="P4">
“It is very important to lose people or not to reduce losses. It is very important to me. And then it depends on, again, whether we are ready for any communion, ”the head of the Ukrainian state added.</text:p>
      <text:p text:style-name="P4">
In his opinion, "any other leadership of the Russian Federation will be looking for a output from this situation."He stressed that the war is taking place in Ukraine, not Russia.</text:p>
      <text:p text:style-name="P4">
“The war is here. Them(Russians - ed.)I would like to talk that something is reflected in Russia. Nothing is happening there. I will tell you, u have some weapons that we do not use in Russia, because we have stolen us, for example, "Himars", which we have no right to use the gerrulates of other states, Russia. We are talking about Russia today. That is, we use in the territories of our temporarily occupied, so, the impressive goals and affecting some warehouses with ammunition, etc. You already know Russia. If we have a powerfully impressed targets in the Russian Federation, believe me, there would be a lot of casualties. Truth? We see what 50, 100 rockets are, widening for us. We see what sacrifices are visible. And we know what the Russian Federation is. If they had any casualties, believe me, the whole information space would be in this. And this is a fact. They can make a whole information bubble, ”the head of the Ukrainian state said.</text:p>
      <text:p text:style-name="P4">
<text:span text:style-name="T4">
 Read also: </text:span>
 <text:a xlink:type="simple" xlink:href="https://www.ukrinform.ua/rubric-polytics/3717835-zelenskij-pro-vtomu-vid-vijni-v-insih-krainah-mi-ne-vtomilisa-zahisati-svit.html" text:style-name="Internet_20_link" text:visited-style-name="Visited_20_Internet_20_Link">
<text:span text:style-name="T4">
 Zelensky </text:span>
 - about "fatigue from war" in other countries: We are not tired of protecting the world</text:a>
Earlier, the German Chancellor Olaf Scholz told reporters to meetings with colleagues and President of Ukraine Vladimirzelensky in the fields of G7 summit that the leaders of the Seven Group countries repeated a clear message to Russia on the need to withdraw troops of Ukraine during the Summit.</text:p>
      <text:p text:style-name="P4">
<text:span text:style-name="T5">
Foto: op</text:span>
</text:p>
      <text:p text:style-name="P4">
News Source: <text:a xlink:type="simple" xlink:href="https://www.ukrinform.ua/rubric-polytics/3717840-zelenskij-vnutrisnij-vibuh-v-rosii-ce-pitanna-casu.html" text:style-name="Internet_20_link" text:visited-style-name="Visited_20_Internet_20_Link">
https://www.ukrinform.ua/rubric-polytics/3717840-zelenskij-vnutrisnij-vibuh-v-rosii-ce-pitanna-casu.html</text:a>
</text:p>
      <!--NEWS-->
      <text:h text:style-name="P10" text:outline-level="1">
<text:span text:style-name="T4">
In Sumy region, police are investigating the abuse of teenagers from an 11-year-old boy</text:span>
</text:h>
      <text:p text:style-name="P4">
Authors: Ukrinform (Person)</text:p>
      <text:p text:style-name="P4">
Publisher: Укринформ (Organization)</text:p>
      <text:p text:style-name="P4">
Published Time: 2023-06-03T15:12:00+03:00</text:p>
      <text:p text:style-name="P4">
Modified Time: 2023-06-03T15:12:00+03:00</text:p>
      <text:p text:style-name="P4">
Description: In Sumy region, police are investigating the bullying of a 11-year-old teenage boy who filmed "punishment for boldness" on the phone. - Ukrinform.</text:p>
      <text:p text:style-name="P4">
Images: ['<text:a xlink:type="simple" xlink:href="https://static.ukrinform.com/photos/2018_01/thumb_files/630_360_1514814140-4618.jpg" text:style-name="Internet_20_link" text:visited-style-name="Visited_20_Internet_20_Link">
630_360_15148...</text:a>
']</text:p>
      <text:p text:style-name="P4">
Tags: ['Діти', 'Поліція', 'Сумщина', 'Булінг']</text:p>
      <text:p text:style-name="P4">
Type: Article</text:p>
      <!--METADATA-->
      <text:p text:style-name="P4">
<draw:frame draw:style-name="fr1" draw:name="Image127" text:anchor-type="as-char" svg:width="6.9236in" svg:height="3.956343in" draw:z-index="0">
<draw:image xlink:href="../Images/yкринформ/2023-06-03T15-12-00-03-00/630_360_1514814140-4618.jpg" xlink:type="simple" xlink:show="embed" xlink:actuate="onLoad" draw:mime-type="image/jpeg"/>
</draw:frame>
Police officers are investigating the bullying of a 11-year-old teenage boy, who were aware of "punishment for boldness" on the phone.</text:p>
      <text:p text:style-name="P4">
About it reports <text:a xlink:type="simple" xlink:href="https://su.npu.gov.ua/news/lebedynski-politseiski-rozpochaly-kryminalne-provadzhennia-za-faktom-znushchannia-nad-malolitnim" text:style-name="Internet_20_link" text:visited-style-name="Visited_20_Internet_20_Link">
police of Sumy region</text:a>
, reports Ukrinform.</text:p>
      <text:p text:style-name="P4">
“The police appealed to the police with a young boy who reported that a group of minors were bullied over her son. It was previously determined that on June 2 in the period from 11.00 to 13.30 <text:a xlink:type="simple" xlink:href="https://www.ukrinform.ua/tag-diti" text:style-name="Internet_20_link" text:visited-style-name="Visited_20_Internet_20_Link">
minors</text:a>
The ages of 13 to 14 were invited to the farm in the village of Kudanivka, Lebedyn Territorial Utilities. There they tried to study the minor for his bold behavior, allegedly insulting in their direction, ”the message reads.</text:p>
      <text:p text:style-name="P4">
As it is noted, the abusers began to alternately cause slapas and kicks to a 11-year-old boy. Immediately insulting him with obscene swearing and pushing, they agreed from him and all filmed it on a mobile phone.</text:p>
      <text:p text:style-name="P4">
Currently, the individuals of all offenders have been established. Law enforcement officers were delivered to the police department, where they were interviewed in the presence of parents. Inspectors of juvenile prevention and psychologists were in place.</text:p>
      <text:p text:style-name="P4">
According to this fact, police have already opened criminal proceedings on the grounds of the Zamoremia under Part 1 of Article 126 of the Criminal Code of Ukraine(Bearing immense). Слідство триває.</text:p>
      <text:p text:style-name="P4">
<text:span text:style-name="T4">
Читайте також:</text:span>
 <text:a xlink:type="simple" xlink:href="https://www.ukrinform.ua/rubric-regions/3712708-na-kiivsini-pidozruvanim-u-znusanni-ta-nasilstvi-nad-11ricnou-divcinkou-obrali-zapobizni-zahodi.html" text:style-name="Internet_20_link" text:visited-style-name="Visited_20_Internet_20_Link">
 На Київщині підозрюваним у знущанні та насильстві над11-річною дівчинкою обрали запобіжні заходи </text:a>
In parallel with the investigation, both with children and their parents, as well as in the educational institutions where they study, juvenile prevention workers carry out an explanatory work on the consequences of such behavior.</text:p>
      <text:p text:style-name="P4">
As reported <text:a xlink:type="simple" xlink:href="https://www.ukrinform.ua/rubric-regions/3693267-na-cernigivsini-pritagnuli-do-vidpovidalnosti-pidlitkiv-aki-znusalisa-z-divcini.html" text:style-name="Internet_20_link" text:visited-style-name="Visited_20_Internet_20_Link">
Ukrinform</text:a>
, in Chernihiv region, police attracted the reference of five teenagers who posted a video of how they were bullied, as well as their parents and the headmaster where they study.</text:p>
      <text:p text:style-name="P4">
News Source: <text:a xlink:type="simple" xlink:href="https://www.ukrinform.ua/rubric-regions/3717841-na-sumsini-policia-rozslidue-znusanna-pidlitkiv-z-11ricnogo-hlopcika.html" text:style-name="Internet_20_link" text:visited-style-name="Visited_20_Internet_20_Link">
https://www.ukrinform.ua/rubric-regions/3717841-na-sumsini-policia-rozslidue-znusanna-pidlitkiv-z-11ricnogo-hlopcika.html</text:a>
</text:p>
      <!--NEWS-->
      <text:h text:style-name="P10" text:outline-level="1">
<text:span text:style-name="T4">
Zelensky: We're ready for a counter -offensive</text:span>
</text:h>
      <text:p text:style-name="P4">
Authors: Ukrinform (Person)</text:p>
      <text:p text:style-name="P4">
Publisher: Укринформ (Organization)</text:p>
      <text:p text:style-name="P4">
Published Time: 2023-06-03T15:13:00+03:00</text:p>
      <text:p text:style-name="P4">
Modified Time: 2023-06-03T15:13:00+03:00</text:p>
      <text:p text:style-name="P4">
Description: President of Ukraine Volodymyr Zelensky has declared his readiness to start a counter -offensive, emphasizing that this process would take some time and have a high price.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Зеленський', 'Війна з Росією', 'Контрнаступ']</text:p>
      <text:p text:style-name="P4">
Type: Article</text:p>
      <!--METADATA-->
      <text:p text:style-name="P4">
<draw:frame draw:style-name="fr1" draw:name="Image128" text:anchor-type="as-char" svg:width="6.9236in" svg:height="3.956343in" draw:z-index="0">
<draw:image xlink:href="../Images/yкринформ/2023-06-03T15-13-00-03-00/630_360_1661783861-434.jpeg" xlink:type="simple" xlink:show="embed" xlink:actuate="onLoad" draw:mime-type="image/jpeg"/>
</draw:frame>
President of Ukraine Volodymyr Zelensky declared his readiness to start a counter -offensive, emphasizing that this process would take some time and a memorial price.</text:p>
      <text:p text:style-name="P4">
He said this in an interview with WSJ, Ukrinform reports with a link to <text:a xlink:type="simple" xlink:href="http://www.bbc.com/ukrainian/features-65787753" text:style-name="Internet_20_link" text:visited-style-name="Visited_20_Internet_20_Link">
BBCUkraine</text:a>
.</text:p>
      <text:p text:style-name="P4">
“We firmly believe that we will succeed. I don't know how much time it is(counter -offensive - ed.)will take it. To be honest, it can go different ways, completely different. But we are going to do it, we are ready, ”Zelensky said.</text:p>
      <text:p text:style-name="P4">
According to the WSJ, the head of the Ukrainian state acknowledged that Russia has the advantage of the front line over the front line, and stressed that in the absence of a powerful weapon, a huge number of military will die.</text:p>
      <text:p text:style-name="P4">
"We would like to have certain things, but we cannot wait for months," said the president.</text:p>
      <text:p text:style-name="P4">
According to him, Ukraine needs additional Patriot missile batteries to protect its cities and troops on the front line. According to Zelensky, Vinchovts would have 50 such batteries, as it is the only system that can interceive some types of Russian missiles.</text:p>
      <text:p text:style-name="P4">
<text:span text:style-name="T4">
 Read also: </text:span>
 <text:a xlink:type="simple" xlink:href="https://www.ukrinform.ua/rubric-ato/3717437-eksdirektor-cru-perekonanij-v-uspisnosti-kontrnastupu-ukraini.html" text:style-name="Internet_20_link" text:visited-style-name="Visited_20_Internet_20_Link">
CIA Existent Director is convinced of success <text:span text:style-name="T4">
 counter -offensive </text:span>
 Ukraine</text:a>
The Head of State also expressed anxiety about the risks that Ukraine may have a change in power in the White House after the presidential election of the next year. After all, Baiden administration against the background of a full -scale invasion provided unprecedented support.</text:p>
      <text:p text:style-name="P4">
“In a situation where there is support, you are afraid of change. And, to be honest, when you admire about the change of administration, I feel the same as any other-you want change for the better, but maybe vice versa, ”-said Zelensky.</text:p>
      <text:p text:style-name="P4">
He also stated that Ukraine is expecting specifics about the prospects for joining <text:a xlink:type="simple" xlink:href="https://www.ukrinform.ua/tag-nato" text:style-name="Internet_20_link" text:visited-style-name="Visited_20_Internet_20_Link">
NATO</text:a>
And he puts special hopes of the Alliance Summit in Vilnius.</text:p>
      <text:p text:style-name="P4">
“If we are not given a signal in Vilnius(Concerning the receipt of Ukraine's accession to the Alliance - Ed.), I think there is nothing to do on this summit, ”Zelensky said, noting that he does not know if Ukraine will receive such a signal.</text:p>
      <text:p text:style-name="P4">
<text:span text:style-name="T4">
 Read also: </text:span>
 <text:a xlink:type="simple" xlink:href="https://www.ukrinform.ua/rubric-polytics/3717835-zelenskij-pro-vtomu-vid-vijni-v-insih-krainah-mi-ne-vtomilisa-zahisati-svit.html" text:style-name="Internet_20_link" text:visited-style-name="Visited_20_Internet_20_Link">
<text:span text:style-name="T4">
 Zelensky </text:span>
 - about "fatigue from war" in other countries: We are not tired of protecting the world</text:a>
</text:p>
      <text:p text:style-name="P4">
NATO Secretary General Jens Stoltenberg said that the countries of the northern Atlantic Alliance provided Ukraine with sufficient military assistance to disseminate the territories captured by Russia, but are ready to do even more.</text:p>
      <text:p text:style-name="P4">
News Source: <text:a xlink:type="simple" xlink:href="https://www.ukrinform.ua/rubric-ato/3717842-zelenskij-mi-gotovi-do-kontrnastupu.html" text:style-name="Internet_20_link" text:visited-style-name="Visited_20_Internet_20_Link">
https://www.ukrinform.ua/rubric-ato/3717842-zelenskij-mi-gotovi-do-kontrnastupu.html</text:a>
</text:p>
      <!--NEWS-->
      <text:h text:style-name="P10" text:outline-level="1">
<text:span text:style-name="T4">
Intelligence considers the emergence of rebellion in Russia possible</text:span>
</text:h>
      <text:p text:style-name="P4">
Authors: Ukrinform (Person)</text:p>
      <text:p text:style-name="P4">
Publisher: Укринформ (Organization)</text:p>
      <text:p text:style-name="P4">
Published Time: 2023-06-03T15:34:56+03:00</text:p>
      <text:p text:style-name="P4">
Modified Time: 2023-06-03T15:34:56+03:00</text:p>
      <text:p text:style-name="P4">
Description: One of the scenarios of developments within Russia can be a rebellion or military confrontation. - Ukrinform.</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Росія']</text:p>
      <text:p text:style-name="P4">
Type: Article</text:p>
      <!--METADATA-->
      <text:p text:style-name="P4">
<draw:frame draw:style-name="fr1" draw:name="Image129" text:anchor-type="as-char" svg:width="6.9236in" svg:height="3.956343in" draw:z-index="0">
<draw:image xlink:href="../Images/yкринформ/2023-06-03T15-34-56-03-00/630_360_1674657236-888.jpg" xlink:type="simple" xlink:show="embed" xlink:actuate="onLoad" draw:mime-type="image/jpeg"/>
</draw:frame>
One of the screensaries of events within Russia can be a rebellion or military contrast.</text:p>
      <text:p text:style-name="P4">
This was stated by a representative of the Main Directorate of Intelligence of the Ministry of Defense of Ukraine Andriy Yusov, Ukrinform reports with reference to <text:a xlink:type="simple" xlink:href="https://gur.gov.ua/content/korol-holyi-u-moskovshchyni-mozhlyvyi-zakolot.html" text:style-name="Internet_20_link" text:visited-style-name="Visited_20_Internet_20_Link">
GUR</text:a>
.</text:p>
      <text:p text:style-name="P4">
"As a result of successful actions of the Security and Defense forces of Ukraine and the de -occupation of our territories, internal conflicts are possible within the Moscow region itself," - said.</text:p>
      <text:p text:style-name="P4">
According to Yusov, the corresponding scenario can also lead to successful actions of Russian rebels.</text:p>
      <text:p text:style-name="P4">
According to the GUR representative, the operation of the "Russian volunteer corps" of Ilegion "Freedom of Russia" is still ongoing. In the territory of the Russian Federation, the "bubble gays" are now mainly.</text:p>
      <text:p text:style-name="P4">
"The king turned out to be naked. All the capable that can move, is overturned by Ukraine," Yusov said.</text:p>
      <text:p text:style-name="P4">
He added that the fight against armed insurgents is not within the competence of the "gibd-shrio" convened by the President <text:a xlink:type="simple" xlink:href="https://www.ukrinform.ua/tag-rosia" text:style-name="Internet_20_link" text:visited-style-name="Visited_20_Internet_20_Link">
RF</text:a>
Volodymyr Putin to the border within the Edelweiss plan, because they were only trained to beat the participants of peaceful protests and pensioners.</text:p>
      <text:p text:style-name="P4">
"That is why it is not so bad. Therefore, it is necessary for artillery and" hail "to bomb and destroy the civilian houses of the Muscovites themselves. It is all happening live, live, all this looks at the whole world," - summed up the intelligence representative.</text:p>
      <text:p text:style-name="P4">
<text:span text:style-name="T4">
 Read also: </text:span>
 <text:a xlink:type="simple" xlink:href="https://www.ukrinform.ua/rubric-ato/3714942-zavdaki-operacii-v-belgorodskij-oblasti-ukrainska-rozvidka-otrimala-vazlivi-dani-usov.html" text:style-name="Internet_20_link" text:visited-style-name="Visited_20_Internet_20_Link">
thanks to surgery in the Belgorod region, Ukrainian intelligence has received important data - <text:span text:style-name="T4">
 Yusov </text:span>
</text:a>
According to Ukrinform, according to the Institute of Study of War, in Russia <text:a xlink:type="simple" xlink:href="https://www.ukrinform.ua/rubric-ato/3717327-u-rosii-zrostae-trivoznist-cerez-podii-u-belgorodskij-oblasti-isw.html" text:style-name="Internet_20_link" text:visited-style-name="Visited_20_Internet_20_Link">
increased difficulty</text:a>
Due to events in the Belgorod region.</text:p>
      <text:p text:style-name="P4">
News Source: <text:a xlink:type="simple" xlink:href="https://www.ukrinform.ua/rubric-ato/3717847-rozvidka-vvazae-viniknenna-zakolotu-v-rosii-mozlivim.html" text:style-name="Internet_20_link" text:visited-style-name="Visited_20_Internet_20_Link">
https://www.ukrinform.ua/rubric-ato/3717847-rozvidka-vvazae-viniknenna-zakolotu-v-rosii-mozlivim.html</text:a>
</text:p>
      <!--NEWS-->
      <text:h text:style-name="P10" text:outline-level="1">
<text:span text:style-name="T4">
In Izmail, the International Children's Festival -Contest "Danube - River Friendship" opened</text:span>
</text:h>
      <text:p text:style-name="P4">
Authors: Ukrinform (Person)</text:p>
      <text:p text:style-name="P4">
Publisher: Укринформ (Organization)</text:p>
      <text:p text:style-name="P4">
Published Time: 2023-06-03T15:42:00+03:00</text:p>
      <text:p text:style-name="P4">
Modified Time: 2023-06-03T15:42:00+03:00</text:p>
      <text:p text:style-name="P4">
Description: In Izmail in Odesa region the traditional festival-competition of children's creativity "Danube-River of Friendship" opened. - Ukrinform.</text:p>
      <text:p text:style-name="P4">
Images: ['<text:a xlink:type="simple" xlink:href="https://static.ukrinform.com/photos/2023_06/thumb_files/630_360_1685795891-770.jpg" text:style-name="Internet_20_link" text:visited-style-name="Visited_20_Internet_20_Link">
630_360_16857...</text:a>
']</text:p>
      <text:p text:style-name="P4">
Tags: ['Діти', 'Фестиваль', 'Конкурс', 'Одещина']</text:p>
      <text:p text:style-name="P4">
Type: Article</text:p>
      <!--METADATA-->
      <text:p text:style-name="P4">
<draw:frame draw:style-name="fr1" draw:name="Image130" text:anchor-type="as-char" svg:width="6.9236in" svg:height="3.956343in" draw:z-index="0">
<draw:image xlink:href="../Images/yкринформ/2023-06-03T15-42-00-03-00/630_360_1685795891-770.jpg" xlink:type="simple" xlink:show="embed" xlink:actuate="onLoad" draw:mime-type="image/jpeg"/>
</draw:frame>
The traditional festival-competition of children's creativity "Danube-Ring of Friendship" opened in Izmail Odessa.</text:p>
      <text:p text:style-name="P4">
This was reported by Izmail Mayor Andriy Abramchenko in <text:a xlink:type="simple" xlink:href="https://www.facebook.com/permalink.php" text:style-name="Internet_20_link" text:visited-style-name="Visited_20_Internet_20_Link">
Facebook</text:a>
, reports Ukrinform.</text:p>
      <text:p text:style-name="P4">
“It was also a traditional holiday in the Izmail Art Gallery of the Odessa Regional Center of Aesthetic Education, where international [competition] was opened(https://www.ukrinform.ua/tag-konkurs)Children's Creativity "Danube-Rickyard" and a concert and a number of creative workshops took place(як в залахгалереї, так й на прилеглій до неї території)», - Abramchenko wrote.</text:p>
      <text:p text:style-name="P4">
In the Izmail Art Gallery, this festival is held since 2013. This year at the exhibition presented 335 works more than 200 participants from Ukraine, Bulgaria, Germany, England and the USA.</text:p>
      <text:p text:style-name="P4">
The organizers of the festival are the Department of Culture, Nationalities, Religions of Tacontical Objects of Cultural Heritage of the Odessa Regional State Administration and Emilia Yevdokimova.</text:p>
      <text:p text:style-name="P4">
Children's works at the exhibition are presented in three techniques: painting, graphics, decorative and applied arts, children from 5 to 16 years.</text:p>
      <text:p text:style-name="P4">
<text:span text:style-name="T4">
 Read also: </text:span>
 <text:a xlink:type="simple" xlink:href="https://www.ukrinform.ua/rubric-culture/3716594-na-hmelniccini-projde-festival-ditacoi-knigi-soroka-biloboka.html" text:style-name="Internet_20_link" text:visited-style-name="Visited_20_Internet_20_Link">
in Khmelnytskyi will host a children's <text:span text:style-name="T4">
 festival </text:span>
 Book ** "Forty Bilobok"</text:a>
The jury is formed from leading specialists of culture and art of different countries. The head of the jury - Anatoliy Gorbenko, Deputy Chairman of the NSHU, People's Artist of Ukraine, Professor, Chairman of the Board of the Odessa Regional Organization of the National Union of Artists of Ukraine.</text:p>
      <text:p text:style-name="P4">
As reported <text:a xlink:type="simple" xlink:href="https://www.ukrinform.ua/rubric-culture/3716328-startuvav-konkurs-hudoznih-proektiv-prisvacenij-osmislennu-vijni-v-ukraini-mkip.html" text:style-name="Internet_20_link" text:visited-style-name="Visited_20_Internet_20_Link">
Ukrinform</text:a>
, within the framework of the All -Ukrainian campaign “Together we mizes it. Together, we create a competition for artistic projects dedicated to the understanding of the Russian war in Ukraine since 2014 with focus for Ukraine and the European Union.</text:p>
      <text:p text:style-name="P4">
<text:span text:style-name="T5">
Foto: Andriy Abramchenko / Facebook</text:span>
</text:p>
      <text:p text:style-name="P4">
News Source: <text:a xlink:type="simple" xlink:href="https://www.ukrinform.ua/rubric-regions/3717851-na-odesini-v-izmaili-vidkrivsa-miznarodnij-ditacij-festivalkonkurs-dunaj-ricka-druzbi.html" text:style-name="Internet_20_link" text:visited-style-name="Visited_20_Internet_20_Link">
https://www.ukrinform.ua/rubric-regions/3717851-na-odesini-v-izmaili-vidkrivsa-miznarodnij-ditacij-festivalkonkurs-dunaj-ricka-druzbi.html</text:a>
</text:p>
      <!--NEWS-->
      <text:h text:style-name="P10" text:outline-level="1">
<text:span text:style-name="T4">
Iran plans to create a naval alliance with the Gulf countries</text:span>
</text:h>
      <text:p text:style-name="P4">
Authors: Ukrinform (Person)</text:p>
      <text:p text:style-name="P4">
Publisher: Укринформ (Organization)</text:p>
      <text:p text:style-name="P4">
Published Time: 2023-06-03T15:44:49+03:00</text:p>
      <text:p text:style-name="P4">
Modified Time: 2023-06-03T15:44:49+03:00</text:p>
      <text:p text:style-name="P4">
Description: The Navy Commander Iran Iran Irani said that Iri, Saudi Arabia and three other Gulf states plan to form a naval alliance, which will also include India and Pakistan. - Ukrinform.</text:p>
      <text:p text:style-name="P4">
Images: ['<text:a xlink:type="simple" xlink:href="https://static.ukrinform.com/photos/2023_05/thumb_files/630_360_1685368049-244.jpg" text:style-name="Internet_20_link" text:visited-style-name="Visited_20_Internet_20_Link">
630_360_16853...</text:a>
']</text:p>
      <text:p text:style-name="P4">
Tags: ['Іран', 'Перська затока', 'військово-морський альянс ']</text:p>
      <text:p text:style-name="P4">
Type: Article</text:p>
      <!--METADATA-->
      <text:p text:style-name="P4">
<draw:frame draw:style-name="fr1" draw:name="Image131" text:anchor-type="as-char" svg:width="6.9236in" svg:height="3.956343in" draw:z-index="0">
<draw:image xlink:href="../Images/yкринформ/2023-06-03T15-44-49-03-00/630_360_1685368049-244.jpg" xlink:type="simple" xlink:show="embed" xlink:actuate="onLoad" draw:mime-type="image/jpeg"/>
</draw:frame>
Iran's commander Iran Iran Iran stated that Iry, Saudi Arabia and three other Gulf states plan to form a Navy, which will also take India and Pakistan.</text:p>
      <text:p text:style-name="P4">
About it reports <text:a xlink:type="simple" xlink:href="http://www.reuters.com/world/middle-east/iran-says-form-naval-alliance-with-gulf-states-ensure-regional-stability-2023-06-03/" text:style-name="Internet_20_link" text:visited-style-name="Visited_20_Internet_20_Link">
Reuters</text:a>
, reports Ukrinform.</text:p>
      <text:p text:style-name="P4">
According to Iran, the countries of the region "realized that only cooperation with each other would lead to security in the region."</text:p>
      <text:p text:style-name="P4">
The head of the Navy Iran stated that they also plan to join the Alliance <text:a xlink:type="simple" xlink:href="https://www.ukrinform.ua/tag-india" text:style-name="Internet_20_link" text:visited-style-name="Visited_20_Internet_20_Link">
India</text:a>
, Pakistan, Saudi Arabia, united Emirates, Bahrain, Qatar and Iraq.</text:p>
      <text:p text:style-name="P4">
At the same time, he did not specify the details about the form of the Alliance, which, he said, was aware of the near future.</text:p>
      <text:p text:style-name="P4">
<text:span text:style-name="T4">
 Read also: </text:span>
 [France considers the launch of a ballistic missile <text:span text:style-name="T4">
 Iran </text:span>
 by a signal(https://www.ukrinform.ua/rubric-world/3714205-francia-vvazae-zapusk-balisticnoi-raketi-iranom-trivoznim-signalom.html)As <text:a xlink:type="simple" xlink:href="https://www.ukrinform.ua/rubric-polytics/3711454-zelenskij-zaprosiv-cleniv-ligi-arabskih-derzav-dolucitisa-do-ukrainskoi-formuli-miru.html" text:style-name="Internet_20_link" text:visited-style-name="Visited_20_Internet_20_Link">
reported</text:a>
Ukrinform, in March this year, Saudi Arabia renewediplomatic relations with its ancient regional rival Iran.</text:p>
      <text:p text:style-name="P4">
The Verkhovna Rada approved the decision of the National Security Council on the use of sector special economic and other restrictive measures(sanctions)Against the Islamic Republic of Iran.  Photo: Getty Images</text:p>
      <text:p text:style-name="P4">
News Source: <text:a xlink:type="simple" xlink:href="https://www.ukrinform.ua/rubric-world/3717852-iran-planue-stvoriti-vijskovomorskij-alans-iz-krainami-perskoi-zatoki.html" text:style-name="Internet_20_link" text:visited-style-name="Visited_20_Internet_20_Link">
https://www.ukrinform.ua/rubric-world/3717852-iran-planue-stvoriti-vijskovomorskij-alans-iz-krainami-perskoi-zatoki.html</text:a>
</text:p>
      <!--NEWS-->
      <text:h text:style-name="P10" text:outline-level="1">
<text:span text:style-name="T4">
Four fire trucks from German philanthropists arrived in Lviv region</text:span>
</text:h>
      <text:p text:style-name="P4">
Authors: Ukrinform (Person)</text:p>
      <text:p text:style-name="P4">
Publisher: Укринформ (Organization)</text:p>
      <text:p text:style-name="P4">
Published Time: 2023-06-03T15:49:08+03:00</text:p>
      <text:p text:style-name="P4">
Modified Time: 2023-06-03T15:49:08+03:00</text:p>
      <text:p text:style-name="P4">
Description: Four fire trucks from the German organization Freunde Helfen Konvoi arrived in the Lviv region, two of them will be transferred to Kherson and Mykolaiv region. - Ukrinform.</text:p>
      <text:p text:style-name="P4">
Images: ['<text:a xlink:type="simple" xlink:href="https://static.ukrinform.com/photos/2023_06/thumb_files/630_360_1685796496-293.jpg" text:style-name="Internet_20_link" text:visited-style-name="Visited_20_Internet_20_Link">
630_360_16857...</text:a>
']</text:p>
      <text:p text:style-name="P4">
Tags: ['Автомобіль', 'ДСНС', 'Львівщина', 'Німеччина']</text:p>
      <text:p text:style-name="P4">
Type: Article</text:p>
      <!--METADATA-->
      <text:p text:style-name="P4">
<draw:frame draw:style-name="fr1" draw:name="Image132" text:anchor-type="as-char" svg:width="6.9236in" svg:height="3.956343in" draw:z-index="0">
<draw:image xlink:href="../Images/yкринформ/2023-06-03T15-49-08-03-00/630_360_1685796496-293.jpg" xlink:type="simple" xlink:show="embed" xlink:actuate="onLoad" draw:mime-type="image/jpeg"/>
</draw:frame>
Four fire trucks from the German organization Freunde Helfen Konvoi arrived, two of them will be transferred to Kherson and Mykolaiv region.</text:p>
      <text:p text:style-name="P4">
About it in <text:a xlink:type="simple" xlink:href="http://t.me/kozytskyy_maksym_official/8511" text:style-name="Internet_20_link" text:visited-style-name="Visited_20_Internet_20_Link">
telegram</text:a>
The reporter of Lviv Ova Maxim Kozytsky, reports Ukrinform.</text:p>
      <text:p text:style-name="P4">
«<text:a xlink:type="simple" xlink:href="https://www.ukrinform.ua/tag-lvivsina" text:style-name="Internet_20_link" text:visited-style-name="Visited_20_Internet_20_Link">
Lviv region</text:a>
She received 4 fire trucks from the German fertilizers. Two cars will be on the duty of the Ucherson and Mykolaiv regions, two will serve the units of the SES of the Ulvee region, ”Kozitsky said.</text:p>
      <text:p text:style-name="P4">
According to him, special transport is equipped with everything necessary for the fight against wades and other emergencies. The accession also includes oxygen vicalenes, which are important when extinguishing indoors.</text:p>
      <text:p text:style-name="P4">
Buying machines and the necessary equipment cost 2.5 million hryvnias.</text:p>
      <text:p text:style-name="P4">
According to Kozitsky, from the beginning of a full -scale Russian invasion of Freunde Helfen Konvoi has transferred ten -existing machines of a similar class to Ukrainian partners.</text:p>
      <text:p text:style-name="P4">
<text:span text:style-name="T4">
 Read also: </text:span>
 <text:a xlink:type="simple" xlink:href="https://www.ukrinform.ua/rubric-kyiv/3695434-kiiv-otrimav-cotiri-sucasni-avtobusi-vid-nimeckih-partneriv.html" text:style-name="Internet_20_link" text:visited-style-name="Visited_20_Internet_20_Link">
Capital received four modern buses from German partners</text:a>
As it was reported, Kyiv received a modern fire truck from German and Polish partner.</text:p>
      <text:p text:style-name="P4">
News Source: <text:a xlink:type="simple" xlink:href="https://www.ukrinform.ua/rubric-regions/3717854-na-lvivsinu-pribuli-cotiri-pozezni-avtomobili-vid-nimeckih-blagodijnikiv.html" text:style-name="Internet_20_link" text:visited-style-name="Visited_20_Internet_20_Link">
https://www.ukrinform.ua/rubric-regions/3717854-na-lvivsinu-pribuli-cotiri-pozezni-avtomobili-vid-nimeckih-blagodijnikiv.html</text:a>
</text:p>
      <!--NEWS-->
      <text:h text:style-name="P10" text:outline-level="1">
<text:span text:style-name="T4">
On the captured part of Zaporozhye there was an explosion on the railway - Fedorov</text:span>
</text:h>
      <text:p text:style-name="P4">
Authors: Ukrinform (Person)</text:p>
      <text:p text:style-name="P4">
Publisher: Укринформ (Organization)</text:p>
      <text:p text:style-name="P4">
Published Time: 2023-06-03T15:52:00+03:00</text:p>
      <text:p text:style-name="P4">
Modified Time: 2023-06-03T15:52:00+03:00</text:p>
      <text:p text:style-name="P4">
Description: In the temporarily captured territory of the Zaporizhzhya region there was an explosion on the railway, which the enemy uses to transport personnel and equipment.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Вибух', 'Запоріжжя', 'Війна з Росією']</text:p>
      <text:p text:style-name="P4">
Type: Article</text:p>
      <!--METADATA-->
      <text:p text:style-name="P4">
<draw:frame draw:style-name="fr1" draw:name="Image133" text:anchor-type="as-char" svg:width="6.9236in" svg:height="3.956343in" draw:z-index="0">
<draw:image xlink:href="../Images/yкринформ/2023-06-03T15-52-00-03-00/630_360_1669987737-966.jpg" xlink:type="simple" xlink:show="embed" xlink:actuate="onLoad" draw:mime-type="image/jpeg"/>
</draw:frame>
At the time of the captured territory of the Zaporizhzhya region there was an explosion on the railway, which the enemy uses to transport personnel and equipment.</text:p>
      <text:p text:style-name="P4">
About it in <text:a xlink:type="simple" xlink:href="http://t.me/ivan_fedorov_melitopol/2156" text:style-name="Internet_20_link" text:visited-style-name="Visited_20_Internet_20_Link">
telegram</text:a>
Melitopol Ivan Fedorov, reported by Melitopol, Ukrinform reports.</text:p>
      <text:p text:style-name="P4">
"A few hours ago, rail rails near the village of Dolynske Yakimovsky District stopped work," Fedorov wrote.</text:p>
      <text:p text:style-name="P4">
He recalled that the occupiers use the railway to transport the personnel and military equipment, but now they have "minus one way".</text:p>
      <text:p text:style-name="P4">
<text:span text:style-name="T4">
 Read also: </text:span>
 [during "cotton" in Lugansk was wounded(https://www.ukrinform.ua/rubric-regions/3708546-pid-cas-bavovni-u-lugansku-buv-poranenij-deputat-rosijskoi-dumi-zmi.html)As it was reported, the day before in the temporarily occupied Mikhailovka <text:a xlink:type="simple" xlink:href="https://www.ukrinform.ua/rubric-ato/3717645-na-zaporizzi-vibuhnula-avtivka-iz-zagarbnikami.html" text:style-name="Internet_20_link" text:visited-style-name="Visited_20_Internet_20_Link">
exploded with collaborators exploded</text:a>
 .</text:p>
      <text:p text:style-name="P4">
News Source: <text:a xlink:type="simple" xlink:href="https://www.ukrinform.ua/rubric-ato/3717856-na-zahoplenij-castini-zaporizza-stavsa-vibuh-na-zaliznici-fedorov.html" text:style-name="Internet_20_link" text:visited-style-name="Visited_20_Internet_20_Link">
https://www.ukrinform.ua/rubric-ato/3717856-na-zahoplenij-castini-zaporizza-stavsa-vibuh-na-zaliznici-fedorov.html</text:a>
</text:p>
      <!--NEWS-->
      <text:h text:style-name="P10" text:outline-level="1">
<text:span text:style-name="T4">
Britain systematically supports Ukraine in the legal sphere - Kostin</text:span>
</text:h>
      <text:p text:style-name="P4">
Authors: Ukrinform (Person)</text:p>
      <text:p text:style-name="P4">
Publisher: Укринформ (Organization)</text:p>
      <text:p text:style-name="P4">
Published Time: 2023-06-03T15:53:00+03:00</text:p>
      <text:p text:style-name="P4">
Modified Time: 2023-06-03T15:53:00+03:00</text:p>
      <text:p text:style-name="P4">
Description: Prosecutor General Andriy Kostin met with the extraordinary and plenipotentiary ambassador of the United Kingdom of Great Britain to Ukraine Melinda Simmons. - Ukrinform.</text:p>
      <text:p text:style-name="P4">
Images: ['<text:a xlink:type="simple" xlink:href="https://static.ukrinform.com/photos/2023_06/thumb_files/630_360_1685796803-123.jpg" text:style-name="Internet_20_link" text:visited-style-name="Visited_20_Internet_20_Link">
630_360_16857...</text:a>
']</text:p>
      <text:p text:style-name="P4">
Tags: ['Британія', 'Офіс генпрокурора', 'Мелінда Сіммонс', 'Андрій Костін']</text:p>
      <text:p text:style-name="P4">
Type: Article</text:p>
      <!--METADATA-->
      <text:p text:style-name="P4">
<draw:frame draw:style-name="fr1" draw:name="Image134" text:anchor-type="as-char" svg:width="6.9236in" svg:height="3.956343in" draw:z-index="0">
<draw:image xlink:href="../Images/yкринформ/2023-06-03T15-53-00-03-00/630_360_1685796803-123.jpg" xlink:type="simple" xlink:show="embed" xlink:actuate="onLoad" draw:mime-type="image/jpeg"/>
</draw:frame>
Prosecutor General Andriy Kostin held a meeting with the Extraordinary and Ambassador of the United Kingdom of the United Kingdom in Ukraine Melindomemomons.</text:p>
      <text:p text:style-name="P4">
According to Ukrinform, the Office of the Prosecutor General reports in <text:a xlink:type="simple" xlink:href="https://t.me/pgo_gov_ua/12853" text:style-name="Internet_20_link" text:visited-style-name="Visited_20_Internet_20_Link">
telegram</text:a>
.</text:p>
      <text:p text:style-name="P4">
Kostin thanked the people of the United Kingdom, who sincerely supports Ukraine for the first day of struggle.</text:p>
      <text:p text:style-name="P4">
" <text:a xlink:type="simple" xlink:href="https://www.ukrinform.ua/tag-britania" text:style-name="Internet_20_link" text:visited-style-name="Visited_20_Internet_20_Link">
 United Kingdom </text:a>
Systematically, Ukraine, including in the legal sphere, said, ”he said.</text:p>
      <text:p text:style-name="P4">
Kostin noted that the country is one of the founders of the advisory group of quits the most serious international crimes - AtroCity Crimes Advisory Group(ACA)-a multilateral initiative that provides the Office of the Prosecutor General of Strategic Consultation and Technical Assistance in Investigation and Judicial Crimes of the Russian Federation.</text:p>
      <text:p text:style-name="P4">
"We appreciate the contribution of the United Kingdom to the case of fair repayment for the culprits of international crimes," the Prosecutor General added.</text:p>
      <text:p text:style-name="P4">
*!(https://www.ukrinform.ua/rubric-society/3714982-kostin-privitav-uhvalenna-konvencii-pro-spivrobitnictvo-u-rozsliduvanni-miznarodnih-zlociniv.html)As reported by Ukrinform, Simmons stated that Great <text:a xlink:type="simple" xlink:href="https://www.ukrinform.ua/rubric-society/3716510-posol-britanii-dopomogti-ukraini-peremogti-ce-najkrasij-sposib-uberegti-ditej.html" text:style-name="Internet_20_link" text:visited-style-name="Visited_20_Internet_20_Link">
Britain will continue to work on the involvement of Russia as accountable</text:a>
For crimes of anti -Ukrainian children and above all, it is necessary to help Ukraine win the entrance.</text:p>
      <text:p text:style-name="P4">
<text:span text:style-name="T5">
Foto: Office of Prosecutor General</text:span>
</text:p>
      <text:p text:style-name="P4">
News Source: <text:a xlink:type="simple" xlink:href="https://www.ukrinform.ua/rubric-polytics/3717857-britania-sistemno-pidtrimue-ukrainu-u-pravovij-sferi-kostin.html" text:style-name="Internet_20_link" text:visited-style-name="Visited_20_Internet_20_Link">
https://www.ukrinform.ua/rubric-polytics/3717857-britania-sistemno-pidtrimue-ukrainu-u-pravovij-sferi-kostin.html</text:a>
</text:p>
      <!--NEWS-->
      <text:h text:style-name="P10" text:outline-level="1">
<text:span text:style-name="T4">
Spanish winger "Real" asensio will leave a club</text:span>
</text:h>
      <text:p text:style-name="P4">
Authors: Ukrinform (Person)</text:p>
      <text:p text:style-name="P4">
Publisher: Укринформ (Organization)</text:p>
      <text:p text:style-name="P4">
Published Time: 2023-06-03T15:57:02+03:00</text:p>
      <text:p text:style-name="P4">
Modified Time: 2023-06-03T15:57:02+03:00</text:p>
      <text:p text:style-name="P4">
Description: Real Marko midfielder Marco Asensio will leave the club. - Ukrinform.</text:p>
      <text:p text:style-name="P4">
Images: ['<text:a xlink:type="simple" xlink:href="https://static.ukrinform.com/photos/2023_06/thumb_files/630_360_1685796918-174.jpg" text:style-name="Internet_20_link" text:visited-style-name="Visited_20_Internet_20_Link">
630_360_16857...</text:a>
']</text:p>
      <text:p text:style-name="P4">
Tags: ['Футбол', 'Реал Мадрид']</text:p>
      <text:p text:style-name="P4">
Type: Article</text:p>
      <!--METADATA-->
      <text:p text:style-name="P4">
<draw:frame draw:style-name="fr1" draw:name="Image135" text:anchor-type="as-char" svg:width="6.9236in" svg:height="3.956343in" draw:z-index="0">
<draw:image xlink:href="../Images/yкринформ/2023-06-03T15-57-02-03-00/630_360_1685796918-174.jpg" xlink:type="simple" xlink:show="embed" xlink:actuate="onLoad" draw:mime-type="image/jpeg"/>
</draw:frame>
Real Marko midfielder Marco Asensio will leave the club.</text:p>
      <text:p text:style-name="P4">
This was reported <text:a xlink:type="simple" xlink:href="https://www.realmadrid.com/noticias/2023/06/03/comunicado-oficial-marco-asensio" text:style-name="Internet_20_link" text:visited-style-name="Visited_20_Internet_20_Link">
press service</text:a>
"creamy", reports Ukrinform.</text:p>
      <text:p text:style-name="P4">
The player will leave the team after the season. His contract applies to June 30, after which he will become a free agent.</text:p>
      <text:p text:style-name="P4">
The player is close to the transition to PSG. According to journalist Nicola Skira, he will sign a contract by 2027. The salary of the football player will be 8 million euros.</text:p>
      <text:p text:style-name="P4">
As it was reported, a 27-year-old Spaniard has been in favor of Real since 2014, during that time he scored 61 goals and gave 32 productive gears in 285 matches.</text:p>
      <text:p text:style-name="P4">
<text:span text:style-name="T4">
 Read also: </text:span>
 <text:a xlink:type="simple" xlink:href="https://www.ukrinform.ua/rubric-sports/3717408-golkiper-dinamo-bojko-moze-prodovziti-kareru-u-zotomirskomu-polissi.html" text:style-name="Internet_20_link" text:visited-style-name="Visited_20_Internet_20_Link">
Dynamo goalkeeper Boyko can continue his career by Uzhotomyr Polissya</text:a>
Together with the team, he won 17 trophies: 3 Champions Leagues, 4 World Cumulatory Fields, UEFA 3 Super Cups, 3 Victories in Spain Championship, 1 Kubbana and 3 Super Cups.</text:p>
      <text:p text:style-name="P4">
Photo: ManagingMadrid</text:p>
      <text:p text:style-name="P4">
News Source: <text:a xlink:type="simple" xlink:href="https://www.ukrinform.ua/rubric-sports/3717858-ispanskij-vinger-reala-asensio-zalisit-klub.html" text:style-name="Internet_20_link" text:visited-style-name="Visited_20_Internet_20_Link">
https://www.ukrinform.ua/rubric-sports/3717858-ispanskij-vinger-reala-asensio-zalisit-klub.html</text:a>
</text:p>
      <!--NEWS-->
      <text:h text:style-name="P10" text:outline-level="1">
<text:span text:style-name="T4">
The Russians fired three times the border of Chernihiv region</text:span>
</text:h>
      <text:p text:style-name="P4">
Authors: Ukrinform (Person)</text:p>
      <text:p text:style-name="P4">
Publisher: Укринформ (Organization)</text:p>
      <text:p text:style-name="P4">
Published Time: 2023-06-03T16:01:27+03:00</text:p>
      <text:p text:style-name="P4">
Modified Time: 2023-06-03T16:01:27+03:00</text:p>
      <text:p text:style-name="P4">
Description: Російські війська станом на 15:00 3 червня тричі обстріляли прикордонні території Чернігівської області.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Чернігівщина', 'Війна з Росією']</text:p>
      <text:p text:style-name="P4">
Type: Article</text:p>
      <!--METADATA-->
      <text:p text:style-name="P4">
<draw:frame draw:style-name="fr1" draw:name="Image136" text:anchor-type="as-char" svg:width="6.9236in" svg:height="3.956343in" draw:z-index="0">
<draw:image xlink:href="../Images/yкринформ/2023-06-03T16-01-27-03-00/630_360_1574102935-316.jpg" xlink:type="simple" xlink:show="embed" xlink:actuate="onLoad" draw:mime-type="image/jpeg"/>
</draw:frame>
As of 15:00 on June 3, the border territories of Chernihiv region were fired at 3:00 am.</text:p>
      <text:p text:style-name="P4">
According to Ukrinform, the Operational Command "North" reports in <text:a xlink:type="simple" xlink:href="http://t.me/ok_pivnich1/2992" text:style-name="Internet_20_link" text:visited-style-name="Visited_20_Internet_20_Link">
telegram</text:a>
.</text:p>
      <text:p text:style-name="P4">
In particular, from 11:20 to 11:40, 8 beats were recorded, and from 13:10 to 14:10 - 10 shoes, probably from the artillery, in the area of Gremyach.</text:p>
      <text:p text:style-name="P4">
From 13:25 to 14:20, 5 beats were recorded, probably from a 120mm mortar, in the area of Guy settlement.</text:p>
      <text:p text:style-name="P4">
"There was no information about the loss of the local population or damage to civilian infrastructure," the message reads.</text:p>
      <text:p text:style-name="P4">
<text:span text:style-name="T4">
 Read also: </text:span>
 <text:a xlink:type="simple" xlink:href="https://www.ukrinform.ua/rubric-regions/3712587-na-hersonsini-vid-vorozogo-snaradu-zaginuv-civilnij-akij-remontuvav-svij-budinok.html" text:style-name="Internet_20_link" text:visited-style-name="Visited_20_Internet_20_Link">
in Kherson region from the enemy projectile was killed by a civilian who repaired his home</text:a>
</text:p>
      <text:p text:style-name="P4">
Як повідомляв Укрінформ, російська <text:a xlink:type="simple" xlink:href="https://www.ukrinform.ua/tag-armia" text:style-name="Internet_20_link" text:visited-style-name="Visited_20_Internet_20_Link">
 армія </text:a>
During the day she made <text:a xlink:type="simple" xlink:href="https://www.ukrinform.ua/rubric-regions/3717768-armia-rf-za-dobu-obstrilala-devat-regioniv-ukraini-zvedenna-ova.html" text:style-name="Internet_20_link" text:visited-style-name="Visited_20_Internet_20_Link">
shelling of nine regions of Ukraine.</text:a>
</text:p>
      <text:p text:style-name="P4">
News Source: <text:a xlink:type="simple" xlink:href="https://www.ukrinform.ua/rubric-ato/3717860-rosiani-trici-obstrilali-prikordonna-cernigivsini.html" text:style-name="Internet_20_link" text:visited-style-name="Visited_20_Internet_20_Link">
https://www.ukrinform.ua/rubric-ato/3717860-rosiani-trici-obstrilali-prikordonna-cernigivsini.html</text:a>
</text:p>
      <!--NEWS-->
      <text:h text:style-name="P10" text:outline-level="1">
<text:span text:style-name="T4">
Erdogan has taken the oath of Turkish President</text:span>
</text:h>
      <text:p text:style-name="P4">
Authors: Ukrinform (Person)</text:p>
      <text:p text:style-name="P4">
Publisher: Укринформ (Organization)</text:p>
      <text:p text:style-name="P4">
Published Time: 2023-06-03T16:05:00+03:00</text:p>
      <text:p text:style-name="P4">
Modified Time: 2023-06-03T16:05:00+03:00</text:p>
      <text:p text:style-name="P4">
Description: Turkish President Rezhep TaiP Erdogan has been re -elected to the new term, the Turkish people and the state oath. - Ukrinform.</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Президент', 'Туреччина']</text:p>
      <text:p text:style-name="P4">
Type: Article</text:p>
      <!--METADATA-->
      <text:p text:style-name="P4">
<draw:frame draw:style-name="fr1" draw:name="Image137" text:anchor-type="as-char" svg:width="6.9236in" svg:height="3.956343in" draw:z-index="0">
<draw:image xlink:href="../Images/yкринформ/2023-06-03T16-05-00-03-00/630_360_1685339211-646.jpg" xlink:type="simple" xlink:show="embed" xlink:actuate="onLoad" draw:mime-type="image/jpeg"/>
</draw:frame>
Turkish President Regep Taiip Erdogan has been re -elected for a new term to the Turkish people and the state.</text:p>
      <text:p text:style-name="P4">
About it reports the owner of Ukrinform.</text:p>
      <text:p text:style-name="P4">
“As the president, I will defend the existence and independence of the state, the indivisibility of the Motherland and the Nation, the unconditional and unconditional sovereignty of the nation, I will adhere to the Constitution, the rule of law, democracy, the principles of Tarphone Ataturk and the principle of the secular republic. I will protect peace and prosperity, national solidarity and justice. I swear with my honor to the Great Turkish Nation and its history, which I will not retreat the human rights management and basic freedoms. I will put all the forces to protect and glorify the honor and glory of the Turkish Republic of Tanen prevented its duty, ”Erdogan proclaimed.</text:p>
      <text:p text:style-name="P4">
Erdogan's mandate for the next term of the Erdogan Presidency received from a temporary speaker of the Grand National Assembly(parliament)Turkey Bakhcheli.</text:p>
      <text:p text:style-name="P4">
The Turkish Presidential InAVGRENCE ceremony will take place in the presence of high representatives almost 80 countries later, in the Presidential Complex in Ankara.</text:p>
      <text:p text:style-name="P4">
Erdogan's inauguration ceremony will participate today 21 heads of state, 13 prime ministers, speakers of parliaments, foreign ministers of other organizations, including NATO, organization of Turkic states and the organization of Islamic cooperation.</text:p>
      <text:p text:style-name="P4">
Erdogan will also speech on Saturday and talk about the main directions during the new presidency and announce the new government.</text:p>
      <text:p text:style-name="P4">
<text:span text:style-name="T4">
 Read also: </text:span>
 <text:a xlink:type="simple" xlink:href="https://www.ukrinform.ua/rubric-world/3715794-bajden-privitav-erdogana-z-peremogou-na-viborah.html" text:style-name="Internet_20_link" text:visited-style-name="Visited_20_Internet_20_Link">
Biden greeted <text:span text:style-name="T4">
 Erdogan </text:span>
 And with victory in the election</text:a>
As reported by Ukrinform, in the second round of the presidential election in <text:a xlink:type="simple" xlink:href="https://www.ukrinform.ua/tag-tureccina" text:style-name="Internet_20_link" text:visited-style-name="Visited_20_Internet_20_Link">
Turkey</text:a>
Recep Tayyip Erdogan won, scoring 52.18% of voter votes.</text:p>
      <text:p text:style-name="P4">
<text:span text:style-name="T5">
Foto: Getty Images</text:span>
</text:p>
      <text:p text:style-name="P4">
News Source: <text:a xlink:type="simple" xlink:href="https://www.ukrinform.ua/rubric-world/3717861-erdogan-sklav-prisagu-prezidenta-tureccini.html" text:style-name="Internet_20_link" text:visited-style-name="Visited_20_Internet_20_Link">
https://www.ukrinform.ua/rubric-world/3717861-erdogan-sklav-prisagu-prezidenta-tureccini.html</text:a>
</text:p>
      <!--NEWS-->
      <text:h text:style-name="P10" text:outline-level="1">
<text:span text:style-name="T4">
The MKIP calls for Ukrainians to join the book "Book on the Front"</text:span>
</text:h>
      <text:p text:style-name="P4">
Authors: Ukrinform (Person)</text:p>
      <text:p text:style-name="P4">
Publisher: Укринформ (Organization)</text:p>
      <text:p text:style-name="P4">
Published Time: 2023-06-03T16:12:00+03:00</text:p>
      <text:p text:style-name="P4">
Modified Time: 2023-06-03T16:12:00+03:00</text:p>
      <text:p text:style-name="P4">
Description: The Ministry of Culture and Information Policy calls on Ukrainians to join the Book on the Front. - Ukrinform.</text:p>
      <text:p text:style-name="P4">
Images: ['<text:a xlink:type="simple" xlink:href="https://static.ukrinform.com/photos/2023_02/thumb_files/630_360_1677252227-167.jpg" text:style-name="Internet_20_link" text:visited-style-name="Visited_20_Internet_20_Link">
630_360_16772...</text:a>
']</text:p>
      <text:p text:style-name="P4">
Tags: ['Книги', 'Військові', 'Акція', 'МКІП ']</text:p>
      <text:p text:style-name="P4">
Type: Article</text:p>
      <!--METADATA-->
      <text:p text:style-name="P4">
<draw:frame draw:style-name="fr1" draw:name="Image138" text:anchor-type="as-char" svg:width="6.9236in" svg:height="3.956343in" draw:z-index="0">
<draw:image xlink:href="../Images/yкринформ/2023-06-03T16-12-00-03-00/630_360_1677252227-167.jpg" xlink:type="simple" xlink:show="embed" xlink:actuate="onLoad" draw:mime-type="image/jpeg"/>
</draw:frame>
The Ministry of Culture and Information Policy calls on Ukrainians to join the Book on the Front.</text:p>
      <text:p text:style-name="P4">
According to Ukrinform, the MKIP reports in <text:a xlink:type="simple" xlink:href="https://t.me/mkipu/6341" text:style-name="Internet_20_link" text:visited-style-name="Visited_20_Internet_20_Link">
telegram</text:a>
S</text:p>
      <text:p text:style-name="P4">
"<text:a xlink:type="simple" xlink:href="https://www.ukrinform.ua/tag-kniga" text:style-name="Internet_20_link" text:visited-style-name="Visited_20_Internet_20_Link">
Book</text:a>
The front "does not slow down. It is a good look at how our boys are happy to disassemble books and rejoice in intellectual" mail "from home," the MKIP said.</text:p>
      <text:p text:style-name="P4">
The ministry reminded that anyone who has the desire can buy a book of a taste in the partner bookstores: "Book Swing", "My Book Shelf", the Publishing House of the KSD, "KM-BUKS", "Book Forces of Ukraine".</text:p>
      <text:p text:style-name="P4">
"And we will take these books to the military with" Nova Poshta "," Umkip emphasized.</text:p>
      <text:p text:style-name="P4">
*!(https://www.ukrinform.ua/rubric-culture/3714234-dla-rozvitku-knigovidanna-i-pidtrimki-citanna-ukraini-potribno-soroku-100-miljoniv-koval-.html)As reported <text:a xlink:type="simple" xlink:href="https://www.ukrinform.ua/rubric-culture/3714033-tkacenko-zaklikav-miznarodnih-partneriv-kupuvati-prava-na-ukrainski-knizki.html" text:style-name="Internet_20_link" text:visited-style-name="Visited_20_Internet_20_Link">
Ukrinform</text:a>
, Minister of Culture and Information Policy Oleksandrkachenko called on international partners to buy the rights to books of Ukrainian authors.</text:p>
      <text:p text:style-name="P4">
<text:span text:style-name="T5">
Foto: Shutterstock</text:span>
</text:p>
      <text:p text:style-name="P4">
News Source: <text:a xlink:type="simple" xlink:href="https://www.ukrinform.ua/rubric-culture/3717863-mkip-zaklikae-ukrainciv-dolucitis-do-akcii-kniga-na-front.html" text:style-name="Internet_20_link" text:visited-style-name="Visited_20_Internet_20_Link">
https://www.ukrinform.ua/rubric-culture/3717863-mkip-zaklikae-ukrainciv-dolucitis-do-akcii-kniga-na-front.html</text:a>
</text:p>
      <!--NEWS-->
      <text:h text:style-name="P10" text:outline-level="1">
<text:span text:style-name="T4">
The Egyptian police officer shot three Israeli military at the border - the media</text:span>
</text:h>
      <text:p text:style-name="P4">
Authors: Ukrinform (Person)</text:p>
      <text:p text:style-name="P4">
Publisher: Укринформ (Organization)</text:p>
      <text:p text:style-name="P4">
Published Time: 2023-06-03T16:24:00+03:00</text:p>
      <text:p text:style-name="P4">
Modified Time: 2023-06-03T16:24:00+03:00</text:p>
      <text:p text:style-name="P4">
Description: The Egyptian police officer shot two Israeli soldiers who stood on a border guard near Saturday morning. A few hours later, a second shootout took place in Israel, which resulted in the killed soldier of the Armed Forces of Israel. - Ukrinform.</text:p>
      <text:p text:style-name="P4">
Images: ['<text:a xlink:type="simple" xlink:href="https://static.ukrinform.com/photos/2023_06/thumb_files/630_360_1685798592-438.jpg" text:style-name="Internet_20_link" text:visited-style-name="Visited_20_Internet_20_Link">
630_360_16857...</text:a>
']</text:p>
      <text:p text:style-name="P4">
Tags: ['Єгипет', 'Ізраїль', 'Стрілянина', 'Кордон', 'Військові']</text:p>
      <text:p text:style-name="P4">
Type: Article</text:p>
      <!--METADATA-->
      <text:p text:style-name="P4">
<draw:frame draw:style-name="fr1" draw:name="Image139" text:anchor-type="as-char" svg:width="6.9236in" svg:height="3.956343in" draw:z-index="0">
<draw:image xlink:href="../Images/yкринформ/2023-06-03T16-24-00-03-00/630_360_1685798592-438.jpg" xlink:type="simple" xlink:show="embed" xlink:actuate="onLoad" draw:mime-type="image/jpeg"/>
</draw:frame>
The Egyptian police officer shot two Israeli soldiers who stood in the border guards on Saturday morning. A few hours later, another shootout took place in the territory of Israel, which resulted in the killed another soldier of the Armed Forces of Israel.</text:p>
      <text:p text:style-name="P4">
About it reports <text:a xlink:type="simple" xlink:href="http://www.timesofisrael.com/two-israelis-hit-by-gunfire-in-incident-on-egyptian-border/" text:style-name="Internet_20_link" text:visited-style-name="Visited_20_Internet_20_Link">
The Times of Israel</text:a>
With reference to Naiysk, Ukrinform reports.</text:p>
      <text:p text:style-name="P4">
The Israeli military said two soldiers were shot dead near the border in the morning on Saturday. According to them, the Egyptian police and the third israeli soldier were killed during a shootout in the Israeli territory.</text:p>
      <text:p text:style-name="P4">
<text:span text:style-name="T4">
 Read also: </text:span>
 [Netanyaga stated that Israel had destroyed the whole top of Islamic Jihad in Gas]](https://www.ukrinform.ua/rubric-world/3709125-netanagu-zaaviv-so-izrail-znisiv-u-gazi-vsu-verhivku-islamskogo-dzihadu.html)The Egyptian policeman was able to penetrate Israel from <text:a xlink:type="simple" xlink:href="https://www.ukrinform.ua/tag-egipet" text:style-name="Internet_20_link" text:visited-style-name="Visited_20_Internet_20_Link">
Egypt</text:a>
. The motivation of such actions is manifested by the unknown.</text:p>
      <text:p text:style-name="P4">
The publication notes that this incident is one of the most serious at the border of the moment of signing a peace agreement between the two countries in 1979.</text:p>
      <text:p text:style-name="P4">
"Investigation is conducted in close and complete cooperation with the Egyptian army," said the tsakhal.</text:p>
      <text:p text:style-name="P4">
<text:span text:style-name="T4">
 Read also: </text:span>
 [in Israel during collisions at the refugee camp of killer(https://www.ukrinform.ua/rubric-world/3709407-v-izraili-pid-cas-zitknen-u-tabori-bizenciv-vbili-palestinca.html)As reported by Ukrinform, as a result of the shelling of a machine near the settlement, Khremeshn, northern western bank of the Jordan River was killed by the Israeli.</text:p>
      <text:p text:style-name="P4">
<text:span text:style-name="T5">
Foto: Yaniv Nadav/Flash90</text:span>
</text:p>
      <text:p text:style-name="P4">
News Source: <text:a xlink:type="simple" xlink:href="https://www.ukrinform.ua/rubric-world/3717867-egipetskij-policejskij-zastreliv-troh-izrailskih-vijskovih-na-kordoni-zmi.html" text:style-name="Internet_20_link" text:visited-style-name="Visited_20_Internet_20_Link">
https://www.ukrinform.ua/rubric-world/3717867-egipetskij-policejskij-zastreliv-troh-izrailskih-vijskovih-na-kordoni-zmi.html</text:a>
</text:p>
      <!--NEWS-->
      <text:h text:style-name="P10" text:outline-level="1">
<text:span text:style-name="T4">
Ukrainian Lyudmila Kichenok and Ostapenko gave way to the second round of the steam room Rolan Harros</text:span>
</text:h>
      <text:p text:style-name="P4">
Authors: Ukrinform (Person)</text:p>
      <text:p text:style-name="P4">
Publisher: Укринформ (Organization)</text:p>
      <text:p text:style-name="P4">
Published Time: 2023-06-03T16:34:44+03:00</text:p>
      <text:p text:style-name="P4">
Modified Time: 2023-06-03T16:34:44+03:00</text:p>
      <text:p text:style-name="P4">
Description: The Ukrainian tennis player Lyudmila Kichenok paired with Latvika Elena Ostapenko gave way in the second round of the steamed Rolan Harros. - Ukrinform.</text:p>
      <text:p text:style-name="P4">
Images: ['<text:a xlink:type="simple" xlink:href="https://static.ukrinform.com/photos/2023_06/thumb_files/630_360_1685799231-867.jpg" text:style-name="Internet_20_link" text:visited-style-name="Visited_20_Internet_20_Link">
630_360_16857...</text:a>
']</text:p>
      <text:p text:style-name="P4">
Tags: ['Теніс']</text:p>
      <text:p text:style-name="P4">
Type: Article</text:p>
      <!--METADATA-->
      <text:p text:style-name="P4">
<draw:frame draw:style-name="fr1" draw:name="Image140" text:anchor-type="as-char" svg:width="6.9236in" svg:height="3.956343in" draw:z-index="0">
<draw:image xlink:href="../Images/yкринформ/2023-06-03T16-34-44-03-00/630_360_1685799231-867.jpg" xlink:type="simple" xlink:show="embed" xlink:actuate="onLoad" draw:mime-type="image/jpeg"/>
</draw:frame>
The Ukrainian -year -old Lyudmila Kichenok paired with Latviyka Elena Ostapenko gave way to the second circle of the steam room Rolan Harros.</text:p>
      <text:p text:style-name="P4">
Kichenok and Ostapenko lost to the Frenchmen Alyase Corne and Dian Parry - 5: 7.1: 6, reports Ukrinform.</text:p>
      <text:p text:style-name="P4">
The match lasted 1 hour 20 minutes. Ludmila and Elena once gave out, made 6 double errors and used 1/2 brownies.</text:p>
      <text:p text:style-name="P4">
Kichenok and Ostapenko play together for the third time on Rolan Harros. Last season, they reached the semi -final stage.</text:p>
      <text:p text:style-name="P4">
<text:span text:style-name="T4">
 Read also: </text:span>
 [Marta Kostyuk came out to the 1/8 finals(https://www.ukrinform.ua/rubric-sports/3717825-marta-kostuk-vijsla-do-18-finalu-parnoi-sitki-rolan-garros.html)As it was reported, at the start of the tournament Ludmila and Elena defeated the Frenchwikelz Jakmo and Leolia Jeanjan.</text:p>
      <text:p text:style-name="P4">
Photo: btu.org.ua</text:p>
      <text:p text:style-name="P4">
News Source: <text:a xlink:type="simple" xlink:href="https://www.ukrinform.ua/rubric-sports/3717868-ukrainka-ludmila-kicenok-ta-ostapenko-postupilis-u-drugomu-koli-parnogo-rolan-garros.html" text:style-name="Internet_20_link" text:visited-style-name="Visited_20_Internet_20_Link">
https://www.ukrinform.ua/rubric-sports/3717868-ukrainka-ludmila-kicenok-ta-ostapenko-postupilis-u-drugomu-koli-parnogo-rolan-garros.html</text:a>
</text:p>
      <!--NEWS-->
      <text:h text:style-name="P10" text:outline-level="1">
<text:span text:style-name="T4">
Hungary should stop provocations: the Ministry of Foreign Affairs reacted to a video with a map of Ukraine without Crimea</text:span>
</text:h>
      <text:p text:style-name="P4">
Authors: Ukrinform (Person)</text:p>
      <text:p text:style-name="P4">
Publisher: Укринформ (Organization)</text:p>
      <text:p text:style-name="P4">
Published Time: 2023-06-03T16:35:00+03:00</text:p>
      <text:p text:style-name="P4">
Modified Time: 2023-06-03T16:35:00+03:00</text:p>
      <text:p text:style-name="P4">
Description: The Provisional Attorney of Ukraine in Hungary made an official demarche in front of the Hungarian side through a video with a map of Ukraine, at which Crimea is not marked as Ukrainian territory. - Ukrinform.</text:p>
      <text:p text:style-name="P4">
Images: ['<text:a xlink:type="simple" xlink:href="https://static.ukrinform.com/photos/2018_10/thumb_files/630_360_1538641801-667.jpg" text:style-name="Internet_20_link" text:visited-style-name="Visited_20_Internet_20_Link">
630_360_15386...</text:a>
']</text:p>
      <text:p text:style-name="P4">
Tags: ['Крим', 'МЗС', 'Угорщина', 'Україна']</text:p>
      <text:p text:style-name="P4">
Type: Article</text:p>
      <!--METADATA-->
      <text:p text:style-name="P4">
<draw:frame draw:style-name="fr1" draw:name="Image141" text:anchor-type="as-char" svg:width="6.9236in" svg:height="3.956343in" draw:z-index="0">
<draw:image xlink:href="../Images/yкринформ/2023-06-03T16-35-00-03-00/630_360_1538641801-667.jpg" xlink:type="simple" xlink:show="embed" xlink:actuate="onLoad" draw:mime-type="image/jpeg"/>
</draw:frame>
The temporary reputable Ukraine in Hungary made an official demarche in front of the Hungarian plot through a video with a map of Ukraine, at which Crimea does not indicate any Ukrainian territory.</text:p>
      <text:p text:style-name="P4">
About it reports [press service of the Ministry of Foreign Affairs of Ukraine]](http://mfa.gov.ua/news/komentar-mzs-ukrayini-shchodo-nekorektnogo-poznachennya-karti-ukrayini-na-media-resursi-uryadu-ugorshchini), reports Ukrinform.</text:p>
      <text:p text:style-name="P4">
The foreign policy department informed that the video with an incorrect determination of the map of Ukraine was published on May 30 on the Government of the Government of the Government.</text:p>
      <text:p text:style-name="P4">
"On behalf of the Ministry of Foreign Affairs of Ukraine, a temporary attorney of Ukraine in Hungary was implemented by the Hungarian Demarsh in front of the Hungarian side," the message reads.</text:p>
      <text:p text:style-name="P4">
The Ministry of Foreign Affairs emphasized that the designation of the Crimean peninsula by the territory that is not part of Ukraine, "contradicts the repeatedly declared position of the official Budapest on supporting the sovereignty and territorial integrity of Ukraine in its internationally recognized borders."</text:p>
      <text:p text:style-name="P4">
Ukrainian diplomats emphasize that <text:a xlink:type="simple" xlink:href="https://www.ukrinform.ua/tag-ugorsina" text:style-name="Internet_20_link" text:visited-style-name="Visited_20_Internet_20_Link">
Hungary</text:a>
He should "stop provocations to be taded with international obligations within the framework of membership in the UN, EU and NATO."</text:p>
      <text:p text:style-name="P4">
"Rweing in Russia's aggressive policies does not contribute to the faster restoration of the peace of Vevropy, for which the Hungarian government acts in public," the Foreign Ministry said.</text:p>
      <text:p text:style-name="P4">
<text:span text:style-name="T4">
 Read also: </text:span>
 [in OP named absurd statements <text:span text:style-name="T4">
 Orban </text:span>
 And about Russia(https://www.ukrinform.ua/rubric-polytics/3717484-v-op-nazvali-absurdnimi-zaavi-orbana-pro-peregovori-z-rosieu.html)Earlier, Hungarian Prime Minister Viktor Orban in an interview was in interviewing for ceasefire and peace talks between Ukraine and Russia, the use of a Ukrainian counter-offensive, motivating that the attacking stomach is three times more losses than the defending.</text:p>
      <text:p text:style-name="P4">
The Ministry of Foreign Affairs of Ukraine in turn <text:a xlink:type="simple" xlink:href="https://www.ukrinform.ua/rubric-polytics/3717439-orban-zamist-kontrnastupu-zaklikav-do-peregovoriv-ukraini-z-rosieu-u-mzs-vidreaguvali.html" text:style-name="Internet_20_link" text:visited-style-name="Visited_20_Internet_20_Link">
called Orban</text:a>
To demand the adhesive to end the war and return its army to the Russian territory.January 27 of the Ministry of Foreign Affairs of Ukraine <text:a xlink:type="simple" xlink:href="https://www.ukrinform.ua/rubric-polytics/3660770-mzs-viklikae-posla-ugorsini-cerez-porivnanna-orbanom-ukraini-z-afganistanom.html" text:style-name="Internet_20_link" text:visited-style-name="Visited_20_Internet_20_Link">
summoned the ambassador of Hungary</text:a>
Due to the visible statement of Prime Minister Viktor Orban, who, during a time with journalists, compared Ukraine with Afghanistan and called it a "noise land".</text:p>
      <text:p text:style-name="P4">
News Source: <text:a xlink:type="simple" xlink:href="https://www.ukrinform.ua/rubric-polytics/3717869-ugorsina-mae-pripiniti-provokacii-u-mzs-vidreaguvali-na-video-z-kartou-ukraini-bez-krimu.html" text:style-name="Internet_20_link" text:visited-style-name="Visited_20_Internet_20_Link">
https://www.ukrinform.ua/rubric-polytics/3717869-ugorsina-mae-pripiniti-provokacii-u-mzs-vidreaguvali-na-video-z-kartou-ukraini-bez-krimu.html</text:a>
</text:p>
      <!--NEWS-->
      <text:h text:style-name="P10" text:outline-level="1">
<text:span text:style-name="T4">
In Nikolaev there are problems with water supply through repair work</text:span>
</text:h>
      <text:p text:style-name="P4">
Authors: Ukrinform (Person)</text:p>
      <text:p text:style-name="P4">
Publisher: Укринформ (Organization)</text:p>
      <text:p text:style-name="P4">
Published Time: 2023-06-03T16:38:00+03:00</text:p>
      <text:p text:style-name="P4">
Modified Time: 2023-06-03T16:38:00+03:00</text:p>
      <text:p text:style-name="P4">
Description: In Nikolaev, the third day continues to problems with water supply in connection with repair work. - Ukrinform.</text:p>
      <text:p text:style-name="P4">
Images: ['<text:a xlink:type="simple" xlink:href="https://static.ukrinform.com/photos/2020_01/thumb_files/630_360_1580371786-838.jpg" text:style-name="Internet_20_link" text:visited-style-name="Visited_20_Internet_20_Link">
630_360_15803...</text:a>
']</text:p>
      <text:p text:style-name="P4">
Tags: ['Миколаїв', 'Вода', 'Ремонт']</text:p>
      <text:p text:style-name="P4">
Type: Article</text:p>
      <!--METADATA-->
      <text:p text:style-name="P4">
<draw:frame draw:style-name="fr1" draw:name="Image142" text:anchor-type="as-char" svg:width="6.9236in" svg:height="3.956343in" draw:z-index="0">
<draw:image xlink:href="../Images/yкринформ/2023-06-03T16-38-00-03-00/630_360_1580371786-838.jpg" xlink:type="simple" xlink:show="embed" xlink:actuate="onLoad" draw:mime-type="image/jpeg"/>
</draw:frame>
Mimikov's third day is undergoing water supply problems in connection with repair work.</text:p>
      <text:p text:style-name="P4">
About it with reference to Mykolaivvodokanal in <text:a xlink:type="simple" xlink:href="https://t.me/senkevichonline/4596" text:style-name="Internet_20_link" text:visited-style-name="Visited_20_Internet_20_Link">
telegram</text:a>
The mayor of Nikolaeva Alexander Senkevich reports, Ukrinform reports.</text:p>
      <text:p text:style-name="P4">
"Already in the houses of the residents of the ship district is served <text:a xlink:type="simple" xlink:href="https://www.ukrinform.ua/tag-voda" text:style-name="Internet_20_link" text:visited-style-name="Visited_20_Internet_20_Link">
water</text:a>
, but from 20 hours we stop. From 6pm we decide to submit to Ingul, factory and central districts. At night, it will be stopped, "the message reads.</text:p>
      <text:p text:style-name="P4">
Senkevich emphasizes that everything is being done to restore water supply. The locals are asked to reserve water and remember that it is only suitable for household needs.</text:p>
      <text:p text:style-name="P4">
<text:span text:style-name="T4">
 Read also: </text:span>
 <text:a xlink:type="simple" xlink:href="https://www.ukrinform.ua/rubric-vidbudova/3715530-vodoprovidni-trubi-ta-avto-dla-komunalnikiv-mikolaiv-otrimav-dopomogu-vid-tajvanu.html" text:style-name="Internet_20_link" text:visited-style-name="Visited_20_Internet_20_Link">
<text:span text:style-name="T4">
 water supply </text:span>
 No pipe and car for public utilities - Nikolaev received help from Taiwan</text:a>
It was reported that water supply in Nikolaev is planned to be restored for days. Earlier, on June 1, a technical problem arose at the pumping stations of the water supply system. Because of this, water was supplied with low pressure, or it was completely performed, it is technical in quality.</text:p>
      <text:p text:style-name="P4">
Due to the damage to the water supply by the Russian army, the centralized supply of freshwater in Nikolaev is absent since April 12, 2022.</text:p>
      <text:p text:style-name="P4">
News Source: <text:a xlink:type="simple" xlink:href="https://www.ukrinform.ua/rubric-regions/3717870-u-mikolaevi-trivaut-problemi-z-vodopostacannam-cerez-remontni-roboti.html" text:style-name="Internet_20_link" text:visited-style-name="Visited_20_Internet_20_Link">
https://www.ukrinform.ua/rubric-regions/3717870-u-mikolaevi-trivaut-problemi-z-vodopostacannam-cerez-remontni-robot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03T16:41:00+03:00</text:p>
      <text:p text:style-name="P4">
Modified Time: 2023-06-03T16:41: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3" text:anchor-type="as-char" svg:width="6.9236in" svg:height="3.956343in" draw:z-index="0">
<draw:image xlink:href="../Images/yкринформ/2023-06-03T16-41-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4" text:anchor-type="as-char" svg:width="6.9236in" svg:height="6.9236in" draw:z-index="0">
<draw:image xlink:href="../Images/yкринформ/2023-06-03T16-41-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45" text:anchor-type="as-char" svg:width="6.9236in" svg:height="6.9236in" draw:z-index="0">
<draw:image xlink:href="../Images/yкринформ/2023-06-03T16-41-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46" text:anchor-type="as-char" svg:width="6.9236in" svg:height="6.9236in" draw:z-index="0">
<draw:image xlink:href="../Images/yкринформ/2023-06-03T16-41-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47" text:anchor-type="as-char" svg:width="6.9236in" svg:height="6.9236in" draw:z-index="0">
<draw:image xlink:href="../Images/yкринформ/2023-06-03T16-41-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Painter: In Bakhmut, the situation is conditionally stable, southwestern outskirts-under the control of defense forces</text:span>
</text:h>
      <text:p text:style-name="P4">
Authors: Ukrinform (Person)</text:p>
      <text:p text:style-name="P4">
Publisher: Укринформ (Organization)</text:p>
      <text:p text:style-name="P4">
Published Time: 2023-06-03T16:45:56+03:00</text:p>
      <text:p text:style-name="P4">
Modified Time: 2023-06-03T16:45:56+03:00</text:p>
      <text:p text:style-name="P4">
Description: In Bakhmut, the Donetsk region is conditionally stable, the southwestern outskirts of the city remain under the control of the Defense Forces of Ukraine. - Ukrinform.</text:p>
      <text:p text:style-name="P4">
Images: ['<text:a xlink:type="simple" xlink:href="https://static.ukrinform.com/photos/2023_04/thumb_files/630_360_1682412641-581.png" text:style-name="Internet_20_link" text:visited-style-name="Visited_20_Internet_20_Link">
630_360_16824...</text:a>
']</text:p>
      <text:p text:style-name="P4">
Tags: ['Бахмут', 'Війна з Росією', 'Ганна Маляр']</text:p>
      <text:p text:style-name="P4">
Type: Article</text:p>
      <!--METADATA-->
      <text:p text:style-name="P4">
<draw:frame draw:style-name="fr1" draw:name="Image148" text:anchor-type="as-char" svg:width="6.9236in" svg:height="3.956343in" draw:z-index="0">
<draw:image xlink:href="../Images/yкринформ/2023-06-03T16-45-56-03-00/630_360_1682412641-581.png" xlink:type="simple" xlink:show="embed" xlink:actuate="onLoad" draw:mime-type="image/png"/>
</draw:frame>
In Bakhmutidnetsky region, the situation is conditionally stable, the southwestern outskirts are in the control of the Defense Forces of Ukraine.</text:p>
      <text:p text:style-name="P4">
This was reported by Deputy Minister of Defense Anna Malyar in <text:a xlink:type="simple" xlink:href="http://t.me/annamaliar/809" text:style-name="Internet_20_link" text:visited-style-name="Visited_20_Internet_20_Link">
telegram</text:a>
, reports Ukrinform.</text:p>
      <text:p text:style-name="P4">
According to the painter, in the Bakhmut direction, Russian invaders tried to turn the lost positions, but did not suffer success.</text:p>
      <text:p text:style-name="P4">
Russian mercenaries from Wagner's military company have finally disassembled Bakhmut. As of today, they carry out instructive work with detachments regulatory <text:a xlink:type="simple" xlink:href="https://www.ukrinform.ua/tag-armia" text:style-name="Internet_20_link" text:visited-style-name="Visited_20_Internet_20_Link">
army</text:a>
, who arrived.</text:p>
      <text:p text:style-name="P4">
<text:span text:style-name="T4">
 Read also: </text:span>
 <text:a xlink:type="simple" xlink:href="https://www.ukrinform.ua/rubric-ato/3717712-sirskij-vidvidav-pozicii-zsu-na-bahmutskomu-napramku.html" text:style-name="Internet_20_link" text:visited-style-name="Visited_20_Internet_20_Link">
<text:span text:style-name="T4">
 Syrsky </text:span>
 visited the Armed Forces on the Bakhmut Naprymka</text:a>
As reported by Ukrinform, at the end of May it became known that <text:a xlink:type="simple" xlink:href="https://www.ukrinform.ua/rubric-ato/3715779-zamist-vagnerivciv-u-bahmut-zahodat-rosijski-desantniki-cerevatij.html" text:style-name="Internet_20_link" text:visited-style-name="Visited_20_Internet_20_Link">
to replace the "Wagner"</text:a>
The Bakhmutsa troops and motor-shooting units of the Armed Forces of the Silrosian Federation are in Bakhmut.</text:p>
      <text:p text:style-name="P4">
<text:span text:style-name="T5">
Foto: Constantine Liber</text:span>
</text:p>
      <text:p text:style-name="P4">
News Source: <text:a xlink:type="simple" xlink:href="https://www.ukrinform.ua/rubric-ato/3717872-malar-u-bahmuti-situacia-umovno-stabilna-pivdennozahidni-okolici-pid-kontrolem-sil-oboroni.html" text:style-name="Internet_20_link" text:visited-style-name="Visited_20_Internet_20_Link">
https://www.ukrinform.ua/rubric-ato/3717872-malar-u-bahmuti-situacia-umovno-stabilna-pivdennozahidni-okolici-pid-kontrolem-sil-oboroni.html</text:a>
</text:p>
      <!--NEWS-->
      <text:h text:style-name="P10" text:outline-level="1">
<text:span text:style-name="T4">
Warsaw discussed the return of Russian children home home</text:span>
</text:h>
      <text:p text:style-name="P4">
Authors: Ukrinform (Person)</text:p>
      <text:p text:style-name="P4">
Publisher: Укринформ (Organization)</text:p>
      <text:p text:style-name="P4">
Published Time: 2023-06-03T16:49:00+03:00</text:p>
      <text:p text:style-name="P4">
Modified Time: 2023-06-03T16:49:00+03:00</text:p>
      <text:p text:style-name="P4">
Description: The leadership of Russia and all those involved in the abduction of Ukrainian children should be punished for it, and Ukrainian children should return to Ukraine. - Ukrinform.</text:p>
      <text:p text:style-name="P4">
Images: ['<text:a xlink:type="simple" xlink:href="https://static.ukrinform.com/photos/2023_06/thumb_files/630_360_1685798269-749.jpg" text:style-name="Internet_20_link" text:visited-style-name="Visited_20_Internet_20_Link">
630_360_16857...</text:a>
']</text:p>
      <text:p text:style-name="P4">
Tags: ['Діти', 'Україна', 'Варшава', 'Війна з Росією']</text:p>
      <text:p text:style-name="P4">
Type: Article</text:p>
      <!--METADATA-->
      <text:p text:style-name="P4">
<draw:frame draw:style-name="fr1" draw:name="Image149" text:anchor-type="as-char" svg:width="6.9236in" svg:height="3.956343in" draw:z-index="0">
<draw:image xlink:href="../Images/yкринформ/2023-06-03T16-49-00-03-00/630_360_1685798269-749.jpg" xlink:type="simple" xlink:show="embed" xlink:actuate="onLoad" draw:mime-type="image/jpeg"/>
</draw:frame>
The leadership of Russia and all those involved in the abduction of Ukrainian children should be punished for it, and Ukrainian children should return to Ukraine.</text:p>
      <text:p text:style-name="P4">
At this during the conference "Deportation of Ukrainian Children to Russia" in Senatipolsh was emphasized by Ukrainian and Polish experts, politicians, diplomats Izhurnalists, Ukrinform reports its own correspondent.</text:p>
      <text:p text:style-name="P4">
While appealing to the conference participants, President of the European Parliament Robertamezole emphasized that “there is something deeply inhuman in the abduction of Putinima Ukrainian <text:a xlink:type="simple" xlink:href="https://www.ukrinform.ua/tag-diti" text:style-name="Internet_20_link" text:visited-style-name="Visited_20_Internet_20_Link">
children</text:a>
And their Russification ”. It reminded that more than 16,000 children were exported.</text:p>
      <text:p text:style-name="P4">
“These are immoral actions that violate Ukrainian and international legislation, the genocide Caeslochin in accordance with the Convention in the Prevention and Punishment of Genocide Crime. It is a crime that should not remain unanswered, ” - emphasized.</text:p>
      <text:p text:style-name="P4">
According to her, the EU solidaries with Ukraine and does everything possible for a safe return of every Ukrainian child home. Motzola emphasized that the ECS supports the efforts to collect, document and preserve the evidence of the Vintem's violations of human rights and crimes committed during the Russian war of anti -Ukraine, in particular, regarding the abduction and export of Ukrainian children to Russia. She stressed that the decision of the International Court of Justice in the Hague, which is a publisher for the arrest of Putin and the Russian Commissioner for the Rights of Lviv-Biellov, "the best proof that no one, even Russian political leading rank, is inviolable in the light of international justice."</text:p>
      <text:p text:style-name="P4">
In turn, the Marshal of the Senate of Poland Tomasz Grodzky stressed that the abduction of Ukrainian children is a "giant tragedy" and resembles the worst of the Army of mankind. He called the task for the whole civilized world as soon as possible the return of Ukrainian children home. He expressed his hope that Putin and his entourage would be a court late, as attempting to reflect Ukrainian children cannot take place impunity.</text:p>
      <text:p text:style-name="P4">
"It makes us be as active in all areas to bring these children to their homeland as soon as possible, to our parents and guardians,"- emphasized Grandgrod.</text:p>
      <text:p text:style-name="P4">
</text:p>
      <text:p text:style-name="P4">
According to him, the stories of these children, in particular as they witnessed the murder of parents, abuse of them in the so -called wellness camps, humiliation with a deteriorative feature, they are faced in the first opinion that such just could not be in the XXI century. He noted that only officially confirmed and exported by the occupiers of 19 484 Ukrainian children to Russia Chibilorus, of which 4390 are orphans. He noted that only 371 was child returned home, so there was a lot of work ahead.</text:p>
      <text:p text:style-name="P4">
<text:span text:style-name="T4">
 Read also: </text:span>
 <text:a xlink:type="simple" xlink:href="https://www.ukrinform.ua/rubric-diaspora/3717241-bila-posolstva-rf-u-niderlandah-protestuvali-proti-deportacij-ta-vbivstv-ukrainskih-ditej.html" text:style-name="Internet_20_link" text:visited-style-name="Visited_20_Internet_20_Link">
<text:span text:style-name="T4">
 near </text:span>
 <text:span text:style-name="T4">
 </text:span>
 Embassies <text:span text:style-name="T4">
 RF in </text:span>
 Netherlands <text:span text:style-name="T4">
<text:span text:style-name="T5">
* protested </text:span>
* </text:span>
 <text:span text:style-name="T4">
 against </text:span>
 <text:span text:style-name="T4">
 </text:span>
 deportation <text:span text:style-name="T4">
 and </text:span>
 murders <text:span text:style-name="T4">
 </text:span>
 <text:span text:style-name="T4">
 Ukrainian </text:span>
 <text:span text:style-name="T4">
* children </text:span>
</text:a>
Zvarych emphasized that Ukrainian children are purposefully dispersed by the Nedes in all subjects of the Russian Federation and in the occupied Crimea - to complicate the search and return to Ukraine. In Russia, they are forcibly provided by Russian citizenship - in a simplified order and given according to the accelerated procedure of sciences in Russian families. They try to "re -educate" them, they are planted by Russian identity. He stressed that these actions are a crime of the genocide of the anti -Ukrainian people.</text:p>
      <text:p text:style-name="P4">
The ambassador thanked the Senate of Poland for the recently adopted resolution on condemnation of the deportation of Ukrainian children to the Russian Federation and the call to bring all those guilty of Tsizlochina. He recalled that Ukraine is doing everything possible to address Ukrainian children home, including the Coordination Council for Children's Protection and Security, a plan of action Bring Kids Back UA has been approved, which connects the efforts of both Ukraine and international partners to return the Nabatkiv region children.</text:p>
      <text:p text:style-name="P4">
In his opinion, priority tasks today are the disclosure of deportation in order to know the whole world, as well as to promote Ukraine and the ICC in the collection of evidence of the involvement of Russia and Belarus."We need to tell the Western audience loudly about the crime of abduction from children, because in the West we begin to get tired of the theme of war, and we will be indifferent to it,"- said Severe-Khmaay.</text:p>
      <text:p text:style-name="P4">
<text:span text:style-name="T4">
 Read also: </text:span>
 <text:a xlink:type="simple" xlink:href="https://www.ukrinform.ua/rubric-society/3717245-urad-zatverdiv-poradok-povernenna-v-ukrainu-sirit-i-ditej-bez-batkivskogo-pikluvanna.html" text:style-name="Internet_20_link" text:visited-style-name="Visited_20_Internet_20_Link">
The Government has approved the procedure for returning orphans and <text:span text:style-name="T4">
 children </text:span>
 without parental care</text:a>
The expert of the Polish Institute of International Relations Agneshko Legutska stressed that Russia has been committing a crime of denationalization of Ukraine since 2014, and the abduction and the export of deepening of the Russian Federation of Ukrainian children is an obvious crime of genocide. It has developed three goals that Russia is trying to achieve through the deportation of Ukrainian children: deprivation of Ukrainian identity in these territories, which is systematic; Substantiation of aggressive war(Russian propaganda presents as protection of people and children from Ukrainian Nazis and Bandera); destabilization of internal situation in Ukraine(to quarrel with Ukrainians, to use the issues of stolen children as a blackmail, as well as an argument of upset negotiations with Ukraine). Вона наголосила, що усі дії росіян свідчатьпро те, що вони зовсім не розуміють українців, а всі їхні дії в результатібудуть контрпродуктивними.</text:p>
      <text:p text:style-name="P4">
Українська активістка, волонтерка Оксана Литвиненко розповіла про численнівипадки знущань, зґвалтувань і принижень українців з боку росіян, якінамагалися врятувати дітей від вивезення з окупованих територій до Росії.</text:p>
      <text:p text:style-name="P4">
Колишній речник прав дитини Польщі Марек Міхаляк зауважив, що дії Путіна нічимне відрізняються від тих, які скоював в середині минулого століття Гітлер. Вінвисловив упевненість, що Росія відповість за свої злочини проти українськихдітей та українського народу.</text:p>
      <text:p text:style-name="P4">
Як повідомлялося, польський Сенат 30 березня прийняв резолюцію, якою <text:a xlink:type="simple" xlink:href="https://www.ukrinform.ua/rubric-world/3689402-cenat-polsi-zasudiv-zlocinnu-deportaciu-ukrainskih-ditej-do-rosii.html" text:style-name="Internet_20_link" text:visited-style-name="Visited_20_Internet_20_Link">
 засудивзлочинну депортацію українських дітей до Росії</text:a>
 .</text:p>
      <text:p text:style-name="P4">
News Source: <text:a xlink:type="simple" xlink:href="https://www.ukrinform.ua/rubric-society/3717873-u-varsavi-obgovorili-povernenna-vikradenih-rosieu-ukrainskih-ditej-dodomu.html" text:style-name="Internet_20_link" text:visited-style-name="Visited_20_Internet_20_Link">
https://www.ukrinform.ua/rubric-society/3717873-u-varsavi-obgovorili-povernenna-vikradenih-rosieu-ukrainskih-ditej-dodomu.html</text:a>
</text:p>
      <!--NEWS-->
      <text:h text:style-name="P10" text:outline-level="1">
<text:span text:style-name="T4">
A oil spot appeared in the sea near the Odessa Beach</text:span>
</text:h>
      <text:p text:style-name="P4">
Authors: Ukrinform (Person)</text:p>
      <text:p text:style-name="P4">
Publisher: Укринформ (Organization)</text:p>
      <text:p text:style-name="P4">
Published Time: 2023-06-03T17:11:00+03:00</text:p>
      <text:p text:style-name="P4">
Modified Time: 2023-06-03T17:11:00+03:00</text:p>
      <text:p text:style-name="P4">
Description: In the area of the Black Sea in the area of the Odessa Beach of the "Read" on the marine surface there is a spot of petroleum products of unknown size. - Ukrinform.</text:p>
      <text:p text:style-name="P4">
Images: ['<text:a xlink:type="simple" xlink:href="https://static.ukrinform.com/photos/2023_06/thumb_files/630_360_1685801463-332.jpg" text:style-name="Internet_20_link" text:visited-style-name="Visited_20_Internet_20_Link">
630_360_16858...</text:a>
']</text:p>
      <text:p text:style-name="P4">
Tags: ['нафта', 'Одеса', ' Чорне море', 'Пляж']</text:p>
      <text:p text:style-name="P4">
Type: Article</text:p>
      <!--METADATA-->
      <text:p text:style-name="P4">
<draw:frame draw:style-name="fr1" draw:name="Image153" text:anchor-type="as-char" svg:width="6.9236in" svg:height="3.956343in" draw:z-index="0">
<draw:image xlink:href="../Images/yкринформ/2023-06-03T17-11-00-03-00/630_360_1685801463-332.jpg" xlink:type="simple" xlink:show="embed" xlink:actuate="onLoad" draw:mime-type="image/jpeg"/>
</draw:frame>
The Black Sea vaccatives in the area of the Odessa Beach "Reading" on the maritime surface is observed with a spot of non -size petroleum products.</text:p>
      <text:p text:style-name="P4">
About it reports the Odesa City Council in <text:a xlink:type="simple" xlink:href="https://t.me/odesacityofficial/17801" text:style-name="Internet_20_link" text:visited-style-name="Visited_20_Internet_20_Link">
telegram</text:a>
, reports Ukrinform.</text:p>
      <text:p text:style-name="P4">
“On the marine surface visually there is a characteristic spot <text:a xlink:type="simple" xlink:href="https://www.ukrinform.ua/tag-nafta" text:style-name="Internet_20_link" text:visited-style-name="Visited_20_Internet_20_Link">
petroleum products</text:a>
unidentified size by the employees of the State Environmental Inspectorate of the Southwestern District(Nikolaev and Odesa regions)In the morning 03.06.2023, the samples of the Sealod were selected at the place of contamination for the purpose of carrying out appropriate laboratory analysis, ”the message reads.</text:p>
      <text:p text:style-name="P4">
The staff of the State Inspectorate, the Department of Ecology and Natural Resources of the State Administration and the Department of Ecology and Development of Recreation Zozonal Action to establish the volumes and sources of contamination of law enforcement agencies.</text:p>
      <text:p text:style-name="P4">
<text:span text:style-name="T4">
 Read also: </text:span>
 <text:a xlink:type="simple" xlink:href="https://www.ukrinform.ua/rubric-regions/3708207-u-mariupoli-na-bereg-masovo-vikidautsa-delfini.html" text:style-name="Internet_20_link" text:visited-style-name="Visited_20_Internet_20_Link">
in Mariupol on shore massively ejected dolphins</text:a>
As reported <text:a xlink:type="simple" xlink:href="https://www.ukrinform.ua/rubric-regions/3714467-na-odesini-u-liman-vitekli-naftoprodukti.html" text:style-name="Internet_20_link" text:visited-style-name="Visited_20_Internet_20_Link">
Ukrinform</text:a>
With reference to the State Environmental Inspectorate of the Southwestern District, at the end of May, the Odessa region contaminated the dry estuary of the dry estuary.</text:p>
      <text:p text:style-name="P4">
News Source: <text:a xlink:type="simple" xlink:href="https://www.ukrinform.ua/rubric-regions/3717881-u-mori-nepodalik-odeskogo-plazu-zavilasa-naftova-plama.html" text:style-name="Internet_20_link" text:visited-style-name="Visited_20_Internet_20_Link">
https://www.ukrinform.ua/rubric-regions/3717881-u-mori-nepodalik-odeskogo-plazu-zavilasa-naftova-plama.html</text:a>
</text:p>
      <!--NEWS-->
      <text:h text:style-name="P10" text:outline-level="1">
<text:span text:style-name="T4">
In Sudan, the militarized forces of fast support seized the National Museum</text:span>
</text:h>
      <text:p text:style-name="P4">
Authors: Ukrinform (Person)</text:p>
      <text:p text:style-name="P4">
Publisher: Укринформ (Organization)</text:p>
      <text:p text:style-name="P4">
Published Time: 2023-06-03T17:16:00+03:00</text:p>
      <text:p text:style-name="P4">
Modified Time: 2023-06-03T17:16:00+03:00</text:p>
      <text:p text:style-name="P4">
Description: In Sudan, the militarized forces (RSF), which opposed the current army of the country, captured the National Museum in the Chartum, which can result in important artifacts, including ancient mummies. - Ukrinform.</text:p>
      <text:p text:style-name="P4">
Images: ['<text:a xlink:type="simple" xlink:href="https://static.ukrinform.com/photos/2023_04/thumb_files/630_360_1682066334-430.jpg" text:style-name="Internet_20_link" text:visited-style-name="Visited_20_Internet_20_Link">
630_360_16820...</text:a>
']</text:p>
      <text:p text:style-name="P4">
Tags: ['Музей', 'Судан', 'Військові']</text:p>
      <text:p text:style-name="P4">
Type: Article</text:p>
      <!--METADATA-->
      <text:p text:style-name="P4">
<draw:frame draw:style-name="fr1" draw:name="Image154" text:anchor-type="as-char" svg:width="6.9236in" svg:height="3.956343in" draw:z-index="0">
<draw:image xlink:href="../Images/yкринформ/2023-06-03T17-16-00-03-00/630_360_1682066334-430.jpg" xlink:type="simple" xlink:show="embed" xlink:actuate="onLoad" draw:mime-type="image/jpeg"/>
</draw:frame>
In Sudanivorous forces of Fast Support(RSF)which oppose the current army of the country, captured the National Museum in the Khartum, which can result in destroying artifacts, including ancient mummies.</text:p>
      <text:p text:style-name="P4">
About it reports <text:a xlink:type="simple" xlink:href="https://www.reuters.com/world/africa/sudan-fighters-take-over-khartoum-museum-director-says-2023-06-03/" text:style-name="Internet_20_link" text:visited-style-name="Visited_20_Internet_20_Link">
Reuters</text:a>
With reference to the Deputy Director of the Ihlas Abdellaatif Museum, Ukrinform reports.</text:p>
      <text:p text:style-name="P4">
"Members of the Fast Support Group, which has been fighting for Sudan for seven weeks, entered the <text:a xlink:type="simple" xlink:href="https://www.ukrinform.ua/tag-muzej" text:style-name="Internet_20_link" text:visited-style-name="Visited_20_Internet_20_Link">
museum</text:a>
On Friday, "he said, calling for a paramilitary grouping.</text:p>
      <text:p text:style-name="P4">
Abdellaatif noted that the museum staff do not know what was happening inside the building as they stopped working after the conflict began.</text:p>
      <text:p text:style-name="P4">
The museum is located in a large building on the Nile bank in the center of Hartum, near the central bank, in the area where the most fierce fighting took place.</text:p>
      <text:p text:style-name="P4">
Among the thousands of invaluable relics are mummies, dated 2,500, which makes them one of the oldest and most important in archaeological sedimentation around the world.</text:p>
      <text:p text:style-name="P4">
According to the former director of the Museum of Hatima Alnura, the museum also has statues, clay utensils and ancient murals with artifacts from the stone age of pre -Christian and Islamic eras.</text:p>
      <text:p text:style-name="P4">
<text:span text:style-name="T4">
 Read also: </text:span>
 <text:a xlink:type="simple" xlink:href="https://www.ukrinform.ua/rubric-world/3714808-konflikt-v-sudani-v-armii-zaklikaut-kolisnih-soldativ-povernutisa-na-sluzbu.html" text:style-name="Internet_20_link" text:visited-style-name="Visited_20_Internet_20_Link">
conflict in <text:span text:style-name="T4">
 Sudan </text:span>
: In the army call former soldiers to return to service</text:a>
A member of the French archaeological team of Roxana Tri, who worked in Sudan, said that they tracked the satellite images of the museum and had already seen potential traces with traces of burning.</text:p>
      <text:p text:style-name="P4">
"We do not know how serious the damage inside," she said.</text:p>
      <text:p text:style-name="P4">
As reported <text:a xlink:type="simple" xlink:href="https://www.ukrinform.ua/rubric-world/3716977-u-sudani-pocalosa-zbrojne-protistoanna-popri-rezim-pripinenna-vognu.html" text:style-name="Internet_20_link" text:visited-style-name="Visited_20_Internet_20_Link">
Ukrinform</text:a>
, in the capital of Sudan the fighting resumed despite the agreement of the ceasefire. Intermediary countries are concerned about the situation as it is jeopardized with the possibility of providing humanitarian assistance to the population.</text:p>
      <text:p text:style-name="P4">
News Source: <text:a xlink:type="simple" xlink:href="https://www.ukrinform.ua/rubric-world/3717882-u-sudani-voenizovani-sili-svidkoi-pidtrimki-zahopili-nacionalnij-muzej.html" text:style-name="Internet_20_link" text:visited-style-name="Visited_20_Internet_20_Link">
https://www.ukrinform.ua/rubric-world/3717882-u-sudani-voenizovani-sili-svidkoi-pidtrimki-zahopili-nacionalnij-muzej.html</text:a>
</text:p>
      <!--NEWS-->
      <text:h text:style-name="P10" text:outline-level="1">
<text:span text:style-name="T4">
In Cherkasy, the native soldiers of ₴ 400 thousand were transferred for the purchase of drones</text:span>
</text:h>
      <text:p text:style-name="P4">
Authors: Ukrinform (Person)</text:p>
      <text:p text:style-name="P4">
Publisher: Укринформ (Organization)</text:p>
      <text:p text:style-name="P4">
Published Time: 2023-06-03T17:20:00+03:00</text:p>
      <text:p text:style-name="P4">
Modified Time: 2023-06-03T17:20:00+03:00</text:p>
      <text:p text:style-name="P4">
Description: Almost 400 thousand hryvnias were harvested in Cherkasy during a charity auction initiated by the native soldiers. These funds were transferred to buy drones. - Ukrinform.</text:p>
      <text:p text:style-name="P4">
Images: ['<text:a xlink:type="simple" xlink:href="https://static.ukrinform.com/photos/2023_06/thumb_files/630_360_1685801915-868.jpg" text:style-name="Internet_20_link" text:visited-style-name="Visited_20_Internet_20_Link">
630_360_16858...</text:a>
']</text:p>
      <text:p text:style-name="P4">
Tags: ['Аукціон', 'Благодійність', 'Черкаси', 'Дрон']</text:p>
      <text:p text:style-name="P4">
Type: Article</text:p>
      <!--METADATA-->
      <text:p text:style-name="P4">
<draw:frame draw:style-name="fr1" draw:name="Image155" text:anchor-type="as-char" svg:width="6.9236in" svg:height="3.956343in" draw:z-index="0">
<draw:image xlink:href="../Images/yкринформ/2023-06-03T17-20-00-03-00/630_360_1685801915-868.jpg" xlink:type="simple" xlink:show="embed" xlink:actuate="onLoad" draw:mime-type="image/jpeg"/>
</draw:frame>
Almost 400 thousand hryvnias were raised in Cherkasy during a charity auction, initiated by the infant dead soldiers. These funds were transferred to buy drones.</text:p>
      <text:p text:style-name="P4">
According to Ukrinform, the mayor of Cherkasy Anatoliy Bondarenko in [telegram] reported this(https://t.me/bondmerche/474).</text:p>
      <text:p text:style-name="P4">
“A charity [auction] was held in Cherkasy Day in Cherkasy.(https://www.ukrinform.ua/tag-aukcion), which was initiated by relatives of the fallen confessors. Then we raised almost 400 thousand hryvnias from the sale of lots, which were made by parents, wives, children of our soldiers. These funds were handed over to the purchase of quadcopters by scouts of one boat of the territorial defense brigade, ”Bondarenko said.</text:p>
      <text:p text:style-name="P4">
Today, on June 3, three purchased drones of DJI Mavic3 were handed over to the soldiers, as they returned from Bakhmut. This technique will help them complete the tasks at the front.</text:p>
      <text:p text:style-name="P4">
<text:span text:style-name="T4">
 Read also: </text:span>
 <text:a xlink:type="simple" xlink:href="https://www.ukrinform.ua/rubric-ato/3716034-ukrainskim-vijskovim-peredali-500-fpvdroniv-pegas.html" text:style-name="Internet_20_link" text:visited-style-name="Visited_20_Internet_20_Link">
Ukrainian military passed 500 FPV- <text:span text:style-name="T4">
 drones </text:span>
 "Pegasus"</text:a>
As reported <text:a xlink:type="simple" xlink:href="https://www.ukrinform.ua/rubric-regions/3712313-v-ukrainci-na-kiivsini-proveli-blagodijnij-aukcion-zi-zboru-kostiv-dla-zahisnikiv-azovstali.html" text:style-name="Internet_20_link" text:visited-style-name="Visited_20_Internet_20_Link">
Ukrinform</text:a>
, in the Ukrainian in the Kyiv region, there is a auction to raise funds for the defenders of "Azovstal" and their navers.</text:p>
      <text:p text:style-name="P4">
<text:span text:style-name="T5">
Foto: Anatoly Bondarenko / Telegram</text:span>
</text:p>
      <text:p text:style-name="P4">
News Source: <text:a xlink:type="simple" xlink:href="https://www.ukrinform.ua/rubric-regions/3717883-u-cerkasah-zibrani-ridnimi-zagiblih-voiniv-400-tisac-peredali-na-kupivlu-droniv.html" text:style-name="Internet_20_link" text:visited-style-name="Visited_20_Internet_20_Link">
https://www.ukrinform.ua/rubric-regions/3717883-u-cerkasah-zibrani-ridnimi-zagiblih-voiniv-400-tisac-peredali-na-kupivlu-droniv.html</text:a>
</text:p>
      <!--NEWS-->
      <text:h text:style-name="P10" text:outline-level="1">
<text:span text:style-name="T4">
During the celebration of the Trinity in Donetsk, there will be additional restrictions - Ova</text:span>
</text:h>
      <text:p text:style-name="P4">
Authors: Ukrinform (Person)</text:p>
      <text:p text:style-name="P4">
Publisher: Укринформ (Organization)</text:p>
      <text:p text:style-name="P4">
Published Time: 2023-06-03T17:30:24+03:00</text:p>
      <text:p text:style-name="P4">
Modified Time: 2023-06-03T17:30:24+03:00</text:p>
      <text:p text:style-name="P4">
Description: In the Donetsk region, additional restrictions will be in place during the celebration of the Trinity. - Ukrinform.</text:p>
      <text:p text:style-name="P4">
Images: ['<text:a xlink:type="simple" xlink:href="https://static.ukrinform.com/photos/2018_05/thumb_files/630_360_1527251231-1722.jpg" text:style-name="Internet_20_link" text:visited-style-name="Visited_20_Internet_20_Link">
630_360_15272...</text:a>
']</text:p>
      <text:p text:style-name="P4">
Tags: ['Свято Трійці', 'Воєнний стан', 'Війна з Росією']</text:p>
      <text:p text:style-name="P4">
Type: Article</text:p>
      <!--METADATA-->
      <text:p text:style-name="P4">
<draw:frame draw:style-name="fr1" draw:name="Image156" text:anchor-type="as-char" svg:width="6.9236in" svg:height="3.956343in" draw:z-index="0">
<draw:image xlink:href="../Images/yкринформ/2023-06-03T17-30-24-03-00/630_360_1527251231-1722.jpg" xlink:type="simple" xlink:show="embed" xlink:actuate="onLoad" draw:mime-type="image/jpeg"/>
</draw:frame>
The supervisor will apply additional restrictions during the celebration of the Trinity.</text:p>
      <text:p text:style-name="P4">
About it in <text:a xlink:type="simple" xlink:href="http://t.me/DonetskaODA/8400" text:style-name="Internet_20_link" text:visited-style-name="Visited_20_Internet_20_Link">
telegram</text:a>
reports Donetsk, reports Ukrinform.</text:p>
      <text:p text:style-name="P4">
“To enforce <text:a xlink:type="simple" xlink:href="https://www.ukrinform.ua/tag-zakon" text:style-name="Internet_20_link" text:visited-style-name="Visited_20_Internet_20_Link">
law</text:a>
Ukraine "Regional Martial State", taking into account the requirements of the commander of the operational-strategic group of Khortytsa troops "Colonel-General Alexandrasirsky and Commander The accumulation of a motion during worship and religious rituals in religious buildings of religious organizations and in the surrounding area, additional temporary restrictions will be applied in the territory of Donetsk region, ”the testimony reads.</text:p>
      <text:p text:style-name="P4">
<text:span text:style-name="T4">
 Read also: </text:span>
 <text:a xlink:type="simple" xlink:href="https://www.ukrinform.ua/rubric-regions/3717129-u-semi-naselenih-punktah-doneccini-ogolosili-primusovu-evakuaciu-ditej.html" text:style-name="Internet_20_link" text:visited-style-name="Visited_20_Internet_20_Link">
in seven settlements of Donetsk region declared <text:span text:style-name="T4">
 forced </text:span>
 evacuation of children</text:a>
According to the report, the purpose of introducing additional restrictions is to ensure public safety and order during the celebration of the Trinity(June 4), as well as the preservation of civilian life and health in the Donetsk region.</text:p>
      <text:p text:style-name="P4">
It is noted that the commandant of Donetsk region, Donetsk Regional Military Administration, district military administrations, military administrations of settlements, local self -government bodies will take additional measures to prevent the stay of citizens during the period of coming hours in the cultural buildings of religious organizations.</text:p>
      <text:p text:style-name="P4">
<text:span text:style-name="T4">
 Read also: </text:span>
 <text:a xlink:type="simple" xlink:href="https://www.ukrinform.ua/rubric-society/3715559-elenskij-poasniv-neobhidnist-perehodu-na-novij-cerkovnij-kalendar.html" text:style-name="Internet_20_link" text:visited-style-name="Visited_20_Internet_20_Link">
Elensky explained the need to switch to a new church calendar</text:a>
As reported by Ukrinform, the Orthodox Church of Ukraine(Cursed)Officially, the decision to switch to the Novoyan Laple calendar from September 1, 2023.</text:p>
      <text:p text:style-name="P4">
News Source: <text:a xlink:type="simple" xlink:href="https://www.ukrinform.ua/rubric-regions/3717884-pid-cas-svatkuvanna-trijci-na-doneccini-diatimut-dodatkovi-obmezenna-ova.html" text:style-name="Internet_20_link" text:visited-style-name="Visited_20_Internet_20_Link">
https://www.ukrinform.ua/rubric-regions/3717884-pid-cas-svatkuvanna-trijci-na-doneccini-diatimut-dodatkovi-obmezenna-ova.html</text:a>
</text:p>
      <!--NEWS-->
      <text:h text:style-name="P10" text:outline-level="1">
<text:span text:style-name="T4">
Kherson received six vehicles with technical salt for heating system from USAID</text:span>
</text:h>
      <text:p text:style-name="P4">
Authors: Ukrinform (Person)</text:p>
      <text:p text:style-name="P4">
Publisher: Укринформ (Organization)</text:p>
      <text:p text:style-name="P4">
Published Time: 2023-06-03T17:31:00+03:00</text:p>
      <text:p text:style-name="P4">
Modified Time: 2023-06-03T17:31:00+03:00</text:p>
      <text:p text:style-name="P4">
Description: The Kherson Municipal Enterprise "Khersonteploenergo" received six machines with technical salt, which is necessary to soften water in the process of production of coolant. - Ukrinform.</text:p>
      <text:p text:style-name="P4">
Images: ['<text:a xlink:type="simple" xlink:href="https://static.ukrinform.com/photos/2023_06/thumb_files/630_360_1685802558-849.jpg" text:style-name="Internet_20_link" text:visited-style-name="Visited_20_Internet_20_Link">
630_360_16858...</text:a>
']</text:p>
      <text:p text:style-name="P4">
Tags: None</text:p>
      <text:p text:style-name="P4">
Type: Article</text:p>
      <!--METADATA-->
      <text:p text:style-name="P4">
<draw:frame draw:style-name="fr1" draw:name="Image157" text:anchor-type="as-char" svg:width="6.9236in" svg:height="3.956343in" draw:z-index="0">
<draw:image xlink:href="../Images/yкринформ/2023-06-03T17-31-00-03-00/630_360_1685802558-849.jpg" xlink:type="simple" xlink:show="embed" xlink:actuate="onLoad" draw:mime-type="image/jpeg"/>
</draw:frame>
The Kherson Communal Enterprise "Khersonteploenergo" received six machines with a technical salt, which is necessary to soften water in the process of production of coolant.</text:p>
      <text:p text:style-name="P4">
About it reports the Kherson City Council in <text:a xlink:type="simple" xlink:href="http://t.me/kherson_miskrada/15059" text:style-name="Internet_20_link" text:visited-style-name="Visited_20_Internet_20_Link">
telegram,</text:a>
He reports Ukrinform.</text:p>
      <text:p text:style-name="P4">
“This time they received six machines with technical salt in the fishery, which is required to soften the water in the process of production of coolant for heating of apartment buildings. Technical assistance from the United States Agency for International Development of Khersonteploenergo Bererats, ”the message reads.</text:p>
      <text:p text:style-name="P4">
The Kherson City Council expressed their gratitude to the international partners with the support of Tanadan.</text:p>
      <text:p text:style-name="P4">
<text:span text:style-name="T4">
 Read also: </text:span>
 [Four fire trucks of Ph.D.(https://www.ukrinform.ua/rubric-regions/3717854-na-lvivsinu-pribuli-cotiri-pozezni-avtomobili-vid-nimeckih-blagodijnikiv.html)As reported by Ukrinform, in <text:a xlink:type="simple" xlink:href="https://www.ukrinform.ua/tag-herson" text:style-name="Internet_20_link" text:visited-style-name="Visited_20_Internet_20_Link">
Kherson</text:a>
Lithuanian volunteers from the charitable foundation "The Crown of Princes of Ostrozky" help to equip repositories.</text:p>
      <text:p text:style-name="P4">
News Source: <text:a xlink:type="simple" xlink:href="https://www.ukrinform.ua/rubric-regions/3717885-herson-otrimav-vid-usaid-sist-masin-z-tehnicnou-sillu-dla-sistemi-opalenna.html" text:style-name="Internet_20_link" text:visited-style-name="Visited_20_Internet_20_Link">
https://www.ukrinform.ua/rubric-regions/3717885-herson-otrimav-vid-usaid-sist-masin-z-tehnicnou-sillu-dla-sistemi-opalenna.html</text:a>
</text:p>
      <!--NEWS-->
      <text:h text:style-name="P10" text:outline-level="1">
<text:span text:style-name="T4">
The Netherlands will help increase the number of Patriot for Ukraine - Yermak</text:span>
</text:h>
      <text:p text:style-name="P4">
Authors: Ukrinform (Person)</text:p>
      <text:p text:style-name="P4">
Publisher: Укринформ (Organization)</text:p>
      <text:p text:style-name="P4">
Published Time: 2023-06-03T17:56:36+03:00</text:p>
      <text:p text:style-name="P4">
Modified Time: 2023-06-03T17:56:36+03:00</text:p>
      <text:p text:style-name="P4">
Description: The Netherlands Government will work to increase the number of Patriot air defense systems for Ukraine.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Нідерланди', 'Єрмак', 'Війна з Росією', 'Patriot ']</text:p>
      <text:p text:style-name="P4">
Type: Article</text:p>
      <!--METADATA-->
      <text:p text:style-name="P4">
<draw:frame draw:style-name="fr1" draw:name="Image158" text:anchor-type="as-char" svg:width="6.9236in" svg:height="3.956343in" draw:z-index="0">
<draw:image xlink:href="../Images/yкринформ/2023-06-03T17-56-36-03-00/630_360_1678262274-371.jpeg" xlink:type="simple" xlink:show="embed" xlink:actuate="onLoad" draw:mime-type="image/jpeg"/>
</draw:frame>
Government officials will work to increase the number of Patriot air defense systems for Ukraine.</text:p>
      <text:p text:style-name="P4">
According to Ukrinform, the head of the Presidential Office Andriy Yermak reports about it <text:a xlink:type="simple" xlink:href="http://t.me/ermaka2022/2853" text:style-name="Internet_20_link" text:visited-style-name="Visited_20_Internet_20_Link">
Telegram</text:a>
.</text:p>
      <text:p text:style-name="P4">
"The Government of the Netherlands will work to increase the number of Patriot for Ukraine. We are working on the corresponding coalition," Yermak said.</text:p>
      <text:p text:style-name="P4">
*!(https://www.ukrinform.ua/rubric-ato/3717520-u-koalicii-patriot-mozut-buti-ne-lise-kraini-aki-maut-ci-sistemi-zelenskij.html)As it was reported, the Prime Minister <text:a xlink:type="simple" xlink:href="https://www.ukrinform.ua/tag-niderlandi" text:style-name="Internet_20_link" text:visited-style-name="Visited_20_Internet_20_Link">
Netherlands</text:a>
In late May, Mark Rutte was seriously considering the possibility of granting Ukraine Fighter-16 fighters, but has not yet made a final decision.</text:p>
      <text:p text:style-name="P4">
News Source: <text:a xlink:type="simple" xlink:href="https://www.ukrinform.ua/rubric-ato/3717888-niderlandi-spriatimut-zbilsennu-kilkosti-patriot-dla-ukraini-ermak.html" text:style-name="Internet_20_link" text:visited-style-name="Visited_20_Internet_20_Link">
https://www.ukrinform.ua/rubric-ato/3717888-niderlandi-spriatimut-zbilsennu-kilkosti-patriot-dla-ukraini-ermak.html</text:a>
</text:p>
      <!--NEWS-->
      <text:h text:style-name="P10" text:outline-level="1">
<text:span text:style-name="T4">
Vereshchuk and the heads of Donetsk region and Luhansk region discussed the preparation for the de -occupation of areas</text:span>
</text:h>
      <text:p text:style-name="P4">
Authors: Ukrinform (Person)</text:p>
      <text:p text:style-name="P4">
Publisher: Укринформ (Organization)</text:p>
      <text:p text:style-name="P4">
Published Time: 2023-06-03T18:05:00+03:00</text:p>
      <text:p text:style-name="P4">
Modified Time: 2023-06-03T18:05:00+03:00</text:p>
      <text:p text:style-name="P4">
Description: Viceremier -Minister - Minister for Reintegration of Temporarily Occupied Territories Irina Vereshchuk and Head of Donetsk and Lugansk Military Administrations discussed preparation for the de -occupation of the oblasts. - Ukrinform.</text:p>
      <text:p text:style-name="P4">
Images: ['<text:a xlink:type="simple" xlink:href="https://static.ukrinform.com/photos/2023_06/thumb_files/630_360_1685806022-175.jpg" text:style-name="Internet_20_link" text:visited-style-name="Visited_20_Internet_20_Link">
630_360_16858...</text:a>
']</text:p>
      <text:p text:style-name="P4">
Tags: ['Деокупація', 'Донеччина', 'Луганщина', 'Верещук']</text:p>
      <text:p text:style-name="P4">
Type: Article</text:p>
      <!--METADATA-->
      <text:p text:style-name="P4">
<draw:frame draw:style-name="fr1" draw:name="Image159" text:anchor-type="as-char" svg:width="6.9236in" svg:height="3.956343in" draw:z-index="0">
<draw:image xlink:href="../Images/yкринформ/2023-06-03T18-05-00-03-00/630_360_1685806022-175.jpg" xlink:type="simple" xlink:show="embed" xlink:actuate="onLoad" draw:mime-type="image/jpeg"/>
</draw:frame>
Viceremier -Minister - Minister of Reintegration of the Temporarily Occupied Territory Irina Vereshchuk and Head of Donetsk and Lugansk Military Administrations discussed preparation for the de -occupation of the regions.</text:p>
      <text:p text:style-name="P4">
According to Ukrinform, Vereshchuk wrote in <text:a xlink:type="simple" xlink:href="http://t.me/vereshchuk_iryna/1927" text:style-name="Internet_20_link" text:visited-style-name="Visited_20_Internet_20_Link">
telegram</text:a>
.</text:p>
      <text:p text:style-name="P4">
"Today, together with the heads of Donetsk and Luhansk regions, Pavlokirilenko and Artem Lisogor worked on preparation for the de -occupation of the region: plans of priority actions, personnel, material and technical reserves, etc.(https://www.ukrinform.ua/tag-veresuk).</text:p>
      <text:p text:style-name="P4">
As reports in <text:a xlink:type="simple" xlink:href="http://t.me/minre_ua/3473" text:style-name="Internet_20_link" text:visited-style-name="Visited_20_Internet_20_Link">
telegram</text:a>
Мінреінтеграції, Кириленко й Лисогор прозвітували про стан підготовки дій.Йдеться про утворення координаційних органів та підготовку планівпершочергових дій зі стабілізації та реінтеграції деокупованих територій.</text:p>
      <text:p text:style-name="P4">
Детальні плани розробляються за такими напрямами, як безпека, відновленняроботи органів державної влади, гуманітарне реагування, медичне реагування,відновлення інфраструктури, економіка, соціальний захист тощо.</text:p>
      <text:p text:style-name="P4">
"Донеччина та Луганщина є регіонами, які найбільше постраждали від російськоїагресії. Тому одним із ключових завдань буде відновлення критичноїінфраструктури. Тут важливою буде підтримка наших міжнародних партнерів", –зазначила віцепремʼєрка.</text:p>
      <text:p text:style-name="P4">
<text:span text:style-name="T4">
Читайте також:</text:span>
 <text:a xlink:type="simple" xlink:href="https://www.ukrinform.ua/rubric-vidbudova/3715438-remont-gurtozitkiv-dla-pereselenciv-efektivnisij-niz-budivnictvo-modulnih-mistecok-veresuk.html" text:style-name="Internet_20_link" text:visited-style-name="Visited_20_Internet_20_Link">
 Дешевше ремонтувати гуртожитки для переселенців, ніжбудувати модульні містечка - <text:span text:style-name="T4">
Верещук</text:span>
 </text:a>
</text:p>
      <text:p text:style-name="P4">
Окрім того, зазначили в <text:a xlink:type="simple" xlink:href="https://t.me/minre_ua/3471" text:style-name="Internet_20_link" text:visited-style-name="Visited_20_Internet_20_Link">
 Мінреінтеграції </text:a>
, Vereshchuk participated in the Forum "Unity and restoration of Luhansk region". The West was administered to the 85th anniversary of the formation of the Luhansk region.</text:p>
      <text:p text:style-name="P4">
The forum was attended by the heads of regional military administrations, namely the Luhansk Ova Artem Lisogor, Dnipropetrovsk Ova Sergei Lisak and Donetskaya Pavel Kirilenko.</text:p>
      <text:p text:style-name="P4">
The event also brought together representatives of government institutions, international funds, People's Deputies of Ukraine and well -known natives of Luhansk region.</text:p>
      <text:p text:style-name="P4">
The forum is intended to combine the efforts of the participants and determine the priority areas of preparation for the de -occupation and reintegration of Luhansk region.As reported by Ukrinform, earlier Vereshchuk <text:a xlink:type="simple" xlink:href="https://www.ukrinform.ua/rubric-regions/3715827-veresuk-zaklikala-ziteliv-tot-ne-dati-vtagnuti-sebe-u-spivpracu-z-vorogom.html" text:style-name="Internet_20_link" text:visited-style-name="Visited_20_Internet_20_Link">
called on residents of temporary -heated territories</text:a>
Do not allow yourself to cooperate with the enemy in view of the preparation of "elections" by invaders.</text:p>
      <text:p text:style-name="P4">
_ First photo: Irina Vereshchuk/Telegram_</text:p>
      <text:p text:style-name="P4">
News Source: <text:a xlink:type="simple" xlink:href="https://www.ukrinform.ua/rubric-regions/3717890-veresuk-ta-golovi-doneccini-i-lugansini-obgovorili-pidgotovku-do-deokupacii-oblastej.html" text:style-name="Internet_20_link" text:visited-style-name="Visited_20_Internet_20_Link">
https://www.ukrinform.ua/rubric-regions/3717890-veresuk-ta-golovi-doneccini-i-lugansini-obgovorili-pidgotovku-do-deokupacii-oblastej.html</text:a>
</text:p>
      <!--NEWS-->
      <text:h text:style-name="P10" text:outline-level="1">
<text:span text:style-name="T4">
In Kherson, five street shelters were installed in two days</text:span>
</text:h>
      <text:p text:style-name="P4">
Authors: Ukrinform (Person)</text:p>
      <text:p text:style-name="P4">
Publisher: Укринформ (Organization)</text:p>
      <text:p text:style-name="P4">
Published Time: 2023-06-03T18:23:57+03:00</text:p>
      <text:p text:style-name="P4">
Modified Time: 2023-06-03T18:23:57+03:00</text:p>
      <text:p text:style-name="P4">
Description: In Kherson, five more street shelters were installed in two days. They were located near public transport stops. - Ukrinform.</text:p>
      <text:p text:style-name="P4">
Images: ['<text:a xlink:type="simple" xlink:href="https://static.ukrinform.com/photos/2023_06/thumb_files/630_360_1685805695-3164.jpeg" text:style-name="Internet_20_link" text:visited-style-name="Visited_20_Internet_20_Link">
630_360_16858...</text:a>
']</text:p>
      <text:p text:style-name="P4">
Tags: ['Херсон', 'Укриття', 'Війна з Росією']</text:p>
      <text:p text:style-name="P4">
Type: Article</text:p>
      <!--METADATA-->
      <text:p text:style-name="P4">
<draw:frame draw:style-name="fr1" draw:name="Image162" text:anchor-type="as-char" svg:width="6.9236in" svg:height="3.956343in" draw:z-index="0">
<draw:image xlink:href="../Images/yкринформ/2023-06-03T18-23-57-03-00/630_360_1685805695-3164.jpeg" xlink:type="simple" xlink:show="embed" xlink:actuate="onLoad" draw:mime-type="image/jpeg"/>
</draw:frame>
Uhersoni installed five more street shelters in two days. They were located nearby public transport.</text:p>
      <text:p text:style-name="P4">
According to Ukrinform, the Kherson City Council in [telegram.] Reported this.(http://t.me/kherson_miskrada/15060?fbclid=IwAR1SbAn-gZZnmx9JozXV8GeOBTGC5-1FO9WhfACR2ukJ--KWjUuHS-KkL5Y)</text:p>
      <text:p text:style-name="P4">
</text:p>
      <text:p text:style-name="P4">
<text:a xlink:type="simple" xlink:href="https://static.ukrinform.com/photos/2023_06/1685805695-9532.jpeg" text:style-name="Internet_20_link" text:visited-style-name="Visited_20_Internet_20_Link">
 </text:a>
 <text:a xlink:type="simple" xlink:href="https://static.ukrinform.com/photos/2023_06/1685805695-9746.jpeg" text:style-name="Internet_20_link" text:visited-style-name="Visited_20_Internet_20_Link">
</text:a>
 <text:a xlink:type="simple" xlink:href="https://static.ukrinform.com/photos/2023_06/1685805695-4570.jpeg" text:style-name="Internet_20_link" text:visited-style-name="Visited_20_Internet_20_Link">
</text:a>
 <text:a xlink:type="simple" xlink:href="https://static.ukrinform.com/photos/2023_06/1685805695-3164.jpeg" text:style-name="Internet_20_link" text:visited-style-name="Visited_20_Internet_20_Link">
<draw:frame draw:style-name="fr1" draw:name="Image167" text:anchor-type="as-char" svg:width="6.9236in" svg:height="3.956343in" draw:z-index="0">
<draw:image xlink:href="../Images/yкринформ/2023-06-03T18-23-57-03-00/630_360_1685805695-3164.jpeg" xlink:type="simple" xlink:show="embed" xlink:actuate="onLoad" draw:mime-type="image/jpeg"/>
</draw:frame>
</text:a>
 <text:a xlink:type="simple" xlink:href="https://static.ukrinform.com/photos/2023_06/1685805695-1928.jpeg" text:style-name="Internet_20_link" text:visited-style-name="Visited_20_Internet_20_Link">
</text:a>
"There are 5 more shelves in Kherson for 2 days," the testimony said.</text:p>
      <text:p text:style-name="P4">
As <text:a xlink:type="simple" xlink:href="https://www.ukrinform.ua/rubric-regions/3707700-u-hersoni-vstanovili-se-pat-vulicnih-ukrittiv.html" text:style-name="Internet_20_link" text:visited-style-name="Visited_20_Internet_20_Link">
reported Ukrinform</text:a>
 , уХерсоні 11 травня прозвітували про те, що встановили п'ять вуличнихпротиуламкових укриттів, два з них отримали від благодійного фонду.</text:p>
      <text:p text:style-name="P4">
<text:span text:style-name="T4">
Читайте також:</text:span>
 <text:a xlink:type="simple" xlink:href="https://www.ukrinform.ua/rubric-society/3717152-mvs-zaklikae-povidomlati-pro-ukritta-zacineni-pid-cas-povitranoi-trivogi.html" text:style-name="Internet_20_link" text:visited-style-name="Visited_20_Internet_20_Link">
 МВС закликає повідомляти про укриття, зачинені під часповітряної тривоги </text:a>
Earlier, the regional authorities, together with the district and city administrations, determine the mining need for street shelters, which is 158 units.</text:p>
      <text:p text:style-name="P4">
<text:span text:style-name="T4">
 Read also: </text:span>
 <text:a xlink:type="simple" xlink:href="https://www.ukrinform.ua/rubric-society/3717120-urad-iniciue-perevirku-roboti-vsih-ukrittiv-u-kraini-i-zokrema-v-kievi-smigal.html" text:style-name="Internet_20_link" text:visited-style-name="Visited_20_Internet_20_Link">
The Government initiates the work check of all <text:span text:style-name="T4">
 shelters </text:span>
 in the country, in particular, in Kiev - Shmigal</text:a>
</text:p>
      <text:p text:style-name="P4">
Минулої доби російська армія <text:a xlink:type="simple" xlink:href="https://www.ukrinform.ua/rubric-regions/3707700-u-hersoni-vstanovili-se-pat-vulicnih-ukrittiv.html" text:style-name="Internet_20_link" text:visited-style-name="Visited_20_Internet_20_Link">
 здійснила </text:a>
65 latches of Kherson region.</text:p>
      <text:p text:style-name="P4">
News Source: <text:a xlink:type="simple" xlink:href="https://www.ukrinform.ua/rubric-regions/3717892-u-hersoni-za-dva-dni-vstanovili-pat-vulicnih-ukrittiv.html" text:style-name="Internet_20_link" text:visited-style-name="Visited_20_Internet_20_Link">
https://www.ukrinform.ua/rubric-regions/3717892-u-hersoni-za-dva-dni-vstanovili-pat-vulicnih-ukrittiv.html</text:a>
</text:p>
      <!--NEWS-->
      <text:h text:style-name="P10" text:outline-level="1">
<text:span text:style-name="T4">
In Ukraine on Sunday without precipitation, in the afternoon warms up to +25 °</text:span>
</text:h>
      <text:p text:style-name="P4">
Authors: Ukrinform (Person)</text:p>
      <text:p text:style-name="P4">
Publisher: Укринформ (Organization)</text:p>
      <text:p text:style-name="P4">
Published Time: 2023-06-03T18:25:00+03:00</text:p>
      <text:p text:style-name="P4">
Modified Time: 2023-06-03T18:25:00+03:00</text:p>
      <text:p text:style-name="P4">
Description: In Ukraine on Sunday, June 4, no precipitation is expected, the daytime will be 17-22 °, in the south and Transcarpathia to 25 °. - Ukrinform.</text:p>
      <text:p text:style-name="P4">
Images: ['<text:a xlink:type="simple" xlink:href="https://static.ukrinform.com/photos/2023_06/thumb_files/630_360_1685794754-612.jpg" text:style-name="Internet_20_link" text:visited-style-name="Visited_20_Internet_20_Link">
630_360_16857...</text:a>
']</text:p>
      <text:p text:style-name="P4">
Tags: ['Погода', 'Тепло', 'Прогноз', 'Літо']</text:p>
      <text:p text:style-name="P4">
Type: Article</text:p>
      <!--METADATA-->
      <text:p text:style-name="P4">
<draw:frame draw:style-name="fr1" draw:name="Image169" text:anchor-type="as-char" svg:width="6.9236in" svg:height="3.956343in" draw:z-index="0">
<draw:image xlink:href="../Images/yкринформ/2023-06-03T18-25-00-03-00/630_360_1685794754-612.jpg" xlink:type="simple" xlink:show="embed" xlink:actuate="onLoad" draw:mime-type="image/jpeg"/>
</draw:frame>
In Ukraine, Sunday, June 4, no precipitation is expected, the daytime will be 17-22 °, in the south and Transcarpathia to 25 °.</text:p>
      <text:p text:style-name="P4">
Ukrinform was reported at the Ukrainian Hydrometeorological Center.</text:p>
      <text:p text:style-name="P4">
"Changing cloudiness. No precipitation. The wind is northeast, in the western regions in the southeast, 5-10 m/s, at night in the south-east the countries are gusts of 15-20 m/s. Temperature at night 4-9 °, in the south , southeastern parts and Transcarpathia 9-14 °; in the afternoon 17-22 °, in the south and Transcarpathia 25 °, "-the forecasters say.</text:p>
      <text:p text:style-name="P4">
According to their forecast, in Kyiv and Kyiv region there will also be a variety of cloudiness, without precipitation. Northeast wind, 5-10 m/s. The temperature of the ossaries at night will be 7-9 °, in the afternoon 20-22 °, in the area it will be 4-9 ° at night, 17-22 ° in the afternoon.</text:p>
      <text:p text:style-name="P4">
The changing cloudiness will be preserved in Ukraine and in the next two days. Rainfall is unprepared, only in the afternoon on June 5 in Transcarpathia and in the Carpathians, on June 6, most of the western regions are possible short -term <text:a xlink:type="simple" xlink:href="https://www.ukrinform.ua/tag-dos" text:style-name="Internet_20_link" text:visited-style-name="Visited_20_Internet_20_Link">
rains</text:a>
, thunderstorms. Wind of variable directions, 3-8 m/s, June 6 in the western part of the southeast, 5-10 m/s.</text:p>
      <text:p text:style-name="P4">
The night temperature will be 5-10 ° on June 5, in the southern part, Nazakarpattya, on June 6 in Ukraine 8-13 °, on the coast of the seas in places 14-18 °; The day will be 20-25 °, in Transcarpathia up to 27 °.</text:p>
      <text:p text:style-name="P4">
In the capital and Kyiv region on June 5-6 without precipitation. Wind of variable directions, 3-8 m/s. Temperature in Kiev at night on June 5, 8-10 °, June 6 11-13 °; in the afternoon23-25 °; On the night of June 5, it will be 5-10 °, on June 6, 8-13 °; in the afternoon 20-25 °.</text:p>
      <text:p text:style-name="P4">
Forecasters warn that on June 4-6 in Kiev, Western(In addition to Transcarpathian Taivano-Frankivsk), northern, Vinnytsia, Cherkasy, Odessa, Mykolaiv, Kherson, June 6 and in the Kirovograd and Poltava region the extraordinary level of fire danger will outweigh.</text:p>
      <text:p text:style-name="P4">
<text:span text:style-name="T4">
 Read also: </text:span>
 <text:a xlink:type="simple" xlink:href="https://www.ukrinform.ua/rubric-kyiv/3717054-u-kievi-traven-viavivsa-najsuhisim-za-ves-cas-sposterezen.html" text:style-name="Internet_20_link" text:visited-style-name="Visited_20_Internet_20_Link">
in Kiev May turned out to be the driest for the entire time</text:a>
In the next two days, June 7-8, small short-term rains, in some places, they are threatening in western, June 8 and in the northern, in the afternoon and in the central-haired, in the rest of Ukraine without precipitation. The night temperature is 10-16 °, in the daytime 18-24 °, in the southern part to 26 °, in the western regions 13-19 °.</text:p>
      <text:p text:style-name="P4">
News Source: <text:a xlink:type="simple" xlink:href="https://www.ukrinform.ua/rubric-regions/3717844-v-ukraini-u-nedilu-bez-opadiv-vden-progrie-do-25.html" text:style-name="Internet_20_link" text:visited-style-name="Visited_20_Internet_20_Link">
https://www.ukrinform.ua/rubric-regions/3717844-v-ukraini-u-nedilu-bez-opadiv-vden-progrie-do-25.html</text:a>
</text:p>
      <!--NEWS-->
      <text:h text:style-name="P10" text:outline-level="1">
<text:span text:style-name="T4">
Ukrainian Zavatska reached the final of ITF tournament in Italy</text:span>
</text:h>
      <text:p text:style-name="P4">
Authors: Ukrinform (Person)</text:p>
      <text:p text:style-name="P4">
Publisher: Укринформ (Organization)</text:p>
      <text:p text:style-name="P4">
Published Time: 2023-06-03T18:38:57+03:00</text:p>
      <text:p text:style-name="P4">
Modified Time: 2023-06-03T18:38:57+03:00</text:p>
      <text:p text:style-name="P4">
Description: Ukrainian tennis player Katarina Zavatska ( # 218 WTA) released the final of the ITF 60 tournament in Italy. - Ukrinform.</text:p>
      <text:p text:style-name="P4">
Images: ['<text:a xlink:type="simple" xlink:href="https://static.ukrinform.com/photos/2023_06/thumb_files/630_360_1685806687-881.jpg" text:style-name="Internet_20_link" text:visited-style-name="Visited_20_Internet_20_Link">
630_360_16858...</text:a>
']</text:p>
      <text:p text:style-name="P4">
Tags: ['Теніс']</text:p>
      <text:p text:style-name="P4">
Type: Article</text:p>
      <!--METADATA-->
      <text:p text:style-name="P4">
<draw:frame draw:style-name="fr1" draw:name="Image170" text:anchor-type="as-char" svg:width="6.9236in" svg:height="3.956343in" draw:z-index="0">
<draw:image xlink:href="../Images/yкринформ/2023-06-03T18-38-57-03-00/630_360_1685806687-881.jpg" xlink:type="simple" xlink:show="embed" xlink:actuate="onLoad" draw:mime-type="image/jpeg"/>
</draw:frame>
Katarina Zavatskaya(№218 WTA)It released the final of the ITF 60 tournament.</text:p>
      <text:p text:style-name="P4">
In the semifinals, the Ukrainian won the Argentine of Julia Riera(№150 WTA)- 6: 4, 6: 3, transmits Ukrinform.</text:p>
      <text:p text:style-name="P4">
The match lasted 1 hour 19 minutes. Zavatskaya will play in the finale this year: she gave way to the ITF W25 tournament at Santa Margerita Di-Pula tournament. In general, it will be for Ukrainka the 15th finals during the performances of the UITF tour.</text:p>
      <text:p text:style-name="P4">
<text:span text:style-name="T4">
 Read also: </text:span>
 [Marta Kostyuk came out to the 1/8 finals(https://www.ukrinform.ua/rubric-sports/3717825-marta-kostuk-vijsla-do-18-finalu-parnoi-sitki-rolan-garros.html)In the finals, Katarin will play against the winner of the match of Anhela Fita Boluda - Yuliatovka.</text:p>
      <text:p text:style-name="P4">
Photo: btu.org.ua</text:p>
      <text:p text:style-name="P4">
News Source: <text:a xlink:type="simple" xlink:href="https://www.ukrinform.ua/rubric-sports/3717894-ukrainka-zavacka-vijsla-u-final-turniru-itf-v-italii.html" text:style-name="Internet_20_link" text:visited-style-name="Visited_20_Internet_20_Link">
https://www.ukrinform.ua/rubric-sports/3717894-ukrainka-zavacka-vijsla-u-final-turniru-itf-v-italii.html</text:a>
</text:p>
      <!--NEWS-->
      <text:h text:style-name="P10" text:outline-level="1">
<text:span text:style-name="T4">
Greek police found in banana containers of cocaine for € 3.2 million</text:span>
</text:h>
      <text:p text:style-name="P4">
Authors: Ukrinform (Person)</text:p>
      <text:p text:style-name="P4">
Publisher: Укринформ (Organization)</text:p>
      <text:p text:style-name="P4">
Published Time: 2023-06-03T18:45:00+03:00</text:p>
      <text:p text:style-name="P4">
Modified Time: 2023-06-03T18:45:00+03:00</text:p>
      <text:p text:style-name="P4">
Description: Поліція на півночі Греції вилучила десятки пакунків з кокаїном, що прямували з Латинської Америки захованими у контейнерах з бананами. — Укрінформ.</text:p>
      <text:p text:style-name="P4">
Images: ['<text:a xlink:type="simple" xlink:href="https://static.ukrinform.com/photos/2020_02/thumb_files/630_360_1582874865-106.jpg" text:style-name="Internet_20_link" text:visited-style-name="Visited_20_Internet_20_Link">
630_360_15828...</text:a>
']</text:p>
      <text:p text:style-name="P4">
Tags: ['Греція', 'Наркотики', 'Банан', 'Кокаїн']</text:p>
      <text:p text:style-name="P4">
Type: Article</text:p>
      <!--METADATA-->
      <text:p text:style-name="P4">
<draw:frame draw:style-name="fr1" draw:name="Image171" text:anchor-type="as-char" svg:width="6.9236in" svg:height="3.956343in" draw:z-index="0">
<draw:image xlink:href="../Images/yкринформ/2023-06-03T18-45-00-03-00/630_360_1582874865-106.jpg" xlink:type="simple" xlink:show="embed" xlink:actuate="onLoad" draw:mime-type="image/jpeg"/>
</draw:frame>
The half -night Police seized dozens of cocaine packages, which were hidden from Latin American hidden in bananas containers.</text:p>
      <text:p text:style-name="P4">
As Ukrinform reports, it reports <text:a xlink:type="simple" xlink:href="https://www.reuters.com/world/europe/greece-police-find-32-mln-euros-cocaine-banana-containers-2023-06-03/" text:style-name="Internet_20_link" text:visited-style-name="Visited_20_Internet_20_Link">
Reuters</text:a>
.</text:p>
      <text:p text:style-name="P4">
Police seized two suspicious containers at the Piraei port and sent them to the pillars of thessaloniki. After the inspection, law enforcement officers found 100 packages of hidden kocaine with a total weight of 161 kilograms.</text:p>
      <text:p text:style-name="P4">
"<text:a xlink:type="simple" xlink:href="https://www.ukrinform.ua/tag-narkotiki" text:style-name="Internet_20_link" text:visited-style-name="Visited_20_Internet_20_Link">
Drugs</text:a>
which were to be distributed throughout Greece and other European countries, they are estimated at the amount of 3.2 million euros, "police said.</text:p>
      <text:p text:style-name="P4">
This party was found as part of an investigation, which Greece launched last expert in jointly with the authorities of Northern Macedonia and the US Antinum Agency. About 100 kg of cocaine, also hidden in banana containers, had been seized by law enforcement agencies.</text:p>
      <text:p text:style-name="P4">
<text:span text:style-name="T4">
 Read also: </text:span>
 <text:a xlink:type="simple" xlink:href="https://www.ukrinform.ua/rubric-world/3696909-bila-uzberezza-sicilii-viavili-dvi-tonni-kokainu-na-ponad-400-miljoniv.html" text:style-name="Internet_20_link" text:visited-style-name="Visited_20_Internet_20_Link">
off the coast of Sicily found two tons <text:span text:style-name="T4">
 cocaine </text:span>
 in a porous € 400 million</text:a>
It is noted that about 14 people were arrested in this case.</text:p>
      <text:p text:style-name="P4">
As reported <text:a xlink:type="simple" xlink:href="https://www.ukrinform.ua/rubric-world/3714446-policia-v-peru-vilucila-majze-60-kilogramiv-kokainu-zi-svastikou-na-pakunkah.html" text:style-name="Internet_20_link" text:visited-style-name="Visited_20_Internet_20_Link">
Ukrinform</text:a>
, Peruvian drug control police have drawn 58 kilograms of cocaine with the image of the Nazi Prayer to the outside and the name of Hitler, printed in large font.</text:p>
      <text:p text:style-name="P4">
News Source: <text:a xlink:type="simple" xlink:href="https://www.ukrinform.ua/rubric-world/3717896-grecka-policia-znajsla-u-bananovih-kontejnerah-kokainu-na-32-miljona.html" text:style-name="Internet_20_link" text:visited-style-name="Visited_20_Internet_20_Link">
https://www.ukrinform.ua/rubric-world/3717896-grecka-policia-znajsla-u-bananovih-kontejnerah-kokainu-na-32-miljona.html</text:a>
</text:p>
      <!--NEWS-->
      <text:h text:style-name="P10" text:outline-level="1">
<text:span text:style-name="T4">
Aviation of Defense Forces per day struck 11 beats on Russian invaders</text:span>
</text:h>
      <text:p text:style-name="P4">
Authors: Ukrinform (Person)</text:p>
      <text:p text:style-name="P4">
Publisher: Укринформ (Organization)</text:p>
      <text:p text:style-name="P4">
Published Time: 2023-06-03T19:05:00+03:00</text:p>
      <text:p text:style-name="P4">
Modified Time: 2023-06-03T19:05:00+03:00</text:p>
      <text:p text:style-name="P4">
Description: Aviation of defense forces per day made 11 beats in the areas of concentration of the personnel of the enemy. - Ukrinform.</text:p>
      <text:p text:style-name="P4">
Images: ['<text:a xlink:type="simple" xlink:href="https://static.ukrinform.com/photos/2022_11/thumb_files/630_360_1667494999-690.jpg" text:style-name="Internet_20_link" text:visited-style-name="Visited_20_Internet_20_Link">
630_360_16674...</text:a>
']</text:p>
      <text:p text:style-name="P4">
Tags: ['Генштаб', 'ЗСУ', 'Війна з Росією']</text:p>
      <text:p text:style-name="P4">
Type: Article</text:p>
      <!--METADATA-->
      <text:p text:style-name="P4">
<draw:frame draw:style-name="fr1" draw:name="Image172" text:anchor-type="as-char" svg:width="6.9236in" svg:height="3.956343in" draw:z-index="0">
<draw:image xlink:href="../Images/yкринформ/2023-06-03T19-05-00-03-00/630_360_1667494999-690.jpg" xlink:type="simple" xlink:show="embed" xlink:actuate="onLoad" draw:mime-type="image/jpeg"/>
</draw:frame>
Aviation for a day made 11 beats in the areas of concentration of the personal assembly.</text:p>
      <text:p text:style-name="P4">
According to Ukrinform, the General Staff of the Armed Forces of Ukraine reported on <text:a xlink:type="simple" xlink:href="http://www.facebook.com/GeneralStaff.ua/posts/pfbid02R2MYRrZRBdC4rSxUU35ANfLUHn9Wmdvxf2aE5U1AZnLdJi5vCHqQ94zbgQoL7FDml" text:style-name="Internet_20_link" text:visited-style-name="Visited_20_Internet_20_Link">
Facebook</text:a>
Having published the prompt information as of 18:00 on June 3.</text:p>
      <text:p text:style-name="P4">
“Aviation of defense forces per day made 11 beats in the areas of concentration of the personal staff. Our defenders destroyed three enemy intelligence. Divisions of missile troops and artillery during the day were struck by a punctuation, 1 anti -aircraft missile complex and 3 ammunition depots, ”the Verification reads.</text:p>
      <text:p text:style-name="P4">
<text:span text:style-name="T4">
 Read also: </text:span>
 <text:a xlink:type="simple" xlink:href="https://www.ukrinform.ua/rubric-ato/3717888-niderlandi-spriatimut-zbilsennu-kilkosti-patriot-dla-ukraini-ermak.html" text:style-name="Internet_20_link" text:visited-style-name="Visited_20_Internet_20_Link">
Netherlands will help increase the number of Patriot for Ukraine - <text:span text:style-name="T4">
 Ermak </text:span>
</text:a>
The General Staff notes that the Russian Federation, despite significant losses, continues to wage the invading war and does not give up plans to capture the territory of Ukraine.</text:p>
      <text:p text:style-name="P4">
"The enemy continues to neglect the laws and customs of war, uses the tacticter, strikes, shells both in the military and civilians," the statement said.</text:p>
      <text:p text:style-name="P4">
In total, during the day, the enemy struck 19 aviation strikes and made more than 10 wadings of rocket launchers.</text:p>
      <text:p text:style-name="P4">
The likelihood of missile and aviation strikes throughout Ukraine is high.</text:p>
      <text:p text:style-name="P4">
“The enemy continues to focus the main efforts on the attempts of full occupation of the Luhansk and Donetsk regions. During the day, the occupiers made 16 attacks, but they were all reflected by the units of the defense forces, ”Ugenstba reported.</text:p>
      <text:p text:style-name="P4">
On <text:span text:style-name="T4">
 Volynsky </text:span>
 and <text:span text:style-name="T4">
 Polissya </text:span>
 directions operational situation of non -significant changes, signs of formation of offensive groups were not detected.</text:p>
      <text:p text:style-name="P4">
On <text:span text:style-name="T4">
 Siverskyi </text:span>
 and <text:span text:style-name="T4">
 Slobozhansky </text:span>
 the enemy continues to retain a Vivko presence in border areas with Ukraine. He struck the aircraft hatchery in the area of Gatyshche of Kharkiv region.On <text:span text:style-name="T4">
 Kupyansky </text:span>
 the Russian direction was unsuccessful in the day near the Novoselselovsky Luhansk region. They struck the Aviation Stroke of the Sergiyivka of Donetsk region. Artillery and mortar gills were suffered by Masyutivka, Liman First, Kislivka, Tabaivka, Berestovetovetow region and Novoselovsk Luhansk region.</text:p>
      <text:p text:style-name="P4">
On <text:span text:style-name="T4">
 Lymansky </text:span>
 the aggressor was unsuccessful in the area of Luharnidias in the Bigorivka area of Luhansk region and the disputed Donetsk region. Artillery shelling has been subjected to areas of settlements bordering the line of collision of Makeevka, Nevskoye, Bigorivka of Lugansk region and Verkhnyamyansk, Torke, controversy, Donetsk region.</text:p>
      <text:p text:style-name="P4">
On <text:span text:style-name="T4">
 Bakhmutsky </text:span>
 the enemy was on offensive in the Ivanovske area, he had no success. He struck aviation in the Kurdyumivka and White Goradonetsk region. The hostile artillery shellings were affected by the noble points of Vasyukivka, Orikhovo-Vasylivka, the times of Yar, Slavyansk, Ivanovsk, Predict, White Gora, New York and Shevchenko of Donetsk region.</text:p>
      <text:p text:style-name="P4">
On <text:span text:style-name="T4">
 Avdiivsky </text:span>
 Russian troops were not carried out. Introducing the areas of settlements Avdiivka, Pervomaisk, Nevelske, Karlovka of Donetsk region.</text:p>
      <text:p text:style-name="P4">
On <text:span text:style-name="T4">
 Marinski </text:span>
 the enemy's direction in the area in the area, but Ukrainian defenders reflected all 9 attacks. There were also unsuccessful following actions in the area of Alexandrovka of Donetsk region. At the same time, it is enemy to destroy cities and villages, struck Marinka aircraft strike, made artillery shelling of settlements Maximilyanivka, Marinka, Venta, Novomikhailivka, Antonivka, Katerynivka and Amber Donetsk region.</text:p>
      <text:p text:style-name="P4">
At the <text:span text:style-name="T4">
 Shakhtarsky </text:span>
 the enemy struck the enemy in the areas of Villaglyard Prychistivka of Donetsk region. He fired at the settlements, for order with the line of combat clash, including: coal, Prechistivka of Tanovoukrainka of Donetsk region.The General Staff report that Russian troops continue to put pressure on Ukraine's accumulations and violate human rights in temporarily captured territories. In particular, in Genichesk, Kherson region, citizens of Ukraine are forcibly detained in the basements of the building of the Valid Tax Inspectorate.</text:p>
      <text:p text:style-name="P4">
At the same time, Russian invaders continue to use infrastructure timely captured settlements to provide medical assistance to their soldiers. Recently, in the settlement of Skadovsk of the Kherson region on the territory of kindergarten, the Russians have equipped a field hospital, Dan treatment is more than 50 invaders with injuries of varying degrees.</text:p>
      <text:p text:style-name="P4">
<text:span text:style-name="T4">
 Read also: </text:span>
 <text:a xlink:type="simple" xlink:href="https://www.ukrinform.ua/rubric-ato/3717712-sirskij-vidvidav-pozicii-zsu-na-bahmutskomu-napramku.html" text:style-name="Internet_20_link" text:visited-style-name="Visited_20_Internet_20_Link">
Syrsky visited the Armed Forces in Bakhmut direction</text:a>
As reported by Ukrinform, the Defense Forces of Ukraine from February 24, 2022 to June 3, 2023 <text:a xlink:type="simple" xlink:href="https://www.ukrinform.ua/rubric-ato/3717693-sili-oboroni-znisili-vze-209-tisac-470-rosian.html" text:style-name="Internet_20_link" text:visited-style-name="Visited_20_Internet_20_Link">
eliminated about 209 thousand 470 Russian invaders</text:a>
, in the past day - 560 people.</text:p>
      <text:p text:style-name="P4">
News Source: <text:a xlink:type="simple" xlink:href="https://www.ukrinform.ua/rubric-ato/3717897-aviacia-sil-oboroni-za-dobu-zavdala-11-udariv-po-rosijskih-zagarbnikah.html" text:style-name="Internet_20_link" text:visited-style-name="Visited_20_Internet_20_Link">
https://www.ukrinform.ua/rubric-ato/3717897-aviacia-sil-oboroni-za-dobu-zavdala-11-udariv-po-rosijskih-zagarbnikah.html</text:a>
</text:p>
      <!--NEWS-->
      <text:h text:style-name="P10" text:outline-level="1">
<text:span text:style-name="T4">
In Melitopol, five loud explosions were heard - Fedorov</text:span>
</text:h>
      <text:p text:style-name="P4">
Authors: Ukrinform (Person)</text:p>
      <text:p text:style-name="P4">
Publisher: Укринформ (Organization)</text:p>
      <text:p text:style-name="P4">
Published Time: 2023-06-03T19:26:00+03:00</text:p>
      <text:p text:style-name="P4">
Modified Time: 2023-06-03T19:26:00+03:00</text:p>
      <text:p text:style-name="P4">
Description: Five loud explosions were heard in the temporarily captured Melitopol. - Ukrinform.</text:p>
      <text:p text:style-name="P4">
Images: ['<text:a xlink:type="simple" xlink:href="https://static.ukrinform.com/photos/2022_09/thumb_files/630_360_1662644489-166.jpg" text:style-name="Internet_20_link" text:visited-style-name="Visited_20_Internet_20_Link">
630_360_16626...</text:a>
']</text:p>
      <text:p text:style-name="P4">
Tags: ['Мелітополь', 'Окупація', 'Вибух', 'Федоров']</text:p>
      <text:p text:style-name="P4">
Type: Article</text:p>
      <!--METADATA-->
      <text:p text:style-name="P4">
<draw:frame draw:style-name="fr1" draw:name="Image173" text:anchor-type="as-char" svg:width="6.9236in" svg:height="3.954626in" draw:z-index="0">
<draw:image xlink:href="../Images/yкринформ/2023-06-03T19-26-00-03-00/630_360_1662644489-166.jpg" xlink:type="simple" xlink:show="embed" xlink:actuate="onLoad" draw:mime-type="image/jpeg"/>
</draw:frame>
Five loud explosions were erected by Melitopol.</text:p>
      <text:p text:style-name="P4">
According to Ukrinform, the mayor of Melitopol Ivan Fedorov reports <text:a xlink:type="simple" xlink:href="https://t.me/ivan_fedorov_melitopol/2158" text:style-name="Internet_20_link" text:visited-style-name="Visited_20_Internet_20_Link">
Telegram</text:a>
.</text:p>
      <text:p text:style-name="P4">
"Residents of Melitopol report more than 5 loud <text:a xlink:type="simple" xlink:href="https://www.ukrinform.ua/tag-vibuh" text:style-name="Internet_20_link" text:visited-style-name="Visited_20_Internet_20_Link">
explosions</text:a>
who have heard well in the northern part of the city, "the message said.  According to <text:a xlink:type="simple" xlink:href="https://t.me/ivan_fedorov_melitopol/2159" text:style-name="Internet_20_link" text:visited-style-name="Visited_20_Internet_20_Link">
Fedorov</text:a>
, the consequences of the explosions - thick smoke in the north of Melitopol.</text:p>
      <text:p text:style-name="P4">
"We find out what the invaders are smoking," the mayor added.</text:p>
      <text:p text:style-name="P4">
<text:span text:style-name="T4">
 Read also: </text:span>
 <text:a xlink:type="simple" xlink:href="https://www.ukrinform.ua/rubric-regions/3713312-u-melitopoli-zagarbniki-znali-z-postamentu-tankpamatnik.html" text:style-name="Internet_20_link" text:visited-style-name="Visited_20_Internet_20_Link">
in <text:span text:style-name="T4">
 Melitopol </text:span>
 invaders removed from the pedestal tank-monument</text:a>
As reported <text:a xlink:type="simple" xlink:href="https://www.ukrinform.ua/rubric-regions/3717828-u-melitopoli-sodna-v-polon-zabiraut-do-10-ludej-fedorov.html" text:style-name="Internet_20_link" text:visited-style-name="Visited_20_Internet_20_Link">
Ukrinform</text:a>
, in the temporarily occupied Melitopol, cases of abduction of people were more frequent. Up to 10 people are taken prisoner.</text:p>
      <text:p text:style-name="P4">
News Source: <text:a xlink:type="simple" xlink:href="https://www.ukrinform.ua/rubric-regions/3717904-u-melitopoli-prolunali-pat-gucnih-vibuhiv-fedorov.html" text:style-name="Internet_20_link" text:visited-style-name="Visited_20_Internet_20_Link">
https://www.ukrinform.ua/rubric-regions/3717904-u-melitopoli-prolunali-pat-gucnih-vibuhiv-fedorov.html</text:a>
</text:p>
      <!--NEWS-->
      <text:h text:style-name="P10" text:outline-level="1">
<text:span text:style-name="T4">
Barcelona won the female Champions League finals 2022/23</text:span>
</text:h>
      <text:p text:style-name="P4">
Authors: Ukrinform (Person)</text:p>
      <text:p text:style-name="P4">
Publisher: Укринформ (Organization)</text:p>
      <text:p text:style-name="P4">
Published Time: 2023-06-03T19:30:55+03:00</text:p>
      <text:p text:style-name="P4">
Modified Time: 2023-06-03T19:30:55+03:00</text:p>
      <text:p text:style-name="P4">
Description: In the final, the Spanish was beaten by the German Wolfsburg. - Ukrinform.</text:p>
      <text:p text:style-name="P4">
Images: ['<text:a xlink:type="simple" xlink:href="https://static.ukrinform.com/photos/2023_06/thumb_files/630_360_1685809751-119.jpg" text:style-name="Internet_20_link" text:visited-style-name="Visited_20_Internet_20_Link">
630_360_16858...</text:a>
']</text:p>
      <text:p text:style-name="P4">
Tags: ['Барселона', 'Футбол', 'Ліга чемпіонів']</text:p>
      <text:p text:style-name="P4">
Type: Article</text:p>
      <!--METADATA-->
      <text:p text:style-name="P4">
<draw:frame draw:style-name="fr1" draw:name="Image175" text:anchor-type="as-char" svg:width="6.9236in" svg:height="3.956343in" draw:z-index="0">
<draw:image xlink:href="../Images/yкринформ/2023-06-03T19-30-55-03-00/630_360_1685809751-119.jpg" xlink:type="simple" xlink:show="embed" xlink:actuate="onLoad" draw:mime-type="image/jpeg"/>
</draw:frame>
The German "Wolfsburg" beat the final.</text:p>
      <text:p text:style-name="P4">
Barcelona - winner of the women's Champions League 2022/23, was beaten by German Wolfsburg in the decisive mathemapads - 3: 2, reports Ukrinform.</text:p>
      <text:p text:style-name="P4">
In the first half a claim to the title outlined Wolfsburgh, led in two balls - excelled by Polka Eve Pior and Alexander Popp.</text:p>
      <text:p text:style-name="P4">
In the second half, the efforts of Patricia Hiharro managed to equalize the account. Barcelona's will was brought by the Swedish striker Friedolinarolfo. Her goal in the 70th minute recorded the final account of 3: 2 and the second titlecoat in history.</text:p>
      <text:p text:style-name="P4">
<text:span text:style-name="T4">
 Read also: </text:span>
 <text:a xlink:type="simple" xlink:href="https://www.ukrinform.ua/rubric-sports/3710685-man-siti-rozgromiv-real-i-vijsov-do-finalu-ligi-cempioniv.html" text:style-name="Internet_20_link" text:visited-style-name="Visited_20_Internet_20_Link">
"Man City" defeated Real and went to the finals of the Ligichampions</text:a>
As reported by Ukrinform, in the finals of the male LF "Inter" will play with "Man City", the match will take place on June 10.</text:p>
      <text:p text:style-name="P4">
Photo: Getty Images</text:p>
      <text:p text:style-name="P4">
News Source: <text:a xlink:type="simple" xlink:href="https://www.ukrinform.ua/rubric-sports/3717906-barselona-vigrala-final-zinocoi-ligi-cempioniv-202223.html" text:style-name="Internet_20_link" text:visited-style-name="Visited_20_Internet_20_Link">
https://www.ukrinform.ua/rubric-sports/3717906-barselona-vigrala-final-zinocoi-ligi-cempioniv-202223.html</text:a>
</text:p>
      <!--NEWS-->
      <text:h text:style-name="P10" text:outline-level="1">
<text:span text:style-name="T4">
Alexi's sisters won "bronze" in a superfinals of the COP on artistic swimming</text:span>
</text:h>
      <text:p text:style-name="P4">
Authors: Ukrinform (Person)</text:p>
      <text:p text:style-name="P4">
Publisher: Укринформ (Organization)</text:p>
      <text:p text:style-name="P4">
Published Time: 2023-06-03T19:56:00+03:00</text:p>
      <text:p text:style-name="P4">
Modified Time: 2023-06-03T19:56:00+03:00</text:p>
      <text:p text:style-name="P4">
Description: Ukrainka - third in a technical duet. - Ukrinform.</text:p>
      <text:p text:style-name="P4">
Images: ['<text:a xlink:type="simple" xlink:href="https://static.ukrinform.com/photos/2023_06/thumb_files/630_360_1685811305-676.jpg" text:style-name="Internet_20_link" text:visited-style-name="Visited_20_Internet_20_Link">
630_360_16858...</text:a>
']</text:p>
      <text:p text:style-name="P4">
Tags: ['синхронне плавання']</text:p>
      <text:p text:style-name="P4">
Type: Article</text:p>
      <!--METADATA-->
      <text:p text:style-name="P4">
<draw:frame draw:style-name="fr1" draw:name="Image176" text:anchor-type="as-char" svg:width="6.9236in" svg:height="3.956343in" draw:z-index="0">
<draw:image xlink:href="../Images/yкринформ/2023-06-03T19-56-00-03-00/630_360_1685811305-676.jpg" xlink:type="simple" xlink:show="embed" xlink:actuate="onLoad" draw:mime-type="image/jpeg"/>
</draw:frame>
Ukrainian women - a third in a technical duet.</text:p>
      <text:p text:style-name="P4">
Ukrainians Marina and Vladislav Alexia became a bronze medal of the World Cup in Ovido, Ukrinform reports.</text:p>
      <text:p text:style-name="P4">
In the technical duet, Ukrainian athletes scored 242.0541 points.</text:p>
      <text:p text:style-name="P4">
The victory was won by Spanish Iris Tio Casas and Alice Ozhogina. "Silver" - in Evplalalax and Anastasia Baiandina from France.</text:p>
      <text:p text:style-name="P4">
<text:span text:style-name="T4">
 Read also: </text:span>
 <text:a xlink:type="simple" xlink:href="https://www.ukrinform.ua/rubric-sports/3717754-ukrainki-pidnalisa-na-sribnu-shodinku-u-tehnicnij-programi-ks-z-artisticnogo-plavanna.html" text:style-name="Internet_20_link" text:visited-style-name="Visited_20_Internet_20_Link">
Ukrainians rose to the "silver" step in the technical program of the COP with <text:span text:style-name="T4">
 artistically </text:span>
 th swimming</text:a>
As reported by Ukrinform, earlier Ukraine received "silver" in team competitions with a technical program.</text:p>
      <text:p text:style-name="P4">
Photo: Getty Images</text:p>
      <text:p text:style-name="P4">
News Source: <text:a xlink:type="simple" xlink:href="https://www.ukrinform.ua/rubric-sports/3717912-sestri-aleksiivi-bronzovi-prizerki-superfinalu-ks-z-artisticnogo-plavanna.html" text:style-name="Internet_20_link" text:visited-style-name="Visited_20_Internet_20_Link">
https://www.ukrinform.ua/rubric-sports/3717912-sestri-aleksiivi-bronzovi-prizerki-superfinalu-ks-z-artisticnogo-plavanna.html</text:a>
</text:p>
      <!--NEWS-->
      <text:h text:style-name="P10" text:outline-level="1">
<text:span text:style-name="T4">
The Swiss Cinema Week will be held in Kiev</text:span>
</text:h>
      <text:p text:style-name="P4">
Authors: Ukrinform (Person)</text:p>
      <text:p text:style-name="P4">
Publisher: Укринформ (Organization)</text:p>
      <text:p text:style-name="P4">
Published Time: 2023-06-03T20:14:12+03:00</text:p>
      <text:p text:style-name="P4">
Modified Time: 2023-06-03T20:14:12+03:00</text:p>
      <text:p text:style-name="P4">
Description: The Swiss Cinema Festival will be in the classic format for the sixth time from June 9 to June 14 at the October cinema. - Ukrinform.</text:p>
      <text:p text:style-name="P4">
Images: ['<text:a xlink:type="simple" xlink:href="https://static.ukrinform.com/photos/2018_09/thumb_files/630_360_1538176474-3876.jpg" text:style-name="Internet_20_link" text:visited-style-name="Visited_20_Internet_20_Link">
630_360_15381...</text:a>
']</text:p>
      <text:p text:style-name="P4">
Tags: ['Кіно', 'Швейцарія', 'Київ']</text:p>
      <text:p text:style-name="P4">
Type: Article</text:p>
      <!--METADATA-->
      <text:p text:style-name="P4">
<draw:frame draw:style-name="fr1" draw:name="Image177" text:anchor-type="as-char" svg:width="6.9236in" svg:height="3.956343in" draw:z-index="0">
<draw:image xlink:href="../Images/yкринформ/2023-06-03T20-14-12-03-00/630_360_1538176474-3876.jpg" xlink:type="simple" xlink:show="embed" xlink:actuate="onLoad" draw:mime-type="image/jpeg"/>
</draw:frame>
The Swiss Cinema Festival will be in the classic format from June 9 to June 14 at the October cinema.</text:p>
      <text:p text:style-name="P4">
Ukrinform was reported in the Arthouse Traffic Film Company, which is conducted in conjunction with the Embassy of Switzerland in Ukraine.</text:p>
      <text:p text:style-name="P4">
“Switzerland's 2021-2023 ribbons were included in the movie review program. Among them are the participants of the Cannes and Berlin film festivals: the historic about the Austrian Empress Sisi and the well -known European writer's steamer Bakhman and Max Frysh, the drama from the most famous Swiss director, as well as the Schweya Riban.</text:p>
      <text:p text:style-name="P4">
The festival will open the historical biographical drama "In love in the desert" directed by Margarete von Trotta from the official competition of this year's Berlin. : D'Artagnan ”and“ Corset ”by Wiki Cryps(The best European actress of 2022 according to the European Film Academy), as well as Ronald Cerfeld, known for the Babylon-Berlin series.</text:p>
      <text:p text:style-name="P4">
Another historical biopik in the program is the SISI and I tape directed by Fraukefinterwalder. It is also this year's premiere of the Berlin Festival - the film was shown in the Panorama section, to which tapes with a pronounced political, gender or social context are selected. At the center of the plot is the Countess, who becomes the companion of the most popular woman of her day - the Austrian Impeat of Sisi. The role of monarchy is played by Sandra Guller(“Non -ideal man”, “Tony Erdmann”).</text:p>
      <text:p text:style-name="P4">
Третя картина фестивалю, знята жінкою — «Лінія» з офіційного конкурсуторішнього Берлінале. Режисерка Урсула Маєр ("Diary of my mind", "Mostisarayev", "House")- The most famous woman who represents Switzerland's cinema. The film's dramatic events unfold in the family of the main character who is a prohibition to approach the family house after hitting her mother.</text:p>
      <text:p text:style-name="P4">
<text:span text:style-name="T4">
 Read also: </text:span>
 [film June: Royal remains, flying plates and new Indiana Jones(https://www.ukrinform.ua/rubric-culture/3717391-kinocerven-korolivski-ostanki-litauci-tarilki-i-novi-pohodenki-indiani-dzonsa.html)</text:p>
      <text:p text:style-name="P4">
News Source: <text:a xlink:type="simple" xlink:href="https://www.ukrinform.ua/rubric-culture/3717915-tizden-svejcarskogo-kino-projde-u-kievi.html" text:style-name="Internet_20_link" text:visited-style-name="Visited_20_Internet_20_Link">
https://www.ukrinform.ua/rubric-culture/3717915-tizden-svejcarskogo-kino-projde-u-kievi.html</text:a>
</text:p>
      <!--NEWS-->
      <text:h text:style-name="P10" text:outline-level="1">
<text:span text:style-name="T4">
Tsurenko won the third round of Rolan Harros</text:span>
</text:h>
      <text:p text:style-name="P4">
Authors: Ukrinform (Person)</text:p>
      <text:p text:style-name="P4">
Publisher: Укринформ (Organization)</text:p>
      <text:p text:style-name="P4">
Published Time: 2023-06-03T20:30:00+03:00</text:p>
      <text:p text:style-name="P4">
Modified Time: 2023-06-03T20:30:00+03:00</text:p>
      <text:p text:style-name="P4">
Description: The Ukrainian won Bianca Andreesk from Canada. - Ukrinform.</text:p>
      <text:p text:style-name="P4">
Images: ['<text:a xlink:type="simple" xlink:href="https://static.ukrinform.com/photos/2023_06/thumb_files/630_360_1685813365-472.jpg" text:style-name="Internet_20_link" text:visited-style-name="Visited_20_Internet_20_Link">
630_360_16858...</text:a>
']</text:p>
      <text:p text:style-name="P4">
Tags: ['Цуренко', 'Теніс']</text:p>
      <text:p text:style-name="P4">
Type: Article</text:p>
      <!--METADATA-->
      <text:p text:style-name="P4">
<draw:frame draw:style-name="fr1" draw:name="Image178" text:anchor-type="as-char" svg:width="6.9236in" svg:height="3.956343in" draw:z-index="0">
<draw:image xlink:href="../Images/yкринформ/2023-06-03T20-30-00-03-00/630_360_1685813365-472.jpg" xlink:type="simple" xlink:show="embed" xlink:actuate="onLoad" draw:mime-type="image/jpeg"/>
</draw:frame>
The Ukrainian won the Andreesk Bianca from Canada.</text:p>
      <text:p text:style-name="P4">
The Ukrainian tennis player Lesya Turenko made his way to the 1/8 finals of the French Open Cupation, Ukrinform reports.</text:p>
      <text:p text:style-name="P4">
In the third circle, the Ukrainian defeated the Canadian of Andreesk - 6: 1, 6: 1. Turenkovid the Canadians only two games. The match lasted 1 hour 3 minutes.</text:p>
      <text:p text:style-name="P4">
In the next round, Rolan Harros will play with the first racket of the world -the manufacturing champion of the tournament IGA Schwontek from Poland.</text:p>
      <text:p text:style-name="P4">
The Ukrainian woman in her career will play at this stage of the tournament, Grand Slem, in particular in Paris: five years ago she did not win the match against Garbineburus.</text:p>
      <text:p text:style-name="P4">
<text:span text:style-name="T4">
 Read also: </text:span>
 <text:a xlink:type="simple" xlink:href="https://www.ukrinform.ua/rubric-sports/3717591-svitolina-obigrala-rosianku-blinkovu-u-tretomu-koli-rolan-garros.html" text:style-name="Internet_20_link" text:visited-style-name="Visited_20_Internet_20_Link">
<text:span text:style-name="T4">
 Svitolina </text:span>
 Beaten Russian Blinka in the third circle "Rolan Harros"</text:a>
As reported by Ukrinform, Elina Svitolina made his way to the 1/8 finals of the France's Open.</text:p>
      <text:p text:style-name="P4">
Photo: Getty Images</text:p>
      <text:p text:style-name="P4">
News Source: <text:a xlink:type="simple" xlink:href="https://www.ukrinform.ua/rubric-sports/3717920-curenko-zdobula-peremogu-v-tretomu-raundi-rolan-garros.html" text:style-name="Internet_20_link" text:visited-style-name="Visited_20_Internet_20_Link">
https://www.ukrinform.ua/rubric-sports/3717920-curenko-zdobula-peremogu-v-tretomu-raundi-rolan-garros.html</text:a>
</text:p>
      <!--NEWS-->
      <text:h text:style-name="P10" text:outline-level="1">
<text:span text:style-name="T4">
Messi will leave PSG at the end of the season</text:span>
</text:h>
      <text:p text:style-name="P4">
Authors: Ukrinform (Person)</text:p>
      <text:p text:style-name="P4">
Publisher: Укринформ (Organization)</text:p>
      <text:p text:style-name="P4">
Published Time: 2023-06-03T20:45:00+03:00</text:p>
      <text:p text:style-name="P4">
Modified Time: 2023-06-03T20:45:00+03:00</text:p>
      <text:p text:style-name="P4">
Description: The Argentine has been in the Paris Club since the summer of 2021. - Ukrinform.</text:p>
      <text:p text:style-name="P4">
Images: ['<text:a xlink:type="simple" xlink:href="https://static.ukrinform.com/photos/2023_06/thumb_files/630_360_1685814428-303.jpg" text:style-name="Internet_20_link" text:visited-style-name="Visited_20_Internet_20_Link">
630_360_16858...</text:a>
']</text:p>
      <text:p text:style-name="P4">
Tags: ['Футбол', 'Мессі', 'Парі Сен-Жермен']</text:p>
      <text:p text:style-name="P4">
Type: Article</text:p>
      <!--METADATA-->
      <text:p text:style-name="P4">
<draw:frame draw:style-name="fr1" draw:name="Image179" text:anchor-type="as-char" svg:width="6.9236in" svg:height="3.956343in" draw:z-index="0">
<draw:image xlink:href="../Images/yкринформ/2023-06-03T20-45-00-03-00/630_360_1685814428-303.jpg" xlink:type="simple" xlink:show="embed" xlink:actuate="onLoad" draw:mime-type="image/jpeg"/>
</draw:frame>
The Argentine has been in the Paris Club since the summer of 2021.</text:p>
      <text:p text:style-name="P4">
"PSG" officially <text:a xlink:type="simple" xlink:href="https://www.psg.fr/equipes/equipe-premiere/content/leo-messi-merci-paris-saint-germain-2022-2023" text:style-name="Internet_20_link" text:visited-style-name="Visited_20_Internet_20_Link">
reported</text:a>
that Lionelmessy leaves the team at the end of the 2022/23 season, Ukrinform reports.</text:p>
      <text:p text:style-name="P4">
“I thank the club, Paris and its inhabitants for these two years. I wish them all the best in the future, ”Messi said.</text:p>
      <text:p text:style-name="P4">
The 35-year-old Argentine has been performing for the Paris Club since the summer of 2021. Its accounts for 32 goals and 35 assistants in 74 matches.</text:p>
      <text:p text:style-name="P4">
Together with the team, the football player won two France's championships and the country's superbowner.</text:p>
      <text:p text:style-name="P4">
Also, after the end of the season, PSG will leave a 37-year-old defender Sergio Ramos.</text:p>
      <text:p text:style-name="P4">
<text:span text:style-name="T4">
 Read also: </text:span>
 <text:a xlink:type="simple" xlink:href="https://www.ukrinform.ua/rubric-sports/3716673-zmi-nejmar-vidhiliv-propoziciu-iz-saudivskoi-aravii.html" text:style-name="Internet_20_link" text:visited-style-name="Visited_20_Internet_20_Link">
media: Neymar rejected the proposal from Saudi Arabia</text:a>
As reported by Ukrinform, PSG became the champion of France-2022/23 ahead of schedule, the team of Christophe Galtew will complete the season on June 3 with Clermone.</text:p>
      <text:p text:style-name="P4">
Photo: psg.fr</text:p>
      <text:p text:style-name="P4">
News Source: <text:a xlink:type="simple" xlink:href="https://www.ukrinform.ua/rubric-sports/3717921-messi-pokine-psz-naprikinci-sezonu.html" text:style-name="Internet_20_link" text:visited-style-name="Visited_20_Internet_20_Link">
https://www.ukrinform.ua/rubric-sports/3717921-messi-pokine-psz-naprikinci-sezonu.html</text:a>
</text:p>
      <!--NEWS-->
      <text:h text:style-name="P10" text:outline-level="1">
<text:span text:style-name="T4">
Children Cinema Fest has announced an international program and ambassador of the festival</text:span>
</text:h>
      <text:p text:style-name="P4">
Authors: Ukrinform (Person)</text:p>
      <text:p text:style-name="P4">
Publisher: Укринформ (Organization)</text:p>
      <text:p text:style-name="P4">
Published Time: 2023-06-03T20:54:00+03:00</text:p>
      <text:p text:style-name="P4">
Modified Time: 2023-06-03T20:54:00+03:00</text:p>
      <text:p text:style-name="P4">
Description: The anniversary 10th International Festival "Children Cinema Fest", which is supported by the Ukrainian Cultural Fund, has announced the international program and ambassador of the festival. - Ukrinform.</text:p>
      <text:p text:style-name="P4">
Images: ['<text:a xlink:type="simple" xlink:href="https://static.ukrinform.com/photos/2023_06/thumb_files/630_360_1685814145-143.jpg" text:style-name="Internet_20_link" text:visited-style-name="Visited_20_Internet_20_Link">
630_360_16858...</text:a>
', '<text:a xlink:type="simple" xlink:href="https://static.ukrinform.com/photos/2023_06/1685815023-676.jpg" text:style-name="Internet_20_link" text:visited-style-name="Visited_20_Internet_20_Link">
1685815023-67...</text:a>
']</text:p>
      <text:p text:style-name="P4">
Tags: ['Чілдрен Кінофест']</text:p>
      <text:p text:style-name="P4">
Type: Article</text:p>
      <!--METADATA-->
      <text:p text:style-name="P4">
<draw:frame draw:style-name="fr1" draw:name="Image181" text:anchor-type="as-char" svg:width="6.9236in" svg:height="3.956343in" draw:z-index="0">
<draw:image xlink:href="../Images/yкринформ/2023-06-03T20-54-00-03-00/630_360_1685814145-143.jpg" xlink:type="simple" xlink:show="embed" xlink:actuate="onLoad" draw:mime-type="image/jpeg"/>
</draw:frame>
The Jubilee 10th International Festival "Children Cinema Fest", which is supported by the Ukrainian Cultural Foundation, has announced the international program and the Police Festival.</text:p>
      <text:p text:style-name="P4">
The organizers of the event - the Arthouse Company "Arthower" - told about it Ukrinform.</text:p>
      <text:p text:style-name="P4">
“In the international competition program of the largest children's film festival of Ukraine, Ukrainian fantasy and six films from other European countries, and the musician Filatov was(The Maneken)He became an honorary ambassador of an event that presents a public view in the public environment, helping to spread key ideas, ”the film company said.</text:p>
      <text:p text:style-name="P4">
“In recent years, the development of cinema in Ukraine has gained rapid growth and, as the remained, we are now living a special time for the formation of authentic Ukrainian cinema. We have something to tell you what to show the world, and more today in the films for years. And children are our future, which today have a chance to prove themselves in this very complicated but incredibly fantastic form of art, ” - said the musician, composer, arranger, producer, member of the European Film Academy, composer and presenter of the YouTube -Project" How Ukraine Sounds ", Frontman The Maneken, the composer of the Onuka Eugene Filatov.</text:p>
      <text:p text:style-name="P4">
<draw:frame draw:style-name="fr1" draw:name="Image182" text:anchor-type="as-char" svg:width="6.9236in" svg:height="8.660911in" draw:z-index="0">
<draw:image xlink:href="../Images/yкринформ/2023-06-03T20-54-00-03-00/1685815023-676.jpg" xlink:type="simple" xlink:show="embed" xlink:actuate="onLoad" draw:mime-type="image/jpeg"/>
</draw:frame>
Also, Children Cinema Fest presented <text:a xlink:type="simple" xlink:href="https://www.ukrinform.ua/tag-kino" text:style-name="Internet_20_link" text:visited-style-name="Visited_20_Internet_20_Link">
movies</text:a>
which entered the International Contest, the winner of which is determined by the festival visitor through the audience. The program includes seven -genre European tapes for different age categories. It will be possible to see pictures in the cinemas of 10 Ukrainian cities(Kyiv, Lviv, Vinnitsa, Zhytomyr, Chernivtsi, Dnipro, Lutsk, Odesa, Poltava, Khmelnitsky, Chernihiv).</text:p>
      <text:p text:style-name="P4">
Україну в міжнародному конкурсі Чілдрен Кінофесту представляє пригодницькефентезі «Джура-королевич». Картина розповідає про боротьбу добра проти зла,котру має очолити юнак, який випадково дізнається, що є нащадком славетногокороля. У стрічці зіграли українські зірки Максим Самчик, Таїсія-Оксана Щурук,Аліна Коваленко, В'ячеслав Довженко, Олексій Вертинський та інші.</text:p>
      <text:p text:style-name="P4">
They will show at the festival and the adventure movie "Adventures for Gellovin"(Denmark)The Proklopchik who is trying to find his suddenly missing sister in the year. At home, the work was a nominee of the national film award.</text:p>
      <text:p text:style-name="P4">
The program also presents two family comedies. The prize-winner of the Sarajevo Cinema Festival "Planet Gai" tells of a 14-year-old girl who should give radus to jealous classmates, breaking her profile on social networks, and also help the local owner of the establishment repels the blackmails. “The soul of the team”(Spain)—Film about a nun that founded a boarding school at the boarding school to get with the fools.</text:p>
      <text:p text:style-name="P4">
The smallest spectators at Children Film Festival will be waiting for the winner of the International Children's Cinema Festival in Chicago, a fairy -tale German ribbon "Star Laura". Cequrenization of a series of books of the famous children's writer Claus Baumgart. The main agent is a girl who becomes the best girlfriend of a star that has fallen from heaven.</text:p>
      <text:p text:style-name="P4">
Also within the festival there will be out -of -competition shows in cinemas. Participants will get acquainted with the world classics-the movie Agneshka Holland "Secret Sad", which celebrates the 30th anniversary this year from the date of release. In addition, traditionally, the screens will show the last year's winner - the adventure fantasy "Hell Korugva, or Christmas Cossack" of Ukrainian production.</text:p>
      <text:p text:style-name="P4">
For online viewing, the organizers have prepared a special anniversary program-the selection of the winning films of the Children Film Festival of previous years.</text:p>
      <text:p text:style-name="P4">
The cinemas and online format will show the finalists of the children's kin-competition, which takes place within the festival. The finalists will be painted soon, and the winners will be determined by the professional jury, which included the director of the animated movie "Mavka. Forest Song ”and Author's Patri Pestermus Alexander Ruban, director and screenwriter("Gorlytsy's Nest", "Lucy Interns").</text:p>
      <text:p text:style-name="P4">
<text:span text:style-name="T4">
Читайте також:</text:span>
 <text:a xlink:type="simple" xlink:href="https://www.ukrinform.ua/rubric-culture/3717638-u-kievi-startuvav-20j-miznarodnij-kinofestival-docudays-ua.html" text:style-name="Internet_20_link" text:visited-style-name="Visited_20_Internet_20_Link">
 У Києві стартував 20-й Міжнародний <text:span text:style-name="T4">
кінофестиваль</text:span>
Docudays UA </text:a>
</text:p>
      <text:p text:style-name="P4">
The 10th Children Film Fest will take place from June 30 to July 9. The shows of international program and film-retrospectives will be held in cinemas in Ukrainian cities. Special anniversary program(Seleges of winning films last years)will take place online. Finalists of the children's film competition will be shown in cinemas and online. All events are free of charge. Registration for cinematic shows of organized groups of more(http://childrenkinofest.com/ua/schedule/). Individual enhancement of visitors for cinematic shows will begin in the week of the festival.</text:p>
      <text:p text:style-name="P4">
<text:span text:style-name="T5">
Foto: Children film fest</text:span>
</text:p>
      <text:p text:style-name="P4">
News Source: <text:a xlink:type="simple" xlink:href="https://www.ukrinform.ua/rubric-culture/3717922-cildren-kinofest-ogolosiv-miznarodnu-programu-i-posla-festivalu.html" text:style-name="Internet_20_link" text:visited-style-name="Visited_20_Internet_20_Link">
https://www.ukrinform.ua/rubric-culture/3717922-cildren-kinofest-ogolosiv-miznarodnu-programu-i-posla-festivalu.html</text:a>
</text:p>
      <!--NEWS-->
      <text:h text:style-name="P10" text:outline-level="1">
<text:span text:style-name="T4">
Baltops training with the participation of 50 NATO ships began in Estonia</text:span>
</text:h>
      <text:p text:style-name="P4">
Authors: Ukrinform (Person)</text:p>
      <text:p text:style-name="P4">
Publisher: Укринформ (Organization)</text:p>
      <text:p text:style-name="P4">
Published Time: 2023-06-03T20:55:00+03:00</text:p>
      <text:p text:style-name="P4">
Modified Time: 2023-06-03T20:55:00+03:00</text:p>
      <text:p text:style-name="P4">
Description: On Saturday, Tallinn began the largest studies in the Baltops 23 this year, which is attended by 50 NATO warships. They work on the interaction of the land, air and naval forces of 20 countries. - Ukrinform.</text:p>
      <text:p text:style-name="P4">
Images: ['<text:a xlink:type="simple" xlink:href="https://static.ukrinform.com/photos/2023_06/thumb_files/630_360_1685814762-240.jpg" text:style-name="Internet_20_link" text:visited-style-name="Visited_20_Internet_20_Link">
630_360_16858...</text:a>
']</text:p>
      <text:p text:style-name="P4">
Tags: ['Естонія', 'НАТО', 'Військові навчання', 'Флот']</text:p>
      <text:p text:style-name="P4">
Type: Article</text:p>
      <!--METADATA-->
      <text:p text:style-name="P4">
<draw:frame draw:style-name="fr1" draw:name="Image183" text:anchor-type="as-char" svg:width="6.9236in" svg:height="3.956343in" draw:z-index="0">
<draw:image xlink:href="../Images/yкринформ/2023-06-03T20-55-00-03-00/630_360_1685814762-240.jpg" xlink:type="simple" xlink:show="embed" xlink:actuate="onLoad" draw:mime-type="image/jpeg"/>
</draw:frame>
On Saturday, Vullin began the largest study this year at the Baltic Moribaltops 23, which participates 50 NATO warships. They work on the interaction of the land, air and naval forces of 20 countries.</text:p>
      <text:p text:style-name="P4">
About it reports Ukrinform with reference to Estonian <text:a xlink:type="simple" xlink:href="https://rus.err.ee/1608997558/v-uchenijah-baltops-v-tallinne-uchastvujut-50-korablej-nato" text:style-name="Internet_20_link" text:visited-style-name="Visited_20_Internet_20_Link">
ERR broadcaster</text:a>
.</text:p>
      <text:p text:style-name="P4">
In total, about 6,000 military personnel of naval, land and air forces are involved in the Baltops training, the Union and Air Forces will work out for two weeks, they will work out protical and anti-air defense, ammunition and health and rescue operations.</text:p>
      <text:p text:style-name="P4">
<text:a xlink:type="simple" xlink:href="https://www.ukrinform.ua/tag-estonia" text:style-name="Internet_20_link" text:visited-style-name="Visited_20_Internet_20_Link">
Estonia</text:a>
She was preparing for the training for three years. The Navy Commander Commander Yuri Saska said that such a number of ships in Tallinn has never been before. “In 2016, the participants were slightly smaller, that is, only marines and their ships. But there was no prayer that all ships began training with Tallinn, ”Sasca said.</text:p>
      <text:p text:style-name="P4">
The largest ship arrived in Tallinn is Mount Whitney, which belongs to the 6th US Fleet. It controls the entire operation. "We conduct training to strengthen the trust between NATO forces to ensure good work and operational opportunities so that when we find ourselves in a combat situation, we can combine our strengths and act as a whole," Viceadmiral Tomasisha, Commander of the 6th, explained, US Fleet.</text:p>
      <text:p text:style-name="P4">
The Swedes also arrived on a submarine that works on electricity and can be underwater without floating for more than a month. For many members, the Baltops crew has become the first international experience. “We have to learn how to act in a great way. We can practice here with everything: large -grade, more powerful hydrologers, helicopters and patrols. All this is a rare opportunity to train for us, ”said Swedish officer, Lieutenant Moberg Captain.</text:p>
      <text:p text:style-name="P4">
According to the Deputy Commander of the Joint Command of NATO in Brunsum(Netherlands)Lieutenant General Luis Lanchares, Sweden's Introduction to NATO is just a time. For the first time, the Finns are involved as a NATO member. "My message to anyone who doubts NATO is that NATO is a Grand Duke, and we are more than ready to protect all our members," Lanchares said.The exercises also participate in two ships of the Navy of Estonia, and the Air Force Estonia is bidding with their allies.</text:p>
      <text:p text:style-name="P4">
The training will end on June 16 in Germany.</text:p>
      <text:p text:style-name="P4">
As reported <text:a xlink:type="simple" xlink:href="https://www.ukrinform.ua/rubric-world/3709145-v-estonii-rozpocinautsa-navcanna-nato-za-ucasti-14-tisac-vijskovih.html" text:style-name="Internet_20_link" text:visited-style-name="Visited_20_Internet_20_Link">
Ukrinform</text:a>
, in the second half of May in Estonia, a two -week -old NATO Spring Storm military exercise passed(“Spring Storm”)With the participation of 14,000 servicemen.</text:p>
      <text:p text:style-name="P4">
<text:span text:style-name="T5">
Foto: Aleksander Espenberg/Kaitsevägi</text:span>
</text:p>
      <text:p text:style-name="P4">
News Source: <text:a xlink:type="simple" xlink:href="https://www.ukrinform.ua/rubric-world/3717923-v-estonii-pocalisa-navcanna-baltops-za-ucastu-50-korabliv-nato.html" text:style-name="Internet_20_link" text:visited-style-name="Visited_20_Internet_20_Link">
https://www.ukrinform.ua/rubric-world/3717923-v-estonii-pocalisa-navcanna-baltops-za-ucastu-50-korabliv-nato.html</text:a>
</text:p>
      <!--NEWS-->
      <text:h text:style-name="P10" text:outline-level="1">
<text:span text:style-name="T4">
In Kiev, police after an enemy attack took out an ammunition from a burning building</text:span>
</text:h>
      <text:p text:style-name="P4">
Authors: Ukrinform (Person)</text:p>
      <text:p text:style-name="P4">
Publisher: Укринформ (Organization)</text:p>
      <text:p text:style-name="P4">
Published Time: 2023-06-03T21:13:00+03:00</text:p>
      <text:p text:style-name="P4">
Modified Time: 2023-06-03T21:13:00+03:00</text:p>
      <text:p text:style-name="P4">
Description: In Kyiv, two police officers - Taras Dmitruk and Roman Khomenko, after one of the recent attacks with drones, removed ammunition from a burning building. - Ukrinform.</text:p>
      <text:p text:style-name="P4">
Images: ['<text:a xlink:type="simple" xlink:href="https://static.ukrinform.com/photos/2023_06/thumb_files/630_360_1685817368-394.jpg" text:style-name="Internet_20_link" text:visited-style-name="Visited_20_Internet_20_Link">
630_360_16858...</text:a>
']</text:p>
      <text:p text:style-name="P4">
Tags: ['Обстріл', 'Поліція', 'Пожежа', 'Вибух', 'Київ']</text:p>
      <text:p text:style-name="P4">
Type: Article</text:p>
      <!--METADATA-->
      <text:p text:style-name="P4">
<draw:frame draw:style-name="fr1" draw:name="Image184" text:anchor-type="as-char" svg:width="6.9236in" svg:height="3.956343in" draw:z-index="0">
<draw:image xlink:href="../Images/yкринформ/2023-06-03T21-13-00-03-00/630_360_1685817368-394.jpg" xlink:type="simple" xlink:show="embed" xlink:actuate="onLoad" draw:mime-type="image/jpeg"/>
</draw:frame>
 У Києвідвоє поліцейських-вибухотехніків - Тарас Дмитрук та Роман Хоменко після одноїіз нещодавніх атак дронами винесли боєприпас із палаючої будівлі.</text:p>
      <text:p text:style-name="P4">
Як передає Укрінформ, про це Міністерство внутрішніх справ повідомляє у <text:a xlink:type="simple" xlink:href="https://t.me/mvs_ukraine/25911" text:style-name="Internet_20_link" text:visited-style-name="Visited_20_Internet_20_Link">
Телеграмі </text:a>
.</text:p>
      <text:p text:style-name="P4">
"Police -explosive equipment, Taras Dmitruk and Roman Khomenko, made a heroic jar by bringing an ammunition from a burning building in Kiev. They were a warning explosion," the message reads.</text:p>
      <text:p text:style-name="P4">
<text:span text:style-name="T4">
 Read also: </text:span>
 <text:span text:style-name="T4">
 <text:a xlink:type="simple" xlink:href="https://www.ukrinform.ua/rubric-regions/3717762-u-zaporizzi-na-plazi-diti-znajsli-minu.html" text:style-name="Internet_20_link" text:visited-style-name="Visited_20_Internet_20_Link">
in Zaporozhye on the beach children found mine</text:a>
</text:span>
</text:p>
      <text:p text:style-name="P4">
It is noted that the event happened in the Holosiivskyi district of Kiev. During the time of the capital of the capital, a fragment of drone fell into the building of one of the factories, resulting in a fire. The unmanaged combat unit remained in the fire. At high temperatures, the ammunition could detract at any time and lead to a powerful explosion with serious consequences.</text:p>
      <text:p text:style-name="P4">
<text:span text:style-name="T4">
 Read also: </text:span>
 <text:span text:style-name="T4">
 [in Kherson as a result of shelling two people are injured]](https://www.ukrinform.ua/rubric-ato/3716910-u-hersoni-vnaslidok-obstrilu-poraneni-dvoe-ludej.html)</text:span>
</text:p>
      <text:p text:style-name="P4">
All emergency services, including police equipment, arrived at the scene.</text:p>
      <text:p text:style-name="P4">
"They risked their lives to avoid a large -scale explosion and save people. We thank them for their important work and courage," the Ministry of Internal Affairs emphasized.</text:p>
      <text:p text:style-name="P4">
<text:span text:style-name="T4">
 Read also: </text:span>
 <text:span text:style-name="T4">
 <text:a xlink:type="simple" xlink:href="https://www.ukrinform.ua/rubric-regions/3717768-armia-rf-za-dobu-obstrilala-devat-regioniv-ukraini-zvedenna-ova.html" text:style-name="Internet_20_link" text:visited-style-name="Visited_20_Internet_20_Link">
Army of the Russian Federation for a day fired nine regions of Ukraine -OVA Condition</text:a>
 </text:span>
</text:p>
      <text:p text:style-name="P4">
Як повідомляв Укрінформ, Сили та засоби протиповітряної оборони вночі 2 червнязнищили усі 15 російських крилатих ракет та 21 ударний дрон.</text:p>
      <text:p text:style-name="P4">
News Source: <text:a xlink:type="simple" xlink:href="https://www.ukrinform.ua/rubric-kyiv/3717924-u-kievi-policejski-pisla-vorozoi-ataki-vinesli-boepripas-iz-palaucoi-budivli.html" text:style-name="Internet_20_link" text:visited-style-name="Visited_20_Internet_20_Link">
https://www.ukrinform.ua/rubric-kyiv/3717924-u-kievi-policejski-pisla-vorozoi-ataki-vinesli-boepripas-iz-palaucoi-budivli.html</text:a>
</text:p>
      <!--NEWS-->
      <text:h text:style-name="P10" text:outline-level="1">
<text:span text:style-name="T4">
Nadal: My recovery will last 5 months if everything goes well</text:span>
</text:h>
      <text:p text:style-name="P4">
Authors: Ukrinform (Person)</text:p>
      <text:p text:style-name="P4">
Publisher: Укринформ (Organization)</text:p>
      <text:p text:style-name="P4">
Published Time: 2023-06-03T21:23:43+03:00</text:p>
      <text:p text:style-name="P4">
Modified Time: 2023-06-03T21:23:43+03:00</text:p>
      <text:p text:style-name="P4">
Description: The 22-time champion of the series tournaments Grand Slem Rafael Nadal underwent surgery on the left thigh. - Ukrinform.</text:p>
      <text:p text:style-name="P4">
Images: ['<text:a xlink:type="simple" xlink:href="https://static.ukrinform.com/photos/2023_06/thumb_files/630_360_1685816508-988.jpg" text:style-name="Internet_20_link" text:visited-style-name="Visited_20_Internet_20_Link">
630_360_16858...</text:a>
']</text:p>
      <text:p text:style-name="P4">
Tags: ['Теніс', 'Надаль']</text:p>
      <text:p text:style-name="P4">
Type: Article</text:p>
      <!--METADATA-->
      <text:p text:style-name="P4">
<draw:frame draw:style-name="fr1" draw:name="Image185" text:anchor-type="as-char" svg:width="6.9236in" svg:height="3.956343in" draw:z-index="0">
<draw:image xlink:href="../Images/yкринформ/2023-06-03T21-23-43-03-00/630_360_1685816508-988.jpg" xlink:type="simple" xlink:show="embed" xlink:actuate="onLoad" draw:mime-type="image/jpeg"/>
</draw:frame>
The 22-Time Code of the Rahand Rafael Nadal Series tournaments underwent surgery on the left-wing.</text:p>
      <text:p text:style-name="P4">
He <text:a xlink:type="simple" xlink:href="https://twitter.com/rafaelnadal/status/1664980509301125121" text:style-name="Internet_20_link" text:visited-style-name="Visited_20_Internet_20_Link">
reported</text:a>
In itself, the turning, reports Ukrinform.</text:p>
      <text:p text:style-name="P4">
"Hi to all. As you know, last night I had surgery. Everything was passionate, arthroscopy was on the left lumbar tendon, which is why I did not play the bunny. The old lip injury of my left thigh was also settled that it would certainly help to restore the tendon. I want to thank the doctors for their work.</text:p>
      <text:p text:style-name="P4">
Immediately begin progressive functional rehabilitation. The normal renewal process, as they say, is 5 months, if everything goes well. I once to see all the support you showed me and which you give me every day. Now I also have a birthday. Not in the desired or dreamy place, though he is grateful, ”Nadal wrote.</text:p>
      <text:p text:style-name="P4">
Nadal was injured in Australian Open, from that moment on it did not go to the court.</text:p>
      <text:p text:style-name="P4">
<text:span text:style-name="T4">
 Read also: </text:span>
 <text:a xlink:type="simple" xlink:href="https://www.ukrinform.ua/rubric-sports/3713626-nadal-ne-zigrae-na-vimbldoni2023.html" text:style-name="Internet_20_link" text:visited-style-name="Visited_20_Internet_20_Link">
<text:span text:style-name="T4">
 Nadal </text:span>
 will not play on "Wimbledon-2023"</text:a>
As reported by Ukrinform, for the first time since 2004 he missed Rolan Harros, and ascension from Wimbledon.</text:p>
      <text:p text:style-name="P4">
Photo: twitter.com/rafaelnadal, Getty Images</text:p>
      <text:p text:style-name="P4">
News Source: <text:a xlink:type="simple" xlink:href="https://www.ukrinform.ua/rubric-sports/3717929-nadal-moe-vidnovlenna-trivatime-5-misaciv-akso-vse-pide-dobre.html" text:style-name="Internet_20_link" text:visited-style-name="Visited_20_Internet_20_Link">
https://www.ukrinform.ua/rubric-sports/3717929-nadal-moe-vidnovlenna-trivatime-5-misaciv-akso-vse-pide-dobre.html</text:a>
</text:p>
      <!--NEWS-->
      <text:h text:style-name="P10" text:outline-level="1">
<text:span text:style-name="T4">
Azar will leave Real at the end of the season</text:span>
</text:h>
      <text:p text:style-name="P4">
Authors: Ukrinform (Person)</text:p>
      <text:p text:style-name="P4">
Publisher: Укринформ (Organization)</text:p>
      <text:p text:style-name="P4">
Published Time: 2023-06-03T21:29:57+03:00</text:p>
      <text:p text:style-name="P4">
Modified Time: 2023-06-03T21:29:57+03:00</text:p>
      <text:p text:style-name="P4">
Description: The Belgian spent 4 seasons in the Madrid team. - Ukrinform.</text:p>
      <text:p text:style-name="P4">
Images: ['<text:a xlink:type="simple" xlink:href="https://static.ukrinform.com/photos/2023_06/thumb_files/630_360_1685816903-223.jpg" text:style-name="Internet_20_link" text:visited-style-name="Visited_20_Internet_20_Link">
630_360_16858...</text:a>
']</text:p>
      <text:p text:style-name="P4">
Tags: ['Футбол', 'Реал Мадрид']</text:p>
      <text:p text:style-name="P4">
Type: Article</text:p>
      <!--METADATA-->
      <text:p text:style-name="P4">
<draw:frame draw:style-name="fr1" draw:name="Image187" text:anchor-type="as-char" svg:width="6.9236in" svg:height="3.956343in" draw:z-index="0">
<draw:image xlink:href="../Images/yкринформ/2023-06-03T21-29-57-03-00/630_360_1685816903-223.jpg" xlink:type="simple" xlink:show="embed" xlink:actuate="onLoad" draw:mime-type="image/jpeg"/>
</draw:frame>
The Belgian spent 4 seasons in the Madrid team.  Real Madrid officially <text:a xlink:type="simple" xlink:href="https://theathletic.com/4577672/2023/06/03/eden-hazard-real-madrid-future/" text:style-name="Internet_20_link" text:visited-style-name="Visited_20_Internet_20_Link">
reported</text:a>
On the early termination of cooperation with midfielder Eden Azar, reports Ukrinform.</text:p>
      <text:p text:style-name="P4">
The 32-year-old Belgian will leave the team at the end of the season, although the contract with it is calculated until the next one.</text:p>
      <text:p text:style-name="P4">
Azar moved to Real Madrid from Chelsea in 2019 approximately 100 million -mm, but injuries prevented the hawbek.</text:p>
      <text:p text:style-name="P4">
For 4 seasons, the football player scored 7 goals and made 12 assets in 76 days.</text:p>
      <text:p text:style-name="P4">
<text:span text:style-name="T4">
 Read also: </text:span>
 <text:a xlink:type="simple" xlink:href="https://www.ukrinform.ua/rubric-sports/3710685-man-siti-rozgromiv-real-i-vijsov-do-finalu-ligi-cempioniv.html" text:style-name="Internet_20_link" text:visited-style-name="Visited_20_Internet_20_Link">
"Man City" defeated Real and went to the finals of the Ligichampions</text:a>
As reported by Ukrinform, Eden earlier completed his career in the Belgium national team.</text:p>
      <text:p text:style-name="P4">
Photo: Getty Images</text:p>
      <text:p text:style-name="P4">
News Source: <text:a xlink:type="simple" xlink:href="https://www.ukrinform.ua/rubric-sports/3717931-azar-naprikinci-sezonu-zalisit-real.html" text:style-name="Internet_20_link" text:visited-style-name="Visited_20_Internet_20_Link">
https://www.ukrinform.ua/rubric-sports/3717931-azar-naprikinci-sezonu-zalisit-real.html</text:a>
</text:p>
      <!--NEWS-->
      <text:h text:style-name="P10" text:outline-level="1">
<text:span text:style-name="T4">
A girl who lost her leg through a rocket strike took part in gymnastics competitions</text:span>
</text:h>
      <text:p text:style-name="P4">
Authors: Ukrinform (Person)</text:p>
      <text:p text:style-name="P4">
Publisher: Укринформ (Organization)</text:p>
      <text:p text:style-name="P4">
Published Time: 2023-06-03T21:34:00+03:00</text:p>
      <text:p text:style-name="P4">
Modified Time: 2023-06-03T21:34:00+03:00</text:p>
      <text:p text:style-name="P4">
Description: Seven -year -old Oleksandra Pascal, who lost her foot last year during the Russian missile shelling of Odesa region, took part in her first competitions today. - Ukrinform.</text:p>
      <text:p text:style-name="P4">
Images: ['<text:a xlink:type="simple" xlink:href="https://static.ukrinform.com/photos/2023_06/thumb_files/630_360_1685817175-331.jpg" text:style-name="Internet_20_link" text:visited-style-name="Visited_20_Internet_20_Link">
630_360_16858...</text:a>
']</text:p>
      <text:p text:style-name="P4">
Tags: ['Діти', 'Гімнастика', 'Спорт', 'Змагання', 'Війна з Росією']</text:p>
      <text:p text:style-name="P4">
Type: Article</text:p>
      <!--METADATA-->
      <text:p text:style-name="P4">
<draw:frame draw:style-name="fr1" draw:name="Image188" text:anchor-type="as-char" svg:width="6.9236in" svg:height="3.956343in" draw:z-index="0">
<draw:image xlink:href="../Images/yкринформ/2023-06-03T21-34-00-03-00/630_360_1685817175-331.jpg" xlink:type="simple" xlink:show="embed" xlink:actuate="onLoad" draw:mime-type="image/jpeg"/>
</draw:frame>
Seven -year -old Pascal, who lost her foot last year during the Russian rocket launcher of Odessa region, took part in her first competitions today.</text:p>
      <text:p text:style-name="P4">
According to Ukrinform, the adviser - the Presidential Ukrainian Commissioner for Children and Children's Rehabilitation Darya Gerasimchuk reported on [Facebook].(https://www.facebook.com/100006712215740/posts/pfbid0359Xne33C3Xq68z7VF4dU1jEJuXMH5eafNHDwMnvjMMYx9tVb2UDqG4JUs3vxL9LVl/).</text:p>
      <text:p text:style-name="P4">
«Щойно отримала повідомлення від Маши, мами Сашеньки Паскаль: «Сьогодні булинаші перші змагання!». Я дивилась і не могла повірити, як швидко вонареабілітувалась!А найголовніше, яка ж мотивація потужна повинна бути у7-річної дівчинки, щоб так реактивно повернутись в художню гімнастику зпротезом ноги», - сказала Герасимчук.</text:p>
      <text:p text:style-name="P4">
She stressed that "no racists with their rockets, injuries and amputation will break Ukrainians."</text:p>
      <text:p text:style-name="P4">
As it was reported, Oleksandra Pascal lost her leg as a result of a Russian robbery strike on May 16, 2022, which occurred in the village of Gulf. Previously, she was engaged in dance and gymnastics, performed and received awards.</text:p>
      <text:p text:style-name="P4">
In May after the Russian is hit <text:span text:style-name="T4">
 <text:a xlink:type="simple" xlink:href="https://www.ukrinform.ua/tag-raketnij-udar" text:style-name="Internet_20_link" text:visited-style-name="Visited_20_Internet_20_Link">
rockets</text:a>
</text:span>
 The child was rubbed. For more than two weeks, the girl has been in intensive care. She had a fracture of her hands, four ribs, head injury and numerous shrapnel wounds. Doctors were forced to amputated.</text:p>
      <text:p text:style-name="P4">
News Source: <text:a xlink:type="simple" xlink:href="https://www.ukrinform.ua/rubric-sports/3717933-divcinka-aka-vtratila-nogu-cerez-raketnij-udar-vzala-ucast-u-zmagannah-z-gimnastiki.html" text:style-name="Internet_20_link" text:visited-style-name="Visited_20_Internet_20_Link">
https://www.ukrinform.ua/rubric-sports/3717933-divcinka-aka-vtratila-nogu-cerez-raketnij-udar-vzala-ucast-u-zmagannah-z-gimnastiki.html</text:a>
</text:p>
      <!--NEWS-->
      <text:h text:style-name="P10" text:outline-level="1">
<text:span text:style-name="T4">
Russians in a day 10 times fired at Sumy region border</text:span>
</text:h>
      <text:p text:style-name="P4">
Authors: Ukrinform (Person)</text:p>
      <text:p text:style-name="P4">
Publisher: Укринформ (Organization)</text:p>
      <text:p text:style-name="P4">
Published Time: 2023-06-03T21:46:00+03:00</text:p>
      <text:p text:style-name="P4">
Modified Time: 2023-06-03T21:46:00+03:00</text:p>
      <text:p text:style-name="P4">
Description: The Russian army attacked the artillery and mortars a day 10 times the border areas of Sumy region, resulting in 87 explosions, and infrastructure was being destroyed.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191" text:anchor-type="as-char" svg:width="6.9236in" svg:height="3.956343in" draw:z-index="0">
<draw:image xlink:href="../Images/yкринформ/2023-06-03T21-46-00-03-00/630_360_1640330796-210.jpeg" xlink:type="simple" xlink:show="embed" xlink:actuate="onLoad" draw:mime-type="image/jpeg"/>
</draw:frame>
The Russian army attacked the artillery and mortars in the day 10 times the border areas of the Sumy region, resulting in 87 explosions, there is a wounded infrastructure.</text:p>
      <text:p text:style-name="P4">
According to Ukrinform, the Sumy Regional Military Administration reported in <text:a xlink:type="simple" xlink:href="https://t.me/Sumy_news_ODA/16668" text:style-name="Internet_20_link" text:visited-style-name="Visited_20_Internet_20_Link">
telegram</text:a>
.</text:p>
      <text:p text:style-name="P4">
"During the day, the Russians made 10 shelling. 87 explosions were recorded. <text:a xlink:type="simple" xlink:href="https://www.ukrinform.ua/tag-obstril" text:style-name="Internet_20_link" text:visited-style-name="Visited_20_Internet_20_Link">
Shelling</text:a>
Bilopolskaya, Velikopysarivska, Krasnopil, and Yunakiv communities. Unfortunately, there is a wounded infrastructure target, "the message reads.</text:p>
      <text:p text:style-name="P4">
In the Yunak community, the enemy carried out a mortar shelling - five explosions. As a result of one of the shelling, a civilian was injured in hospital.</text:p>
      <text:p text:style-name="P4">
In the Velikopysariv community, the invaders made artillery fire(Healthy)- 12 explosions. As a result of one of the shelling, the farm building and a trailer were damaged to the car. Also, the Russians were beaten from mortars - 10 explosions.</text:p>
      <text:p text:style-name="P4">
<text:span text:style-name="T4">
 Read also: </text:span>
 <text:a xlink:type="simple" xlink:href="https://www.ukrinform.ua/rubric-ato/3717860-rosiani-trici-obstrilali-prikordonna-cernigivsini.html" text:style-name="Internet_20_link" text:visited-style-name="Visited_20_Internet_20_Link">
Russians three times <text:span text:style-name="T4">
 shelling </text:span>
 fierce border of Chernihiv region</text:a>
There was a mortar shelling in the Krasnopil community - eight explosions.</text:p>
      <text:p text:style-name="P4">
In the Belopil community, the Russians were beaten from mortars - two explosions, and AGS - 50 explosions.</text:p>
      <text:p text:style-name="P4">
As reported <text:a xlink:type="simple" xlink:href="https://www.ukrinform.ua/rubric-ato/3717674-vorog-za-dobu-obstrilav-visim-gromad-sumsini-zaginula-ludina-e-rujnuvanna.html" text:style-name="Internet_20_link" text:visited-style-name="Visited_20_Internet_20_Link">
Ukrinform</text:a>
, last day, on June 2, as a result of shelling of border settlements, one person was killed and two were injured.</text:p>
      <text:p text:style-name="P4">
News Source: <text:a xlink:type="simple" xlink:href="https://www.ukrinform.ua/rubric-ato/3717935-rosiani-za-den-10-raziv-obstrilali-prikordonna-sumsini.html" text:style-name="Internet_20_link" text:visited-style-name="Visited_20_Internet_20_Link">
https://www.ukrinform.ua/rubric-ato/3717935-rosiani-za-den-10-raziv-obstrilali-prikordonna-sumsini.html</text:a>
</text:p>
      <!--NEWS-->
      <text:h text:style-name="P10" text:outline-level="1">
<text:span text:style-name="T4">
Usik signed a contract with Saudi Promotor</text:span>
</text:h>
      <text:p text:style-name="P4">
Authors: Ukrinform (Person)</text:p>
      <text:p text:style-name="P4">
Publisher: Укринформ (Organization)</text:p>
      <text:p text:style-name="P4">
Published Time: 2023-06-03T21:55:31+03:00</text:p>
      <text:p text:style-name="P4">
Modified Time: 2023-06-03T21:55:31+03:00</text:p>
      <text:p text:style-name="P4">
Description: K2 remains the main promoter of Usik. - Ukrinform.</text:p>
      <text:p text:style-name="P4">
Images: ['<text:a xlink:type="simple" xlink:href="https://static.ukrinform.com/photos/2023_06/thumb_files/630_360_1685818482-201.jpg" text:style-name="Internet_20_link" text:visited-style-name="Visited_20_Internet_20_Link">
630_360_16858...</text:a>
']</text:p>
      <text:p text:style-name="P4">
Tags: ['Бокс', 'Усик']</text:p>
      <text:p text:style-name="P4">
Type: Article</text:p>
      <!--METADATA-->
      <text:p text:style-name="P4">
<draw:frame draw:style-name="fr1" draw:name="Image192" text:anchor-type="as-char" svg:width="6.9236in" svg:height="3.956343in" draw:z-index="0">
<draw:image xlink:href="../Images/yкринформ/2023-06-03T21-55-31-03-00/630_360_1685818482-201.jpg" xlink:type="simple" xlink:show="embed" xlink:actuate="onLoad" draw:mime-type="image/jpeg"/>
</draw:frame>
Company2 remains the main promoter of Usik.</text:p>
      <text:p text:style-name="P4">
Skill Challenge Promotions <text:a xlink:type="simple" xlink:href="https://www.instagram.com/reel/CtCZGXIphAw/" text:style-name="Internet_20_link" text:visited-style-name="Visited_20_Internet_20_Link">
announced</text:a>
On the signing of the contract with the Ukrainian hardcore Alexander Usik, reports Ukrinform.</text:p>
      <text:p text:style-name="P4">
Earlier it was reported that this company from Saudi Arabia plans to organize Usik against Tyson Fury.</text:p>
      <text:p text:style-name="P4">
At the same time, Usik is now preparing for battle in August against the compulsory contestation of Duba.</text:p>
      <text:p text:style-name="P4">
*!(https://www.ukrinform.ua/rubric-sports/3717383-promouter-usika-nazvav-novu-datu-cempionskogo-poedinku-proti-dubua.html)Skill Challenge Promotions planned to hold two superboas in one day of the bread: Usik - Fury and Joshua - Wilder.</text:p>
      <text:p text:style-name="P4">
Photo: Instagram.com/usykaa</text:p>
      <text:p text:style-name="P4">
News Source: <text:a xlink:type="simple" xlink:href="https://www.ukrinform.ua/rubric-sports/3717938-usik-pidpisav-kontrakt-z-saudivskim-promouterom.html" text:style-name="Internet_20_link" text:visited-style-name="Visited_20_Internet_20_Link">
https://www.ukrinform.ua/rubric-sports/3717938-usik-pidpisav-kontrakt-z-saudivskim-promouterom.html</text:a>
</text:p>
      <!--NEWS-->
      <text:h text:style-name="P10" text:outline-level="1">
<text:span text:style-name="T4">
Lyudmila Kichenok was defeated in the second circle</text:span>
</text:h>
      <text:p text:style-name="P4">
Authors: Ukrinform (Person)</text:p>
      <text:p text:style-name="P4">
Publisher: Укринформ (Organization)</text:p>
      <text:p text:style-name="P4">
Published Time: 2023-06-03T22:01:24+03:00</text:p>
      <text:p text:style-name="P4">
Modified Time: 2023-06-03T22:01:24+03:00</text:p>
      <text:p text:style-name="P4">
Description: The Ukrainian played in a duet with Australian Matthew Ebden. - Ukrinform.</text:p>
      <text:p text:style-name="P4">
Images: ['<text:a xlink:type="simple" xlink:href="https://static.ukrinform.com/photos/2023_06/thumb_files/630_360_1685818837-206.jpeg" text:style-name="Internet_20_link" text:visited-style-name="Visited_20_Internet_20_Link">
630_360_16858...</text:a>
']</text:p>
      <text:p text:style-name="P4">
Tags: ['Теніс']</text:p>
      <text:p text:style-name="P4">
Type: Article</text:p>
      <!--METADATA-->
      <text:p text:style-name="P4">
<draw:frame draw:style-name="fr1" draw:name="Image193" text:anchor-type="as-char" svg:width="6.9236in" svg:height="3.956343in" draw:z-index="0">
<draw:image xlink:href="../Images/yкринформ/2023-06-03T22-01-24-03-00/630_360_1685818837-206.jpeg" xlink:type="simple" xlink:show="embed" xlink:actuate="onLoad" draw:mime-type="image/jpeg"/>
</draw:frame>
Ukrainian in a duet with Australian Matthew Ebden.</text:p>
      <text:p text:style-name="P4">
Ukrainian tennis player Lyudmila Kichenok paired with Australian Matthew Ebdenomza was defeated in the second round of Rolan Harros Mikta, Ukrinform reports.</text:p>
      <text:p text:style-name="P4">
Kichenok and Ebden lost Americans Aizhi Muhammad and British Lloyd Glaspul- 5: 7, 3: 6.</text:p>
      <text:p text:style-name="P4">
The match lasted 1 hour 17 minutes. Ukrainian and Australian 3 times submitted by the way made 3 double mistakes.</text:p>
      <text:p text:style-name="P4">
Kichenok and Ebden first play together. For the Ukrainian woman, this is the third performance in Mikstin Rolan Harros: in 2019 she won one victory with Santiago Gonzalez(Mexico), and last season - with Raphael Mustos(Brazil).</text:p>
      <text:p text:style-name="P4">
<text:span text:style-name="T4">
Читайте також:</text:span>
 <text:a xlink:type="simple" xlink:href="https://www.ukrinform.ua/rubric-sports/3717868-ukrainka-ludmila-kicenok-ta-ostapenko-postupilis-u-drugomu-koli-parnogo-rolan-garros.html" text:style-name="Internet_20_link" text:visited-style-name="Visited_20_Internet_20_Link">
 Українка Людмила <text:span text:style-name="T4">
Кіченок</text:span>
 та Остапенко поступились удругому колі парного «Ролан Гаррос» </text:a>
As reported by Ukrinform, today, on June 3, Lyudmila Kichenok also flew a panel discharge.</text:p>
      <text:p text:style-name="P4">
Photo: Getty Images</text:p>
      <text:p text:style-name="P4">
News Source: <text:a xlink:type="simple" xlink:href="https://www.ukrinform.ua/rubric-sports/3717940-ludmila-kicenok-zaznala-porazki-u-drugomu-koli-zmisanogo-rozradu-rolan-garros.html" text:style-name="Internet_20_link" text:visited-style-name="Visited_20_Internet_20_Link">
https://www.ukrinform.ua/rubric-sports/3717940-ludmila-kicenok-zaznala-porazki-u-drugomu-koli-zmisanogo-rozradu-rolan-garros.html</text:a>
</text:p>
      <!--NEWS-->
      <text:h text:style-name="P10" text:outline-level="1">
<text:span text:style-name="T4">
The enemy hit the house in Dnipropetrovsk region, among the victims - a child</text:span>
</text:h>
      <text:p text:style-name="P4">
Authors: Ukrinform (Person)</text:p>
      <text:p text:style-name="P4">
Publisher: Укринформ (Organization)</text:p>
      <text:p text:style-name="P4">
Published Time: 2023-06-03T22:05:00+03:00</text:p>
      <text:p text:style-name="P4">
Modified Time: 2023-06-03T22:05:00+03:00</text:p>
      <text:p text:style-name="P4">
Description: The enemy attacked Dnipropetrovsk. The rocket hit a two -storey building. At least six victims are known. - Ukrinform.</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Поранені', 'Війна з Росією']</text:p>
      <text:p text:style-name="P4">
Type: Article</text:p>
      <!--METADATA-->
      <text:p text:style-name="P4">
<draw:frame draw:style-name="fr1" draw:name="Image194" text:anchor-type="as-char" svg:width="6.9236in" svg:height="3.956343in" draw:z-index="0">
<draw:image xlink:href="../Images/yкринформ/2023-06-03T22-05-00-03-00/630_360_1685818901-500.jpg" xlink:type="simple" xlink:show="embed" xlink:actuate="onLoad" draw:mime-type="image/jpeg"/>
</draw:frame>
He was traveled to Dnipropetrovsk. The rocket hit a two -storey building. There are at least six victims.</text:p>
      <text:p text:style-name="P4">
About it in <text:a xlink:type="simple" xlink:href="https://t.me/dnipropetrovskaODA/5039" text:style-name="Internet_20_link" text:visited-style-name="Visited_20_Internet_20_Link">
telegram</text:a>
Informs the Chief -Propetrovsk Ova Sergei Lisak, Ukrinform reports.</text:p>
      <text:p text:style-name="P4">
"<text:a xlink:type="simple" xlink:href="https://www.ukrinform.ua/tag-vibuh" text:style-name="Internet_20_link" text:visited-style-name="Visited_20_Internet_20_Link">
Explosion</text:a>
He was heard in the Podgorod community of Dniprovsky district. Damaged two -storey residential building. Puts people, "he wrote.</text:p>
      <text:p text:style-name="P4">
<text:span text:style-name="T5">
Viso: <text:a xlink:type="simple" xlink:href="https://t.me/V_Zelenskiy_official/6461" text:style-name="Internet_20_link" text:visited-style-name="Visited_20_Internet_20_Link">
Presidential Channel of Ukraine Volodymyr Zelensky</text:a>
</text:span>
</text:p>
      <text:p text:style-name="P4">
Previously, there are six victims, including a six -year -old boy. All are mounted in a state of moderate severity.</text:p>
      <text:p text:style-name="P4">
It is noted that two fires broke out. Firefighters are currently curren flames.</text:p>
      <text:p text:style-name="P4">
<text:span text:style-name="T4">
 Read also: </text:span>
 <text:a xlink:type="simple" xlink:href="https://www.ukrinform.ua/rubric-regions/3717941-u-mikolaevi-vnaslidok-rosijskih-obstriliv-poskodzeni-37-ditsadkiv.html" text:style-name="Internet_20_link" text:visited-style-name="Visited_20_Internet_20_Link">
in Nikolaev invaders <text:span text:style-name="T4">
 fire </text:span>
 Wea damaged 40 kindergartens</text:a>
The rescue unit was also mutilated.</text:p>
      <text:p text:style-name="P4">
All services work in place. The information is specified.</text:p>
      <text:p text:style-name="P4">
<text:span text:style-name="T5">
Foto: Sergey Lisak / Telegram</text:span>
</text:p>
      <text:p text:style-name="P4">
News Source: <text:a xlink:type="simple" xlink:href="https://www.ukrinform.ua/rubric-ato/3717943-vorog-vluciv-u-budinok-na-dnipropetrovsini-sered-postrazdalih-ditina.html" text:style-name="Internet_20_link" text:visited-style-name="Visited_20_Internet_20_Link">
https://www.ukrinform.ua/rubric-ato/3717943-vorog-vluciv-u-budinok-na-dnipropetrovsini-sered-postrazdalih-ditina.html</text:a>
</text:p>
      <!--NEWS-->
      <text:h text:style-name="P10" text:outline-level="1">
<text:span text:style-name="T4">
In Nikolaev invaders of shelling damaged almost 40 kindergartens already</text:span>
</text:h>
      <text:p text:style-name="P4">
Authors: Ukrinform (Person)</text:p>
      <text:p text:style-name="P4">
Publisher: Укринформ (Organization)</text:p>
      <text:p text:style-name="P4">
Published Time: 2023-06-03T22:17:00+03:00</text:p>
      <text:p text:style-name="P4">
Modified Time: 2023-06-03T22:17:00+03:00</text:p>
      <text:p text:style-name="P4">
Description: In Nikolaev, as a result of shelling by Russian troops, 37 kindergartens were damaged by Russian troops. - Ukrinform.</text:p>
      <text:p text:style-name="P4">
Images: ['<text:a xlink:type="simple" xlink:href="https://static.ukrinform.com/photos/2022_11/thumb_files/630_360_1667567522-844.jpg" text:style-name="Internet_20_link" text:visited-style-name="Visited_20_Internet_20_Link">
630_360_16675...</text:a>
']</text:p>
      <text:p text:style-name="P4">
Tags: ['Миколаїв', 'Обстріл', 'Агресія РФ', 'Війна з Росією']</text:p>
      <text:p text:style-name="P4">
Type: Article</text:p>
      <!--METADATA-->
      <text:p text:style-name="P4">
<draw:frame draw:style-name="fr1" draw:name="Image197" text:anchor-type="as-char" svg:width="6.9236in" svg:height="3.956343in" draw:z-index="0">
<draw:image xlink:href="../Images/yкринформ/2023-06-03T22-17-00-03-00/630_360_1667567522-844.jpg" xlink:type="simple" xlink:show="embed" xlink:actuate="onLoad" draw:mime-type="image/jpeg"/>
</draw:frame>
Mimikov, as a result of shelling by Russian troops, damaged 37 child gardens.</text:p>
      <text:p text:style-name="P4">
About it reports the Nikolaev city council in <text:a xlink:type="simple" xlink:href="https://t.me/mykolaivrada/8670" text:style-name="Internet_20_link" text:visited-style-name="Visited_20_Internet_20_Link">
telegram</text:a>
, reports Ukrinform.</text:p>
      <text:p text:style-name="P4">
"Windows and doors, roofs, fences, playgrounds are knocked out in the gardens. Despite the fact that hostilities are ongoing, the city began to renovate damaged buildings in the city," the statement said.</text:p>
      <text:p text:style-name="P4">
<text:span text:style-name="T4">
 Read also: </text:span>
 <text:span text:style-name="T4">
 <text:a xlink:type="simple" xlink:href="https://www.ukrinform.ua/rubric-ato/3717722-rosiani-poranili-v-ukraini-vze-998-ditej.html" text:style-name="Internet_20_link" text:visited-style-name="Visited_20_Internet_20_Link">
Russians injured 998 children in Ukraine</text:a>
</text:span>
</text:p>
      <text:p text:style-name="P4">
In particular, at the end of May, work began in one of the kindergartens of the ship. Builders will replace broken window blocks with modern energy -safety ones with children's safety locks. They will also install new doors.</text:p>
      <text:p text:style-name="P4">
In general, as a result of shelling in Nikolaev of varying degrees of damage, there are about 100 educational institutions.</text:p>
      <text:p text:style-name="P4">
<text:span text:style-name="T4">
 Read also: </text:span>
 <text:span text:style-name="T4">
 [PPO forces have shot down five Russian non -Russian(https://www.ukrinform.ua/rubric-ato/3716752-sili-ppo-zbili-na-mikolaivsini-pat-rosijskih-bezpilotnikiv.html)</text:span>
</text:p>
      <text:p text:style-name="P4">
As a result of Russian aggression, about 400 establishments have been completely destroyed in Ukraine, almost 3,000 were damaged.</text:p>
      <text:p text:style-name="P4">
News Source: <text:a xlink:type="simple" xlink:href="https://www.ukrinform.ua/rubric-regions/3717941-u-mikolaevi-vnaslidok-rosijskih-obstriliv-poskodzeni-37-ditsadkiv.html" text:style-name="Internet_20_link" text:visited-style-name="Visited_20_Internet_20_Link">
https://www.ukrinform.ua/rubric-regions/3717941-u-mikolaevi-vnaslidok-rosijskih-obstriliv-poskodzeni-37-ditsadkiv.html</text:a>
</text:p>
      <!--NEWS-->
      <text:h text:style-name="P10" text:outline-level="1">
<text:span text:style-name="T4">
Biden signed a law on raising US government debt limit</text:span>
</text:h>
      <text:p text:style-name="P4">
Authors: Ukrinform (Person)</text:p>
      <text:p text:style-name="P4">
Publisher: Укринформ (Organization)</text:p>
      <text:p text:style-name="P4">
Published Time: 2023-06-03T22:25:00+03:00</text:p>
      <text:p text:style-name="P4">
Modified Time: 2023-06-03T22:25:00+03:00</text:p>
      <text:p text:style-name="P4">
Description: The White House Head was approved by the law adopted this week by the US Congress, which increases the limits of public debt and allows the country to avoid default. - Ukrinform.</text:p>
      <text:p text:style-name="P4">
Images: ['<text:a xlink:type="simple" xlink:href="https://static.ukrinform.com/photos/2021_02/thumb_files/630_360_1613549614-876.jpg" text:style-name="Internet_20_link" text:visited-style-name="Visited_20_Internet_20_Link">
630_360_16135...</text:a>
']</text:p>
      <text:p text:style-name="P4">
Tags: ['Байден', 'США', 'Закон', 'Держборг']</text:p>
      <text:p text:style-name="P4">
Type: Article</text:p>
      <!--METADATA-->
      <text:p text:style-name="P4">
<draw:frame draw:style-name="fr1" draw:name="Image198" text:anchor-type="as-char" svg:width="6.9236in" svg:height="3.956343in" draw:z-index="0">
<draw:image xlink:href="../Images/yкринформ/2023-06-03T22-25-00-03-00/630_360_1613549614-876.jpg" xlink:type="simple" xlink:show="embed" xlink:actuate="onLoad" draw:mime-type="image/jpeg"/>
</draw:frame>
The Glavabilian House approved the law adopted this week by the US Congress, which increases the limits of public debt and allows the country to avoid default.</text:p>
      <text:p text:style-name="P4">
Appropriate <text:a xlink:type="simple" xlink:href="https://www.whitehouse.gov/briefing-room/legislation/2023/06/03/press-release-bills-signed-h-r-346-h-r-3746/" text:style-name="Internet_20_link" text:visited-style-name="Visited_20_Internet_20_Link">
message</text:a>
Publicated on the official White House website, Ukrinform reports.</text:p>
      <text:p text:style-name="P4">
"On Saturday, June 3, 2023, the President signed the Law H.R.3746," Profiscal Liability - 2023 ", - the document states.</text:p>
      <text:p text:style-name="P4">
<text:span text:style-name="T4">
 Read also: </text:span>
 <text:span text:style-name="T4">
 <text:a xlink:type="simple" xlink:href="https://www.ukrinform.ua/rubric-world/3717268-obidvi-palati-kongresu-ssa-shvalili-pidvisenna-limitu-derzborgu.html" text:style-name="Internet_20_link" text:visited-style-name="Visited_20_Internet_20_Link">
Both Houses of the US Congress have approved raising the limit of state -owner</text:a>
</text:span>
</text:p>
      <text:p text:style-name="P4">
At the same time it is specified that the action of the limit of public debt is postponed until January 1, 20125.</text:p>
      <text:p text:style-name="P4">
The White House thanked the leadership of both parties in the US Congress for interaction, which allowed to reach a compromise decision and to make the relevant law.</text:p>
      <text:p text:style-name="P4">
<text:span text:style-name="T4">
 Read also: </text:span>
 <text:span text:style-name="T4">
 <text:a xlink:type="simple" xlink:href="https://www.ukrinform.ua/rubric-polytics/3716311-dvopartijna-ugoda-sodo-skorocenna-vitrat-u-ssa-ne-vpline-na-pidtrimku-ukraini-bilij-dim.html" text:style-name="Internet_20_link" text:visited-style-name="Visited_20_Internet_20_Link">
two -party agreement on reducing the US expenses in the US is not in favor of Ukraine's support - White House</text:a>
</text:span>
</text:p>
      <text:p text:style-name="P4">
As reported by Ukrinform, on Wednesday the House of Representatives, and on Thursday of the Senatean Congress, a bill was approved on raising the limit of state debt for four months of debate. A new step will allow you to avoid defaultus <text:span text:style-name="T4">
 <text:a xlink:type="simple" xlink:href="https://www.ukrinform.ua/tag-ssa" text:style-name="Internet_20_link" text:visited-style-name="Visited_20_Internet_20_Link">
USA</text:a>
</text:span>
.</text:p>
      <text:p text:style-name="P4">
<text:span text:style-name="T5">
Foto: White House</text:span>
</text:p>
      <text:p text:style-name="P4">
News Source: <text:a xlink:type="simple" xlink:href="https://www.ukrinform.ua/rubric-world/3717944-bajden-pidpisav-zakon-pro-pidvisenna-limitu-derzavnogo-borgu-ssa.html" text:style-name="Internet_20_link" text:visited-style-name="Visited_20_Internet_20_Link">
https://www.ukrinform.ua/rubric-world/3717944-bajden-pidpisav-zakon-pro-pidvisenna-limitu-derzavnogo-borgu-ssa.html</text:a>
</text:p>
      <!--NEWS-->
      <text:h text:style-name="P10" text:outline-level="1">
<text:span text:style-name="T4">
Ukraine's male national team won Belgium in the Golden Euroleiga Volleyball match</text:span>
</text:h>
      <text:p text:style-name="P4">
Authors: Ukrinform (Person)</text:p>
      <text:p text:style-name="P4">
Publisher: Укринформ (Organization)</text:p>
      <text:p text:style-name="P4">
Published Time: 2023-06-03T22:36:28+03:00</text:p>
      <text:p text:style-name="P4">
Modified Time: 2023-06-03T22:36:28+03:00</text:p>
      <text:p text:style-name="P4">
Description: The third consecutive victory of our volleyball players. - Ukrinform.</text:p>
      <text:p text:style-name="P4">
Images: ['<text:a xlink:type="simple" xlink:href="https://static.ukrinform.com/photos/2023_06/thumb_files/630_360_1685820931-242.jpg" text:style-name="Internet_20_link" text:visited-style-name="Visited_20_Internet_20_Link">
630_360_16858...</text:a>
']</text:p>
      <text:p text:style-name="P4">
Tags: ['Волейбол']</text:p>
      <text:p text:style-name="P4">
Type: Article</text:p>
      <!--METADATA-->
      <text:p text:style-name="P4">
<draw:frame draw:style-name="fr1" draw:name="Image199" text:anchor-type="as-char" svg:width="6.9236in" svg:height="3.956343in" draw:z-index="0">
<draw:image xlink:href="../Images/yкринформ/2023-06-03T22-36-28-03-00/630_360_1685820931-242.jpg" xlink:type="simple" xlink:show="embed" xlink:actuate="onLoad" draw:mime-type="image/jpeg"/>
</draw:frame>
The third was the victory of our volleyball players.</text:p>
      <text:p text:style-name="P4">
Ukraine has won its third victory in the new season of Golden Euroleig Genibol among men, Ukrinform reports.</text:p>
      <text:p text:style-name="P4">
In three sets, Blue and Yellow won Belgium-25:21, 25:21, 25:23.</text:p>
      <text:p text:style-name="P4">
The most successful volumetric at the site was the captain of Ukrainian Poplotnitsky. There are 15 points in the work -gulling room, including 3 Aese.</text:p>
      <text:p text:style-name="P4">
In the first two matches, Ukraine won northern Macedonia in three sets.</text:p>
      <text:p text:style-name="P4">
The national team of Ukraine heads the standings of Group V.</text:p>
      <text:p text:style-name="P4">
*!(https://www.ukrinform.ua/rubric-sports/3715345-zinoca-zbirna-ukraini-z-volejbolu-peremogla-ugorsinu-v-drugomu-matci-zolotoi-evroligi.html)As reported by Ukrinform, the next match will hold the National Team on June 11 on Croatia.</text:p>
      <text:p text:style-name="P4">
Photo: CEV</text:p>
      <text:p text:style-name="P4">
News Source: <text:a xlink:type="simple" xlink:href="https://www.ukrinform.ua/rubric-sports/3717945-colovica-zbirna-ukraini-peremogla-belgiu-u-matci-zolotoi-evroligi-z-volejbolu.html" text:style-name="Internet_20_link" text:visited-style-name="Visited_20_Internet_20_Link">
https://www.ukrinform.ua/rubric-sports/3717945-colovica-zbirna-ukraini-peremogla-belgiu-u-matci-zolotoi-evroligi-z-volejbolu.html</text:a>
</text:p>
      <!--NEWS-->
      <text:h text:style-name="P10" text:outline-level="1">
<text:span text:style-name="T4">
Zelensky - about the shelling of the Dnieper: under the rubble are people</text:span>
</text:h>
      <text:p text:style-name="P4">
Authors: Ukrinform (Person)</text:p>
      <text:p text:style-name="P4">
Publisher: Укринформ (Organization)</text:p>
      <text:p text:style-name="P4">
Published Time: 2023-06-03T22:39:00+03:00</text:p>
      <text:p text:style-name="P4">
Modified Time: 2023-06-03T22:39:00+03:00</text:p>
      <text:p text:style-name="P4">
Description: The invaders hit the two two -storey dwellings in the Dnieper, under the rubble are people. - Ukrinform.</text:p>
      <text:p text:style-name="P4">
Images: ['<text:a xlink:type="simple" xlink:href="https://static.ukrinform.com/photos/2022_07/thumb_files/630_360_1657855821-201.png" text:style-name="Internet_20_link" text:visited-style-name="Visited_20_Internet_20_Link">
630_360_16578...</text:a>
']</text:p>
      <text:p text:style-name="P4">
Tags: ['Будинок', 'Обстріл', 'Зеленський', 'Війна з Росією']</text:p>
      <text:p text:style-name="P4">
Type: Article</text:p>
      <!--METADATA-->
      <text:p text:style-name="P4">
<draw:frame draw:style-name="fr1" draw:name="Image200" text:anchor-type="as-char" svg:width="6.9236in" svg:height="3.956343in" draw:z-index="0">
<draw:image xlink:href="../Images/yкринформ/2023-06-03T22-39-00-03-00/630_360_1657855821-201.png" xlink:type="simple" xlink:show="embed" xlink:actuate="onLoad" draw:mime-type="image/png"/>
</draw:frame>
Occupied between two two -storey dwellings in the Dnieper, people know people.</text:p>
      <text:p text:style-name="P4">
According to Ukrinform, President Volodymyr Zelenskyy reported about it in <text:a xlink:type="simple" xlink:href="https://t.me/V_Zelenskiy_official/6461" text:style-name="Internet_20_link" text:visited-style-name="Visited_20_Internet_20_Link">
telegram</text:a>
.</text:p>
      <text:p text:style-name="P4">
“<text:a xlink:type="simple" xlink:href="https://www.ukrinform.ua/tag-dnipro" text:style-name="Internet_20_link" text:visited-style-name="Visited_20_Internet_20_Link">
Dnipro</text:a>
. The Russians attacked the city. Between two two -storey dwellings. Unfortunately, people are overwhelmed by people. All services work, ”Zelensky said.</text:p>
      <text:p text:style-name="P4">
<text:span text:style-name="T5">
Viso: <text:a xlink:type="simple" xlink:href="https://t.me/V_Zelenskiy_official/6461" text:style-name="Internet_20_link" text:visited-style-name="Visited_20_Internet_20_Link">
Presidential Channel of Ukraine Volodymyr Zelensky</text:a>
</text:span>
</text:p>
      <text:p text:style-name="P4">
He stressed that Russia proves that it is a country - a sponsor of terrorism.</text:p>
      <text:p text:style-name="P4">
"For everything against our country and people, the Russians will be responsible," the President added.</text:p>
      <text:p text:style-name="P4">
<text:span text:style-name="T4">
 Read also: </text:span>
 <text:a xlink:type="simple" xlink:href="https://www.ukrinform.ua/rubric-regions/3717941-u-mikolaevi-vnaslidok-rosijskih-obstriliv-poskodzeni-37-ditsadkiv.html" text:style-name="Internet_20_link" text:visited-style-name="Visited_20_Internet_20_Link">
in Nikolaev invaders <text:span text:style-name="T4">
 fire </text:span>
 Wea damaged 40 kindergartens</text:a>
As <text:a xlink:type="simple" xlink:href="https://www.ukrinform.ua/rubric-ato/3717943-vorog-vluciv-u-budinok-na-dnipropetrovsini-sered-postrazdalih-ditina.html" text:style-name="Internet_20_link" text:visited-style-name="Visited_20_Internet_20_Link">
reported</text:a>
, the enemy is attacked by the Dnieper. The rocket hit a two -storey building. There are at least six victims.</text:p>
      <text:p text:style-name="P4">
News Source: <text:a xlink:type="simple" xlink:href="https://www.ukrinform.ua/rubric-regions/3717946-zelenskij-pro-obstril-dnipra-pid-zavalami-perebuvaut-ludi.html" text:style-name="Internet_20_link" text:visited-style-name="Visited_20_Internet_20_Link">
https://www.ukrinform.ua/rubric-regions/3717946-zelenskij-pro-obstril-dnipra-pid-zavalami-perebuvaut-ludi.html</text:a>
</text:p>
      <!--NEWS-->
      <text:h text:style-name="P10" text:outline-level="1">
<text:span text:style-name="T4">
In the Dnipropetrovsk region from under the rubble of the house got a man</text:span>
</text:h>
      <text:p text:style-name="P4">
Authors: Ukrinform (Person)</text:p>
      <text:p text:style-name="P4">
Publisher: Укринформ (Organization)</text:p>
      <text:p text:style-name="P4">
Published Time: 2023-06-03T22:44:00+03:00</text:p>
      <text:p text:style-name="P4">
Modified Time: 2023-06-03T22:44:00+03:00</text:p>
      <text:p text:style-name="P4">
Description: In the Dnipropetrovsk region, the Podgorodn community from the rubble of the house in which the rocket hit the man. - Ukrinform.</text:p>
      <text:p text:style-name="P4">
Images: ['<text:a xlink:type="simple" xlink:href="https://static.ukrinform.com/photos/2023_06/thumb_files/630_360_1685821756-182.jpg" text:style-name="Internet_20_link" text:visited-style-name="Visited_20_Internet_20_Link">
630_360_16858...</text:a>
']</text:p>
      <text:p text:style-name="P4">
Tags: ['Дніпропетровщина', 'Обстріл', 'Агресія РФ', 'Війна з Росією']</text:p>
      <text:p text:style-name="P4">
Type: Article</text:p>
      <!--METADATA-->
      <text:p text:style-name="P4">
<draw:frame draw:style-name="fr1" draw:name="Image201" text:anchor-type="as-char" svg:width="6.9236in" svg:height="3.956343in" draw:z-index="0">
<draw:image xlink:href="../Images/yкринформ/2023-06-03T22-44-00-03-00/630_360_1685821756-182.jpg" xlink:type="simple" xlink:show="embed" xlink:actuate="onLoad" draw:mime-type="image/jpeg"/>
</draw:frame>
In the Dnieper region, Podgorodnensky community from under the rubble of the house, a rocket hit, got a man.</text:p>
      <text:p text:style-name="P4">
About it in the telegram <text:a xlink:type="simple" xlink:href="https://t.me/dnipropetrovskaODA/5042" text:style-name="Internet_20_link" text:visited-style-name="Visited_20_Internet_20_Link">
reports</text:a>
Chief Propopetrovsk Ova Sergei Lisak, reports Ukrinform.</text:p>
      <text:p text:style-name="P4">
"From the rubble of the house in the Pidhorodne community, a man was reached. There people disappear. The search and rescue operation is ongoing," the post reads.</text:p>
      <text:p text:style-name="P4">
<text:span text:style-name="T4">
 Read also: </text:span>
 <text:span text:style-name="T4">
 <text:a xlink:type="simple" xlink:href="https://www.ukrinform.ua/rubric-ato/3717943-vorog-vluciv-u-budinok-na-dnipropetrovsini-sered-postrazdalih-ditina.html" text:style-name="Internet_20_link" text:visited-style-name="Visited_20_Internet_20_Link">
the enemy hit the house in Dnipropetrovsk, mid -person - baby</text:a>
</text:span>
</text:p>
      <text:p text:style-name="P4">
In total, we have 13 victims now. There are three children among them. These are boys 6.11 and 15 years old.</text:p>
      <text:p text:style-name="P4">
Ova added that almost all wounded were seized. Condition - moderate. One person will be treated on an outpatient basis. In the victims of traumatic brain injuries, fragile wounds, slaughter. They are given all the necessary help.</text:p>
      <text:p text:style-name="P4">
<text:span text:style-name="T4">
 Read also: </text:span>
 <text:span text:style-name="T4">
 [Zelensky - about the shelling(https://www.ukrinform.ua/rubric-regions/3717946-zelenskij-pro-obstril-dnipra-pid-zavalami-perebuvaut-ludi.html)</text:span>
</text:p>
      <text:p text:style-name="P4">
Earlier it was reported that in the evening the Russians fired at Dnipropetrovsk, which was damaged by a two -storey residential building.</text:p>
      <text:p text:style-name="P4">
News Source: <text:a xlink:type="simple" xlink:href="https://www.ukrinform.ua/rubric-ato/3717947-na-dnipropetrovsini-zpid-zavaliv-budinku-distali-colovika.html" text:style-name="Internet_20_link" text:visited-style-name="Visited_20_Internet_20_Link">
https://www.ukrinform.ua/rubric-ato/3717947-na-dnipropetrovsini-zpid-zavaliv-budinku-distali-colovika.html</text:a>
</text:p>
      <!--NEWS-->
      <text:h text:style-name="P10" text:outline-level="1">
<text:span text:style-name="T4">
President: Independence of Ukraine is not something abstract. Don't forget to thank the soldiers</text:span>
</text:h>
      <text:p text:style-name="P4">
Authors: Ukrinform (Person)</text:p>
      <text:p text:style-name="P4">
Publisher: Укринформ (Organization)</text:p>
      <text:p text:style-name="P4">
Published Time: 2023-06-03T22:50:00+03:00</text:p>
      <text:p text:style-name="P4">
Modified Time: 2023-06-03T22:50:00+03:00</text:p>
      <text:p text:style-name="P4">
Description: Our defense, our active actions and independence is not something abstract, but the actions of specific heroes, through which Ukraine is and will be.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None</text:p>
      <text:p text:style-name="P4">
Type: Article</text:p>
      <!--METADATA-->
      <text:p text:style-name="P4">
<draw:frame draw:style-name="fr1" draw:name="Image202" text:anchor-type="as-char" svg:width="6.9236in" svg:height="3.956343in" draw:z-index="0">
<draw:image xlink:href="../Images/yкринформ/2023-06-03T22-50-00-03-00/630_360_1685119271-129.jpeg" xlink:type="simple" xlink:show="embed" xlink:actuate="onLoad" draw:mime-type="image/jpeg"/>
</draw:frame>
Our defense, our active actions and independence is not something abstract, but the actions of specific heroes, through which Ukraine is and will be.</text:p>
      <text:p text:style-name="P4">
About it in your <text:a xlink:type="simple" xlink:href="https://www.youtube.com/watch" text:style-name="Internet_20_link" text:visited-style-name="Visited_20_Internet_20_Link">
appeal</text:a>
At the end of the 465th day of the war said President Volodymyr Zelenskyy, reports Ukrinform.</text:p>
      <text:p text:style-name="P4">
<text:span text:style-name="T5">
Viso: <text:a xlink:type="simple" xlink:href="https://www.youtube.com/watch" text:style-name="Internet_20_link" text:visited-style-name="Visited_20_Internet_20_Link">
op</text:a>
</text:span>
</text:p>
      <text:p text:style-name="P4">
<text:span text:style-name="T4">
 _ I wish health, dear Ukrainians!_ </text:span>
</text:p>
      <text:p text:style-name="P4">
Almost every night, in such appeals, I thank our soldiers - specific units, specific brigades that have distinguished themselves most on the forefront or the image of our sky a day or a week.</text:p>
      <text:p text:style-name="P4">
And today - more personal thanks, specific soldiers.</text:p>
      <text:p text:style-name="P4">
We must remember everyone that our defense, our active actions and independence of Ukraine is not something abstract. These are very specific people, specific actions of specific heroes, through which Ukraine will be Ukraine. Thousands and thousands of the most sound, brave, our most accurate people ...</text:p>
      <text:p text:style-name="P4">
Such as Soldier Yaroslav Kan, our warrior warrior. He fought in the hottest points. Bigorivka, Lisichansk Defense, Soledar Defense. Fighting for Svatovo, Kreminna, Bakhmut ... Four wounds!Now treatment is undergoing treatment, restores. And ready to return to the front again. This is the extraordinary power of man!Thank you, Yaroslav!</text:p>
      <text:p text:style-name="P4">
Senior Sergeant Yevgeny Kepsha, commander of the platoon department of anti -tank missile complexes. Bakhmut fighting. PTRK "Stugna". Very well, very bold. Together with the Skhlopians, along with their brothers from their calculation - very good results of reducing the invaders. Thank you for that, Eugene!</text:p>
      <text:p text:style-name="P4">
Senior Sergeant Maxim Kuzmenko and junior sergeant Anton Andrushchenko-soldiers of the110th separate mechanized brigade. Fighting in the Avdeevsky direction. Very fierce battles. Constant hostile assault. And this is the result of Ukraine needed by Ukraine. Thank you guys!</text:p>
      <text:p text:style-name="P4">
Many times I thanked our soldiers from the 55th Artillery Brigade "Zaporizhzhya Sich". The boys are all the good. They fight very powerfully, foolish. And today I will note the artillery battery with the collection of Captain Mykola Nosach. Avdeevsky direction. Russian assaults are very well. Exactly what is needed. Thank you, Nicholas!Very pleasantly to report on your accuracy.Our glorious 35th Separate Marine Infantry Brigade named Michaelostrogradsky ... In almost every day of the fighting, boys deserve a drink. And today I would like to celebrate the whole 1st battalion of the Marines Brigade separately. Thank each of you guys!Your strength is an example for everyone.</text:p>
      <text:p text:style-name="P4">
And the defenders of our sky. Such as soldier Anatoliy Pavlenko, the National Guard. The Storm Division of the storm. A guy who is able to get Russian rockets extremely aptly - and with the help of just Igla MSr. Thank you for the swing!</text:p>
      <text:p text:style-name="P4">
Usually we thank the warriors who defend our cities from Russian terror because of powerful air defense systems: "Petriots", "nonsense", "Iris" and others. And it is absolutely fair - they saved a lot of lives of our people, a lot .</text:p>
      <text:p text:style-name="P4">
However, important - and effective!- Warriors of our firing maneuverable groups that intercede various civilian and military objects. As for example, senior state Viktor Sidnev is a senior one of these maneuverable groups working for the protection of Kiev. Excellent coordination of actions, excellent combat skills. And Jewsult is minus the occupiers' missiles. Thank you!</text:p>
      <text:p text:style-name="P4">
Thank you all who are in battle for Ukraine!Thank you all who are at combat posts and assignments!Thank you all who constantly train our warriors, and everyone who trees our heroes after injuries!</text:p>
      <text:p text:style-name="P4">
And I ask you all: please do not forget to thank you personally to our warriors. You know who you know personally. Those you may just have been signed by the Wester networks. To those you just heard and can tell other Ukrainians, our people. Gratitude is always important, and it is important to hear that you are grateful when you are fighting for your people.</text:p>
      <text:p text:style-name="P4">
_ <text:span text:style-name="T4">
 Glory to all our heroes!</text:span>
 _</text:p>
      <text:p text:style-name="P4">
_<text:span text:style-name="T4">
Glory to Ukraine!</text:span>
 _</text:p>
      <text:p text:style-name="P4">
News Source: <text:a xlink:type="simple" xlink:href="https://www.ukrinform.ua/rubric-ato/3717950-prezident-nezaleznist-ukraini-ce-ne-sos-abstraktne-ne-zabuvajte-dakuvati-voinam.html" text:style-name="Internet_20_link" text:visited-style-name="Visited_20_Internet_20_Link">
https://www.ukrinform.ua/rubric-ato/3717950-prezident-nezaleznist-ukraini-ce-ne-sos-abstraktne-ne-zabuvajte-dakuvati-voinam.html</text:a>
</text:p>
      <!--NEWS-->
      <text:h text:style-name="P10" text:outline-level="1">
<text:span text:style-name="T4">
"Leipzig" won "Eintracht" in the German Cup finals</text:span>
</text:h>
      <text:p text:style-name="P4">
Authors: Ukrinform (Person)</text:p>
      <text:p text:style-name="P4">
Publisher: Укринформ (Organization)</text:p>
      <text:p text:style-name="P4">
Published Time: 2023-06-03T23:14:48+03:00</text:p>
      <text:p text:style-name="P4">
Modified Time: 2023-06-03T23:14:48+03:00</text:p>
      <text:p text:style-name="P4">
Description: The Leipzig won the German Cup for the second time in a row. - Ukrinform.</text:p>
      <text:p text:style-name="P4">
Images: ['<text:a xlink:type="simple" xlink:href="https://static.ukrinform.com/photos/2023_06/thumb_files/630_360_1685823230-134.jpg" text:style-name="Internet_20_link" text:visited-style-name="Visited_20_Internet_20_Link">
630_360_16858...</text:a>
']</text:p>
      <text:p text:style-name="P4">
Tags: ['Футбол']</text:p>
      <text:p text:style-name="P4">
Type: Article</text:p>
      <!--METADATA-->
      <text:p text:style-name="P4">
<draw:frame draw:style-name="fr1" draw:name="Image203" text:anchor-type="as-char" svg:width="6.9236in" svg:height="3.956343in" draw:z-index="0">
<draw:image xlink:href="../Images/yкринформ/2023-06-03T23-14-48-03-00/630_360_1685823230-134.jpg" xlink:type="simple" xlink:show="embed" xlink:actuate="onLoad" draw:mime-type="image/jpeg"/>
</draw:frame>
The Leipzig won the German Cup for the second time in a row.</text:p>
      <text:p text:style-name="P4">
"RB Leipzig" in the German Cup finals won "Eintracht"(2:0)But won the blood, Ukrinform reports.</text:p>
      <text:p text:style-name="P4">
In the first half of the meeting, the heads of the heads were not scored. "Bulls" came forward inside the second half by the efforts of the Christopher Knokun. At the end of the meeting, Nokkkknka was a dominic Stososososhlai, who set the final score of the duel.</text:p>
      <text:p text:style-name="P4">
RB Leipzig won the German Cup for the second time in a row. Last year, the bulls of Ufinals beat Freiburg(1: 1, 4: 2.). В активі «Айнтрахта» п’ять перемогу Кубку Німеччини.</text:p>
      <text:p text:style-name="P4">
<text:span text:style-name="T4">
Читайте також:</text:span>
 <text:a xlink:type="simple" xlink:href="https://www.ukrinform.ua/rubric-sports/3715048-bavaria-32razovij-cempion-nimeccini.html" text:style-name="Internet_20_link" text:visited-style-name="Visited_20_Internet_20_Link">
 « <text:span text:style-name="T4">
Баварія</text:span>
 » — 32-разовий чемпіон Німеччини</text:a>
As reported by Ukrinform, the season in the Lipzig Bundesization completed on the third place, Eintracht took the seventh position.</text:p>
      <text:p text:style-name="P4">
Photo: Getty Images</text:p>
      <text:p text:style-name="P4">
News Source: <text:a xlink:type="simple" xlink:href="https://www.ukrinform.ua/rubric-sports/3717952-lejpcig-peremig-ajntraht-u-finali-kubka-nimeccini.html" text:style-name="Internet_20_link" text:visited-style-name="Visited_20_Internet_20_Link">
https://www.ukrinform.ua/rubric-sports/3717952-lejpcig-peremig-ajntraht-u-finali-kubka-nimeccini.html</text:a>
</text:p>
      <!--NEWS-->
      <text:h text:style-name="P10" text:outline-level="1">
<text:span text:style-name="T4">
Zelensky - military: your strength is an example for everyone</text:span>
</text:h>
      <text:p text:style-name="P4">
Authors: Ukrinform (Person)</text:p>
      <text:p text:style-name="P4">
Publisher: Укринформ (Organization)</text:p>
      <text:p text:style-name="P4">
Published Time: 2023-06-03T23:20:00+03:00</text:p>
      <text:p text:style-name="P4">
Modified Time: 2023-06-03T23:20:00+03:00</text:p>
      <text:p text:style-name="P4">
Description: President of Ukraine Volodymyr Zelensky thanked the military for the defense of the state and the results they show on the battlefield. - Ukrinform.</text:p>
      <text:p text:style-name="P4">
Images: ['<text:a xlink:type="simple" xlink:href="https://static.ukrinform.com/photos/2022_10/thumb_files/630_360_1664857484-560.png" text:style-name="Internet_20_link" text:visited-style-name="Visited_20_Internet_20_Link">
630_360_16648...</text:a>
']</text:p>
      <text:p text:style-name="P4">
Tags: ['ЗСУ', 'Військові', 'Зеленський', 'Війна з Росією']</text:p>
      <text:p text:style-name="P4">
Type: Article</text:p>
      <!--METADATA-->
      <text:p text:style-name="P4">
<draw:frame draw:style-name="fr1" draw:name="Image204" text:anchor-type="as-char" svg:width="6.9236in" svg:height="3.956343in" draw:z-index="0">
<draw:image xlink:href="../Images/yкринформ/2023-06-03T23-20-00-03-00/630_360_1664857484-560.png" xlink:type="simple" xlink:show="embed" xlink:actuate="onLoad" draw:mime-type="image/png"/>
</draw:frame>
President of Ukraine Volodymyr Zelensky thanked the military for the defense of the state the taresta, which they show on the battlefield.</text:p>
      <text:p text:style-name="P4">
According to Ukrinform, Zelensky said in the evening <text:a xlink:type="simple" xlink:href="https://www.president.gov.ua/news/bud-laska-ne-zabuvajte-dyakuvati-nashim-voyinam-personalno-z-83389" text:style-name="Internet_20_link" text:visited-style-name="Visited_20_Internet_20_Link">
address</text:a>
.</text:p>
      <text:p text:style-name="P4">
“We must remember everyone that our defense, our active actions and independence <text:a xlink:type="simple" xlink:href="https://www.ukrinform.ua/tag-ukraina" text:style-name="Internet_20_link" text:visited-style-name="Visited_20_Internet_20_Link">
Ukraine</text:a>
- It's not something abstract. Specific people, specific actions of specific heroes, through which Ukraine will be. Thousands and thousands of the most durable, the most brave, best of our people, ”Zelensky said.</text:p>
      <text:p text:style-name="P4">
<text:span text:style-name="T5">
Viso: <text:a xlink:type="simple" xlink:href="https://www.youtube.com/watch" text:style-name="Internet_20_link" text:visited-style-name="Visited_20_Internet_20_Link">
op</text:a>
</text:span>
</text:p>
      <text:p text:style-name="P4">
He thanked the soldier of Yaroslav Kanu, a warrior-warrior who fought the most front points of the front: Bigorivka, Lisichanskaya defense, defensive, defense for Svatovo, Kremlin, Bakhmut. The paratrooper has received four injuries and now undergoes treatment, is restored, and is prepared for return to Nafront.</text:p>
      <text:p text:style-name="P4">
In addition, the President noted the senior sergeant Yevgeny Kepsha, the commissioning of platoon anti -tank missile systems.</text:p>
      <text:p text:style-name="P4">
“Bakhmut fighting. PTRK "Stugna". Very well, very bold. Together with the boys, along with their brothers from their calculation - very good results in the destruction of buyers. Thank you for that, Eugene!” Zelensky emphasized.</text:p>
      <text:p text:style-name="P4">
The President also thanked the senior sergeant Maxim Kuzmenko and the junior holder Anton Andrushchenko-warriors of the 110th separate mechanized brigade, who participated in the battles in the Avdeevsky direction. At the same time, Zelensky celebrated from the 55th Artillery Brigade "Zaporizhzhya Sich".</text:p>
      <text:p text:style-name="P4">
“Guys are all good. They fight very powerfully, very effective. And today I will note the artillery battery under the command of Captain Mykolynosach. Avdeevsky direction. Russian assaults are very skillfully cut off. Sam that is needed, ”the President emphasized.</text:p>
      <text:p text:style-name="P4">
The soldiers of the 128th Separate Mountain Assault Transcarpathian Brigade were also given gratitude. Division Commander Lieutenant Colonel Alexander Gladysh, battery commander Rostislav Khita, Senior Lieutenant Lieutenant Commander Oleksandr Schitikov, gun commander Junior Sergeant Oleksandr Krystapuk, senior gunner Soldier Yaroslav Nul.He also mentioned the defenders of the sky. Anatoliy Pavlenko, National Guardian. The Storm Divisional Division. The guy "which is unusual to knock down Russian missiles - and with the help of simply MSrk" Igla ".</text:p>
      <text:p text:style-name="P4">
<text:span text:style-name="T4">
 Read also: </text:span>
 [<text:span text:style-name="T4">
 Zelensky </text:span>
 <text:span text:style-name="T4">
 </text:span>
 thanked ** National Guards who were knocked down by two-Russian Su-25(https://www.ukrinform.ua/rubric-ato/3714243-zelenskij-podakuvav-nacgvardijcam-aki-zbili-dva-rosijski-su25-pid-melitopolem.html)The President emphasized that it is worth giving thanks to soldiers of firing maneuverable groups, which intercede various civilian and military objects. As for example, senior state Viktor Sidnev is a senior one of these maneuverable groups working for the protection of Kiev. Excellent coordination of actions, excellent combat skills. And Jewsult is minus the occupiers' missiles.</text:p>
      <text:p text:style-name="P4">
“Thank you all who are in battle for Ukraine!Thank you all who are at combat posts and assignments!Thank you all who constantly train our warriors, and everyone who trees our heroes after injuries!” Zelensky added.</text:p>
      <text:p text:style-name="P4">
As <text:a xlink:type="simple" xlink:href="https://www.ukrinform.ua/rubric-ato/3717842-zelenskij-mi-gotovi-do-kontrnastupu.html" text:style-name="Internet_20_link" text:visited-style-name="Visited_20_Internet_20_Link">
reported</text:a>
, President of Ukraine Volodymyr Zelensky declared his willingness to start a counter -offensive, emphasizing that this process will need some time and have a high price.</text:p>
      <text:p text:style-name="P4">
News Source: <text:a xlink:type="simple" xlink:href="https://www.ukrinform.ua/rubric-ato/3717953-zelenskij-vijskovim-vasa-micnist-ce-priklad-dla-vsih.html" text:style-name="Internet_20_link" text:visited-style-name="Visited_20_Internet_20_Link">
https://www.ukrinform.ua/rubric-ato/3717953-zelenskij-vijskovim-vasa-micnist-ce-priklad-dla-vsih.html</text:a>
</text:p>
      <!--NEWS-->
      <text:h text:style-name="P10" text:outline-level="1">
<text:span text:style-name="T4">
Erdogan has declared a new government in Turkey</text:span>
</text:h>
      <text:p text:style-name="P4">
Authors: Ukrinform (Person)</text:p>
      <text:p text:style-name="P4">
Publisher: Укринформ (Organization)</text:p>
      <text:p text:style-name="P4">
Published Time: 2023-06-03T23:34:00+03:00</text:p>
      <text:p text:style-name="P4">
Modified Time: 2023-06-03T23:34:00+03:00</text:p>
      <text:p text:style-name="P4">
Description: Turkish President Recep Tayyip Erdogan, who has officially launched a new term as head of state today, has announced a new government. - Ukrinform.</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Уряд', 'Туреччина']</text:p>
      <text:p text:style-name="P4">
Type: Article</text:p>
      <!--METADATA-->
      <text:p text:style-name="P4">
<draw:frame draw:style-name="fr1" draw:name="Image205" text:anchor-type="as-char" svg:width="6.9236in" svg:height="3.956343in" draw:z-index="0">
<draw:image xlink:href="../Images/yкринформ/2023-06-03T23-34-00-03-00/630_360_1685339211-646.jpg" xlink:type="simple" xlink:show="embed" xlink:actuate="onLoad" draw:mime-type="image/jpeg"/>
</draw:frame>
Presidential region Recep Tayyip Erdogan, who has officially started a new term of the head of state today, has announced the composition of a new government.</text:p>
      <text:p text:style-name="P4">
About it reports the owner of Ukrinform.</text:p>
      <text:p text:style-name="P4">
"I would like to thank my 54 million citizens who reflected the pine -democratic choice in the election urn in the elections on May 14 and May 28. I have to thank my 27 million 835 thousand citizens who are recognized as worthy of the presidency," - quotes Erdogan.(https://www.hurriyet.com.tr/gundem/son-dakika-turkiyenin-yeni-bakanlari-belli-oluyor-cumhurbaskani-erdogan-yeni-kabineyi-acikliyor-42278147).</text:p>
      <text:p text:style-name="P4">
<text:span text:style-name="T4">
 Read also: </text:span>
 <text:span text:style-name="T4">
 <text:a xlink:type="simple" xlink:href="https://www.ukrinform.ua/rubric-world/3717861-erdogan-sklav-prisagu-prezidenta-tureccini.html" text:style-name="Internet_20_link" text:visited-style-name="Visited_20_Internet_20_Link">
Erdogan took the oath of Turkish President</text:a>
</text:span>
</text:p>
      <text:p text:style-name="P4">
Erdogan also announced the creation of a new Cabinet of Ministers. Of the 17th ministerial government, two ministers - health and culture and tourism have moved from the Past Warehouse.</text:p>
      <text:p text:style-name="P4">
The composition of the new Turkish government is as follows:</text:p>
      <ul>
        <li>
Vice president Jevdet Yilmaz; * Justice Minister Yilmaz Tunch; * Minister of Family and Social Services Mahinur Ozdemir Gyoktash; * Minister of Labor and Social Security Vedat Ishikhan; * Minister of Environment, Urbanization and Climate Changes Mehmet Ozhaseki; * Foreign Minister Hakan Fidan; * Minister of Energy and Natural Resources Alparslan Baracar; * Minister of Youth and Sports Osman Ashkin Bak; * Treasury and Finance Minister Mehmet Shimshek; * Minister of Internal Affairs Ali Yerlikai; * Minister of Culture and Tourism Mehmet Nuri Ersy; * Minister of National Education Yusuf Tekin; * National Defense Minister Yashar Guler; * Minister of Health Fakhrettin Koja; * Minister of Industry and Technology Mehmet Fatih Kadzhir; * Minister of Agriculture and Forestry Ibrahim Yumakla; * Minister of Trade Balat; * Minister of Transport and Infrastructure Abdulkadir Uralloglu.</li>
      </ul>
      <text:p text:style-name="P4">
<text:span text:style-name="T4">
 Read also: </text:span>
 <text:span text:style-name="T4">
 <text:a xlink:type="simple" xlink:href="https://www.ukrinform.ua/rubric-world/3716926-stoltenberg-prodovzit-dialog-iz-tureccinou-dla-svidkogo-vstupu-svecii-u-nato.html" text:style-name="Internet_20_link" text:visited-style-name="Visited_20_Internet_20_Link">
Stoltenberg will continue the dialogue with Turkey for the rapid Sweden introduction in NATO</text:a>
</text:span>
</text:p>
      <text:p text:style-name="P4">
As reported by Ukrinform, in the second round of the presidential election in <text:span text:style-name="T4">
 <text:a xlink:type="simple" xlink:href="https://www.ukrinform.ua/tag-tureccina" text:style-name="Internet_20_link" text:visited-style-name="Visited_20_Internet_20_Link">
Turkey</text:a>
</text:span>
 Winned Recep Tayip Erdogan, gaining 52.18% of voter votes.</text:p>
      <text:p text:style-name="P4">
News Source: <text:a xlink:type="simple" xlink:href="https://www.ukrinform.ua/rubric-world/3717954-erdogan-ogolosiv-novij-urad-tureccini.html" text:style-name="Internet_20_link" text:visited-style-name="Visited_20_Internet_20_Link">
https://www.ukrinform.ua/rubric-world/3717954-erdogan-ogolosiv-novij-urad-tureccini.html</text:a>
</text:p>
      <!--NEWS-->
      <text:h text:style-name="P10" text:outline-level="1">
<text:span text:style-name="T4">
Sholtz responded sharply to pro -Russian protesters who tried to get up to him</text:span>
</text:h>
      <text:p text:style-name="P4">
Authors: Ukrinform (Person)</text:p>
      <text:p text:style-name="P4">
Publisher: Укринформ (Organization)</text:p>
      <text:p text:style-name="P4">
Published Time: 2023-06-03T23:47:00+03:00</text:p>
      <text:p text:style-name="P4">
Modified Time: 2023-06-03T23:47:00+03:00</text:p>
      <text:p text:style-name="P4">
Description: German Chancellor Olaf Soltz sharply responded to pro -Russian protesters who tried to accuse him of "warming war" through military assistance to Ukraine by Berlin. - Ukrinform.</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Україна', 'Шольц', 'Війна з Росією']</text:p>
      <text:p text:style-name="P4">
Type: Article</text:p>
      <!--METADATA-->
      <text:p text:style-name="P4">
<draw:frame draw:style-name="fr1" draw:name="Image206" text:anchor-type="as-char" svg:width="6.9236in" svg:height="3.956343in" draw:z-index="0">
<draw:image xlink:href="../Images/yкринформ/2023-06-03T23-47-00-03-00/630_360_1520865366-1846.jpg" xlink:type="simple" xlink:show="embed" xlink:actuate="onLoad" draw:mime-type="image/jpeg"/>
</draw:frame>
The Chancellor, Olaf Soltz, sharply answered the pro -Russian protesters, was able to accuse him of "warming war" through military assistance from Berlin.</text:p>
      <text:p text:style-name="P4">
About it reports <text:a xlink:type="simple" xlink:href="https://www.bild.de/politik/inland/politik-inland/bundeskanzler-olaf-scholz-klare-kante-gegen-pro-putin-stoerer-bei-spd-fest-84164094.bild.html" text:style-name="Internet_20_link" text:visited-style-name="Visited_20_Internet_20_Link">
bild</text:a>
, reports Ukrinform.</text:p>
      <text:p text:style-name="P4">
“Scholz in response reminded that <text:a xlink:type="simple" xlink:href="https://www.ukrinform.ua/tag-vijna" text:style-name="Internet_20_link" text:visited-style-name="Visited_20_Internet_20_Link">
war</text:a>
The Russian dictator Vladimir Putin, sent hundreds of thousands of his military to try to occupy Ukraine, ”the message reads.</text:p>
      <text:p text:style-name="P4">
In the German city, Falkenz hosted the European Festival of the Social Democratic Party of Germany, and when Scholtz performed from the stage, about a hundred tried to take place, shouting "warfare", "liar" and "bandit". They stated that they wanted "peace without weapons" and shouted to the chancellor: "Sour!"</text:p>
      <text:p text:style-name="P4">
Some of those present on the clothes had "anti -vaccination" and Russianwathers.</text:p>
      <text:p text:style-name="P4">
When Scholtz went on stage, he said: "Dear screams, welcome the National Festival of Democracy and this festival of Europe &lt;...&gt;
 War ignor - Cemputin, he invaded Ukraine from 200,000 soldiers &lt;...&gt;
 Putin wants to destroy Ukraine ".</text:p>
      <text:p text:style-name="P4">
<text:span text:style-name="T4">
 Read also: </text:span>
 <text:a xlink:type="simple" xlink:href="https://www.ukrinform.ua/rubric-polytics/3714759-zahidna-zbroa-mae-vikoristovuvatisa-tilki-na-teritorii-ukraini-solc.html" text:style-name="Internet_20_link" text:visited-style-name="Visited_20_Internet_20_Link">
Western weapons should only be used in the territory of Ukraine - <text:span text:style-name="T4">
 Scholt </text:span>
</text:a>
The Chancellor believes that the "screams" would be recognized by Putin with war and voiced Bice, "if there was at least some mind in his head."</text:p>
      <text:p text:style-name="P4">
Scholtz said he sees no alternative to Ukraine's support with weapons: "Yes, shee, if they attacked the country, it should be able to protect itself, everywhere? [Putin] killed many peaceful, including children and old people. The war is threatening peace and freedom. "</text:p>
      <text:p text:style-name="P4">
Brandmar's Prime Minister Ditmar Woidke, who was also on stage, said that this rally would actually be on the Red Square in the Kremlin.</text:p>
      <text:p text:style-name="P4">
As reported <text:a xlink:type="simple" xlink:href="https://www.ukrinform.ua/rubric-polytics/3717104-nimeccina-zrobit-vnesok-u-garantii-bezpeki-dla-ukraini-solc.html" text:style-name="Internet_20_link" text:visited-style-name="Visited_20_Internet_20_Link">
Ukrinform</text:a>
, Germany Federal Chancellor Olaf Scholz, before the beginning of a European political community in Chisinau, stated that Germany, which would challenge Ukraine's significant support, would contribute to ensuring peaceful order after the war.</text:p>
      <text:p text:style-name="P4">
News Source: <text:a xlink:type="simple" xlink:href="https://www.ukrinform.ua/rubric-world/3717958-solc-rizko-vidpoviv-prorosijskim-mitinguvalnikam-aki-namagalisa-jogo-osvistati.html" text:style-name="Internet_20_link" text:visited-style-name="Visited_20_Internet_20_Link">
https://www.ukrinform.ua/rubric-world/3717958-solc-rizko-vidpoviv-prorosijskim-mitinguvalnikam-aki-namagalisa-jogo-osvistati.html</text:a>
</text:p>
      <!--NEWS-->
      <text:h text:style-name="P10" text:outline-level="1">
<text:span text:style-name="T4">
The number of victims as a result of a blow to Podgorodi increased to 13</text:span>
</text:h>
      <text:p text:style-name="P4">
Authors: Ukrinform (Person)</text:p>
      <text:p text:style-name="P4">
Publisher: Укринформ (Organization)</text:p>
      <text:p text:style-name="P4">
Published Time: 2023-06-03T23:54:00+03:00</text:p>
      <text:p text:style-name="P4">
Modified Time: 2023-06-03T23:54:00+03:00</text:p>
      <text:p text:style-name="P4">
Description: At least 13 increased the number of victims as a result of the impact on the suburbs of the Dnieper, the village of Pidhorodne. - Ukrinform.</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Війна з Росією']</text:p>
      <text:p text:style-name="P4">
Type: Article</text:p>
      <!--METADATA-->
      <text:p text:style-name="P4">
<draw:frame draw:style-name="fr1" draw:name="Image207" text:anchor-type="as-char" svg:width="6.9236in" svg:height="3.956343in" draw:z-index="0">
<draw:image xlink:href="../Images/yкринформ/2023-06-03T23-54-00-03-00/630_360_1685818901-500.jpg" xlink:type="simple" xlink:show="embed" xlink:actuate="onLoad" draw:mime-type="image/jpeg"/>
</draw:frame>
 Дощонайменше 13 зросло число постраждалих внаслідок удару по передмістю Дніпра,селищу Підгороднє.</text:p>
      <text:p text:style-name="P4">
Про це <text:a xlink:type="simple" xlink:href="https://t.me/dnipropetrovskaODA/5042" text:style-name="Internet_20_link" text:visited-style-name="Visited_20_Internet_20_Link">
 повідомив </text:a>
Chief Propopetrovsk Ova Sergei Lisak, reports Ukrinform.</text:p>
      <text:p text:style-name="P4">
“A man was obtained from under the rubble of the house in Pidhorodnensky community. There people disappear. The search and rescue operation is ongoing. In general, we have13 victims now. There are three children among them. These are boys 6, 11 and 15 years old, ”the official said.</text:p>
      <text:p text:style-name="P4">
<text:span text:style-name="T4">
 Read also: </text:span>
 <text:span text:style-name="T4">
 [Zelensky - about the shelling(https://www.ukrinform.ua/rubric-regions/3717946-zelenskij-pro-obstril-dnipra-pid-zavalami-perebuvaut-ludi.html)</text:span>
</text:p>
      <text:p text:style-name="P4">
Almost all wounded have a state of moderate.</text:p>
      <text:p text:style-name="P4">
«In the victims of traumatic brain injuries, fragile wounds, slaughter. They give all the necessary help, ”Lisak added.</text:p>
      <text:p text:style-name="P4">
<text:span text:style-name="T4">
 Read also: </text:span>
 <text:span text:style-name="T4">
 <text:a xlink:type="simple" xlink:href="https://www.ukrinform.ua/rubric-ato/3717947-na-dnipropetrovsini-zpid-zavaliv-budinku-distali-colovika.html" text:style-name="Internet_20_link" text:visited-style-name="Visited_20_Internet_20_Link">
in Dnipropetrovsk region from under the rubble of the house of the house</text:a>
</text:span>
</text:p>
      <text:p text:style-name="P4">
Earlier it was reported that in the evening the Russians fired at Dnipropetrovsk, which was damaged by a two -storey residential building.</text:p>
      <text:p text:style-name="P4">
News Source: <text:a xlink:type="simple" xlink:href="https://www.ukrinform.ua/rubric-ato/3717956-kilkist-postrazdalih-vnaslidok-udaru-po-pidgorodnomu-zrosla-do-13.html" text:style-name="Internet_20_link" text:visited-style-name="Visited_20_Internet_20_Link">
https://www.ukrinform.ua/rubric-ato/3717956-kilkist-postrazdalih-vnaslidok-udaru-po-pidgorodnomu-zrosla-do-13.html</text:a>
</text:p>
      <!--NEWS-->
      <text:h text:style-name="P10" text:outline-level="1">
<text:span text:style-name="T4">
Українські військові у Великій Британії відпрацьовують метання ручних гранат</text:span>
</text:h>
      <text:p text:style-name="P4">
Author: ['АРМІЯINFORM']</text:p>
      <text:p text:style-name="P4">
Time: 2023-06-03T43:00:00-04:00</text:p>
      <text:p text:style-name="P4">
Description: The Great British Ukrainian Service Service PID Kerivnitzny of the Danskiki ... War with Ukraine 2022, war with Ukraine Latest news today, News War with Ukraine 2022 The last to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630_360_1685701626-702.jpg" text:style-name="Internet_20_link" text:visited-style-name="Visited_20_Internet_20_Link">
630_360_1685701626-702.jpg</text:a>
', '<text:a xlink:type="simple" xlink:href="https://armyinform.com.ua/wp-content/uploads/2023/06/1685701627-231-150x150.jpg" text:style-name="Internet_20_link" text:visited-style-name="Visited_20_Internet_20_Link">
1685701627-231-150x150.jpg</text:a>
', '<text:a xlink:type="simple" xlink:href="https://armyinform.com.ua/wp-content/uploads/2023/06/1685701626-308-150x150.jpg" text:style-name="Internet_20_link" text:visited-style-name="Visited_20_Internet_20_Link">
1685701626-308-150x150.jpg</text:a>
', '<text:a xlink:type="simple" xlink:href="https://armyinform.com.ua/wp-content/uploads/2023/06/1685701626-997-150x150.jpg" text:style-name="Internet_20_link" text:visited-style-name="Visited_20_Internet_20_Link">
1685701626-997-150x150.jpg</text:a>
']</text:p>
      <text:p text:style-name="P4">
Tags: ['ВІЙНА', 'ВІЙСЬКОВА ПІДГОТОВКА', 'ГЕНЕРАЛЬНИЙ ШТАБ ЗС УКРАЇНИ', 'КОРОЛІВСТВО ДАНІЯ']</text:p>
      <text:p text:style-name="P4">
Category: News</text:p>
      <!--METADATA-->
      <text:p text:style-name="P4">
<draw:frame draw:style-name="fr1" draw:name="Image208" text:anchor-type="as-char" svg:width="6.9236in" svg:height="3.956343in" draw:z-index="0">
<draw:image xlink:href="../Images/AРМІЯINFORM/2023-06-03T43-00-00-04-00/630_360_1685701626-702.jpg" xlink:type="simple" xlink:show="embed" xlink:actuate="onLoad" draw:mime-type="image/jpeg"/>
</draw:frame>
In the United Kingdom, Ukrainian servicemen under the guidance of Danish instructors master the skills of throwing manual imitation grenades from different nature.</text:p>
      <text:p text:style-name="P4">
About this the General Staff of the Armed Forces of Ukraine <text:a xlink:type="simple" xlink:href="https://www.facebook.com/GeneralStaff.ua/posts/pfbid02zGa4nWvEJpyR8FmAbBpw7z2goyFayTAvM7VpYDhWCADS9xxUrzoEtFgUzwnQHQTl" text:style-name="Internet_20_link" text:visited-style-name="Visited_20_Internet_20_Link">
reports</text:a>
on Facebook.</text:p>
      <text:p text:style-name="P4">
<text:a xlink:type="simple" xlink:href="https://armyinform.com.ua/wp-content/uploads/2023/06/1685701627-231.jpg" text:style-name="Internet_20_link" text:visited-style-name="Visited_20_Internet_20_Link">
!(Images/AРМІЯINFORM/2023-06-03T43-00-00-04-00/1685701627-231-150x150.jpg)</text:a>
</text:p>
      <text:p text:style-name="P4">
<text:a xlink:type="simple" xlink:href="https://armyinform.com.ua/wp-content/uploads/2023/06/1685701626-308.jpg" text:style-name="Internet_20_link" text:visited-style-name="Visited_20_Internet_20_Link">
<draw:frame draw:style-name="fr1" draw:name="Image209" text:anchor-type="as-char" svg:width="6.9236in" svg:height="6.9236in" draw:z-index="0">
<draw:image xlink:href="../Images/AРМІЯINFORM/2023-06-03T43-00-00-04-00/1685701626-308-150x150.jpg" xlink:type="simple" xlink:show="embed" xlink:actuate="onLoad" draw:mime-type="image/jpeg"/>
</draw:frame>
</text:a>
</text:p>
      <text:p text:style-name="P4">
<text:a xlink:type="simple" xlink:href="https://armyinform.com.ua/wp-content/uploads/2023/06/1685701626-997.jpg" text:style-name="Internet_20_link" text:visited-style-name="Visited_20_Internet_20_Link">
<draw:frame draw:style-name="fr1" draw:name="Image210" text:anchor-type="as-char" svg:width="6.9236in" svg:height="6.9236in" draw:z-index="0">
<draw:image xlink:href="../Images/AРМІЯINFORM/2023-06-03T43-00-00-04-00/1685701626-997-150x150.jpg" xlink:type="simple" xlink:show="embed" xlink:actuate="onLoad" draw:mime-type="image/jpeg"/>
</draw:frame>
</text:a>
The General Staff noted that this training enables Ukrainian military skills to increase the safety and strength of the Armed Forces to protect Ukraine.</text:p>
      <text:p text:style-name="P4">
"Under the expert guidance of instructors from Denmark, recruits of the Armed Forces become more prepared for combat conditions," - the message reads.</text:p>
      <text:p text:style-name="P4">
News Source: <text:a xlink:type="simple" xlink:href="https://armyinform.com.ua/2023/06/03/ukrayinski-vijskovi-u-velykij-brytaniyi-vidpraczovuyut-metannya-ruchnyh-granat/" text:style-name="Internet_20_link" text:visited-style-name="Visited_20_Internet_20_Link">
https://armyinform.com.ua/2023/06/03/ukrayinski-vijskovi-u-velykij-brytaniyi-vidpraczovuyut-metannya-ruchnyh-granat/</text:a>
</text:p>
      <!--NEWS-->
      <text:h text:style-name="P10" text:outline-level="1">
<text:span text:style-name="T4">
In May, the Ministry of Reintegration transferred over UAH 20 million released from captivity</text:span>
</text:h>
      <text:p text:style-name="P4">
Author: ['АРМІЯINFORM']</text:p>
      <text:p text:style-name="P4">
Time: 2023-06-03T44:00:00-04:00</text:p>
      <text:p text:style-name="P4">
Description: Minreintegraita Viplachuvati Derzhavna Groshov Draopoma to the persons, Stosally Yak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roshova-dopomoga.jpg" text:style-name="Internet_20_link" text:visited-style-name="Visited_20_Internet_20_Link">
groshova-dopomoga.jpg</text:a>
']</text:p>
      <text:p text:style-name="P4">
Tags: ['ВИПЛАТИ ПОЛОНЕНИМ', 'МІНРЕІНТЕГРАЦІЇ']</text:p>
      <text:p text:style-name="P4">
Category: News</text:p>
      <!--METADATA-->
      <text:p text:style-name="P4">
<draw:frame draw:style-name="fr1" draw:name="Image211" text:anchor-type="as-char" svg:width="6.9236in" svg:height="4.542853in" draw:z-index="0">
<draw:image xlink:href="../Images/AРМІЯINFORM/2023-06-03T44-00-00-04-00/groshova-dopomoga.jpg" xlink:type="simple" xlink:show="embed" xlink:actuate="onLoad" draw:mime-type="image/jpeg"/>
</draw:frame>
The Ministry of Reintegration continues to pay state financial assistance to persons whose deprivation of freedom as a result of armed aggression in Ukraine.</text:p>
      <text:p text:style-name="P4">
About it <text:a xlink:type="simple" xlink:href="https://minre.gov.ua/2023/06/02/u-travni-minreintegracziyi-pererahuvalo-ponad-20-miljoniv-gryven-zvilnenym-z-polonu/" text:style-name="Internet_20_link" text:visited-style-name="Visited_20_Internet_20_Link">
reports</text:a>
Ministry of reintegration press service.</text:p>
      <text:p text:style-name="P4">
In particular, in May, the department allocated UAH 20.1 million in bank accounts as of Russian captivity.</text:p>
      <text:p text:style-name="P4">
Thus, during the month, the financial aid of 100 thousand hryvnias from the state was held by another 201 person who was liberated from captivity.</text:p>
      <text:p text:style-name="P4">
It should be noted that since the beginning of the year, the Ministry of Reintegration has already paid the state dismissed from captivity and families of captives for a total amount of 82.3 million.</text:p>
      <text:p text:style-name="P4">
It has been reported to be released from captivity <text:a xlink:type="simple" xlink:href="https://armyinform.com.ua/2023/05/08/zvilnenni-z-polonu-mayut-pravo-na-vyplatu-100-tysyach-gryven-za-kozhen-rik-nesvobody/" text:style-name="Internet_20_link" text:visited-style-name="Visited_20_Internet_20_Link">
have right</text:a>
for payment of 100 thousand hryvnias for each year of freedom.</text:p>
      <text:p text:style-name="P4">
News Source: <text:a xlink:type="simple" xlink:href="https://armyinform.com.ua/2023/06/03/u-travni-minreintegracziyi-pererahuvalo-ponad-20-miljoniv-gryven-zvilnenym-z-polonu/" text:style-name="Internet_20_link" text:visited-style-name="Visited_20_Internet_20_Link">
https://armyinform.com.ua/2023/06/03/u-travni-minreintegracziyi-pererahuvalo-ponad-20-miljoniv-gryven-zvilnenym-z-polonu/</text:a>
</text:p>
      <!--NEWS-->
      <text:h text:style-name="P10" text:outline-level="1">
<text:span text:style-name="T4">
Reconstruction Solution: EU will allocate 50 million euros to temporary bridges to Ukraine</text:span>
</text:h>
      <text:p text:style-name="P4">
Author: ['АРМІЯINFORM']</text:p>
      <text:p text:style-name="P4">
Time: 2023-06-03T45:00:00-04:00</text:p>
      <text:p text:style-name="P4">
Description: The Agency of Wildonnnaya Tu Rosvitka INFRASTRUSTURITURE OPENSARY GRANT є for Pidrim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124454-e1a762d-es690.jpg" text:style-name="Internet_20_link" text:visited-style-name="Visited_20_Internet_20_Link">
5124454-e1a762d-es690.jpg</text:a>
']</text:p>
      <text:p text:style-name="P4">
Tags: ['ВІДНОВЛЕННЯ', 'ЄВРОСОЮЗ']</text:p>
      <text:p text:style-name="P4">
Category: News</text:p>
      <!--METADATA-->
      <text:p text:style-name="P4">
<draw:frame draw:style-name="fr1" draw:name="Image212" text:anchor-type="as-char" svg:width="6.9236in" svg:height="3.883237in" draw:z-index="0">
<draw:image xlink:href="../Images/AРМІЯINFORM/2023-06-03T45-00-00-04-00/5124454-e1a762d-es690.jpg" xlink:type="simple" xlink:show="embed" xlink:actuate="onLoad" draw:mime-type="image/jpeg"/>
</draw:frame>
The Agency for Recovery and Development of Infrastructure of Ukraine will receive a grant of EU Care of the European Investment Bank(EIB)More than 50 million euros are grooved for mobility.</text:p>
      <text:p text:style-name="P4">
The State Agency <text:a xlink:type="simple" xlink:href="https://www.facebook.com/agency.for.restoration/posts/pfbid0UTzRMrCJA4eJ3yNzYJqcsyhqDJCHZ65cMGUXurP4eQwteFjVw2AvpfFhBzDEjjLNl" text:style-name="Internet_20_link" text:visited-style-name="Visited_20_Internet_20_Link">
reports</text:a>
Make a Facebook page.</text:p>
      <text:p text:style-name="P4">
The EIB, the Bank of the EU and the State Agency for the restoration and development of infrastructure of Ukraine have signed a grant agreement on the allocation of more than 50 million euros.</text:p>
      <text:p text:style-name="P4">
The recovery agency will use grant funds to purchase temporary -mobility that will increase the mobility of the population of Ukraine.</text:p>
      <text:p text:style-name="P4">
These bridges will help Ukraine overcome the problems that have arisen as a result of Russian attacks, in particular with improving the access of Ukrainians to the basic services of drone -assistance.</text:p>
      <text:p text:style-name="P4">
The EIB will provide Ukraine with EU grant funds available within the investment platform of the European Union neighborhood, which were envisaged before the war to support the implementation of the EIB credit agreement on the transport connection in Ukraine.</text:p>
      <text:p text:style-name="P4">
This grant complements the packages of emergency measures of solidarity from the EIB prepared in cooperation with the European Commission as an urgent event for Ukraine's support.</text:p>
      <text:p text:style-name="P4">
News Source: <text:a xlink:type="simple" xlink:href="https://armyinform.com.ua/2023/06/03/rishennya-dlya-vidbudovy-yes-vydilyt-ukrayini-50-mln-yevro-na-tymchasovi-mosty/" text:style-name="Internet_20_link" text:visited-style-name="Visited_20_Internet_20_Link">
https://armyinform.com.ua/2023/06/03/rishennya-dlya-vidbudovy-yes-vydilyt-ukrayini-50-mln-yevro-na-tymchasovi-mosty/</text:a>
</text:p>
      <!--NEWS-->
      <text:h text:style-name="P10" text:outline-level="1">
<text:span text:style-name="T4">
From February 24 from the placement of military bonds, the government has attracted almost half a trillion hryvnias</text:span>
</text:h>
      <text:p text:style-name="P4">
Author: ['АРМІЯINFORM']</text:p>
      <text:p text:style-name="P4">
Time: 2023-06-03T46:00:00-04:00</text:p>
      <text:p text:style-name="P4">
Description: With the ears of the great Vinyi to the Kinzya, the group is the rosemystiv OVDP at auctzions at 318.6 billion ... War with Ukraine 2022, the war with Ukraine Latest news today, news war with Ukraine 2022 Last for today, will there be a war between Ukraine and Russia and when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8/ci65hv-c9x5x50px50p-c9x5x50px50p-e3f75ee6539e4e2d3e23ab04e8847997-1-1-1.png" text:style-name="Internet_20_link" text:visited-style-name="Visited_20_Internet_20_Link">
ci65hv-c9x5x50px50p-c9x5x50px50p-e3f75ee6539e4e2d3e23ab04e8847997-1-1-1.png</text:a>
']</text:p>
      <text:p text:style-name="P4">
Tags: ['ВІЙСЬКОВІ ОБЛІГАЦІЇ']</text:p>
      <text:p text:style-name="P4">
Category: News</text:p>
      <!--METADATA-->
      <text:p text:style-name="P4">
<draw:frame draw:style-name="fr1" draw:name="Image213" text:anchor-type="as-char" svg:width="6.9236in" svg:height="3.846444in" draw:z-index="0">
<draw:image xlink:href="../Images/AРМІЯINFORM/2023-06-03T46-00-00-04-00/ci65hv-c9x5x50px50p-c9x5x50px50p-e3f75ee6539e4e2d3e23ab04e8847997-1-1-1.png" xlink:type="simple" xlink:show="embed" xlink:actuate="onLoad" draw:mime-type="image/png"/>
</draw:frame>
From the beginning of the Great War by the end of May, the government has placed ATPP at UAH 318.6 billion, $ 3.57 billion and 1.48 billion euros - a total of UAH 498 billion in UAH in UAH.</text:p>
      <text:p text:style-name="P4">
About this <text:a xlink:type="simple" xlink:href="https://bank.gov.ua/ua/news/all/uryad-ukrayini-z-pochatku-povnomasshtabnoyi-viyni-zaluchiv-vid-prodaju-ovdp-na-auktsionah-ponad-498-mlrd-grn-v-ekvivalenti--depozitariy-nbu" text:style-name="Internet_20_link" text:visited-style-name="Visited_20_Internet_20_Link">
testify</text:a>
Data from the National Bank depositary.</text:p>
      <text:p text:style-name="P4">
At the same time, UAH 318.1 billion, $ 4.13 billion and EUR 1.05 billion are repayable for internal debt securities.</text:p>
      <text:p text:style-name="P4">
In May, the Ministry of Finance borrowing on the domestic debt market by UAH 16.4 billion(в еквіваленті)exceeded payments on domestic loan bonds. The maximum profitability of military bonds, located in the hryvnia, was 18.50% per annum, in dollars - 4.85% per annum, in euro - 3.25% per annum.</text:p>
      <text:p text:style-name="P4">
The largest volume of military bonds is still concentrated by banks - primary dealers. The second largest portfolio of military bonds of citizens and business of Ukraine. In May he was:</text:p>
      <ul>
        <li>
26.6 billion UAH or 37.5% of the total amount of hryvnia military government bonds purchased; * 809.8 million dollars or 42.2% of the total volume of military bonds nominated in dollars; * 74.1 million euros or 11.8% of the total volume of government bonds nominated in euros.</li>
      </ul>
      <text:p text:style-name="P4">
The volume of military bonds owned by non -residents is UAH 9.04 billion 22.6 million.</text:p>
      <text:p text:style-name="P4">
News Source: <text:a xlink:type="simple" xlink:href="https://armyinform.com.ua/2023/06/03/z-24-lyutogo-vid-rozmishhennya-vijskovyh-obligaczij-uryad-zaluchyv-majzhe-piv-tryljona-gryven/" text:style-name="Internet_20_link" text:visited-style-name="Visited_20_Internet_20_Link">
https://armyinform.com.ua/2023/06/03/z-24-lyutogo-vid-rozmishhennya-vijskovyh-obligaczij-uryad-zaluchyv-majzhe-piv-tryljona-gryven/</text:a>
</text:p>
      <!--NEWS-->
      <text:h text:style-name="P10" text:outline-level="1">
<text:span text:style-name="T4">
Transported the personnel</text:span>
</text:h>
      <text:p text:style-name="P4">
Author: ['АРМІЯINFORM']</text:p>
      <text:p text:style-name="P4">
Time: 2023-06-03T47:00:00-04:00</text:p>
      <text:p text:style-name="P4">
Description: In the Kievshchini, the one -worship of the tower is sketchy, Yaki Mayzhe PIV Roku is kind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e27889b4f155e578e2dafbd6465a39ea.jpeg" text:style-name="Internet_20_link" text:visited-style-name="Visited_20_Internet_20_Link">
e27889b4f155e578e2dafbd6465a39ea.jpeg</text:a>
']</text:p>
      <text:p text:style-name="P4">
Tags: ['АГЕНТ РФ', 'СБУ']</text:p>
      <text:p text:style-name="P4">
Category: News</text:p>
      <!--METADATA-->
      <text:p text:style-name="P4">
<draw:frame draw:style-name="fr1" draw:name="Image214" text:anchor-type="as-char" svg:width="6.9236in" svg:height="4.615733in" draw:z-index="0">
<draw:image xlink:href="../Images/AРМІЯINFORM/2023-06-03T47-00-00-04-00/e27889b4f155e578e2dafbd6465a39ea.jpeg" xlink:type="simple" xlink:show="embed" xlink:actuate="onLoad" draw:mime-type="image/jpeg"/>
</draw:frame>
Another enemy associate was detained in the Kyiv region, which cooperated with the occupiers in the temporarily captured territory of the Luhansk region for almost half a year.</text:p>
      <text:p text:style-name="P4">
About it <text:a xlink:type="simple" xlink:href="https://ssu.gov.ua/novyny/sbu-zatrymala-kolaboranta-yakyi-za-dopomohu-rashystam-otrymav-dozvil-hrabuvaty-budynky-na-okupovanii-luhanshchyni-video" text:style-name="Internet_20_link" text:visited-style-name="Visited_20_Internet_20_Link">
reports</text:a>
Security Service of Ukraine.</text:p>
      <text:p text:style-name="P4">
“He turned out to be a pro -Russian worker of the agricultural company of one of the Selisczvativsky district. After the occupation of the settlement, he immediately supported the Twin invaders and offered them his assistance in the war against Ukraine, ”the message reads.</text:p>
      <text:p text:style-name="P4">
It is established that the collaborator transported personnel and Russian ammunition.</text:p>
      <text:p text:style-name="P4">
Also in his own courtyard the attacker staged a "service station" to repair Russian military equipment, including the Ukrainian defenders of Ukrainian defenders.</text:p>
      <text:p text:style-name="P4">
For this, the invaders allowed their associate to move the cape and rob the houses of people who left for the Ukrainian.</text:p>
      <text:p text:style-name="P4">
In the spring of 2023, when, as a result of the offensive actions of the Armed Forces, the front line of the front was to the outskirts of his village, the hostile associate went to the Kyiv region.</text:p>
      <text:p text:style-name="P4">
Here he tried to "legalize" as a displaced person from the east of Ukraine and even began to design social assistance.</text:p>
      <text:p text:style-name="P4">
The SBU staff installed its location and detained the person involved in the hazel.</text:p>
      <text:p text:style-name="P4">
Now he is in custody. The investigation is ongoing. The attacker faces up to 15 years.</text:p>
      <text:p text:style-name="P4">
News Source: <text:a xlink:type="simple" xlink:href="https://armyinform.com.ua/2023/06/03/perevozyv-osobovyj-sklad-rf-ta-boyeprypasy-zatrymano-kolaboranta-yakyj-spivpraczyuvav-z-okupantamy/" text:style-name="Internet_20_link" text:visited-style-name="Visited_20_Internet_20_Link">
https://armyinform.com.ua/2023/06/03/perevozyv-osobovyj-sklad-rf-ta-boyeprypasy-zatrymano-kolaboranta-yakyj-spivpraczyuvav-z-okupantamy/</text:a>
</text:p>
      <!--NEWS-->
      <text:h text:style-name="P10" text:outline-level="1">
<text:span text:style-name="T4">
Ukraine received $ 19.8 billion international aid this year</text:span>
</text:h>
      <text:p text:style-name="P4">
Author: ['АРМІЯINFORM']</text:p>
      <text:p text:style-name="P4">
Time: 2023-06-03T48:00:00-04:00</text:p>
      <text:p text:style-name="P4">
Description: Ukrainian, from the pile of Rotsi, reinforced the nyd partners of 19.79 billion of the US Dolriz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4/6-41.jpg" text:style-name="Internet_20_link" text:visited-style-name="Visited_20_Internet_20_Link">
6-41.jpg</text:a>
']</text:p>
      <text:p text:style-name="P4">
Tags: ['ВІЙНА', 'МІЖНАРОДНА ДОПОМОГА']</text:p>
      <text:p text:style-name="P4">
Category: News</text:p>
      <!--METADATA-->
      <text:p text:style-name="P4">
<draw:frame draw:style-name="fr1" draw:name="Image215" text:anchor-type="as-char" svg:width="6.9236in" svg:height="3.692587in" draw:z-index="0">
<draw:image xlink:href="../Images/AРМІЯINFORM/2023-06-03T48-00-00-04-00/6-41.jpg" xlink:type="simple" xlink:show="embed" xlink:actuate="onLoad" draw:mime-type="image/jpeg"/>
</draw:frame>
Ukraine received $ 19.79 billion from international partners this year.</text:p>
      <text:p text:style-name="P4">
About it reports <text:a xlink:type="simple" xlink:href="http://www.mof.gov.ua/uk/news/ukraines_state_budget_financing_since_the_beginning_of_the_full-scale_war-3435" text:style-name="Internet_20_link" text:visited-style-name="Visited_20_Internet_20_Link">
press service</text:a>
Ministry of Finance.</text:p>
      <text:p text:style-name="P4">
In particular, as of June 1, Ukraine received from the United States(6 billion dollars. USA), EU(8.12 billion dollars.). IMF(2.7 billion dollars.), Canada(1.76 billion dollars.), World Bank(547 million dollars.).</text:p>
      <text:p text:style-name="P4">
Від початку широкомасштабної війни Україна отримала 32,14 млрд дол США відміжнародних партнерів.</text:p>
      <text:p text:style-name="P4">
Загальний обсяг фінансування з початку 2023 року сягає 26,5 млрд дол., або970,3 млрд грн в еквіваленті.</text:p>
      <text:p text:style-name="P4">
News Source: <text:a xlink:type="simple" xlink:href="https://armyinform.com.ua/2023/06/03/ukrayina-otrymala-czogorich-198-milyarda-mizhnarodnoyi-dopomogy/" text:style-name="Internet_20_link" text:visited-style-name="Visited_20_Internet_20_Link">
https://armyinform.com.ua/2023/06/03/ukrayina-otrymala-czogorich-198-milyarda-mizhnarodnoyi-dopomogy/</text:a>
</text:p>
      <!--NEWS-->
      <text:h text:style-name="P10" text:outline-level="1">
<text:span text:style-name="T4">
The Guard of the offensive is formed and ready for orders - Igor Klimenko</text:span>
</text:h>
      <text:p text:style-name="P4">
Author: ['АРМІЯINFORM']</text:p>
      <text:p text:style-name="P4">
Time: 2023-06-03T49:00:00-04:00</text:p>
      <text:p text:style-name="P4">
Description: The secondary brigades “Guards Testupu” of the Nastivoy Goths for the Verkhovna Verskov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28536955_f7da2f9c-f25b-4374-b787-3f4cdb7eb5d1.jpg" text:style-name="Internet_20_link" text:visited-style-name="Visited_20_Internet_20_Link">
128536955_f7da2f9c-f25b-4374-b787-3f4cdb7eb5d1.jpg</text:a>
']</text:p>
      <text:p text:style-name="P4">
Tags: ['ГВАРДІЯ НАСТУПУ']</text:p>
      <text:p text:style-name="P4">
Category: News</text:p>
      <!--METADATA-->
      <text:p text:style-name="P4">
<draw:frame draw:style-name="fr1" draw:name="Image216" text:anchor-type="as-char" svg:width="6.9236in" svg:height="4.348886in" draw:z-index="0">
<draw:image xlink:href="../Images/AРМІЯINFORM/2023-06-03T49-00-00-04-00/128536955_f7da2f9c-f25b-4374-b787-3f4cdb7eb5d1.jpg" xlink:type="simple" xlink:show="embed" xlink:actuate="onLoad" draw:mime-type="image/jpeg"/>
</draw:frame>
All the crews of the Guard of the offensive are fully formed and ready at the instruction of the Commander -in -Chief Vladimir Zelensky and Commander -in -Chief of the Zaluzhnyi Shkuvaveria, along with the defense forces to participate in the fighting.</text:p>
      <text:p text:style-name="P4">
About it <text:a xlink:type="simple" xlink:href="https://www.kmu.gov.ua/news/ihor-klymenko-hvardiia-nastupu-sformovana-ta-hotova-do-nakaziv" text:style-name="Internet_20_link" text:visited-style-name="Visited_20_Internet_20_Link">
reported</text:a>
Interior Minister Igor Klimenko.</text:p>
      <text:p text:style-name="P4">
The Guard of the offensive is the units of the National Guard, the border service of the police, which were formed on a voluntary basis, and it was from those people who have been able to join our security and defense forces during this period, when we reconcile the assault, offensive on the enemy, ”he said,” he said. Igor Klimenko.</text:p>
      <text:p text:style-name="P4">
According to him, all our eight brigades - plus nine volunteers "Charter" are formed - during the offensive actions will be under the control of siloborons.</text:p>
      <text:p text:style-name="P4">
“This is to remove all questions about participation or non -frequent brigades in combatants with Russia. Today, all our crews are fully formed and ready by the Supreme Commander -in -Chief(Vladimir Zelensky - ed.)The Council of the Armed Forces(Valery Zaluzhny - ed.)Together with the forces to defend participation in hostilities, ”Igor Klimenko said.</text:p>
      <text:p text:style-name="P4">
News Source: <text:a xlink:type="simple" xlink:href="https://armyinform.com.ua/2023/06/03/gvardiya-nastupu-sformovana-ta-gotova-do-nakaziv-igor-klymenko/" text:style-name="Internet_20_link" text:visited-style-name="Visited_20_Internet_20_Link">
https://armyinform.com.ua/2023/06/03/gvardiya-nastupu-sformovana-ta-gotova-do-nakaziv-igor-klymenko/</text:a>
</text:p>
      <!--NEWS-->
      <text:h text:style-name="P10" text:outline-level="1">
<text:span text:style-name="T4">
Last day, the enemy struck 67 aviation strikes and made 91 shelling</text:span>
</text:h>
      <text:p text:style-name="P4">
Author: ['АРМІЯINFORM']</text:p>
      <text:p text:style-name="P4">
Time: 2023-06-03T50:00:00-04:00</text:p>
      <text:p text:style-name="P4">
Description: The enemy has passed the opponent of the 67th Avіaetsiyni that 17 missile strokes, having gone 91 inspectio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70260661-504.jpg" text:style-name="Internet_20_link" text:visited-style-name="Visited_20_Internet_20_Link">
630_360_1670260661-504.jpg</text:a>
']</text:p>
      <text:p text:style-name="P4">
Tags: ['ГЕНШТАБ ЗС УКРАЇНИ', 'ОПЕРАТИВНА ОБСТАНОВКА']</text:p>
      <text:p text:style-name="P4">
Category: News</text:p>
      <!--METADATA-->
      <text:p text:style-name="P4">
<draw:frame draw:style-name="fr1" draw:name="Image217" text:anchor-type="as-char" svg:width="6.9236in" svg:height="3.954441in" draw:z-index="0">
<draw:image xlink:href="../Images/AРМІЯINFORM/2023-06-03T50-00-00-04-00/630_360_1670260661-504.jpg" xlink:type="simple" xlink:show="embed" xlink:actuate="onLoad" draw:mime-type="image/jpeg"/>
</draw:frame>
Last day, the enemy struck 67 aircraft and 17 rocket strokes, and made 91 tunes from rocket launchers.</text:p>
      <text:p text:style-name="P4">
About this <text:a xlink:type="simple" xlink:href="https://www.facebook.com/GeneralStaff.ua/posts/pfbid02Xo5FZQwsmDe3DXRXUpcraqc5Vxxj2YVTL5xCZYSiDqCcsVZRtRq2yaPjVy5NFirdl" text:style-name="Internet_20_link" text:visited-style-name="Visited_20_Internet_20_Link">
it is referred</text:a>
In the operational information of the General Staff of the Armed Forces.</text:p>
      <text:p text:style-name="P4">
"The Russian Federation continues to wage the invading war and apply the Takhtih terror on the population of Ukraine," the statement reads.</text:p>
      <text:p text:style-name="P4">
The General Staff of the Armed Forces was warned that the likelihood of rocket and aviation strikes throughout Ukraine remains high.</text:p>
      <text:p text:style-name="P4">
News Source: <text:a xlink:type="simple" xlink:href="https://armyinform.com.ua/2023/06/03/mynuloyi-doby-protyvnyk-zavdav-67-aviaczijnyh-udary-ta-zdijsnyv-91-obstril/" text:style-name="Internet_20_link" text:visited-style-name="Visited_20_Internet_20_Link">
https://armyinform.com.ua/2023/06/03/mynuloyi-doby-protyvnyk-zavdav-67-aviaczijnyh-udary-ta-zdijsnyv-91-obstril/</text:a>
</text:p>
      <!--NEWS-->
      <text:h text:style-name="P10" text:outline-level="1">
<text:span text:style-name="T4">
There were 29 fighting clashes - the General Staff of the Armed Forces of Ukraine and the occupiers of Ukraine's defense forces</text:span>
</text:h>
      <text:p text:style-name="P4">
Author: ['АРМІЯINFORM']</text:p>
      <text:p text:style-name="P4">
Time: 2023-06-03T51:00:00-04:00</text:p>
      <text:p text:style-name="P4">
Description: The enemy is the sinking of Zoedzhuvati basic Zuill at the pursuing of Luhanskoe's pursuing ... War with Ukraine 2022, the war with Ukraine is the latest news today, the News War with Ukraine 2022 is the last for today, whether there will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39274231_166620776310712_7462345269416254200_n.jpg" text:style-name="Internet_20_link" text:visited-style-name="Visited_20_Internet_20_Link">
339274231_166620776310712_7462345269416254200_n.jpg</text:a>
']</text:p>
      <text:p text:style-name="P4">
Tags: ['ГЕНШТАБ ЗС УКРАЇНИ', 'ОПЕРАТИВНА ОБСТАНОВКА']</text:p>
      <text:p text:style-name="P4">
Category: News</text:p>
      <!--METADATA-->
      <text:p text:style-name="P4">
<draw:frame draw:style-name="fr1" draw:name="Image218" text:anchor-type="as-char" svg:width="6.9236in" svg:height="4.608521in" draw:z-index="0">
<draw:image xlink:href="../Images/AРМІЯINFORM/2023-06-03T51-00-00-04-00/339274231_166620776310712_7462345269416254200_n.jpg" xlink:type="simple" xlink:show="embed" xlink:actuate="onLoad" draw:mime-type="image/jpeg"/>
</draw:frame>
The enemy continues to concentrate the basic efforts on attempts from full occupation of the Luhansk and Donetsk regions. During the last day, 29 fighting occurred.</text:p>
      <text:p text:style-name="P4">
About this <text:a xlink:type="simple" xlink:href="https://www.facebook.com/GeneralStaff.ua/posts/pfbid02Xo5FZQwsmDe3DXRXUpcraqc5Vxxj2YVTL5xCZYSiDqCcsVZRtRq2yaPjVy5NFirdl" text:style-name="Internet_20_link" text:visited-style-name="Visited_20_Internet_20_Link">
it is referred</text:a>
In the operational information of the General Staff of the Armed Forces.</text:p>
      <text:p text:style-name="P4">
In the Siversky and Slobozhansky directions, the enemy continues to retain a military presence in border areas with Ukraine. At Kupyansky Napryamka, the enemy was unsuccessful offensive actions near the Novoselivsky Luhansk region.</text:p>
      <text:p text:style-name="P4">
In the Lyman direction, the enemy conducted unsuccessful offensive actions in the district of Lugansk region and controversial in Donetsk region. In the Bakhmut direction, the draft was on the offensive in the direction of Ivanivsky, there was no success.</text:p>
      <text:p text:style-name="P4">
In the Avdeevsky direction, the enemy struck in the Avdiivka area. On the Mary's direction last day, the enemy conducted offensive actions in the Marinka region, but our defenders reflected all 14 hostile attacks. The enemy has suffered significant losses in living strength and technology.</text:p>
      <text:p text:style-name="P4">
In Zaporizhzhya and Kherson directions, the enemy continues to conduct defense.</text:p>
      <text:p text:style-name="P4">
News Source: <text:a xlink:type="simple" xlink:href="https://armyinform.com.ua/2023/06/03/mizh-sylamy-oborony-ukrayiny-i-okupantamy-za-dobu-vidbulosya-29-bojovyh-zitknen-genshtab-zsu/" text:style-name="Internet_20_link" text:visited-style-name="Visited_20_Internet_20_Link">
https://armyinform.com.ua/2023/06/03/mizh-sylamy-oborony-ukrayiny-i-okupantamy-za-dobu-vidbulosya-29-bojovyh-zitknen-genshtab-zsu/</text:a>
</text:p>
      <!--NEWS-->
      <text:h text:style-name="P10" text:outline-level="1">
<text:span text:style-name="T4">
Aviation of Defense Forces struck two SPRs and struck 15 beats at enemy positions</text:span>
</text:h>
      <text:p text:style-name="P4">
Author: ['АРМІЯINFORM']</text:p>
      <text:p text:style-name="P4">
Time: 2023-06-03T52:00:00-04:00</text:p>
      <text:p text:style-name="P4">
Description: Avіaatsіya forces of defense for Past Dob took 15 stri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ВІЙНА', 'ГЕНШТАБ ЗС УКРАЇНИ', 'ОПЕРАТИВНА ОБСТАНОВКА', 'ХРОНІКА ОБОРОНИ']</text:p>
      <text:p text:style-name="P4">
Category: News</text:p>
      <!--METADATA-->
      <text:p text:style-name="P4">
<draw:frame draw:style-name="fr1" draw:name="Image219" text:anchor-type="as-char" svg:width="6.9236in" svg:height="5.385022in" draw:z-index="0">
<draw:image xlink:href="../Images/AРМІЯINFORM/2023-06-03T52-00-00-04-00/foto-aviacziya.jpg" xlink:type="simple" xlink:show="embed" xlink:actuate="onLoad" draw:mime-type="image/jpeg"/>
</draw:frame>
Illustrative photo</text:p>
      <text:p text:style-name="P4">
Aviation of defense forces over the past 24 hours made 15 beats in the areas of concentration of the personal staff, as well as 2-on the anti-aircraft missile complexes of the enemy.</text:p>
      <text:p text:style-name="P4">
About this <text:a xlink:type="simple" xlink:href="https://www.facebook.com/GeneralStaff.ua/posts/pfbid02Xo5FZQwsmDe3DXRXUpcraqc5Vxxj2YVTL5xCZYSiDqCcsVZRtRq2yaPjVy5NFirdl" text:style-name="Internet_20_link" text:visited-style-name="Visited_20_Internet_20_Link">
it is referred</text:a>
In the operational information of the General Staff of the Armed Forces.</text:p>
      <text:p text:style-name="P4">
Over the past 24 hours, our defenders destroyed 15 winged missiles and 17 shock -offshas of the Shahamed type.</text:p>
      <text:p text:style-name="P4">
Units of missile troops and artillery were struck by the control point, 2 warehouses, 2 stations of radio electronic wrestling, the radar station of the tareactive system of the enemy's volley fire.</text:p>
      <text:p text:style-name="P4">
News Source: <text:a xlink:type="simple" xlink:href="https://armyinform.com.ua/2023/06/03/aviacziya-syl-oborony-urazyla-dva-zrk-ta-zavdala-15-udariv-po-pozycziyah-voroga/" text:style-name="Internet_20_link" text:visited-style-name="Visited_20_Internet_20_Link">
https://armyinform.com.ua/2023/06/03/aviacziya-syl-oborony-urazyla-dva-zrk-ta-zavdala-15-udariv-po-pozycziyah-voroga/</text:a>
</text:p>
      <!--NEWS-->
      <text:h text:style-name="P10" text:outline-level="1">
<text:span text:style-name="T4">
The enemy continues to campaign their own population to join the army of the Russian Federation</text:span>
</text:h>
      <text:p text:style-name="P4">
Author: ['АРМІЯINFORM']</text:p>
      <text:p text:style-name="P4">
Time: 2023-06-03T53:00:00-04:00</text:p>
      <text:p text:style-name="P4">
Description: For the priestly, the enemy is the enemy for the living forces, the Agnitati Volisnae Up to ... the war with Ukraine 2022, the war with Ukraine is the latest news today, the war with Ukraine 2022 is the late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59908-1_large.jpg" text:style-name="Internet_20_link" text:visited-style-name="Visited_20_Internet_20_Link">
159908-1_large.jpg</text:a>
']</text:p>
      <text:p text:style-name="P4">
Tags: ['ГЕНШТАБ ЗС УКРАЇНИ', 'ОПЕРАТИВНА ОБСТАНОВКА']</text:p>
      <text:p text:style-name="P4">
Category: News</text:p>
      <!--METADATA-->
      <text:p text:style-name="P4">
<draw:frame draw:style-name="fr1" draw:name="Image220" text:anchor-type="as-char" svg:width="6.9236in" svg:height="3.62578in" draw:z-index="0">
<draw:image xlink:href="../Images/AРМІЯINFORM/2023-06-03T53-00-00-04-00/159908-1_large.jpg" xlink:type="simple" xlink:show="embed" xlink:actuate="onLoad" draw:mime-type="image/jpeg"/>
</draw:frame>
In order to replenish losses in living power, the enemy continues to campaign his own existence before military service is in different ways.</text:p>
      <text:p text:style-name="P4">
About this <text:a xlink:type="simple" xlink:href="https://www.facebook.com/GeneralStaff.ua/posts/pfbid02Xo5FZQwsmDe3DXRXUpcraqc5Vxxj2YVTL5xCZYSiDqCcsVZRtRq2yaPjVy5NFirdl" text:style-name="Internet_20_link" text:visited-style-name="Visited_20_Internet_20_Link">
it is referred</text:a>
In the operational information of the General Staff of the Armed Forces.</text:p>
      <text:p text:style-name="P4">
Thus, in the city of Zorynsk, the Altai Territory, representatives of the Criminal Enforcement Service carry out explanatory work among persons who have conditionally-dedication from serving their sentence.</text:p>
      <text:p text:style-name="P4">
They are agitating to sign their contract for 3-5 months of military service.</text:p>
      <text:p text:style-name="P4">
News Source: <text:a xlink:type="simple" xlink:href="https://armyinform.com.ua/2023/06/03/vorog-prodovzhuye-agituvaty-vlasne-naselennya-vstupaty-do-armiyi-rf/" text:style-name="Internet_20_link" text:visited-style-name="Visited_20_Internet_20_Link">
https://armyinform.com.ua/2023/06/03/vorog-prodovzhuye-agituvaty-vlasne-naselennya-vstupaty-do-armiyi-rf/</text:a>
</text:p>
      <!--NEWS-->
      <text:h text:style-name="P10" text:outline-level="1">
<text:span text:style-name="T4">
The President noted Ukrainian defenders with state awards</text:span>
</text:h>
      <text:p text:style-name="P4">
Author: ['АРМІЯINFORM']</text:p>
      <text:p text:style-name="P4">
Time: 2023-06-03T54:00:00-04:00</text:p>
      <text:p text:style-name="P4">
Description: Ukrainian President Volodymyr Zelensky Vidniy, by the sovereign of the Nagorods of Ukrainia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2/nagorody.jpg" text:style-name="Internet_20_link" text:visited-style-name="Visited_20_Internet_20_Link">
nagorody.jpg</text:a>
']</text:p>
      <text:p text:style-name="P4">
Tags: ['ВІЙНА', 'НАГОРОДА', 'ПРЕЗИДЕНТ УКРАЇНИ']</text:p>
      <text:p text:style-name="P4">
Category: News</text:p>
      <!--METADATA-->
      <text:p text:style-name="P4">
<draw:frame draw:style-name="fr1" draw:name="Image221" text:anchor-type="as-char" svg:width="6.9236in" svg:height="3.63489in" draw:z-index="0">
<draw:image xlink:href="../Images/AРМІЯINFORM/2023-06-03T54-00-00-04-00/nagorody.jpg" xlink:type="simple" xlink:show="embed" xlink:actuate="onLoad" draw:mime-type="image/jpeg"/>
</draw:frame>
Illustrative photo</text:p>
      <text:p text:style-name="P4">
President of Ukraine Volodymyr Zelensky celebrated state awards of Ukrainian servicemen.</text:p>
      <text:p text:style-name="P4">
The corresponding decree <text:a xlink:type="simple" xlink:href="https://www.president.gov.ua/documents/3132023-46957" text:style-name="Internet_20_link" text:visited-style-name="Visited_20_Internet_20_Link">
No. 313/2023</text:a>
Posted by the Presidential Office website.</text:p>
      <text:p text:style-name="P4">
It is noted that the awards were awarded "for personal courage, revealed in the protection of the state sovereignty and territorial integrity of Ukraine, selfless military duty."</text:p>
      <text:p text:style-name="P4">
<text:span text:style-name="T4">
 To award the Order of Bohdan Khmelnitsky III degree </text:span>
</text:p>
      <text:p text:style-name="P4">
Igor Anatolyevich's mushroom - Lieutenant Colonel</text:p>
      <text:p text:style-name="P4">
Danylka Sergei Nikolaevich - Major</text:p>
      <text:p text:style-name="P4">
Sukhatsky Sergey Borisovich - Lieutenant Colonel</text:p>
      <text:p text:style-name="P4">
Viktor Viktorovich - Lieutenant Colonel</text:p>
      <text:p text:style-name="P4">
Fedorchukova Oleg Davidovich - Colonel</text:p>
      <text:p text:style-name="P4">
<text:span text:style-name="T4">
 Award the Order of Courage of II degree </text:span>
</text:p>
      <text:p text:style-name="P4">
Guravsky Vasyl Vasilyevich(posthumously)- Soldier</text:p>
      <text:p text:style-name="P4">
<text:span text:style-name="T4">
 Award the Order of Courage of the 3rd degree </text:span>
</text:p>
      <text:p text:style-name="P4">
Mikhail Vasilyevich's battle(posthumously)- Junior Sergeant</text:p>
      <text:p text:style-name="P4">
Andrenko Konstantin Vadimovich(posthumously)- Senior soldier</text:p>
      <text:p text:style-name="P4">
Andrievsky Ivan Anatoliyovych - soldier</text:p>
      <text:p text:style-name="P4">
Baibuz Sergey Vladimirovich(posthumously)- Senior soldier</text:p>
      <text:p text:style-name="P4">
Balana Yaroslav Alexandrovich(posthumously)- Senior soldier</text:p>
      <text:p text:style-name="P4">
Bidnichenko Vitaliy Vadimovich(posthumously)- Senior soldier</text:p>
      <text:p text:style-name="P4">
Bonka Valery Pavlovich(posthumously)- Sergeant</text:p>
      <text:p text:style-name="P4">
Bosgia Alexander Vladimirovich(posthumously)- Soldier</text:p>
      <text:p text:style-name="P4">
Vashchenko Anatoly Dmitrovich(posthumously)- Senior soldier</text:p>
      <text:p text:style-name="P4">
Vetrov Igor Nikolaevich - soldier</text:p>
      <text:p text:style-name="P4">
Sergei Nikolaevich Gerasimenko(posthumously)-headquarters</text:p>
      <text:p text:style-name="P4">
Gontar Dmitry Vladimirovich(posthumously)- Senior soldier</text:p>
      <text:p text:style-name="P4">
Sergei Vitaliyovich(posthumously)- Soldier</text:p>
      <text:p text:style-name="P4">
Grizana Andriy Anatoliyovich(posthumously)- Soldier</text:p>
      <text:p text:style-name="P4">
Grishkova Sergey Anatolyevich(posthumously)- Soldier</text:p>
      <text:p text:style-name="P4">
Grozinka Edward Alekseevich(posthumously)- Junior Sergeant</text:p>
      <text:p text:style-name="P4">
Gulay Roman Vladimirovich(posthumously)- Soldier</text:p>
      <text:p text:style-name="P4">
Dashkevich Maxim Gennadyevich(posthumously) — солдата</text:p>
      <text:p text:style-name="P4">
ДЕМЧЕНКА Віктора Вікторовича (posthumously)- Senior soldier</text:p>
      <text:p text:style-name="P4">
Dmitrenko Viktor Petrovich(posthumously)- Junior Sergeant</text:p>
      <text:p text:style-name="P4">
Doronina Oleg Dmitrovich - Senior Lieutenant</text:p>
      <text:p text:style-name="P4">
Drobotka Vitaliy Yurievich(посмертно) — солдата</text:p>
      <text:p text:style-name="P4">
ДУБОВИКА Віталія Юрійовича (posthumously)- Soldier</text:p>
      <text:p text:style-name="P4">
Zhitnik Valentin Anatolyevich(posthumously)- Soldier</text:p>
      <text:p text:style-name="P4">
Crane Sergey Anatoliyovych(posthumously)- Soldier</text:p>
      <text:p text:style-name="P4">
Zhushman Yevgeny Alexandrovich(posthumously)- Soldier</text:p>
      <text:p text:style-name="P4">
Zavgorodny Ruslan Stanislavovich(posthumously)- Sergeant</text:p>
      <text:p text:style-name="P4">
Zaitsev Ruslana Nikolaevich(posthumously)- Senior SergeantZubchenko Vasily Vasilyevich(posthumously) — молодшого сержанта</text:p>
      <text:p text:style-name="P4">
КАПІНУСА Сергія Ігоровича — солдата</text:p>
      <text:p text:style-name="P4">
КІБЦЯ Андрія Вікторовича (posthumously)-headquarters</text:p>
      <text:p text:style-name="P4">
Andriy Kisenko(posthumously)- Sergeant</text:p>
      <text:p text:style-name="P4">
Klimenko Viktor Viktorovich(posthumously)- Soldier</text:p>
      <text:p text:style-name="P4">
Dmitry Alexandrovich code - soldier</text:p>
      <text:p text:style-name="P4">
Kozi Andrei Viktorovich(posthumously) — солдата</text:p>
      <text:p text:style-name="P4">
КОЗОРОГА Олексія Володимировича (posthumously)- Soldier</text:p>
      <text:p text:style-name="P4">
Kolesnikov Andrei Sergiyovych(posthumously)- Soldier</text:p>
      <text:p text:style-name="P4">
Dmitry Valentinovich's chariot - a senior soldier</text:p>
      <text:p text:style-name="P4">
Kravchenko Vyacheslav Petrovich(posthumously)- Senior soldier</text:p>
      <text:p text:style-name="P4">
Ruslan Basaratovich's beauty - a senior soldier</text:p>
      <text:p text:style-name="P4">
Kuzmenko Vitaliy Yurievich(posthumously)- Soldier</text:p>
      <text:p text:style-name="P4">
Ivan Petrovich Kurilenko(posthumously) — старшого солдата</text:p>
      <text:p text:style-name="P4">
КУЧЕРЯВЕНКА Василя Ігоровича (posthumously)- Soldier</text:p>
      <text:p text:style-name="P4">
Lagoda Edward Vladimirovich(posthumously)- Senior soldier</text:p>
      <text:p text:style-name="P4">
Vladislav Lysenko(posthumously) — солдата</text:p>
      <text:p text:style-name="P4">
ЛОМАКІНА Артема Анатолійовича (posthumously)- Junior Sergeant</text:p>
      <text:p text:style-name="P4">
Lomak Dmitry Vladimirovich(posthumously)- Soldier</text:p>
      <text:p text:style-name="P4">
Alexander Lukashuk(посмертно)- Soldier</text:p>
      <text:p text:style-name="P4">
Lupir Sergey Alexandrovich(посмертно)- Senior Sergeant</text:p>
      <text:p text:style-name="P4">
Lalikov Yevgeny Alekseevich(posthumously)- Junior Sergeant</text:p>
      <text:p text:style-name="P4">
Melky Andrei Vyacheslavovich(posthumously)- Soldier</text:p>
      <text:p text:style-name="P4">
Mikhailov Andriy Valentinovich(posthumously)- Soldier</text:p>
      <text:p text:style-name="P4">
Mizunsky Yuri Nikolaevich(posthumously)- Soldier</text:p>
      <text:p text:style-name="P4">
Mogilevtsev Viktor Nikolaevich(posthumously)- Soldier</text:p>
      <text:p text:style-name="P4">
Moldavan Andriy Vladimirovich(posthumously)- Senior Sergeant</text:p>
      <text:p text:style-name="P4">
Motny Sergey Alexandrovich(posthumously)- Soldier</text:p>
      <text:p text:style-name="P4">
Nadoev Autondilovich(posthumously)- Junior Sergeant</text:p>
      <text:p text:style-name="P4">
Sergey Georgovich Nesmivak(posthumously)-headquarters</text:p>
      <text:p text:style-name="P4">
Novikov Igor Nikolaevich(posthumously)- Soldier</text:p>
      <text:p text:style-name="P4">
Oblovatsky David Ivanovich(posthumously)- Senior soldier</text:p>
      <text:p text:style-name="P4">
Osina Sergey Viktorovich(posthumously)- Junior Sergeant</text:p>
      <text:p text:style-name="P4">
Alexander Nikolaevich(posthumously)- Soldier</text:p>
      <text:p text:style-name="P4">
Parkhomenko Pavel Sergeyevich(posthumously)- Soldier</text:p>
      <text:p text:style-name="P4">
Parkhomenko Sergey Viktorovich(posthumously)- Soldier</text:p>
      <text:p text:style-name="P4">
Dmitry Parshenko(posthumously)- Junior Sergeant</text:p>
      <text:p text:style-name="P4">
Patsor Ivan Vladimirovich(posthumously)- Junior Sergeant</text:p>
      <text:p text:style-name="P4">
Traveler Yuri Vladimirovich(posthumously)- Senior soldier</text:p>
      <text:p text:style-name="P4">
Pozdnyakova Sergey Tarasovich(posthumously)- Junior Sergeant</text:p>
      <text:p text:style-name="P4">
Polunin Andrei Vladimirovich(posthumously)- Senior Sergeant</text:p>
      <text:p text:style-name="P4">
Vladimir Viktorovich - Soldier</text:p>
      <text:p text:style-name="P4">
Town Hall Alexander Viktorovich(posthumously)- Soldier</text:p>
      <text:p text:style-name="P4">
Reva Andrei Grigorovich(posthumously)- Senior soldierGennady Sergeyevich(posthumously)- Senior Sergeant</text:p>
      <text:p text:style-name="P4">
Maxim Vladimirovich Saviska(posthumously)- Soldier</text:p>
      <text:p text:style-name="P4">
Nikolai Saklakovsky(posthumously)- Senior soldier</text:p>
      <text:p text:style-name="P4">
Samokish Sergey Nikolaevich(posthumously)- Soldier</text:p>
      <text:p text:style-name="P4">
Oleg Nikolaevich(posthumously)- Soldier</text:p>
      <text:p text:style-name="P4">
Sedih Sergiy Vasilyevich(posthumously)- Soldier</text:p>
      <text:p text:style-name="P4">
Alexander Selyutin(posthumously)- Soldier</text:p>
      <text:p text:style-name="P4">
Simonov Dmitry Alexandrovich(posthumously)- Senior soldier</text:p>
      <text:p text:style-name="P4">
Andrei Sliptsova(posthumously)- Sergeant</text:p>
      <text:p text:style-name="P4">
Stolbtsova Sergey Vladimirovich(posthumously)- Soldier</text:p>
      <text:p text:style-name="P4">
Strelian Denis Yurievich(posthumously)- Junior Sergeant</text:p>
      <text:p text:style-name="P4">
Sugaya Ivan Vasilyevich(posthumously)- Sergeant</text:p>
      <text:p text:style-name="P4">
Sukhoiwan Alexander Vladimirovich(posthumously)- Soldier</text:p>
      <text:p text:style-name="P4">
Andrei Nikolaevich's knot - senior sergeant</text:p>
      <text:p text:style-name="P4">
Tarasenko Ruslan Nikolaevich(posthumously)- Chief Sergeant</text:p>
      <text:p text:style-name="P4">
Terkhanova Nikolai Gerasimovich(посмертно)- Junior Sergeant</text:p>
      <text:p text:style-name="P4">
Timchenko Ruslan Nikolaevich(posthumously)- Soldier</text:p>
      <text:p text:style-name="P4">
Tomakh Alexander Pavlovich(posthumously)- Junior Sergeant</text:p>
      <text:p text:style-name="P4">
Trichliba Vadim Sergeyevich(posthumously)- The Salda</text:p>
      <text:p text:style-name="P4">
Trojana Oleg Olegovice(posthumously)- Senior soldier</text:p>
      <text:p text:style-name="P4">
Ustimenko Nikolai Nikolaevich - Sergeant</text:p>
      <text:p text:style-name="P4">
Vitaliy Mikhailovich - Senior Lieutenant</text:p>
      <text:p text:style-name="P4">
Sergey Fedorov(posthumously)- Soldier</text:p>
      <text:p text:style-name="P4">
Philimmon Roman Alexandrovich(posthumously)- Junior Sergeant</text:p>
      <text:p text:style-name="P4">
Alexander Ruslanovich Khaletsky(posthumously)- Soldier</text:p>
      <text:p text:style-name="P4">
Hamaz Andrei Ivanovich(posthumously)- Senior Sergeant</text:p>
      <text:p text:style-name="P4">
Khasol Yuri Anatoliyevich - Senior Soldier</text:p>
      <text:p text:style-name="P4">
Tailkova Alexander Sergeyevich(posthumously)- Soldier</text:p>
      <text:p text:style-name="P4">
Cherney Nikolai Nikolaevich - soldier</text:p>
      <text:p text:style-name="P4">
Chernyavsky Artem Vadimovich(posthumously)- Senior soldier</text:p>
      <text:p text:style-name="P4">
Chistyakov Igor Ivanovich(posthumously)- Soldier</text:p>
      <text:p text:style-name="P4">
Shevets Igor Mikhailovich(posthumously)- Soldier</text:p>
      <text:p text:style-name="P4">
Shevchenko Vitaliy Vladimirovich(posthumously)- Junior Sergeant</text:p>
      <text:p text:style-name="P4">
Vladimir Vladimir Nikolaevich(posthumously)- Senior Sergeant</text:p>
      <text:p text:style-name="P4">
Valery Ivanovich Shcherbakova - Soldier</text:p>
      <text:p text:style-name="P4">
Schetinin Sergey Alexandrovich(posthumously)- Soldier</text:p>
      <text:p text:style-name="P4">
Yakovlev Valeriy Igorovich(posthumously)- Senior soldier</text:p>
      <text:p text:style-name="P4">
Yatsenko Vitaliy Grigorovich(posthumously)- Soldier</text:p>
      <text:p text:style-name="P4">
<text:span text:style-name="T4">
 Award the Medal for Military Service of Ukraine </text:span>
</text:p>
      <text:p text:style-name="P4">
Butenko Vladimir Vitaliyevich - Senior Sergeant</text:p>
      <text:p text:style-name="P4">
Kazimirov Oleg Sergeyevich - Chief Sergeant</text:p>
      <text:p text:style-name="P4">
Olena Kovbiy - Junior Lieutenant</text:p>
      <text:p text:style-name="P4">
Kuibar Oleg Vadimovich - Soldier</text:p>
      <text:p text:style-name="P4">
Alexander Plohonikov - Soldier</text:p>
      <text:p text:style-name="P4">
Sayarli Ivan Ivanovich - junior sergeant</text:p>
      <text:p text:style-name="P4">
Sinenko Sergiy Yevgenovich - Captain</text:p>
      <text:p text:style-name="P4">
News Source: <text:a xlink:type="simple" xlink:href="https://armyinform.com.ua/2023/06/03/prezydent-vidznachyv-ukrayinskyh-zahysnykiv-derzhavnymy-nagorodamy-16/" text:style-name="Internet_20_link" text:visited-style-name="Visited_20_Internet_20_Link">
https://armyinform.com.ua/2023/06/03/prezydent-vidznachyv-ukrayinskyh-zahysnykiv-derzhavnymy-nagorodamy-16/</text:a>
</text:p>
      <!--NEWS-->
      <text:h text:style-name="P10" text:outline-level="1">
<text:span text:style-name="T4">
Defense forces per day eliminated about 600 invaders, destroyed 10 tanks and 32 artsystems</text:span>
</text:h>
      <text:p text:style-name="P4">
Author: ['АРМІЯINFORM']</text:p>
      <text:p text:style-name="P4">
Time: 2023-06-03T55:00:00-04:00</text:p>
      <text:p text:style-name="P4">
Description: Zagalni Boyov, take the enemy on 03.24.22 to 03/0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03_08-38-42.jpg" text:style-name="Internet_20_link" text:visited-style-name="Visited_20_Internet_20_Link">
photo_2023-06-03_08-38-42.jpg</text:a>
']</text:p>
      <text:p text:style-name="P4">
Tags: ['STOPRUSSIA', 'АГРЕСІЯ РФ', 'ВТОРГНЕННЯ РФ', 'ГШ ЗСУ']</text:p>
      <text:p text:style-name="P4">
Category: News</text:p>
      <!--METADATA-->
      <text:p text:style-name="P4">
<draw:frame draw:style-name="fr1" draw:name="Image222" text:anchor-type="as-char" svg:width="6.9236in" svg:height="6.981297in" draw:z-index="0">
<draw:image xlink:href="../Images/AРМІЯINFORM/2023-06-03T55-00-00-04-00/photo_2023-06-03_08-38-42.jpg" xlink:type="simple" xlink:show="embed" xlink:actuate="onLoad" draw:mime-type="image/jpeg"/>
</draw:frame>
The total combat loss of the enemy from 24.02.22 to 03.06.23 will be orientated:</text:p>
      <text:p text:style-name="P4">
personnel - 209470(+560)persons were liquidated</text:p>
      <text:p text:style-name="P4">
Tanks - 3829(+10)combat armored vehicles - 7502(+12)artillery systems - 3533(+32)RSVV - 582(+7)air defense means - 342(+7)aircraft - 313(0)helicopters - 298(0)UAV Operative-tactical level-3165(+28)Winged missiles - 1132(+15)ships / boats - 18(0)car equipment and tanks - 6289(+22)Special Technique - 475(+10)The data is specified ...</text:p>
      <text:p text:style-name="P4">
Beat the occupier!Let's win together!Our strength is in truth!</text:p>
      <text:p text:style-name="P4">
Source: General Staff of the Armed Forces of Ukraine <text:a xlink:type="simple" xlink:href="https://www.facebook.com/GeneralStaff.ua/posts/pfbid0rkvuFhnJoabmphta5Ak6CUrNrbpsnoHT3TwvW9a4x2TjzBogYwPhNUYDH8B3qXd3l" text:style-name="Internet_20_link" text:visited-style-name="Visited_20_Internet_20_Link">
state</text:a>
On 03.06.23.</text:p>
      <text:p text:style-name="P4">
News Source: <text:a xlink:type="simple" xlink:href="https://armyinform.com.ua/2023/06/03/syly-oborony-za-dobu-likviduvaly-blyzko-600-okupantiv-znyshhyly-10-tankiv-ta-32-artsystemy/" text:style-name="Internet_20_link" text:visited-style-name="Visited_20_Internet_20_Link">
https://armyinform.com.ua/2023/06/03/syly-oborony-za-dobu-likviduvaly-blyzko-600-okupantiv-znyshhyly-10-tankiv-ta-32-artsystemy/</text:a>
</text:p>
      <!--NEWS-->
      <text:h text:style-name="P10" text:outline-level="1">
<text:span text:style-name="T4">
Sweden discussed the protection of the rights of Ukrainian children</text:span>
</text:h>
      <text:p text:style-name="P4">
Author: ['АРМІЯINFORM']</text:p>
      <text:p text:style-name="P4">
Time: 2023-06-03T56:00:00-04:00</text:p>
      <text:p text:style-name="P4">
Description: In the shit-conferences, the Preferences of Social Services of the Shvetsi Kamaille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47_big.jpg" text:style-name="Internet_20_link" text:visited-style-name="Visited_20_Internet_20_Link">
47_big.jpg</text:a>
']</text:p>
      <text:p text:style-name="P4">
Tags: ['STOPRUSSIA', 'АГРЕСІЯ РФ', 'ВТОРГНЕННЯ РФ', 'ДІТИ ВІЙНИ', 'ДОПОМОГА ПАРТНЕРІВ', 'СВІТ ПІДТРИМУЄ УКРАЇНУ']</text:p>
      <text:p text:style-name="P4">
Category: News</text:p>
      <!--METADATA-->
      <text:p text:style-name="P4">
<draw:frame draw:style-name="fr1" draw:name="Image223" text:anchor-type="as-char" svg:width="6.9236in" svg:height="5.18693in" draw:z-index="0">
<draw:image xlink:href="../Images/AРМІЯINFORM/2023-06-03T56-00-00-04-00/47_big.jpg" xlink:type="simple" xlink:show="embed" xlink:actuate="onLoad" draw:mime-type="image/jpeg"/>
</draw:frame>
Illustrative photo</text:p>
      <text:p text:style-name="P4">
Sweden hosted a press conference with the participation of the Minister of Social Services of Sweden Camilla Walterson Grionvavall, the Vice President of the European Commission, the European Commissioner of Undamors and Demography of Dubravka Sukiitsa and the Minister of Social Policy of Ukraine Oksana Zholnovich.</text:p>
      <text:p text:style-name="P4">
About it <text:a xlink:type="simple" xlink:href="https://www.kmu.gov.ua/news/u-shvetsii-obhovoryly-pytannia-zakhystu-prav-ukrainskykh-ditei" text:style-name="Internet_20_link" text:visited-style-name="Visited_20_Internet_20_Link">
reports</text:a>
Government portal.</text:p>
      <text:p text:style-name="P4">
The parties discussed efforts in the reconstruction of the Ukrainian social protection system, including the protection of children.</text:p>
      <text:p text:style-name="P4">
According to Oksana Zholnovich, today more than 7 million Ukrainian children have been children and our country it is important to increase their work in the directional, educational, psychological, medical support of families with children, quality in Ukraine or evacuation in Europe.</text:p>
      <text:p text:style-name="P4">
“Our goal is to support families with children. That is why we want to make all the social services as accessible and quality for both children and even families. It is important for us to support all families services that are in crisis. Such assistance involves the creation of foster families for children who have lost their parents. This is the first and most basic, ” - emphasize.</text:p>
      <text:p text:style-name="P4">
Sweden's Social Services Minister Kamilla Walterson Greonvall emphasized that one of the priorities of the Sweden government in particular and the EU as a whole is to support Ukraine and the efforts to protect Ukrainian children. She noted that the first -time task is to update the system of providing social services in Ukraine, including the protection of the rights of children and Sweden is a partner of Ukraine in these questions.</text:p>
      <text:p text:style-name="P4">
The Vice President of the European Commission, the European Commissioner for Democracy and Demography of Dubravkashitza added that the EU condemns Russia's aggressive war against Ukraine, which is a clear human rights. She stressed that the EU urge Russia to immediately attract the movement, maintenance and deportation of Ukrainian children.</text:p>
      <text:p text:style-name="P4">
Oksana Zholnovich thanked the European community and all organizations that have been presented in the return of Ukrainian children and support the implementation of the rights of Ukrainian children and the development of family forms of upbringing in the implementation.</text:p>
      <text:p text:style-name="P4">
News Source: <text:a xlink:type="simple" xlink:href="https://armyinform.com.ua/2023/06/03/u-shvecziyi-obgovoryly-pytannya-zahystu-prav-ukrayinskyh-ditej/" text:style-name="Internet_20_link" text:visited-style-name="Visited_20_Internet_20_Link">
https://armyinform.com.ua/2023/06/03/u-shvecziyi-obgovoryly-pytannya-zahystu-prav-ukrayinskyh-ditej/</text:a>
</text:p>
      <!--NEWS-->
      <text:h text:style-name="P10" text:outline-level="1">
<text:span text:style-name="T4">
"Ukraine: Journalists on the front line": To the Day of the NSU journalist opened a photo exhibition in the Kiev subway</text:span>
</text:h>
      <text:p text:style-name="P4">
Author: ['Олег Мащенко']</text:p>
      <text:p text:style-name="P4">
Time: 2023-06-03T57:00:00-04:00</text:p>
      <text:p text:style-name="P4">
Description: The large -scale invaded invaders of the Truth of the Truth of the Zavita of Ukrainian Mediynikov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oto4-f1.jpg" text:style-name="Internet_20_link" text:visited-style-name="Visited_20_Internet_20_Link">
foto4-f1.jpg</text:a>
', '<text:a xlink:type="simple" xlink:href="https://armyinform.com.ua/wp-content/uploads/2023/06/foto3-f2.jpg" text:style-name="Internet_20_link" text:visited-style-name="Visited_20_Internet_20_Link">
foto3-f2.jpg</text:a>
', '<text:a xlink:type="simple" xlink:href="https://armyinform.com.ua/wp-content/uploads/2023/06/foto1-f3.jpg" text:style-name="Internet_20_link" text:visited-style-name="Visited_20_Internet_20_Link">
foto1-f3.jpg</text:a>
', '<text:a xlink:type="simple" xlink:href="https://armyinform.com.ua/wp-content/uploads/2023/06/foto2-f7.jpg" text:style-name="Internet_20_link" text:visited-style-name="Visited_20_Internet_20_Link">
foto2-f7.jpg</text:a>
', '<text:a xlink:type="simple" xlink:href="https://armyinform.com.ua/wp-content/uploads/2023/06/foto5-f10.jpg" text:style-name="Internet_20_link" text:visited-style-name="Visited_20_Internet_20_Link">
foto5-f10.jpg</text:a>
']</text:p>
      <text:p text:style-name="P4">
Tags: ['STOPRUSSIA', 'АГРЕСІЯ РФ', 'ВТОРГНЕННЯ РФ', 'ДЕНЬ ЖУРНАЛІСТА']</text:p>
      <text:p text:style-name="P4">
Category: News</text:p>
      <!--METADATA-->
      <text:p text:style-name="P4">
<draw:frame draw:style-name="fr1" draw:name="Image224" text:anchor-type="as-char" svg:width="6.9236in" svg:height="4.125312in" draw:z-index="0">
<draw:image xlink:href="../Images/AРМІЯINFORM/2023-06-03T57-00-00-04-00/foto4-f1.jpg" xlink:type="simple" xlink:show="embed" xlink:actuate="onLoad" draw:mime-type="image/jpeg"/>
</draw:frame>
Фотовиставка «Україна: журналісти на передовій»</text:p>
      <text:p text:style-name="P4">
<text:span text:style-name="T4">
Після широкомасштабного вторгнення росії в Україну правдиві звітиукраїнських медійників з фронту, їхні відеоматеріали та світлини також сталинадзвичайно важливим знаряддям у боротьбі із загарбниками. Саме роботифотомайстрів з фронтів війни стали основою виставки, яка розпочала свою роботуу Києві напередодні Дня журналіста України.</text:span>
</text:p>
      <text:p text:style-name="P4">
Місцем проведення виставки символічно стала станція столичного метрополітену«Золоті ворота», яка вже майже півтора року служить містянам укриттям під часповітряних тривог. На виставці представлені 40 світлин відомих фотографів, якіпоказують роботу українських воєнних журналістів та журналісток. Серед авторівзнімків — Станіслав Юрченко, Єфрем Лукацький, Ян Доброносов, ЄвгенЗавгородній, Ігор Гур’єв, Роман Потапенко, Борис Корпусенко, Сергій Клименко,Марія Ковальова, Такаші Озакі. Також на виставці можна ознайомитися зінформацією про працівників і працівниць медіа, котрі загинули внаслідокросійської агресії, фото медійників і медійниць, яких переслідує російськавлада в Криму.</text:p>
      <text:p text:style-name="P4">
<draw:frame draw:style-name="fr1" draw:name="Image225" text:anchor-type="as-char" svg:width="6.9236in" svg:height="4.869599in" draw:z-index="0">
<draw:image xlink:href="../Images/AРМІЯINFORM/2023-06-03T57-00-00-04-00/foto3-f2.jpg" xlink:type="simple" xlink:show="embed" xlink:actuate="onLoad" draw:mime-type="image/jpeg"/>
</draw:frame>
Photo Exhibition "Ukraine: Journalists on the front"</text:p>
      <text:p text:style-name="P4">
The exhibition was organized by the National Union of Journalists of Ukraine, a network of journalistic solidarity centers and a municipal enterprise "Kyivinform".</text:p>
      <text:p text:style-name="P4">
The deputy head of the Main Department of Moral and Psychological Support of Ukraine Colonel Volodymyr Yatseniuk, greeting journalists with a recent professional holiday, noted that media people, who are always side by side by the military, make a very valuable contribution to history, because they write chronicles.</text:p>
      <text:p text:style-name="P4">
<draw:frame draw:style-name="fr1" draw:name="Image226" text:anchor-type="as-char" svg:width="6.9236in" svg:height="4.021458in" draw:z-index="0">
<draw:image xlink:href="../Images/AРМІЯINFORM/2023-06-03T57-00-00-04-00/foto1-f3.jpg" xlink:type="simple" xlink:show="embed" xlink:actuate="onLoad" draw:mime-type="image/jpeg"/>
</draw:frame>
Photo Exhibition "Ukraine: Journalists on the front"</text:p>
      <text:p text:style-name="P4">
In his turn, the head of the National Union of Mediamen of Our State Sergey Tomilenko, during the opening of the exhibition, drew attention to the fact that Russian invaders are practically on par with our military, considers representatives of Ukrainian taza -border medias as their goals and do everything to make the free word silent. 63 workers of domestic and foreign media were killed in Ukraine. Among them are those who defended Ukraine in the Armed Forces and those who died on the forefront, performing their professional duty. Someone became a civil victim of Russian aggression.- The invaders sow a lot of grief, take away their lives, create hundreds of thousands of tragedies. The law enforcement officers do not have time to record all these military crimes. The key rolls in war is the fight against injustice!Therefore, we, journalists, become the voice of victims of war, give a chance to justice everyone who is lost, acquaintances!- said Sergey Tomilenko.</text:p>
      <text:p text:style-name="P4">
<draw:frame draw:style-name="fr1" draw:name="Image227" text:anchor-type="as-char" svg:width="6.9236in" svg:height="4.598424in" draw:z-index="0">
<draw:image xlink:href="../Images/AРМІЯINFORM/2023-06-03T57-00-00-04-00/foto5-f10.jpg" xlink:type="simple" xlink:show="embed" xlink:actuate="onLoad" draw:mime-type="image/jpeg"/>
</draw:frame>
Photo Exhibition "Ukraine: Journalists on the front"</text:p>
      <text:p text:style-name="P4">
The exhibition "Ukraine: Journalists on the front line" will operate in the center of Kiev until June 16, so that as many people of Kiev and guests of the capital through these photographs can be able to see important, and especially important in wartime, the work of journalists.</text:p>
      <text:p text:style-name="P4">
News Source: <text:a xlink:type="simple" xlink:href="https://armyinform.com.ua/2023/06/03/ukrayina-zhurnalisty-na-peredovij-do-dnya-zhurnalista-nszhu-vidkryla-fotovystavku-v-kyyivskomu-metro/" text:style-name="Internet_20_link" text:visited-style-name="Visited_20_Internet_20_Link">
https://armyinform.com.ua/2023/06/03/ukrayina-zhurnalisty-na-peredovij-do-dnya-zhurnalista-nszhu-vidkryla-fotovystavku-v-kyyivskomu-metro/</text:a>
</text:p>
      <!--NEWS-->
      <text:h text:style-name="P10" text:outline-level="1">
<text:span text:style-name="T4">
Juvenile prosecutors: 484 children were killed in Ukraine as a result of armed aggression of the Russian Federation</text:span>
</text:h>
      <text:p text:style-name="P4">
Author: ['АРМІЯINFORM']</text:p>
      <text:p text:style-name="P4">
Time: 2023-06-03T58:00:00-04:00</text:p>
      <text:p text:style-name="P4">
Description: The village of Wound 3 Chervnya 2023 Rock more than NIZH 1482 Ditini put in Ukrainian Nasslikok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6-dity.jpg" text:style-name="Internet_20_link" text:visited-style-name="Visited_20_Internet_20_Link">
6-dity.jpg</text:a>
']</text:p>
      <text:p text:style-name="P4">
Tags: ['STOPRUSSIA', 'АГРЕСІЯ РФ', 'ВТОРГНЕННЯ РФ']</text:p>
      <text:p text:style-name="P4">
Category: News</text:p>
      <!--METADATA-->
      <text:p text:style-name="P4">
<draw:frame draw:style-name="fr1" draw:name="Image228" text:anchor-type="as-char" svg:width="6.9236in" svg:height="3.900295in" draw:z-index="0">
<draw:image xlink:href="../Images/AРМІЯINFORM/2023-06-03T58-00-00-04-00/6-dity.jpg" xlink:type="simple" xlink:show="embed" xlink:actuate="onLoad" draw:mime-type="image/jpeg"/>
</draw:frame>
Illustrative photo</text:p>
      <text:p text:style-name="P4">
As of the morning of June 3, 2023, more than 1482 children were injured in Ukraine as a result of full -scale armed aggression of the Russian Federation. According to the official information of juvenile prosecutors, 484 children were killed and more than 998 received varying degrees of severity.</text:p>
      <text:p text:style-name="P4">
🔹The numbers are not final. Work continues to be installed in places of conducting actions, in temporarily occupied and liberated territories.</text:p>
      <text:p text:style-name="P4">
🔹 Children in Donetsk region - 462, Kharkiv - 283, Kyiv - 128, Kherson - 105, Zaporizhia - 91, Mykolaiv - 89, Dnipropetrovsk - 74, Chernihiv - 71, Lugansk - 67.</text:p>
      <text:p text:style-name="P4">
🔹 June 2, as a result of shelling by the occupiers of Kivsharivka town of Kharkiv region, a 3-year-old boy was harvested.</text:p>
      <text:p text:style-name="P4">
🔹 June 2 between the village. Lutivka and village. The Lemny Kharkiv region car ran into an explosive device and exploded. Two girls 12 and 15 years old 12-year-old boy were injured.</text:p>
      <text:p text:style-name="P4">
🔹 June 2 in the village. Zagoryanivka of the Kherson region at the playground detonated an explosive object left by the occupiers. Injuries were given to two -gaps for 3 and 10 years.</text:p>
      <text:p text:style-name="P4">
<text:span text:style-name="T4">
 Source: </text:span>
 <text:a xlink:type="simple" xlink:href="https://t.me/pgo_gov_ua/12843" text:style-name="Internet_20_link" text:visited-style-name="Visited_20_Internet_20_Link">
Office of Prosecutor General Ukraine</text:a>
</text:p>
      <text:p text:style-name="P4">
News Source: <text:a xlink:type="simple" xlink:href="https://armyinform.com.ua/2023/06/03/yuvenalni-prokurory-484-dytyny-zagynuly-v-ukrayini-vnaslidok-zbrojnoyi-agresiyi-rf/" text:style-name="Internet_20_link" text:visited-style-name="Visited_20_Internet_20_Link">
https://armyinform.com.ua/2023/06/03/yuvenalni-prokurory-484-dytyny-zagynuly-v-ukrayini-vnaslidok-zbrojnoyi-agresiyi-rf/</text:a>
</text:p>
      <!--NEWS-->
      <text:h text:style-name="P10" text:outline-level="1">
<text:span text:style-name="T4">
The United Kingdom and France have appointed special commissioners for the restoration of Ukraine</text:span>
</text:h>
      <text:p text:style-name="P4">
Author: ['АРМІЯINFORM']</text:p>
      <text:p text:style-name="P4">
Time: 2023-06-03T59:00:00-04:00</text:p>
      <text:p text:style-name="P4">
Description: - Tsee vector, too, the stroke of the community of the community of ours is borrowed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alchos_result.jpg" text:style-name="Internet_20_link" text:visited-style-name="Visited_20_Internet_20_Link">
balchos_result.jpg</text:a>
']</text:p>
      <text:p text:style-name="P4">
Tags: ['STOPRUSSIA', 'АГРЕСІЯ РФ', 'ВТОРГНЕННЯ РФ', 'СВІТ ПІДТРИМУЄ УКРАЇНУ']</text:p>
      <text:p text:style-name="P4">
Category: News</text:p>
      <!--METADATA-->
      <text:p text:style-name="P4">
<draw:frame draw:style-name="fr1" draw:name="Image229" text:anchor-type="as-char" svg:width="6.9236in" svg:height="4.623439in" draw:z-index="0">
<draw:image xlink:href="../Images/AРМІЯINFORM/2023-06-03T59-00-00-04-00/balchos_result.jpg" xlink:type="simple" xlink:show="embed" xlink:actuate="onLoad" draw:mime-type="image/jpeg"/>
</draw:frame>
Illustrative photo</text:p>
      <ul>
        <li>
This is an economic vector, so they will be communicating with our authorities with our business on the restoration and reconstruction of Ukraine, - Dmitry Natalukha told the head of economic development.</li>
      </ul>
      <text:p text:style-name="P4">
According to the plan, these commissioners should simplify their business understanding of all processes in our country, find attractive opportunities and establish partnerships here.</text:p>
      <ul>
        <li>
In my opinion, the appointment of such special commissioners for Ukraine is a common policy of our partners and to take place in all governments that hold. I am often talking about this with our visa and inviting everyone who begins to pick up this message by the international. And France and the United Kingdom - a separate respect!- said Dmitry Natalukha.</li>
      </ul>
      <text:p text:style-name="P4">
<text:span text:style-name="T4">
 Source: </text:span>
 <text:a xlink:type="simple" xlink:href="https://www.rada.gov.ua/news/news_kom/237305.html" text:style-name="Internet_20_link" text:visited-style-name="Visited_20_Internet_20_Link">
Verkhovna Rada of Ukraine</text:a>
</text:p>
      <text:p text:style-name="P4">
News Source: <text:a xlink:type="simple" xlink:href="https://armyinform.com.ua/2023/06/03/velyka-brytaniya-i-francziya-pryznachyly-speczialnyh-upovnovazhenyh-z-pytan-vidnovlennya-ukrayiny/" text:style-name="Internet_20_link" text:visited-style-name="Visited_20_Internet_20_Link">
https://armyinform.com.ua/2023/06/03/velyka-brytaniya-i-francziya-pryznachyly-speczialnyh-upovnovazhenyh-z-pytan-vidnovlennya-ukrayiny/</text:a>
</text:p>
      <!--NEWS-->
      <text:h text:style-name="P10" text:outline-level="1">
<text:span text:style-name="T4">
Defense forces continue the struggle-Colonel-General Alexander Sirsky</text:span>
</text:h>
      <text:p text:style-name="P4">
Author: ['АРМІЯINFORM']</text:p>
      <text:p text:style-name="P4">
Time: 2023-06-03T60:00:00-04:00</text:p>
      <text:p text:style-name="P4">
Description: Командувач Сухопутних військ ЗСУ генерал-полковник Олександр Сирський побува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f8149f5-e56a-4216-856b-f18a5a820698.jpg" text:style-name="Internet_20_link" text:visited-style-name="Visited_20_Internet_20_Link">
7f8149f5-e56a-4216-856b-f18a5a820698.jpg</text:a>
']</text:p>
      <text:p text:style-name="P4">
Tags: ['STOPRUSSIA', 'АГРЕСІЯ РФ', 'БАХМУТ', 'ВТОРГНЕННЯ РФ', 'ОЛЕКСАНДР СИРСЬКИЙ']</text:p>
      <text:p text:style-name="P4">
Category: News</text:p>
      <!--METADATA-->
      <text:p text:style-name="P4">
<draw:frame draw:style-name="fr1" draw:name="Image230" text:anchor-type="as-char" svg:width="6.9236in" svg:height="4.608521in" draw:z-index="0">
<draw:image xlink:href="../Images/AРМІЯINFORM/2023-06-03T60-00-00-04-00/7f8149f5-e56a-4216-856b-f18a5a820698.jpg" xlink:type="simple" xlink:show="embed" xlink:actuate="onLoad" draw:mime-type="image/jpeg"/>
</draw:frame>
The Commander of the Armed Forces of the Armed Forces, Colonel-General Alexander Syrsky Visnnaya, the front line in the Bakhmut direction, where he planned with the commanders of further and presented gifts and honors to the soldiers.</text:p>
      <text:p text:style-name="P4">
He <text:a xlink:type="simple" xlink:href="https://t.me/osirskiy/95" text:style-name="Internet_20_link" text:visited-style-name="Visited_20_Internet_20_Link">
reported</text:a>
in telegrams.</text:p>
      <text:p text:style-name="P4">
«Bakhmut direction. I continue working with our warriors on the front line. It is important for the family to personally see our fighters at the front. To hear their problems and proposals from the first mouth, ” - said the commander of the Armed Forces Land Forces.</text:p>
      <text:p text:style-name="P4">
He also noted that the forces of defense continue to inflict significant losses in the Bakhmut direction, so in conjunction with the commanders of the units and the unit planned further actions.</text:p>
      <text:p text:style-name="P4">
“The main focus, as always, on people. Valuable gifts and honors have become the least gratitude for their titanic work, ”-said the general-co-emphasis of Syrsky.</text:p>
      <text:p text:style-name="P4">
News Source: <text:a xlink:type="simple" xlink:href="https://armyinform.com.ua/2023/06/03/syly-oborony-prodovzhuyut-borotbu-general-polkovnyk-oleksandr-syrskyj/" text:style-name="Internet_20_link" text:visited-style-name="Visited_20_Internet_20_Link">
https://armyinform.com.ua/2023/06/03/syly-oborony-prodovzhuyut-borotbu-general-polkovnyk-oleksandr-syrskyj/</text:a>
</text:p>
      <!--NEWS-->
      <text:h text:style-name="P10" text:outline-level="1">
<text:span text:style-name="T4">
In the Kharkiv region, 100% fulfilled plan for the selection of contract warriors</text:span>
</text:h>
      <text:p text:style-name="P4">
Author: ['Дмитро Горбунов']</text:p>
      <text:p text:style-name="P4">
Time: 2023-06-03T61:00:00-04:00</text:p>
      <text:p text:style-name="P4">
Description: To the forefront, the Chergov team was sent to the Candidates for the passage of the service for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harkiv-kontrakt-1.jpg" text:style-name="Internet_20_link" text:visited-style-name="Visited_20_Internet_20_Link">
harkiv-kontrakt-1.jpg</text:a>
', '<text:a xlink:type="simple" xlink:href="https://armyinform.com.ua/wp-content/uploads/2023/06/harkiv-kontrakt-2-150x150.jpg" text:style-name="Internet_20_link" text:visited-style-name="Visited_20_Internet_20_Link">
harkiv-kontrakt-2-150x150.jpg</text:a>
', '<text:a xlink:type="simple" xlink:href="https://armyinform.com.ua/wp-content/uploads/2023/06/harkiv-kontrakt-3-150x150.jpg" text:style-name="Internet_20_link" text:visited-style-name="Visited_20_Internet_20_Link">
harkiv-kontrakt-3-150x150.jpg</text:a>
']</text:p>
      <text:p text:style-name="P4">
Tags: ['STOPRUSSIA', 'АГРЕСІЯ РФ', 'ВТОРГНЕННЯ РФ']</text:p>
      <text:p text:style-name="P4">
Category: News</text:p>
      <!--METADATA-->
      <text:p text:style-name="P4">
<draw:frame draw:style-name="fr1" draw:name="Image231" text:anchor-type="as-char" svg:width="6.9236in" svg:height="4.604194in" draw:z-index="0">
<draw:image xlink:href="../Images/AРМІЯINFORM/2023-06-03T61-00-00-04-00/harkiv-kontrakt-1.jpg" xlink:type="simple" xlink:show="embed" xlink:actuate="onLoad" draw:mime-type="image/jpeg"/>
</draw:frame>
Another team of candidates for a contract in the Armed Forces of Ukraine, selected in Kharkiv region, was sent to the training center.</text:p>
      <text:p text:style-name="P4">
All the boys and girls during May expressed a desire to defend their country and have developed difficult stages of selection in their district territories of tasks support.</text:p>
      <text:p text:style-name="P4">
According to the command of the Kharkiv Regional Criminal Code and the JV, the last place they 100% fulfilled the plan for the selection of contract warriors. At the same time, the largest number of selected replenish the benches of the warrior assault-assaults, Marines and Land Forces.</text:p>
      <text:p text:style-name="P4">
<text:a xlink:type="simple" xlink:href="https://armyinform.com.ua/wp-content/uploads/2023/06/harkiv-kontrakt-2.jpg" text:style-name="Internet_20_link" text:visited-style-name="Visited_20_Internet_20_Link">
!(Images/AРМІЯINFORM/2023-06-03T61-00-00-04-00/harkiv-kontrakt-2-150x150.jpg)</text:a>
</text:p>
      <text:p text:style-name="P4">
<text:a xlink:type="simple" xlink:href="https://armyinform.com.ua/wp-content/uploads/2023/06/harkiv-kontrakt-3.jpg" text:style-name="Internet_20_link" text:visited-style-name="Visited_20_Internet_20_Link">
<draw:frame draw:style-name="fr1" draw:name="Image232" text:anchor-type="as-char" svg:width="6.9236in" svg:height="6.9236in" draw:z-index="0">
<draw:image xlink:href="../Images/AРМІЯINFORM/2023-06-03T61-00-00-04-00/harkiv-kontrakt-3-150x150.jpg" xlink:type="simple" xlink:show="embed" xlink:actuate="onLoad" draw:mime-type="image/jpeg"/>
</draw:frame>
</text:a>
The last team of conscripts and 26-year-olds Sergei also got.</text:p>
      <ul>
        <li>
I will soon serve in one of the special forces of our intelligence. The carrier unicorn was a long -standing dream for me, and to get to such elite - was a certain reward for my ten -year efforts at boxing rings. I will not praise with my sports achievements, just promising to achieve it in the Armed Forces of Ukraine. So on the first day of the nourishment I have combat, - said Sergei.</li>
      </ul>
      <text:p text:style-name="P4">
According to the officer of the Kharkiv Regional Shopping Center and JV, Lieutenant Colonel Andriykotenko, of all those with whom they worked in May, every tenth has a higher education. The latter fact allows such persons in the future to occupy officers.</text:p>
      <text:p text:style-name="P4">
-The average age of all was 25-27 years. By the way, four girls were discovered last month. After mastering a military specialty, Kharkiv will serve as military doctors or shooters. Traditionally, most patriots want to serve in a separate mechanized brigade named after Ivan Sirko Taspatya of Kharkiv Terroboron. Since the beginning of the year, we have already sent to serve the VSU on a professional basis hundreds of volunteers and this work continues, - summed up Lieutenant Colonel Andriy Kotenko.</text:p>
      <text:p text:style-name="P4">
<text:span text:style-name="T5">
Opto author</text:span>
</text:p>
      <text:p text:style-name="P4">
News Source: <text:a xlink:type="simple" xlink:href="https://armyinform.com.ua/2023/06/03/u-harkivskij-oblasti-na-100-vykonaly-plan-iz-vidboru-voyiniv-kontraktnykiv/" text:style-name="Internet_20_link" text:visited-style-name="Visited_20_Internet_20_Link">
https://armyinform.com.ua/2023/06/03/u-harkivskij-oblasti-na-100-vykonaly-plan-iz-vidboru-voyiniv-kontraktnykiv/</text:a>
</text:p>
      <!--NEWS-->
      <text:h text:style-name="P10" text:outline-level="1">
<text:span text:style-name="T4">
The current official of the Kherson Ova was detained, who worked on the racists during the occupation of the city</text:span>
</text:h>
      <text:p text:style-name="P4">
Author: ['АРМІЯINFORM']</text:p>
      <text:p text:style-name="P4">
Time: 2023-06-03T62:00:00-04:00</text:p>
      <text:p text:style-name="P4">
Description: The Service of the Bezpeques focused on the one co -worship of the PID Hour Stabilіzatsychiyni Ut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9a18217fa3855260e0b6d445d5c4c4b.jpeg" text:style-name="Internet_20_link" text:visited-style-name="Visited_20_Internet_20_Link">
d9a18217fa3855260e0b6d445d5c4c4b.jpeg</text:a>
']</text:p>
      <text:p text:style-name="P4">
Tags: ['STOPRUSSIA', 'АГРЕСІЯ РФ', 'ВТОРГНЕННЯ РФ', 'КОЛАБОРАНТИ', 'СБУ']</text:p>
      <text:p text:style-name="P4">
Category: News</text:p>
      <!--METADATA-->
      <text:p text:style-name="P4">
<draw:frame draw:style-name="fr1" draw:name="Image233" text:anchor-type="as-char" svg:width="6.9236in" svg:height="4.615733in" draw:z-index="0">
<draw:image xlink:href="../Images/AРМІЯINFORM/2023-06-03T62-00-00-04-00/d9a18217fa3855260e0b6d445d5c4c4b.jpeg" xlink:type="simple" xlink:show="embed" xlink:actuate="onLoad" draw:mime-type="image/jpeg"/>
</draw:frame>
The Security Service detained another collaborator during stabilization measures released by Kherson.</text:p>
      <text:p text:style-name="P4">
The official was the official of the Kherson Regional Military Administration.</text:p>
      <text:p text:style-name="P4">
During the temporary occupation of the city, he voluntarily agreed to enter the remained aggressor "Main Directorate of the Ministry of Internal Affairs".</text:p>
      <text:p text:style-name="P4">
There he was appointed "Senior Expert of the Department of Accounting and Financial-Analytical Expertise of the Expert Criminalist Center".</text:p>
      <text:p text:style-name="P4">
His "responsibilities" included the preparation of the so -called "examination of financial activity of enterprises".</text:p>
      <text:p text:style-name="P4">
"Expertise" needed to factory cases against patriotic -arranged owners of Ukrainian companies on the captured part of the region.</text:p>
      <text:p text:style-name="P4">
It was established that, while in the ranks of the occupation body, he went to Moscow for "advanced training courses".</text:p>
      <text:p text:style-name="P4">
After the liberation of the regional center, the person first "lay on the bottom" and subsequently got a local ova.</text:p>
      <text:p text:style-name="P4">
However, the SBU staff exposed the attacker, documented his criminal actions.</text:p>
      <text:p text:style-name="P4">
When searched at his residence, found:</text:p>
      <ul>
        <li>
printed laws, orders and instructions of the Ministry of Internal Affairs of the Russian Federation on the organization of preparation of forensic expertise in expert-criminalist units of law enforcement agencies; * Documents confirming his internship in Moscow.</li>
      </ul>
      <text:p text:style-name="P4">
Currently, the detainee has been reported suspected of collaboration, voluntary occupation by a citizen of Ukraine in illegal law enforcement officers created in the temporarily occupied territory.</text:p>
      <text:p text:style-name="P4">
The court chose him a preventive measure - detention. The investigation is ongoing to establish all the circumstances of the crime. The attacker faces up to 15 years.</text:p>
      <text:p text:style-name="P4">
The complex measures were carried out by the SBU staff in the Kherson region jointly by the expert police for the procedural leadership of the regional prosecutor's office.</text:p>
      <text:p text:style-name="P4">
<text:span text:style-name="T4">
 Source: </text:span>
 <text:a xlink:type="simple" xlink:href="https://ssu.gov.ua/novyny/sbu-zatrymala-chynnoho-posadovtsia-khersonskoi-ova-yakyi-u-period-okupatsii-mista-pratsiuvav-na-rashystiv" text:style-name="Internet_20_link" text:visited-style-name="Visited_20_Internet_20_Link">
<text:span text:style-name="T5">
SBU</text:span>
</text:a>
</text:p>
      <text:p text:style-name="P4">
News Source: <text:a xlink:type="simple" xlink:href="https://armyinform.com.ua/2023/06/03/zatrymano-chynnogo-posadovczya-hersonskoyi-ova-yakyj-u-period-okupacziyi-mista-praczyuvav-na-rashystiv/" text:style-name="Internet_20_link" text:visited-style-name="Visited_20_Internet_20_Link">
https://armyinform.com.ua/2023/06/03/zatrymano-chynnogo-posadovczya-hersonskoyi-ova-yakyj-u-period-okupacziyi-mista-praczyuvav-na-rashystiv/</text:a>
</text:p>
      <!--NEWS-->
      <text:h text:style-name="P10" text:outline-level="1">
<text:span text:style-name="T4">
152 settlements were fired by the army of the Russian Federation for the past day</text:span>
</text:h>
      <text:p text:style-name="P4">
Author: ['АРМІЯINFORM']</text:p>
      <text:p text:style-name="P4">
Time: 2023-06-03T63: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03_10-54-06.jpg" text:style-name="Internet_20_link" text:visited-style-name="Visited_20_Internet_20_Link">
photo_2023-06-03_10-54-06.jpg</text:a>
']</text:p>
      <text:p text:style-name="P4">
Tags: ['STOPRUSSIA', 'АГРЕСІЯ РФ', 'ВТОРГНЕННЯ РФ']</text:p>
      <text:p text:style-name="P4">
Category: News</text:p>
      <!--METADATA-->
      <text:p text:style-name="P4">
<draw:frame draw:style-name="fr1" draw:name="Image234" text:anchor-type="as-char" svg:width="6.9236in" svg:height="4.634123in" draw:z-index="0">
<draw:image xlink:href="../Images/AРМІЯINFORM/2023-06-03T63-00-00-04-00/photo_2023-06-03_10-54-06.jpg" xlink:type="simple" xlink:show="embed" xlink:actuate="onLoad" draw:mime-type="image/jpeg"/>
</draw:frame>
During the last day, Russian troops fired at the territory of 9 regions of Ukraine.</text:p>
      <text:p text:style-name="P4">
About it <text:a xlink:type="simple" xlink:href="https://t.me/militarymediacenter/2116" text:style-name="Internet_20_link" text:visited-style-name="Visited_20_Internet_20_Link">
reports</text:a>
Military Mediacenter.</text:p>
      <text:p text:style-name="P4">
From different types of weapons(mortars, tanks, artillery, RSZV, OTRK, tactical aviation)152 settlements and 219 infrastructure sites were fired.</text:p>
      <text:p text:style-name="P4">
According to preliminary information, they are killed and injured among civilians, the number of victims is clarified.</text:p>
      <text:p text:style-name="P4">
News Source: <text:a xlink:type="simple" xlink:href="https://armyinform.com.ua/2023/06/03/152-naselenyh-punkty-buly-obstrilyani-armiyeyu-rf-za-mynulu-dobu/" text:style-name="Internet_20_link" text:visited-style-name="Visited_20_Internet_20_Link">
https://armyinform.com.ua/2023/06/03/152-naselenyh-punkty-buly-obstrilyani-armiyeyu-rf-za-mynulu-dobu/</text:a>
</text:p>
      <!--NEWS-->
      <text:h text:style-name="P10" text:outline-level="1">
<text:span text:style-name="T4">
It is very difficult when you can't protect your baby from the threat - Elena Zelenskaya</text:span>
</text:h>
      <text:p text:style-name="P4">
Author: ['АРМІЯINFORM']</text:p>
      <text:p text:style-name="P4">
Time: 2023-06-03T64:00:00-04:00</text:p>
      <text:p text:style-name="P4">
Description: Dityach crying the sounds of sirens ... Kozhna Mati know: Tsel Dazhe Vazhko, if you are not able to make a cunning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2023-06-03_10-47-04.jpg" text:style-name="Internet_20_link" text:visited-style-name="Visited_20_Internet_20_Link">
photo_2023-06-03_10-47-04.jpg</text:a>
']</text:p>
      <text:p text:style-name="P4">
Tags: ['STOPRUSSIA', 'АГРЕСІЯ РФ', 'ВТОРГНЕННЯ РФ', 'ОЛЕНА ЗЕЛЕНСЬКА']</text:p>
      <text:p text:style-name="P4">
Category: News</text:p>
      <!--METADATA-->
      <text:p text:style-name="P4">
<draw:frame draw:style-name="fr1" draw:name="Image235" text:anchor-type="as-char" svg:width="6.9236in" svg:height="4.619339in" draw:z-index="0">
<draw:image xlink:href="../Images/AРМІЯINFORM/2023-06-03T64-00-00-04-00/photo_2023-06-03_10-47-04.jpg" xlink:type="simple" xlink:show="embed" xlink:actuate="onLoad" draw:mime-type="image/jpeg"/>
</draw:frame>
Children's crying to the sounds of sirens ... Everyone knows that it is very difficult when you cannot protect the baby from the threat. Therefore, when we talk about the defense today, it is first and foremost about literal protection. From death, injuries, suffering, from death.</text:p>
      <text:p text:style-name="P4">
About this the first lady of Ukraine Elena Zelenskaya <text:a xlink:type="simple" xlink:href="https://t.me/FirstLadyOfUkraine/3277" text:style-name="Internet_20_link" text:visited-style-name="Visited_20_Internet_20_Link">
wrote</text:a>
in telegrams.</text:p>
      <text:p text:style-name="P4">
Protection of children means that they should not die under the wreckage of rockets and rubble homes. Should not lose health, arms and legs.</text:p>
      <text:p text:style-name="P4">
The abduction should not be victims - and Russia has exported more than 19,000 our children.</text:p>
      <text:p text:style-name="P4">
Protection of children means protection against orphanage - that is why, in the most difficult times, Ukraine is moving to family forms of education to get rid of orphanages.</text:p>
      <text:p text:style-name="P4">
Protection of children means that they should not become forced displaced persons - in their own or in another country. Should not miss the home and loved ones.</text:p>
      <text:p text:style-name="P4">
Protection of children involves the protection of their right to study and development - they are innocent to study in bomb shelters and to distinguish missiles and drones by sound. And the cesame is what Ukrainian children do.</text:p>
      <text:p text:style-name="P4">
But this is a danger not only to our children. When a childhood in one country as a rise, it is at risk. It is a challenge to all parents and adults. You can only respond to it together.</text:p>
      <text:p text:style-name="P4">
-participated in an online mode at the Child Protection Conference(EUsupport for Reconstruction and Reform of Ukraine’s Child Protection System), which takes place in Sweden. According to a memorandum between these instances, Sweden will be a partner of Ukraine in protecting children. I am grateful for this cooperation. We will be able to help not only Ukrainian children, but also childhood in general. In order for a baby in any city in the world she cried at night to the sounds of sirens, ”said Elena Zelenskaya.</text:p>
      <text:p text:style-name="P4">
News Source: <text:a xlink:type="simple" xlink:href="https://armyinform.com.ua/2023/06/03/cze-duzhe-vazhko-koly-ne-mozhesh-zahystyty-dytynu-vid-zagrozy-olena-zelenska/" text:style-name="Internet_20_link" text:visited-style-name="Visited_20_Internet_20_Link">
https://armyinform.com.ua/2023/06/03/cze-duzhe-vazhko-koly-ne-mozhesh-zahystyty-dytynu-vid-zagrozy-olena-zelenska/</text:a>
</text:p>
      <!--NEWS-->
      <text:h text:style-name="P10" text:outline-level="1">
<text:span text:style-name="T4">
During the large -scale invasion, the number of women in the Armed Forces has doubled</text:span>
</text:h>
      <text:p text:style-name="P4">
Author: ['АРМІЯINFORM']</text:p>
      <text:p text:style-name="P4">
Time: 2023-06-03T65:00:00-04:00</text:p>
      <text:p text:style-name="P4">
Description: Pan 60 Tysyach Zhinok stand on Zahist Ukrainian. More than 42 tyesyachi… war with Ukraine 2022, war with Ukraine latest news today,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photo_2023-06-03_11-30-34.jpg" text:style-name="Internet_20_link" text:visited-style-name="Visited_20_Internet_20_Link">
photo_2023-06-03_11-30-34.jpg</text:a>
']</text:p>
      <text:p text:style-name="P4">
Tags: ['STOPRUSSIA', 'АГРЕСІЯ РФ', 'ВТОРГНЕННЯ РФ', 'МІНІСТЕРСТВО ОБОРОНИ УКРАЇНИ']</text:p>
      <text:p text:style-name="P4">
Category: News</text:p>
      <!--METADATA-->
      <text:p text:style-name="P4">
<draw:frame draw:style-name="fr1" draw:name="Image236" text:anchor-type="as-char" svg:width="6.9236in" svg:height="4.608521in" draw:z-index="0">
<draw:image xlink:href="../Images/AРМІЯINFORM/2023-06-03T65-00-00-04-00/photo_2023-06-03_11-30-34.jpg" xlink:type="simple" xlink:show="embed" xlink:actuate="onLoad" draw:mime-type="image/jpeg"/>
</draw:frame>
More than 60,000 women are in defense of Ukraine. More than 42 thousand of them are women-persons.</text:p>
      <text:p text:style-name="P4">
About it <text:a xlink:type="simple" xlink:href="https://t.me/ministry_of_defense_ua/7648" text:style-name="Internet_20_link" text:visited-style-name="Visited_20_Internet_20_Link">
reports</text:a>
Ministry of Defense of Ukraine in telegrams.</text:p>
      <text:p text:style-name="P4">
This figure is constantly increasing, because in response to the Russian invasion, a significant number of Ukrainian women joined the Armed Forces.</text:p>
      <text:p text:style-name="P4">
This is also facilitated by significant shifts in Ukrainian legislation, which are available for women to fully realize themselves in the army.</text:p>
      <text:p text:style-name="P4">
“Women keep their defense with men, fight, risk and, unfortunately, give their lives. They are a model of courage and devotion for the whole world!” —This in the message.</text:p>
      <text:p text:style-name="P4">
For comparison, in 2021, before the large -scale invasion of Russia in Ukraine, the number of women in the ranks of the Armed Forces of Ukraine was about 30 thousand.</text:p>
      <text:p text:style-name="P4">
News Source: <text:a xlink:type="simple" xlink:href="https://armyinform.com.ua/2023/06/03/za-chas-shyrokomasshtabnogo-vtorgnennya-kilkist-zhinok-u-lavah-zsu-zbilshylasya-vdvichi/" text:style-name="Internet_20_link" text:visited-style-name="Visited_20_Internet_20_Link">
https://armyinform.com.ua/2023/06/03/za-chas-shyrokomasshtabnogo-vtorgnennya-kilkist-zhinok-u-lavah-zsu-zbilshylasya-vdvichi/</text:a>
</text:p>
      <!--NEWS-->
      <text:h text:style-name="P10" text:outline-level="1">
<text:span text:style-name="T4">
The Head of the Presidential Office of Ukraine discussed with the Presidential Advisor to the desire of Ukraine to implement the Ukrainian formula of peace</text:span>
</text:h>
      <text:p text:style-name="P4">
Author: ['АРМІЯINFORM']</text:p>
      <text:p text:style-name="P4">
Time: 2023-06-03T66:00:00-04:00</text:p>
      <text:p text:style-name="P4">
Description: At the Svetai Dialogu iz allies Kerivnik Office of the President of Ukraine Andriyi ryma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49c9f3-ermak-sallyvan.jpeg" text:style-name="Internet_20_link" text:visited-style-name="Visited_20_Internet_20_Link">
f49c9f3-ermak-sallyvan.jpeg</text:a>
']</text:p>
      <text:p text:style-name="P4">
Tags: ['STOPRUSSIA', 'АГРЕСІЯ РФ', 'ВТОРГНЕННЯ РФ', 'США']</text:p>
      <text:p text:style-name="P4">
Category: News</text:p>
      <!--METADATA-->
      <text:p text:style-name="P4">
<draw:frame draw:style-name="fr1" draw:name="Image237" text:anchor-type="as-char" svg:width="6.9236in" svg:height="3.4618in" draw:z-index="0">
<draw:image xlink:href="../Images/AРМІЯINFORM/2023-06-03T66-00-00-04-00/f49c9f3-ermak-sallyvan.jpeg" xlink:type="simple" xlink:show="embed" xlink:actuate="onLoad" draw:mime-type="image/jpeg"/>
</draw:frame>
Within the framework of permanent dialogue with allies, the head of the Presidential Office of Ukraine Iremak had a telephone conversation with the adviser to the President of the United States on National Security Jake Sullivan.</text:p>
      <text:p text:style-name="P4">
About it <text:a xlink:type="simple" xlink:href="https://www.president.gov.ua/news/u-mezhah-postijnogo-dialogu-kerivnik-ofisu-prezidenta-ukrayi-83385" text:style-name="Internet_20_link" text:visited-style-name="Visited_20_Internet_20_Link">
reports</text:a>
Office of the President of Ukraine.</text:p>
      <text:p text:style-name="P4">
Andriy Yermak expressed gratitude to the United States for the leadership role in providing Ukraine with a arrangement and the means necessary to combat Russian aggression, as well as assistance in meeting the long-term needs partners.</text:p>
      <text:p text:style-name="P4">
The parties also discussed Ukraine's desire to realize the Ukrainian formula Miruyak the basis for achieving a sustainable peace in Europe. The head of the office presented the importance of engaging as many countries as possible.</text:p>
      <text:p text:style-name="P4">
In addition, Andrey Yermak informed Jake Sullivan about the current situational battlefield with the Russian aggressor and measures taken by defense forces by the use of the Ukrainian territories.</text:p>
      <text:p text:style-name="P4">
The head of the head of state thanked US President Joseph Biden, all the team, both wards of Congress for unchanged powerful assistance to Ukraine, a Tav's people who stand side by side with Ukrainians against tyranny and authoritarianism in Europe.</text:p>
      <text:p text:style-name="P4">
News Source: <text:a xlink:type="simple" xlink:href="https://armyinform.com.ua/2023/06/03/kerivnyk-ofisu-prezydenta-ukrayiny-obgovoryv-z-radnykom-prezydenta-ssha-pragnennya-ukrayiny-realizuvaty-ukrayinsku-formulu-myru/" text:style-name="Internet_20_link" text:visited-style-name="Visited_20_Internet_20_Link">
https://armyinform.com.ua/2023/06/03/kerivnyk-ofisu-prezydenta-ukrayiny-obgovoryv-z-radnykom-prezydenta-ssha-pragnennya-ukrayiny-realizuvaty-ukrayinsku-formulu-myru/</text:a>
</text:p>
      <!--NEWS-->
      <text:h text:style-name="P10" text:outline-level="1">
<text:span text:style-name="T4">
Office of the Prosecutor General of Ukraine: More than 90 thousand military crimes are documented</text:span>
</text:h>
      <text:p text:style-name="P4">
Author: ['АРМІЯINFORM']</text:p>
      <text:p text:style-name="P4">
Time: 2023-06-03T6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03062023ua.jpg" text:style-name="Internet_20_link" text:visited-style-name="Visited_20_Internet_20_Link">
warcrime-03062023ua.jpg</text:a>
', '<text:a xlink:type="simple" xlink:href="https://armyinform.com.ua/wp-content/uploads/2023/06/warcrime-03062023en.jpg" text:style-name="Internet_20_link" text:visited-style-name="Visited_20_Internet_20_Link">
warcrime-03062023en.jpg</text:a>
']</text:p>
      <text:p text:style-name="P4">
Tags: ['STOPRUSSIA', 'АГРЕСІЯ РФ', 'ВТОРГНЕННЯ РФ']</text:p>
      <text:p text:style-name="P4">
Category: News</text:p>
      <!--METADATA-->
      <text:p text:style-name="P4">
<draw:frame draw:style-name="fr1" draw:name="Image238" text:anchor-type="as-char" svg:width="6.9236in" svg:height="4.448413in" draw:z-index="0">
<draw:image xlink:href="../Images/AРМІЯINFORM/2023-06-03T67-00-00-04-00/warcrime-03062023ua.jpg" xlink:type="simple" xlink:show="embed" xlink:actuate="onLoad" draw:mime-type="image/jpeg"/>
</draw:frame>
Office of the Prosecutor General of Ukraine <text:a xlink:type="simple" xlink:href="https://www.gp.gov.ua/" text:style-name="Internet_20_link" text:visited-style-name="Visited_20_Internet_20_Link">
reports</text:a>
 прозадокументовані злочини, вчинені в період широкомасштабної агресії російськоїфедерації проти України.</text:p>
      <text:p text:style-name="P4">
<text:span text:style-name="T4">
Станом на 3 червня</text:span>
 зареєстровано:</text:p>
      <ul>
        <li>
91 061 воєнний злочин,  * 17 316 злочинів проти національної безпеки України.</li>
      </ul>
      <text:p text:style-name="P4">
Крім того, за офіційними даними ювенальних прокурорів, <text:span text:style-name="T4">
1482 дитинипостраждали</text:span>
 внаслідок агресії рф, з них:</text:p>
      <ul>
        <li>
484 — дитини загинули;  * 99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39" text:anchor-type="as-char" svg:width="6.9236in" svg:height="4.448413in" draw:z-index="0">
<draw:image xlink:href="../Images/AРМІЯINFORM/2023-06-03T67-00-00-04-00/warcrime-03062023en.jpg" xlink:type="simple" xlink:show="embed" xlink:actuate="onLoad" draw:mime-type="image/jpeg"/>
</draw:frame>
</text:p>
      <text:p text:style-name="P4">
News Source: <text:a xlink:type="simple" xlink:href="https://armyinform.com.ua/2023/06/03/ofis-genprokurora-ukrayiny-zadokumentovano-ponad-90-tysyach-voyennyh-zlochyniv-3/" text:style-name="Internet_20_link" text:visited-style-name="Visited_20_Internet_20_Link">
https://armyinform.com.ua/2023/06/03/ofis-genprokurora-ukrayiny-zadokumentovano-ponad-90-tysyach-voyennyh-zlochyniv-3/</text:a>
</text:p>
      <!--NEWS-->
      <text:h text:style-name="P10" text:outline-level="1">
<text:span text:style-name="T4">
More than 500 explosive items, including 8 aircraft</text:span>
</text:h>
      <text:p text:style-name="P4">
Author: ['АРМІЯINFORM']</text:p>
      <text:p text:style-name="P4">
Time: 2023-06-03T68:00:00-04:00</text:p>
      <text:p text:style-name="P4">
Description: Lent out, 2 worms, pirotechnicly, the holding of the Utryanovs of Ukraine ... War with Ukraine 2022, war with Ukraine Latest news today,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miny-4.jpg" text:style-name="Internet_20_link" text:visited-style-name="Visited_20_Internet_20_Link">
miny-4.jpg</text:a>
', '<text:a xlink:type="simple" xlink:href="https://armyinform.com.ua/wp-content/uploads/2023/06/346886495_225229213626577_4501536989525382498_n.jpg" text:style-name="Internet_20_link" text:visited-style-name="Visited_20_Internet_20_Link">
346886495_225229213626577_4501536989525382498_n.jpg</text:a>
']</text:p>
      <text:p text:style-name="P4">
Tags: []</text:p>
      <text:p text:style-name="P4">
Category: News</text:p>
      <!--METADATA-->
      <text:p text:style-name="P4">
<draw:frame draw:style-name="fr1" draw:name="Image240" text:anchor-type="as-char" svg:width="6.9236in" svg:height="4.277246in" draw:z-index="0">
<draw:image xlink:href="../Images/AРМІЯINFORM/2023-06-03T68-00-00-04-00/miny-4.jpg" xlink:type="simple" xlink:show="embed" xlink:actuate="onLoad" draw:mime-type="image/jpeg"/>
</draw:frame>
Illustrative photo</text:p>
      <text:p text:style-name="P4">
During the last day, <text:span text:style-name="T4">
 June 2 </text:span>
, pyrotechnic units of the State Emergency Service Service <text:span text:style-name="T4">
 156 times </text:span>
 were involved in the execution of mine tasks.</text:p>
      <text:p text:style-name="P4">
About it _ <text:a xlink:type="simple" xlink:href="https://dsns.gov.ua/uk/news/nadzvicaini-podiyi/operativna-informaciia-shhodo-roboti-pirotexnicnix-pidrozdiliv-dsns-ukrayini-62" text:style-name="Internet_20_link" text:visited-style-name="Visited_20_Internet_20_Link">
reports</text:a>
_ SES of Ukraine.</text:p>
      <text:p text:style-name="P4">
Pyrotechnical units revealed, seized and disposed of <text:span text:style-name="T4">
 569 exclusive </text:span>
 <text:span text:style-name="T4">
 items, </text:span>
 in particular <text:span text:style-name="T4">
 8 Aviation Bombs. </text:span>
(cleared) територію площею <text:span text:style-name="T4">
248 гектарів</text:span>
.</text:p>
      <text:p text:style-name="P4">
Найчастіше піротехнічні підрозділи працювали: на Харківщині 18 778 разів,Київщині — 7857, Донеччині — 5596, Миколаївщині — 5055, Херсонщині — 5288,Чернігівщині — 4662, Сумщині — 2127, Черкащині — 1111.</text:p>
      <text:p text:style-name="P4">
<text:span text:style-name="T4">
Довідково:</text:span>
 Всього від початку широкомасштабної агресії російськоїфедерації на території України знешкоджено 395 тис. 993 од. вибухонебезпечнихпредметів та 2 тис. 891 кг вибухової речовини, зокрема 2 тис. 973 од.авіаційних бомб. Обстежено територію площею близько 88 тис. 328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ь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241" text:anchor-type="as-char" svg:width="6.9236in" svg:height="8.6545in" draw:z-index="0">
<draw:image xlink:href="../Images/AРМІЯINFORM/2023-06-03T68-00-00-04-00/346886495_225229213626577_4501536989525382498_n.jpg" xlink:type="simple" xlink:show="embed" xlink:actuate="onLoad" draw:mime-type="image/jpeg"/>
</draw:frame>
</text:p>
      <text:p text:style-name="P4">
News Source: <text:a xlink:type="simple" xlink:href="https://armyinform.com.ua/2023/06/03/za-dobu-pirotehniky-dsns-zneshkodyly-ponad-500-vybuhonebezpechnyh-predmetiv-zokrema-8-aviabomb/" text:style-name="Internet_20_link" text:visited-style-name="Visited_20_Internet_20_Link">
https://armyinform.com.ua/2023/06/03/za-dobu-pirotehniky-dsns-zneshkodyly-ponad-500-vybuhonebezpechnyh-predmetiv-zokrema-8-aviabomb/</text:a>
</text:p>
      <!--NEWS-->
      <text:h text:style-name="P10" text:outline-level="1">
<text:span text:style-name="T4">
Alexei Reznikov discussed with the Ministers of Defense of Three countries how to end the war of Russia against Ukraine</text:span>
</text:h>
      <text:p text:style-name="P4">
Author: ['АРМІЯINFORM']</text:p>
      <text:p text:style-name="P4">
Time: 2023-06-03T69:00:00-04:00</text:p>
      <text:p text:style-name="P4">
Description: Mainstro defense of Ukraine Oleksiy Reznikov was ripened to the defense of the defense of the defense of the defense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xrzyiywiaazmau.jpg" text:style-name="Internet_20_link" text:visited-style-name="Visited_20_Internet_20_Link">
fxrzyiywiaazmau.jpg</text:a>
']</text:p>
      <text:p text:style-name="P4">
Tags: ['STOPRUSSIA', 'АГРЕСІЯ РФ', 'ВЕЛИКОБРИТАНІЯ', 'ВТОРГНЕННЯ РФ', 'ОЛЕКСІЙ РЕЗНІКОВ', 'ОФІЦІЙНО', 'СІНГАПУР', 'США']</text:p>
      <text:p text:style-name="P4">
Category: News</text:p>
      <!--METADATA-->
      <text:p text:style-name="P4">
<draw:frame draw:style-name="fr1" draw:name="Image242" text:anchor-type="as-char" svg:width="6.9236in" svg:height="5.551875in" draw:z-index="0">
<draw:image xlink:href="../Images/AРМІЯINFORM/2023-06-03T69-00-00-04-00/fxrzyiywiaazmau.jpg" xlink:type="simple" xlink:show="embed" xlink:actuate="onLoad" draw:mime-type="image/jpeg"/>
</draw:frame>
The Minister of Defense of Ukraine Alexei Reznikov spoke with the Minister of Defense Singapore, Dr. NG Eng Hen, Secretary of State for Defense Ben Wallace and US Secretary of Defense Lloyd J. Austin III.</text:p>
      <text:p text:style-name="P4">
Alexei Reznikov [wrote] about it(https://twitter.com/oleksiireznikov/status/1664911063706484742)Violter.</text:p>
      <text:p text:style-name="P4">
“After a roundtable of defense ministers involved in Shanngry-Laiiss dialogue, I spoke with Singapore Minister Dr. NG NG Hen Hen Imimoima with good friends and colleagues State Secretary : How to stop Russia's ongoing war, restore justice and build a safer world, ”the testimony reads.</text:p>
      <text:p text:style-name="P4">
News Source: <text:a xlink:type="simple" xlink:href="https://armyinform.com.ua/2023/06/03/oleksij-reznikov-obgovoryv-z-ministramy-oborony-troh-krayin-yak-prypynyty-vijnu-rosiyi-proty-ukrayiny/" text:style-name="Internet_20_link" text:visited-style-name="Visited_20_Internet_20_Link">
https://armyinform.com.ua/2023/06/03/oleksij-reznikov-obgovoryv-z-ministramy-oborony-troh-krayin-yak-prypynyty-vijnu-rosiyi-proty-ukrayiny/</text:a>
</text:p>
      <!--NEWS-->
      <text:h text:style-name="P10" text:outline-level="1">
<text:span text:style-name="T4">
In the northern operating area there were training of crews of helicopters Mi-24 and Mi-8 with combat shooting</text:span>
</text:h>
      <text:p text:style-name="P4">
Author: ['АРМІЯINFORM']</text:p>
      <text:p text:style-name="P4">
Time: 2023-06-03T70:00:00-04:00</text:p>
      <text:p text:style-name="P4">
Description: Zaplya Pidrimanni Boyal Vishkіl Nymobіlnishi that is a nyerateful warehouse of Zbroan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47566044_1648365705658981_3454433432808097140_n.jpg" text:style-name="Internet_20_link" text:visited-style-name="Visited_20_Internet_20_Link">
347566044_1648365705658981_3454433432808097140_n.jpg</text:a>
', '<text:a xlink:type="simple" xlink:href="https://armyinform.com.ua/wp-content/uploads/2023/06/347564662_225626186897420_4451678402985106212_n.jpg" text:style-name="Internet_20_link" text:visited-style-name="Visited_20_Internet_20_Link">
347564662_225626186897420_4451678402985106212_n.jpg</text:a>
']</text:p>
      <text:p text:style-name="P4">
Tags: []</text:p>
      <text:p text:style-name="P4">
Category: News</text:p>
      <!--METADATA-->
      <text:p text:style-name="P4">
<draw:frame draw:style-name="fr1" draw:name="Image243" text:anchor-type="as-char" svg:width="6.9236in" svg:height="4.800363in" draw:z-index="0">
<draw:image xlink:href="../Images/AРМІЯINFORM/2023-06-03T70-00-00-04-00/347566044_1648365705658981_3454433432808097140_n.jpg" xlink:type="simple" xlink:show="embed" xlink:actuate="onLoad" draw:mime-type="image/jpeg"/>
</draw:frame>
In order to maintain the combat training of the most mobile and efficient component of the Armory Forces of Ukraine, in the northern operating area, under the direction of the Commander-in-Chief of the United States of the Armed Forces of Ukraine, Lieutenant-General Sergey Naevav, a number of exercises of the MI-24 combat helicopters and military helicopters and military.</text:p>
      <text:p text:style-name="P4">
About it <text:a xlink:type="simple" xlink:href="https://www.facebook.com/JointForcesCommandAFU/posts/pfbid032JBq5CNQVanyUfGtTWaz53RJjXsCKxxtVpjXmhFwpXqkWgxuLVuPJGU1g6aVMHaPl" text:style-name="Internet_20_link" text:visited-style-name="Visited_20_Internet_20_Link">
reports</text:a>
The Command of the Joint Forces of the Armed Forces on Facebook.</text:p>
      <text:p text:style-name="P4">
According to the commander, the pilots work out the tasks that they need to the urban combat situation, prepare for appropriate flight exercises and have some experience.</text:p>
      <ul>
        <li>
The lion's share of helicopters, which are now involved in training, have recently turned from combat missions in the east of our country. Today they pass to young pilots today,-said Lieutenant General Sergey Naev today.</li>
      </ul>
      <text:p text:style-name="P4">
<draw:frame draw:style-name="fr1" draw:name="Image244" text:anchor-type="as-char" svg:width="6.9236in" svg:height="4.477261in" draw:z-index="0">
<draw:image xlink:href="../Images/AРМІЯINFORM/2023-06-03T70-00-00-04-00/347564662_225626186897420_4451678402985106212_n.jpg" xlink:type="simple" xlink:show="embed" xlink:actuate="onLoad" draw:mime-type="image/jpeg"/>
</draw:frame>
As the commander reported, for several days a group of combat management, pilots, and engineering and technical warehouse, because the only work team is the key to successful combat missions.</text:p>
      <text:p text:style-name="P4">
-In particular, experts of the engineering and aviation service carry out many different types of preparation in accordance with the regulations of technical operation of aviation equipment. Delicate the number of flights and the complexity of tasks, large loads and responsibility rests with technicians,-the lieutenant-lieutenant Sergey Naev.</text:p>
      <text:p text:style-name="P4">
According to the commander, the personnel of the helicopter subdivision is also durable, ready for tasks and continues its preparation of the gut in order to beat the enemy from the air.</text:p>
      <text:p text:style-name="P4">
-I talked with the commander, with the flight composition, with engineering and technical facilities. They are all masters of military affairs. I saw with my own eyes how they continue to increase their skills and I am sure that they will see, these pilots will perform their task perfectly,-emphasized Lieutenant General Sergey Naev.</text:p>
      <text:p text:style-name="P4">
News Source: <text:a xlink:type="simple" xlink:href="https://armyinform.com.ua/2023/06/03/u-pivnichnij-operaczijnij-zoni-vidbulysya-navchannya-ekipazhiv-vertolotiv-mi-24-ta-mi-8-iz-bojovoyu-strilboyu/" text:style-name="Internet_20_link" text:visited-style-name="Visited_20_Internet_20_Link">
https://armyinform.com.ua/2023/06/03/u-pivnichnij-operaczijnij-zoni-vidbulysya-navchannya-ekipazhiv-vertolotiv-mi-24-ta-mi-8-iz-bojovoyu-strilboyu/</text:a>
</text:p>
      <!--NEWS-->
      <text:h text:style-name="P10" text:outline-level="1">
<text:span text:style-name="T4">
Bakhmut for the enemy remains more priority than Belgorod region - Sergey Cherevaty</text:span>
</text:h>
      <text:p text:style-name="P4">
Author: ['Олексій Мосейченок']</text:p>
      <text:p text:style-name="P4">
Time: 2023-06-03T71: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STOPRUSSIA', 'АГРЕСІЯ РФ', 'ВТОРГНЕННЯ РФ', 'СЕРГІЙ ЧЕРЕВАТИЙ', 'ТЕЛЕМАРАФОН "ЄДИНІ НОВИНИ"']</text:p>
      <text:p text:style-name="P4">
Category: News</text:p>
      <!--METADATA-->
      <text:p text:style-name="P4">
<draw:frame draw:style-name="fr1" draw:name="Image245" text:anchor-type="as-char" svg:width="6.9236in" svg:height="4.32725in" draw:z-index="0">
<draw:image xlink:href="../Images/AРМІЯINFORM/2023-06-03T71-00-00-04-00/cherevatyj-bahmut-2.jpg" xlink:type="simple" xlink:show="embed" xlink:actuate="onLoad" draw:mime-type="image/jpeg"/>
</draw:frame>
Colonel Sergey Cherevaty. Collage Armyinform</text:p>
      <text:p text:style-name="P4">
The spokesman of the Eastern Urell of the Armed Forces of the Armed Forces Colonel Sergey Cherevaty reported this on the air of the Tele scale "Unified News".</text:p>
      <ul>
        <li>
The enemy lost ten months in time and at various estimates of up to 100 millennium killed and wounded, so that, I emphasize, do not fully seize the Bakhmut district center. They understand that in the case of our lightning operations can get rid of their achievements. And it can become a destabilizing moral and psychological element. Therefore, the Russians do everything to replace the "Wagner" in the Bakhmut area airborne units, which are traditionally seen as an "ambulance" in them in Soviet. And on the events and population of the Belgorod region they are killed. The remnants of military image are more important to them.</li>
      </ul>
      <text:p text:style-name="P4">
According to the officer, the Russian Federation conducts rotational events in the Bakhmut direction, which strongly covers artillery fire. During this day, the enemy performed 400 ties and four aircraft.</text:p>
      <ul>
        <li>
We, for our part, strike the enemy with all possible means, to abuse these rotational measures. So to speak, some are on the road, and other we are wearing, - said Sergey Cherevaty.</li>
      </ul>
      <text:p text:style-name="P4">
News Source: <text:a xlink:type="simple" xlink:href="https://armyinform.com.ua/2023/06/03/bahmut-dlya-voroga-zalyshayetsya-bilsh-priorytetnym-nizh-byelgorodshhyna-sergij-cherevatyj/" text:style-name="Internet_20_link" text:visited-style-name="Visited_20_Internet_20_Link">
https://armyinform.com.ua/2023/06/03/bahmut-dlya-voroga-zalyshayetsya-bilsh-priorytetnym-nizh-byelgorodshhyna-sergij-cherevatyj/</text:a>
</text:p>
      <!--NEWS-->
      <text:h text:style-name="P10" text:outline-level="1">
<text:span text:style-name="T4">
USBasadors Fandering Platform United24 joined American actor Misha Collins</text:span>
</text:h>
      <text:p text:style-name="P4">
Author: ['АРМІЯINFORM']</text:p>
      <text:p text:style-name="P4">
Time: 2023-06-03T72:00:00-04:00</text:p>
      <text:p text:style-name="P4">
Description: Before the barn -a -fandone fandramine plate form United24, the American actor was treated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bez-imeni.png" text:style-name="Internet_20_link" text:visited-style-name="Visited_20_Internet_20_Link">
bez-imeni.png</text:a>
']</text:p>
      <text:p text:style-name="P4">
Tags: ['STOPRUSSIA', 'UNITED24', 'АГРЕСІЯ РФ', 'ВТОРГНЕННЯ РФ', 'ПРЕЗИДЕНТ УКРАЇНИ']</text:p>
      <text:p text:style-name="P4">
Category: News</text:p>
      <!--METADATA-->
      <text:p text:style-name="P4">
<draw:frame draw:style-name="fr1" draw:name="Image246" text:anchor-type="as-char" svg:width="6.9236in" svg:height="5.640011in" draw:z-index="0">
<draw:image xlink:href="../Images/AРМІЯINFORM/2023-06-03T72-00-00-04-00/bez-imeni.png" xlink:type="simple" xlink:show="embed" xlink:actuate="onLoad" draw:mime-type="image/png"/>
</draw:frame>
</text:p>
      <text:p text:style-name="P4">
До команди амбасадорів фандрейзингової платформи United24 приєднавсяамериканський актор Міша Коллінз. Він підтримає напрям «Гуманітарнерозмінування».</text:p>
      <text:p text:style-name="P4">
Про це Президент України Володимир Зеленський<text:a xlink:type="simple" xlink:href="https://t.me/V_Zelenskiy_official/6458" text:style-name="Internet_20_link" text:visited-style-name="Visited_20_Internet_20_Link">
повідомив</text:a>
in telegrams.</text:p>
      <ul>
        <li>
Thank you partner United24 Giles Delyley for his active position and help. Mishalins and Gailles Delyley have been actively supporting Ukraine since the beginning of the Russian tuning. Thank you!- the head of state emphasized. - I was glad to meet the famous ambassadors of Andriy Shevchenko and Alexander Zinchenko, which were presenting a charity match in support of Ukraine4UKRAINE.</li>
      </ul>
      <text:p text:style-name="P4">
News Source: <text:a xlink:type="simple" xlink:href="https://armyinform.com.ua/2023/06/03/do-ambasadoriv-fandrejzyngovoyi-platformy-united24-pryyednavsya-amerykanskyj-aktor-misha-kollinz/" text:style-name="Internet_20_link" text:visited-style-name="Visited_20_Internet_20_Link">
https://armyinform.com.ua/2023/06/03/do-ambasadoriv-fandrejzyngovoyi-platformy-united24-pryyednavsya-amerykanskyj-aktor-misha-kollinz/</text:a>
</text:p>
      <!--NEWS-->
      <text:h text:style-name="P10" text:outline-level="1">
<text:span text:style-name="T4">
In Odessa, the cadets were trained on ships and vessels of the Navy of Ukraine before release</text:span>
</text:h>
      <text:p text:style-name="P4">
Author: ['Володимир Віват']</text:p>
      <text:p text:style-name="P4">
Time: 2023-06-03T73:00:00-04:00</text:p>
      <text:p text:style-name="P4">
Description: Cadet of viddіlennya vіsyskovo pіdgotovka of the Fahovy Koledia of Morsky transport ... War with Ukraine 2022, war with Ukraine Latest news today, News War with Ukraine 2022 Last for today, will there be a war between Ukraine and Russia and when the war with Ukraine in 2022 will be either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6/osnovna.jpg" text:style-name="Internet_20_link" text:visited-style-name="Visited_20_Internet_20_Link">
osnovna.jpg</text:a>
', '<text:a xlink:type="simple" xlink:href="https://armyinform.com.ua/wp-content/uploads/2023/06/anatolij-150x150.jpg" text:style-name="Internet_20_link" text:visited-style-name="Visited_20_Internet_20_Link">
anatolij-150x150.jpg</text:a>
', '<text:a xlink:type="simple" xlink:href="https://armyinform.com.ua/wp-content/uploads/2023/06/anatolij-2-150x150.jpg" text:style-name="Internet_20_link" text:visited-style-name="Visited_20_Internet_20_Link">
anatolij-2-150x150.jpg</text:a>
', '<text:a xlink:type="simple" xlink:href="https://armyinform.com.ua/wp-content/uploads/2023/06/maksym-150x150.jpg" text:style-name="Internet_20_link" text:visited-style-name="Visited_20_Internet_20_Link">
maksym-150x150.jpg</text:a>
', '<text:a xlink:type="simple" xlink:href="https://armyinform.com.ua/wp-content/uploads/2023/06/maksym-2-150x150.jpg" text:style-name="Internet_20_link" text:visited-style-name="Visited_20_Internet_20_Link">
maksym-2-150x150.jpg</text:a>
', '<text:a xlink:type="simple" xlink:href="https://armyinform.com.ua/wp-content/uploads/2023/06/maksym-3-150x150.jpg" text:style-name="Internet_20_link" text:visited-style-name="Visited_20_Internet_20_Link">
maksym-3-150x150.jpg</text:a>
', '<text:a xlink:type="simple" xlink:href="https://armyinform.com.ua/wp-content/uploads/2023/06/anastasiya-150x150.jpg" text:style-name="Internet_20_link" text:visited-style-name="Visited_20_Internet_20_Link">
anastasiya-150x150.jpg</text:a>
', '<text:a xlink:type="simple" xlink:href="https://armyinform.com.ua/wp-content/uploads/2023/06/anastasiya-2-150x150.jpg" text:style-name="Internet_20_link" text:visited-style-name="Visited_20_Internet_20_Link">
anastasiya-2-150x150.jpg</text:a>
', '<text:a xlink:type="simple" xlink:href="https://armyinform.com.ua/wp-content/uploads/2023/06/anastasiya-3-150x150.jpg" text:style-name="Internet_20_link" text:visited-style-name="Visited_20_Internet_20_Link">
anastasiya-3-150x150.jpg</text:a>
']</text:p>
      <text:p text:style-name="P4">
Tags: ['STOPRUSSIA', 'АГРЕСІЯ РФ', 'ВТОРГНЕННЯ РФ']</text:p>
      <text:p text:style-name="P4">
Category: News</text:p>
      <!--METADATA-->
      <text:p text:style-name="P4">
<draw:frame draw:style-name="fr1" draw:name="Image247" text:anchor-type="as-char" svg:width="6.9236in" svg:height="4.615733in" draw:z-index="0">
<draw:image xlink:href="../Images/AРМІЯINFORM/2023-06-03T73-00-00-04-00/osnovna.jpg" xlink:type="simple" xlink:show="embed" xlink:actuate="onLoad" draw:mime-type="image/jpeg"/>
</draw:frame>
The cadets of the military training department of the professional College of Marine Transport of the National University of Odessa Maritime Academy have passed pre-graduation on ships and vessels of the Navy of the ZSUKRAINA.</text:p>
      <text:p text:style-name="P4">
The practical training of graduates was carried out in accordance with their selected specialties in the positions of the officers of the steering team and the officers of theradiotelegraphic team.</text:p>
      <text:p text:style-name="P4">
According to the head of the internship senior lieutenant Anatoly, during the month the currencies acquired the skills directly in their future positions, applying the theoretical knowledge gained in practice.</text:p>
      <text:p text:style-name="P4">
<text:a xlink:type="simple" xlink:href="https://armyinform.com.ua/wp-content/uploads/2023/06/anatolij.jpg" text:style-name="Internet_20_link" text:visited-style-name="Visited_20_Internet_20_Link">
!(Images/AРМІЯINFORM/2023-06-03T73-00-00-04-00/anatolij-150x150.jpg)</text:a>
</text:p>
      <text:p text:style-name="P4">
<text:a xlink:type="simple" xlink:href="https://armyinform.com.ua/wp-content/uploads/2023/06/anatolij-2.jpg" text:style-name="Internet_20_link" text:visited-style-name="Visited_20_Internet_20_Link">
<draw:frame draw:style-name="fr1" draw:name="Image248" text:anchor-type="as-char" svg:width="6.9236in" svg:height="6.9236in" draw:z-index="0">
<draw:image xlink:href="../Images/AРМІЯINFORM/2023-06-03T73-00-00-04-00/anatolij-2-150x150.jpg" xlink:type="simple" xlink:show="embed" xlink:actuate="onLoad" draw:mime-type="image/jpeg"/>
</draw:frame>
</text:a>
- With personnel, the trainees worked out the whole schedule of the day, brand the participation in ship's combat training, engaged in work on equipment that would be in charge of them. We focused more on working with the specific figures on which they will work, - the officer said.</text:p>
      <text:p text:style-name="P4">
He also reported that at the end of the internship, the cadets were successfully drawn up and received appropriate grades from their executives.</text:p>
      <ul>
        <li>
The internship showed that cadets cope well with their responsibilities, they are very motivated to acquire a military profession, are constantly interested in the features of the service, work with personnel. These are the capable Tadivchata boys who will eventually be able to master their positions in full and qualitatively, ”Anatoly said.</li>
      </ul>
      <text:p text:style-name="P4">
One of the trainees, the cadet Maxim, said that during this month he managed to study the peculiarities of the service in the selected position of the officers. In practice, the guy mastered the intricacies of the management of subordinate personnel, performing action in the maneuvering of the vessel or in the case of an enemy attack, algorithms of work with maps, studied the tactical and technical characteristics of this vessel.</text:p>
      <text:p text:style-name="P4">
<text:a xlink:type="simple" xlink:href="https://armyinform.com.ua/wp-content/uploads/2023/06/maksym.jpg" text:style-name="Internet_20_link" text:visited-style-name="Visited_20_Internet_20_Link">
!(Images/AРМІЯINFORM/2023-06-03T73-00-00-04-00/maksym-150x150.jpg)</text:a>
</text:p>
      <text:p text:style-name="P4">
<text:a xlink:type="simple" xlink:href="https://armyinform.com.ua/wp-content/uploads/2023/06/maksym-2.jpg" text:style-name="Internet_20_link" text:visited-style-name="Visited_20_Internet_20_Link">
<draw:frame draw:style-name="fr1" draw:name="Image249" text:anchor-type="as-char" svg:width="6.9236in" svg:height="6.9236in" draw:z-index="0">
<draw:image xlink:href="../Images/AРМІЯINFORM/2023-06-03T73-00-00-04-00/maksym-2-150x150.jpg" xlink:type="simple" xlink:show="embed" xlink:actuate="onLoad" draw:mime-type="image/jpeg"/>
</draw:frame>
</text:a>
</text:p>
      <text:p text:style-name="P4">
<text:a xlink:type="simple" xlink:href="https://armyinform.com.ua/wp-content/uploads/2023/06/maksym-3.jpg" text:style-name="Internet_20_link" text:visited-style-name="Visited_20_Internet_20_Link">
<draw:frame draw:style-name="fr1" draw:name="Image250" text:anchor-type="as-char" svg:width="6.9236in" svg:height="6.9236in" draw:z-index="0">
<draw:image xlink:href="../Images/AРМІЯINFORM/2023-06-03T73-00-00-04-00/maksym-3-150x150.jpg" xlink:type="simple" xlink:show="embed" xlink:actuate="onLoad" draw:mime-type="image/jpeg"/>
</draw:frame>
</text:a>
</text:p>
      <text:p text:style-name="P4">
Dreams of a career of a naval sailor and cadet Anastasia, who is passing the post of officers of the communication team. With her choice, she was, by the way, a father, who at one time passed a conscript.</text:p>
      <text:p text:style-name="P4">
<text:a xlink:type="simple" xlink:href="https://armyinform.com.ua/wp-content/uploads/2023/06/anastasiya.jpg" text:style-name="Internet_20_link" text:visited-style-name="Visited_20_Internet_20_Link">
!(Images/AРМІЯINFORM/2023-06-03T73-00-00-04-00/anastasiya-150x150.jpg)</text:a>
</text:p>
      <text:p text:style-name="P4">
<text:a xlink:type="simple" xlink:href="https://armyinform.com.ua/wp-content/uploads/2023/06/anastasiya-2.jpg" text:style-name="Internet_20_link" text:visited-style-name="Visited_20_Internet_20_Link">
<draw:frame draw:style-name="fr1" draw:name="Image251" text:anchor-type="as-char" svg:width="6.9236in" svg:height="6.9236in" draw:z-index="0">
<draw:image xlink:href="../Images/AРМІЯINFORM/2023-06-03T73-00-00-04-00/anastasiya-2-150x150.jpg" xlink:type="simple" xlink:show="embed" xlink:actuate="onLoad" draw:mime-type="image/jpeg"/>
</draw:frame>
</text:a>
</text:p>
      <text:p text:style-name="P4">
<text:a xlink:type="simple" xlink:href="https://armyinform.com.ua/wp-content/uploads/2023/06/anastasiya-3.jpg" text:style-name="Internet_20_link" text:visited-style-name="Visited_20_Internet_20_Link">
<draw:frame draw:style-name="fr1" draw:name="Image252" text:anchor-type="as-char" svg:width="6.9236in" svg:height="6.9236in" draw:z-index="0">
<draw:image xlink:href="../Images/AРМІЯINFORM/2023-06-03T73-00-00-04-00/anastasiya-3-150x150.jpg" xlink:type="simple" xlink:show="embed" xlink:actuate="onLoad" draw:mime-type="image/jpeg"/>
</draw:frame>
</text:a>
- Our team was engaged in communication on the ship, as well as maintaining contact with other ships. Communication is a very important thing, it is always necessary, especially on a ship that performs tasks in the sea, - says Anastasia. - That is why during the internship I tried to get as much practical as possible, I really liked it. I want to serve on ships after release, gain experience, and then study further at the officer.</text:p>
      <text:p text:style-name="P4">
<text:span text:style-name="T5">
Opto author</text:span>
</text:p>
      <text:p text:style-name="P4">
News Source: <text:a xlink:type="simple" xlink:href="https://armyinform.com.ua/2023/06/03/v-odesi-kursanty-pered-vypuskom-projshly-stazhuvannya-na-korablyah-i-sudnah-vms-ukrayiny/" text:style-name="Internet_20_link" text:visited-style-name="Visited_20_Internet_20_Link">
https://armyinform.com.ua/2023/06/03/v-odesi-kursanty-pered-vypuskom-projshly-stazhuvannya-na-korablyah-i-sudnah-vms-ukrayiny/</text:a>
</text:p>
      <!--NEWS-->
      <text:h text:style-name="P10" text:outline-level="1">
<text:span text:style-name="T4">
The Discussion "Veterans is the Basis of Human Capital of Ukraine": What experts said</text:span>
</text:h>
      <text:p text:style-name="P4">
Author: ['Антон Печерський']</text:p>
      <text:p text:style-name="P4">
Time: 2023-06-03T74:00:00-04:00</text:p>
      <text:p text:style-name="P4">
Description: Sexi-Disckusia “Veterani is the basis of the Ludsk Kapital Ukrainian” prazuvila with the foru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01_veteran.jpg" text:style-name="Internet_20_link" text:visited-style-name="Visited_20_Internet_20_Link">
01_veteran.jpg</text:a>
', '<text:a xlink:type="simple" xlink:href="https://armyinform.com.ua/wp-content/uploads/2023/06/02-1-1.jpg" text:style-name="Internet_20_link" text:visited-style-name="Visited_20_Internet_20_Link">
02-1-1.jpg</text:a>
', '<text:a xlink:type="simple" xlink:href="https://armyinform.com.ua/wp-content/uploads/2023/06/03-1.jpg" text:style-name="Internet_20_link" text:visited-style-name="Visited_20_Internet_20_Link">
03-1.jpg</text:a>
', '<text:a xlink:type="simple" xlink:href="https://armyinform.com.ua/wp-content/uploads/2023/06/04-1-1.jpg" text:style-name="Internet_20_link" text:visited-style-name="Visited_20_Internet_20_Link">
04-1-1.jpg</text:a>
', '<text:a xlink:type="simple" xlink:href="https://armyinform.com.ua/wp-content/uploads/2023/06/05-1-1.jpg" text:style-name="Internet_20_link" text:visited-style-name="Visited_20_Internet_20_Link">
05-1-1.jpg</text:a>
', '<text:a xlink:type="simple" xlink:href="https://armyinform.com.ua/wp-content/uploads/2023/06/06-2.jpg" text:style-name="Internet_20_link" text:visited-style-name="Visited_20_Internet_20_Link">
06-2.jpg</text:a>
', '<text:a xlink:type="simple" xlink:href="https://armyinform.com.ua/wp-content/uploads/2023/06/07-2.jpg" text:style-name="Internet_20_link" text:visited-style-name="Visited_20_Internet_20_Link">
07-2.jpg</text:a>
', '<text:a xlink:type="simple" xlink:href="https://armyinform.com.ua/wp-content/uploads/2023/06/08-2-1.jpg" text:style-name="Internet_20_link" text:visited-style-name="Visited_20_Internet_20_Link">
08-2-1.jpg</text:a>
']</text:p>
      <text:p text:style-name="P4">
Tags: ['STOPRUSSIA', 'АГРЕСІЯ РФ', 'ВТОРГНЕННЯ РФ', 'СОЦЗАХИСТ']</text:p>
      <text:p text:style-name="P4">
Category: News</text:p>
      <!--METADATA-->
      <text:p text:style-name="P4">
<draw:frame draw:style-name="fr1" draw:name="Image253" text:anchor-type="as-char" svg:width="6.9236in" svg:height="5.215779in" draw:z-index="0">
<draw:image xlink:href="../Images/AРМІЯINFORM/2023-06-03T74-00-00-04-00/01_veteran.jpg" xlink:type="simple" xlink:show="embed" xlink:actuate="onLoad" draw:mime-type="image/jpeg"/>
</draw:frame>
The Discussion "Veterans-the Basis of Human Capital of Ukraine" worked in the <text:a xlink:type="simple" xlink:href="https://armyinform.com.ua/2023/05/31/nyni-tryvaye-zakladannya-systemy-upravlinnya-vidnovlennya-ukrayiny-odnogo-z-najbilshyh-modernizaczijnyh-proyektiv-majbutnogo/" text:style-name="Internet_20_link" text:visited-style-name="Visited_20_Internet_20_Link">
Forum of Civil Society "Outline of the Future: Victory, Recovery and Modernization of Ukraine"</text:a>
, which took place in the Art Arsenal. The participants discussed topical issues of Ukraine's development of tomorrow, deveterans are the basis of human capital, since Ukrainian society will already be further or widened by a society with a high specific share of young veterans.</text:p>
      <text:p text:style-name="P4">
<draw:frame draw:style-name="fr1" draw:name="Image254" text:anchor-type="as-char" svg:width="6.9236in" svg:height="3.894525in" draw:z-index="0">
<draw:image xlink:href="../Images/AРМІЯINFORM/2023-06-03T74-00-00-04-00/02-1-1.jpg" xlink:type="simple" xlink:show="embed" xlink:actuate="onLoad" draw:mime-type="image/jpeg"/>
</draw:frame>
Experts, representatives of state power bodies of Tagnian society took part in the work of the section.</text:p>
      <text:h text:style-name="P12" text:outline-level="3">
<text:span text:style-name="T4">
<text:span text:style-name="T4">
 Case Managers-an effective tool to meet the needs of veterans </text:span>
</text:span>
</text:h>
      <text:p text:style-name="P4">
The meeting of the coalition coalition was opened, by the Minister of Vetrans in 2019-2020, Oksana Kolyada, who identified the keywares of discussion. Today, according to her, one of the main problems is the correspondence of legislation with modern realities. The Law of Ukraine "On War Status, Guarantees of their Social Protection" in 1993 is not corresponding to novoy challenges and is unable to meet the current needs. In view of the tight task, the development and adoption of a new legislation, which has read new challenges and met the needs of veterans.</text:p>
      <text:p text:style-name="P4">
<draw:frame draw:style-name="fr1" draw:name="Image255" text:anchor-type="as-char" svg:width="6.9236in" svg:height="4.618041in" draw:z-index="0">
<draw:image xlink:href="../Images/AРМІЯINFORM/2023-06-03T74-00-00-04-00/03-1.jpg" xlink:type="simple" xlink:show="embed" xlink:actuate="onLoad" draw:mime-type="image/jpeg"/>
</draw:frame>
Oksanakolya</text:p>
      <text:p text:style-name="P4">
Particular attention was paid to the concept of veterans support system on a par other, emphasizing the need to enlighten all who work with veterans of departments - educators, psychologists, doctors, social workers, police, etc. They should have the skills of working with people who have undergone a war. Kolyada's separateoxana presented the Institute of Case Managers-specialists who will work with veterans and will help to meet their needs at the group level. The task of the case managers will take care of all the needs of the veteran level of the community, developing typical mechanisms for solving their problems-registration of documents, recovery of health, rehabilitation, employment.</text:p>
      <text:p text:style-name="P4">
**</text:p>
      <text:p text:style-name="P4">
Read also:**</text:p>
      <text:p text:style-name="P4">
-A case manager is one who advises, informs and organizes services. He is in contact with all institutions on the ground with both state and state -owned, local self -government bodies. He leads a profilering and his family. This will protect us from the fact that we will lose information about the need for a particular person, - the expert emphasized.</text:p>
      <text:h text:style-name="P12" text:outline-level="3">
<text:span text:style-name="T4">
<text:span text:style-name="T4">
 Case Managers have to work in every community </text:span>
</text:span>
</text:h>
      <text:p text:style-name="P4">
The topic of providing services to veterans from the sector of non -governmental organizations opened the ministerial social policy Ulyana Tokareva.</text:p>
      <ul>
        <li>
The advantage and problem of social work is that it is allegedly about everything. It is a little about employment and rehabilitation, it is about psychological support, it is about education - absolutely about everything. At the same time, it is a completely specific task - to help a person to get out of a difficult life circumstance, to get out of the one that interferes with him. We, as a central executive body, which responds to the formation of state policy in the field of social services, we form a frame in which everyone who provides social services can work, who is engaged in social work, - she said.</li>
      </ul>
      <text:p text:style-name="P4">
Veterans need that a professional person, a specialist evaluated their needs, helped them to make a plan of getting out of the situation and accompanied it in the processing of the problem. Such a professional should be the case manager who works in every community, with support from the state, organizational sector, business representatives and more.</text:p>
      <text:p text:style-name="P4">
<draw:frame draw:style-name="fr1" draw:name="Image256" text:anchor-type="as-char" svg:width="6.9236in" svg:height="4.161084in" draw:z-index="0">
<draw:image xlink:href="../Images/AРМІЯINFORM/2023-06-03T74-00-00-04-00/04-1-1.jpg" xlink:type="simple" xlink:show="embed" xlink:actuate="onLoad" draw:mime-type="image/jpeg"/>
</draw:frame>
Ulyana Tokareva emphasized that in no case can it be postponed and satisfying the needs of veterans at the time after victory, as people are working out to solve their problems now, in real time. Therefore, in cooperation with the Ministry of Defense, the Social Policy Ministry realizes the projects for the preparation of case managers as social workers who are able to meet the needs of veterans and take care of their families.</text:p>
      <text:p text:style-name="P4">
The expert also drew attention to the prospect of diversification of the social services market, which should become more intense. In its formation, both public authorities and local self -government should participate, public organizations, business. The Ministry of Social Policy is interested in fatigue so that as many communities as possible can provide the necessary services to veterans.</text:p>
      <text:h text:style-name="P12" text:outline-level="3">
<text:span text:style-name="T4">
<text:span text:style-name="T4">
 three variants of grant programs for veterans </text:span>
Tatiana Berezhna said about what he does the Ministry of Economy to include veterans in business. Since last year, the grant program "Own business", which has become extremely popular - has already published - already published four thousand grants for 250 thousand UAH. Based on this successful attitude, the idea was to launch a similar program for veterans.</text:span>
</text:h>
      <text:p text:style-name="P4">
<draw:frame draw:style-name="fr1" draw:name="Image257" text:anchor-type="as-char" svg:width="6.9236in" svg:height="3.475647in" draw:z-index="0">
<draw:image xlink:href="../Images/AРМІЯINFORM/2023-06-03T74-00-00-04-00/05-1-1.jpg" xlink:type="simple" xlink:show="embed" xlink:actuate="onLoad" draw:mime-type="image/jpeg"/>
</draw:frame>
- The veterans program has the following three components. <text:span text:style-name="T4">
 The first </text:span>
 is a veteran or veterans grant worth UAH 250,000 with the obligation to create one workplace. The essence of this irreversible support from the state is that the veteran of the chevetan receives this grant - 250 thousand UAH, and has to return it for the three years as taxes and fees, - she said.</text:p>
      <text:p text:style-name="P4">
<text:span text:style-name="T4">
 The second type of grant support </text:span>
 is a grant for the second person from the spouse of the diesel, which can take a grant of UAH 500,000 and has the obligation to operate at least two people. The return of the grant will take place in three years in the form of taxes and fees. The peculiarity of the second grant is that it is provided on co -financing conditions - 30 % invests the recipient himself, 70 %(at least - 500 thousand UAH)The state compensates.</text:p>
      <text:p text:style-name="P4">
<text:span text:style-name="T4">
 The third kind of grants </text:span>
 for veterans is a grant worth 1 million UAH for a veteran or veterans who have experience in business. He provides employment of at least four, two of whom should be veterans or people with disabilities. The return of this grant is Taxama for three years in the form of taxes and fees.</text:p>
      <text:p text:style-name="P4">
<draw:frame draw:style-name="fr1" draw:name="Image258" text:anchor-type="as-char" svg:width="6.9236in" svg:height="2.69328in" draw:z-index="0">
<draw:image xlink:href="../Images/AРМІЯINFORM/2023-06-03T74-00-00-04-00/06-2.jpg" xlink:type="simple" xlink:show="embed" xlink:actuate="onLoad" draw:mime-type="image/jpeg"/>
</draw:frame>
The peculiarity of this grant program is that all documents are submitted by <text:a xlink:type="simple" xlink:href="https://diia.gov.ua/services/grant-dlya-veteraniv-ta-chleniv-yihnih-simej" text:style-name="Internet_20_link" text:visited-style-name="Visited_20_Internet_20_Link">
the portal "Action"</text:a>
, where they receive them Savings Bank, where the business provider's business preparation is checked. If the business reputation is perfect, then the Guide must be interviewed at the employment center, which, incidentally, can happen in the way, and remotely - through video binding.</text:p>
      <text:p text:style-name="P4">
Another feature of the grant is that the funds are not issued in cash. They are accumulated in the special bank account of the Savings Bank only for a certain type of expenses provided by the grant program.</text:p>
      <text:h text:style-name="P12" text:outline-level="3">
<text:span text:style-name="T4">
<text:span text:style-name="T4">
 Entrepreneurs must be facilitated by both the state and society </text:span>
-Earlier, I believed that veterans-entrepreneurs themselves are a proactive part of social, they are not guilty of anything, they have to do everything alone,-he became. - However, experience shows that veterans need specialization from both the state and society. They have special needs of Iroblems, due to special experience.</text:span>
</text:h>
      <text:p text:style-name="P4">
<draw:frame draw:style-name="fr1" draw:name="Image259" text:anchor-type="as-char" svg:width="6.9236in" svg:height="4.618041in" draw:z-index="0">
<draw:image xlink:href="../Images/AРМІЯINFORM/2023-06-03T74-00-00-04-00/07-2.jpg" xlink:type="simple" xlink:show="embed" xlink:actuate="onLoad" draw:mime-type="image/jpeg"/>
</draw:frame>
Sergei</text:p>
      <text:p text:style-name="P4">
The entrepreneur emphasized the need for special educational courses for veterans who want to engage in entrepreneurship, the need for financing Veteran businesses, talking about positive examples of the activities of the Veterans Association in this field.</text:p>
      <text:p text:style-name="P4">
Serhiy Poznyak emphasized both the need to interact with the state and to depart from purely paternalistic approaches in the work of the Zetrans. The non -governmental sector that will work for a drink of veteran entrepreneurship should also be active.</text:p>
      <text:h text:style-name="P12" text:outline-level="3">
<text:span text:style-name="T4">
<text:span text:style-name="T4">
 You need to satisfy the veterans' request for reintegration and socialization right now </text:span>
</text:span>
</text:h>
      <text:p text:style-name="P4">
The system of support from the war was told by a veterans, the head of NGO "Protection" Kateryna Lutsyk, who advocates the creation of a structure in Khmelnytskyi, to take care of the needs of veterans and should be an example of the interactions of the ocular and non -state sectors.</text:p>
      <ul>
        <li>
The Khmelnytsky region is the second largest number of mobilized, and all active servicemen are our potential audience - these are future veterans of the Jetrans who will return home to their communities after demobilization. It is necessary to be prepared for this, because they will return with the basic request of the nationality and socialization, - she emphasized.</li>
      </ul>
      <text:p text:style-name="P4">
<draw:frame draw:style-name="fr1" draw:name="Image260" text:anchor-type="as-char" svg:width="6.9236in" svg:height="4.618041in" draw:z-index="0">
<draw:image xlink:href="../Images/AРМІЯINFORM/2023-06-03T74-00-00-04-00/08-2-1.jpg" xlink:type="simple" xlink:show="embed" xlink:actuate="onLoad" draw:mime-type="image/jpeg"/>
</draw:frame>
Katerynalitsyk</text:p>
      <text:p text:style-name="P4">
Kateryna Lutsyk noted the need to clearly understand the real needs of detectives, on the basis of which it will be possible to generate the appropriate mechanisms for these needs. This determines the task of the case managers to establish steady contact with a veteran or veteran and their families and comprehensively study their requests.</text:p>
      <ul>
        <li>
When the veteran returns home, it is the family that is the first entrance point to the veteran. She should know the intricacies of working with combat trauma, so there will be different aspects and consequences of traumatic experience, - said Lajaekpertka, emphasizing the need to work with members of families of veterans of Uzhezaraz, before the return of Ukrainian defenders home.</li>
      </ul>
      <text:p text:style-name="P4">
**</text:p>
      <text:p text:style-name="P4">
Read also:**</text:p>
      <text:p text:style-name="P4">
At the end of the work "Veterans - the basis of human capital of Ukraine" Konstantin Tatarkin, veteran and representative of the NGO "Space of Opportunities", touched the then honoring and heroization. He emphasized that honoring a veteran -needed society is much more than the military itself. Ukrainian defenders are the basis of self -identity and model for imitation, so the attention of the Doni determines the future of the Ukrainian nation.</text:p>
      <text:p text:style-name="P4">
Victor Dehtyar's FOOT and Open Sources_</text:p>
      <text:p text:style-name="P4">
News Source: <text:a xlink:type="simple" xlink:href="https://armyinform.com.ua/2023/06/03/sekcziya-dyskusiya-veterany-osnova-lyudskogo-kapitalu-ukrayiny-pro-shho-govoryly-eksperty/" text:style-name="Internet_20_link" text:visited-style-name="Visited_20_Internet_20_Link">
https://armyinform.com.ua/2023/06/03/sekcziya-dyskusiya-veterany-osnova-lyudskogo-kapitalu-ukrayiny-pro-shho-govoryly-eksperty/</text:a>
</text:p>
      <!--NEWS-->
      <text:h text:style-name="P10" text:outline-level="1">
<text:span text:style-name="T4">
7 Russian Internet agents that spread Kremlin propaganda in Ukraine were exposed</text:span>
</text:h>
      <text:p text:style-name="P4">
Author: ['АРМІЯINFORM']</text:p>
      <text:p text:style-name="P4">
Time: 2023-06-03T75:00:00-04:00</text:p>
      <text:p text:style-name="P4">
Description: The non-signaled service of the non-format-pydrivnoye diyalnіstriye AgriTatorv was neutral, ... the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767ff191ba437b7bdaa7e6517464f91c.jpeg" text:style-name="Internet_20_link" text:visited-style-name="Visited_20_Internet_20_Link">
767ff191ba437b7bdaa7e6517464f91c.jpeg</text:a>
']</text:p>
      <text:p text:style-name="P4">
Tags: []</text:p>
      <text:p text:style-name="P4">
Category: News</text:p>
      <!--METADATA-->
      <text:p text:style-name="P4">
<draw:frame draw:style-name="fr1" draw:name="Image261" text:anchor-type="as-char" svg:width="6.9236in" svg:height="4.615733in" draw:z-index="0">
<draw:image xlink:href="../Images/AРМІЯINFORM/2023-06-03T75-00-00-04-00/767ff191ba437b7bdaa7e6517464f91c.jpeg" xlink:type="simple" xlink:show="embed" xlink:actuate="onLoad" draw:mime-type="image/jpeg"/>
</draw:frame>
Illustrative photo</text:p>
      <text:p text:style-name="P4">
The Security Service neutralized the information and subversive activities of another 7 hostile agitators, which spread the pro-Kremliv content on social networks.</text:p>
      <text:p text:style-name="P4">
They took the main part of the destructive materials from Russian Internet resources and used them to loosen the socio-political environments of different regions of Ukraine.</text:p>
      <text:p text:style-name="P4">
Yes, <text:span text:style-name="T4">
 in Kiev: </text:span>
</text:p>
      <text:p text:style-name="P4">
A resident of the city was exposed, which on its own page in the forbidden social network "Classmates" regularly justified the armed aggression of the Russian Federation against Ukraine.</text:p>
      <text:p text:style-name="P4">
She also published calls for the seizure of the authorities of our country's border.</text:p>
      <text:p text:style-name="P4">
She has now been informed of suspicion immediately under three articles of the Criminal Code of Ukraine.</text:p>
      <text:p text:style-name="P4">
<text:span text:style-name="T4">
 in Sumy region: </text:span>
</text:p>
      <text:p text:style-name="P4">
The propaganda activity of a resident of the regional center is blocked. Due to the Facebook account, he housed the Kremlin narratives about the alleged "civil war" in Ukraine and heroned Terrorist Zakharchenko.</text:p>
      <text:p text:style-name="P4">
<text:span text:style-name="T4">
 In the Dnipropetrovsk region: </text:span>
</text:p>
      <text:p text:style-name="P4">
Three more enemy associates were detained, who supported the aggressive war of anti -Ukraine and called for cooperation with the Russian invaders.</text:p>
      <text:p text:style-name="P4">
In addition, one of the malefactors published posts in which fakes were distributed by the military-political leadership of our country and praised the heads of Kreml.</text:p>
      <text:p text:style-name="P4">
<text:span text:style-name="T4">
 In Ternopil: </text:span>
</text:p>
      <text:p text:style-name="P4">
The online agitator was revealed, who discredited Ukrainian defenders who protected Mariupol. At the same time, the person involved in a number of community associations and initiatives related to the collaborator Stramousov and the leader of the Population Field Balanin.</text:p>
      <text:p text:style-name="P4">
<text:span text:style-name="T4">
 In Mykolaiv region: </text:span>
</text:p>
      <text:p text:style-name="P4">
The director of a local enterprise, which in "Classmates" actively stamped to capture the territory of Ukraine.</text:p>
      <text:p text:style-name="P4">
According to the investigation, the person involved is a native of Makeevka of Donetsk region. He maintained a connection with local collaborators.</text:p>
      <text:p text:style-name="P4">
Investigative actions are underway to establish all circumstances and bring the perpetrators responsible for all exposed facts.</text:p>
      <text:p text:style-name="P4">
The complex measures were carried out by the SBU staff together with the National Police for the procedural leadership of the prosecutor's office.</text:p>
      <text:p text:style-name="P4">
<text:span text:style-name="T4">
 Source: </text:span>
 <text:a xlink:type="simple" xlink:href="https://ssu.gov.ua/novyny/sbu-vykryla-shche-7-internetahentiv-rf-yaki-poshyriuvaly-kremlivsku-propahandu-v-ukraini" text:style-name="Internet_20_link" text:visited-style-name="Visited_20_Internet_20_Link">
<text:span text:style-name="T5">
SBU</text:span>
</text:a>
</text:p>
      <text:p text:style-name="P4">
News Source: <text:a xlink:type="simple" xlink:href="https://armyinform.com.ua/2023/06/03/vykryto-7-internet-agentiv-rf-yaki-poshyryuvaly-kremlivsku-propagandu-v-ukrayini/" text:style-name="Internet_20_link" text:visited-style-name="Visited_20_Internet_20_Link">
https://armyinform.com.ua/2023/06/03/vykryto-7-internet-agentiv-rf-yaki-poshyryuvaly-kremlivsku-propagandu-v-ukrayini/</text:a>
</text:p>
      <!--NEWS-->
      <text:h text:style-name="P10" text:outline-level="1">
<text:span text:style-name="T4">
The wreck of the Russian APC Juni Buchans turned into a memorial medal</text:span>
</text:h>
      <text:p text:style-name="P4">
Author: ['Володимир Загребельний']</text:p>
      <text:p text:style-name="P4">
Time: 2023-06-03T76:00:00-04:00</text:p>
      <text:p text:style-name="P4">
Description: At the National Museum of Istorіya, the friendly of the other is the presentation of the presentation ...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muzej-golovna.jpg" text:style-name="Internet_20_link" text:visited-style-name="Visited_20_Internet_20_Link">
muzej-golovna.jpg</text:a>
', '<text:a xlink:type="simple" xlink:href="https://armyinform.com.ua/wp-content/uploads/2023/06/muzej-01-150x150.jpg" text:style-name="Internet_20_link" text:visited-style-name="Visited_20_Internet_20_Link">
muzej-01-150x150.jpg</text:a>
', '<text:a xlink:type="simple" xlink:href="https://armyinform.com.ua/wp-content/uploads/2023/06/muzej-02-150x150.jpg" text:style-name="Internet_20_link" text:visited-style-name="Visited_20_Internet_20_Link">
muzej-02-150x150.jpg</text:a>
', '<text:a xlink:type="simple" xlink:href="https://armyinform.com.ua/wp-content/uploads/2023/06/muzej-03-150x150.jpg" text:style-name="Internet_20_link" text:visited-style-name="Visited_20_Internet_20_Link">
muzej-03-150x150.jpg</text:a>
', '<text:a xlink:type="simple" xlink:href="https://armyinform.com.ua/wp-content/uploads/2023/06/muzej-04-150x150.jpg" text:style-name="Internet_20_link" text:visited-style-name="Visited_20_Internet_20_Link">
muzej-04-150x150.jpg</text:a>
']</text:p>
      <text:p text:style-name="P4">
Tags: ['STOPRUSSIA', 'АГРЕСІЯ РФ', 'ВТОРГНЕННЯ РФ', 'НАЦІОНАЛЬНИМ МУЗЕЄМ ІСТОРІЇ УКРАЇНИ У ДРУГІЙ СВІТОВІЙ ВІЙНІ']</text:p>
      <text:p text:style-name="P4">
Category: News</text:p>
      <!--METADATA-->
      <text:p text:style-name="P4">
<draw:frame draw:style-name="fr1" draw:name="Image262" text:anchor-type="as-char" svg:width="6.9236in" svg:height="4.731127in" draw:z-index="0">
<draw:image xlink:href="../Images/AРМІЯINFORM/2023-06-03T76-00-00-04-00/muzej-golovna.jpg" xlink:type="simple" xlink:show="embed" xlink:actuate="onLoad" draw:mime-type="image/jpeg"/>
</draw:frame>
The National Museum of History of Ukraine in the Second World War took place a memorial medal created by art youth from Bucha. During the occupation, the young Ukrainians joined the team, stood, and subsequently founded a DFNRS Brand. Now they seek to show the world the consequences of war, casting a coin medal from the debris of Russian technology.</text:p>
      <text:p text:style-name="P4">
"The more tragedy, as a child's death, cannot be in life," - the General Director of the Museum of War, Yuriy Savchuk, opened a memorable event dedicated to the youngest victims of the war.</text:p>
      <text:p text:style-name="P4">
<text:a xlink:type="simple" xlink:href="https://armyinform.com.ua/wp-content/uploads/2023/06/muzej-01.jpg" text:style-name="Internet_20_link" text:visited-style-name="Visited_20_Internet_20_Link">
!(Images/AРМІЯINFORM/2023-06-03T76-00-00-04-00/muzej-01-150x150.jpg)</text:a>
</text:p>
      <text:p text:style-name="P4">
<text:a xlink:type="simple" xlink:href="https://armyinform.com.ua/wp-content/uploads/2023/06/muzej-02.jpg" text:style-name="Internet_20_link" text:visited-style-name="Visited_20_Internet_20_Link">
<draw:frame draw:style-name="fr1" draw:name="Image263" text:anchor-type="as-char" svg:width="6.9236in" svg:height="6.9236in" draw:z-index="0">
<draw:image xlink:href="../Images/AРМІЯINFORM/2023-06-03T76-00-00-04-00/muzej-02-150x150.jpg" xlink:type="simple" xlink:show="embed" xlink:actuate="onLoad" draw:mime-type="image/jpeg"/>
</draw:frame>
</text:a>
The commemorative medal presented at the War Museum was created from a fragment of an armored soldier, destroyed between Bucha and Irpin on March 4, 20122. The obverse depicts the sky and the track that the innocent souls go to the other world. The coin also depicts the upper gate's outline, where a multimedia project "[Martyrologist.Children ...] was presented a year ago.(https://armyinform.com.ua/2022/06/04/vidkryto-martyrolog-ditej-zagyblyh-u-period-povnomasshtabnoyi-rosijsko-ukrayinskoyi-vijny/)”.</text:p>
      <text:p text:style-name="P4">
The reverse of the medal depicts a woman with a closed face and a thorn wreath of Uzlossi, who is the embodiment of mothers who lost children during the war. It will have a darkened silhouette of the child in his hands, because only the memory remained. Nearby-a solid sword as a symbol of revenge of Ukraine-mother for all the dead.</text:p>
      <text:p text:style-name="P4">
The medal seized a fragment that resembles a fragment. According to the authors, after victory on the wreckage will be the date of end of the war and the number of children. Subsequently, this fragment will complement and complete the medal.</text:p>
      <text:p text:style-name="P4">
“There should be no this event at all. Children should live, play, learn, bangs, be fun for parents, not die in their beds from night-Russian shelling,-Irina Kotsyabiuk shared in her opinion. “Children should be only for successful schools or high -speed sports.</text:p>
      <text:p text:style-name="P4">
<text:a xlink:type="simple" xlink:href="https://armyinform.com.ua/wp-content/uploads/2023/06/muzej-03.jpg" text:style-name="Internet_20_link" text:visited-style-name="Visited_20_Internet_20_Link">
<draw:frame draw:style-name="fr1" draw:name="Image264" text:anchor-type="as-char" svg:width="6.9236in" svg:height="6.9236in" draw:z-index="0">
<draw:image xlink:href="../Images/AРМІЯINFORM/2023-06-03T76-00-00-04-00/muzej-03-150x150.jpg" xlink:type="simple" xlink:show="embed" xlink:actuate="onLoad" draw:mime-type="image/jpeg"/>
</draw:frame>
</text:a>
</text:p>
      <text:p text:style-name="P4">
<text:a xlink:type="simple" xlink:href="https://armyinform.com.ua/wp-content/uploads/2023/06/muzej-04.jpg" text:style-name="Internet_20_link" text:visited-style-name="Visited_20_Internet_20_Link">
<draw:frame draw:style-name="fr1" draw:name="Image265" text:anchor-type="as-char" svg:width="6.9236in" svg:height="6.9236in" draw:z-index="0">
<draw:image xlink:href="../Images/AРМІЯINFORM/2023-06-03T76-00-00-04-00/muzej-04-150x150.jpg" xlink:type="simple" xlink:show="embed" xlink:actuate="onLoad" draw:mime-type="image/jpeg"/>
</draw:frame>
</text:a>
The project was brought to life with the assistance of the team of the General Prosecutor of Ukraine, which became a reliable partner of the museum in coverage of heavy and tragic aspects of war. The event of honoring the memory of the children was joined by Olesivoloshin, the Deputy Head of the Department of Protection of Children and Protity of Domestic Violence of the Prosecutor General's Office of Ukraine. She has been the highest priority now is the memory: not to forget any children and any crime. Unfortunately, the war is ongoing, some territories of Ukraine are dodged, and we can only guess the exposure of which the horrible truth is waiting.</text:p>
      <text:p text:style-name="P4">
It is difficult to even imagine that at the time of the presentation of the martyrologist on the symbolic altar were presented the names and portraits of 261 children who were killed at the hands of the Russian aggressor. And now this mournful list has grown to 484. For each new figure - the fallen life, stolen dreams, broken fates.</text:p>
      <text:p text:style-name="P4">
The presented medal is framed by the words from the work of the young poetess Katerynitovstone: "They had how much time, and now - nothingness."</text:p>
      <text:p text:style-name="P4">
In the future, the commemorative medal will be exhibited at the upper gate.</text:p>
      <text:p text:style-name="P4">
<text:span text:style-name="T5">
Poto provided by the National Museum of History of Ukraine in World War II.</text:span>
</text:p>
      <text:p text:style-name="P4">
News Source: <text:a xlink:type="simple" xlink:href="https://armyinform.com.ua/2023/06/03/ulamok-rosijskogo-btr-yuni-buchanczi-peretvoryly-v-pamyatnu-medal/" text:style-name="Internet_20_link" text:visited-style-name="Visited_20_Internet_20_Link">
https://armyinform.com.ua/2023/06/03/ulamok-rosijskogo-btr-yuni-buchanczi-peretvoryly-v-pamyatnu-medal/</text:a>
</text:p>
      <!--NEWS-->
      <text:h text:style-name="P10" text:outline-level="1">
<text:span text:style-name="T4">
In Russia, there may be a rebellion or military confrontation - GUR</text:span>
</text:h>
      <text:p text:style-name="P4">
Author: ['АРМІЯINFORM']</text:p>
      <text:p text:style-name="P4">
Time: 2023-06-03T77:00:00-04:00</text:p>
      <text:p text:style-name="P4">
Description: One iz is low scenariiv’s outstanding situations of the Situations of the War-Agresorus of Rosykh.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49593351.jpg" text:style-name="Internet_20_link" text:visited-style-name="Visited_20_Internet_20_Link">
49593351.jpg</text:a>
']</text:p>
      <text:p text:style-name="P4">
Tags: ['STOPRUSSIA', 'АГРЕСІЯ РФ', 'ВТОРГНЕННЯ РФ', 'ГУР МОУ']</text:p>
      <text:p text:style-name="P4">
Category: News</text:p>
      <!--METADATA-->
      <text:p text:style-name="P4">
<draw:frame draw:style-name="fr1" draw:name="Image266" text:anchor-type="as-char" svg:width="6.9236in" svg:height="4.569576in" draw:z-index="0">
<draw:image xlink:href="../Images/AРМІЯINFORM/2023-06-03T77-00-00-04-00/49593351.jpg" xlink:type="simple" xlink:show="embed" xlink:actuate="onLoad" draw:mime-type="image/jpeg"/>
</draw:frame>
Illustrative photo</text:p>
      <text:p text:style-name="P4">
One of the scenarios of the development of the situation within the aggressor state can become a rebellion or military confrontation.</text:p>
      <text:p text:style-name="P4">
About it on the air of the talk show "New countdown" on the public told the representative of the chief intelligence department of the Ministry of Defense of Ukraine Andriy Yusov <text:a xlink:type="simple" xlink:href="https://gur.gov.ua/content/korol-holyi-u-moskovshchyni-mozhlyvyi-zakolot.html" text:style-name="Internet_20_link" text:visited-style-name="Visited_20_Internet_20_Link">
reports</text:a>
GUR MOU.</text:p>
      <text:p text:style-name="P4">
"Due to the successful actions of the security and defense forces of Ukraine and the de -occupation of our territories, internal conflicts are possible within the Moscow region itself," said the representative of the GUR.</text:p>
      <text:p text:style-name="P4">
Yusov added that the relevant scenario may also lead to the successful actions of rebels who fight for their rights in the territory of the so -called Russian Federation - the Russians by the Federation by the Federation.</text:p>
      <text:p text:style-name="P4">
A representative of Ukraine's military intelligence noted that the operation of volunteers of the Russian Volunteer Corps and the Legion of Freedom of Russia is still ongoing.</text:p>
      <text:p text:style-name="P4">
“The king was naked. All the capable of moving, is thrown by Ukraine. In the territory of the Moscow region there are mainly bubbles "Gaishniki", - said a representative of military intelligence of Ukraine.</text:p>
      <text:p text:style-name="P4">
According to Andriy Yusov, the fight against armed rebels does not include the pre -competence of Putin convened within the framework of the Edelweiss plan to the border of "Gibddeshniki", mostly trained to beat the participants of peaceful protesters and bribes from pensioners: Therefore, the artillery and "hail" bomb and destroy the civilian houses of the Muscovites themselves. This is live, live, all this world looks at all, ”summed up a representative of the GUR of the Ministry of Depth of Ukraine.</text:p>
      <text:p text:style-name="P4">
News Source: <text:a xlink:type="simple" xlink:href="https://armyinform.com.ua/2023/06/03/na-rosiyi-mozhe-statysya-zakolot-abo-vijskove-protystoyannya-gur/" text:style-name="Internet_20_link" text:visited-style-name="Visited_20_Internet_20_Link">
https://armyinform.com.ua/2023/06/03/na-rosiyi-mozhe-statysya-zakolot-abo-vijskove-protystoyannya-gur/</text:a>
</text:p>
      <!--NEWS-->
      <text:h text:style-name="P10" text:outline-level="1">
<text:span text:style-name="T4">
144 Pupils of Chernihiv Lyceum with enhanced military-physical training celebrated graduation</text:span>
</text:h>
      <text:p text:style-name="P4">
Author: ['Ігор Березинський']</text:p>
      <text:p text:style-name="P4">
Time: 2023-06-03T78:00:00-04:00</text:p>
      <text:p text:style-name="P4">
Description: Already the 28th RIK Possil of the Vydnchiy, I will be in the minds of the Winnoye, the war with Ukraine 2022, the war with Ukraine is the latest news today, the news war with Ukraine 2022 is the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01-3.jpg" text:style-name="Internet_20_link" text:visited-style-name="Visited_20_Internet_20_Link">
01-3.jpg</text:a>
', '<text:a xlink:type="simple" xlink:href="https://armyinform.com.ua/wp-content/uploads/2023/06/03-2-150x150.jpg" text:style-name="Internet_20_link" text:visited-style-name="Visited_20_Internet_20_Link">
03-2-150x150.jpg</text:a>
', '<text:a xlink:type="simple" xlink:href="https://armyinform.com.ua/wp-content/uploads/2023/06/04-2-150x150.jpg" text:style-name="Internet_20_link" text:visited-style-name="Visited_20_Internet_20_Link">
04-2-150x150.jpg</text:a>
', '<text:a xlink:type="simple" xlink:href="https://armyinform.com.ua/wp-content/uploads/2023/06/05-2-150x150.jpg" text:style-name="Internet_20_link" text:visited-style-name="Visited_20_Internet_20_Link">
05-2-150x150.jpg</text:a>
', '<text:a xlink:type="simple" xlink:href="https://armyinform.com.ua/wp-content/uploads/2023/06/06-3-150x150.jpg" text:style-name="Internet_20_link" text:visited-style-name="Visited_20_Internet_20_Link">
06-3-150x150.jpg</text:a>
', '<text:a xlink:type="simple" xlink:href="https://armyinform.com.ua/wp-content/uploads/2023/06/07-4-150x150.jpg" text:style-name="Internet_20_link" text:visited-style-name="Visited_20_Internet_20_Link">
07-4-150x150.jpg</text:a>
', '<text:a xlink:type="simple" xlink:href="https://armyinform.com.ua/wp-content/uploads/2023/06/08-3-150x150.jpg" text:style-name="Internet_20_link" text:visited-style-name="Visited_20_Internet_20_Link">
08-3-150x150.jpg</text:a>
', '<text:a xlink:type="simple" xlink:href="https://armyinform.com.ua/wp-content/uploads/2023/06/09-2-150x150.jpg" text:style-name="Internet_20_link" text:visited-style-name="Visited_20_Internet_20_Link">
09-2-150x150.jpg</text:a>
', '<text:a xlink:type="simple" xlink:href="https://armyinform.com.ua/wp-content/uploads/2023/06/10-2-150x150.jpg" text:style-name="Internet_20_link" text:visited-style-name="Visited_20_Internet_20_Link">
10-2-150x150.jpg</text:a>
', '<text:a xlink:type="simple" xlink:href="https://armyinform.com.ua/wp-content/uploads/2023/06/12-150x150.jpg" text:style-name="Internet_20_link" text:visited-style-name="Visited_20_Internet_20_Link">
12-150x150.jpg</text:a>
', '<text:a xlink:type="simple" xlink:href="https://armyinform.com.ua/wp-content/uploads/2023/06/13-150x150.jpg" text:style-name="Internet_20_link" text:visited-style-name="Visited_20_Internet_20_Link">
13-150x150.jpg</text:a>
', '<text:a xlink:type="simple" xlink:href="https://armyinform.com.ua/wp-content/uploads/2023/06/14-1-150x150.jpg" text:style-name="Internet_20_link" text:visited-style-name="Visited_20_Internet_20_Link">
14-1-150x150.jpg</text:a>
', '<text:a xlink:type="simple" xlink:href="https://armyinform.com.ua/wp-content/uploads/2023/06/02-2-150x150.jpg" text:style-name="Internet_20_link" text:visited-style-name="Visited_20_Internet_20_Link">
02-2-150x150.jpg</text:a>
']</text:p>
      <text:p text:style-name="P4">
Tags: ['STOPRUSSIA', 'АГРЕСІЯ РФ', 'ВИПУСК ЛІЦЕЇСТІВ', 'ВТОРГНЕННЯ РФ', 'ЧЕРНІГІВ']</text:p>
      <text:p text:style-name="P4">
Category: News</text:p>
      <!--METADATA-->
      <text:p text:style-name="P4">
<draw:frame draw:style-name="fr1" draw:name="Image267" text:anchor-type="as-char" svg:width="6.9236in" svg:height="3.894525in" draw:z-index="0">
<draw:image xlink:href="../Images/AРМІЯINFORM/2023-06-03T78-00-00-04-00/01-3.jpg" xlink:type="simple" xlink:show="embed" xlink:actuate="onLoad" draw:mime-type="image/jpeg"/>
</draw:frame>
For the 28th consecutive year, they celebrated their graduation, and even in the conditions of the state, it was not an exception. The head of the Chernihiv Lyceum with the dedicated military-physical training, Lieutenant Colonel Yevgeny Kazanin, greeted the pupils of the Lyceum and, together with honorary guests, issued a certificate of general secondary education, and the best of them diplomas, certificates and medals.</text:p>
      <ul>
        <li>
We managed to ensure the proper level of training in a war and mixed form in war. In the current line - 144 graduates, armed with knowledge, skills, morally and physically hardened, pupilized patriots of our country. Among them - 3 medalists, 31 pupils have received a commendable diploma for learning success, 87 lyceum students chose a professional defender of our country for themselves, - said Lieutenant Kazanin in his welcoming speech.</li>
      </ul>
      <text:p text:style-name="P4">
<text:a xlink:type="simple" xlink:href="https://armyinform.com.ua/wp-content/uploads/2023/06/03-2.jpg" text:style-name="Internet_20_link" text:visited-style-name="Visited_20_Internet_20_Link">
!(Images/AРМІЯINFORM/2023-06-03T78-00-00-04-00/03-2-150x150.jpg)</text:a>
</text:p>
      <text:p text:style-name="P4">
<text:a xlink:type="simple" xlink:href="https://armyinform.com.ua/wp-content/uploads/2023/06/04-2.jpg" text:style-name="Internet_20_link" text:visited-style-name="Visited_20_Internet_20_Link">
<draw:frame draw:style-name="fr1" draw:name="Image268" text:anchor-type="as-char" svg:width="6.9236in" svg:height="6.9236in" draw:z-index="0">
<draw:image xlink:href="../Images/AРМІЯINFORM/2023-06-03T78-00-00-04-00/04-2-150x150.jpg" xlink:type="simple" xlink:show="embed" xlink:actuate="onLoad" draw:mime-type="image/jpeg"/>
</draw:frame>
</text:a>
</text:p>
      <text:p text:style-name="P4">
<text:a xlink:type="simple" xlink:href="https://armyinform.com.ua/wp-content/uploads/2023/06/05-2.jpg" text:style-name="Internet_20_link" text:visited-style-name="Visited_20_Internet_20_Link">
<draw:frame draw:style-name="fr1" draw:name="Image269" text:anchor-type="as-char" svg:width="6.9236in" svg:height="6.9236in" draw:z-index="0">
<draw:image xlink:href="../Images/AРМІЯINFORM/2023-06-03T78-00-00-04-00/05-2-150x150.jpg" xlink:type="simple" xlink:show="embed" xlink:actuate="onLoad" draw:mime-type="image/jpeg"/>
</draw:frame>
</text:a>
</text:p>
      <text:p text:style-name="P4">
<text:a xlink:type="simple" xlink:href="https://armyinform.com.ua/wp-content/uploads/2023/06/06-3.jpg" text:style-name="Internet_20_link" text:visited-style-name="Visited_20_Internet_20_Link">
<draw:frame draw:style-name="fr1" draw:name="Image270" text:anchor-type="as-char" svg:width="6.9236in" svg:height="6.9236in" draw:z-index="0">
<draw:image xlink:href="../Images/AРМІЯINFORM/2023-06-03T78-00-00-04-00/06-3-150x150.jpg" xlink:type="simple" xlink:show="embed" xlink:actuate="onLoad" draw:mime-type="image/jpeg"/>
</draw:frame>
</text:a>
</text:p>
      <text:p text:style-name="P4">
<text:a xlink:type="simple" xlink:href="https://armyinform.com.ua/wp-content/uploads/2023/06/07-4.jpg" text:style-name="Internet_20_link" text:visited-style-name="Visited_20_Internet_20_Link">
<draw:frame draw:style-name="fr1" draw:name="Image271" text:anchor-type="as-char" svg:width="6.9236in" svg:height="6.9236in" draw:z-index="0">
<draw:image xlink:href="../Images/AРМІЯINFORM/2023-06-03T78-00-00-04-00/07-4-150x150.jpg" xlink:type="simple" xlink:show="embed" xlink:actuate="onLoad" draw:mime-type="image/jpeg"/>
</draw:frame>
</text:a>
Unfortunately, 39 Lyceum graduates will never return to their homes, they gave the most expensive - life in the fight against the Russian aggressor.</text:p>
      <text:p text:style-name="P4">
Along with their parents and teachers joined the greetings and honorary guests who were in the West.</text:p>
      <ul>
        <li>
I am deeply convinced that this is not the last document, you have a lot of educational institutions, many achievements and victories for an independent state. The experience you gained during your training is the traditions that have been drawn to, you will continue, because there is nothing stronger - Lydcholovich Friendship, which was obtained here. I wish you with a high honor of the Igrity to carry this title of lyceum, who is known in the territory of our country, - said the head of the Chernihiv Regional Shopping Center and JV Colonel Oleg Goncharuk.</li>
      </ul>
      <text:p text:style-name="P4">
<text:a xlink:type="simple" xlink:href="https://armyinform.com.ua/wp-content/uploads/2023/06/08-3.jpg" text:style-name="Internet_20_link" text:visited-style-name="Visited_20_Internet_20_Link">
!(Images/AРМІЯINFORM/2023-06-03T78-00-00-04-00/08-3-150x150.jpg)</text:a>
</text:p>
      <text:p text:style-name="P4">
<text:a xlink:type="simple" xlink:href="https://armyinform.com.ua/wp-content/uploads/2023/06/10-2.jpg" text:style-name="Internet_20_link" text:visited-style-name="Visited_20_Internet_20_Link">
<draw:frame draw:style-name="fr1" draw:name="Image272" text:anchor-type="as-char" svg:width="6.9236in" svg:height="6.9236in" draw:z-index="0">
<draw:image xlink:href="../Images/AРМІЯINFORM/2023-06-03T78-00-00-04-00/10-2-150x150.jpg" xlink:type="simple" xlink:show="embed" xlink:actuate="onLoad" draw:mime-type="image/jpeg"/>
</draw:frame>
</text:a>
</text:p>
      <text:p text:style-name="P4">
<text:a xlink:type="simple" xlink:href="https://armyinform.com.ua/wp-content/uploads/2023/06/12.jpg" text:style-name="Internet_20_link" text:visited-style-name="Visited_20_Internet_20_Link">
<draw:frame draw:style-name="fr1" draw:name="Image273" text:anchor-type="as-char" svg:width="6.9236in" svg:height="6.9236in" draw:z-index="0">
<draw:image xlink:href="../Images/AРМІЯINFORM/2023-06-03T78-00-00-04-00/12-150x150.jpg" xlink:type="simple" xlink:show="embed" xlink:actuate="onLoad" draw:mime-type="image/jpeg"/>
</draw:frame>
</text:a>
</text:p>
      <text:p text:style-name="P4">
<text:a xlink:type="simple" xlink:href="https://armyinform.com.ua/wp-content/uploads/2023/06/13.jpg" text:style-name="Internet_20_link" text:visited-style-name="Visited_20_Internet_20_Link">
<draw:frame draw:style-name="fr1" draw:name="Image274" text:anchor-type="as-char" svg:width="6.9236in" svg:height="6.9236in" draw:z-index="0">
<draw:image xlink:href="../Images/AРМІЯINFORM/2023-06-03T78-00-00-04-00/13-150x150.jpg" xlink:type="simple" xlink:show="embed" xlink:actuate="onLoad" draw:mime-type="image/jpeg"/>
</draw:frame>
</text:a>
</text:p>
      <text:p text:style-name="P4">
<text:a xlink:type="simple" xlink:href="https://armyinform.com.ua/wp-content/uploads/2023/06/14-1.jpg" text:style-name="Internet_20_link" text:visited-style-name="Visited_20_Internet_20_Link">
<draw:frame draw:style-name="fr1" draw:name="Image275" text:anchor-type="as-char" svg:width="6.9236in" svg:height="6.9236in" draw:z-index="0">
<draw:image xlink:href="../Images/AРМІЯINFORM/2023-06-03T78-00-00-04-00/14-1-150x150.jpg" xlink:type="simple" xlink:show="embed" xlink:actuate="onLoad" draw:mime-type="image/jpeg"/>
</draw:frame>
</text:a>
</text:p>
      <text:p text:style-name="P4">
<text:a xlink:type="simple" xlink:href="https://armyinform.com.ua/wp-content/uploads/2023/06/02-2.jpg" text:style-name="Internet_20_link" text:visited-style-name="Visited_20_Internet_20_Link">
<draw:frame draw:style-name="fr1" draw:name="Image276" text:anchor-type="as-char" svg:width="6.9236in" svg:height="6.9236in" draw:z-index="0">
<draw:image xlink:href="../Images/AРМІЯINFORM/2023-06-03T78-00-00-04-00/02-2-150x150.jpg" xlink:type="simple" xlink:show="embed" xlink:actuate="onLoad" draw:mime-type="image/jpeg"/>
</draw:frame>
</text:a>
"Lyceum shoulder - honor for us, and then I will be a cadet like a time - I become a lieutenant!" - A small holiday concert began with such a slogan, at which lyceum students and guests demonstrated their creative, vocal and dance abilities.</text:p>
      <text:p text:style-name="P4">
Already after a small rest, graduates of the Chernihiv Lyceum with enhanced military-physical training will continue to study and obtain higher education, the vast majority in the educational institutions of the Ministry of Defense of Ukraine of other law enforcement agencies.</text:p>
      <text:p text:style-name="P4">
<text:span text:style-name="T5">
Foto and video author</text:span>
</text:p>
      <text:p text:style-name="P4">
News Source: <text:a xlink:type="simple" xlink:href="https://armyinform.com.ua/2023/06/03/144-vyhovanczi-chernigivskogo-liczeyu-z-posylenoyu-vijskovo-fizychnoyu-pidgotovkoyu-vidsvyatkuvaly-vypusknyj/" text:style-name="Internet_20_link" text:visited-style-name="Visited_20_Internet_20_Link">
https://armyinform.com.ua/2023/06/03/144-vyhovanczi-chernigivskogo-liczeyu-z-posylenoyu-vijskovo-fizychnoyu-pidgotovkoyu-vidsvyatkuvaly-vypusknyj/</text:a>
</text:p>
      <!--NEWS-->
      <text:h text:style-name="P10" text:outline-level="1">
<text:span text:style-name="T4">
The values of all civilized countries are the same - Alexei Reznikov</text:span>
</text:h>
      <text:p text:style-name="P4">
Author: ['АРМІЯINFORM']</text:p>
      <text:p text:style-name="P4">
Time: 2023-06-03T79:00:00-04:00</text:p>
      <text:p text:style-name="P4">
Description: Mainstr Defense of Ukraine Oleksii Reznikov, having packed the Minir to the defense of the Singapuru Doctor 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xrdfc6amaajlq7.jpg" text:style-name="Internet_20_link" text:visited-style-name="Visited_20_Internet_20_Link">
fxrdfc6amaajlq7.jpg</text:a>
']</text:p>
      <text:p text:style-name="P4">
Tags: ['STOPRUSSIA', 'АГРЕСІЯ РФ', 'ВТОРГНЕННЯ РФ', 'ОЛЕКСІЙ РЕЗНІКОВ', 'ОФІЦІЙНО']</text:p>
      <text:p text:style-name="P4">
Category: News</text:p>
      <!--METADATA-->
      <text:p text:style-name="P4">
<draw:frame draw:style-name="fr1" draw:name="Image277" text:anchor-type="as-char" svg:width="6.9236in" svg:height="4.615733in" draw:z-index="0">
<draw:image xlink:href="../Images/AРМІЯINFORM/2023-06-03T79-00-00-04-00/fxrdfc6amaajlq7.jpg" xlink:type="simple" xlink:show="embed" xlink:actuate="onLoad" draw:mime-type="image/jpeg"/>
</draw:frame>
The Minister of Defense of Ukraine Oleksiy Reznikov thanked the Defense Minister Singporudoctor NG Eng Hen for Hospitality.</text:p>
      <text:p text:style-name="P4">
Alexei Reznikov [wrote] about it(https://twitter.com/oleksiireznikov/status/1664964715947212801)Violter.</text:p>
      <text:p text:style-name="P4">
“I thank the Minister of Defense Singapore Dr. NG Eng Hen for hospitality and important work. Iiss Shangri-La Dialogue is another platform to join the efforts of peace around the world. The values of all civilized countries are the same, ”the message will be.</text:p>
      <text:p text:style-name="P4">
News Source: <text:a xlink:type="simple" xlink:href="https://armyinform.com.ua/2023/06/03/czinnosti-vsih-czyvilizovanyh-krayin-odnakovi-oleksij-reznikov/" text:style-name="Internet_20_link" text:visited-style-name="Visited_20_Internet_20_Link">
https://armyinform.com.ua/2023/06/03/czinnosti-vsih-czyvilizovanyh-krayin-odnakovi-oleksij-reznikov/</text:a>
</text:p>
      <!--NEWS-->
      <text:h text:style-name="P10" text:outline-level="1">
<text:span text:style-name="T4">
DSNS: Approximately 5,000 shelters have been tested in different regions - 893 unsuitable for use</text:span>
</text:h>
      <text:p text:style-name="P4">
Author: ['АРМІЯINFORM']</text:p>
      <text:p text:style-name="P4">
Time: 2023-06-03T80:00:00-04:00</text:p>
      <text:p text:style-name="P4">
Description: More than 5300 Ryatuvalnikov, half -tier shows of the sossevich organized Vikonavch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imagetools4.jpg" text:style-name="Internet_20_link" text:visited-style-name="Visited_20_Internet_20_Link">
imagetools4.jpg</text:a>
']</text:p>
      <text:p text:style-name="P4">
Tags: ['STOPRUSSIA', 'АГРЕСІЯ РФ', 'ВТОРГНЕННЯ РФ', 'ДСНС УКРАЇНИ']</text:p>
      <text:p text:style-name="P4">
Category: News</text:p>
      <!--METADATA-->
      <text:p text:style-name="P4">
<draw:frame draw:style-name="fr1" draw:name="Image278" text:anchor-type="as-char" svg:width="6.9236in" svg:height="3.894525in" draw:z-index="0">
<draw:image xlink:href="../Images/AРМІЯINFORM/2023-06-03T80-00-00-04-00/imagetools4.jpg" xlink:type="simple" xlink:show="embed" xlink:actuate="onLoad" draw:mime-type="image/jpeg"/>
</draw:frame>
More than 5300 rescuers, police and representatives of local executive authorities carry out audits of bomb shelters in Ukraine. Such verification will continue.</text:p>
      <text:p text:style-name="P4">
About it <text:a xlink:type="simple" xlink:href="https://dsns.gov.ua/uk/news/ostanni-novini/stanom-na-zaraz-perevirili-ponad-4800-ukrittiv-po-derzavi-igor-klimenko-1" text:style-name="Internet_20_link" text:visited-style-name="Visited_20_Internet_20_Link">
reports</text:a>
SES.</text:p>
      <text:p text:style-name="P4">
“252 civil protection objects were closed, 893 are unusable. All violations were recorded. The acts have been submitted to the transmitted bodies to eliminate the shortcomings, ” - said the head of the Ministry of Internal Affairs of Ukraine Igor Klimenko.</text:p>
      <text:p text:style-name="P4">
News Source: <text:a xlink:type="simple" xlink:href="https://armyinform.com.ua/2023/06/03/dsns-z-blyzko-5000-perevirenyh-u-riznyh-regionah-ukryttiv-893-neprydatni-dlya-vykorystannya/" text:style-name="Internet_20_link" text:visited-style-name="Visited_20_Internet_20_Link">
https://armyinform.com.ua/2023/06/03/dsns-z-blyzko-5000-perevirenyh-u-riznyh-regionah-ukryttiv-893-neprydatni-dlya-vykorystannya/</text:a>
</text:p>
      <!--NEWS-->
      <text:h text:style-name="P10" text:outline-level="1">
<text:span text:style-name="T4">
The Provisional Attorney of Ukraine in Hungary made an official demarche</text:span>
</text:h>
      <text:p text:style-name="P4">
Author: ['АРМІЯINFORM']</text:p>
      <text:p text:style-name="P4">
Time: 2023-06-03T81:00:00-04:00</text:p>
      <text:p text:style-name="P4">
Description: 30 Herbalum on YouTube-Canal, Uda Ugorschina Bulo Placlikovana Video iz is incorrec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5bdc33e1ed486a7567eba57ab17996be.jpg" text:style-name="Internet_20_link" text:visited-style-name="Visited_20_Internet_20_Link">
5bdc33e1ed486a7567eba57ab17996be.jpg</text:a>
']</text:p>
      <text:p text:style-name="P4">
Tags: ['STOPRUSSIA', 'АГРЕСІЯ РФ', 'ВТОРГНЕННЯ РФ', 'ГЛАВА МЗС УКРАЇНИ', 'ПОСОЛЬСТВО УГОРЩИНИ В УКРАЇНІ']</text:p>
      <text:p text:style-name="P4">
Category: News</text:p>
      <!--METADATA-->
      <text:p text:style-name="P4">
<draw:frame draw:style-name="fr1" draw:name="Image279" text:anchor-type="as-char" svg:width="6.9236in" svg:height="3.900295in" draw:z-index="0">
<draw:image xlink:href="../Images/AРМІЯINFORM/2023-06-03T81-00-00-04-00/5bdc33e1ed486a7567eba57ab17996be.jpg" xlink:type="simple" xlink:show="embed" xlink:actuate="onLoad" draw:mime-type="image/jpeg"/>
</draw:frame>
Illustrative photo</text:p>
      <text:p text:style-name="P4">
On May 30, the video of the Hungarian Government was published on the YouTube channel of the Hungarian government.</text:p>
      <text:p text:style-name="P4">
About it <text:a xlink:type="simple" xlink:href="https://www.kmu.gov.ua/news/komentar-mzs-ukrainy-shchodo-nekorektnoho-poznachennia-karty-ukrainy-na-media-resursi-uriadu-uhorshchyny" text:style-name="Internet_20_link" text:visited-style-name="Visited_20_Internet_20_Link">
reports</text:a>
Government portal.</text:p>
      <text:p text:style-name="P4">
“The designation of the Crimean peninsula with a territory that is not part of Ukraine is contrary to the repeatedly declared position of the official Budapest support for supporting the sovereignty and territorial integrity of Ukraine in its international recognized borders.</text:p>
      <text:p text:style-name="P4">
Hungary should cease provocations and comply with international obligations within the framework of membership in the UN, EU and NATO. Ryeing the Russian policy of Russia does not contribute to the faster restoration of peace in Europe, the Pidhaki Hungarian government is competing in public, ”the message reads.</text:p>
      <text:p text:style-name="P4">
On behalf of the Ministry of Foreign Affairs of Ukraine, a temporary attorney of Ukraine in Hungary was carried out by the implementation of the Hungarian side.</text:p>
      <text:p text:style-name="P4">
News Source: <text:a xlink:type="simple" xlink:href="https://armyinform.com.ua/2023/06/03/tymchasovyj-povirenyj-ukrayiny-v-ugorshhyni-zdijsnyv-oficzijnyj-demarsh/" text:style-name="Internet_20_link" text:visited-style-name="Visited_20_Internet_20_Link">
https://armyinform.com.ua/2023/06/03/tymchasovyj-povirenyj-ukrayiny-v-ugorshhyni-zdijsnyv-oficzijnyj-demarsh/</text:a>
</text:p>
      <!--NEWS-->
      <text:h text:style-name="P10" text:outline-level="1">
<text:span text:style-name="T4">
Appeal Solution of VLK: How to Act</text:span>
</text:h>
      <text:p text:style-name="P4">
Author: ['АРМІЯINFORM']</text:p>
      <text:p text:style-name="P4">
Time: 2023-06-03T82:00:00-04:00</text:p>
      <text:p text:style-name="P4">
Description: Yakshcho VIK CASE CASE OF OBLK, I have no one who has no realities of realit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reformiviyskovolikarskikhkomisiybuti-e1683788675641.jpg" text:style-name="Internet_20_link" text:visited-style-name="Visited_20_Internet_20_Link">
reformiviyskovolikarskikhkomisiybuti-e1683788675641.jpg</text:a>
']</text:p>
      <text:p text:style-name="P4">
Tags: ['STOPRUSSIA', 'ВЛК']</text:p>
      <text:p text:style-name="P4">
Category: News</text:p>
      <!--METADATA-->
      <text:p text:style-name="P4">
<draw:frame draw:style-name="fr1" draw:name="Image280" text:anchor-type="as-char" svg:width="6.9236in" svg:height="4.255034in" draw:z-index="0">
<draw:image xlink:href="../Images/AРМІЯINFORM/2023-06-03T82-00-00-04-00/reformiviyskovolikarskikhkomisiybuti-e1683788675641.jpg" xlink:type="simple" xlink:show="embed" xlink:actuate="onLoad" draw:mime-type="image/jpeg"/>
</draw:frame>
If you have undergone a medical examination of the VLK and in the decision of such a commission does not reflect the state of your health, that is <text:a xlink:type="simple" xlink:href="https://turbota.mil.gov.ua/dovidnyk-poranenogo" text:style-name="Internet_20_link" text:visited-style-name="Visited_20_Internet_20_Link">
two ways to challenge the skin</text:a>
: in pre -trial order and in court. It is better to start challenging the decisions from the pre -trial order, and if it is not a positive result, then you can go to court. Action algorithm <text:a xlink:type="simple" xlink:href="https://turbota.mil.gov.ua/dovidnyk-poranenogo" text:style-name="Internet_20_link" text:visited-style-name="Visited_20_Internet_20_Link">
explained</text:a>
in the directory after injury.</text:p>
      <text:h text:style-name="P12" text:outline-level="3">
<text:span text:style-name="T4">
<text:span text:style-name="T4">
 Actions to appeal the solution of VLK in pre -trial order: </text:span>
</text:span>
</text:h>
      <text:p text:style-name="P4">
Write a person's statement on disagreement with the conclusions of the VLK and request to review the said decision(One of the regional VLK in accordance with the pre-administrative and territorial zones of liability or the Central Military Medical Commission of the Armed Forces of Ukraine(Cvlk)-Order of MOU № 608 of 16.11.2016 "Revening of administrative and territorial zones of responsibility).</text:p>
      <text:p text:style-name="P4">
Долучити до заяви усі відповідні медичні документи та копію попередньогорішення ВЛК.</text:p>
      <text:p text:style-name="P4">
Заяву, медичні документи та копію постанови ВЛК необхідно або самостійнопринести до вищої ВЛК (regional or central VLK)or send a receipt of a valuable letter with a notification of delivery with a description of the attachment of the Nappling the corresponding VLK.</text:p>
      <text:p text:style-name="P4">
As a result of the complaint, you may be referred for a re -or controlled medical examination to the VLK. As a result of passing this one will be a new conclusion(Decree)About the health that will take domestic.</text:p>
      <text:p text:style-name="P4">
However, if you do not agree with this conclusion of the CVLK, then you can challenge the court.</text:p>
      <text:p text:style-name="P4">
Appeal against the decision of the VLK in court is carried out in the order of administrative construction in accordance with the requirements of the Code of Administrative Judiciary of Ukraine.</text:p>
      <text:p text:style-name="P4">
It is impossible to challenge the decision of the VLK solely on medical indicators, as this is not within the competence of the court. For its part, the court has the right to inspect the legality of the VLK only in compliance with the procedure of its adoption.</text:p>
      <text:p text:style-name="P4">
News Source: <text:a xlink:type="simple" xlink:href="https://armyinform.com.ua/2023/06/03/oskarzhennya-rishennya-vlk-yak-diyaty/" text:style-name="Internet_20_link" text:visited-style-name="Visited_20_Internet_20_Link">
https://armyinform.com.ua/2023/06/03/oskarzhennya-rishennya-vlk-yak-diyaty/</text:a>
</text:p>
      <!--NEWS-->
      <text:h text:style-name="P10" text:outline-level="1">
<text:span text:style-name="T4">
There are 9 enemy ships - the Navy of the Armed Forces in the Black Sea on combat duty</text:span>
</text:h>
      <text:p text:style-name="P4">
Author: ['АРМІЯINFORM']</text:p>
      <text:p text:style-name="P4">
Time: 2023-06-03T83:00:00-04:00</text:p>
      <text:p text:style-name="P4">
Description: At the Chorny Morn on the Boyal Cherguvanni, I am excited by 9 porosy shipbuilders, they are 2 nose ... war with Ukraine 2022, the war with Ukraine is the latest news today, the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0961935_1229469461094951_2226700125082436609_n.jpg" text:style-name="Internet_20_link" text:visited-style-name="Visited_20_Internet_20_Link">
350961935_1229469461094951_2226700125082436609_n.jpg</text:a>
']</text:p>
      <text:p text:style-name="P4">
Tags: ['STOPRUSSIA', 'АГРЕСІЯ РФ', 'ВМС ЗСУ', 'ВТОРГНЕННЯ РФ']</text:p>
      <text:p text:style-name="P4">
Category: News</text:p>
      <!--METADATA-->
      <text:p text:style-name="P4">
There are 9 enemy ships in the Black Sea, including 2 winged caliber missiles, a total volley of up to 16 missiles; in the Azov Sea - 1 enemy ship; In the Mediterranean, there are up to 7 enemy ships on the combat duty, of which 1 carriers of winged missiles "Caliber", a total volley of up to 4 ropes;</text:p>
      <text:p text:style-name="P4">
About it on their official Facebook page <text:a xlink:type="simple" xlink:href="https://www.facebook.com/navy.mil.gov.ua/posts/pfbid0XgXG4UZZVaa36QjqpsmDhgnmZ7ua5eukqRpizJmgFXBWb7BPwPkh3EqzEqeoDok6l" text:style-name="Internet_20_link" text:visited-style-name="Visited_20_Internet_20_Link">
report</text:a>
Navy of the Armed Forces of Ukraine.</text:p>
      <text:p text:style-name="P4">
<text:span text:style-name="T4">
 per day, in the interests of the Russian Federation, the passage of the Kerch-Yenicral Strait made: </text:span>
</text:p>
      <ul>
        <li>
to the Azov Sea - 29 vessels, 7 of them continued the movement with the Bosphorus Strait; * to the Black Sea - 15 vessels, 4 of them continued the movement in the direction of the Bosphorus Strait; <text:span text:style-name="T5">
<draw:frame draw:style-name="fr1" draw:name="Image281" text:anchor-type="as-char" svg:width="6.9236in" svg:height="8.6545in" draw:z-index="0">
<draw:image xlink:href="../Images/AРМІЯINFORM/2023-06-03T83-00-00-04-00/350961935_1229469461094951_2226700125082436609_n.jpg" xlink:type="simple" xlink:show="embed" xlink:actuate="onLoad" draw:mime-type="image/jpeg"/>
</draw:frame>
</text:span>
<text:span text:style-name="T5">
 The Russian Federation continues to violate the International Convention on the Protection of Human Life in 1974.(SOLAS)by turning off automatic identification systems(AIS), Nazi vessels in the Azov Sea. </text:span>
*</li>
      </ul>
      <text:p text:style-name="P4">
News Source: <text:a xlink:type="simple" xlink:href="https://armyinform.com.ua/2023/06/03/v-chornomu-mori-na-bojovomu-cherguvanni-znahodytsya-9-vorozhyh-korabliv-vms-zsu/" text:style-name="Internet_20_link" text:visited-style-name="Visited_20_Internet_20_Link">
https://armyinform.com.ua/2023/06/03/v-chornomu-mori-na-bojovomu-cherguvanni-znahodytsya-9-vorozhyh-korabliv-vms-zsu/</text:a>
</text:p>
      <!--NEWS-->
      <text:h text:style-name="P10" text:outline-level="1">
<text:span text:style-name="T4">
From the first day of work of the Council, we have sent a number of requests for prices for food, PMM, transport - Yevgeny Hrushovets</text:span>
</text:h>
      <text:p text:style-name="P4">
Author: ['АРМІЯINFORM']</text:p>
      <text:p text:style-name="P4">
Time: 2023-06-03T84:00:00-04:00</text:p>
      <text:p text:style-name="P4">
Description: About the Correspect Armyinform Rospov, a lawyer, a member of the ASOTSIAKIKAVKAVKAVARYARYARYARYARYAR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461020848254209615_y.jpg" text:style-name="Internet_20_link" text:visited-style-name="Visited_20_Internet_20_Link">
photo_5461020848254209615_y.jpg</text:a>
']</text:p>
      <text:p text:style-name="P4">
Tags: ['STOPRUSSIA', 'АГРЕСІЯ РФ', 'ВТОРГНЕННЯ РФ']</text:p>
      <text:p text:style-name="P4">
Category: News</text:p>
      <!--METADATA-->
      <text:p text:style-name="P4">
<draw:frame draw:style-name="fr1" draw:name="Image282" text:anchor-type="as-char" svg:width="6.9236in" svg:height="5.071537in" draw:z-index="0">
<draw:image xlink:href="../Images/AРМІЯINFORM/2023-06-03T84-00-00-04-00/photo_5461020848254209615_y.jpg" xlink:type="simple" xlink:show="embed" xlink:actuate="onLoad" draw:mime-type="image/jpeg"/>
</draw:frame>
Head of the Public Anti -Corruption Council at the Ministry of Defense Yevgeny Hrushovets. Photo by Nazar Voloshin</text:p>
      <text:p text:style-name="P4">
About this correspondent Armyinform <text:a xlink:type="simple" xlink:href="https://armyinform.com.ua/2023/06/03/yak-gromadska-antykorupczijna-rada-pry-minoborony-spryyatyme-peremozi/" text:style-name="Internet_20_link" text:visited-style-name="Visited_20_Internet_20_Link">
told</text:a>
Lawyer, Member of the Association of Lawyers of Ukraine, lawyer, chairman of the Public Anti -Corruption Council at the Ministry of Defense Yevgengrushovets:</text:p>
      <text:p text:style-name="P4">
“We are now cooperating with law enforcement agencies. The meeting of NABU Semen Krivonos was held. We should be not just 100%, but all 200% are sure that corruption information is true.</text:p>
      <text:p text:style-name="P4">
In addition, we have formed three commissions: purchases and provision, assembly of legislation and rulemaking activities, communication, personnel work and expert discussions.</text:p>
      <text:p text:style-name="P4">
With regard to functions, I note here that the Public Anti -Corruption Council performs both readers and control functions. As already mentioned, we analyze, control the use of budgetary funds and engage in monitoring of the MOU. ”</text:p>
      <text:p text:style-name="P4">
News Source: <text:a xlink:type="simple" xlink:href="https://armyinform.com.ua/2023/06/03/vid-pershogo-dnya-roboty-rady-my-napravyly-nyzku-zapytiv-shhodo-czin-na-produkty-harchuvannya-pmm-transportu-yevgen-grushovecz/" text:style-name="Internet_20_link" text:visited-style-name="Visited_20_Internet_20_Link">
https://armyinform.com.ua/2023/06/03/vid-pershogo-dnya-roboty-rady-my-napravyly-nyzku-zapytiv-shhodo-czin-na-produkty-harchuvannya-pmm-transportu-yevgen-grushovecz/</text:a>
</text:p>
      <!--NEWS-->
      <text:h text:style-name="P10" text:outline-level="1">
<text:span text:style-name="T4">
Four -legged defenders gave little Ukrainians unforgettable emotions</text:span>
</text:h>
      <text:p text:style-name="P4">
Author: ['Володимир Загребельний']</text:p>
      <text:p text:style-name="P4">
Time: 2023-06-03T85:00:00-04:00</text:p>
      <text:p text:style-name="P4">
Description: "Your ditin is your Ukrainian!" - PID for such in the Kyivskoy Acadric House Lyalok,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lmaz-09.jpg" text:style-name="Internet_20_link" text:visited-style-name="Visited_20_Internet_20_Link">
almaz-09.jpg</text:a>
', '<text:a xlink:type="simple" xlink:href="https://armyinform.com.ua/wp-content/uploads/2023/06/almaz-01-150x150.jpg" text:style-name="Internet_20_link" text:visited-style-name="Visited_20_Internet_20_Link">
almaz-01-150x150.jpg</text:a>
', '<text:a xlink:type="simple" xlink:href="https://armyinform.com.ua/wp-content/uploads/2023/06/almaz-002-150x150.jpg" text:style-name="Internet_20_link" text:visited-style-name="Visited_20_Internet_20_Link">
almaz-002-150x150.jpg</text:a>
', '<text:a xlink:type="simple" xlink:href="https://armyinform.com.ua/wp-content/uploads/2023/06/almaz-02-150x150.jpg" text:style-name="Internet_20_link" text:visited-style-name="Visited_20_Internet_20_Link">
almaz-02-150x150.jpg</text:a>
', '<text:a xlink:type="simple" xlink:href="https://armyinform.com.ua/wp-content/uploads/2023/06/almaz-03-150x150.jpg" text:style-name="Internet_20_link" text:visited-style-name="Visited_20_Internet_20_Link">
almaz-03-150x150.jpg</text:a>
', '<text:a xlink:type="simple" xlink:href="https://armyinform.com.ua/wp-content/uploads/2023/06/almaz-04-150x150.jpg" text:style-name="Internet_20_link" text:visited-style-name="Visited_20_Internet_20_Link">
almaz-04-150x150.jpg</text:a>
', '<text:a xlink:type="simple" xlink:href="https://armyinform.com.ua/wp-content/uploads/2023/06/almaz-05-150x150.jpg" text:style-name="Internet_20_link" text:visited-style-name="Visited_20_Internet_20_Link">
almaz-05-150x150.jpg</text:a>
', '<text:a xlink:type="simple" xlink:href="https://armyinform.com.ua/wp-content/uploads/2023/06/almaz-07-150x150.jpg" text:style-name="Internet_20_link" text:visited-style-name="Visited_20_Internet_20_Link">
almaz-07-150x150.jpg</text:a>
', '<text:a xlink:type="simple" xlink:href="https://armyinform.com.ua/wp-content/uploads/2023/06/almaz-08-150x150.jpg" text:style-name="Internet_20_link" text:visited-style-name="Visited_20_Internet_20_Link">
almaz-08-150x150.jpg</text:a>
', '<text:a xlink:type="simple" xlink:href="https://armyinform.com.ua/wp-content/uploads/2023/06/almaz-golovna-150x150.jpg" text:style-name="Internet_20_link" text:visited-style-name="Visited_20_Internet_20_Link">
almaz-golovna-150x150.jpg</text:a>
']</text:p>
      <text:p text:style-name="P4">
Tags: []</text:p>
      <text:p text:style-name="P4">
Category: News</text:p>
      <!--METADATA-->
      <text:p text:style-name="P4">
<draw:frame draw:style-name="fr1" draw:name="Image283" text:anchor-type="as-char" svg:width="6.9236in" svg:height="4.615733in" draw:z-index="0">
<draw:image xlink:href="../Images/AРМІЯINFORM/2023-06-03T85-00-00-04-00/almaz-09.jpg" xlink:type="simple" xlink:show="embed" xlink:actuate="onLoad" draw:mime-type="image/jpeg"/>
</draw:frame>
"Your baby is your Ukraine!" - Under this name, a charity event for children was held in the Kyiv Academic Puppet Theater, whose parents with arms in their hands defend Ukraine and those who were forced to recognize their homes, escaping from the consequences of large -scale aggression against Ukraine.</text:p>
      <text:p text:style-name="P4">
In addition to the fascinating performance, interesting gifts were waiting for the kids. Also, organizers have prepared various entertainment competitions for young Ukrainians, during which they were able to show their talents.</text:p>
      <text:p text:style-name="P4">
<text:a xlink:type="simple" xlink:href="https://armyinform.com.ua/wp-content/uploads/2023/06/almaz-01.jpg" text:style-name="Internet_20_link" text:visited-style-name="Visited_20_Internet_20_Link">
!(Images/AРМІЯINFORM/2023-06-03T85-00-00-04-00/almaz-01-150x150.jpg)</text:a>
</text:p>
      <text:p text:style-name="P4">
<text:a xlink:type="simple" xlink:href="https://armyinform.com.ua/wp-content/uploads/2023/06/almaz-002.jpg" text:style-name="Internet_20_link" text:visited-style-name="Visited_20_Internet_20_Link">
<draw:frame draw:style-name="fr1" draw:name="Image284" text:anchor-type="as-char" svg:width="6.9236in" svg:height="6.9236in" draw:z-index="0">
<draw:image xlink:href="../Images/AРМІЯINFORM/2023-06-03T85-00-00-04-00/almaz-002-150x150.jpg" xlink:type="simple" xlink:show="embed" xlink:actuate="onLoad" draw:mime-type="image/jpeg"/>
</draw:frame>
</text:a>
</text:p>
      <text:p text:style-name="P4">
<text:a xlink:type="simple" xlink:href="https://armyinform.com.ua/wp-content/uploads/2023/06/almaz-02.jpg" text:style-name="Internet_20_link" text:visited-style-name="Visited_20_Internet_20_Link">
<draw:frame draw:style-name="fr1" draw:name="Image285" text:anchor-type="as-char" svg:width="6.9236in" svg:height="6.9236in" draw:z-index="0">
<draw:image xlink:href="../Images/AРМІЯINFORM/2023-06-03T85-00-00-04-00/almaz-02-150x150.jpg" xlink:type="simple" xlink:show="embed" xlink:actuate="onLoad" draw:mime-type="image/jpeg"/>
</draw:frame>
</text:a>
</text:p>
      <text:p text:style-name="P4">
<text:a xlink:type="simple" xlink:href="https://armyinform.com.ua/wp-content/uploads/2023/06/almaz-03.jpg" text:style-name="Internet_20_link" text:visited-style-name="Visited_20_Internet_20_Link">
<draw:frame draw:style-name="fr1" draw:name="Image286" text:anchor-type="as-char" svg:width="6.9236in" svg:height="6.9236in" draw:z-index="0">
<draw:image xlink:href="../Images/AРМІЯINFORM/2023-06-03T85-00-00-04-00/almaz-03-150x150.jpg" xlink:type="simple" xlink:show="embed" xlink:actuate="onLoad" draw:mime-type="image/jpeg"/>
</draw:frame>
</text:a>
</text:p>
      <text:p text:style-name="P4">
Родзинкою заходу стала можливість познайомитися та сфотографуватися зчотирилапими захисниками України, а саме зі службовими собаками Алмазом таРітою, які працюють в одному з підрозділів Командування Сил підтримки ЗСУкраїни.</text:p>
      <text:p text:style-name="P4">
У своїй повсякденній діяльності собаки допомагають саперам знаходити тазнешкоджувати вибухонебезпечні предмети, що лишились після бойових дій. Протесьогодні в Алмаза та Ріти була особлива місія, з якою вони впорались навідмінно. Щирі усмішки юних глядачів та їхніх батьків були яскравим свідченнямцього. Кожен із присутніх отримав частинку любові від наших чотирилапихзахисників.</text:p>
      <text:p text:style-name="P4">
<text:a xlink:type="simple" xlink:href="https://armyinform.com.ua/wp-content/uploads/2023/06/almaz-04.jpg" text:style-name="Internet_20_link" text:visited-style-name="Visited_20_Internet_20_Link">
<draw:frame draw:style-name="fr1" draw:name="Image287" text:anchor-type="as-char" svg:width="6.9236in" svg:height="6.9236in" draw:z-index="0">
<draw:image xlink:href="../Images/AРМІЯINFORM/2023-06-03T85-00-00-04-00/almaz-04-150x150.jpg" xlink:type="simple" xlink:show="embed" xlink:actuate="onLoad" draw:mime-type="image/jpeg"/>
</draw:frame>
</text:a>
</text:p>
      <text:p text:style-name="P4">
<text:a xlink:type="simple" xlink:href="https://armyinform.com.ua/wp-content/uploads/2023/06/almaz-05.jpg" text:style-name="Internet_20_link" text:visited-style-name="Visited_20_Internet_20_Link">
<draw:frame draw:style-name="fr1" draw:name="Image288" text:anchor-type="as-char" svg:width="6.9236in" svg:height="6.9236in" draw:z-index="0">
<draw:image xlink:href="../Images/AРМІЯINFORM/2023-06-03T85-00-00-04-00/almaz-05-150x150.jpg" xlink:type="simple" xlink:show="embed" xlink:actuate="onLoad" draw:mime-type="image/jpeg"/>
</draw:frame>
</text:a>
According to the organizers, the charity event will subsequently expand their format.- Contact children with animals is very useful for children. Positive emotions appear in children when contacting children. And thanks to the involvement in the west -enrichment defenders of children understand, at their level, that Ukrainian is a defenders. They are terrible for our enemies, but gentle to their own, - added Zoya Shkurko.</text:p>
      <text:p text:style-name="P4">
<text:a xlink:type="simple" xlink:href="https://armyinform.com.ua/wp-content/uploads/2023/06/almaz-07.jpg" text:style-name="Internet_20_link" text:visited-style-name="Visited_20_Internet_20_Link">
!(Images/AРМІЯINFORM/2023-06-03T85-00-00-04-00/almaz-07-150x150.jpg)</text:a>
</text:p>
      <text:p text:style-name="P4">
<text:a xlink:type="simple" xlink:href="https://armyinform.com.ua/wp-content/uploads/2023/06/almaz-08.jpg" text:style-name="Internet_20_link" text:visited-style-name="Visited_20_Internet_20_Link">
<draw:frame draw:style-name="fr1" draw:name="Image289" text:anchor-type="as-char" svg:width="6.9236in" svg:height="6.9236in" draw:z-index="0">
<draw:image xlink:href="../Images/AРМІЯINFORM/2023-06-03T85-00-00-04-00/almaz-08-150x150.jpg" xlink:type="simple" xlink:show="embed" xlink:actuate="onLoad" draw:mime-type="image/jpeg"/>
</draw:frame>
</text:a>
</text:p>
      <text:p text:style-name="P4">
<text:a xlink:type="simple" xlink:href="https://armyinform.com.ua/wp-content/uploads/2023/06/almaz-golovna.jpg" text:style-name="Internet_20_link" text:visited-style-name="Visited_20_Internet_20_Link">
<draw:frame draw:style-name="fr1" draw:name="Image290" text:anchor-type="as-char" svg:width="6.9236in" svg:height="6.9236in" draw:z-index="0">
<draw:image xlink:href="../Images/AРМІЯINFORM/2023-06-03T85-00-00-04-00/almaz-golovna-150x150.jpg" xlink:type="simple" xlink:show="embed" xlink:actuate="onLoad" draw:mime-type="image/jpeg"/>
</draw:frame>
</text:a>
The event took place through joint efforts because the "Seve Kiev" Charity Foundation "is a" Secursa Popular "(France), NGO "Peter and Mazepa" and the Kyiv Academic Puppet Theater.</text:p>
      <text:p text:style-name="P4">
<text:span text:style-name="T5">
Opto author</text:span>
</text:p>
      <text:p text:style-name="P4">
News Source: <text:a xlink:type="simple" xlink:href="https://armyinform.com.ua/2023/06/03/chotyrylapi-zahysnyky-podaruvaly-malenkym-ukrayinczyam-nezabutni-emocziyi/" text:style-name="Internet_20_link" text:visited-style-name="Visited_20_Internet_20_Link">
https://armyinform.com.ua/2023/06/03/chotyrylapi-zahysnyky-podaruvaly-malenkym-ukrayinczyam-nezabutni-emocziyi/</text:a>
</text:p>
      <!--NEWS-->
      <text:h text:style-name="P10" text:outline-level="1">
<text:span text:style-name="T4">
Another four “Ukrainians” reported suspicion for cooperation with the enemy</text:span>
</text:h>
      <text:p text:style-name="P4">
Author: ['АРМІЯINFORM']</text:p>
      <text:p text:style-name="P4">
Time: 2023-06-03T86:00:00-04:00</text:p>
      <text:p text:style-name="P4">
Description: For the proprietary Kerivnitvva Pervomayskoi district, Krivorizko of the Central District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2023-06-03-15-21-25.jpg" text:style-name="Internet_20_link" text:visited-style-name="Visited_20_Internet_20_Link">
photo-2023-06-03-15-21-25.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91" text:anchor-type="as-char" svg:width="6.9236in" svg:height="3.894525in" draw:z-index="0">
<draw:image xlink:href="../Images/AРМІЯINFORM/2023-06-03T86-00-00-04-00/photo-2023-06-03-15-21-25.jpg" xlink:type="simple" xlink:show="embed" xlink:actuate="onLoad" draw:mime-type="image/jpeg"/>
</draw:frame>
Under the procedural guidance of the Pervomaisky district, Kryvyi Rih Central and Dnipro and Dnipropetrovsk Regional Prosecutor's offices, it was reported suspected citizens.</text:p>
      <text:p text:style-name="P4">
The resident of Pervomaisk in Mykolaiv region is charged with the encroachment of the integral integrity and inviolability of Ukraine and justification, recognition legitimate, denial of armed aggression of the Russian Federation against Ukraine, glorification of its participants, and three residents of Dnipropetrovsk region - collaboration.</text:p>
      <text:p text:style-name="P4">
About it <text:a xlink:type="simple" xlink:href="https://www.gp.gov.ua/ua/posts/posiryuvali-zakliki-shhodo-zaxoplennya-teritoriyi-ukrayini-ta-spivpraci-z-vorogom-pidozryuyutsya-cetvero-gromadyan" text:style-name="Internet_20_link" text:visited-style-name="Visited_20_Internet_20_Link">
reports</text:a>
Office of the Prosecutor General of Ukraine.</text:p>
      <text:p text:style-name="P4">
According to the investigation, the resident of Pervomaisk on the social network distributed materials with closers to commit intentional actions to change the boundaries of the territory and state border.</text:p>
      <text:p text:style-name="P4">
He also published materials on recognition of legitimate armed aggression of the Russian Federation of anti -Ukraine, temporary occupation of part of its territory.</text:p>
      <text:p text:style-name="P4">
The pro-Russian residents of Kamianske in the Ukrainian-social network have placed publications with the support of decisions and actions of the aggressor state.</text:p>
      <text:p text:style-name="P4">
In the published posts, they publicly called for cooperation with the enemy the melting of the spread of state sovereignty of Ukraine to the temporarily occupied state.</text:p>
      <text:p text:style-name="P4">
A resident of Kryvyi Rih through an account on the social network distributed publications of Rainmark information resources, in which he approved the Russian occupation of Ukrainian territories and supported the armed forces of the Russian Federation.</text:p>
      <text:p text:style-name="P4">
During the searches at the sites of the suspects, mobile phones were removed by such a compact equipment with evidence of their involvement in unlawful activity.</text:p>
      <text:p text:style-name="P4">
Pre -trial investigations are conducted by investigators of the regional departments of the SBU of Tanac police.</text:p>
      <text:p text:style-name="P4">
News Source: <text:a xlink:type="simple" xlink:href="https://armyinform.com.ua/2023/06/03/shhe-chotyrom-ukrayinczyam-povidomleno-pro-pidozru-za-spivpraczyu-z-vorogom/" text:style-name="Internet_20_link" text:visited-style-name="Visited_20_Internet_20_Link">
https://armyinform.com.ua/2023/06/03/shhe-chotyrom-ukrayinczyam-povidomleno-pro-pidozru-za-spivpraczyu-z-vorogom/</text:a>
</text:p>
      <!--NEWS-->
      <text:h text:style-name="P10" text:outline-level="1">
<text:span text:style-name="T4">
It remains highly likely to cause missile and air strikes in Ukraine</text:span>
</text:h>
      <text:p text:style-name="P4">
Author: ['АРМІЯINFORM']</text:p>
      <text:p text:style-name="P4">
Time: 2023-06-03T87:00:00-04:00</text:p>
      <text:p text:style-name="P4">
Description: Vorog Nekhtuvati by laws by the Zvichi Viyni, vicorista tactics of Teror, ... War with Ukraine 2022, War with Ukraine Latest news today, News War with Ukraine 2022 Last for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3453181086f4.jpg" text:style-name="Internet_20_link" text:visited-style-name="Visited_20_Internet_20_Link">
63453181086f4.jpg</text:a>
']</text:p>
      <text:p text:style-name="P4">
Tags: ['STOPRUSSIA', 'АГРЕСІЯ РФ', 'ВТОРГНЕННЯ РФ', 'ГШ ЗСУ']</text:p>
      <text:p text:style-name="P4">
Category: News</text:p>
      <!--METADATA-->
      <text:p text:style-name="P4">
<draw:frame draw:style-name="fr1" draw:name="Image292" text:anchor-type="as-char" svg:width="6.9236in" svg:height="4.277362in" draw:z-index="0">
<draw:image xlink:href="../Images/AРМІЯINFORM/2023-06-03T87-00-00-04-00/63453181086f4.jpg" xlink:type="simple" xlink:show="embed" xlink:actuate="onLoad" draw:mime-type="image/jpeg"/>
</draw:frame>
Photo illustrative</text:p>
      <text:p text:style-name="P4">
<text:span text:style-name="T4">
<text:span text:style-name="T5">
* 🔥 Situation on Russian invasion </text:span>
</text:span>
*</text:p>
      <text:p text:style-name="P4">
The enemy continues to neglect the laws and customs of war, uses the tacticter, strikes, shells both military and civilians.</text:p>
      <text:p text:style-name="P4">
About it <text:a xlink:type="simple" xlink:href="https://www.facebook.com/GeneralStaff.ua/posts/pfbid02R2MYRrZRBdC4rSxUU35ANfLUHn9Wmdvxf2aE5U1AZnLdJi5vCHqQ94zbgQoL7FDml" text:style-name="Internet_20_link" text:visited-style-name="Visited_20_Internet_20_Link">
reports</text:a>
The General Staff of the Armed Forces of Ukraine in the evening.</text:p>
      <ul>
        <li>
In general, during the day, the enemy struck 19 aviation strikes and made more than 10 shelling of rocket launchers. The likelihood of causing ropes and aviation strikes throughout Ukraine is still high, - the message reads.</li>
      </ul>
      <text:p text:style-name="P4">
News Source: <text:a xlink:type="simple" xlink:href="https://armyinform.com.ua/2023/06/03/za-dobu-zagarbnyk-zavdav-19-aviaudariv/" text:style-name="Internet_20_link" text:visited-style-name="Visited_20_Internet_20_Link">
https://armyinform.com.ua/2023/06/03/za-dobu-zagarbnyk-zavdav-19-aviaudariv/</text:a>
</text:p>
      <!--NEWS-->
      <text:h text:style-name="P10" text:outline-level="1">
<text:span text:style-name="T4">
The enemy is exhausted and now replaces troops and regrouping - Anna Malyar</text:span>
</text:h>
      <text:p text:style-name="P4">
Author: ['АРМІЯINFORM']</text:p>
      <text:p text:style-name="P4">
Time: 2023-06-03T88:00:00-04:00</text:p>
      <text:p text:style-name="P4">
Description: Vorog is a sinking of Zoedzhuvati basil of Zuill on the Skhodі of the Ukrainian one of the meta to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STOPRUSSIA', 'АГРЕСІЯ РФ', 'ВТОРГНЕННЯ РФ', 'ГАННА МАЛЯР']</text:p>
      <text:p text:style-name="P4">
Category: News</text:p>
      <!--METADATA-->
      <text:p text:style-name="P4">
<draw:frame draw:style-name="fr1" draw:name="Image293" text:anchor-type="as-char" svg:width="6.9236in" svg:height="3.894525in" draw:z-index="0">
<draw:image xlink:href="../Images/AРМІЯINFORM/2023-06-03T88-00-00-04-00/malyar-1-960x540-1.jpg" xlink:type="simple" xlink:show="embed" xlink:actuate="onLoad" draw:mime-type="image/jpeg"/>
</draw:frame>
The enemy continues to focus its major efforts in eastern Ukraine in order to borders on the borders of Donetsk and Luhansk regions. However, he fails to reside because of the strong resistance of our defense forces. The situation is insignificant, but it changes.</text:p>
      <text:p text:style-name="P4">
About this Deputy Minister of Defense of Ukraine Anna Malyar <text:a xlink:type="simple" xlink:href="https://t.me/annamaliar/809" text:style-name="Internet_20_link" text:visited-style-name="Visited_20_Internet_20_Link">
wrote</text:a>
In Telegram.</text:p>
      <text:p text:style-name="P4">
“For several months in a row, the enemy came in the east in four directions - Avdiivsky, Marinsky, Lymansky and Bakhmutsky. Later, he was periodically actually in two directions - Shakhtarsky and Kupyansky. It was not possible to get out at the borders of the Donetsk Luhansk regions of the enemy.</text:p>
      <text:p text:style-name="P4">
Despite the fact that in all directions the aggressor does not stop firing of air strikes, the geography of offensive actions is somewhat different.</text:p>
      <text:p text:style-name="P4">
In three of these areas - Bakhmut, Avdiivsky, Shakhtarsky - did not carry out the enemy of offensive actions. At the same time, the Bakhmutian tried to return the lost positions, but could not.</text:p>
      <text:p text:style-name="P4">
In the other three directions - Kupyansky, Lymansky and Marinski - enemy and has quite intense offensive actions, but unsuccessful.</text:p>
      <text:p text:style-name="P4">
“In Bakhmut, the situation is conditionally stable. We control the Southwestern City. The Wagnerians have not yet left the city. They carry out instructive work with arriving units of a regular army. On the border areas from the RFVOROG, heating and causes aviation strikes. In Zaporizhzhya Kherson directions the enemy in defense, ” - said the Deputy Minister of Defense of Ukraine.</text:p>
      <text:p text:style-name="P4">
News Source: <text:a xlink:type="simple" xlink:href="https://armyinform.com.ua/2023/06/03/vorog-vysnazhyvsya-i-zaraz-zdijsnyuye-zaminu-vijsk-ta-peregrupuvannya-ganna-malyar/" text:style-name="Internet_20_link" text:visited-style-name="Visited_20_Internet_20_Link">
https://armyinform.com.ua/2023/06/03/vorog-vysnazhyvsya-i-zaraz-zdijsnyuye-zaminu-vijsk-ta-peregrupuvannya-ganna-malyar/</text:a>
</text:p>
      <!--NEWS-->
      <text:h text:style-name="P10" text:outline-level="1">
<text:span text:style-name="T4">
Our aviation has made 11 beats in areas of focus of occupiers</text:span>
</text:h>
      <text:p text:style-name="P4">
Author: ['АРМІЯINFORM']</text:p>
      <text:p text:style-name="P4">
Time: 2023-06-03T89:00:00-04:00</text:p>
      <text:p text:style-name="P4">
Description: About the General Headquarters of the ZS Ukrainian. - Avіiaziya forces for the defense for DOBA ... War with Ukraine 2022, War with Ukraine Latest news today, News War with Ukraine 2022 The latter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ОРГНЕННЯ РФ', 'ГШ ЗСУ', 'ХРОНІКА ОБОРОНИ']</text:p>
      <text:p text:style-name="P4">
Category: News</text:p>
      <!--METADATA-->
      <text:p text:style-name="P4">
<draw:frame draw:style-name="fr1" draw:name="Image294" text:anchor-type="as-char" svg:width="6.9236in" svg:height="4.49457in" draw:z-index="0">
<draw:image xlink:href="../Images/AРМІЯINFORM/2023-06-03T89-00-00-04-00/aviacziya-ps-zsu-zavdara-udariv.jpg" xlink:type="simple" xlink:show="embed" xlink:actuate="onLoad" draw:mime-type="image/jpeg"/>
</draw:frame>
Illustrative photo</text:p>
      <text:p text:style-name="P4">
<text:span text:style-name="T4">
<text:span text:style-name="T5">
* 🔥 Situation on Russian invasion </text:span>
</text:span>
*</text:p>
      <text:p text:style-name="P4">
About it <text:a xlink:type="simple" xlink:href="https://www.facebook.com/GeneralStaff.ua/posts/pfbid02R2MYRrZRBdC4rSxUU35ANfLUHn9Wmdvxf2aE5U1AZnLdJi5vCHqQ94zbgQoL7FDml" text:style-name="Internet_20_link" text:visited-style-name="Visited_20_Internet_20_Link">
reports</text:a>
The General Staff of the Armed Forces of Ukraine.</text:p>
      <ul>
        <li>
Aviation of defense forces per day made 11 beats in the areas of concentration of the personal staff. Our defenders destroyed three enemy intelligence. The departments of rocket troops and artillery during the day were struck by a punctuation, one anti-aircraft missile complex and three ammunition depots,-it is founded.</li>
      </ul>
      <text:p text:style-name="P4">
News Source: <text:a xlink:type="simple" xlink:href="https://armyinform.com.ua/2023/06/03/nasha-aviacziya-zavdala-odynadczyat-udariv-po-rajonah-zoseredzhennya-okupantiv/" text:style-name="Internet_20_link" text:visited-style-name="Visited_20_Internet_20_Link">
https://armyinform.com.ua/2023/06/03/nasha-aviacziya-zavdala-odynadczyat-udariv-po-rajonah-zoseredzhennya-okupantiv/</text:a>
</text:p>
      <!--NEWS-->
      <text:h text:style-name="P10" text:outline-level="1">
<text:span text:style-name="T4">
Defense forces repelled 16 enemy attacks</text:span>
</text:h>
      <text:p text:style-name="P4">
Author: ['АРМІЯINFORM']</text:p>
      <text:p text:style-name="P4">
Time: 2023-06-03T90:00:00-04:00</text:p>
      <text:p text:style-name="P4">
Description: Yak will bend at the General Staff of the ZS Ukrainian, the enemy, the enem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295" text:anchor-type="as-char" svg:width="6.9236in" svg:height="3.956343in" draw:z-index="0">
<draw:image xlink:href="../Images/AРМІЯINFORM/2023-06-03T90-00-00-04-00/630_360_1676912332-614.jpg" xlink:type="simple" xlink:show="embed" xlink:actuate="onLoad" draw:mime-type="image/jpeg"/>
</draw:frame>
Illustrative photo</text:p>
      <text:p text:style-name="P4">
<text:span text:style-name="T4">
<text:span text:style-name="T5">
* 🔥 Situation on Russian invasion </text:span>
</text:span>
*</text:p>
      <text:p text:style-name="P4">
As <text:a xlink:type="simple" xlink:href="https://www.facebook.com/GeneralStaff.ua/posts/pfbid02R2MYRrZRBdC4rSxUU35ANfLUHn9Wmdvxf2aE5U1AZnLdJi5vCHqQ94zbgQoL7FDml" text:style-name="Internet_20_link" text:visited-style-name="Visited_20_Internet_20_Link">
indicated</text:a>
The testament of the General Staff of the Armed Forces of Ukraine, the enemy continues to focus on attempts on the full occupation of the Luhansk and Donetsk regions. The invaders made 16 attacks, but they were all reflected by units of defense forces, - the message said.</text:p>
      <text:p text:style-name="P4">
During the day, the enemy conducted unsuccessful offensive actions in the Kupyansk, Lyman and Bakhmut direction. In particular, in the Marinka area, our defenders have reflected all 9 enemy attacks. There were also unsuccessful offensive actions in the Donetsk region.</text:p>
      <text:p text:style-name="P4">
News Source: <text:a xlink:type="simple" xlink:href="https://armyinform.com.ua/2023/06/03/syly-oborony-vidbyly-16-vorozhyh-atak-gsh-zsu/" text:style-name="Internet_20_link" text:visited-style-name="Visited_20_Internet_20_Link">
https://armyinform.com.ua/2023/06/03/syly-oborony-vidbyly-16-vorozhyh-atak-gsh-zsu/</text:a>
</text:p>
      <!--NEWS-->
      <text:h text:style-name="P10" text:outline-level="1">
<text:span text:style-name="T4">
Weekdays</text:span>
</text:h>
      <text:p text:style-name="P4">
Author: ['Ольга Вікарчук']</text:p>
      <text:p text:style-name="P4">
Time: 2023-06-03T91:00:00-04:00</text:p>
      <text:p text:style-name="P4">
Description: Correspondent Armiainform, the same time as the same time as one is a fighting position, the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oto-12.jpg" text:style-name="Internet_20_link" text:visited-style-name="Visited_20_Internet_20_Link">
foto-12.jpg</text:a>
', '<text:a xlink:type="simple" xlink:href="https://armyinform.com.ua/wp-content/uploads/2023/06/foto-1-2-150x150.jpg" text:style-name="Internet_20_link" text:visited-style-name="Visited_20_Internet_20_Link">
foto-1-2-150x150.jpg</text:a>
', '<text:a xlink:type="simple" xlink:href="https://armyinform.com.ua/wp-content/uploads/2023/06/foto-2-2-150x150.jpg" text:style-name="Internet_20_link" text:visited-style-name="Visited_20_Internet_20_Link">
foto-2-2-150x150.jpg</text:a>
', '<text:a xlink:type="simple" xlink:href="https://armyinform.com.ua/wp-content/uploads/2023/06/foto-3-2-150x150.jpg" text:style-name="Internet_20_link" text:visited-style-name="Visited_20_Internet_20_Link">
foto-3-2-150x150.jpg</text:a>
', '<text:a xlink:type="simple" xlink:href="https://armyinform.com.ua/wp-content/uploads/2023/06/foto-5.jpg" text:style-name="Internet_20_link" text:visited-style-name="Visited_20_Internet_20_Link">
foto-5.jpg</text:a>
', '<text:a xlink:type="simple" xlink:href="https://armyinform.com.ua/wp-content/uploads/2023/06/foto-6-1-150x150.jpg" text:style-name="Internet_20_link" text:visited-style-name="Visited_20_Internet_20_Link">
foto-6-1-150x150.jpg</text:a>
', '<text:a xlink:type="simple" xlink:href="https://armyinform.com.ua/wp-content/uploads/2023/06/foto-7-1-150x150.jpg" text:style-name="Internet_20_link" text:visited-style-name="Visited_20_Internet_20_Link">
foto-7-1-150x150.jpg</text:a>
', '<text:a xlink:type="simple" xlink:href="https://armyinform.com.ua/wp-content/uploads/2023/06/foto-8-1-150x150.jpg" text:style-name="Internet_20_link" text:visited-style-name="Visited_20_Internet_20_Link">
foto-8-1-150x150.jpg</text:a>
', '<text:a xlink:type="simple" xlink:href="https://armyinform.com.ua/wp-content/uploads/2023/06/foto-9-1-150x150.jpg" text:style-name="Internet_20_link" text:visited-style-name="Visited_20_Internet_20_Link">
foto-9-1-150x150.jpg</text:a>
', '<text:a xlink:type="simple" xlink:href="https://armyinform.com.ua/wp-content/uploads/2023/06/foto-10-150x150.jpg" text:style-name="Internet_20_link" text:visited-style-name="Visited_20_Internet_20_Link">
foto-10-150x150.jpg</text:a>
', '<text:a xlink:type="simple" xlink:href="https://armyinform.com.ua/wp-content/uploads/2023/06/foto-11-150x150.jpg" text:style-name="Internet_20_link" text:visited-style-name="Visited_20_Internet_20_Link">
foto-11-150x150.jpg</text:a>
']</text:p>
      <text:p text:style-name="P4">
Tags: ['STOPRUSSIA', 'ДЕСАНТНИКИ', 'НАЦСПРОТИВ']</text:p>
      <text:p text:style-name="P4">
Category: News</text:p>
      <!--METADATA-->
      <text:p text:style-name="P4">
<draw:frame draw:style-name="fr1" draw:name="Image296" text:anchor-type="as-char" svg:width="6.9236in" svg:height="5.1927in" draw:z-index="0">
<draw:image xlink:href="../Images/AРМІЯINFORM/2023-06-03T91-00-00-04-00/foto-12.jpg" xlink:type="simple" xlink:show="embed" xlink:actuate="onLoad" draw:mime-type="image/jpeg"/>
</draw:frame>
The correspondent of the Armyinform managed to visit one of the combat positions to be tangled with the calculation of the self -propelled artillery installation 2C1 "Carnation".</text:p>
      <text:p text:style-name="P4">
<text:a xlink:type="simple" xlink:href="https://armyinform.com.ua/wp-content/uploads/2023/06/foto-1-2.jpg" text:style-name="Internet_20_link" text:visited-style-name="Visited_20_Internet_20_Link">
!(Images/AРМІЯINFORM/2023-06-03T91-00-00-04-00/foto-1-2-150x150.jpg)</text:a>
</text:p>
      <text:p text:style-name="P4">
<text:a xlink:type="simple" xlink:href="https://armyinform.com.ua/wp-content/uploads/2023/06/foto-2-2.jpg" text:style-name="Internet_20_link" text:visited-style-name="Visited_20_Internet_20_Link">
<draw:frame draw:style-name="fr1" draw:name="Image297" text:anchor-type="as-char" svg:width="6.9236in" svg:height="6.9236in" draw:z-index="0">
<draw:image xlink:href="../Images/AРМІЯINFORM/2023-06-03T91-00-00-04-00/foto-2-2-150x150.jpg" xlink:type="simple" xlink:show="embed" xlink:actuate="onLoad" draw:mime-type="image/jpeg"/>
</draw:frame>
</text:a>
</text:p>
      <text:p text:style-name="P4">
<text:a xlink:type="simple" xlink:href="https://armyinform.com.ua/wp-content/uploads/2023/06/foto-3-2.jpg" text:style-name="Internet_20_link" text:visited-style-name="Visited_20_Internet_20_Link">
<draw:frame draw:style-name="fr1" draw:name="Image298" text:anchor-type="as-char" svg:width="6.9236in" svg:height="6.9236in" draw:z-index="0">
<draw:image xlink:href="../Images/AРМІЯINFORM/2023-06-03T91-00-00-04-00/foto-3-2-150x150.jpg" xlink:type="simple" xlink:show="embed" xlink:actuate="onLoad" draw:mime-type="image/jpeg"/>
</draw:frame>
</text:a>
- For the most part, we work from shelter or go to temporary fire suits, - says gun commander. - As for the intensity of shooting, Tovse depends on the goals here. For us, the priority of armored vehicles, the accumulation of personal composition and warehouses with ammunition. We work closely with a respects, because they give us a goal. After working out, we immediately return to the prepared shelter.</text:p>
      <text:p text:style-name="P4">
Today, as the paratroopers themselves say, they say "fun". Scheobide did not come, as the artillery calculation managed to release more than 15 shells by the enemy and to hit the enemy tank, BMP and the accumulation of living power of the invaders, which were assault on the positions of Ukrainian defenders.</text:p>
      <text:p text:style-name="P4">
<draw:frame draw:style-name="fr1" draw:name="Image299" text:anchor-type="as-char" svg:width="6.9236in" svg:height="4.108003in" draw:z-index="0">
<draw:image xlink:href="../Images/AРМІЯINFORM/2023-06-03T91-00-00-04-00/foto-5.jpg" xlink:type="simple" xlink:show="embed" xlink:actuate="onLoad" draw:mime-type="image/jpeg"/>
</draw:frame>
- Our main task here is to support infantry, which I personally consider heroic people. The closer we are to zero, the larger calibers we have alert, but we still hold the system and send our enemy "Clicking", - says battery commander Fedir, and continues: - To say that the sky is clear and clean today, so the occupants Multiple is launched. They tried to storm, but my boys repelled their attempt, protecting our infantry.</text:p>
      <text:p text:style-name="P4">
The carrier mechanic Anatoly says that his team is the most positive Urobot. Clearly coordinated actions, the full trust of members of the calculation of one and the only dream of all - these aspects give strength and motivation to the paratroopers constantly reflect and restrain the occupiers.</text:p>
      <text:p text:style-name="P4">
<text:a xlink:type="simple" xlink:href="https://armyinform.com.ua/wp-content/uploads/2023/06/foto-6-1.jpg" text:style-name="Internet_20_link" text:visited-style-name="Visited_20_Internet_20_Link">
!(Images/AРМІЯINFORM/2023-06-03T91-00-00-04-00/foto-6-1-150x150.jpg)</text:a>
</text:p>
      <text:p text:style-name="P4">
<text:a xlink:type="simple" xlink:href="https://armyinform.com.ua/wp-content/uploads/2023/06/foto-7-1.jpg" text:style-name="Internet_20_link" text:visited-style-name="Visited_20_Internet_20_Link">
<draw:frame draw:style-name="fr1" draw:name="Image300" text:anchor-type="as-char" svg:width="6.9236in" svg:height="6.9236in" draw:z-index="0">
<draw:image xlink:href="../Images/AРМІЯINFORM/2023-06-03T91-00-00-04-00/foto-7-1-150x150.jpg" xlink:type="simple" xlink:show="embed" xlink:actuate="onLoad" draw:mime-type="image/jpeg"/>
</draw:frame>
</text:a>
</text:p>
      <text:p text:style-name="P4">
While we expected combat work on hostile positions, Alexander's gunman told about Saush from the inside.</text:p>
      <text:p text:style-name="P4">
<text:a xlink:type="simple" xlink:href="https://armyinform.com.ua/wp-content/uploads/2023/06/foto-8-1.jpg" text:style-name="Internet_20_link" text:visited-style-name="Visited_20_Internet_20_Link">
!(Images/AРМІЯINFORM/2023-06-03T91-00-00-04-00/foto-8-1-150x150.jpg)</text:a>
</text:p>
      <text:p text:style-name="P4">
<text:a xlink:type="simple" xlink:href="https://armyinform.com.ua/wp-content/uploads/2023/06/foto-9-1.jpg" text:style-name="Internet_20_link" text:visited-style-name="Visited_20_Internet_20_Link">
<draw:frame draw:style-name="fr1" draw:name="Image301" text:anchor-type="as-char" svg:width="6.9236in" svg:height="6.9236in" draw:z-index="0">
<draw:image xlink:href="../Images/AРМІЯINFORM/2023-06-03T91-00-00-04-00/foto-9-1-150x150.jpg" xlink:type="simple" xlink:show="embed" xlink:actuate="onLoad" draw:mime-type="image/jpeg"/>
</draw:frame>
</text:a>
- When they give us a target, the car is already oriented in the direction of firing. I am sight, level and angular meter. Then I return the vision to the main point of science, after which I exhibit the panorama itself at all levels. When everything is ready, I report to the commander that the car is ready. As soon as the Fire team comes, the charger sends a projectile and we are shot, - said the gunner.</text:p>
      <text:p text:style-name="P4">
Due to the constant enemy shelling and the high activity of the enemy UAV in the sky, we had to leave the point and descend the vulkey.</text:p>
      <ul>
        <li>
Our team is one big and friendly family. In addition, we shoot the Ukrainian shells and shoot Polish and Bulgarian shells. I can say that these are quite apt shells. But it all depends primarily on the skill of calculation. The guys are good, accuracy at a high level, beating "excellent", I am proud of them. Each defender is maximally reasoned and realizes that every shot expels the enemy from his native land, - the battery commander Fedir supplemented.</li>
      </ul>
      <text:p text:style-name="P4">
<text:a xlink:type="simple" xlink:href="https://armyinform.com.ua/wp-content/uploads/2023/06/foto-10.jpg" text:style-name="Internet_20_link" text:visited-style-name="Visited_20_Internet_20_Link">
!(Images/AРМІЯINFORM/2023-06-03T91-00-00-04-00/foto-10-150x150.jpg)</text:a>
</text:p>
      <text:p text:style-name="P4">
<text:a xlink:type="simple" xlink:href="https://armyinform.com.ua/wp-content/uploads/2023/06/foto-11.jpg" text:style-name="Internet_20_link" text:visited-style-name="Visited_20_Internet_20_Link">
<draw:frame draw:style-name="fr1" draw:name="Image302" text:anchor-type="as-char" svg:width="6.9236in" svg:height="6.9236in" draw:z-index="0">
<draw:image xlink:href="../Images/AРМІЯINFORM/2023-06-03T91-00-00-04-00/foto-11-150x150.jpg" xlink:type="simple" xlink:show="embed" xlink:actuate="onLoad" draw:mime-type="image/jpeg"/>
</draw:frame>
</text:a>
<text:span text:style-name="T5">
Photo author</text:span>
</text:p>
      <text:p text:style-name="P4">
News Source: <text:a xlink:type="simple" xlink:href="https://armyinform.com.ua/2023/06/03/budni-artrozrahunku-sau-2s1-gvozdyka-na-donechchyni-reportazh-iz-peredovoyi/" text:style-name="Internet_20_link" text:visited-style-name="Visited_20_Internet_20_Link">
https://armyinform.com.ua/2023/06/03/budni-artrozrahunku-sau-2s1-gvozdyka-na-donechchyni-reportazh-iz-peredovoyi/</text:a>
</text:p>
      <!--NEWS-->
      <text:h text:style-name="P10" text:outline-level="1">
<text:span text:style-name="T4">
Khmelnitsky spent a charity race in support of SCO operators</text:span>
</text:h>
      <text:p text:style-name="P4">
Author: ['Анастасія Богач']</text:p>
      <text:p text:style-name="P4">
Time: 2023-06-03T92:00:00-04:00</text:p>
      <text:p text:style-name="P4">
Description: Khmelnitsky wounded the chergovy blessing of Zabіg, once at Pidrimk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10.jpg" text:style-name="Internet_20_link" text:visited-style-name="Visited_20_Internet_20_Link">
golovna-10.jpg</text:a>
', '<text:a xlink:type="simple" xlink:href="https://armyinform.com.ua/wp-content/uploads/2023/06/1-4-150x150.jpg" text:style-name="Internet_20_link" text:visited-style-name="Visited_20_Internet_20_Link">
1-4-150x150.jpg</text:a>
', '<text:a xlink:type="simple" xlink:href="https://armyinform.com.ua/wp-content/uploads/2023/06/2-5-150x150.jpg" text:style-name="Internet_20_link" text:visited-style-name="Visited_20_Internet_20_Link">
2-5-150x150.jpg</text:a>
', '<text:a xlink:type="simple" xlink:href="https://armyinform.com.ua/wp-content/uploads/2023/06/3-4-150x150.jpg" text:style-name="Internet_20_link" text:visited-style-name="Visited_20_Internet_20_Link">
3-4-150x150.jpg</text:a>
', '<text:a xlink:type="simple" xlink:href="https://armyinform.com.ua/wp-content/uploads/2023/06/4-4-150x150.jpg" text:style-name="Internet_20_link" text:visited-style-name="Visited_20_Internet_20_Link">
4-4-150x150.jpg</text:a>
', '<text:a xlink:type="simple" xlink:href="https://armyinform.com.ua/wp-content/uploads/2023/06/5-5-150x150.jpg" text:style-name="Internet_20_link" text:visited-style-name="Visited_20_Internet_20_Link">
5-5-150x150.jpg</text:a>
', '<text:a xlink:type="simple" xlink:href="https://armyinform.com.ua/wp-content/uploads/2023/06/6-4-150x150.jpg" text:style-name="Internet_20_link" text:visited-style-name="Visited_20_Internet_20_Link">
6-4-150x150.jpg</text:a>
', '<text:a xlink:type="simple" xlink:href="https://armyinform.com.ua/wp-content/uploads/2023/06/7-6-150x150.jpg" text:style-name="Internet_20_link" text:visited-style-name="Visited_20_Internet_20_Link">
7-6-150x150.jpg</text:a>
', '<text:a xlink:type="simple" xlink:href="https://armyinform.com.ua/wp-content/uploads/2023/06/8-6-150x150.jpg" text:style-name="Internet_20_link" text:visited-style-name="Visited_20_Internet_20_Link">
8-6-150x150.jpg</text:a>
', '<text:a xlink:type="simple" xlink:href="https://armyinform.com.ua/wp-content/uploads/2023/06/9-2-150x150.jpg" text:style-name="Internet_20_link" text:visited-style-name="Visited_20_Internet_20_Link">
9-2-150x150.jpg</text:a>
', '<text:a xlink:type="simple" xlink:href="https://armyinform.com.ua/wp-content/uploads/2023/06/10-1-1-150x150.jpg" text:style-name="Internet_20_link" text:visited-style-name="Visited_20_Internet_20_Link">
10-1-1-150x150.jpg</text:a>
', '<text:a xlink:type="simple" xlink:href="https://armyinform.com.ua/wp-content/uploads/2023/06/11-1-150x150.jpg" text:style-name="Internet_20_link" text:visited-style-name="Visited_20_Internet_20_Link">
11-1-150x150.jpg</text:a>
', '<text:a xlink:type="simple" xlink:href="https://armyinform.com.ua/wp-content/uploads/2023/06/12-1-150x150.jpg" text:style-name="Internet_20_link" text:visited-style-name="Visited_20_Internet_20_Link">
12-1-150x150.jpg</text:a>
']</text:p>
      <text:p text:style-name="P4">
Tags: ['STOPRUSSIA', 'БЛАГОДІЙНИЙ ЗАБІГ', 'ХМЕЛЬНИЦЬК']</text:p>
      <text:p text:style-name="P4">
Category: News</text:p>
      <!--METADATA-->
      <text:p text:style-name="P4">
<draw:frame draw:style-name="fr1" draw:name="Image303" text:anchor-type="as-char" svg:width="6.9236in" svg:height="5.071537in" draw:z-index="0">
<draw:image xlink:href="../Images/AРМІЯINFORM/2023-06-03T92-00-00-04-00/golovna-10.jpg" xlink:type="simple" xlink:show="embed" xlink:actuate="onLoad" draw:mime-type="image/jpeg"/>
</draw:frame>
Another charity race took place in Khmelnitsky, this time in support of the 8th separate regiment of special operations. The organizers have collected funds for the purchase of laser headlights and tablets for our defenders, which would bite Ukraine from Russian invaders.</text:p>
      <text:p text:style-name="P4">
-We are constantly organizing both online and offline to support Ukrainian defenders and defenders. Today's event is aimed at the assumption of special equipment for fighters of the 8th Regiment of SCO. Some of the tablets have already been purchased for the pre -dates of the participants who were registered online. This race is uncompetitive, and for the sake of unity, everyone will first and foremost receive positive emotions, a symbolic medal and support our warriors. In addition to the race, we have an organized concert and various activities for children, - said Alexander Verbitsky, the head of NGO "Support of Ukraine".</text:p>
      <text:p text:style-name="P4">
<text:a xlink:type="simple" xlink:href="https://armyinform.com.ua/wp-content/uploads/2023/06/1-4.jpg" text:style-name="Internet_20_link" text:visited-style-name="Visited_20_Internet_20_Link">
!(Images/AРМІЯINFORM/2023-06-03T92-00-00-04-00/1-4-150x150.jpg)</text:a>
</text:p>
      <text:p text:style-name="P4">
<text:a xlink:type="simple" xlink:href="https://armyinform.com.ua/wp-content/uploads/2023/06/2-5.jpg" text:style-name="Internet_20_link" text:visited-style-name="Visited_20_Internet_20_Link">
<draw:frame draw:style-name="fr1" draw:name="Image304" text:anchor-type="as-char" svg:width="6.9236in" svg:height="6.9236in" draw:z-index="0">
<draw:image xlink:href="../Images/AРМІЯINFORM/2023-06-03T92-00-00-04-00/2-5-150x150.jpg" xlink:type="simple" xlink:show="embed" xlink:actuate="onLoad" draw:mime-type="image/jpeg"/>
</draw:frame>
</text:a>
</text:p>
      <text:p text:style-name="P4">
<text:a xlink:type="simple" xlink:href="https://armyinform.com.ua/wp-content/uploads/2023/06/3-4.jpg" text:style-name="Internet_20_link" text:visited-style-name="Visited_20_Internet_20_Link">
<draw:frame draw:style-name="fr1" draw:name="Image305" text:anchor-type="as-char" svg:width="6.9236in" svg:height="6.9236in" draw:z-index="0">
<draw:image xlink:href="../Images/AРМІЯINFORM/2023-06-03T92-00-00-04-00/3-4-150x150.jpg" xlink:type="simple" xlink:show="embed" xlink:actuate="onLoad" draw:mime-type="image/jpeg"/>
</draw:frame>
</text:a>
</text:p>
      <text:p text:style-name="P4">
<text:a xlink:type="simple" xlink:href="https://armyinform.com.ua/wp-content/uploads/2023/06/4-4.jpg" text:style-name="Internet_20_link" text:visited-style-name="Visited_20_Internet_20_Link">
<draw:frame draw:style-name="fr1" draw:name="Image306" text:anchor-type="as-char" svg:width="6.9236in" svg:height="6.9236in" draw:z-index="0">
<draw:image xlink:href="../Images/AРМІЯINFORM/2023-06-03T92-00-00-04-00/4-4-150x150.jpg" xlink:type="simple" xlink:show="embed" xlink:actuate="onLoad" draw:mime-type="image/jpeg"/>
</draw:frame>
</text:a>
</text:p>
      <text:p text:style-name="P4">
<text:a xlink:type="simple" xlink:href="https://armyinform.com.ua/wp-content/uploads/2023/06/5-5.jpg" text:style-name="Internet_20_link" text:visited-style-name="Visited_20_Internet_20_Link">
<draw:frame draw:style-name="fr1" draw:name="Image307" text:anchor-type="as-char" svg:width="6.9236in" svg:height="6.9236in" draw:z-index="0">
<draw:image xlink:href="../Images/AРМІЯINFORM/2023-06-03T92-00-00-04-00/5-5-150x150.jpg" xlink:type="simple" xlink:show="embed" xlink:actuate="onLoad" draw:mime-type="image/jpeg"/>
</draw:frame>
</text:a>
</text:p>
      <text:p text:style-name="P4">
<text:a xlink:type="simple" xlink:href="https://armyinform.com.ua/wp-content/uploads/2023/06/6-4.jpg" text:style-name="Internet_20_link" text:visited-style-name="Visited_20_Internet_20_Link">
<draw:frame draw:style-name="fr1" draw:name="Image308" text:anchor-type="as-char" svg:width="6.9236in" svg:height="6.9236in" draw:z-index="0">
<draw:image xlink:href="../Images/AРМІЯINFORM/2023-06-03T92-00-00-04-00/6-4-150x150.jpg" xlink:type="simple" xlink:show="embed" xlink:actuate="onLoad" draw:mime-type="image/jpeg"/>
</draw:frame>
</text:a>
About 250 participants took part in the charity race. Adults are 1 km, children - 200 meters. Each participant received a sponsors' medal.</text:p>
      <ul>
        <li>
It was important for me to take part in this charity race, because in such a way we can show our support to our soldiers that we are about them, honor and thank you every day for their courage and courage. This race reminds all citizens that the war is ongoing, and it requires everyone's indifference. It reminds that the fighters are on the forefront around the clock, protect our sleep and get a light future for our country. And participation in a charity race is a lichemeic part of what we can do for them - said the participant of the run.</li>
      </ul>
      <text:p text:style-name="P4">
<text:a xlink:type="simple" xlink:href="https://armyinform.com.ua/wp-content/uploads/2023/06/8-6.jpg" text:style-name="Internet_20_link" text:visited-style-name="Visited_20_Internet_20_Link">
<draw:frame draw:style-name="fr1" draw:name="Image309" text:anchor-type="as-char" svg:width="6.9236in" svg:height="6.9236in" draw:z-index="0">
<draw:image xlink:href="../Images/AРМІЯINFORM/2023-06-03T92-00-00-04-00/8-6-150x150.jpg" xlink:type="simple" xlink:show="embed" xlink:actuate="onLoad" draw:mime-type="image/jpeg"/>
</draw:frame>
</text:a>
</text:p>
      <text:p text:style-name="P4">
<text:a xlink:type="simple" xlink:href="https://armyinform.com.ua/wp-content/uploads/2023/06/9-2.jpg" text:style-name="Internet_20_link" text:visited-style-name="Visited_20_Internet_20_Link">
<draw:frame draw:style-name="fr1" draw:name="Image310" text:anchor-type="as-char" svg:width="6.9236in" svg:height="6.9236in" draw:z-index="0">
<draw:image xlink:href="../Images/AРМІЯINFORM/2023-06-03T92-00-00-04-00/9-2-150x150.jpg" xlink:type="simple" xlink:show="embed" xlink:actuate="onLoad" draw:mime-type="image/jpeg"/>
</draw:frame>
</text:a>
</text:p>
      <text:p text:style-name="P4">
<text:a xlink:type="simple" xlink:href="https://armyinform.com.ua/wp-content/uploads/2023/06/10-1-1.jpg" text:style-name="Internet_20_link" text:visited-style-name="Visited_20_Internet_20_Link">
<draw:frame draw:style-name="fr1" draw:name="Image311" text:anchor-type="as-char" svg:width="6.9236in" svg:height="6.9236in" draw:z-index="0">
<draw:image xlink:href="../Images/AРМІЯINFORM/2023-06-03T92-00-00-04-00/10-1-1-150x150.jpg" xlink:type="simple" xlink:show="embed" xlink:actuate="onLoad" draw:mime-type="image/jpeg"/>
</draw:frame>
</text:a>
</text:p>
      <text:p text:style-name="P4">
<text:a xlink:type="simple" xlink:href="https://armyinform.com.ua/wp-content/uploads/2023/06/11-1.jpg" text:style-name="Internet_20_link" text:visited-style-name="Visited_20_Internet_20_Link">
<draw:frame draw:style-name="fr1" draw:name="Image312" text:anchor-type="as-char" svg:width="6.9236in" svg:height="6.9236in" draw:z-index="0">
<draw:image xlink:href="../Images/AРМІЯINFORM/2023-06-03T92-00-00-04-00/11-1-150x150.jpg" xlink:type="simple" xlink:show="embed" xlink:actuate="onLoad" draw:mime-type="image/jpeg"/>
</draw:frame>
</text:a>
</text:p>
      <text:p text:style-name="P4">
<text:a xlink:type="simple" xlink:href="https://armyinform.com.ua/wp-content/uploads/2023/06/12-1.jpg" text:style-name="Internet_20_link" text:visited-style-name="Visited_20_Internet_20_Link">
<draw:frame draw:style-name="fr1" draw:name="Image313" text:anchor-type="as-char" svg:width="6.9236in" svg:height="6.9236in" draw:z-index="0">
<draw:image xlink:href="../Images/AРМІЯINFORM/2023-06-03T92-00-00-04-00/12-1-150x150.jpg" xlink:type="simple" xlink:show="embed" xlink:actuate="onLoad" draw:mime-type="image/jpeg"/>
</draw:frame>
</text:a>
During the event, the participants and everyone were able to take a photo in memory together with special forces near military equipment and write warm words of gratitude and support on the flags for the Ukrainian people. You could also see the arophies obtained by our military in the war and take part in interesting and competitions that organized for children and adults.</text:p>
      <text:p text:style-name="P4">
<text:span text:style-name="T5">
Opto author and Andrey Ageev</text:span>
</text:p>
      <text:p text:style-name="P4">
News Source: <text:a xlink:type="simple" xlink:href="https://armyinform.com.ua/2023/06/03/u-hmelnyczkomu-provely-blagodijnyj-zabig-na-pidtrymku-operatoriv-sso/" text:style-name="Internet_20_link" text:visited-style-name="Visited_20_Internet_20_Link">
https://armyinform.com.ua/2023/06/03/u-hmelnyczkomu-provely-blagodijnyj-zabig-na-pidtrymku-operatoriv-sso/</text:a>
</text:p>
      <!--NEWS-->
      <text:h text:style-name="P10" text:outline-level="1">
<text:span text:style-name="T4">
In the Kherson region, the racists are kept in the cellars of pro -Ukrainian citizens</text:span>
</text:h>
      <text:p text:style-name="P4">
Author: ['АРМІЯINFORM']</text:p>
      <text:p text:style-name="P4">
Time: 2023-06-03T93:00:00-04:00</text:p>
      <text:p text:style-name="P4">
Description: Rosіyskі Pytnkiyinі Vіsyska, Chiniti Vindi on the Gromyan Ukrainian Ta Vyushuvat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kkyc4-zcri3lc7mscosmbo2mdlibjagi4li2ro.png" text:style-name="Internet_20_link" text:visited-style-name="Visited_20_Internet_20_Link">
zkkyc4-zcri3lc7mscosmbo2mdlibjagi4li2ro.png</text:a>
']</text:p>
      <text:p text:style-name="P4">
Tags: ['STOPRUSSIA', 'АГРЕСІЯ РФ', 'ВТОРГНЕННЯ РФ', 'ГШ ЗСУ']</text:p>
      <text:p text:style-name="P4">
Category: News</text:p>
      <!--METADATA-->
      <text:p text:style-name="P4">
<draw:frame draw:style-name="fr1" draw:name="Image314" text:anchor-type="as-char" svg:width="6.9236in" svg:height="4.615733in" draw:z-index="0">
<draw:image xlink:href="../Images/AРМІЯINFORM/2023-06-03T93-00-00-04-00/zkkyc4-zcri3lc7mscosmbo2mdlibjagi4li2ro.png" xlink:type="simple" xlink:show="embed" xlink:actuate="onLoad" draw:mime-type="image/png"/>
</draw:frame>
Photo illustrative</text:p>
      <text:p text:style-name="P4">
<text:span text:style-name="T4">
<text:span text:style-name="T5">
* 🔥 Situation on Russian invasion </text:span>
</text:span>
*</text:p>
      <text:p text:style-name="P4">
Russian occupation troops continue to put pressure on citizens of Ukraine to talker human rights in temporarily captured territories.</text:p>
      <text:p text:style-name="P4">
About it <text:a xlink:type="simple" xlink:href="https://www.facebook.com/GeneralStaff.ua/posts/pfbid02R2MYRrZRBdC4rSxUU35ANfLUHn9Wmdvxf2aE5U1AZnLdJi5vCHqQ94zbgQoL7FDml" text:style-name="Internet_20_link" text:visited-style-name="Visited_20_Internet_20_Link">
reports</text:a>
The General Staff of the Armed Forces of Ukraine.</text:p>
      <ul>
        <li>
In the Genichesk Kherson region, in the basements of the building of the former tax inspection, citizens of Ukraine with a pro -Ukrainian position are forcibly detained, - the ranking reads.</li>
      </ul>
      <text:p text:style-name="P4">
At the same time, Russian invaders continue to use infrastructurely occupied settlements to provide medical assistance to their soldiers. Recently, in the settlement of the Skadovskchherson region, in the kindergarten, the invaders have arranged a police hospital, where there are more than 50 invaders with injuries to the degree of severity.</text:p>
      <text:p text:style-name="P4">
News Source: <text:a xlink:type="simple" xlink:href="https://armyinform.com.ua/2023/06/03/na-hersonshhyni-rashysty-trymayut-u-pidvalah-proukrayinskyh-gromadyan/" text:style-name="Internet_20_link" text:visited-style-name="Visited_20_Internet_20_Link">
https://armyinform.com.ua/2023/06/03/na-hersonshhyni-rashysty-trymayut-u-pidvalah-proukrayinskyh-gromadyan/</text:a>
</text:p>
      <!--NEWS-->
      <text:h text:style-name="P10" text:outline-level="1">
<text:span text:style-name="T4">
Volodymyr Zelenskyy seeks to meet with Latin American leaders</text:span>
</text:h>
      <text:p text:style-name="P4">
Author: ['АРМІЯINFORM']</text:p>
      <text:p text:style-name="P4">
Time: 2023-06-03T94:00:00-04:00</text:p>
      <text:p text:style-name="P4">
Description: Ukrainian President Volodymyr Zelensky, Liders, Laders Latinsky America, Shcho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ОЛОДИМИР ЗЕЛЕНСЬКИЙ', 'ВТОРГНЕННЯ РФ']</text:p>
      <text:p text:style-name="P4">
Category: News</text:p>
      <!--METADATA-->
      <text:p text:style-name="P4">
President of Ukraine Volodymyr Zelensky reported to the leaders of Latin amaries that he wants to meet them.</text:p>
      <text:p text:style-name="P4">
The Head of State <text:a xlink:type="simple" xlink:href="https://youtu.be/c8SKQuCruro" text:style-name="Internet_20_link" text:visited-style-name="Visited_20_Internet_20_Link">
stated</text:a>
In interviewlates.</text:p>
      <text:p text:style-name="P4">
“It is very difficult for me to do it during the war. But I'm ready. I asked for a confinement, almost every state I asked: let's make my meeting with your continent's leaders. I'm ready to fly, I want to communicate with them. Your people, your cogies trust their leaders. And if I talk to you, I will see, we will see in detail who Putin is and that he is not so great. It has passed. And our nations must be friends and develop, let's tell what is happening. If you do not have the opportunity to come to us, there is nothing wrong, I have no crown, and I am a very simple person, I will be in you. Let's say together our steps forward, ” - told the President of Ukraine representatives of the Latin American press.</text:p>
      <text:p text:style-name="P4">
News Source: <text:a xlink:type="simple" xlink:href="https://armyinform.com.ua/2023/06/03/volodymyr-zelenskyj-pragne-zustritysya-z-lideramy-krayin-latynskoyi-ameryky/" text:style-name="Internet_20_link" text:visited-style-name="Visited_20_Internet_20_Link">
https://armyinform.com.ua/2023/06/03/volodymyr-zelenskyj-pragne-zustritysya-z-lideramy-krayin-latynskoyi-ameryky/</text:a>
</text:p>
      <!--NEWS-->
      <text:h text:style-name="P10" text:outline-level="1">
<text:span text:style-name="T4">
Potted part, there are no lists, everything is probably thrown away - the interception of GUR</text:span>
</text:h>
      <text:p text:style-name="P4">
Author: ['АРМІЯINFORM']</text:p>
      <text:p text:style-name="P4">
Time: 2023-06-03T95:00:00-04:00</text:p>
      <text:p text:style-name="P4">
Description: VIISKOVOVOVOVEV of the Russian Federation to ask for his squad to atrocities to the VISHOSKOVO prosecutors Ta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ur-1.jpg" text:style-name="Internet_20_link" text:visited-style-name="Visited_20_Internet_20_Link">
gur-1.jpg</text:a>
']</text:p>
      <text:p text:style-name="P4">
Tags: ['STOPRUSSIA', 'АГРЕСІЯ РФ', 'ВТОРГНЕННЯ РФ', 'ГУР МОУ']</text:p>
      <text:p text:style-name="P4">
Category: News</text:p>
      <!--METADATA-->
      <text:p text:style-name="P4">
<draw:frame draw:style-name="fr1" draw:name="Image315" text:anchor-type="as-char" svg:width="6.9236in" svg:height="3.894525in" draw:z-index="0">
<draw:image xlink:href="../Images/AРМІЯINFORM/2023-06-03T95-00-00-04-00/gur-1.jpg" xlink:type="simple" xlink:show="embed" xlink:actuate="onLoad" draw:mime-type="image/jpeg"/>
</draw:frame>
Illustrative photo</text:p>
      <text:p text:style-name="P4">
The Russian serviceman asks his wife to contact the military prosecutor's office and tell about the inhuman attitude of management to the soldiers.</text:p>
      <text:p text:style-name="P4">
<text:span text:style-name="T4">
 Source: </text:span>
 <text:a xlink:type="simple" xlink:href="https://gur.gov.ua/content/nu-a-chem-navredyt-chem-ubiut-menia.html" text:style-name="Internet_20_link" text:visited-style-name="Visited_20_Internet_20_Link">
_gur mou__</text:a>
</text:p>
      <text:p text:style-name="P4">
News Source: <text:a xlink:type="simple" xlink:href="https://armyinform.com.ua/2023/06/03/konchena-chastyna-tam-nemaye-niyakyh-spyskiv-vse-vzhe-mabut-vykynuly-perehoplennya-gur/" text:style-name="Internet_20_link" text:visited-style-name="Visited_20_Internet_20_Link">
https://armyinform.com.ua/2023/06/03/konchena-chastyna-tam-nemaye-niyakyh-spyskiv-vse-vzhe-mabut-vykynuly-perehoplennya-gur/</text:a>
</text:p>
      <!--NEWS-->
      <text:h text:style-name="P10" text:outline-level="1">
<text:span text:style-name="T4">
As a result of the attack on the Dnieper, a two -storey building is destroyed</text:span>
</text:h>
      <text:p text:style-name="P4">
Author: ['АРМІЯINFORM']</text:p>
      <text:p text:style-name="P4">
Time: 2023-06-03T96:00:00-04:00</text:p>
      <text:p text:style-name="P4">
Description: Ukrainian President Volodymyr Zelensky Rospovyv about the layers of brown attacks on Dnipro.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ОЛОДИМИР ЗЕЛЕНСЬКИЙ', 'ВТОРГНЕННЯ РФ', 'ДНІПРО']</text:p>
      <text:p text:style-name="P4">
Category: News</text:p>
      <!--METADATA-->
      <text:p text:style-name="P4">
President of Ukraine Volodymyr Zelensky spoke about the consequences of another attack of Nadnipro.</text:p>
      <text:p text:style-name="P4">
The corresponding video he <text:a xlink:type="simple" xlink:href="https://t.me/V_Zelenskiy_official/6461" text:style-name="Internet_20_link" text:visited-style-name="Visited_20_Internet_20_Link">
released</text:a>
I will take telegrams.</text:p>
      <text:p text:style-name="P4">
«Dnipro. The Russians attacked the city. They were hit between two two -storey residential buildings. Unfortunately, there are people under the rubble. All services work.</text:p>
      <text:p text:style-name="P4">
In which Russia proves that it is a country - a sponsor of terrorism. For all the committed oppositions of our country and people, the Russians will be responsible, ” - the testimony reads.</text:p>
      <text:p text:style-name="P4">
News Source: <text:a xlink:type="simple" xlink:href="https://armyinform.com.ua/2023/06/03/vnaslidok-ataky-na-dnipro-zrujnovano-dvopoverhovyj-budynok/" text:style-name="Internet_20_link" text:visited-style-name="Visited_20_Internet_20_Link">
https://armyinform.com.ua/2023/06/03/vnaslidok-ataky-na-dnipro-zrujnovano-dvopoverhovyj-budynok/</text:a>
</text:p>
      <!--NEWS-->
      <text:h text:style-name="P10" text:outline-level="1">
<text:span text:style-name="T4">
I ask you all: please don't forget to thank you personally to our soldiers - Volodymyr Zelenskyy</text:span>
</text:h>
      <text:p text:style-name="P4">
Author: ['АРМІЯINFORM']</text:p>
      <text:p text:style-name="P4">
Time: 2023-06-03T97:00:00-04:00</text:p>
      <text:p text:style-name="P4">
Description: President of Ukraine Volodymyr Zelensky at the puppy animal to Ukrainians, having packed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ee3732ec321d117838ca9b49faadf5ce_1683480305_extra_large.jpeg" text:style-name="Internet_20_link" text:visited-style-name="Visited_20_Internet_20_Link">
ee3732ec321d117838ca9b49faadf5ce_1683480305_extra_large.jpeg</text:a>
']</text:p>
      <text:p text:style-name="P4">
Tags: ['STOPRUSSIA', 'АГРЕСІЯ РФ', 'ВІРЮ В ЗСУ', 'ВОЛОДИМИР ЗЕЛЕНСЬКИЙ', 'ВТОРГНЕННЯ РФ']</text:p>
      <text:p text:style-name="P4">
Category: News</text:p>
      <!--METADATA-->
      <text:p text:style-name="P4">
<draw:frame draw:style-name="fr1" draw:name="Image316" text:anchor-type="as-char" svg:width="6.9236in" svg:height="4.513979in" draw:z-index="0">
<draw:image xlink:href="../Images/AРМІЯINFORM/2023-06-03T97-00-00-04-00/ee3732ec321d117838ca9b49faadf5ce_1683480305_extra_large.jpeg" xlink:type="simple" xlink:show="embed" xlink:actuate="onLoad" draw:mime-type="image/jpeg"/>
</draw:frame>
President of Ukraine Volodymyr Zelenskyy</text:p>
      <text:p text:style-name="P4">
President of Ukraine Volodymyr Zelensky in his daily appeal to the Ukrainians thanked the defenders of Ukraine and urged to do it all citizens.</text:p>
      <text:p text:style-name="P4">
The corresponding video he <text:a xlink:type="simple" xlink:href="https://t.me/V_Zelenskiy_official/6460" text:style-name="Internet_20_link" text:visited-style-name="Visited_20_Internet_20_Link">
released</text:a>
I will take telegrams.</text:p>
      <text:p text:style-name="P4">
“We have to remember everyone that our defense, our active actions and independence of Ukraine is not something abstract. These are very specific people, the specific actions of specific characters, through which Ukraine is and Ukraine will be. Thousands of the most high, the most brave, most accurate of our people ...</text:p>
      <text:p text:style-name="P4">
Thank you all who are in battle for Ukraine!Thank you all who are at combat posts and poor tasks!Thank you all who train our warriors constantly, and everyone who trees our heroes after injuries!</text:p>
      <text:p text:style-name="P4">
And I ask you all: please do not forget to thank you personally to our warriors. You know who you know personally. Those you may just have been signed by the Wester networks. For those you just heard and can tell other people.</text:p>
      <text:p text:style-name="P4">
Glory to all our heroes!Glory to Ukraine!" - says in the address.</text:p>
      <text:p text:style-name="P4">
News Source: <text:a xlink:type="simple" xlink:href="https://armyinform.com.ua/2023/06/03/proshu-vas-usih-bud-laska-ne-zabuvajte-dyakuvaty-personalno-nashym-voyinam-volodymyr-zelenskyj/" text:style-name="Internet_20_link" text:visited-style-name="Visited_20_Internet_20_Link">
https://armyinform.com.ua/2023/06/03/proshu-vas-usih-bud-laska-ne-zabuvajte-dyakuvaty-personalno-nashym-voyinam-volodymyr-zelenskyj/</text:a>
</text:p>
      <!--NEWS-->
      <text:h text:style-name="P10" text:outline-level="1">
<text:span text:style-name="T4">
The Russians are looting state agro -enterprises on the Kherson region</text:span>
</text:h>
      <text:p text:style-name="P4">
Author: ['АРМІЯINFORM']</text:p>
      <text:p text:style-name="P4">
Time: 2023-06-03T98:00:00-04:00</text:p>
      <text:p text:style-name="P4">
Description: Piasant Vyvo to Timchasovo who was perched on the criminal command of Technika Zaavniyk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19cf39340a58a148e8b97fc2a7f0cbf.jpg" text:style-name="Internet_20_link" text:visited-style-name="Visited_20_Internet_20_Link">
a19cf39340a58a148e8b97fc2a7f0cbf.jpg</text:a>
']</text:p>
      <text:p text:style-name="P4">
Tags: []</text:p>
      <text:p text:style-name="P4">
Category: News</text:p>
      <!--METADATA-->
      <text:p text:style-name="P4">
<draw:frame draw:style-name="fr1" draw:name="Image317" text:anchor-type="as-char" svg:width="6.9236in" svg:height="4.615733in" draw:z-index="0">
<draw:image xlink:href="../Images/AРМІЯINFORM/2023-06-03T98-00-00-04-00/a19cf39340a58a148e8b97fc2a7f0cbf.jpg" xlink:type="simple" xlink:show="embed" xlink:actuate="onLoad" draw:mime-type="image/jpeg"/>
</draw:frame>
Illustrative photo</text:p>
      <text:p text:style-name="P4">
The invaders are exported to the temporarily occupied Crimea agricultural technical college of state -owned enterprises of agricultural industry at the Kherson region.</text:p>
      <text:p text:style-name="P4">
About it <text:a xlink:type="simple" xlink:href="https://sprotyv.mod.gov.ua/rosiyany-rozgrabovuyut-derzhavni-agropidpryyemstva-na-tot-hersonshhyny/" text:style-name="Internet_20_link" text:visited-style-name="Visited_20_Internet_20_Link">
reports</text:a>
Center of National Establishment.</text:p>
      <text:p text:style-name="P4">
“To transport stolen property(tractors, combines, etc.)The military technique of occupation troops is used, ”the message reads.</text:p>
      <text:p text:style-name="P4">
News Source: <text:a xlink:type="simple" xlink:href="https://armyinform.com.ua/2023/06/03/rosiyany-rozgrabovuyut-derzhavni-agropidpryyemstva-na-tot-hersonshhyny/" text:style-name="Internet_20_link" text:visited-style-name="Visited_20_Internet_20_Link">
https://armyinform.com.ua/2023/06/03/rosiyany-rozgrabovuyut-derzhavni-agropidpryyemstva-na-tot-hersonshhyny/</text:a>
</text:p>
      <!--NEWS-->
      <text:h text:style-name="P10" text:outline-level="1">
<text:span text:style-name="T4">
Short. War. Day 465. Videoodigest</text:span>
</text:h>
      <text:p text:style-name="P4">
Author: ['АРМІЯINFORM']</text:p>
      <text:p text:style-name="P4">
Time: 2023-06-03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ГШ ЗСУ']</text:p>
      <text:p text:style-name="P4">
Category: News</text:p>
      <!--METADATA-->
      <text:p text:style-name="P4">
<text:span text:style-name="T4">
 🔥 Situation on Russian invasion </text:span>
</text:p>
      <text:p text:style-name="P4">
<text:span text:style-name="T4">
 Source: </text:span>
 <text:a xlink:type="simple" xlink:href="https://www.facebook.com/102301766112294/videos/481133990856517" text:style-name="Internet_20_link" text:visited-style-name="Visited_20_Internet_20_Link">
<text:span text:style-name="T5">
gshzu</text:span>
</text:a>
</text:p>
      <text:p text:style-name="P4">
News Source: <text:a xlink:type="simple" xlink:href="https://armyinform.com.ua/2023/06/03/korotko-vijna-den-465-videodajdzhest/" text:style-name="Internet_20_link" text:visited-style-name="Visited_20_Internet_20_Link">
https://armyinform.com.ua/2023/06/03/korotko-vijna-den-465-videodajdzhest/</text:a>
</text:p>
      <!--NEWS-->
      <text:h text:style-name="P10" text:outline-level="1">
<text:span text:style-name="T4">
The invaders do not give insulin to the residents of Tot without Russian passport</text:span>
</text:h>
      <text:p text:style-name="P4">
Authors: Ukrinform (Person)</text:p>
      <text:p text:style-name="P4">
Publisher: Укринформ (Organization)</text:p>
      <text:p text:style-name="P4">
Published Time: 2023-06-04T-31:39:00+03:00</text:p>
      <text:p text:style-name="P4">
Modified Time: 2023-06-04T00:39:00+03:00</text:p>
      <text:p text:style-name="P4">
Description: In the occupied territories of Zaporizhzhya region, invaders do not give insulin patients with diabetes if they do not have Russian passports. - Ukrinform.</text:p>
      <text:p text:style-name="P4">
Images: ['<text:a xlink:type="simple" xlink:href="https://static.ukrinform.com/photos/2022_04/thumb_files/630_360_1649607686-819.png" text:style-name="Internet_20_link" text:visited-style-name="Visited_20_Internet_20_Link">
630_360_16496...</text:a>
']</text:p>
      <text:p text:style-name="P4">
Tags: ['Окупація', 'Паспорт', 'Війна з Росією']</text:p>
      <text:p text:style-name="P4">
Type: Article</text:p>
      <!--METADATA-->
      <text:p text:style-name="P4">
<draw:frame draw:style-name="fr1" draw:name="Image318" text:anchor-type="as-char" svg:width="6.9236in" svg:height="3.956343in" draw:z-index="0">
<draw:image xlink:href="../Images/yкринформ/2023-06-04T-31-39-00-03-00/630_360_1649607686-819.png" xlink:type="simple" xlink:show="embed" xlink:actuate="onLoad" draw:mime-type="image/png"/>
</draw:frame>
Navigated territories of Zaporizhzhya region invaders do not give insulin to patient diabetes if they do not have Russian passports.</text:p>
      <text:p text:style-name="P4">
This is reported by Ukrinform with reference to <text:a xlink:type="simple" xlink:href="https://sprotyv.mod.gov.ua/okupanty-ne-vydayut-insulin-meshkantsyam-tot-yaki-ne-oformyly-pasport-rf/" text:style-name="Internet_20_link" text:visited-style-name="Visited_20_Internet_20_Link">
Center for National Resistance.</text:a>
"In the temporarily occupied territories of the Zaporizhzhya region, patients with a diabetes can not receive insulin unless they have Russian passports. Innsulin is not issued even to those citizens of Ukraine who take it for their children," - the message reads.</text:p>
      <text:p text:style-name="P4">
<text:span text:style-name="T4">
 Read also: </text:span>
 <text:span text:style-name="T4">
 [in Melitopol, the doctor "ambulance" refused hospitalization to child statelessness - media)(https://www.ukrinform.ua/rubric-regions/3717725-u-melitopoli-likar-svidkoi-vidmoviv-u-gospitalizacii-ditini-bez-gromadanstva-rf-zmi.html)</text:span>
</text:p>
      <text:p text:style-name="P4">
The CNS noted that in this way the invaders try to force residents of the interpreted territories to receive passports of the Russian Federation.</text:p>
      <text:p text:style-name="P4">
As _ <text:span text:style-name="T4">
 <text:a xlink:type="simple" xlink:href="https://www.ukrinform.ua/rubric-regions/3716041-u-melitopoli-ukrainci-ne-zmozut-zvernutisa-do-likara-bez-pasporta-rf-fedorov.html" text:style-name="Internet_20_link" text:visited-style-name="Visited_20_Internet_20_Link">
reported</text:a>
</text:span>
 _ Ukrinform, in the temporarily occupied reclaimed landmarks began another wave of certification and stated that from June 1, only those who have rusport will receive from June 1.</text:p>
      <text:p text:style-name="P4">
News Source: <text:a xlink:type="simple" xlink:href="https://www.ukrinform.ua/rubric-regions/3717960-zagarbniki-ne-vidaut-insulin-meskancam-tot-bez-rosijskogo-pasporta.html" text:style-name="Internet_20_link" text:visited-style-name="Visited_20_Internet_20_Link">
https://www.ukrinform.ua/rubric-regions/3717960-zagarbniki-ne-vidaut-insulin-meskancam-tot-bez-rosijskogo-pasporta.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4T-33:27:00+03:00</text:p>
      <text:p text:style-name="P4">
Modified Time: 2023-06-04T00:27: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19" text:anchor-type="as-char" svg:width="6.9236in" svg:height="3.956343in" draw:z-index="0">
<draw:image xlink:href="../Images/yкринформ/2023-06-04T-33-27-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EU called on Serbia and Kosovo to the de -escalation of conflict and threatened "negative consequences"</text:span>
</text:h>
      <text:p text:style-name="P4">
Authors: Ukrinform (Person)</text:p>
      <text:p text:style-name="P4">
Publisher: Укринформ (Organization)</text:p>
      <text:p text:style-name="P4">
Published Time: 2023-06-04T-35:14:00+03:00</text:p>
      <text:p text:style-name="P4">
Modified Time: 2023-06-04T00:14:00+03:00</text:p>
      <text:p text:style-name="P4">
Description: The EU has called on Serbia and Kosovo to de -escalate and refrain from uncoordinated actions. In particular, Kosovo Brussels requires to refrain from forceful actions and to hold new elections in areas populated by Serbs. - Ukrinform.</text:p>
      <text:p text:style-name="P4">
Images: ['<text:a xlink:type="simple" xlink:href="https://static.ukrinform.com/photos/2023_06/thumb_files/630_360_1685817850-951.jpeg" text:style-name="Internet_20_link" text:visited-style-name="Visited_20_Internet_20_Link">
630_360_16858...</text:a>
']</text:p>
      <text:p text:style-name="P4">
Tags: ['Євросоюз', 'Косово', 'Сербія', 'Штраф']</text:p>
      <text:p text:style-name="P4">
Type: Article</text:p>
      <!--METADATA-->
      <text:p text:style-name="P4">
<draw:frame draw:style-name="fr1" draw:name="Image320" text:anchor-type="as-char" svg:width="6.9236in" svg:height="3.956343in" draw:z-index="0">
<draw:image xlink:href="../Images/yкринформ/2023-06-04T-35-14-00-03-00/630_360_1685817850-951.jpeg" xlink:type="simple" xlink:show="embed" xlink:actuate="onLoad" draw:mime-type="image/jpeg"/>
</draw:frame>
Eszaklius Serbia and Kosovo to de -escalation and abstaining from uncoordinated actions. In particular, Kosovo Brussels requires to abstain from forceful actions and hold an election in the areas inhabited by Serbs.</text:p>
      <text:p text:style-name="P4">
This is stated in a statement published on the <text:a xlink:type="simple" xlink:href="https://www.consilium.europa.eu/en/press/press-releases/2023/06/03/statement-by-the-high-representative-on-behalf-of-the-eu-on-kosovo-and-latest-developments/" text:style-name="Internet_20_link" text:visited-style-name="Visited_20_Internet_20_Link">
site of the Council of the European Union</text:a>
, reports Ukrinform.</text:p>
      <text:p text:style-name="P4">
EU threatened <text:span text:style-name="T4">
 <text:a xlink:type="simple" xlink:href="https://www.ukrinform.ua/tag-serbia" text:style-name="Internet_20_link" text:visited-style-name="Visited_20_Internet_20_Link">
Serbia</text:a>
</text:span>
 So, the penalty for riots that occurred at the end of May, mostly exposed to the Serbs of the northern regions of Kosovo.</text:p>
      <text:p text:style-name="P4">
"We urge both Kosovo and Serbia to immediately and unconditionally take measures for deescalation, to stop the use of rhetoric, which causes differences, to maintain from any subsequent non -coordinated actions. Calm must be renewed," the statement said.</text:p>
      <text:p text:style-name="P4">
<text:span text:style-name="T4">
 Read also: </text:span>
 <text:span text:style-name="T4">
 <text:a xlink:type="simple" xlink:href="https://www.ukrinform.ua/rubric-world/3716465-suticki-u-kosovo-premer-zvinuvativ-fasistski-bandi-aki-kontrolue-serbia.html" text:style-name="Internet_20_link" text:visited-style-name="Visited_20_Internet_20_Link">
Clashes in Kosovo: Prime Minister accused Fascist Bands, controlled by Serbia</text:a>
</text:span>
</text:p>
      <text:p text:style-name="P4">
If you cannot reduce the tension in the region, the EU will take "decisive measures" with "negative consequences", according to the statement of the EU High Representative and Security Policy, Josepa Borrel.</text:p>
      <text:p text:style-name="P4">
"The European Union expects both Kosovo and Serbia will be responsible for the EU's dialogue responsibly," the European Union's Council reads.</text:p>
      <text:p text:style-name="P4">
<text:span text:style-name="T4">
 Read also: </text:span>
 <text:span text:style-name="T4">
 <text:a xlink:type="simple" xlink:href="https://www.ukrinform.ua/rubric-world/3715843-u-sutickah-v-kosovo-postrazdali-dva-desatki-mirotvorciv-nato.html" text:style-name="Internet_20_link" text:visited-style-name="Visited_20_Internet_20_Link">
in clashes in Kosovo, two dozen peacekeepers were injured</text:a>
</text:span>
</text:p>
      <text:p text:style-name="P4">
What specifically the measures are going to take the EU in the case of ignoring the call for reconciliation, not indicated in the message.</text:p>
      <text:p text:style-name="P4">
As reported <text:span text:style-name="T4">
 _ <text:a xlink:type="simple" xlink:href="https://www.ukrinform.ua/rubric-world/3717530-premer-kosova-pripustiv-mozlivist-novih-viboriv-na-pivnoci-krau.html" text:style-name="Internet_20_link" text:visited-style-name="Visited_20_Internet_20_Link">
Ukrinform</text:a>
_ </text:span>
, the Prime Minister of partially recognized Kosovo Albin Kurtizauau that new local elections in municipalities in the north partially recognized KOSOV are possible subject to termination of protests of Serbs and removal of lawyers from the buildings of local councils.</text:p>
      <text:p text:style-name="P4">
News Source: <text:a xlink:type="simple" xlink:href="https://www.ukrinform.ua/rubric-world/3717936-es-zaklikav-serbiu-ta-kosovo-do-deeskalacii-konfliktu-ta-prigroziv-negativnimi-naslidkami.html" text:style-name="Internet_20_link" text:visited-style-name="Visited_20_Internet_20_Link">
https://www.ukrinform.ua/rubric-world/3717936-es-zaklikav-serbiu-ta-kosovo-do-deeskalacii-konfliktu-ta-prigroziv-negativnimi-naslidkam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4T-97:27:00+03:00</text:p>
      <text:p text:style-name="P4">
Modified Time: 2023-06-04T00:27: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21" text:anchor-type="as-char" svg:width="6.9236in" svg:height="3.956343in" draw:z-index="0">
<draw:image xlink:href="../Images/yкринформ/2023-06-04T-97-27-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EU called on Serbia and Kosovo to the de -escalation of conflict and threatened "negative consequences"</text:span>
</text:h>
      <text:p text:style-name="P4">
Authors: Ukrinform (Person)</text:p>
      <text:p text:style-name="P4">
Publisher: Укринформ (Organization)</text:p>
      <text:p text:style-name="P4">
Published Time: 2023-06-04T00:14:00+03:00</text:p>
      <text:p text:style-name="P4">
Modified Time: 2023-06-04T00:14:00+03:00</text:p>
      <text:p text:style-name="P4">
Description: The EU has called on Serbia and Kosovo to de -escalate and refrain from uncoordinated actions. In particular, Kosovo Brussels requires to refrain from forceful actions and to hold new elections in areas populated by Serbs. - Ukrinform.</text:p>
      <text:p text:style-name="P4">
Images: ['<text:a xlink:type="simple" xlink:href="https://static.ukrinform.com/photos/2023_06/thumb_files/630_360_1685817850-951.jpeg" text:style-name="Internet_20_link" text:visited-style-name="Visited_20_Internet_20_Link">
630_360_16858...</text:a>
']</text:p>
      <text:p text:style-name="P4">
Tags: ['Євросоюз', 'Косово', 'Сербія', 'Штраф']</text:p>
      <text:p text:style-name="P4">
Type: Article</text:p>
      <!--METADATA-->
      <text:p text:style-name="P4">
<draw:frame draw:style-name="fr1" draw:name="Image322" text:anchor-type="as-char" svg:width="6.9236in" svg:height="3.956343in" draw:z-index="0">
<draw:image xlink:href="../Images/yкринформ/2023-06-04T00-14-00-03-00/630_360_1685817850-951.jpeg" xlink:type="simple" xlink:show="embed" xlink:actuate="onLoad" draw:mime-type="image/jpeg"/>
</draw:frame>
Eszaklius Serbia and Kosovo to de -escalation and abstaining from uncoordinated actions. In particular, Kosovo Brussels requires to abstain from forceful actions and hold an election in the areas inhabited by Serbs.</text:p>
      <text:p text:style-name="P4">
This is stated in a statement published on the <text:a xlink:type="simple" xlink:href="https://www.consilium.europa.eu/en/press/press-releases/2023/06/03/statement-by-the-high-representative-on-behalf-of-the-eu-on-kosovo-and-latest-developments/" text:style-name="Internet_20_link" text:visited-style-name="Visited_20_Internet_20_Link">
site of the Council of the European Union</text:a>
, reports Ukrinform.</text:p>
      <text:p text:style-name="P4">
EU threatened <text:span text:style-name="T4">
 <text:a xlink:type="simple" xlink:href="https://www.ukrinform.ua/tag-serbia" text:style-name="Internet_20_link" text:visited-style-name="Visited_20_Internet_20_Link">
Serbia</text:a>
</text:span>
 So, the penalty for riots that occurred at the end of May, mostly exposed to the Serbs of the northern regions of Kosovo.</text:p>
      <text:p text:style-name="P4">
"We urge both Kosovo and Serbia to immediately and unconditionally take measures for deescalation, to stop the use of rhetoric, which causes differences, to maintain from any subsequent non -coordinated actions. Calm must be renewed," the statement said.</text:p>
      <text:p text:style-name="P4">
<text:span text:style-name="T4">
 Read also: </text:span>
 <text:span text:style-name="T4">
 <text:a xlink:type="simple" xlink:href="https://www.ukrinform.ua/rubric-world/3716465-suticki-u-kosovo-premer-zvinuvativ-fasistski-bandi-aki-kontrolue-serbia.html" text:style-name="Internet_20_link" text:visited-style-name="Visited_20_Internet_20_Link">
Clashes in Kosovo: Prime Minister accused Fascist Bands, controlled by Serbia</text:a>
</text:span>
</text:p>
      <text:p text:style-name="P4">
If you cannot reduce the tension in the region, the EU will take "decisive measures" with "negative consequences", according to the statement of the EU High Representative and Security Policy, Josepa Borrel.</text:p>
      <text:p text:style-name="P4">
"The European Union expects both Kosovo and Serbia will be responsible for the EU's dialogue responsibly," the European Union's Council reads.</text:p>
      <text:p text:style-name="P4">
<text:span text:style-name="T4">
 Read also: </text:span>
 <text:span text:style-name="T4">
 <text:a xlink:type="simple" xlink:href="https://www.ukrinform.ua/rubric-world/3715843-u-sutickah-v-kosovo-postrazdali-dva-desatki-mirotvorciv-nato.html" text:style-name="Internet_20_link" text:visited-style-name="Visited_20_Internet_20_Link">
in clashes in Kosovo, two dozen peacekeepers were injured</text:a>
</text:span>
</text:p>
      <text:p text:style-name="P4">
What specifically the measures are going to take the EU in the case of ignoring the call for reconciliation, not indicated in the message.</text:p>
      <text:p text:style-name="P4">
As reported <text:span text:style-name="T4">
 _ <text:a xlink:type="simple" xlink:href="https://www.ukrinform.ua/rubric-world/3717530-premer-kosova-pripustiv-mozlivist-novih-viboriv-na-pivnoci-krau.html" text:style-name="Internet_20_link" text:visited-style-name="Visited_20_Internet_20_Link">
Ukrinform</text:a>
_ </text:span>
, the Prime Minister of partially recognized Kosovo Albin Kurtizauau that new local elections in municipalities in the north partially recognized KOSOV are possible subject to termination of protests of Serbs and removal of lawyers from the buildings of local councils.</text:p>
      <text:p text:style-name="P4">
News Source: <text:a xlink:type="simple" xlink:href="https://www.ukrinform.ua/rubric-world/3717936-es-zaklikav-serbiu-ta-kosovo-do-deeskalacii-konfliktu-ta-prigroziv-negativnimi-naslidkami.html" text:style-name="Internet_20_link" text:visited-style-name="Visited_20_Internet_20_Link">
https://www.ukrinform.ua/rubric-world/3717936-es-zaklikav-serbiu-ta-kosovo-do-deeskalacii-konfliktu-ta-prigroziv-negativnimi-naslidkam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4T00:27:00+03:00</text:p>
      <text:p text:style-name="P4">
Modified Time: 2023-06-04T00:27: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23" text:anchor-type="as-char" svg:width="6.9236in" svg:height="3.956343in" draw:z-index="0">
<draw:image xlink:href="../Images/yкринформ/2023-06-04T00-27-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invaders do not give insulin to the residents of Tot without Russian passport</text:span>
</text:h>
      <text:p text:style-name="P4">
Authors: Ukrinform (Person)</text:p>
      <text:p text:style-name="P4">
Publisher: Укринформ (Organization)</text:p>
      <text:p text:style-name="P4">
Published Time: 2023-06-04T00:39:00+03:00</text:p>
      <text:p text:style-name="P4">
Modified Time: 2023-06-04T00:39:00+03:00</text:p>
      <text:p text:style-name="P4">
Description: In the occupied territories of Zaporizhzhya region, invaders do not give insulin patients with diabetes if they do not have Russian passports. - Ukrinform.</text:p>
      <text:p text:style-name="P4">
Images: ['<text:a xlink:type="simple" xlink:href="https://static.ukrinform.com/photos/2022_04/thumb_files/630_360_1649607686-819.png" text:style-name="Internet_20_link" text:visited-style-name="Visited_20_Internet_20_Link">
630_360_16496...</text:a>
']</text:p>
      <text:p text:style-name="P4">
Tags: ['Окупація', 'Паспорт', 'Війна з Росією']</text:p>
      <text:p text:style-name="P4">
Type: Article</text:p>
      <!--METADATA-->
      <text:p text:style-name="P4">
<draw:frame draw:style-name="fr1" draw:name="Image324" text:anchor-type="as-char" svg:width="6.9236in" svg:height="3.956343in" draw:z-index="0">
<draw:image xlink:href="../Images/yкринформ/2023-06-04T00-39-00-03-00/630_360_1649607686-819.png" xlink:type="simple" xlink:show="embed" xlink:actuate="onLoad" draw:mime-type="image/png"/>
</draw:frame>
Navigated territories of Zaporizhzhya region invaders do not give insulin to patient diabetes if they do not have Russian passports.</text:p>
      <text:p text:style-name="P4">
This is reported by Ukrinform with reference to <text:a xlink:type="simple" xlink:href="https://sprotyv.mod.gov.ua/okupanty-ne-vydayut-insulin-meshkantsyam-tot-yaki-ne-oformyly-pasport-rf/" text:style-name="Internet_20_link" text:visited-style-name="Visited_20_Internet_20_Link">
Center for National Resistance.</text:a>
"In the temporarily occupied territories of the Zaporizhzhya region, patients with a diabetes can not receive insulin unless they have Russian passports. Innsulin is not issued even to those citizens of Ukraine who take it for their children," - the message reads.</text:p>
      <text:p text:style-name="P4">
<text:span text:style-name="T4">
 Read also: </text:span>
 <text:span text:style-name="T4">
 [in Melitopol, the doctor "ambulance" refused hospitalization to child statelessness - media)(https://www.ukrinform.ua/rubric-regions/3717725-u-melitopoli-likar-svidkoi-vidmoviv-u-gospitalizacii-ditini-bez-gromadanstva-rf-zmi.html)</text:span>
</text:p>
      <text:p text:style-name="P4">
The CNS noted that in this way the invaders try to force residents of the interpreted territories to receive passports of the Russian Federation.</text:p>
      <text:p text:style-name="P4">
As _ <text:span text:style-name="T4">
 <text:a xlink:type="simple" xlink:href="https://www.ukrinform.ua/rubric-regions/3716041-u-melitopoli-ukrainci-ne-zmozut-zvernutisa-do-likara-bez-pasporta-rf-fedorov.html" text:style-name="Internet_20_link" text:visited-style-name="Visited_20_Internet_20_Link">
reported</text:a>
</text:span>
 _ Ukrinform, in the temporarily occupied reclaimed landmarks began another wave of certification and stated that from June 1, only those who have rusport will receive from June 1.</text:p>
      <text:p text:style-name="P4">
News Source: <text:a xlink:type="simple" xlink:href="https://www.ukrinform.ua/rubric-regions/3717960-zagarbniki-ne-vidaut-insulin-meskancam-tot-bez-rosijskogo-pasporta.html" text:style-name="Internet_20_link" text:visited-style-name="Visited_20_Internet_20_Link">
https://www.ukrinform.ua/rubric-regions/3717960-zagarbniki-ne-vidaut-insulin-meskancam-tot-bez-rosijskogo-pasporta.html</text:a>
</text:p>
      <!--NEWS-->
      <text:h text:style-name="P10" text:outline-level="1">
<text:span text:style-name="T4">
Dnipropetrovsk firing: the number of wounded increased to 20, under the rubble looking for a child</text:span>
</text:h>
      <text:p text:style-name="P4">
Authors: Ukrinform (Person)</text:p>
      <text:p text:style-name="P4">
Publisher: Укринформ (Organization)</text:p>
      <text:p text:style-name="P4">
Published Time: 2023-06-04T00:52:00+03:00</text:p>
      <text:p text:style-name="P4">
Modified Time: 2023-06-04T00:52:00+03:00</text:p>
      <text:p text:style-name="P4">
Description: The number of wounded as a result of a Russian blow to an apartment building in the suburbs of the Dnieper, Pidhorodne village, increased to 20, of which 17 people were hospitalized. - Ukrinform.</text:p>
      <text:p text:style-name="P4">
Images: ['<text:a xlink:type="simple" xlink:href="https://static.ukrinform.com/photos/2023_06/thumb_files/630_360_1685821756-182.jpg" text:style-name="Internet_20_link" text:visited-style-name="Visited_20_Internet_20_Link">
630_360_16858...</text:a>
']</text:p>
      <text:p text:style-name="P4">
Tags: ['Дніпропетровщина', 'Обстріл', 'Агресія РФ', 'Війна з Росією']</text:p>
      <text:p text:style-name="P4">
Type: Article</text:p>
      <!--METADATA-->
      <text:p text:style-name="P4">
<draw:frame draw:style-name="fr1" draw:name="Image325" text:anchor-type="as-char" svg:width="6.9236in" svg:height="3.956343in" draw:z-index="0">
<draw:image xlink:href="../Images/yкринформ/2023-06-04T00-52-00-03-00/630_360_1685821756-182.jpg" xlink:type="simple" xlink:show="embed" xlink:actuate="onLoad" draw:mime-type="image/jpeg"/>
</draw:frame>
The numeric as a result of a Russian blow to a dwelling house in the subparagraph, the village of Pidhorodne, increased to 20, of which 17 people were hospitalized.</text:p>
      <text:p text:style-name="P4">
Ukrinform transfers this with <text:a xlink:type="simple" xlink:href="https://t.me/dnipropetrovskaODA/5043" text:style-name="Internet_20_link" text:visited-style-name="Visited_20_Internet_20_Link">
reference</text:a>
On the head of the Dnipropetrovsk Ova Sergiyalisak.</text:p>
      <text:p text:style-name="P4">
“Five children were injured by the enemy in the Pidhorodne community. The condition of three guys Nazaraz is estimated by doctors as severe. They are in the operating room. Girls 11 and 17 years old, will be treated on an outpatient basis, ”he wrote in a telegram.</text:p>
      <text:p text:style-name="P4">
<text:span text:style-name="T4">
 Read also: </text:span>
 <text:span text:style-name="T4">
 <text:a xlink:type="simple" xlink:href="https://www.ukrinform.ua/rubric-ato/3717956-kilkist-postrazdalih-vnaslidok-udaru-po-pidgorodnomu-zrosla-do-13.html" text:style-name="Internet_20_link" text:visited-style-name="Visited_20_Internet_20_Link">
number of victims due to impact on Podgorodnaya increased up to 13</text:a>
</text:span>
</text:p>
      <text:p text:style-name="P4">
Also, according to him, under the rubble of the mutilated house rescuers want to look for people.</text:p>
      <text:p text:style-name="P4">
"There is probably a baby there," the high -ranking official added.</text:p>
      <text:p text:style-name="P4">
Earlier it was reported that in the evening the Russians _ <text:span text:style-name="T4">
 <text:a xlink:type="simple" xlink:href="https://www.ukrinform.ua/rubric-ato/3717943-vorog-vluciv-u-budinok-na-dnipropetrovsini-sered-postrazdalih-ditina.html" text:style-name="Internet_20_link" text:visited-style-name="Visited_20_Internet_20_Link">
fired Dnipropetrovsk</text:a>
</text:span>
 _, resulting in a two -storey residential building.</text:p>
      <text:p text:style-name="P4">
News Source: <text:a xlink:type="simple" xlink:href="https://www.ukrinform.ua/rubric-ato/3717961-obstril-dnipropetrovsini-kilkist-poranenih-zrosla-do-20-pid-zavalami-sukaut-ditinu.html" text:style-name="Internet_20_link" text:visited-style-name="Visited_20_Internet_20_Link">
https://www.ukrinform.ua/rubric-ato/3717961-obstril-dnipropetrovsini-kilkist-poranenih-zrosla-do-20-pid-zavalami-sukaut-ditin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